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5cm"/>
    </style:style>
    <style:style style:name="co2" style:family="table-column">
      <style:table-column-properties fo:break-before="auto" style:column-width="1.057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0.676cm"/>
    </style:style>
    <style:style style:name="co5" style:family="table-column">
      <style:table-column-properties fo:break-before="auto" style:column-width="0.603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89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style:text-align-source="value-type" style:repeat-content="false" fo:border-left="0.088cm solid #000000" fo:border-right="0.035cm solid #000000" fo:border-top="0.088cm solid #000000"/>
      <style:paragraph-properties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35cm solid #000000" style:text-align-source="value-type" style:repeat-content="false" fo:border-left="0.088cm solid #000000" fo:border-right="0.035cm solid #000000" fo:border-top="0.035cm solid #000000"/>
      <style:paragraph-properties fo:margin-left="0cm"/>
    </style:style>
    <style:style style:name="ce3" style:family="table-cell" style:parent-style-name="Default">
      <style:table-cell-properties fo:border-bottom="0.035cm solid #000000" style:text-align-source="value-type" style:repeat-content="false" fo:border-left="0.088cm solid #000000" fo:border-right="0.035cm solid #000000" fo:border-top="0.035cm solid #000000"/>
      <style:paragraph-properties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value-type" style:repeat-content="false" fo:border-left="0.088cm solid #000000" fo:border-right="0.035cm solid #000000" fo:border-top="0.035cm solid #000000"/>
      <style:paragraph-properties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0" style:family="table-cell" style:parent-style-name="Default" style:data-style-name="N0">
      <style:table-cell-properties fo:border="0.035cm solid #000000"/>
    </style:style>
    <style:style style:name="ce11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14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15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8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35cm solid #000000" fo:border-left="0.088cm solid #000000" fo:border-right="0.035cm solid #000000" fo:border-top="0.035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88cm solid #000000" fo:border-left="0.088cm solid #000000" fo:border-right="0.035cm solid #000000" fo:border-top="0.035cm solid #000000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Origina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3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column table:style-name="co3" table:number-columns-repeated="22" table:default-cell-style-name="Default"/>
        <table:table-column table:style-name="co7" table:number-columns-repeated="21" table:default-cell-style-name="Default"/>
        <table:table-column table:style-name="co3" table:number-columns-repeated="14" table:default-cell-style-name="Default"/>
        <table:table-column table:style-name="co7" table:number-columns-repeated="35" table:default-cell-style-name="Default"/>
        <table:table-column table:style-name="co8" table:number-columns-repeated="6" table:default-cell-style-name="Default"/>
        <table:table-column table:style-name="co9" table:number-columns-repeated="897" table:default-cell-style-name="Default"/>
        <table:table-row table:style-name="ro1">
          <table:table-cell table:style-name="ce1" office:value-type="string">
            <text:p>Nennmaßbereich bis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1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6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6" office:value-type="string">
            <text:p>8</text:p>
          </table:table-cell>
          <table:table-cell table:style-name="ce6" office:value-type="string">
            <text:p>9-18</text:p>
          </table:table-cell>
          <table:table-cell table:style-name="ce11" office:value-type="string">
            <text:p>3</text:p>
          </table:table-cell>
          <table:table-cell table:style-name="ce6" office:value-type="string">
            <text:p>4</text:p>
          </table:table-cell>
          <table:table-cell table:style-name="ce6" office:value-type="string">
            <text:p>5</text:p>
          </table:table-cell>
          <table:table-cell table:style-name="ce6" office:value-type="string">
            <text:p>6</text:p>
          </table:table-cell>
          <table:table-cell table:style-name="ce6" office:value-type="string">
            <text:p>7</text:p>
          </table:table-cell>
          <table:table-cell table:style-name="ce15" office:value-type="string">
            <text:p>8</text:p>
          </table:table-cell>
          <table:table-cell table:style-name="ce19" table:number-columns-repeated="897"/>
        </table:table-row>
        <table:table-row table:style-name="ro1">
          <table:table-cell table:style-name="ce2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CD</text:p>
          </table:table-cell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E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G</text:p>
          </table:table-cell>
          <table:table-cell table:style-name="ce7" office:value-type="string">
            <text:p>G</text:p>
          </table:table-cell>
          <table:table-cell table:style-name="ce7" office:value-type="string">
            <text:p>H</text:p>
          </table:table-cell>
          <table:table-cell table:style-name="ce7" office:value-type="string">
            <text:p>JS</text:p>
          </table:table-cell>
          <table:table-cell table:style-name="ce7" office:value-type="string">
            <text:p>J</text:p>
          </table:table-cell>
          <table:table-cell table:style-name="ce7" office:value-type="string">
            <text:p>J</text:p>
          </table:table-cell>
          <table:table-cell table:style-name="ce7" office:value-type="string">
            <text:p>J</text:p>
          </table:table-cell>
          <table:table-cell table:style-name="ce7" office:value-type="string">
            <text:p>K</text:p>
          </table:table-cell>
          <table:table-cell table:style-name="ce7" office:value-type="string">
            <text:p>K</text:p>
          </table:table-cell>
          <table:table-cell table:style-name="ce7" office:value-type="string">
            <text:p>K</text:p>
          </table:table-cell>
          <table:table-cell table:style-name="ce7" office:value-type="string">
            <text:p>K</text:p>
          </table:table-cell>
          <table:table-cell table:style-name="ce7" office:value-type="string">
            <text:p>K</text:p>
          </table:table-cell>
          <table:table-cell table:style-name="ce7" office:value-type="string">
            <text:p>K</text:p>
          </table:table-cell>
          <table:table-cell table:style-name="ce7" office:value-type="string">
            <text:p>K</text:p>
          </table:table-cell>
          <table:table-cell table:style-name="ce7" office:value-type="string">
            <text:p>M</text:p>
          </table:table-cell>
          <table:table-cell table:style-name="ce7" office:value-type="string">
            <text:p>M</text:p>
          </table:table-cell>
          <table:table-cell table:style-name="ce7" office:value-type="string">
            <text:p>M</text:p>
          </table:table-cell>
          <table:table-cell table:style-name="ce7" office:value-type="string">
            <text:p>M</text:p>
          </table:table-cell>
          <table:table-cell table:style-name="ce7" office:value-type="string">
            <text:p>M</text:p>
          </table:table-cell>
          <table:table-cell table:style-name="ce7" office:value-type="string">
            <text:p>M</text:p>
          </table:table-cell>
          <table:table-cell table:style-name="ce7" office:value-type="string">
            <text:p>M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</text:p>
          </table:table-cell>
          <table:table-cell table:style-name="ce7" office:value-type="string">
            <text:p>P</text:p>
          </table:table-cell>
          <table:table-cell table:style-name="ce7" office:value-type="string">
            <text:p>R</text:p>
          </table:table-cell>
          <table:table-cell table:style-name="ce7" office:value-type="string">
            <text:p>R</text:p>
          </table:table-cell>
          <table:table-cell table:style-name="ce7" office:value-type="string">
            <text:p>R</text:p>
          </table:table-cell>
          <table:table-cell table:style-name="ce7" office:value-type="string">
            <text:p>R</text:p>
          </table:table-cell>
          <table:table-cell table:style-name="ce7" office:value-type="string">
            <text:p>R</text:p>
          </table:table-cell>
          <table:table-cell table:style-name="ce7" office:value-type="string">
            <text:p>R</text:p>
          </table:table-cell>
          <table:table-cell table:style-name="ce7" office:value-type="string">
            <text:p>R</text:p>
          </table:table-cell>
          <table:table-cell table:style-name="ce7" office:value-type="string">
            <text:p>S</text:p>
          </table:table-cell>
          <table:table-cell table:style-name="ce7" office:value-type="string">
            <text:p>S</text:p>
          </table:table-cell>
          <table:table-cell table:style-name="ce7" office:value-type="string">
            <text:p>S</text:p>
          </table:table-cell>
          <table:table-cell table:style-name="ce7" office:value-type="string">
            <text:p>S</text:p>
          </table:table-cell>
          <table:table-cell table:style-name="ce7" office:value-type="string">
            <text:p>S</text:p>
          </table:table-cell>
          <table:table-cell table:style-name="ce7" office:value-type="string">
            <text:p>S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string">
            <text:p>T</text:p>
          </table:table-cell>
          <table:table-cell table:style-name="ce7" office:value-type="string">
            <text:p>T</text:p>
          </table:table-cell>
          <table:table-cell table:style-name="ce7" office:value-type="string">
            <text:p>T</text:p>
          </table:table-cell>
          <table:table-cell table:style-name="ce7" office:value-type="string">
            <text:p>T</text:p>
          </table:table-cell>
          <table:table-cell table:style-name="ce7" office:value-type="string">
            <text:p>T</text:p>
          </table:table-cell>
          <table:table-cell table:style-name="ce7" office:value-type="string">
            <text:p>T</text:p>
          </table:table-cell>
          <table:table-cell table:style-name="ce7" office:value-type="string">
            <text:p>U</text:p>
          </table:table-cell>
          <table:table-cell table:style-name="ce7" office:value-type="string">
            <text:p>U</text:p>
          </table:table-cell>
          <table:table-cell table:style-name="ce7" office:value-type="string">
            <text:p>U</text:p>
          </table:table-cell>
          <table:table-cell table:style-name="ce7" office:value-type="string">
            <text:p>U</text:p>
          </table:table-cell>
          <table:table-cell table:style-name="ce7" office:value-type="string">
            <text:p>U</text:p>
          </table:table-cell>
          <table:table-cell table:style-name="ce7" office:value-type="string">
            <text:p>U</text:p>
          </table:table-cell>
          <table:table-cell table:style-name="ce7" office:value-type="string">
            <text:p>U</text:p>
          </table:table-cell>
          <table:table-cell table:style-name="ce7" office:value-type="string">
            <text:p>V</text:p>
          </table:table-cell>
          <table:table-cell table:style-name="ce7" office:value-type="string">
            <text:p>V</text:p>
          </table:table-cell>
          <table:table-cell table:style-name="ce7" office:value-type="string">
            <text:p>V</text:p>
          </table:table-cell>
          <table:table-cell table:style-name="ce7" office:value-type="string">
            <text:p>V</text:p>
          </table:table-cell>
          <table:table-cell table:style-name="ce7" office:value-type="string">
            <text:p>V</text:p>
          </table:table-cell>
          <table:table-cell table:style-name="ce7" office:value-type="string">
            <text:p>V</text:p>
          </table:table-cell>
          <table:table-cell table:style-name="ce7" office:value-type="string">
            <text:p>V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Y</text:p>
          </table:table-cell>
          <table:table-cell table:style-name="ce7" office:value-type="string">
            <text:p>Y</text:p>
          </table:table-cell>
          <table:table-cell table:style-name="ce7" office:value-type="string">
            <text:p>Y</text:p>
          </table:table-cell>
          <table:table-cell table:style-name="ce7" office:value-type="string">
            <text:p>Y</text:p>
          </table:table-cell>
          <table:table-cell table:style-name="ce7" office:value-type="string">
            <text:p>Y</text:p>
          </table:table-cell>
          <table:table-cell table:style-name="ce7" office:value-type="string">
            <text:p>Y</text:p>
          </table:table-cell>
          <table:table-cell table:style-name="ce7" office:value-type="string">
            <text:p>Z</text:p>
          </table:table-cell>
          <table:table-cell table:style-name="ce7" office:value-type="string">
            <text:p>Z</text:p>
          </table:table-cell>
          <table:table-cell table:style-name="ce7" office:value-type="string">
            <text:p>Z</text:p>
          </table:table-cell>
          <table:table-cell table:style-name="ce7" office:value-type="string">
            <text:p>Z</text:p>
          </table:table-cell>
          <table:table-cell table:style-name="ce7" office:value-type="string">
            <text:p>Z</text:p>
          </table:table-cell>
          <table:table-cell table:style-name="ce7" office:value-type="string">
            <text:p>Z</text:p>
          </table:table-cell>
          <table:table-cell table:style-name="ce7" office:value-type="string">
            <text:p>Z</text:p>
          </table:table-cell>
          <table:table-cell table:style-name="ce7" office:value-type="string">
            <text:p>ZA</text:p>
          </table:table-cell>
          <table:table-cell table:style-name="ce7" office:value-type="string">
            <text:p>ZA</text:p>
          </table:table-cell>
          <table:table-cell table:style-name="ce7" office:value-type="string">
            <text:p>ZA</text:p>
          </table:table-cell>
          <table:table-cell table:style-name="ce7" office:value-type="string">
            <text:p>ZA</text:p>
          </table:table-cell>
          <table:table-cell table:style-name="ce7" office:value-type="string">
            <text:p>ZA</text:p>
          </table:table-cell>
          <table:table-cell table:style-name="ce7" office:value-type="string">
            <text:p>ZA</text:p>
          </table:table-cell>
          <table:table-cell table:style-name="ce7" office:value-type="string">
            <text:p>ZA</text:p>
          </table:table-cell>
          <table:table-cell table:style-name="ce7" office:value-type="string">
            <text:p>ZB</text:p>
          </table:table-cell>
          <table:table-cell table:style-name="ce7" office:value-type="string">
            <text:p>ZB</text:p>
          </table:table-cell>
          <table:table-cell table:style-name="ce7" office:value-type="string">
            <text:p>ZB</text:p>
          </table:table-cell>
          <table:table-cell table:style-name="ce7" office:value-type="string">
            <text:p>ZB</text:p>
          </table:table-cell>
          <table:table-cell table:style-name="ce7" office:value-type="string">
            <text:p>ZB</text:p>
          </table:table-cell>
          <table:table-cell table:style-name="ce7" office:value-type="string">
            <text:p>ZB</text:p>
          </table:table-cell>
          <table:table-cell table:style-name="ce7" office:value-type="string">
            <text:p>ZB</text:p>
          </table:table-cell>
          <table:table-cell table:style-name="ce7" office:value-type="string">
            <text:p>ZC</text:p>
          </table:table-cell>
          <table:table-cell table:style-name="ce7" office:value-type="string">
            <text:p>ZC</text:p>
          </table:table-cell>
          <table:table-cell table:style-name="ce7" office:value-type="string">
            <text:p>ZC</text:p>
          </table:table-cell>
          <table:table-cell table:style-name="ce7" office:value-type="string">
            <text:p>ZC</text:p>
          </table:table-cell>
          <table:table-cell table:style-name="ce7" office:value-type="string">
            <text:p>ZC</text:p>
          </table:table-cell>
          <table:table-cell table:style-name="ce7" office:value-type="string">
            <text:p>ZC</text:p>
          </table:table-cell>
          <table:table-cell table:style-name="ce7" office:value-type="string">
            <text:p>ZC</text:p>
          </table:table-cell>
          <table:table-cell table:style-name="ce12" office:value-type="string">
            <text:p>delta</text:p>
          </table:table-cell>
          <table:table-cell table:style-name="ce7" office:value-type="string">
            <text:p>delta</text:p>
          </table:table-cell>
          <table:table-cell table:style-name="ce7" office:value-type="string">
            <text:p>delta</text:p>
          </table:table-cell>
          <table:table-cell table:style-name="ce7" office:value-type="string">
            <text:p>delta</text:p>
          </table:table-cell>
          <table:table-cell table:style-name="ce7" office:value-type="string">
            <text:p>delta</text:p>
          </table:table-cell>
          <table:table-cell table:style-name="ce16" office:value-type="string">
            <text:p>delta</text:p>
          </table:table-cell>
          <table:table-cell table:number-columns-repeated="89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string">
            <text:p>u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-14">
            <text:p>-14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u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89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u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19">
            <text:p>-19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42">
            <text:p>-42</text:p>
          </table:table-cell>
          <table:table-cell table:style-name="ce8" office:value-type="float" office:value="-52">
            <text:p>-52</text:p>
          </table:table-cell>
          <table:table-cell table:style-name="ce8" office:value-type="float" office:value="-52">
            <text:p>-52</text:p>
          </table:table-cell>
          <table:table-cell table:style-name="ce8" office:value-type="float" office:value="-52">
            <text:p>-52</text:p>
          </table:table-cell>
          <table:table-cell table:style-name="ce8" office:value-type="float" office:value="-52">
            <text:p>-52</text:p>
          </table:table-cell>
          <table:table-cell table:style-name="ce8" office:value-type="float" office:value="-52">
            <text:p>-52</text:p>
          </table:table-cell>
          <table:table-cell table:style-name="ce8" office:value-type="float" office:value="-52">
            <text:p>-52</text:p>
          </table:table-cell>
          <table:table-cell table:style-name="ce8" office:value-type="float" office:value="-52">
            <text:p>-52</text:p>
          </table:table-cell>
          <table:table-cell table:style-name="ce8" office:value-type="float" office:value="-67">
            <text:p>-67</text:p>
          </table:table-cell>
          <table:table-cell table:style-name="ce8" office:value-type="float" office:value="-67">
            <text:p>-67</text:p>
          </table:table-cell>
          <table:table-cell table:style-name="ce8" office:value-type="float" office:value="-67">
            <text:p>-67</text:p>
          </table:table-cell>
          <table:table-cell table:style-name="ce8" office:value-type="float" office:value="-67">
            <text:p>-67</text:p>
          </table:table-cell>
          <table:table-cell table:style-name="ce8" office:value-type="float" office:value="-67">
            <text:p>-67</text:p>
          </table:table-cell>
          <table:table-cell table:style-name="ce8" office:value-type="float" office:value="-67">
            <text:p>-67</text:p>
          </table:table-cell>
          <table:table-cell table:style-name="ce8" office:value-type="float" office:value="-67">
            <text:p>-6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number-columns-repeated="897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95">
            <text:p>95</text:p>
          </table:table-cell>
          <table:table-cell table:style-name="ce8" office:value-type="string">
            <text:p>u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2">
            <text:p>32</text:p>
          </table:table-cell>
          <table:table-cell table:style-name="ce8" office:value-type="string">
            <text:p>u</text:p>
          </table:table-cell>
          <table:table-cell table:style-name="ce8" office:value-type="float" office:value="16">
            <text:p>16</text:p>
          </table:table-cell>
          <table:table-cell table:style-name="ce8" office:value-type="string">
            <text:p>u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u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90">
            <text:p>-90</text:p>
          </table:table-cell>
          <table:table-cell table:style-name="ce8" office:value-type="float" office:value="-90">
            <text:p>-90</text:p>
          </table:table-cell>
          <table:table-cell table:style-name="ce8" office:value-type="float" office:value="-90">
            <text:p>-90</text:p>
          </table:table-cell>
          <table:table-cell table:style-name="ce8" office:value-type="float" office:value="-90">
            <text:p>-90</text:p>
          </table:table-cell>
          <table:table-cell table:style-name="ce8" office:value-type="float" office:value="-90">
            <text:p>-90</text:p>
          </table:table-cell>
          <table:table-cell table:style-name="ce8" office:value-type="float" office:value="-90">
            <text:p>-90</text:p>
          </table:table-cell>
          <table:table-cell table:style-name="ce8" office:value-type="float" office:value="-90">
            <text:p>-9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number-columns-repeated="897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95">
            <text:p>95</text:p>
          </table:table-cell>
          <table:table-cell table:style-name="ce8" office:value-type="string">
            <text:p>u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2">
            <text:p>32</text:p>
          </table:table-cell>
          <table:table-cell table:style-name="ce8" office:value-type="string">
            <text:p>u</text:p>
          </table:table-cell>
          <table:table-cell table:style-name="ce8" office:value-type="float" office:value="16">
            <text:p>16</text:p>
          </table:table-cell>
          <table:table-cell table:style-name="ce8" office:value-type="string">
            <text:p>u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string">
            <text:p>u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18">
            <text:p>-18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3">
            <text:p>-33</text:p>
          </table:table-cell>
          <table:table-cell table:style-name="ce8" office:value-type="float" office:value="-39">
            <text:p>-39</text:p>
          </table:table-cell>
          <table:table-cell table:style-name="ce8" office:value-type="float" office:value="-39">
            <text:p>-39</text:p>
          </table:table-cell>
          <table:table-cell table:style-name="ce8" office:value-type="float" office:value="-39">
            <text:p>-39</text:p>
          </table:table-cell>
          <table:table-cell table:style-name="ce8" office:value-type="float" office:value="-39">
            <text:p>-39</text:p>
          </table:table-cell>
          <table:table-cell table:style-name="ce8" office:value-type="float" office:value="-39">
            <text:p>-39</text:p>
          </table:table-cell>
          <table:table-cell table:style-name="ce8" office:value-type="float" office:value="-39">
            <text:p>-39</text:p>
          </table:table-cell>
          <table:table-cell table:style-name="ce8" office:value-type="float" office:value="-39">
            <text:p>-39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-45">
            <text:p>-45</text:p>
          </table:table-cell>
          <table:table-cell table:style-name="ce8" office:value-type="float" office:value="-45">
            <text:p>-45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number-columns-repeated="89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u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u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string">
            <text:p>u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7">
            <text:p>-47</text:p>
          </table:table-cell>
          <table:table-cell table:style-name="ce8" office:value-type="float" office:value="-47">
            <text:p>-47</text:p>
          </table:table-cell>
          <table:table-cell table:style-name="ce8" office:value-type="float" office:value="-47">
            <text:p>-47</text:p>
          </table:table-cell>
          <table:table-cell table:style-name="ce8" office:value-type="float" office:value="-47">
            <text:p>-47</text:p>
          </table:table-cell>
          <table:table-cell table:style-name="ce8" office:value-type="float" office:value="-47">
            <text:p>-47</text:p>
          </table:table-cell>
          <table:table-cell table:style-name="ce8" office:value-type="float" office:value="-47">
            <text:p>-47</text:p>
          </table:table-cell>
          <table:table-cell table:style-name="ce8" office:value-type="float" office:value="-47">
            <text:p>-47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73">
            <text:p>-73</text:p>
          </table:table-cell>
          <table:table-cell table:style-name="ce8" office:value-type="float" office:value="-73">
            <text:p>-73</text:p>
          </table:table-cell>
          <table:table-cell table:style-name="ce8" office:value-type="float" office:value="-73">
            <text:p>-73</text:p>
          </table:table-cell>
          <table:table-cell table:style-name="ce8" office:value-type="float" office:value="-73">
            <text:p>-73</text:p>
          </table:table-cell>
          <table:table-cell table:style-name="ce8" office:value-type="float" office:value="-73">
            <text:p>-73</text:p>
          </table:table-cell>
          <table:table-cell table:style-name="ce8" office:value-type="float" office:value="-73">
            <text:p>-73</text:p>
          </table:table-cell>
          <table:table-cell table:style-name="ce8" office:value-type="float" office:value="-73">
            <text:p>-73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88">
            <text:p>-188</text:p>
          </table:table-cell>
          <table:table-cell table:style-name="ce8" office:value-type="float" office:value="-188">
            <text:p>-188</text:p>
          </table:table-cell>
          <table:table-cell table:style-name="ce8" office:value-type="float" office:value="-188">
            <text:p>-188</text:p>
          </table:table-cell>
          <table:table-cell table:style-name="ce8" office:value-type="float" office:value="-188">
            <text:p>-188</text:p>
          </table:table-cell>
          <table:table-cell table:style-name="ce8" office:value-type="float" office:value="-188">
            <text:p>-188</text:p>
          </table:table-cell>
          <table:table-cell table:style-name="ce8" office:value-type="float" office:value="-188">
            <text:p>-188</text:p>
          </table:table-cell>
          <table:table-cell table:style-name="ce8" office:value-type="float" office:value="-188">
            <text:p>-188</text:p>
          </table:table-cell>
          <table:table-cell table:style-name="ce13" office:value-type="float" office:value="1.5">
            <text:p>1,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12">
            <text:p>12</text:p>
          </table:table-cell>
          <table:table-cell table:number-columns-repeated="897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u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u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string">
            <text:p>u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2">
            <text:p>-22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28">
            <text:p>-28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35">
            <text:p>-35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55">
            <text:p>-55</text:p>
          </table:table-cell>
          <table:table-cell table:style-name="ce8" office:value-type="float" office:value="-55">
            <text:p>-55</text:p>
          </table:table-cell>
          <table:table-cell table:style-name="ce8" office:value-type="float" office:value="-55">
            <text:p>-55</text:p>
          </table:table-cell>
          <table:table-cell table:style-name="ce8" office:value-type="float" office:value="-55">
            <text:p>-55</text:p>
          </table:table-cell>
          <table:table-cell table:style-name="ce8" office:value-type="float" office:value="-55">
            <text:p>-55</text:p>
          </table:table-cell>
          <table:table-cell table:style-name="ce8" office:value-type="float" office:value="-55">
            <text:p>-55</text:p>
          </table:table-cell>
          <table:table-cell table:style-name="ce8" office:value-type="float" office:value="-55">
            <text:p>-55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64">
            <text:p>-64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118">
            <text:p>-118</text:p>
          </table:table-cell>
          <table:table-cell table:style-name="ce8" office:value-type="float" office:value="-118">
            <text:p>-118</text:p>
          </table:table-cell>
          <table:table-cell table:style-name="ce8" office:value-type="float" office:value="-118">
            <text:p>-118</text:p>
          </table:table-cell>
          <table:table-cell table:style-name="ce8" office:value-type="float" office:value="-118">
            <text:p>-118</text:p>
          </table:table-cell>
          <table:table-cell table:style-name="ce8" office:value-type="float" office:value="-118">
            <text:p>-118</text:p>
          </table:table-cell>
          <table:table-cell table:style-name="ce8" office:value-type="float" office:value="-118">
            <text:p>-118</text:p>
          </table:table-cell>
          <table:table-cell table:style-name="ce8" office:value-type="float" office:value="-118">
            <text:p>-118</text:p>
          </table:table-cell>
          <table:table-cell table:style-name="ce8" office:value-type="float" office:value="-160">
            <text:p>-160</text:p>
          </table:table-cell>
          <table:table-cell table:style-name="ce8" office:value-type="float" office:value="-160">
            <text:p>-160</text:p>
          </table:table-cell>
          <table:table-cell table:style-name="ce8" office:value-type="float" office:value="-160">
            <text:p>-160</text:p>
          </table:table-cell>
          <table:table-cell table:style-name="ce8" office:value-type="float" office:value="-160">
            <text:p>-160</text:p>
          </table:table-cell>
          <table:table-cell table:style-name="ce8" office:value-type="float" office:value="-160">
            <text:p>-160</text:p>
          </table:table-cell>
          <table:table-cell table:style-name="ce8" office:value-type="float" office:value="-160">
            <text:p>-160</text:p>
          </table:table-cell>
          <table:table-cell table:style-name="ce8" office:value-type="float" office:value="-160">
            <text:p>-160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13" office:value-type="float" office:value="1.5">
            <text:p>1,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12">
            <text:p>12</text:p>
          </table:table-cell>
          <table:table-cell table:number-columns-repeated="897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u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u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u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string">
            <text:p>u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112">
            <text:p>-112</text:p>
          </table:table-cell>
          <table:table-cell table:style-name="ce8" office:value-type="float" office:value="-112">
            <text:p>-112</text:p>
          </table:table-cell>
          <table:table-cell table:style-name="ce8" office:value-type="float" office:value="-112">
            <text:p>-112</text:p>
          </table:table-cell>
          <table:table-cell table:style-name="ce8" office:value-type="float" office:value="-112">
            <text:p>-112</text:p>
          </table:table-cell>
          <table:table-cell table:style-name="ce8" office:value-type="float" office:value="-112">
            <text:p>-112</text:p>
          </table:table-cell>
          <table:table-cell table:style-name="ce8" office:value-type="float" office:value="-112">
            <text:p>-112</text:p>
          </table:table-cell>
          <table:table-cell table:style-name="ce8" office:value-type="float" office:value="-112">
            <text:p>-112</text:p>
          </table:table-cell>
          <table:table-cell table:style-name="ce8" office:value-type="float" office:value="-148">
            <text:p>-148</text:p>
          </table:table-cell>
          <table:table-cell table:style-name="ce8" office:value-type="float" office:value="-148">
            <text:p>-148</text:p>
          </table:table-cell>
          <table:table-cell table:style-name="ce8" office:value-type="float" office:value="-148">
            <text:p>-148</text:p>
          </table:table-cell>
          <table:table-cell table:style-name="ce8" office:value-type="float" office:value="-148">
            <text:p>-148</text:p>
          </table:table-cell>
          <table:table-cell table:style-name="ce8" office:value-type="float" office:value="-148">
            <text:p>-148</text:p>
          </table:table-cell>
          <table:table-cell table:style-name="ce8" office:value-type="float" office:value="-148">
            <text:p>-148</text:p>
          </table:table-cell>
          <table:table-cell table:style-name="ce8" office:value-type="float" office:value="-148">
            <text:p>-1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13" office:value-type="float" office:value="1.5">
            <text:p>1,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17" office:value-type="float" office:value="14">
            <text:p>14</text:p>
          </table:table-cell>
          <table:table-cell table:number-columns-repeated="897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30">
            <text:p>130</text:p>
          </table:table-cell>
          <table:table-cell table:style-name="ce8" office:value-type="string">
            <text:p>u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u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u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string">
            <text:p>u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-81">
            <text:p>-81</text:p>
          </table:table-cell>
          <table:table-cell table:style-name="ce8" office:value-type="float" office:value="-81">
            <text:p>-81</text:p>
          </table:table-cell>
          <table:table-cell table:style-name="ce8" office:value-type="float" office:value="-81">
            <text:p>-81</text:p>
          </table:table-cell>
          <table:table-cell table:style-name="ce8" office:value-type="float" office:value="-81">
            <text:p>-81</text:p>
          </table:table-cell>
          <table:table-cell table:style-name="ce8" office:value-type="float" office:value="-81">
            <text:p>-81</text:p>
          </table:table-cell>
          <table:table-cell table:style-name="ce8" office:value-type="float" office:value="-81">
            <text:p>-81</text:p>
          </table:table-cell>
          <table:table-cell table:style-name="ce8" office:value-type="float" office:value="-81">
            <text:p>-81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97">
            <text:p>-97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36">
            <text:p>-136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242">
            <text:p>-242</text:p>
          </table:table-cell>
          <table:table-cell table:style-name="ce8" office:value-type="float" office:value="-242">
            <text:p>-242</text:p>
          </table:table-cell>
          <table:table-cell table:style-name="ce8" office:value-type="float" office:value="-242">
            <text:p>-242</text:p>
          </table:table-cell>
          <table:table-cell table:style-name="ce8" office:value-type="float" office:value="-242">
            <text:p>-242</text:p>
          </table:table-cell>
          <table:table-cell table:style-name="ce8" office:value-type="float" office:value="-242">
            <text:p>-242</text:p>
          </table:table-cell>
          <table:table-cell table:style-name="ce8" office:value-type="float" office:value="-242">
            <text:p>-242</text:p>
          </table:table-cell>
          <table:table-cell table:style-name="ce8" office:value-type="float" office:value="-242">
            <text:p>-242</text:p>
          </table:table-cell>
          <table:table-cell table:style-name="ce8" office:value-type="float" office:value="-325">
            <text:p>-325</text:p>
          </table:table-cell>
          <table:table-cell table:style-name="ce8" office:value-type="float" office:value="-325">
            <text:p>-325</text:p>
          </table:table-cell>
          <table:table-cell table:style-name="ce8" office:value-type="float" office:value="-325">
            <text:p>-325</text:p>
          </table:table-cell>
          <table:table-cell table:style-name="ce8" office:value-type="float" office:value="-325">
            <text:p>-325</text:p>
          </table:table-cell>
          <table:table-cell table:style-name="ce8" office:value-type="float" office:value="-325">
            <text:p>-325</text:p>
          </table:table-cell>
          <table:table-cell table:style-name="ce8" office:value-type="float" office:value="-325">
            <text:p>-325</text:p>
          </table:table-cell>
          <table:table-cell table:style-name="ce8" office:value-type="float" office:value="-325">
            <text:p>-325</text:p>
          </table:table-cell>
          <table:table-cell table:style-name="ce13" office:value-type="float" office:value="1.5">
            <text:p>1,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17" office:value-type="float" office:value="14">
            <text:p>14</text:p>
          </table:table-cell>
          <table:table-cell table:number-columns-repeated="897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u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u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string">
            <text:p>u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41">
            <text:p>-41</text:p>
          </table:table-cell>
          <table:table-cell table:style-name="ce8" office:value-type="float" office:value="-53">
            <text:p>-53</text:p>
          </table:table-cell>
          <table:table-cell table:style-name="ce8" office:value-type="float" office:value="-53">
            <text:p>-53</text:p>
          </table:table-cell>
          <table:table-cell table:style-name="ce8" office:value-type="float" office:value="-53">
            <text:p>-53</text:p>
          </table:table-cell>
          <table:table-cell table:style-name="ce8" office:value-type="float" office:value="-53">
            <text:p>-53</text:p>
          </table:table-cell>
          <table:table-cell table:style-name="ce8" office:value-type="float" office:value="-53">
            <text:p>-53</text:p>
          </table:table-cell>
          <table:table-cell table:style-name="ce8" office:value-type="float" office:value="-53">
            <text:p>-53</text:p>
          </table:table-cell>
          <table:table-cell table:style-name="ce8" office:value-type="float" office:value="-53">
            <text:p>-53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87">
            <text:p>-87</text:p>
          </table:table-cell>
          <table:table-cell table:style-name="ce8" office:value-type="float" office:value="-87">
            <text:p>-87</text:p>
          </table:table-cell>
          <table:table-cell table:style-name="ce8" office:value-type="float" office:value="-87">
            <text:p>-87</text:p>
          </table:table-cell>
          <table:table-cell table:style-name="ce8" office:value-type="float" office:value="-87">
            <text:p>-87</text:p>
          </table:table-cell>
          <table:table-cell table:style-name="ce8" office:value-type="float" office:value="-87">
            <text:p>-87</text:p>
          </table:table-cell>
          <table:table-cell table:style-name="ce8" office:value-type="float" office:value="-87">
            <text:p>-87</text:p>
          </table:table-cell>
          <table:table-cell table:style-name="ce8" office:value-type="float" office:value="-87">
            <text:p>-87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226">
            <text:p>-226</text:p>
          </table:table-cell>
          <table:table-cell table:style-name="ce8" office:value-type="float" office:value="-226">
            <text:p>-226</text:p>
          </table:table-cell>
          <table:table-cell table:style-name="ce8" office:value-type="float" office:value="-226">
            <text:p>-226</text:p>
          </table:table-cell>
          <table:table-cell table:style-name="ce8" office:value-type="float" office:value="-226">
            <text:p>-226</text:p>
          </table:table-cell>
          <table:table-cell table:style-name="ce8" office:value-type="float" office:value="-226">
            <text:p>-226</text:p>
          </table:table-cell>
          <table:table-cell table:style-name="ce8" office:value-type="float" office:value="-226">
            <text:p>-226</text:p>
          </table:table-cell>
          <table:table-cell table:style-name="ce8" office:value-type="float" office:value="-226">
            <text:p>-226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405">
            <text:p>-405</text:p>
          </table:table-cell>
          <table:table-cell table:style-name="ce8" office:value-type="float" office:value="-405">
            <text:p>-405</text:p>
          </table:table-cell>
          <table:table-cell table:style-name="ce8" office:value-type="float" office:value="-405">
            <text:p>-405</text:p>
          </table:table-cell>
          <table:table-cell table:style-name="ce8" office:value-type="float" office:value="-405">
            <text:p>-405</text:p>
          </table:table-cell>
          <table:table-cell table:style-name="ce8" office:value-type="float" office:value="-405">
            <text:p>-405</text:p>
          </table:table-cell>
          <table:table-cell table:style-name="ce8" office:value-type="float" office:value="-405">
            <text:p>-405</text:p>
          </table:table-cell>
          <table:table-cell table:style-name="ce8" office:value-type="float" office:value="-405">
            <text:p>-405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1">
            <text:p>11</text:p>
          </table:table-cell>
          <table:table-cell table:style-name="ce17" office:value-type="float" office:value="16">
            <text:p>16</text:p>
          </table:table-cell>
          <table:table-cell table:number-columns-repeated="897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u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u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">
            <text:p>-2</text:p>
          </table:table-cell>
          <table:table-cell table:style-name="ce8" office:value-type="string">
            <text:p>u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32">
            <text:p>-32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59">
            <text:p>-59</text:p>
          </table:table-cell>
          <table:table-cell table:style-name="ce8" office:value-type="float" office:value="-59">
            <text:p>-59</text:p>
          </table:table-cell>
          <table:table-cell table:style-name="ce8" office:value-type="float" office:value="-59">
            <text:p>-59</text:p>
          </table:table-cell>
          <table:table-cell table:style-name="ce8" office:value-type="float" office:value="-59">
            <text:p>-59</text:p>
          </table:table-cell>
          <table:table-cell table:style-name="ce8" office:value-type="float" office:value="-59">
            <text:p>-59</text:p>
          </table:table-cell>
          <table:table-cell table:style-name="ce8" office:value-type="float" office:value="-59">
            <text:p>-59</text:p>
          </table:table-cell>
          <table:table-cell table:style-name="ce8" office:value-type="float" office:value="-59">
            <text:p>-59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75">
            <text:p>-75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02">
            <text:p>-102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74">
            <text:p>-174</text:p>
          </table:table-cell>
          <table:table-cell table:style-name="ce8" office:value-type="float" office:value="-174">
            <text:p>-174</text:p>
          </table:table-cell>
          <table:table-cell table:style-name="ce8" office:value-type="float" office:value="-174">
            <text:p>-174</text:p>
          </table:table-cell>
          <table:table-cell table:style-name="ce8" office:value-type="float" office:value="-174">
            <text:p>-174</text:p>
          </table:table-cell>
          <table:table-cell table:style-name="ce8" office:value-type="float" office:value="-174">
            <text:p>-174</text:p>
          </table:table-cell>
          <table:table-cell table:style-name="ce8" office:value-type="float" office:value="-174">
            <text:p>-174</text:p>
          </table:table-cell>
          <table:table-cell table:style-name="ce8" office:value-type="float" office:value="-174">
            <text:p>-174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274">
            <text:p>-274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480">
            <text:p>-480</text:p>
          </table:table-cell>
          <table:table-cell table:style-name="ce8" office:value-type="float" office:value="-480">
            <text:p>-480</text:p>
          </table:table-cell>
          <table:table-cell table:style-name="ce8" office:value-type="float" office:value="-480">
            <text:p>-480</text:p>
          </table:table-cell>
          <table:table-cell table:style-name="ce8" office:value-type="float" office:value="-480">
            <text:p>-480</text:p>
          </table:table-cell>
          <table:table-cell table:style-name="ce8" office:value-type="float" office:value="-480">
            <text:p>-480</text:p>
          </table:table-cell>
          <table:table-cell table:style-name="ce8" office:value-type="float" office:value="-480">
            <text:p>-480</text:p>
          </table:table-cell>
          <table:table-cell table:style-name="ce8" office:value-type="float" office:value="-480">
            <text:p>-480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1">
            <text:p>11</text:p>
          </table:table-cell>
          <table:table-cell table:style-name="ce17" office:value-type="float" office:value="16">
            <text:p>16</text:p>
          </table:table-cell>
          <table:table-cell table:number-columns-repeated="897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u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2">
            <text:p>72</text:p>
          </table:table-cell>
          <table:table-cell table:style-name="ce8" office:value-type="string">
            <text:p>u</text:p>
          </table:table-cell>
          <table:table-cell table:style-name="ce8" office:value-type="float" office:value="36">
            <text:p>36</text:p>
          </table:table-cell>
          <table:table-cell table:style-name="ce8" office:value-type="string">
            <text:p>u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string">
            <text:p>u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51">
            <text:p>-51</text:p>
          </table:table-cell>
          <table:table-cell table:style-name="ce8" office:value-type="float" office:value="-51">
            <text:p>-51</text:p>
          </table:table-cell>
          <table:table-cell table:style-name="ce8" office:value-type="float" office:value="-51">
            <text:p>-51</text:p>
          </table:table-cell>
          <table:table-cell table:style-name="ce8" office:value-type="float" office:value="-51">
            <text:p>-51</text:p>
          </table:table-cell>
          <table:table-cell table:style-name="ce8" office:value-type="float" office:value="-51">
            <text:p>-51</text:p>
          </table:table-cell>
          <table:table-cell table:style-name="ce8" office:value-type="float" office:value="-51">
            <text:p>-51</text:p>
          </table:table-cell>
          <table:table-cell table:style-name="ce8" office:value-type="float" office:value="-51">
            <text:p>-51</text:p>
          </table:table-cell>
          <table:table-cell table:style-name="ce8" office:value-type="float" office:value="-71">
            <text:p>-71</text:p>
          </table:table-cell>
          <table:table-cell table:style-name="ce8" office:value-type="float" office:value="-71">
            <text:p>-71</text:p>
          </table:table-cell>
          <table:table-cell table:style-name="ce8" office:value-type="float" office:value="-71">
            <text:p>-71</text:p>
          </table:table-cell>
          <table:table-cell table:style-name="ce8" office:value-type="float" office:value="-71">
            <text:p>-71</text:p>
          </table:table-cell>
          <table:table-cell table:style-name="ce8" office:value-type="float" office:value="-71">
            <text:p>-71</text:p>
          </table:table-cell>
          <table:table-cell table:style-name="ce8" office:value-type="float" office:value="-71">
            <text:p>-71</text:p>
          </table:table-cell>
          <table:table-cell table:style-name="ce8" office:value-type="float" office:value="-71">
            <text:p>-71</text:p>
          </table:table-cell>
          <table:table-cell table:style-name="ce8" office:value-type="float" office:value="-91">
            <text:p>-91</text:p>
          </table:table-cell>
          <table:table-cell table:style-name="ce8" office:value-type="float" office:value="-91">
            <text:p>-91</text:p>
          </table:table-cell>
          <table:table-cell table:style-name="ce8" office:value-type="float" office:value="-91">
            <text:p>-91</text:p>
          </table:table-cell>
          <table:table-cell table:style-name="ce8" office:value-type="float" office:value="-91">
            <text:p>-91</text:p>
          </table:table-cell>
          <table:table-cell table:style-name="ce8" office:value-type="float" office:value="-91">
            <text:p>-91</text:p>
          </table:table-cell>
          <table:table-cell table:style-name="ce8" office:value-type="float" office:value="-91">
            <text:p>-91</text:p>
          </table:table-cell>
          <table:table-cell table:style-name="ce8" office:value-type="float" office:value="-91">
            <text:p>-91</text:p>
          </table:table-cell>
          <table:table-cell table:style-name="ce8" office:value-type="float" office:value="-124">
            <text:p>-124</text:p>
          </table:table-cell>
          <table:table-cell table:style-name="ce8" office:value-type="float" office:value="-124">
            <text:p>-124</text:p>
          </table:table-cell>
          <table:table-cell table:style-name="ce8" office:value-type="float" office:value="-124">
            <text:p>-124</text:p>
          </table:table-cell>
          <table:table-cell table:style-name="ce8" office:value-type="float" office:value="-124">
            <text:p>-124</text:p>
          </table:table-cell>
          <table:table-cell table:style-name="ce8" office:value-type="float" office:value="-124">
            <text:p>-124</text:p>
          </table:table-cell>
          <table:table-cell table:style-name="ce8" office:value-type="float" office:value="-124">
            <text:p>-124</text:p>
          </table:table-cell>
          <table:table-cell table:style-name="ce8" office:value-type="float" office:value="-124">
            <text:p>-124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78">
            <text:p>-178</text:p>
          </table:table-cell>
          <table:table-cell table:style-name="ce8" office:value-type="float" office:value="-178">
            <text:p>-178</text:p>
          </table:table-cell>
          <table:table-cell table:style-name="ce8" office:value-type="float" office:value="-178">
            <text:p>-178</text:p>
          </table:table-cell>
          <table:table-cell table:style-name="ce8" office:value-type="float" office:value="-178">
            <text:p>-178</text:p>
          </table:table-cell>
          <table:table-cell table:style-name="ce8" office:value-type="float" office:value="-178">
            <text:p>-178</text:p>
          </table:table-cell>
          <table:table-cell table:style-name="ce8" office:value-type="float" office:value="-178">
            <text:p>-178</text:p>
          </table:table-cell>
          <table:table-cell table:style-name="ce8" office:value-type="float" office:value="-178">
            <text:p>-178</text:p>
          </table:table-cell>
          <table:table-cell table:style-name="ce8" office:value-type="float" office:value="-214">
            <text:p>-214</text:p>
          </table:table-cell>
          <table:table-cell table:style-name="ce8" office:value-type="float" office:value="-214">
            <text:p>-214</text:p>
          </table:table-cell>
          <table:table-cell table:style-name="ce8" office:value-type="float" office:value="-214">
            <text:p>-214</text:p>
          </table:table-cell>
          <table:table-cell table:style-name="ce8" office:value-type="float" office:value="-214">
            <text:p>-214</text:p>
          </table:table-cell>
          <table:table-cell table:style-name="ce8" office:value-type="float" office:value="-214">
            <text:p>-214</text:p>
          </table:table-cell>
          <table:table-cell table:style-name="ce8" office:value-type="float" office:value="-214">
            <text:p>-214</text:p>
          </table:table-cell>
          <table:table-cell table:style-name="ce8" office:value-type="float" office:value="-214">
            <text:p>-214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335">
            <text:p>-335</text:p>
          </table:table-cell>
          <table:table-cell table:style-name="ce8" office:value-type="float" office:value="-335">
            <text:p>-335</text:p>
          </table:table-cell>
          <table:table-cell table:style-name="ce8" office:value-type="float" office:value="-335">
            <text:p>-335</text:p>
          </table:table-cell>
          <table:table-cell table:style-name="ce8" office:value-type="float" office:value="-335">
            <text:p>-335</text:p>
          </table:table-cell>
          <table:table-cell table:style-name="ce8" office:value-type="float" office:value="-335">
            <text:p>-335</text:p>
          </table:table-cell>
          <table:table-cell table:style-name="ce8" office:value-type="float" office:value="-335">
            <text:p>-335</text:p>
          </table:table-cell>
          <table:table-cell table:style-name="ce8" office:value-type="float" office:value="-335">
            <text:p>-335</text:p>
          </table:table-cell>
          <table:table-cell table:style-name="ce8" office:value-type="float" office:value="-445">
            <text:p>-445</text:p>
          </table:table-cell>
          <table:table-cell table:style-name="ce8" office:value-type="float" office:value="-445">
            <text:p>-445</text:p>
          </table:table-cell>
          <table:table-cell table:style-name="ce8" office:value-type="float" office:value="-445">
            <text:p>-445</text:p>
          </table:table-cell>
          <table:table-cell table:style-name="ce8" office:value-type="float" office:value="-445">
            <text:p>-445</text:p>
          </table:table-cell>
          <table:table-cell table:style-name="ce8" office:value-type="float" office:value="-445">
            <text:p>-445</text:p>
          </table:table-cell>
          <table:table-cell table:style-name="ce8" office:value-type="float" office:value="-445">
            <text:p>-445</text:p>
          </table:table-cell>
          <table:table-cell table:style-name="ce8" office:value-type="float" office:value="-445">
            <text:p>-445</text:p>
          </table:table-cell>
          <table:table-cell table:style-name="ce8" office:value-type="float" office:value="-585">
            <text:p>-585</text:p>
          </table:table-cell>
          <table:table-cell table:style-name="ce8" office:value-type="float" office:value="-585">
            <text:p>-585</text:p>
          </table:table-cell>
          <table:table-cell table:style-name="ce8" office:value-type="float" office:value="-585">
            <text:p>-585</text:p>
          </table:table-cell>
          <table:table-cell table:style-name="ce8" office:value-type="float" office:value="-585">
            <text:p>-585</text:p>
          </table:table-cell>
          <table:table-cell table:style-name="ce8" office:value-type="float" office:value="-585">
            <text:p>-585</text:p>
          </table:table-cell>
          <table:table-cell table:style-name="ce8" office:value-type="float" office:value="-585">
            <text:p>-585</text:p>
          </table:table-cell>
          <table:table-cell table:style-name="ce8" office:value-type="float" office:value="-585">
            <text:p>-585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17" office:value-type="float" office:value="19">
            <text:p>19</text:p>
          </table:table-cell>
          <table:table-cell table:number-columns-repeated="897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u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2">
            <text:p>72</text:p>
          </table:table-cell>
          <table:table-cell table:style-name="ce8" office:value-type="string">
            <text:p>u</text:p>
          </table:table-cell>
          <table:table-cell table:style-name="ce8" office:value-type="float" office:value="36">
            <text:p>36</text:p>
          </table:table-cell>
          <table:table-cell table:style-name="ce8" office:value-type="string">
            <text:p>u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string">
            <text:p>u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13">
            <text:p>-1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54">
            <text:p>-54</text:p>
          </table:table-cell>
          <table:table-cell table:style-name="ce8" office:value-type="float" office:value="-79">
            <text:p>-79</text:p>
          </table:table-cell>
          <table:table-cell table:style-name="ce8" office:value-type="float" office:value="-79">
            <text:p>-79</text:p>
          </table:table-cell>
          <table:table-cell table:style-name="ce8" office:value-type="float" office:value="-79">
            <text:p>-79</text:p>
          </table:table-cell>
          <table:table-cell table:style-name="ce8" office:value-type="float" office:value="-79">
            <text:p>-79</text:p>
          </table:table-cell>
          <table:table-cell table:style-name="ce8" office:value-type="float" office:value="-79">
            <text:p>-79</text:p>
          </table:table-cell>
          <table:table-cell table:style-name="ce8" office:value-type="float" office:value="-79">
            <text:p>-79</text:p>
          </table:table-cell>
          <table:table-cell table:style-name="ce8" office:value-type="float" office:value="-79">
            <text:p>-79</text:p>
          </table:table-cell>
          <table:table-cell table:style-name="ce8" office:value-type="float" office:value="-104">
            <text:p>-104</text:p>
          </table:table-cell>
          <table:table-cell table:style-name="ce8" office:value-type="float" office:value="-104">
            <text:p>-104</text:p>
          </table:table-cell>
          <table:table-cell table:style-name="ce8" office:value-type="float" office:value="-104">
            <text:p>-104</text:p>
          </table:table-cell>
          <table:table-cell table:style-name="ce8" office:value-type="float" office:value="-104">
            <text:p>-104</text:p>
          </table:table-cell>
          <table:table-cell table:style-name="ce8" office:value-type="float" office:value="-104">
            <text:p>-104</text:p>
          </table:table-cell>
          <table:table-cell table:style-name="ce8" office:value-type="float" office:value="-104">
            <text:p>-104</text:p>
          </table:table-cell>
          <table:table-cell table:style-name="ce8" office:value-type="float" office:value="-104">
            <text:p>-10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44">
            <text:p>-144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172">
            <text:p>-172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54">
            <text:p>-254</text:p>
          </table:table-cell>
          <table:table-cell table:style-name="ce8" office:value-type="float" office:value="-254">
            <text:p>-254</text:p>
          </table:table-cell>
          <table:table-cell table:style-name="ce8" office:value-type="float" office:value="-254">
            <text:p>-254</text:p>
          </table:table-cell>
          <table:table-cell table:style-name="ce8" office:value-type="float" office:value="-254">
            <text:p>-254</text:p>
          </table:table-cell>
          <table:table-cell table:style-name="ce8" office:value-type="float" office:value="-254">
            <text:p>-254</text:p>
          </table:table-cell>
          <table:table-cell table:style-name="ce8" office:value-type="float" office:value="-254">
            <text:p>-254</text:p>
          </table:table-cell>
          <table:table-cell table:style-name="ce8" office:value-type="float" office:value="-254">
            <text:p>-254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690">
            <text:p>-690</text:p>
          </table:table-cell>
          <table:table-cell table:style-name="ce8" office:value-type="float" office:value="-690">
            <text:p>-690</text:p>
          </table:table-cell>
          <table:table-cell table:style-name="ce8" office:value-type="float" office:value="-690">
            <text:p>-690</text:p>
          </table:table-cell>
          <table:table-cell table:style-name="ce8" office:value-type="float" office:value="-690">
            <text:p>-690</text:p>
          </table:table-cell>
          <table:table-cell table:style-name="ce8" office:value-type="float" office:value="-690">
            <text:p>-690</text:p>
          </table:table-cell>
          <table:table-cell table:style-name="ce8" office:value-type="float" office:value="-690">
            <text:p>-690</text:p>
          </table:table-cell>
          <table:table-cell table:style-name="ce8" office:value-type="float" office:value="-690">
            <text:p>-690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17" office:value-type="float" office:value="19">
            <text:p>19</text:p>
          </table:table-cell>
          <table:table-cell table:number-columns-repeated="897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u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85">
            <text:p>85</text:p>
          </table:table-cell>
          <table:table-cell table:style-name="ce8" office:value-type="string">
            <text:p>u</text:p>
          </table:table-cell>
          <table:table-cell table:style-name="ce8" office:value-type="float" office:value="43">
            <text:p>43</text:p>
          </table:table-cell>
          <table:table-cell table:style-name="ce8" office:value-type="string">
            <text:p>u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string">
            <text:p>u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63">
            <text:p>-63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202">
            <text:p>-202</text:p>
          </table:table-cell>
          <table:table-cell table:style-name="ce8" office:value-type="float" office:value="-202">
            <text:p>-202</text:p>
          </table:table-cell>
          <table:table-cell table:style-name="ce8" office:value-type="float" office:value="-202">
            <text:p>-202</text:p>
          </table:table-cell>
          <table:table-cell table:style-name="ce8" office:value-type="float" office:value="-202">
            <text:p>-202</text:p>
          </table:table-cell>
          <table:table-cell table:style-name="ce8" office:value-type="float" office:value="-202">
            <text:p>-202</text:p>
          </table:table-cell>
          <table:table-cell table:style-name="ce8" office:value-type="float" office:value="-202">
            <text:p>-202</text:p>
          </table:table-cell>
          <table:table-cell table:style-name="ce8" office:value-type="float" office:value="-202">
            <text:p>-202</text:p>
          </table:table-cell>
          <table:table-cell table:style-name="ce8" office:value-type="float" office:value="-248">
            <text:p>-248</text:p>
          </table:table-cell>
          <table:table-cell table:style-name="ce8" office:value-type="float" office:value="-248">
            <text:p>-248</text:p>
          </table:table-cell>
          <table:table-cell table:style-name="ce8" office:value-type="float" office:value="-248">
            <text:p>-248</text:p>
          </table:table-cell>
          <table:table-cell table:style-name="ce8" office:value-type="float" office:value="-248">
            <text:p>-248</text:p>
          </table:table-cell>
          <table:table-cell table:style-name="ce8" office:value-type="float" office:value="-248">
            <text:p>-248</text:p>
          </table:table-cell>
          <table:table-cell table:style-name="ce8" office:value-type="float" office:value="-248">
            <text:p>-248</text:p>
          </table:table-cell>
          <table:table-cell table:style-name="ce8" office:value-type="float" office:value="-248">
            <text:p>-248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65">
            <text:p>-365</text:p>
          </table:table-cell>
          <table:table-cell table:style-name="ce8" office:value-type="float" office:value="-365">
            <text:p>-365</text:p>
          </table:table-cell>
          <table:table-cell table:style-name="ce8" office:value-type="float" office:value="-365">
            <text:p>-365</text:p>
          </table:table-cell>
          <table:table-cell table:style-name="ce8" office:value-type="float" office:value="-365">
            <text:p>-365</text:p>
          </table:table-cell>
          <table:table-cell table:style-name="ce8" office:value-type="float" office:value="-365">
            <text:p>-365</text:p>
          </table:table-cell>
          <table:table-cell table:style-name="ce8" office:value-type="float" office:value="-365">
            <text:p>-365</text:p>
          </table:table-cell>
          <table:table-cell table:style-name="ce8" office:value-type="float" office:value="-365">
            <text:p>-365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800">
            <text:p>-800</text:p>
          </table:table-cell>
          <table:table-cell table:style-name="ce8" office:value-type="float" office:value="-800">
            <text:p>-800</text:p>
          </table:table-cell>
          <table:table-cell table:style-name="ce8" office:value-type="float" office:value="-800">
            <text:p>-800</text:p>
          </table:table-cell>
          <table:table-cell table:style-name="ce8" office:value-type="float" office:value="-800">
            <text:p>-800</text:p>
          </table:table-cell>
          <table:table-cell table:style-name="ce8" office:value-type="float" office:value="-800">
            <text:p>-800</text:p>
          </table:table-cell>
          <table:table-cell table:style-name="ce8" office:value-type="float" office:value="-800">
            <text:p>-800</text:p>
          </table:table-cell>
          <table:table-cell table:style-name="ce8" office:value-type="float" office:value="-800">
            <text:p>-800</text:p>
          </table:table-cell>
          <table:table-cell table:style-name="ce13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5">
            <text:p>15</text:p>
          </table:table-cell>
          <table:table-cell table:style-name="ce17" office:value-type="float" office:value="23">
            <text:p>23</text:p>
          </table:table-cell>
          <table:table-cell table:number-columns-repeated="897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210">
            <text:p>210</text:p>
          </table:table-cell>
          <table:table-cell table:style-name="ce8" office:value-type="string">
            <text:p>u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85">
            <text:p>85</text:p>
          </table:table-cell>
          <table:table-cell table:style-name="ce8" office:value-type="string">
            <text:p>u</text:p>
          </table:table-cell>
          <table:table-cell table:style-name="ce8" office:value-type="float" office:value="43">
            <text:p>43</text:p>
          </table:table-cell>
          <table:table-cell table:style-name="ce8" office:value-type="string">
            <text:p>u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string">
            <text:p>u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65">
            <text:p>-65</text:p>
          </table:table-cell>
          <table:table-cell table:style-name="ce8" office:value-type="float" office:value="-65">
            <text:p>-65</text:p>
          </table:table-cell>
          <table:table-cell table:style-name="ce8" office:value-type="float" office:value="-65">
            <text:p>-65</text:p>
          </table:table-cell>
          <table:table-cell table:style-name="ce8" office:value-type="float" office:value="-65">
            <text:p>-65</text:p>
          </table:table-cell>
          <table:table-cell table:style-name="ce8" office:value-type="float" office:value="-65">
            <text:p>-65</text:p>
          </table:table-cell>
          <table:table-cell table:style-name="ce8" office:value-type="float" office:value="-65">
            <text:p>-65</text:p>
          </table:table-cell>
          <table:table-cell table:style-name="ce8" office:value-type="float" office:value="-65">
            <text:p>-65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34">
            <text:p>-134</text:p>
          </table:table-cell>
          <table:table-cell table:style-name="ce8" office:value-type="float" office:value="-134">
            <text:p>-134</text:p>
          </table:table-cell>
          <table:table-cell table:style-name="ce8" office:value-type="float" office:value="-134">
            <text:p>-134</text:p>
          </table:table-cell>
          <table:table-cell table:style-name="ce8" office:value-type="float" office:value="-134">
            <text:p>-134</text:p>
          </table:table-cell>
          <table:table-cell table:style-name="ce8" office:value-type="float" office:value="-134">
            <text:p>-134</text:p>
          </table:table-cell>
          <table:table-cell table:style-name="ce8" office:value-type="float" office:value="-134">
            <text:p>-134</text:p>
          </table:table-cell>
          <table:table-cell table:style-name="ce8" office:value-type="float" office:value="-134">
            <text:p>-134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415">
            <text:p>-415</text:p>
          </table:table-cell>
          <table:table-cell table:style-name="ce8" office:value-type="float" office:value="-415">
            <text:p>-415</text:p>
          </table:table-cell>
          <table:table-cell table:style-name="ce8" office:value-type="float" office:value="-415">
            <text:p>-415</text:p>
          </table:table-cell>
          <table:table-cell table:style-name="ce8" office:value-type="float" office:value="-415">
            <text:p>-415</text:p>
          </table:table-cell>
          <table:table-cell table:style-name="ce8" office:value-type="float" office:value="-415">
            <text:p>-415</text:p>
          </table:table-cell>
          <table:table-cell table:style-name="ce8" office:value-type="float" office:value="-415">
            <text:p>-415</text:p>
          </table:table-cell>
          <table:table-cell table:style-name="ce8" office:value-type="float" office:value="-415">
            <text:p>-415</text:p>
          </table:table-cell>
          <table:table-cell table:style-name="ce8" office:value-type="float" office:value="-535">
            <text:p>-535</text:p>
          </table:table-cell>
          <table:table-cell table:style-name="ce8" office:value-type="float" office:value="-535">
            <text:p>-535</text:p>
          </table:table-cell>
          <table:table-cell table:style-name="ce8" office:value-type="float" office:value="-535">
            <text:p>-535</text:p>
          </table:table-cell>
          <table:table-cell table:style-name="ce8" office:value-type="float" office:value="-535">
            <text:p>-535</text:p>
          </table:table-cell>
          <table:table-cell table:style-name="ce8" office:value-type="float" office:value="-535">
            <text:p>-535</text:p>
          </table:table-cell>
          <table:table-cell table:style-name="ce8" office:value-type="float" office:value="-535">
            <text:p>-535</text:p>
          </table:table-cell>
          <table:table-cell table:style-name="ce8" office:value-type="float" office:value="-535">
            <text:p>-535</text:p>
          </table:table-cell>
          <table:table-cell table:style-name="ce8" office:value-type="float" office:value="-700">
            <text:p>-700</text:p>
          </table:table-cell>
          <table:table-cell table:style-name="ce8" office:value-type="float" office:value="-700">
            <text:p>-700</text:p>
          </table:table-cell>
          <table:table-cell table:style-name="ce8" office:value-type="float" office:value="-700">
            <text:p>-700</text:p>
          </table:table-cell>
          <table:table-cell table:style-name="ce8" office:value-type="float" office:value="-700">
            <text:p>-700</text:p>
          </table:table-cell>
          <table:table-cell table:style-name="ce8" office:value-type="float" office:value="-700">
            <text:p>-700</text:p>
          </table:table-cell>
          <table:table-cell table:style-name="ce8" office:value-type="float" office:value="-700">
            <text:p>-700</text:p>
          </table:table-cell>
          <table:table-cell table:style-name="ce8" office:value-type="float" office:value="-700">
            <text:p>-7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13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5">
            <text:p>15</text:p>
          </table:table-cell>
          <table:table-cell table:style-name="ce17" office:value-type="float" office:value="23">
            <text:p>23</text:p>
          </table:table-cell>
          <table:table-cell table:number-columns-repeated="897"/>
        </table:table-row>
        <table:table-row table:style-name="ro1">
          <table:table-cell table:style-name="ce3" office:value-type="float" office:value="180">
            <text:p>180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230">
            <text:p>230</text:p>
          </table:table-cell>
          <table:table-cell table:style-name="ce8" office:value-type="string">
            <text:p>u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85">
            <text:p>85</text:p>
          </table:table-cell>
          <table:table-cell table:style-name="ce8" office:value-type="string">
            <text:p>u</text:p>
          </table:table-cell>
          <table:table-cell table:style-name="ce8" office:value-type="float" office:value="43">
            <text:p>43</text:p>
          </table:table-cell>
          <table:table-cell table:style-name="ce8" office:value-type="string">
            <text:p>u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3">
            <text:p>-3</text:p>
          </table:table-cell>
          <table:table-cell table:style-name="ce8" office:value-type="string">
            <text:p>u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-27">
            <text:p>-2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43">
            <text:p>-43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146">
            <text:p>-146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485">
            <text:p>-485</text:p>
          </table:table-cell>
          <table:table-cell table:style-name="ce8" office:value-type="float" office:value="-485">
            <text:p>-485</text:p>
          </table:table-cell>
          <table:table-cell table:style-name="ce8" office:value-type="float" office:value="-485">
            <text:p>-485</text:p>
          </table:table-cell>
          <table:table-cell table:style-name="ce8" office:value-type="float" office:value="-485">
            <text:p>-485</text:p>
          </table:table-cell>
          <table:table-cell table:style-name="ce8" office:value-type="float" office:value="-485">
            <text:p>-485</text:p>
          </table:table-cell>
          <table:table-cell table:style-name="ce8" office:value-type="float" office:value="-485">
            <text:p>-485</text:p>
          </table:table-cell>
          <table:table-cell table:style-name="ce8" office:value-type="float" office:value="-485">
            <text:p>-485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13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5">
            <text:p>15</text:p>
          </table:table-cell>
          <table:table-cell table:style-name="ce17" office:value-type="float" office:value="23">
            <text:p>23</text:p>
          </table:table-cell>
          <table:table-cell table:number-columns-repeated="897"/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8" office:value-type="float" office:value="660">
            <text:p>660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240">
            <text:p>240</text:p>
          </table:table-cell>
          <table:table-cell table:style-name="ce8" office:value-type="string">
            <text:p>u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u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u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10" office:value-type="string">
            <text:p>u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77">
            <text:p>-77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22">
            <text:p>-122</text:p>
          </table:table-cell>
          <table:table-cell table:style-name="ce8" office:value-type="float" office:value="-166">
            <text:p>-166</text:p>
          </table:table-cell>
          <table:table-cell table:style-name="ce8" office:value-type="float" office:value="-166">
            <text:p>-166</text:p>
          </table:table-cell>
          <table:table-cell table:style-name="ce8" office:value-type="float" office:value="-166">
            <text:p>-166</text:p>
          </table:table-cell>
          <table:table-cell table:style-name="ce8" office:value-type="float" office:value="-166">
            <text:p>-166</text:p>
          </table:table-cell>
          <table:table-cell table:style-name="ce8" office:value-type="float" office:value="-166">
            <text:p>-166</text:p>
          </table:table-cell>
          <table:table-cell table:style-name="ce8" office:value-type="float" office:value="-166">
            <text:p>-166</text:p>
          </table:table-cell>
          <table:table-cell table:style-name="ce8" office:value-type="float" office:value="-166">
            <text:p>-166</text:p>
          </table:table-cell>
          <table:table-cell table:style-name="ce8" office:value-type="float" office:value="-236">
            <text:p>-236</text:p>
          </table:table-cell>
          <table:table-cell table:style-name="ce8" office:value-type="float" office:value="-236">
            <text:p>-236</text:p>
          </table:table-cell>
          <table:table-cell table:style-name="ce8" office:value-type="float" office:value="-236">
            <text:p>-236</text:p>
          </table:table-cell>
          <table:table-cell table:style-name="ce8" office:value-type="float" office:value="-236">
            <text:p>-236</text:p>
          </table:table-cell>
          <table:table-cell table:style-name="ce8" office:value-type="float" office:value="-236">
            <text:p>-236</text:p>
          </table:table-cell>
          <table:table-cell table:style-name="ce8" office:value-type="float" office:value="-236">
            <text:p>-236</text:p>
          </table:table-cell>
          <table:table-cell table:style-name="ce8" office:value-type="float" office:value="-236">
            <text:p>-236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670">
            <text:p>-670</text:p>
          </table:table-cell>
          <table:table-cell table:style-name="ce8" office:value-type="float" office:value="-670">
            <text:p>-670</text:p>
          </table:table-cell>
          <table:table-cell table:style-name="ce8" office:value-type="float" office:value="-670">
            <text:p>-670</text:p>
          </table:table-cell>
          <table:table-cell table:style-name="ce8" office:value-type="float" office:value="-670">
            <text:p>-670</text:p>
          </table:table-cell>
          <table:table-cell table:style-name="ce8" office:value-type="float" office:value="-670">
            <text:p>-670</text:p>
          </table:table-cell>
          <table:table-cell table:style-name="ce8" office:value-type="float" office:value="-670">
            <text:p>-670</text:p>
          </table:table-cell>
          <table:table-cell table:style-name="ce8" office:value-type="float" office:value="-670">
            <text:p>-670</text:p>
          </table:table-cell>
          <table:table-cell table:style-name="ce8" office:value-type="float" office:value="-880">
            <text:p>-880</text:p>
          </table:table-cell>
          <table:table-cell table:style-name="ce8" office:value-type="float" office:value="-880">
            <text:p>-880</text:p>
          </table:table-cell>
          <table:table-cell table:style-name="ce8" office:value-type="float" office:value="-880">
            <text:p>-880</text:p>
          </table:table-cell>
          <table:table-cell table:style-name="ce8" office:value-type="float" office:value="-880">
            <text:p>-880</text:p>
          </table:table-cell>
          <table:table-cell table:style-name="ce8" office:value-type="float" office:value="-880">
            <text:p>-880</text:p>
          </table:table-cell>
          <table:table-cell table:style-name="ce8" office:value-type="float" office:value="-880">
            <text:p>-880</text:p>
          </table:table-cell>
          <table:table-cell table:style-name="ce8" office:value-type="float" office:value="-880">
            <text:p>-88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13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">
            <text:p>17</text:p>
          </table:table-cell>
          <table:table-cell table:style-name="ce17" office:value-type="float" office:value="26">
            <text:p>26</text:p>
          </table:table-cell>
          <table:table-cell table:number-columns-repeated="897"/>
        </table:table-row>
        <table:table-row table:style-name="ro1">
          <table:table-cell table:style-name="ce3" office:value-type="float" office:value="225">
            <text:p>225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260">
            <text:p>260</text:p>
          </table:table-cell>
          <table:table-cell table:style-name="ce8" office:value-type="string">
            <text:p>u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u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u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10" office:value-type="string">
            <text:p>u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80">
            <text:p>-8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30">
            <text:p>-13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258">
            <text:p>-258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575">
            <text:p>-575</text:p>
          </table:table-cell>
          <table:table-cell table:style-name="ce8" office:value-type="float" office:value="-575">
            <text:p>-575</text:p>
          </table:table-cell>
          <table:table-cell table:style-name="ce8" office:value-type="float" office:value="-575">
            <text:p>-575</text:p>
          </table:table-cell>
          <table:table-cell table:style-name="ce8" office:value-type="float" office:value="-575">
            <text:p>-575</text:p>
          </table:table-cell>
          <table:table-cell table:style-name="ce8" office:value-type="float" office:value="-575">
            <text:p>-575</text:p>
          </table:table-cell>
          <table:table-cell table:style-name="ce8" office:value-type="float" office:value="-575">
            <text:p>-575</text:p>
          </table:table-cell>
          <table:table-cell table:style-name="ce8" office:value-type="float" office:value="-575">
            <text:p>-575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13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">
            <text:p>17</text:p>
          </table:table-cell>
          <table:table-cell table:style-name="ce17" office:value-type="float" office:value="26">
            <text:p>26</text:p>
          </table:table-cell>
          <table:table-cell table:number-columns-repeated="897"/>
        </table:table-row>
        <table:table-row table:style-name="ro1">
          <table:table-cell table:style-name="ce3" office:value-type="float" office:value="250">
            <text:p>250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280">
            <text:p>280</text:p>
          </table:table-cell>
          <table:table-cell table:style-name="ce8" office:value-type="string">
            <text:p>u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00">
            <text:p>100</text:p>
          </table:table-cell>
          <table:table-cell table:style-name="ce8" office:value-type="string">
            <text:p>u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u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10" office:value-type="string">
            <text:p>u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17">
            <text:p>-17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-31">
            <text:p>-3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84">
            <text:p>-84</text:p>
          </table:table-cell>
          <table:table-cell table:style-name="ce8" office:value-type="float" office:value="-84">
            <text:p>-84</text:p>
          </table:table-cell>
          <table:table-cell table:style-name="ce8" office:value-type="float" office:value="-84">
            <text:p>-84</text:p>
          </table:table-cell>
          <table:table-cell table:style-name="ce8" office:value-type="float" office:value="-84">
            <text:p>-84</text:p>
          </table:table-cell>
          <table:table-cell table:style-name="ce8" office:value-type="float" office:value="-84">
            <text:p>-84</text:p>
          </table:table-cell>
          <table:table-cell table:style-name="ce8" office:value-type="float" office:value="-84">
            <text:p>-84</text:p>
          </table:table-cell>
          <table:table-cell table:style-name="ce8" office:value-type="float" office:value="-84">
            <text:p>-84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96">
            <text:p>-196</text:p>
          </table:table-cell>
          <table:table-cell table:style-name="ce8" office:value-type="float" office:value="-196">
            <text:p>-196</text:p>
          </table:table-cell>
          <table:table-cell table:style-name="ce8" office:value-type="float" office:value="-196">
            <text:p>-196</text:p>
          </table:table-cell>
          <table:table-cell table:style-name="ce8" office:value-type="float" office:value="-196">
            <text:p>-196</text:p>
          </table:table-cell>
          <table:table-cell table:style-name="ce8" office:value-type="float" office:value="-196">
            <text:p>-196</text:p>
          </table:table-cell>
          <table:table-cell table:style-name="ce8" office:value-type="float" office:value="-196">
            <text:p>-196</text:p>
          </table:table-cell>
          <table:table-cell table:style-name="ce8" office:value-type="float" office:value="-196">
            <text:p>-196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284">
            <text:p>-284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13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">
            <text:p>17</text:p>
          </table:table-cell>
          <table:table-cell table:style-name="ce17" office:value-type="float" office:value="26">
            <text:p>26</text:p>
          </table:table-cell>
          <table:table-cell table:number-columns-repeated="897"/>
        </table:table-row>
        <table:table-row table:style-name="ro1">
          <table:table-cell table:style-name="ce3" office:value-type="float" office:value="280">
            <text:p>280</text:p>
          </table:table-cell>
          <table:table-cell table:style-name="ce8" office:value-type="float" office:value="920">
            <text:p>920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u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u</text:p>
          </table:table-cell>
          <table:table-cell table:style-name="ce8" office:value-type="float" office:value="56">
            <text:p>56</text:p>
          </table:table-cell>
          <table:table-cell table:style-name="ce8" office:value-type="string">
            <text:p>u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string">
            <text:p>u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94">
            <text:p>-94</text:p>
          </table:table-cell>
          <table:table-cell table:style-name="ce8" office:value-type="float" office:value="-158">
            <text:p>-158</text:p>
          </table:table-cell>
          <table:table-cell table:style-name="ce8" office:value-type="float" office:value="-158">
            <text:p>-158</text:p>
          </table:table-cell>
          <table:table-cell table:style-name="ce8" office:value-type="float" office:value="-158">
            <text:p>-158</text:p>
          </table:table-cell>
          <table:table-cell table:style-name="ce8" office:value-type="float" office:value="-158">
            <text:p>-158</text:p>
          </table:table-cell>
          <table:table-cell table:style-name="ce8" office:value-type="float" office:value="-158">
            <text:p>-158</text:p>
          </table:table-cell>
          <table:table-cell table:style-name="ce8" office:value-type="float" office:value="-158">
            <text:p>-158</text:p>
          </table:table-cell>
          <table:table-cell table:style-name="ce8" office:value-type="float" office:value="-158">
            <text:p>-15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218">
            <text:p>-218</text:p>
          </table:table-cell>
          <table:table-cell table:style-name="ce8" office:value-type="float" office:value="-315">
            <text:p>-315</text:p>
          </table:table-cell>
          <table:table-cell table:style-name="ce8" office:value-type="float" office:value="-315">
            <text:p>-315</text:p>
          </table:table-cell>
          <table:table-cell table:style-name="ce8" office:value-type="float" office:value="-315">
            <text:p>-315</text:p>
          </table:table-cell>
          <table:table-cell table:style-name="ce8" office:value-type="float" office:value="-315">
            <text:p>-315</text:p>
          </table:table-cell>
          <table:table-cell table:style-name="ce8" office:value-type="float" office:value="-315">
            <text:p>-315</text:p>
          </table:table-cell>
          <table:table-cell table:style-name="ce8" office:value-type="float" office:value="-315">
            <text:p>-315</text:p>
          </table:table-cell>
          <table:table-cell table:style-name="ce8" office:value-type="float" office:value="-315">
            <text:p>-31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385">
            <text:p>-38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710">
            <text:p>-710</text:p>
          </table:table-cell>
          <table:table-cell table:style-name="ce8" office:value-type="float" office:value="-710">
            <text:p>-710</text:p>
          </table:table-cell>
          <table:table-cell table:style-name="ce8" office:value-type="float" office:value="-710">
            <text:p>-710</text:p>
          </table:table-cell>
          <table:table-cell table:style-name="ce8" office:value-type="float" office:value="-710">
            <text:p>-710</text:p>
          </table:table-cell>
          <table:table-cell table:style-name="ce8" office:value-type="float" office:value="-710">
            <text:p>-710</text:p>
          </table:table-cell>
          <table:table-cell table:style-name="ce8" office:value-type="float" office:value="-710">
            <text:p>-710</text:p>
          </table:table-cell>
          <table:table-cell table:style-name="ce8" office:value-type="float" office:value="-710">
            <text:p>-71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550">
            <text:p>-1550</text:p>
          </table:table-cell>
          <table:table-cell table:style-name="ce8" office:value-type="float" office:value="-1550">
            <text:p>-1550</text:p>
          </table:table-cell>
          <table:table-cell table:style-name="ce8" office:value-type="float" office:value="-1550">
            <text:p>-1550</text:p>
          </table:table-cell>
          <table:table-cell table:style-name="ce8" office:value-type="float" office:value="-1550">
            <text:p>-1550</text:p>
          </table:table-cell>
          <table:table-cell table:style-name="ce8" office:value-type="float" office:value="-1550">
            <text:p>-1550</text:p>
          </table:table-cell>
          <table:table-cell table:style-name="ce8" office:value-type="float" office:value="-1550">
            <text:p>-1550</text:p>
          </table:table-cell>
          <table:table-cell table:style-name="ce8" office:value-type="float" office:value="-1550">
            <text:p>-1550</text:p>
          </table:table-cell>
          <table:table-cell table:style-name="ce13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0">
            <text:p>20</text:p>
          </table:table-cell>
          <table:table-cell table:style-name="ce17" office:value-type="float" office:value="29">
            <text:p>29</text:p>
          </table:table-cell>
          <table:table-cell table:number-columns-repeated="897"/>
        </table:table-row>
        <table:table-row table:style-name="ro1">
          <table:table-cell table:style-name="ce3" office:value-type="float" office:value="315">
            <text:p>315</text:p>
          </table:table-cell>
          <table:table-cell table:style-name="ce8" office:value-type="float" office:value="1050">
            <text:p>1050</text:p>
          </table:table-cell>
          <table:table-cell table:style-name="ce8" office:value-type="float" office:value="540">
            <text:p>540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u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u</text:p>
          </table:table-cell>
          <table:table-cell table:style-name="ce8" office:value-type="float" office:value="56">
            <text:p>56</text:p>
          </table:table-cell>
          <table:table-cell table:style-name="ce8" office:value-type="string">
            <text:p>u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string">
            <text:p>u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98">
            <text:p>-98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350">
            <text:p>-350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425">
            <text:p>-4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525">
            <text:p>-525</text:p>
          </table:table-cell>
          <table:table-cell table:style-name="ce8" office:value-type="float" office:value="-650">
            <text:p>-650</text:p>
          </table:table-cell>
          <table:table-cell table:style-name="ce8" office:value-type="float" office:value="-650">
            <text:p>-650</text:p>
          </table:table-cell>
          <table:table-cell table:style-name="ce8" office:value-type="float" office:value="-650">
            <text:p>-650</text:p>
          </table:table-cell>
          <table:table-cell table:style-name="ce8" office:value-type="float" office:value="-650">
            <text:p>-650</text:p>
          </table:table-cell>
          <table:table-cell table:style-name="ce8" office:value-type="float" office:value="-650">
            <text:p>-650</text:p>
          </table:table-cell>
          <table:table-cell table:style-name="ce8" office:value-type="float" office:value="-650">
            <text:p>-650</text:p>
          </table:table-cell>
          <table:table-cell table:style-name="ce8" office:value-type="float" office:value="-650">
            <text:p>-650</text:p>
          </table:table-cell>
          <table:table-cell table:style-name="ce8" office:value-type="float" office:value="-790">
            <text:p>-790</text:p>
          </table:table-cell>
          <table:table-cell table:style-name="ce8" office:value-type="float" office:value="-790">
            <text:p>-790</text:p>
          </table:table-cell>
          <table:table-cell table:style-name="ce8" office:value-type="float" office:value="-790">
            <text:p>-790</text:p>
          </table:table-cell>
          <table:table-cell table:style-name="ce8" office:value-type="float" office:value="-790">
            <text:p>-790</text:p>
          </table:table-cell>
          <table:table-cell table:style-name="ce8" office:value-type="float" office:value="-790">
            <text:p>-790</text:p>
          </table:table-cell>
          <table:table-cell table:style-name="ce8" office:value-type="float" office:value="-790">
            <text:p>-790</text:p>
          </table:table-cell>
          <table:table-cell table:style-name="ce8" office:value-type="float" office:value="-790">
            <text:p>-79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700">
            <text:p>-1700</text:p>
          </table:table-cell>
          <table:table-cell table:style-name="ce8" office:value-type="float" office:value="-1700">
            <text:p>-1700</text:p>
          </table:table-cell>
          <table:table-cell table:style-name="ce8" office:value-type="float" office:value="-1700">
            <text:p>-1700</text:p>
          </table:table-cell>
          <table:table-cell table:style-name="ce8" office:value-type="float" office:value="-1700">
            <text:p>-1700</text:p>
          </table:table-cell>
          <table:table-cell table:style-name="ce8" office:value-type="float" office:value="-1700">
            <text:p>-1700</text:p>
          </table:table-cell>
          <table:table-cell table:style-name="ce8" office:value-type="float" office:value="-1700">
            <text:p>-1700</text:p>
          </table:table-cell>
          <table:table-cell table:style-name="ce8" office:value-type="float" office:value="-1700">
            <text:p>-1700</text:p>
          </table:table-cell>
          <table:table-cell table:style-name="ce13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0">
            <text:p>20</text:p>
          </table:table-cell>
          <table:table-cell table:style-name="ce17" office:value-type="float" office:value="29">
            <text:p>29</text:p>
          </table:table-cell>
          <table:table-cell table:number-columns-repeated="897"/>
        </table:table-row>
        <table:table-row table:style-name="ro1">
          <table:table-cell table:style-name="ce3" office:value-type="float" office:value="355">
            <text:p>355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360">
            <text:p>360</text:p>
          </table:table-cell>
          <table:table-cell table:style-name="ce8" office:value-type="string">
            <text:p>u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25">
            <text:p>125</text:p>
          </table:table-cell>
          <table:table-cell table:style-name="ce8" office:value-type="string">
            <text:p>u</text:p>
          </table:table-cell>
          <table:table-cell table:style-name="ce8" office:value-type="float" office:value="62">
            <text:p>62</text:p>
          </table:table-cell>
          <table:table-cell table:style-name="ce8" office:value-type="string">
            <text:p>u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string">
            <text:p>u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08">
            <text:p>-108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190">
            <text:p>-190</text:p>
          </table:table-cell>
          <table:table-cell table:style-name="ce8" office:value-type="float" office:value="-268">
            <text:p>-268</text:p>
          </table:table-cell>
          <table:table-cell table:style-name="ce8" office:value-type="float" office:value="-268">
            <text:p>-268</text:p>
          </table:table-cell>
          <table:table-cell table:style-name="ce8" office:value-type="float" office:value="-268">
            <text:p>-268</text:p>
          </table:table-cell>
          <table:table-cell table:style-name="ce8" office:value-type="float" office:value="-268">
            <text:p>-268</text:p>
          </table:table-cell>
          <table:table-cell table:style-name="ce8" office:value-type="float" office:value="-268">
            <text:p>-268</text:p>
          </table:table-cell>
          <table:table-cell table:style-name="ce8" office:value-type="float" office:value="-268">
            <text:p>-268</text:p>
          </table:table-cell>
          <table:table-cell table:style-name="ce8" office:value-type="float" office:value="-268">
            <text:p>-268</text:p>
          </table:table-cell>
          <table:table-cell table:style-name="ce8" office:value-type="float" office:value="-390">
            <text:p>-390</text:p>
          </table:table-cell>
          <table:table-cell table:style-name="ce8" office:value-type="float" office:value="-390">
            <text:p>-390</text:p>
          </table:table-cell>
          <table:table-cell table:style-name="ce8" office:value-type="float" office:value="-390">
            <text:p>-390</text:p>
          </table:table-cell>
          <table:table-cell table:style-name="ce8" office:value-type="float" office:value="-390">
            <text:p>-390</text:p>
          </table:table-cell>
          <table:table-cell table:style-name="ce8" office:value-type="float" office:value="-390">
            <text:p>-390</text:p>
          </table:table-cell>
          <table:table-cell table:style-name="ce8" office:value-type="float" office:value="-390">
            <text:p>-390</text:p>
          </table:table-cell>
          <table:table-cell table:style-name="ce8" office:value-type="float" office:value="-390">
            <text:p>-390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475">
            <text:p>-475</text:p>
          </table:table-cell>
          <table:table-cell table:style-name="ce8" office:value-type="float" office:value="-590">
            <text:p>-590</text:p>
          </table:table-cell>
          <table:table-cell table:style-name="ce8" office:value-type="float" office:value="-590">
            <text:p>-590</text:p>
          </table:table-cell>
          <table:table-cell table:style-name="ce8" office:value-type="float" office:value="-590">
            <text:p>-590</text:p>
          </table:table-cell>
          <table:table-cell table:style-name="ce8" office:value-type="float" office:value="-590">
            <text:p>-590</text:p>
          </table:table-cell>
          <table:table-cell table:style-name="ce8" office:value-type="float" office:value="-590">
            <text:p>-590</text:p>
          </table:table-cell>
          <table:table-cell table:style-name="ce8" office:value-type="float" office:value="-590">
            <text:p>-590</text:p>
          </table:table-cell>
          <table:table-cell table:style-name="ce8" office:value-type="float" office:value="-590">
            <text:p>-590</text:p>
          </table:table-cell>
          <table:table-cell table:style-name="ce8" office:value-type="float" office:value="-730">
            <text:p>-730</text:p>
          </table:table-cell>
          <table:table-cell table:style-name="ce8" office:value-type="float" office:value="-730">
            <text:p>-730</text:p>
          </table:table-cell>
          <table:table-cell table:style-name="ce8" office:value-type="float" office:value="-730">
            <text:p>-730</text:p>
          </table:table-cell>
          <table:table-cell table:style-name="ce8" office:value-type="float" office:value="-730">
            <text:p>-730</text:p>
          </table:table-cell>
          <table:table-cell table:style-name="ce8" office:value-type="float" office:value="-730">
            <text:p>-730</text:p>
          </table:table-cell>
          <table:table-cell table:style-name="ce8" office:value-type="float" office:value="-730">
            <text:p>-730</text:p>
          </table:table-cell>
          <table:table-cell table:style-name="ce8" office:value-type="float" office:value="-730">
            <text:p>-73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13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style-name="ce17" office:value-type="float" office:value="32">
            <text:p>32</text:p>
          </table:table-cell>
          <table:table-cell table:number-columns-repeated="897"/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680">
            <text:p>680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u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25">
            <text:p>125</text:p>
          </table:table-cell>
          <table:table-cell table:style-name="ce8" office:value-type="string">
            <text:p>u</text:p>
          </table:table-cell>
          <table:table-cell table:style-name="ce8" office:value-type="float" office:value="62">
            <text:p>62</text:p>
          </table:table-cell>
          <table:table-cell table:style-name="ce8" office:value-type="string">
            <text:p>u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10" office:value-type="string">
            <text:p>u</text:p>
          </table:table-cell>
          <table:table-cell table:style-name="ce10" office:value-type="float" office:value="-21">
            <text:p>-21</text:p>
          </table:table-cell>
          <table:table-cell table:style-name="ce10" office:value-type="float" office:value="-21">
            <text:p>-21</text:p>
          </table:table-cell>
          <table:table-cell table:style-name="ce10" office:value-type="float" office:value="-21">
            <text:p>-21</text:p>
          </table:table-cell>
          <table:table-cell table:style-name="ce10" office:value-type="float" office:value="-21">
            <text:p>-21</text:p>
          </table:table-cell>
          <table:table-cell table:style-name="ce10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21">
            <text:p>-21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-37">
            <text:p>-3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62">
            <text:p>-62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114">
            <text:p>-114</text:p>
          </table:table-cell>
          <table:table-cell table:style-name="ce8" office:value-type="float" office:value="-208">
            <text:p>-208</text:p>
          </table:table-cell>
          <table:table-cell table:style-name="ce8" office:value-type="float" office:value="-208">
            <text:p>-208</text:p>
          </table:table-cell>
          <table:table-cell table:style-name="ce8" office:value-type="float" office:value="-208">
            <text:p>-208</text:p>
          </table:table-cell>
          <table:table-cell table:style-name="ce8" office:value-type="float" office:value="-208">
            <text:p>-208</text:p>
          </table:table-cell>
          <table:table-cell table:style-name="ce8" office:value-type="float" office:value="-208">
            <text:p>-208</text:p>
          </table:table-cell>
          <table:table-cell table:style-name="ce8" office:value-type="float" office:value="-208">
            <text:p>-208</text:p>
          </table:table-cell>
          <table:table-cell table:style-name="ce8" office:value-type="float" office:value="-208">
            <text:p>-208</text:p>
          </table:table-cell>
          <table:table-cell table:style-name="ce8" office:value-type="float" office:value="-294">
            <text:p>-294</text:p>
          </table:table-cell>
          <table:table-cell table:style-name="ce8" office:value-type="float" office:value="-294">
            <text:p>-294</text:p>
          </table:table-cell>
          <table:table-cell table:style-name="ce8" office:value-type="float" office:value="-294">
            <text:p>-294</text:p>
          </table:table-cell>
          <table:table-cell table:style-name="ce8" office:value-type="float" office:value="-294">
            <text:p>-294</text:p>
          </table:table-cell>
          <table:table-cell table:style-name="ce8" office:value-type="float" office:value="-294">
            <text:p>-294</text:p>
          </table:table-cell>
          <table:table-cell table:style-name="ce8" office:value-type="float" office:value="-294">
            <text:p>-294</text:p>
          </table:table-cell>
          <table:table-cell table:style-name="ce8" office:value-type="float" office:value="-294">
            <text:p>-294</text:p>
          </table:table-cell>
          <table:table-cell table:style-name="ce8" office:value-type="float" office:value="-435">
            <text:p>-435</text:p>
          </table:table-cell>
          <table:table-cell table:style-name="ce8" office:value-type="float" office:value="-435">
            <text:p>-435</text:p>
          </table:table-cell>
          <table:table-cell table:style-name="ce8" office:value-type="float" office:value="-435">
            <text:p>-435</text:p>
          </table:table-cell>
          <table:table-cell table:style-name="ce8" office:value-type="float" office:value="-435">
            <text:p>-435</text:p>
          </table:table-cell>
          <table:table-cell table:style-name="ce8" office:value-type="float" office:value="-435">
            <text:p>-435</text:p>
          </table:table-cell>
          <table:table-cell table:style-name="ce8" office:value-type="float" office:value="-435">
            <text:p>-435</text:p>
          </table:table-cell>
          <table:table-cell table:style-name="ce8" office:value-type="float" office:value="-435">
            <text:p>-435</text:p>
          </table:table-cell>
          <table:table-cell table:style-name="ce8" office:value-type="float" office:value="-530">
            <text:p>-530</text:p>
          </table:table-cell>
          <table:table-cell table:style-name="ce8" office:value-type="float" office:value="-530">
            <text:p>-530</text:p>
          </table:table-cell>
          <table:table-cell table:style-name="ce8" office:value-type="float" office:value="-530">
            <text:p>-530</text:p>
          </table:table-cell>
          <table:table-cell table:style-name="ce8" office:value-type="float" office:value="-530">
            <text:p>-530</text:p>
          </table:table-cell>
          <table:table-cell table:style-name="ce8" office:value-type="float" office:value="-530">
            <text:p>-530</text:p>
          </table:table-cell>
          <table:table-cell table:style-name="ce8" office:value-type="float" office:value="-530">
            <text:p>-530</text:p>
          </table:table-cell>
          <table:table-cell table:style-name="ce8" office:value-type="float" office:value="-530">
            <text:p>-53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13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style-name="ce17" office:value-type="float" office:value="32">
            <text:p>32</text:p>
          </table:table-cell>
          <table:table-cell table:number-columns-repeated="897"/>
        </table:table-row>
        <table:table-row table:style-name="ro1">
          <table:table-cell table:style-name="ce3" office:value-type="float" office:value="450">
            <text:p>450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760">
            <text:p>760</text:p>
          </table:table-cell>
          <table:table-cell table:style-name="ce8" office:value-type="float" office:value="440">
            <text:p>440</text:p>
          </table:table-cell>
          <table:table-cell table:style-name="ce8" office:value-type="string">
            <text:p>u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5">
            <text:p>135</text:p>
          </table:table-cell>
          <table:table-cell table:style-name="ce8" office:value-type="string">
            <text:p>u</text:p>
          </table:table-cell>
          <table:table-cell table:style-name="ce8" office:value-type="float" office:value="68">
            <text:p>68</text:p>
          </table:table-cell>
          <table:table-cell table:style-name="ce8" office:value-type="string">
            <text:p>u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string">
            <text:p>u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126">
            <text:p>-126</text:p>
          </table:table-cell>
          <table:table-cell table:style-name="ce8" office:value-type="float" office:value="-126">
            <text:p>-126</text:p>
          </table:table-cell>
          <table:table-cell table:style-name="ce8" office:value-type="float" office:value="-126">
            <text:p>-126</text:p>
          </table:table-cell>
          <table:table-cell table:style-name="ce8" office:value-type="float" office:value="-126">
            <text:p>-126</text:p>
          </table:table-cell>
          <table:table-cell table:style-name="ce8" office:value-type="float" office:value="-126">
            <text:p>-126</text:p>
          </table:table-cell>
          <table:table-cell table:style-name="ce8" office:value-type="float" office:value="-126">
            <text:p>-126</text:p>
          </table:table-cell>
          <table:table-cell table:style-name="ce8" office:value-type="float" office:value="-126">
            <text:p>-126</text:p>
          </table:table-cell>
          <table:table-cell table:style-name="ce8" office:value-type="float" office:value="-232">
            <text:p>-232</text:p>
          </table:table-cell>
          <table:table-cell table:style-name="ce8" office:value-type="float" office:value="-232">
            <text:p>-232</text:p>
          </table:table-cell>
          <table:table-cell table:style-name="ce8" office:value-type="float" office:value="-232">
            <text:p>-232</text:p>
          </table:table-cell>
          <table:table-cell table:style-name="ce8" office:value-type="float" office:value="-232">
            <text:p>-232</text:p>
          </table:table-cell>
          <table:table-cell table:style-name="ce8" office:value-type="float" office:value="-232">
            <text:p>-232</text:p>
          </table:table-cell>
          <table:table-cell table:style-name="ce8" office:value-type="float" office:value="-232">
            <text:p>-232</text:p>
          </table:table-cell>
          <table:table-cell table:style-name="ce8" office:value-type="float" office:value="-232">
            <text:p>-232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490">
            <text:p>-490</text:p>
          </table:table-cell>
          <table:table-cell table:style-name="ce8" office:value-type="float" office:value="-490">
            <text:p>-490</text:p>
          </table:table-cell>
          <table:table-cell table:style-name="ce8" office:value-type="float" office:value="-490">
            <text:p>-490</text:p>
          </table:table-cell>
          <table:table-cell table:style-name="ce8" office:value-type="float" office:value="-490">
            <text:p>-490</text:p>
          </table:table-cell>
          <table:table-cell table:style-name="ce8" office:value-type="float" office:value="-490">
            <text:p>-490</text:p>
          </table:table-cell>
          <table:table-cell table:style-name="ce8" office:value-type="float" office:value="-490">
            <text:p>-490</text:p>
          </table:table-cell>
          <table:table-cell table:style-name="ce8" office:value-type="float" office:value="-490">
            <text:p>-490</text:p>
          </table:table-cell>
          <table:table-cell table:style-name="ce8" office:value-type="float" office:value="-595">
            <text:p>-595</text:p>
          </table:table-cell>
          <table:table-cell table:style-name="ce8" office:value-type="float" office:value="-595">
            <text:p>-595</text:p>
          </table:table-cell>
          <table:table-cell table:style-name="ce8" office:value-type="float" office:value="-595">
            <text:p>-595</text:p>
          </table:table-cell>
          <table:table-cell table:style-name="ce8" office:value-type="float" office:value="-595">
            <text:p>-595</text:p>
          </table:table-cell>
          <table:table-cell table:style-name="ce8" office:value-type="float" office:value="-595">
            <text:p>-595</text:p>
          </table:table-cell>
          <table:table-cell table:style-name="ce8" office:value-type="float" office:value="-595">
            <text:p>-595</text:p>
          </table:table-cell>
          <table:table-cell table:style-name="ce8" office:value-type="float" office:value="-595">
            <text:p>-595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2400">
            <text:p>-2400</text:p>
          </table:table-cell>
          <table:table-cell table:style-name="ce8" office:value-type="float" office:value="-2400">
            <text:p>-2400</text:p>
          </table:table-cell>
          <table:table-cell table:style-name="ce8" office:value-type="float" office:value="-2400">
            <text:p>-2400</text:p>
          </table:table-cell>
          <table:table-cell table:style-name="ce8" office:value-type="float" office:value="-2400">
            <text:p>-2400</text:p>
          </table:table-cell>
          <table:table-cell table:style-name="ce8" office:value-type="float" office:value="-2400">
            <text:p>-2400</text:p>
          </table:table-cell>
          <table:table-cell table:style-name="ce8" office:value-type="float" office:value="-2400">
            <text:p>-2400</text:p>
          </table:table-cell>
          <table:table-cell table:style-name="ce8" office:value-type="float" office:value="-2400">
            <text:p>-2400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3">
            <text:p>23</text:p>
          </table:table-cell>
          <table:table-cell table:style-name="ce17" office:value-type="float" office:value="34">
            <text:p>34</text:p>
          </table:table-cell>
          <table:table-cell table:number-columns-repeated="897"/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480">
            <text:p>480</text:p>
          </table:table-cell>
          <table:table-cell table:style-name="ce8" office:value-type="string">
            <text:p>u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5">
            <text:p>135</text:p>
          </table:table-cell>
          <table:table-cell table:style-name="ce8" office:value-type="string">
            <text:p>u</text:p>
          </table:table-cell>
          <table:table-cell table:style-name="ce8" office:value-type="float" office:value="68">
            <text:p>68</text:p>
          </table:table-cell>
          <table:table-cell table:style-name="ce8" office:value-type="string">
            <text:p>u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5">
            <text:p>-5</text:p>
          </table:table-cell>
          <table:table-cell table:style-name="ce8" office:value-type="string">
            <text:p>u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23">
            <text:p>-23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132">
            <text:p>-132</text:p>
          </table:table-cell>
          <table:table-cell table:style-name="ce8" office:value-type="float" office:value="-132">
            <text:p>-132</text:p>
          </table:table-cell>
          <table:table-cell table:style-name="ce8" office:value-type="float" office:value="-132">
            <text:p>-132</text:p>
          </table:table-cell>
          <table:table-cell table:style-name="ce8" office:value-type="float" office:value="-132">
            <text:p>-132</text:p>
          </table:table-cell>
          <table:table-cell table:style-name="ce8" office:value-type="float" office:value="-132">
            <text:p>-132</text:p>
          </table:table-cell>
          <table:table-cell table:style-name="ce8" office:value-type="float" office:value="-132">
            <text:p>-132</text:p>
          </table:table-cell>
          <table:table-cell table:style-name="ce8" office:value-type="float" office:value="-132">
            <text:p>-13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252">
            <text:p>-252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360">
            <text:p>-360</text:p>
          </table:table-cell>
          <table:table-cell table:style-name="ce8" office:value-type="float" office:value="-540">
            <text:p>-540</text:p>
          </table:table-cell>
          <table:table-cell table:style-name="ce8" office:value-type="float" office:value="-540">
            <text:p>-540</text:p>
          </table:table-cell>
          <table:table-cell table:style-name="ce8" office:value-type="float" office:value="-540">
            <text:p>-540</text:p>
          </table:table-cell>
          <table:table-cell table:style-name="ce8" office:value-type="float" office:value="-540">
            <text:p>-540</text:p>
          </table:table-cell>
          <table:table-cell table:style-name="ce8" office:value-type="float" office:value="-540">
            <text:p>-540</text:p>
          </table:table-cell>
          <table:table-cell table:style-name="ce8" office:value-type="float" office:value="-540">
            <text:p>-540</text:p>
          </table:table-cell>
          <table:table-cell table:style-name="ce8" office:value-type="float" office:value="-540">
            <text:p>-54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100">
            <text:p>-2100</text:p>
          </table:table-cell>
          <table:table-cell table:style-name="ce8" office:value-type="float" office:value="-2600">
            <text:p>-2600</text:p>
          </table:table-cell>
          <table:table-cell table:style-name="ce8" office:value-type="float" office:value="-2600">
            <text:p>-2600</text:p>
          </table:table-cell>
          <table:table-cell table:style-name="ce8" office:value-type="float" office:value="-2600">
            <text:p>-2600</text:p>
          </table:table-cell>
          <table:table-cell table:style-name="ce8" office:value-type="float" office:value="-2600">
            <text:p>-2600</text:p>
          </table:table-cell>
          <table:table-cell table:style-name="ce8" office:value-type="float" office:value="-2600">
            <text:p>-2600</text:p>
          </table:table-cell>
          <table:table-cell table:style-name="ce8" office:value-type="float" office:value="-2600">
            <text:p>-2600</text:p>
          </table:table-cell>
          <table:table-cell table:style-name="ce8" office:value-type="float" office:value="-2600">
            <text:p>-2600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3">
            <text:p>23</text:p>
          </table:table-cell>
          <table:table-cell table:style-name="ce17" office:value-type="float" office:value="34">
            <text:p>34</text:p>
          </table:table-cell>
          <table:table-cell table:number-columns-repeated="897"/>
        </table:table-row>
        <table:table-row table:style-name="ro1">
          <table:table-cell table:style-name="ce3" office:value-type="float" office:value="560">
            <text:p>56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45">
            <text:p>145</text:p>
          </table:table-cell>
          <table:table-cell table:style-name="ce8" office:value-type="string">
            <text:p>u</text:p>
          </table:table-cell>
          <table:table-cell table:style-name="ce8" office:value-type="float" office:value="76">
            <text:p>76</text:p>
          </table:table-cell>
          <table:table-cell table:style-name="ce8" office:value-type="string">
            <text:p>u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150">
            <text:p>-15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280">
            <text:p>-28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float" office:value="-600">
            <text:p>-6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630">
            <text:p>63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45">
            <text:p>145</text:p>
          </table:table-cell>
          <table:table-cell table:style-name="ce8" office:value-type="string">
            <text:p>u</text:p>
          </table:table-cell>
          <table:table-cell table:style-name="ce8" office:value-type="float" office:value="76">
            <text:p>76</text:p>
          </table:table-cell>
          <table:table-cell table:style-name="ce8" office:value-type="string">
            <text:p>u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26">
            <text:p>-26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44">
            <text:p>-44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155">
            <text:p>-155</text:p>
          </table:table-cell>
          <table:table-cell table:style-name="ce8" office:value-type="float" office:value="-155">
            <text:p>-155</text:p>
          </table:table-cell>
          <table:table-cell table:style-name="ce8" office:value-type="float" office:value="-155">
            <text:p>-155</text:p>
          </table:table-cell>
          <table:table-cell table:style-name="ce8" office:value-type="float" office:value="-155">
            <text:p>-155</text:p>
          </table:table-cell>
          <table:table-cell table:style-name="ce8" office:value-type="float" office:value="-155">
            <text:p>-155</text:p>
          </table:table-cell>
          <table:table-cell table:style-name="ce8" office:value-type="float" office:value="-155">
            <text:p>-155</text:p>
          </table:table-cell>
          <table:table-cell table:style-name="ce8" office:value-type="float" office:value="-155">
            <text:p>-155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310">
            <text:p>-310</text:p>
          </table:table-cell>
          <table:table-cell table:style-name="ce8" office:value-type="float" office:value="-450">
            <text:p>-450</text:p>
          </table:table-cell>
          <table:table-cell table:style-name="ce8" office:value-type="float" office:value="-450">
            <text:p>-450</text:p>
          </table:table-cell>
          <table:table-cell table:style-name="ce8" office:value-type="float" office:value="-450">
            <text:p>-450</text:p>
          </table:table-cell>
          <table:table-cell table:style-name="ce8" office:value-type="float" office:value="-450">
            <text:p>-450</text:p>
          </table:table-cell>
          <table:table-cell table:style-name="ce8" office:value-type="float" office:value="-450">
            <text:p>-450</text:p>
          </table:table-cell>
          <table:table-cell table:style-name="ce8" office:value-type="float" office:value="-450">
            <text:p>-450</text:p>
          </table:table-cell>
          <table:table-cell table:style-name="ce8" office:value-type="float" office:value="-450">
            <text:p>-45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float" office:value="-660">
            <text:p>-66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710">
            <text:p>71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u</text:p>
          </table:table-cell>
          <table:table-cell table:style-name="ce8" office:value-type="float" office:value="80">
            <text:p>80</text:p>
          </table:table-cell>
          <table:table-cell table:style-name="ce8" office:value-type="string">
            <text:p>u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175">
            <text:p>-175</text:p>
          </table:table-cell>
          <table:table-cell table:style-name="ce8" office:value-type="float" office:value="-175">
            <text:p>-175</text:p>
          </table:table-cell>
          <table:table-cell table:style-name="ce8" office:value-type="float" office:value="-175">
            <text:p>-175</text:p>
          </table:table-cell>
          <table:table-cell table:style-name="ce8" office:value-type="float" office:value="-175">
            <text:p>-175</text:p>
          </table:table-cell>
          <table:table-cell table:style-name="ce8" office:value-type="float" office:value="-175">
            <text:p>-175</text:p>
          </table:table-cell>
          <table:table-cell table:style-name="ce8" office:value-type="float" office:value="-175">
            <text:p>-175</text:p>
          </table:table-cell>
          <table:table-cell table:style-name="ce8" office:value-type="float" office:value="-175">
            <text:p>-175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340">
            <text:p>-34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float" office:value="-740">
            <text:p>-74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800">
            <text:p>8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u</text:p>
          </table:table-cell>
          <table:table-cell table:style-name="ce8" office:value-type="float" office:value="80">
            <text:p>80</text:p>
          </table:table-cell>
          <table:table-cell table:style-name="ce8" office:value-type="string">
            <text:p>u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88">
            <text:p>-88</text:p>
          </table:table-cell>
          <table:table-cell table:style-name="ce8" office:value-type="float" office:value="-185">
            <text:p>-185</text:p>
          </table:table-cell>
          <table:table-cell table:style-name="ce8" office:value-type="float" office:value="-185">
            <text:p>-185</text:p>
          </table:table-cell>
          <table:table-cell table:style-name="ce8" office:value-type="float" office:value="-185">
            <text:p>-185</text:p>
          </table:table-cell>
          <table:table-cell table:style-name="ce8" office:value-type="float" office:value="-185">
            <text:p>-185</text:p>
          </table:table-cell>
          <table:table-cell table:style-name="ce8" office:value-type="float" office:value="-185">
            <text:p>-185</text:p>
          </table:table-cell>
          <table:table-cell table:style-name="ce8" office:value-type="float" office:value="-185">
            <text:p>-185</text:p>
          </table:table-cell>
          <table:table-cell table:style-name="ce8" office:value-type="float" office:value="-185">
            <text:p>-185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380">
            <text:p>-380</text:p>
          </table:table-cell>
          <table:table-cell table:style-name="ce8" office:value-type="float" office:value="-560">
            <text:p>-560</text:p>
          </table:table-cell>
          <table:table-cell table:style-name="ce8" office:value-type="float" office:value="-560">
            <text:p>-560</text:p>
          </table:table-cell>
          <table:table-cell table:style-name="ce8" office:value-type="float" office:value="-560">
            <text:p>-560</text:p>
          </table:table-cell>
          <table:table-cell table:style-name="ce8" office:value-type="float" office:value="-560">
            <text:p>-560</text:p>
          </table:table-cell>
          <table:table-cell table:style-name="ce8" office:value-type="float" office:value="-560">
            <text:p>-560</text:p>
          </table:table-cell>
          <table:table-cell table:style-name="ce8" office:value-type="float" office:value="-560">
            <text:p>-560</text:p>
          </table:table-cell>
          <table:table-cell table:style-name="ce8" office:value-type="float" office:value="-560">
            <text:p>-56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900">
            <text:p>9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u</text:p>
          </table:table-cell>
          <table:table-cell table:style-name="ce8" office:value-type="float" office:value="86">
            <text:p>86</text:p>
          </table:table-cell>
          <table:table-cell table:style-name="ce8" office:value-type="string">
            <text:p>u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210">
            <text:p>-210</text:p>
          </table:table-cell>
          <table:table-cell table:style-name="ce8" office:value-type="float" office:value="-430">
            <text:p>-430</text:p>
          </table:table-cell>
          <table:table-cell table:style-name="ce8" office:value-type="float" office:value="-430">
            <text:p>-430</text:p>
          </table:table-cell>
          <table:table-cell table:style-name="ce8" office:value-type="float" office:value="-430">
            <text:p>-430</text:p>
          </table:table-cell>
          <table:table-cell table:style-name="ce8" office:value-type="float" office:value="-430">
            <text:p>-430</text:p>
          </table:table-cell>
          <table:table-cell table:style-name="ce8" office:value-type="float" office:value="-430">
            <text:p>-430</text:p>
          </table:table-cell>
          <table:table-cell table:style-name="ce8" office:value-type="float" office:value="-430">
            <text:p>-430</text:p>
          </table:table-cell>
          <table:table-cell table:style-name="ce8" office:value-type="float" office:value="-430">
            <text:p>-43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620">
            <text:p>-620</text:p>
          </table:table-cell>
          <table:table-cell table:style-name="ce8" office:value-type="float" office:value="-940">
            <text:p>-940</text:p>
          </table:table-cell>
          <table:table-cell table:style-name="ce8" office:value-type="float" office:value="-940">
            <text:p>-940</text:p>
          </table:table-cell>
          <table:table-cell table:style-name="ce8" office:value-type="float" office:value="-940">
            <text:p>-940</text:p>
          </table:table-cell>
          <table:table-cell table:style-name="ce8" office:value-type="float" office:value="-940">
            <text:p>-940</text:p>
          </table:table-cell>
          <table:table-cell table:style-name="ce8" office:value-type="float" office:value="-940">
            <text:p>-940</text:p>
          </table:table-cell>
          <table:table-cell table:style-name="ce8" office:value-type="float" office:value="-940">
            <text:p>-940</text:p>
          </table:table-cell>
          <table:table-cell table:style-name="ce8" office:value-type="float" office:value="-940">
            <text:p>-94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u</text:p>
          </table:table-cell>
          <table:table-cell table:style-name="ce8" office:value-type="float" office:value="86">
            <text:p>86</text:p>
          </table:table-cell>
          <table:table-cell table:style-name="ce8" office:value-type="string">
            <text:p>u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34">
            <text:p>-34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56">
            <text:p>-56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220">
            <text:p>-220</text:p>
          </table:table-cell>
          <table:table-cell table:style-name="ce8" office:value-type="float" office:value="-220">
            <text:p>-220</text:p>
          </table:table-cell>
          <table:table-cell table:style-name="ce8" office:value-type="float" office:value="-220">
            <text:p>-220</text:p>
          </table:table-cell>
          <table:table-cell table:style-name="ce8" office:value-type="float" office:value="-220">
            <text:p>-220</text:p>
          </table:table-cell>
          <table:table-cell table:style-name="ce8" office:value-type="float" office:value="-220">
            <text:p>-220</text:p>
          </table:table-cell>
          <table:table-cell table:style-name="ce8" office:value-type="float" office:value="-220">
            <text:p>-220</text:p>
          </table:table-cell>
          <table:table-cell table:style-name="ce8" office:value-type="float" office:value="-220">
            <text:p>-22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470">
            <text:p>-470</text:p>
          </table:table-cell>
          <table:table-cell table:style-name="ce8" office:value-type="float" office:value="-680">
            <text:p>-680</text:p>
          </table:table-cell>
          <table:table-cell table:style-name="ce8" office:value-type="float" office:value="-680">
            <text:p>-680</text:p>
          </table:table-cell>
          <table:table-cell table:style-name="ce8" office:value-type="float" office:value="-680">
            <text:p>-680</text:p>
          </table:table-cell>
          <table:table-cell table:style-name="ce8" office:value-type="float" office:value="-680">
            <text:p>-680</text:p>
          </table:table-cell>
          <table:table-cell table:style-name="ce8" office:value-type="float" office:value="-680">
            <text:p>-680</text:p>
          </table:table-cell>
          <table:table-cell table:style-name="ce8" office:value-type="float" office:value="-680">
            <text:p>-680</text:p>
          </table:table-cell>
          <table:table-cell table:style-name="ce8" office:value-type="float" office:value="-680">
            <text:p>-68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1120">
            <text:p>112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195">
            <text:p>195</text:p>
          </table:table-cell>
          <table:table-cell table:style-name="ce8" office:value-type="string">
            <text:p>u</text:p>
          </table:table-cell>
          <table:table-cell table:style-name="ce8" office:value-type="float" office:value="98">
            <text:p>98</text:p>
          </table:table-cell>
          <table:table-cell table:style-name="ce8" office:value-type="string">
            <text:p>u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250">
            <text:p>-250</text:p>
          </table:table-cell>
          <table:table-cell table:style-name="ce8" office:value-type="float" office:value="-250">
            <text:p>-250</text:p>
          </table:table-cell>
          <table:table-cell table:style-name="ce8" office:value-type="float" office:value="-250">
            <text:p>-250</text:p>
          </table:table-cell>
          <table:table-cell table:style-name="ce8" office:value-type="float" office:value="-250">
            <text:p>-250</text:p>
          </table:table-cell>
          <table:table-cell table:style-name="ce8" office:value-type="float" office:value="-250">
            <text:p>-250</text:p>
          </table:table-cell>
          <table:table-cell table:style-name="ce8" office:value-type="float" office:value="-250">
            <text:p>-250</text:p>
          </table:table-cell>
          <table:table-cell table:style-name="ce8" office:value-type="float" office:value="-250">
            <text:p>-25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780">
            <text:p>-78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float" office:value="-1150">
            <text:p>-115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1250">
            <text:p>125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195">
            <text:p>195</text:p>
          </table:table-cell>
          <table:table-cell table:style-name="ce8" office:value-type="string">
            <text:p>u</text:p>
          </table:table-cell>
          <table:table-cell table:style-name="ce8" office:value-type="float" office:value="98">
            <text:p>98</text:p>
          </table:table-cell>
          <table:table-cell table:style-name="ce8" office:value-type="string">
            <text:p>u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40">
            <text:p>-40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260">
            <text:p>-260</text:p>
          </table:table-cell>
          <table:table-cell table:style-name="ce8" office:value-type="float" office:value="-260">
            <text:p>-260</text:p>
          </table:table-cell>
          <table:table-cell table:style-name="ce8" office:value-type="float" office:value="-260">
            <text:p>-260</text:p>
          </table:table-cell>
          <table:table-cell table:style-name="ce8" office:value-type="float" office:value="-260">
            <text:p>-260</text:p>
          </table:table-cell>
          <table:table-cell table:style-name="ce8" office:value-type="float" office:value="-260">
            <text:p>-260</text:p>
          </table:table-cell>
          <table:table-cell table:style-name="ce8" office:value-type="float" office:value="-260">
            <text:p>-260</text:p>
          </table:table-cell>
          <table:table-cell table:style-name="ce8" office:value-type="float" office:value="-260">
            <text:p>-26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580">
            <text:p>-58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840">
            <text:p>-84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float" office:value="-1300">
            <text:p>-13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1400">
            <text:p>14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220">
            <text:p>220</text:p>
          </table:table-cell>
          <table:table-cell table:style-name="ce8" office:value-type="string">
            <text:p>u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u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300">
            <text:p>-30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640">
            <text:p>-64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960">
            <text:p>-96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float" office:value="-1450">
            <text:p>-145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1600">
            <text:p>16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220">
            <text:p>220</text:p>
          </table:table-cell>
          <table:table-cell table:style-name="ce8" office:value-type="string">
            <text:p>u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u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48">
            <text:p>-4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78">
            <text:p>-78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140">
            <text:p>-14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330">
            <text:p>-330</text:p>
          </table:table-cell>
          <table:table-cell table:style-name="ce8" office:value-type="float" office:value="-720">
            <text:p>-720</text:p>
          </table:table-cell>
          <table:table-cell table:style-name="ce8" office:value-type="float" office:value="-720">
            <text:p>-720</text:p>
          </table:table-cell>
          <table:table-cell table:style-name="ce8" office:value-type="float" office:value="-720">
            <text:p>-720</text:p>
          </table:table-cell>
          <table:table-cell table:style-name="ce8" office:value-type="float" office:value="-720">
            <text:p>-720</text:p>
          </table:table-cell>
          <table:table-cell table:style-name="ce8" office:value-type="float" office:value="-720">
            <text:p>-720</text:p>
          </table:table-cell>
          <table:table-cell table:style-name="ce8" office:value-type="float" office:value="-720">
            <text:p>-720</text:p>
          </table:table-cell>
          <table:table-cell table:style-name="ce8" office:value-type="float" office:value="-720">
            <text:p>-72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050">
            <text:p>-105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float" office:value="-1600">
            <text:p>-16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1800">
            <text:p>18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240">
            <text:p>240</text:p>
          </table:table-cell>
          <table:table-cell table:style-name="ce8" office:value-type="string">
            <text:p>u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u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370">
            <text:p>-370</text:p>
          </table:table-cell>
          <table:table-cell table:style-name="ce8" office:value-type="float" office:value="-370">
            <text:p>-370</text:p>
          </table:table-cell>
          <table:table-cell table:style-name="ce8" office:value-type="float" office:value="-370">
            <text:p>-370</text:p>
          </table:table-cell>
          <table:table-cell table:style-name="ce8" office:value-type="float" office:value="-370">
            <text:p>-370</text:p>
          </table:table-cell>
          <table:table-cell table:style-name="ce8" office:value-type="float" office:value="-370">
            <text:p>-370</text:p>
          </table:table-cell>
          <table:table-cell table:style-name="ce8" office:value-type="float" office:value="-370">
            <text:p>-370</text:p>
          </table:table-cell>
          <table:table-cell table:style-name="ce8" office:value-type="float" office:value="-370">
            <text:p>-37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820">
            <text:p>-82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200">
            <text:p>-120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float" office:value="-1850">
            <text:p>-185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2000">
            <text:p>20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240">
            <text:p>240</text:p>
          </table:table-cell>
          <table:table-cell table:style-name="ce8" office:value-type="string">
            <text:p>u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u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58">
            <text:p>-58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92">
            <text:p>-92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170">
            <text:p>-17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400">
            <text:p>-40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920">
            <text:p>-92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1350">
            <text:p>-1350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-2000">
            <text:p>-20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2240">
            <text:p>224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260">
            <text:p>260</text:p>
          </table:table-cell>
          <table:table-cell table:style-name="ce8" office:value-type="string">
            <text:p>u</text:p>
          </table:table-cell>
          <table:table-cell table:style-name="ce8" office:value-type="float" office:value="130">
            <text:p>130</text:p>
          </table:table-cell>
          <table:table-cell table:style-name="ce8" office:value-type="string">
            <text:p>u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440">
            <text:p>-440</text:p>
          </table:table-cell>
          <table:table-cell table:style-name="ce8" office:value-type="float" office:value="-440">
            <text:p>-440</text:p>
          </table:table-cell>
          <table:table-cell table:style-name="ce8" office:value-type="float" office:value="-440">
            <text:p>-440</text:p>
          </table:table-cell>
          <table:table-cell table:style-name="ce8" office:value-type="float" office:value="-440">
            <text:p>-440</text:p>
          </table:table-cell>
          <table:table-cell table:style-name="ce8" office:value-type="float" office:value="-440">
            <text:p>-440</text:p>
          </table:table-cell>
          <table:table-cell table:style-name="ce8" office:value-type="float" office:value="-440">
            <text:p>-440</text:p>
          </table:table-cell>
          <table:table-cell table:style-name="ce8" office:value-type="float" office:value="-440">
            <text:p>-44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1500">
            <text:p>-1500</text:p>
          </table:table-cell>
          <table:table-cell table:style-name="ce8" office:value-type="float" office:value="-2300">
            <text:p>-2300</text:p>
          </table:table-cell>
          <table:table-cell table:style-name="ce8" office:value-type="float" office:value="-2300">
            <text:p>-2300</text:p>
          </table:table-cell>
          <table:table-cell table:style-name="ce8" office:value-type="float" office:value="-2300">
            <text:p>-2300</text:p>
          </table:table-cell>
          <table:table-cell table:style-name="ce8" office:value-type="float" office:value="-2300">
            <text:p>-2300</text:p>
          </table:table-cell>
          <table:table-cell table:style-name="ce8" office:value-type="float" office:value="-2300">
            <text:p>-2300</text:p>
          </table:table-cell>
          <table:table-cell table:style-name="ce8" office:value-type="float" office:value="-2300">
            <text:p>-2300</text:p>
          </table:table-cell>
          <table:table-cell table:style-name="ce8" office:value-type="float" office:value="-2300">
            <text:p>-23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2500">
            <text:p>25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260">
            <text:p>260</text:p>
          </table:table-cell>
          <table:table-cell table:style-name="ce8" office:value-type="string">
            <text:p>u</text:p>
          </table:table-cell>
          <table:table-cell table:style-name="ce8" office:value-type="float" office:value="130">
            <text:p>130</text:p>
          </table:table-cell>
          <table:table-cell table:style-name="ce8" office:value-type="string">
            <text:p>u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68">
            <text:p>-68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10">
            <text:p>-110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195">
            <text:p>-195</text:p>
          </table:table-cell>
          <table:table-cell table:style-name="ce8" office:value-type="float" office:value="-460">
            <text:p>-460</text:p>
          </table:table-cell>
          <table:table-cell table:style-name="ce8" office:value-type="float" office:value="-460">
            <text:p>-460</text:p>
          </table:table-cell>
          <table:table-cell table:style-name="ce8" office:value-type="float" office:value="-460">
            <text:p>-460</text:p>
          </table:table-cell>
          <table:table-cell table:style-name="ce8" office:value-type="float" office:value="-460">
            <text:p>-460</text:p>
          </table:table-cell>
          <table:table-cell table:style-name="ce8" office:value-type="float" office:value="-460">
            <text:p>-460</text:p>
          </table:table-cell>
          <table:table-cell table:style-name="ce8" office:value-type="float" office:value="-460">
            <text:p>-460</text:p>
          </table:table-cell>
          <table:table-cell table:style-name="ce8" office:value-type="float" office:value="-460">
            <text:p>-46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100">
            <text:p>-110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1650">
            <text:p>-1650</text:p>
          </table:table-cell>
          <table:table-cell table:style-name="ce8" office:value-type="float" office:value="-2500">
            <text:p>-2500</text:p>
          </table:table-cell>
          <table:table-cell table:style-name="ce8" office:value-type="float" office:value="-2500">
            <text:p>-2500</text:p>
          </table:table-cell>
          <table:table-cell table:style-name="ce8" office:value-type="float" office:value="-2500">
            <text:p>-2500</text:p>
          </table:table-cell>
          <table:table-cell table:style-name="ce8" office:value-type="float" office:value="-2500">
            <text:p>-2500</text:p>
          </table:table-cell>
          <table:table-cell table:style-name="ce8" office:value-type="float" office:value="-2500">
            <text:p>-2500</text:p>
          </table:table-cell>
          <table:table-cell table:style-name="ce8" office:value-type="float" office:value="-2500">
            <text:p>-2500</text:p>
          </table:table-cell>
          <table:table-cell table:style-name="ce8" office:value-type="float" office:value="-2500">
            <text:p>-25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3" office:value-type="float" office:value="2800">
            <text:p>28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290">
            <text:p>290</text:p>
          </table:table-cell>
          <table:table-cell table:style-name="ce8" office:value-type="string">
            <text:p>u</text:p>
          </table:table-cell>
          <table:table-cell table:style-name="ce8" office:value-type="float" office:value="145">
            <text:p>145</text:p>
          </table:table-cell>
          <table:table-cell table:style-name="ce8" office:value-type="string">
            <text:p>u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u</text:p>
          </table:table-cell>
          <table:table-cell table:style-name="ce8" office:value-type="float" office:value="-76">
            <text:p>-76</text:p>
          </table:table-cell>
          <table:table-cell table:style-name="ce8" office:value-type="float" office:value="-76">
            <text:p>-76</text:p>
          </table:table-cell>
          <table:table-cell table:style-name="ce8" office:value-type="float" office:value="-76">
            <text:p>-76</text:p>
          </table:table-cell>
          <table:table-cell table:style-name="ce8" office:value-type="float" office:value="-76">
            <text:p>-76</text:p>
          </table:table-cell>
          <table:table-cell table:style-name="ce8" office:value-type="float" office:value="-76">
            <text:p>-76</text:p>
          </table:table-cell>
          <table:table-cell table:style-name="ce8" office:value-type="float" office:value="-76">
            <text:p>-76</text:p>
          </table:table-cell>
          <table:table-cell table:style-name="ce8" office:value-type="float" office:value="-76">
            <text:p>-76</text:p>
          </table:table-cell>
          <table:table-cell table:style-name="ce8" office:value-type="float" office:value="-135">
            <text:p>-135</text:p>
          </table:table-cell>
          <table:table-cell table:style-name="ce8" office:value-type="float" office:value="-135">
            <text:p>-135</text:p>
          </table:table-cell>
          <table:table-cell table:style-name="ce8" office:value-type="float" office:value="-135">
            <text:p>-135</text:p>
          </table:table-cell>
          <table:table-cell table:style-name="ce8" office:value-type="float" office:value="-135">
            <text:p>-135</text:p>
          </table:table-cell>
          <table:table-cell table:style-name="ce8" office:value-type="float" office:value="-135">
            <text:p>-135</text:p>
          </table:table-cell>
          <table:table-cell table:style-name="ce8" office:value-type="float" office:value="-135">
            <text:p>-135</text:p>
          </table:table-cell>
          <table:table-cell table:style-name="ce8" office:value-type="float" office:value="-135">
            <text:p>-135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550">
            <text:p>-550</text:p>
          </table:table-cell>
          <table:table-cell table:style-name="ce8" office:value-type="float" office:value="-550">
            <text:p>-550</text:p>
          </table:table-cell>
          <table:table-cell table:style-name="ce8" office:value-type="float" office:value="-550">
            <text:p>-550</text:p>
          </table:table-cell>
          <table:table-cell table:style-name="ce8" office:value-type="float" office:value="-550">
            <text:p>-550</text:p>
          </table:table-cell>
          <table:table-cell table:style-name="ce8" office:value-type="float" office:value="-550">
            <text:p>-550</text:p>
          </table:table-cell>
          <table:table-cell table:style-name="ce8" office:value-type="float" office:value="-550">
            <text:p>-550</text:p>
          </table:table-cell>
          <table:table-cell table:style-name="ce8" office:value-type="float" office:value="-550">
            <text:p>-5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250">
            <text:p>-125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1900">
            <text:p>-1900</text:p>
          </table:table-cell>
          <table:table-cell table:style-name="ce8" office:value-type="float" office:value="-2900">
            <text:p>-2900</text:p>
          </table:table-cell>
          <table:table-cell table:style-name="ce8" office:value-type="float" office:value="-2900">
            <text:p>-2900</text:p>
          </table:table-cell>
          <table:table-cell table:style-name="ce8" office:value-type="float" office:value="-2900">
            <text:p>-2900</text:p>
          </table:table-cell>
          <table:table-cell table:style-name="ce8" office:value-type="float" office:value="-2900">
            <text:p>-2900</text:p>
          </table:table-cell>
          <table:table-cell table:style-name="ce8" office:value-type="float" office:value="-2900">
            <text:p>-2900</text:p>
          </table:table-cell>
          <table:table-cell table:style-name="ce8" office:value-type="float" office:value="-2900">
            <text:p>-2900</text:p>
          </table:table-cell>
          <table:table-cell table:style-name="ce8" office:value-type="float" office:value="-2900">
            <text:p>-29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97"/>
        </table:table-row>
        <table:table-row table:style-name="ro1">
          <table:table-cell table:style-name="ce4" office:value-type="float" office:value="3150">
            <text:p>3150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float" office:value="520">
            <text:p>520</text:p>
          </table:table-cell>
          <table:table-cell table:style-name="ce9" office:value-type="float" office:value="290">
            <text:p>290</text:p>
          </table:table-cell>
          <table:table-cell table:style-name="ce9" office:value-type="string">
            <text:p>u</text:p>
          </table:table-cell>
          <table:table-cell table:style-name="ce9" office:value-type="float" office:value="145">
            <text:p>145</text:p>
          </table:table-cell>
          <table:table-cell table:style-name="ce9" office:value-type="string">
            <text:p>u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JS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u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76">
            <text:p>-76</text:p>
          </table:table-cell>
          <table:table-cell table:style-name="ce9" office:value-type="float" office:value="-135">
            <text:p>-135</text:p>
          </table:table-cell>
          <table:table-cell table:style-name="ce9" office:value-type="float" office:value="-135">
            <text:p>-135</text:p>
          </table:table-cell>
          <table:table-cell table:style-name="ce9" office:value-type="float" office:value="-135">
            <text:p>-135</text:p>
          </table:table-cell>
          <table:table-cell table:style-name="ce9" office:value-type="float" office:value="-135">
            <text:p>-135</text:p>
          </table:table-cell>
          <table:table-cell table:style-name="ce9" office:value-type="float" office:value="-135">
            <text:p>-135</text:p>
          </table:table-cell>
          <table:table-cell table:style-name="ce9" office:value-type="float" office:value="-135">
            <text:p>-135</text:p>
          </table:table-cell>
          <table:table-cell table:style-name="ce9" office:value-type="float" office:value="-135">
            <text:p>-135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580">
            <text:p>-580</text:p>
          </table:table-cell>
          <table:table-cell table:style-name="ce9" office:value-type="float" office:value="-580">
            <text:p>-580</text:p>
          </table:table-cell>
          <table:table-cell table:style-name="ce9" office:value-type="float" office:value="-580">
            <text:p>-580</text:p>
          </table:table-cell>
          <table:table-cell table:style-name="ce9" office:value-type="float" office:value="-580">
            <text:p>-580</text:p>
          </table:table-cell>
          <table:table-cell table:style-name="ce9" office:value-type="float" office:value="-580">
            <text:p>-580</text:p>
          </table:table-cell>
          <table:table-cell table:style-name="ce9" office:value-type="float" office:value="-580">
            <text:p>-580</text:p>
          </table:table-cell>
          <table:table-cell table:style-name="ce9" office:value-type="float" office:value="-580">
            <text:p>-580</text:p>
          </table:table-cell>
          <table:table-cell table:style-name="ce9" office:value-type="float" office:value="-1400">
            <text:p>-1400</text:p>
          </table:table-cell>
          <table:table-cell table:style-name="ce9" office:value-type="float" office:value="-1400">
            <text:p>-1400</text:p>
          </table:table-cell>
          <table:table-cell table:style-name="ce9" office:value-type="float" office:value="-1400">
            <text:p>-1400</text:p>
          </table:table-cell>
          <table:table-cell table:style-name="ce9" office:value-type="float" office:value="-1400">
            <text:p>-1400</text:p>
          </table:table-cell>
          <table:table-cell table:style-name="ce9" office:value-type="float" office:value="-1400">
            <text:p>-1400</text:p>
          </table:table-cell>
          <table:table-cell table:style-name="ce9" office:value-type="float" office:value="-1400">
            <text:p>-1400</text:p>
          </table:table-cell>
          <table:table-cell table:style-name="ce9" office:value-type="float" office:value="-1400">
            <text:p>-1400</text:p>
          </table:table-cell>
          <table:table-cell table:style-name="ce9" office:value-type="float" office:value="-2100">
            <text:p>-2100</text:p>
          </table:table-cell>
          <table:table-cell table:style-name="ce9" office:value-type="float" office:value="-2100">
            <text:p>-2100</text:p>
          </table:table-cell>
          <table:table-cell table:style-name="ce9" office:value-type="float" office:value="-2100">
            <text:p>-2100</text:p>
          </table:table-cell>
          <table:table-cell table:style-name="ce9" office:value-type="float" office:value="-2100">
            <text:p>-2100</text:p>
          </table:table-cell>
          <table:table-cell table:style-name="ce9" office:value-type="float" office:value="-2100">
            <text:p>-2100</text:p>
          </table:table-cell>
          <table:table-cell table:style-name="ce9" office:value-type="float" office:value="-2100">
            <text:p>-2100</text:p>
          </table:table-cell>
          <table:table-cell table:style-name="ce9" office:value-type="float" office:value="-2100">
            <text:p>-2100</text:p>
          </table:table-cell>
          <table:table-cell table:style-name="ce9" office:value-type="float" office:value="-3200">
            <text:p>-3200</text:p>
          </table:table-cell>
          <table:table-cell table:style-name="ce9" office:value-type="float" office:value="-3200">
            <text:p>-3200</text:p>
          </table:table-cell>
          <table:table-cell table:style-name="ce9" office:value-type="float" office:value="-3200">
            <text:p>-3200</text:p>
          </table:table-cell>
          <table:table-cell table:style-name="ce9" office:value-type="float" office:value="-3200">
            <text:p>-3200</text:p>
          </table:table-cell>
          <table:table-cell table:style-name="ce9" office:value-type="float" office:value="-3200">
            <text:p>-3200</text:p>
          </table:table-cell>
          <table:table-cell table:style-name="ce9" office:value-type="float" office:value="-3200">
            <text:p>-3200</text:p>
          </table:table-cell>
          <table:table-cell table:style-name="ce9" office:value-type="float" office:value="-3200">
            <text:p>-3200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9" office:value-type="string">
            <text:p>u</text:p>
          </table:table-cell>
          <table:table-cell table:style-name="ce1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89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chnet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column table:style-name="co3" table:number-columns-repeated="22" table:default-cell-style-name="Default"/>
        <table:table-column table:style-name="co7" table:number-columns-repeated="21" table:default-cell-style-name="Default"/>
        <table:table-column table:style-name="co3" table:number-columns-repeated="14" table:default-cell-style-name="Default"/>
        <table:table-column table:style-name="co7" table:number-columns-repeated="35" table:default-cell-style-name="Default"/>
        <table:table-column table:style-name="co9" table:number-columns-repeated="820" table:default-cell-style-name="Default"/>
        <table:table-row table:style-name="ro1">
          <table:table-cell table:style-name="ce20" table:formula="of:=IF([Original.A1] = &quot;&quot;;&quot;&quot;;[Original.A1])" office:value-type="string" office:string-value="Nennmaßbereich bis">
            <text:p>Nennmaßbereich bis</text:p>
          </table:table-cell>
          <table:table-cell table:style-name="ce24" table:formula="of:=IF([Original.B1] = &quot;&quot;;&quot;&quot;;[Original.B1])" office:value-type="string" office:string-value="1-18">
            <text:p>1-18</text:p>
          </table:table-cell>
          <table:table-cell table:style-name="ce24" table:formula="of:=IF([Original.C1] = &quot;&quot;;&quot;&quot;;[Original.C1])" office:value-type="string" office:string-value="1-18">
            <text:p>1-18</text:p>
          </table:table-cell>
          <table:table-cell table:style-name="ce24" table:formula="of:=IF([Original.D1] = &quot;&quot;;&quot;&quot;;[Original.D1])" office:value-type="string" office:string-value="1-18">
            <text:p>1-18</text:p>
          </table:table-cell>
          <table:table-cell table:style-name="ce24" table:formula="of:=IF([Original.E1] = &quot;&quot;;&quot;&quot;;[Original.E1])" office:value-type="string" office:string-value="1-18">
            <text:p>1-18</text:p>
          </table:table-cell>
          <table:table-cell table:style-name="ce24" table:formula="of:=IF([Original.F1] = &quot;&quot;;&quot;&quot;;[Original.F1])" office:value-type="string" office:string-value="1-18">
            <text:p>1-18</text:p>
          </table:table-cell>
          <table:table-cell table:style-name="ce24" table:formula="of:=IF([Original.G1] = &quot;&quot;;&quot;&quot;;[Original.G1])" office:value-type="string" office:string-value="1-18">
            <text:p>1-18</text:p>
          </table:table-cell>
          <table:table-cell table:style-name="ce24" table:formula="of:=IF([Original.H1] = &quot;&quot;;&quot;&quot;;[Original.H1])" office:value-type="string" office:string-value="1-18">
            <text:p>1-18</text:p>
          </table:table-cell>
          <table:table-cell table:style-name="ce24" table:formula="of:=IF([Original.I1] = &quot;&quot;;&quot;&quot;;[Original.I1])" office:value-type="string" office:string-value="1-18">
            <text:p>1-18</text:p>
          </table:table-cell>
          <table:table-cell table:style-name="ce24" table:formula="of:=IF([Original.J1] = &quot;&quot;;&quot;&quot;;[Original.J1])" office:value-type="string" office:string-value="1-18">
            <text:p>1-18</text:p>
          </table:table-cell>
          <table:table-cell table:style-name="ce24" table:formula="of:=IF([Original.K1] = &quot;&quot;;&quot;&quot;;[Original.K1])" office:value-type="string" office:string-value="1-18">
            <text:p>1-18</text:p>
          </table:table-cell>
          <table:table-cell table:style-name="ce24" table:formula="of:=IF([Original.L1] = &quot;&quot;;&quot;&quot;;[Original.L1])" office:value-type="string" office:string-value="1-18">
            <text:p>1-18</text:p>
          </table:table-cell>
          <table:table-cell table:style-name="ce24" table:formula="of:=IF([Original.M1] = &quot;&quot;;&quot;&quot;;[Original.M1])" office:value-type="string" office:string-value="1-18">
            <text:p>1-18</text:p>
          </table:table-cell>
          <table:table-cell table:style-name="ce24" table:formula="of:=IF([Original.N1] = &quot;&quot;;&quot;&quot;;[Original.N1])" office:value-type="string" office:string-value="6">
            <text:p>6</text:p>
          </table:table-cell>
          <table:table-cell table:style-name="ce24" table:formula="of:=IF([Original.O1] = &quot;&quot;;&quot;&quot;;[Original.O1])" office:value-type="string" office:string-value="7">
            <text:p>7</text:p>
          </table:table-cell>
          <table:table-cell table:style-name="ce24" table:formula="of:=IF([Original.P1] = &quot;&quot;;&quot;&quot;;[Original.P1])" office:value-type="string" office:string-value="8">
            <text:p>8</text:p>
          </table:table-cell>
          <table:table-cell table:style-name="ce24" table:formula="of:=IF([Original.Q1] = &quot;&quot;;&quot;&quot;;[Original.Q1])" office:value-type="string" office:string-value="3">
            <text:p>3</text:p>
          </table:table-cell>
          <table:table-cell table:style-name="ce24" table:formula="of:=IF([Original.R1] = &quot;&quot;;&quot;&quot;;[Original.R1])" office:value-type="string" office:string-value="4">
            <text:p>4</text:p>
          </table:table-cell>
          <table:table-cell table:style-name="ce24" table:formula="of:=IF([Original.S1] = &quot;&quot;;&quot;&quot;;[Original.S1])" office:value-type="string" office:string-value="5">
            <text:p>5</text:p>
          </table:table-cell>
          <table:table-cell table:style-name="ce24" table:formula="of:=IF([Original.T1] = &quot;&quot;;&quot;&quot;;[Original.T1])" office:value-type="string" office:string-value="6">
            <text:p>6</text:p>
          </table:table-cell>
          <table:table-cell table:style-name="ce24" table:formula="of:=IF([Original.U1] = &quot;&quot;;&quot;&quot;;[Original.U1])" office:value-type="string" office:string-value="7">
            <text:p>7</text:p>
          </table:table-cell>
          <table:table-cell table:style-name="ce24" table:formula="of:=IF([Original.V1] = &quot;&quot;;&quot;&quot;;[Original.V1])" office:value-type="string" office:string-value="8">
            <text:p>8</text:p>
          </table:table-cell>
          <table:table-cell table:style-name="ce24" table:formula="of:=IF([Original.W1] = &quot;&quot;;&quot;&quot;;[Original.W1])" office:value-type="string" office:string-value="9-18">
            <text:p>9-18</text:p>
          </table:table-cell>
          <table:table-cell table:style-name="ce24" table:formula="of:=IF([Original.X1] = &quot;&quot;;&quot;&quot;;[Original.X1])" office:value-type="string" office:string-value="3">
            <text:p>3</text:p>
          </table:table-cell>
          <table:table-cell table:style-name="ce24" table:formula="of:=IF([Original.Y1] = &quot;&quot;;&quot;&quot;;[Original.Y1])" office:value-type="string" office:string-value="4">
            <text:p>4</text:p>
          </table:table-cell>
          <table:table-cell table:style-name="ce24" table:formula="of:=IF([Original.Z1] = &quot;&quot;;&quot;&quot;;[Original.Z1])" office:value-type="string" office:string-value="5">
            <text:p>5</text:p>
          </table:table-cell>
          <table:table-cell table:style-name="ce24" table:formula="of:=IF([Original.AA1] = &quot;&quot;;&quot;&quot;;[Original.AA1])" office:value-type="string" office:string-value="6">
            <text:p>6</text:p>
          </table:table-cell>
          <table:table-cell table:style-name="ce24" table:formula="of:=IF([Original.AB1] = &quot;&quot;;&quot;&quot;;[Original.AB1])" office:value-type="string" office:string-value="7">
            <text:p>7</text:p>
          </table:table-cell>
          <table:table-cell table:style-name="ce24" table:formula="of:=IF([Original.AC1] = &quot;&quot;;&quot;&quot;;[Original.AC1])" office:value-type="string" office:string-value="8">
            <text:p>8</text:p>
          </table:table-cell>
          <table:table-cell table:style-name="ce24" table:formula="of:=IF([Original.AD1] = &quot;&quot;;&quot;&quot;;[Original.AD1])" office:value-type="string" office:string-value="9-18">
            <text:p>9-18</text:p>
          </table:table-cell>
          <table:table-cell table:style-name="ce24" table:formula="of:=IF([Original.AE1] = &quot;&quot;;&quot;&quot;;[Original.AE1])" office:value-type="string" office:string-value="3">
            <text:p>3</text:p>
          </table:table-cell>
          <table:table-cell table:style-name="ce24" table:formula="of:=IF([Original.AF1] = &quot;&quot;;&quot;&quot;;[Original.AF1])" office:value-type="string" office:string-value="4">
            <text:p>4</text:p>
          </table:table-cell>
          <table:table-cell table:style-name="ce24" table:formula="of:=IF([Original.AG1] = &quot;&quot;;&quot;&quot;;[Original.AG1])" office:value-type="string" office:string-value="5">
            <text:p>5</text:p>
          </table:table-cell>
          <table:table-cell table:style-name="ce24" table:formula="of:=IF([Original.AH1] = &quot;&quot;;&quot;&quot;;[Original.AH1])" office:value-type="string" office:string-value="6">
            <text:p>6</text:p>
          </table:table-cell>
          <table:table-cell table:style-name="ce24" table:formula="of:=IF([Original.AI1] = &quot;&quot;;&quot;&quot;;[Original.AI1])" office:value-type="string" office:string-value="7">
            <text:p>7</text:p>
          </table:table-cell>
          <table:table-cell table:style-name="ce24" table:formula="of:=IF([Original.AJ1] = &quot;&quot;;&quot;&quot;;[Original.AJ1])" office:value-type="string" office:string-value="8">
            <text:p>8</text:p>
          </table:table-cell>
          <table:table-cell table:style-name="ce24" table:formula="of:=IF([Original.AK1] = &quot;&quot;;&quot;&quot;;[Original.AK1])" office:value-type="string" office:string-value="9-18">
            <text:p>9-18</text:p>
          </table:table-cell>
          <table:table-cell table:style-name="ce24" table:formula="of:=IF([Original.AL1] = &quot;&quot;;&quot;&quot;;[Original.AL1])" office:value-type="string" office:string-value="3">
            <text:p>3</text:p>
          </table:table-cell>
          <table:table-cell table:style-name="ce24" table:formula="of:=IF([Original.AM1] = &quot;&quot;;&quot;&quot;;[Original.AM1])" office:value-type="string" office:string-value="4">
            <text:p>4</text:p>
          </table:table-cell>
          <table:table-cell table:style-name="ce24" table:formula="of:=IF([Original.AN1] = &quot;&quot;;&quot;&quot;;[Original.AN1])" office:value-type="string" office:string-value="5">
            <text:p>5</text:p>
          </table:table-cell>
          <table:table-cell table:style-name="ce24" table:formula="of:=IF([Original.AO1] = &quot;&quot;;&quot;&quot;;[Original.AO1])" office:value-type="string" office:string-value="6">
            <text:p>6</text:p>
          </table:table-cell>
          <table:table-cell table:style-name="ce24" table:formula="of:=IF([Original.AP1] = &quot;&quot;;&quot;&quot;;[Original.AP1])" office:value-type="string" office:string-value="7">
            <text:p>7</text:p>
          </table:table-cell>
          <table:table-cell table:style-name="ce24" table:formula="of:=IF([Original.AQ1] = &quot;&quot;;&quot;&quot;;[Original.AQ1])" office:value-type="string" office:string-value="8">
            <text:p>8</text:p>
          </table:table-cell>
          <table:table-cell table:style-name="ce24" table:formula="of:=IF([Original.AR1] = &quot;&quot;;&quot;&quot;;[Original.AR1])" office:value-type="string" office:string-value="9-18">
            <text:p>9-18</text:p>
          </table:table-cell>
          <table:table-cell table:style-name="ce24" table:formula="of:=IF([Original.AS1] = &quot;&quot;;&quot;&quot;;[Original.AS1])" office:value-type="string" office:string-value="3">
            <text:p>3</text:p>
          </table:table-cell>
          <table:table-cell table:style-name="ce6" table:formula="of:=IF([Original.AT1] = &quot;&quot;;&quot;&quot;;[Original.AT1])" office:value-type="string" office:string-value="4">
            <text:p>4</text:p>
          </table:table-cell>
          <table:table-cell table:style-name="ce6" table:formula="of:=IF([Original.AU1] = &quot;&quot;;&quot;&quot;;[Original.AU1])" office:value-type="string" office:string-value="5">
            <text:p>5</text:p>
          </table:table-cell>
          <table:table-cell table:style-name="ce6" table:formula="of:=IF([Original.AV1] = &quot;&quot;;&quot;&quot;;[Original.AV1])" office:value-type="string" office:string-value="6">
            <text:p>6</text:p>
          </table:table-cell>
          <table:table-cell table:style-name="ce6" table:formula="of:=IF([Original.AW1] = &quot;&quot;;&quot;&quot;;[Original.AW1])" office:value-type="string" office:string-value="7">
            <text:p>7</text:p>
          </table:table-cell>
          <table:table-cell table:style-name="ce6" table:formula="of:=IF([Original.AX1] = &quot;&quot;;&quot;&quot;;[Original.AX1])" office:value-type="string" office:string-value="8">
            <text:p>8</text:p>
          </table:table-cell>
          <table:table-cell table:style-name="ce6" table:formula="of:=IF([Original.AY1] = &quot;&quot;;&quot;&quot;;[Original.AY1])" office:value-type="string" office:string-value="1-18">
            <text:p>1-18</text:p>
          </table:table-cell>
          <table:table-cell table:style-name="ce6" table:formula="of:=IF([Original.AZ1] = &quot;&quot;;&quot;&quot;;[Original.AZ1])" office:value-type="string" office:string-value="3">
            <text:p>3</text:p>
          </table:table-cell>
          <table:table-cell table:style-name="ce6" table:formula="of:=IF([Original.BA1] = &quot;&quot;;&quot;&quot;;[Original.BA1])" office:value-type="string" office:string-value="4">
            <text:p>4</text:p>
          </table:table-cell>
          <table:table-cell table:style-name="ce6" table:formula="of:=IF([Original.BB1] = &quot;&quot;;&quot;&quot;;[Original.BB1])" office:value-type="string" office:string-value="5">
            <text:p>5</text:p>
          </table:table-cell>
          <table:table-cell table:style-name="ce6" table:formula="of:=IF([Original.BC1] = &quot;&quot;;&quot;&quot;;[Original.BC1])" office:value-type="string" office:string-value="6">
            <text:p>6</text:p>
          </table:table-cell>
          <table:table-cell table:style-name="ce6" table:formula="of:=IF([Original.BD1] = &quot;&quot;;&quot;&quot;;[Original.BD1])" office:value-type="string" office:string-value="7">
            <text:p>7</text:p>
          </table:table-cell>
          <table:table-cell table:style-name="ce6" table:formula="of:=IF([Original.BE1] = &quot;&quot;;&quot;&quot;;[Original.BE1])" office:value-type="string" office:string-value="8">
            <text:p>8</text:p>
          </table:table-cell>
          <table:table-cell table:style-name="ce6" table:formula="of:=IF([Original.BF1] = &quot;&quot;;&quot;&quot;;[Original.BF1])" office:value-type="string" office:string-value="9-18">
            <text:p>9-18</text:p>
          </table:table-cell>
          <table:table-cell table:style-name="ce6" table:formula="of:=IF([Original.BG1] = &quot;&quot;;&quot;&quot;;[Original.BG1])" office:value-type="string" office:string-value="3">
            <text:p>3</text:p>
          </table:table-cell>
          <table:table-cell table:style-name="ce6" table:formula="of:=IF([Original.BH1] = &quot;&quot;;&quot;&quot;;[Original.BH1])" office:value-type="string" office:string-value="4">
            <text:p>4</text:p>
          </table:table-cell>
          <table:table-cell table:style-name="ce6" table:formula="of:=IF([Original.BI1] = &quot;&quot;;&quot;&quot;;[Original.BI1])" office:value-type="string" office:string-value="5">
            <text:p>5</text:p>
          </table:table-cell>
          <table:table-cell table:style-name="ce6" table:formula="of:=IF([Original.BJ1] = &quot;&quot;;&quot;&quot;;[Original.BJ1])" office:value-type="string" office:string-value="6">
            <text:p>6</text:p>
          </table:table-cell>
          <table:table-cell table:style-name="ce6" table:formula="of:=IF([Original.BK1] = &quot;&quot;;&quot;&quot;;[Original.BK1])" office:value-type="string" office:string-value="7">
            <text:p>7</text:p>
          </table:table-cell>
          <table:table-cell table:style-name="ce6" table:formula="of:=IF([Original.BL1] = &quot;&quot;;&quot;&quot;;[Original.BL1])" office:value-type="string" office:string-value="8">
            <text:p>8</text:p>
          </table:table-cell>
          <table:table-cell table:style-name="ce6" table:formula="of:=IF([Original.BM1] = &quot;&quot;;&quot;&quot;;[Original.BM1])" office:value-type="string" office:string-value="9-18">
            <text:p>9-18</text:p>
          </table:table-cell>
          <table:table-cell table:style-name="ce6" table:formula="of:=IF([Original.BN1] = &quot;&quot;;&quot;&quot;;[Original.BN1])" office:value-type="string" office:string-value="3">
            <text:p>3</text:p>
          </table:table-cell>
          <table:table-cell table:style-name="ce6" table:formula="of:=IF([Original.BO1] = &quot;&quot;;&quot;&quot;;[Original.BO1])" office:value-type="string" office:string-value="4">
            <text:p>4</text:p>
          </table:table-cell>
          <table:table-cell table:style-name="ce6" table:formula="of:=IF([Original.BP1] = &quot;&quot;;&quot;&quot;;[Original.BP1])" office:value-type="string" office:string-value="5">
            <text:p>5</text:p>
          </table:table-cell>
          <table:table-cell table:style-name="ce6" table:formula="of:=IF([Original.BQ1] = &quot;&quot;;&quot;&quot;;[Original.BQ1])" office:value-type="string" office:string-value="6">
            <text:p>6</text:p>
          </table:table-cell>
          <table:table-cell table:style-name="ce6" table:formula="of:=IF([Original.BR1] = &quot;&quot;;&quot;&quot;;[Original.BR1])" office:value-type="string" office:string-value="7">
            <text:p>7</text:p>
          </table:table-cell>
          <table:table-cell table:style-name="ce6" table:formula="of:=IF([Original.BS1] = &quot;&quot;;&quot;&quot;;[Original.BS1])" office:value-type="string" office:string-value="8">
            <text:p>8</text:p>
          </table:table-cell>
          <table:table-cell table:style-name="ce6" table:formula="of:=IF([Original.BT1] = &quot;&quot;;&quot;&quot;;[Original.BT1])" office:value-type="string" office:string-value="9-18">
            <text:p>9-18</text:p>
          </table:table-cell>
          <table:table-cell table:style-name="ce6" table:formula="of:=IF([Original.BU1] = &quot;&quot;;&quot;&quot;;[Original.BU1])" office:value-type="string" office:string-value="3">
            <text:p>3</text:p>
          </table:table-cell>
          <table:table-cell table:style-name="ce6" table:formula="of:=IF([Original.BV1] = &quot;&quot;;&quot;&quot;;[Original.BV1])" office:value-type="string" office:string-value="4">
            <text:p>4</text:p>
          </table:table-cell>
          <table:table-cell table:style-name="ce6" table:formula="of:=IF([Original.BW1] = &quot;&quot;;&quot;&quot;;[Original.BW1])" office:value-type="string" office:string-value="5">
            <text:p>5</text:p>
          </table:table-cell>
          <table:table-cell table:style-name="ce6" table:formula="of:=IF([Original.BX1] = &quot;&quot;;&quot;&quot;;[Original.BX1])" office:value-type="string" office:string-value="6">
            <text:p>6</text:p>
          </table:table-cell>
          <table:table-cell table:style-name="ce6" table:formula="of:=IF([Original.BY1] = &quot;&quot;;&quot;&quot;;[Original.BY1])" office:value-type="string" office:string-value="7">
            <text:p>7</text:p>
          </table:table-cell>
          <table:table-cell table:style-name="ce6" table:formula="of:=IF([Original.BZ1] = &quot;&quot;;&quot;&quot;;[Original.BZ1])" office:value-type="string" office:string-value="8">
            <text:p>8</text:p>
          </table:table-cell>
          <table:table-cell table:style-name="ce6" table:formula="of:=IF([Original.CA1] = &quot;&quot;;&quot;&quot;;[Original.CA1])" office:value-type="string" office:string-value="9-18">
            <text:p>9-18</text:p>
          </table:table-cell>
          <table:table-cell table:style-name="ce6" table:formula="of:=IF([Original.CB1] = &quot;&quot;;&quot;&quot;;[Original.CB1])" office:value-type="string" office:string-value="3">
            <text:p>3</text:p>
          </table:table-cell>
          <table:table-cell table:style-name="ce6" table:formula="of:=IF([Original.CC1] = &quot;&quot;;&quot;&quot;;[Original.CC1])" office:value-type="string" office:string-value="4">
            <text:p>4</text:p>
          </table:table-cell>
          <table:table-cell table:style-name="ce6" table:formula="of:=IF([Original.CD1] = &quot;&quot;;&quot;&quot;;[Original.CD1])" office:value-type="string" office:string-value="5">
            <text:p>5</text:p>
          </table:table-cell>
          <table:table-cell table:style-name="ce6" table:formula="of:=IF([Original.CE1] = &quot;&quot;;&quot;&quot;;[Original.CE1])" office:value-type="string" office:string-value="6">
            <text:p>6</text:p>
          </table:table-cell>
          <table:table-cell table:style-name="ce6" table:formula="of:=IF([Original.CF1] = &quot;&quot;;&quot;&quot;;[Original.CF1])" office:value-type="string" office:string-value="7">
            <text:p>7</text:p>
          </table:table-cell>
          <table:table-cell table:style-name="ce6" table:formula="of:=IF([Original.CG1] = &quot;&quot;;&quot;&quot;;[Original.CG1])" office:value-type="string" office:string-value="8">
            <text:p>8</text:p>
          </table:table-cell>
          <table:table-cell table:style-name="ce6" table:formula="of:=IF([Original.CH1] = &quot;&quot;;&quot;&quot;;[Original.CH1])" office:value-type="string" office:string-value="9-18">
            <text:p>9-18</text:p>
          </table:table-cell>
          <table:table-cell table:style-name="ce6" table:formula="of:=IF([Original.CI1] = &quot;&quot;;&quot;&quot;;[Original.CI1])" office:value-type="string" office:string-value="3">
            <text:p>3</text:p>
          </table:table-cell>
          <table:table-cell table:style-name="ce6" table:formula="of:=IF([Original.CJ1] = &quot;&quot;;&quot;&quot;;[Original.CJ1])" office:value-type="string" office:string-value="4">
            <text:p>4</text:p>
          </table:table-cell>
          <table:table-cell table:style-name="ce6" table:formula="of:=IF([Original.CK1] = &quot;&quot;;&quot;&quot;;[Original.CK1])" office:value-type="string" office:string-value="5">
            <text:p>5</text:p>
          </table:table-cell>
          <table:table-cell table:style-name="ce6" table:formula="of:=IF([Original.CL1] = &quot;&quot;;&quot;&quot;;[Original.CL1])" office:value-type="string" office:string-value="6">
            <text:p>6</text:p>
          </table:table-cell>
          <table:table-cell table:style-name="ce6" table:formula="of:=IF([Original.CM1] = &quot;&quot;;&quot;&quot;;[Original.CM1])" office:value-type="string" office:string-value="7">
            <text:p>7</text:p>
          </table:table-cell>
          <table:table-cell table:style-name="ce6" table:formula="of:=IF([Original.CN1] = &quot;&quot;;&quot;&quot;;[Original.CN1])" office:value-type="string" office:string-value="8">
            <text:p>8</text:p>
          </table:table-cell>
          <table:table-cell table:style-name="ce6" table:formula="of:=IF([Original.CO1] = &quot;&quot;;&quot;&quot;;[Original.CO1])" office:value-type="string" office:string-value="9-18">
            <text:p>9-18</text:p>
          </table:table-cell>
          <table:table-cell table:style-name="ce6" table:formula="of:=IF([Original.CP1] = &quot;&quot;;&quot;&quot;;[Original.CP1])" office:value-type="string" office:string-value="3">
            <text:p>3</text:p>
          </table:table-cell>
          <table:table-cell table:style-name="ce6" table:formula="of:=IF([Original.CQ1] = &quot;&quot;;&quot;&quot;;[Original.CQ1])" office:value-type="string" office:string-value="4">
            <text:p>4</text:p>
          </table:table-cell>
          <table:table-cell table:style-name="ce6" table:formula="of:=IF([Original.CR1] = &quot;&quot;;&quot;&quot;;[Original.CR1])" office:value-type="string" office:string-value="5">
            <text:p>5</text:p>
          </table:table-cell>
          <table:table-cell table:style-name="ce6" table:formula="of:=IF([Original.CS1] = &quot;&quot;;&quot;&quot;;[Original.CS1])" office:value-type="string" office:string-value="6">
            <text:p>6</text:p>
          </table:table-cell>
          <table:table-cell table:style-name="ce6" table:formula="of:=IF([Original.CT1] = &quot;&quot;;&quot;&quot;;[Original.CT1])" office:value-type="string" office:string-value="7">
            <text:p>7</text:p>
          </table:table-cell>
          <table:table-cell table:style-name="ce6" table:formula="of:=IF([Original.CU1] = &quot;&quot;;&quot;&quot;;[Original.CU1])" office:value-type="string" office:string-value="8">
            <text:p>8</text:p>
          </table:table-cell>
          <table:table-cell table:style-name="ce6" table:formula="of:=IF([Original.CV1] = &quot;&quot;;&quot;&quot;;[Original.CV1])" office:value-type="string" office:string-value="9-18">
            <text:p>9-18</text:p>
          </table:table-cell>
          <table:table-cell table:style-name="ce6" table:formula="of:=IF([Original.CW1] = &quot;&quot;;&quot;&quot;;[Original.CW1])" office:value-type="string" office:string-value="3">
            <text:p>3</text:p>
          </table:table-cell>
          <table:table-cell table:style-name="ce6" table:formula="of:=IF([Original.CX1] = &quot;&quot;;&quot;&quot;;[Original.CX1])" office:value-type="string" office:string-value="4">
            <text:p>4</text:p>
          </table:table-cell>
          <table:table-cell table:style-name="ce6" table:formula="of:=IF([Original.CY1] = &quot;&quot;;&quot;&quot;;[Original.CY1])" office:value-type="string" office:string-value="5">
            <text:p>5</text:p>
          </table:table-cell>
          <table:table-cell table:style-name="ce6" table:formula="of:=IF([Original.CZ1] = &quot;&quot;;&quot;&quot;;[Original.CZ1])" office:value-type="string" office:string-value="6">
            <text:p>6</text:p>
          </table:table-cell>
          <table:table-cell table:style-name="ce6" table:formula="of:=IF([Original.DA1] = &quot;&quot;;&quot;&quot;;[Original.DA1])" office:value-type="string" office:string-value="7">
            <text:p>7</text:p>
          </table:table-cell>
          <table:table-cell table:style-name="ce6" table:formula="of:=IF([Original.DB1] = &quot;&quot;;&quot;&quot;;[Original.DB1])" office:value-type="string" office:string-value="8">
            <text:p>8</text:p>
          </table:table-cell>
          <table:table-cell table:style-name="ce6" table:formula="of:=IF([Original.DC1] = &quot;&quot;;&quot;&quot;;[Original.DC1])" office:value-type="string" office:string-value="9-18">
            <text:p>9-18</text:p>
          </table:table-cell>
          <table:table-cell table:style-name="ce6" table:formula="of:=IF([Original.DD1] = &quot;&quot;;&quot;&quot;;[Original.DD1])" office:value-type="string" office:string-value="3">
            <text:p>3</text:p>
          </table:table-cell>
          <table:table-cell table:style-name="ce6" table:formula="of:=IF([Original.DE1] = &quot;&quot;;&quot;&quot;;[Original.DE1])" office:value-type="string" office:string-value="4">
            <text:p>4</text:p>
          </table:table-cell>
          <table:table-cell table:style-name="ce6" table:formula="of:=IF([Original.DF1] = &quot;&quot;;&quot;&quot;;[Original.DF1])" office:value-type="string" office:string-value="5">
            <text:p>5</text:p>
          </table:table-cell>
          <table:table-cell table:style-name="ce6" table:formula="of:=IF([Original.DG1] = &quot;&quot;;&quot;&quot;;[Original.DG1])" office:value-type="string" office:string-value="6">
            <text:p>6</text:p>
          </table:table-cell>
          <table:table-cell table:style-name="ce6" table:formula="of:=IF([Original.DH1] = &quot;&quot;;&quot;&quot;;[Original.DH1])" office:value-type="string" office:string-value="7">
            <text:p>7</text:p>
          </table:table-cell>
          <table:table-cell table:style-name="ce6" table:formula="of:=IF([Original.DI1] = &quot;&quot;;&quot;&quot;;[Original.DI1])" office:value-type="string" office:string-value="8">
            <text:p>8</text:p>
          </table:table-cell>
          <table:table-cell table:style-name="ce6" table:formula="of:=IF([Original.DJ1] = &quot;&quot;;&quot;&quot;;[Original.DJ1])" office:value-type="string" office:string-value="9-18">
            <text:p>9-18</text:p>
          </table:table-cell>
          <table:table-cell table:style-name="ce6" table:formula="of:=IF([Original.DK1] = &quot;&quot;;&quot;&quot;;[Original.DK1])" office:value-type="string" office:string-value="3">
            <text:p>3</text:p>
          </table:table-cell>
          <table:table-cell table:style-name="ce6" table:formula="of:=IF([Original.DL1] = &quot;&quot;;&quot;&quot;;[Original.DL1])" office:value-type="string" office:string-value="4">
            <text:p>4</text:p>
          </table:table-cell>
          <table:table-cell table:style-name="ce6" table:formula="of:=IF([Original.DM1] = &quot;&quot;;&quot;&quot;;[Original.DM1])" office:value-type="string" office:string-value="5">
            <text:p>5</text:p>
          </table:table-cell>
          <table:table-cell table:style-name="ce6" table:formula="of:=IF([Original.DN1] = &quot;&quot;;&quot;&quot;;[Original.DN1])" office:value-type="string" office:string-value="6">
            <text:p>6</text:p>
          </table:table-cell>
          <table:table-cell table:style-name="ce6" table:formula="of:=IF([Original.DO1] = &quot;&quot;;&quot;&quot;;[Original.DO1])" office:value-type="string" office:string-value="7">
            <text:p>7</text:p>
          </table:table-cell>
          <table:table-cell table:style-name="ce6" table:formula="of:=IF([Original.DP1] = &quot;&quot;;&quot;&quot;;[Original.DP1])" office:value-type="string" office:string-value="8">
            <text:p>8</text:p>
          </table:table-cell>
          <table:table-cell table:style-name="ce15" table:formula="of:=IF([Original.DQ1] = &quot;&quot;;&quot;&quot;;[Original.DQ1])" office:value-type="string" office:string-value="9-18">
            <text:p>9-18</text:p>
          </table:table-cell>
          <table:table-cell table:style-name="ce25" table:number-columns-repeated="820"/>
        </table:table-row>
        <table:table-row table:style-name="ro1">
          <table:table-cell table:style-name="ce12" table:formula="of:=IF([Original.A2] = &quot;&quot;;&quot;&quot;;[Original.A2])">
            <text:p/>
          </table:table-cell>
          <table:table-cell table:style-name="ce7" table:formula="of:=IF([Original.B2] = &quot;&quot;;&quot;&quot;;[Original.B2])" office:value-type="string" office:string-value="A">
            <text:p>A</text:p>
          </table:table-cell>
          <table:table-cell table:style-name="ce7" table:formula="of:=IF([Original.C2] = &quot;&quot;;&quot;&quot;;[Original.C2])" office:value-type="string" office:string-value="B">
            <text:p>B</text:p>
          </table:table-cell>
          <table:table-cell table:style-name="ce7" table:formula="of:=IF([Original.D2] = &quot;&quot;;&quot;&quot;;[Original.D2])" office:value-type="string" office:string-value="C">
            <text:p>C</text:p>
          </table:table-cell>
          <table:table-cell table:style-name="ce7" table:formula="of:=IF([Original.E2] = &quot;&quot;;&quot;&quot;;[Original.E2])" office:value-type="string" office:string-value="CD">
            <text:p>CD</text:p>
          </table:table-cell>
          <table:table-cell table:style-name="ce7" table:formula="of:=IF([Original.F2] = &quot;&quot;;&quot;&quot;;[Original.F2])" office:value-type="string" office:string-value="D">
            <text:p>D</text:p>
          </table:table-cell>
          <table:table-cell table:style-name="ce7" table:formula="of:=IF([Original.G2] = &quot;&quot;;&quot;&quot;;[Original.G2])" office:value-type="string" office:string-value="E">
            <text:p>E</text:p>
          </table:table-cell>
          <table:table-cell table:style-name="ce7" table:formula="of:=IF([Original.H2] = &quot;&quot;;&quot;&quot;;[Original.H2])" office:value-type="string" office:string-value="EF">
            <text:p>EF</text:p>
          </table:table-cell>
          <table:table-cell table:style-name="ce7" table:formula="of:=IF([Original.I2] = &quot;&quot;;&quot;&quot;;[Original.I2])" office:value-type="string" office:string-value="F">
            <text:p>F</text:p>
          </table:table-cell>
          <table:table-cell table:style-name="ce7" table:formula="of:=IF([Original.J2] = &quot;&quot;;&quot;&quot;;[Original.J2])" office:value-type="string" office:string-value="FG">
            <text:p>FG</text:p>
          </table:table-cell>
          <table:table-cell table:style-name="ce7" table:formula="of:=IF([Original.K2] = &quot;&quot;;&quot;&quot;;[Original.K2])" office:value-type="string" office:string-value="G">
            <text:p>G</text:p>
          </table:table-cell>
          <table:table-cell table:style-name="ce7" table:formula="of:=IF([Original.L2] = &quot;&quot;;&quot;&quot;;[Original.L2])" office:value-type="string" office:string-value="H">
            <text:p>H</text:p>
          </table:table-cell>
          <table:table-cell table:style-name="ce7" table:formula="of:=IF([Original.M2] = &quot;&quot;;&quot;&quot;;[Original.M2])" office:value-type="string" office:string-value="JS">
            <text:p>JS</text:p>
          </table:table-cell>
          <table:table-cell table:style-name="ce7" table:formula="of:=IF([Original.N2] = &quot;&quot;;&quot;&quot;;[Original.N2])" office:value-type="string" office:string-value="J">
            <text:p>J</text:p>
          </table:table-cell>
          <table:table-cell table:style-name="ce7" table:formula="of:=IF([Original.O2] = &quot;&quot;;&quot;&quot;;[Original.O2])" office:value-type="string" office:string-value="J">
            <text:p>J</text:p>
          </table:table-cell>
          <table:table-cell table:style-name="ce7" table:formula="of:=IF([Original.P2] = &quot;&quot;;&quot;&quot;;[Original.P2])" office:value-type="string" office:string-value="J">
            <text:p>J</text:p>
          </table:table-cell>
          <table:table-cell table:style-name="ce7" table:formula="of:=IF([Original.Q2] = &quot;&quot;;&quot;&quot;;[Original.Q2])" office:value-type="string" office:string-value="K">
            <text:p>K</text:p>
          </table:table-cell>
          <table:table-cell table:style-name="ce7" table:formula="of:=IF([Original.R2] = &quot;&quot;;&quot;&quot;;[Original.R2])" office:value-type="string" office:string-value="K">
            <text:p>K</text:p>
          </table:table-cell>
          <table:table-cell table:style-name="ce7" table:formula="of:=IF([Original.S2] = &quot;&quot;;&quot;&quot;;[Original.S2])" office:value-type="string" office:string-value="K">
            <text:p>K</text:p>
          </table:table-cell>
          <table:table-cell table:style-name="ce7" table:formula="of:=IF([Original.T2] = &quot;&quot;;&quot;&quot;;[Original.T2])" office:value-type="string" office:string-value="K">
            <text:p>K</text:p>
          </table:table-cell>
          <table:table-cell table:style-name="ce7" table:formula="of:=IF([Original.U2] = &quot;&quot;;&quot;&quot;;[Original.U2])" office:value-type="string" office:string-value="K">
            <text:p>K</text:p>
          </table:table-cell>
          <table:table-cell table:style-name="ce7" table:formula="of:=IF([Original.V2] = &quot;&quot;;&quot;&quot;;[Original.V2])" office:value-type="string" office:string-value="K">
            <text:p>K</text:p>
          </table:table-cell>
          <table:table-cell table:style-name="ce7" table:formula="of:=IF([Original.W2] = &quot;&quot;;&quot;&quot;;[Original.W2])" office:value-type="string" office:string-value="K">
            <text:p>K</text:p>
          </table:table-cell>
          <table:table-cell table:style-name="ce7" table:formula="of:=IF([Original.X2] = &quot;&quot;;&quot;&quot;;[Original.X2])" office:value-type="string" office:string-value="M">
            <text:p>M</text:p>
          </table:table-cell>
          <table:table-cell table:style-name="ce7" table:formula="of:=IF([Original.Y2] = &quot;&quot;;&quot;&quot;;[Original.Y2])" office:value-type="string" office:string-value="M">
            <text:p>M</text:p>
          </table:table-cell>
          <table:table-cell table:style-name="ce7" table:formula="of:=IF([Original.Z2] = &quot;&quot;;&quot;&quot;;[Original.Z2])" office:value-type="string" office:string-value="M">
            <text:p>M</text:p>
          </table:table-cell>
          <table:table-cell table:style-name="ce7" table:formula="of:=IF([Original.AA2] = &quot;&quot;;&quot;&quot;;[Original.AA2])" office:value-type="string" office:string-value="M">
            <text:p>M</text:p>
          </table:table-cell>
          <table:table-cell table:style-name="ce7" table:formula="of:=IF([Original.AB2] = &quot;&quot;;&quot;&quot;;[Original.AB2])" office:value-type="string" office:string-value="M">
            <text:p>M</text:p>
          </table:table-cell>
          <table:table-cell table:style-name="ce7" table:formula="of:=IF([Original.AC2] = &quot;&quot;;&quot;&quot;;[Original.AC2])" office:value-type="string" office:string-value="M">
            <text:p>M</text:p>
          </table:table-cell>
          <table:table-cell table:style-name="ce7" table:formula="of:=IF([Original.AD2] = &quot;&quot;;&quot;&quot;;[Original.AD2])" office:value-type="string" office:string-value="M">
            <text:p>M</text:p>
          </table:table-cell>
          <table:table-cell table:style-name="ce7" table:formula="of:=IF([Original.AE2] = &quot;&quot;;&quot;&quot;;[Original.AE2])" office:value-type="string" office:string-value="N">
            <text:p>N</text:p>
          </table:table-cell>
          <table:table-cell table:style-name="ce7" table:formula="of:=IF([Original.AF2] = &quot;&quot;;&quot;&quot;;[Original.AF2])" office:value-type="string" office:string-value="N">
            <text:p>N</text:p>
          </table:table-cell>
          <table:table-cell table:style-name="ce7" table:formula="of:=IF([Original.AG2] = &quot;&quot;;&quot;&quot;;[Original.AG2])" office:value-type="string" office:string-value="N">
            <text:p>N</text:p>
          </table:table-cell>
          <table:table-cell table:style-name="ce7" table:formula="of:=IF([Original.AH2] = &quot;&quot;;&quot;&quot;;[Original.AH2])" office:value-type="string" office:string-value="N">
            <text:p>N</text:p>
          </table:table-cell>
          <table:table-cell table:style-name="ce7" table:formula="of:=IF([Original.AI2] = &quot;&quot;;&quot;&quot;;[Original.AI2])" office:value-type="string" office:string-value="N">
            <text:p>N</text:p>
          </table:table-cell>
          <table:table-cell table:style-name="ce7" table:formula="of:=IF([Original.AJ2] = &quot;&quot;;&quot;&quot;;[Original.AJ2])" office:value-type="string" office:string-value="N">
            <text:p>N</text:p>
          </table:table-cell>
          <table:table-cell table:style-name="ce7" table:formula="of:=IF([Original.AK2] = &quot;&quot;;&quot;&quot;;[Original.AK2])" office:value-type="string" office:string-value="N">
            <text:p>N</text:p>
          </table:table-cell>
          <table:table-cell table:style-name="ce7" table:formula="of:=IF([Original.AL2] = &quot;&quot;;&quot;&quot;;[Original.AL2])" office:value-type="string" office:string-value="P">
            <text:p>P</text:p>
          </table:table-cell>
          <table:table-cell table:style-name="ce7" table:formula="of:=IF([Original.AM2] = &quot;&quot;;&quot;&quot;;[Original.AM2])" office:value-type="string" office:string-value="P">
            <text:p>P</text:p>
          </table:table-cell>
          <table:table-cell table:style-name="ce7" table:formula="of:=IF([Original.AN2] = &quot;&quot;;&quot;&quot;;[Original.AN2])" office:value-type="string" office:string-value="P">
            <text:p>P</text:p>
          </table:table-cell>
          <table:table-cell table:style-name="ce7" table:formula="of:=IF([Original.AO2] = &quot;&quot;;&quot;&quot;;[Original.AO2])" office:value-type="string" office:string-value="P">
            <text:p>P</text:p>
          </table:table-cell>
          <table:table-cell table:style-name="ce7" table:formula="of:=IF([Original.AP2] = &quot;&quot;;&quot;&quot;;[Original.AP2])" office:value-type="string" office:string-value="P">
            <text:p>P</text:p>
          </table:table-cell>
          <table:table-cell table:style-name="ce7" table:formula="of:=IF([Original.AQ2] = &quot;&quot;;&quot;&quot;;[Original.AQ2])" office:value-type="string" office:string-value="P">
            <text:p>P</text:p>
          </table:table-cell>
          <table:table-cell table:style-name="ce7" table:formula="of:=IF([Original.AR2] = &quot;&quot;;&quot;&quot;;[Original.AR2])" office:value-type="string" office:string-value="P">
            <text:p>P</text:p>
          </table:table-cell>
          <table:table-cell table:style-name="ce7" table:formula="of:=IF([Original.AS2] = &quot;&quot;;&quot;&quot;;[Original.AS2])" office:value-type="string" office:string-value="R">
            <text:p>R</text:p>
          </table:table-cell>
          <table:table-cell table:style-name="ce7" table:formula="of:=IF([Original.AT2] = &quot;&quot;;&quot;&quot;;[Original.AT2])" office:value-type="string" office:string-value="R">
            <text:p>R</text:p>
          </table:table-cell>
          <table:table-cell table:style-name="ce7" table:formula="of:=IF([Original.AU2] = &quot;&quot;;&quot;&quot;;[Original.AU2])" office:value-type="string" office:string-value="R">
            <text:p>R</text:p>
          </table:table-cell>
          <table:table-cell table:style-name="ce7" table:formula="of:=IF([Original.AV2] = &quot;&quot;;&quot;&quot;;[Original.AV2])" office:value-type="string" office:string-value="R">
            <text:p>R</text:p>
          </table:table-cell>
          <table:table-cell table:style-name="ce7" table:formula="of:=IF([Original.AW2] = &quot;&quot;;&quot;&quot;;[Original.AW2])" office:value-type="string" office:string-value="R">
            <text:p>R</text:p>
          </table:table-cell>
          <table:table-cell table:style-name="ce7" table:formula="of:=IF([Original.AX2] = &quot;&quot;;&quot;&quot;;[Original.AX2])" office:value-type="string" office:string-value="R">
            <text:p>R</text:p>
          </table:table-cell>
          <table:table-cell table:style-name="ce7" table:formula="of:=IF([Original.AY2] = &quot;&quot;;&quot;&quot;;[Original.AY2])" office:value-type="string" office:string-value="R">
            <text:p>R</text:p>
          </table:table-cell>
          <table:table-cell table:style-name="ce7" table:formula="of:=IF([Original.AZ2] = &quot;&quot;;&quot;&quot;;[Original.AZ2])" office:value-type="string" office:string-value="S">
            <text:p>S</text:p>
          </table:table-cell>
          <table:table-cell table:style-name="ce7" table:formula="of:=IF([Original.BA2] = &quot;&quot;;&quot;&quot;;[Original.BA2])" office:value-type="string" office:string-value="S">
            <text:p>S</text:p>
          </table:table-cell>
          <table:table-cell table:style-name="ce7" table:formula="of:=IF([Original.BB2] = &quot;&quot;;&quot;&quot;;[Original.BB2])" office:value-type="string" office:string-value="S">
            <text:p>S</text:p>
          </table:table-cell>
          <table:table-cell table:style-name="ce7" table:formula="of:=IF([Original.BC2] = &quot;&quot;;&quot;&quot;;[Original.BC2])" office:value-type="string" office:string-value="S">
            <text:p>S</text:p>
          </table:table-cell>
          <table:table-cell table:style-name="ce7" table:formula="of:=IF([Original.BD2] = &quot;&quot;;&quot;&quot;;[Original.BD2])" office:value-type="string" office:string-value="S">
            <text:p>S</text:p>
          </table:table-cell>
          <table:table-cell table:style-name="ce7" table:formula="of:=IF([Original.BE2] = &quot;&quot;;&quot;&quot;;[Original.BE2])" office:value-type="string" office:string-value="S">
            <text:p>S</text:p>
          </table:table-cell>
          <table:table-cell table:style-name="ce7" table:formula="of:=IF([Original.BF2] = &quot;&quot;;&quot;&quot;;[Original.BF2])" office:value-type="string" office:string-value="S">
            <text:p>S</text:p>
          </table:table-cell>
          <table:table-cell table:style-name="ce7" table:formula="of:=IF([Original.BG2] = &quot;&quot;;&quot;&quot;;[Original.BG2])" office:value-type="string" office:string-value="T">
            <text:p>T</text:p>
          </table:table-cell>
          <table:table-cell table:style-name="ce7" table:formula="of:=IF([Original.BH2] = &quot;&quot;;&quot;&quot;;[Original.BH2])" office:value-type="string" office:string-value="T">
            <text:p>T</text:p>
          </table:table-cell>
          <table:table-cell table:style-name="ce7" table:formula="of:=IF([Original.BI2] = &quot;&quot;;&quot;&quot;;[Original.BI2])" office:value-type="string" office:string-value="T">
            <text:p>T</text:p>
          </table:table-cell>
          <table:table-cell table:style-name="ce7" table:formula="of:=IF([Original.BJ2] = &quot;&quot;;&quot;&quot;;[Original.BJ2])" office:value-type="string" office:string-value="T">
            <text:p>T</text:p>
          </table:table-cell>
          <table:table-cell table:style-name="ce7" table:formula="of:=IF([Original.BK2] = &quot;&quot;;&quot;&quot;;[Original.BK2])" office:value-type="string" office:string-value="T">
            <text:p>T</text:p>
          </table:table-cell>
          <table:table-cell table:style-name="ce7" table:formula="of:=IF([Original.BL2] = &quot;&quot;;&quot;&quot;;[Original.BL2])" office:value-type="string" office:string-value="T">
            <text:p>T</text:p>
          </table:table-cell>
          <table:table-cell table:style-name="ce7" table:formula="of:=IF([Original.BM2] = &quot;&quot;;&quot;&quot;;[Original.BM2])" office:value-type="string" office:string-value="T">
            <text:p>T</text:p>
          </table:table-cell>
          <table:table-cell table:style-name="ce7" table:formula="of:=IF([Original.BN2] = &quot;&quot;;&quot;&quot;;[Original.BN2])" office:value-type="string" office:string-value="U">
            <text:p>U</text:p>
          </table:table-cell>
          <table:table-cell table:style-name="ce7" table:formula="of:=IF([Original.BO2] = &quot;&quot;;&quot;&quot;;[Original.BO2])" office:value-type="string" office:string-value="U">
            <text:p>U</text:p>
          </table:table-cell>
          <table:table-cell table:style-name="ce7" table:formula="of:=IF([Original.BP2] = &quot;&quot;;&quot;&quot;;[Original.BP2])" office:value-type="string" office:string-value="U">
            <text:p>U</text:p>
          </table:table-cell>
          <table:table-cell table:style-name="ce7" table:formula="of:=IF([Original.BQ2] = &quot;&quot;;&quot;&quot;;[Original.BQ2])" office:value-type="string" office:string-value="U">
            <text:p>U</text:p>
          </table:table-cell>
          <table:table-cell table:style-name="ce7" table:formula="of:=IF([Original.BR2] = &quot;&quot;;&quot;&quot;;[Original.BR2])" office:value-type="string" office:string-value="U">
            <text:p>U</text:p>
          </table:table-cell>
          <table:table-cell table:style-name="ce7" table:formula="of:=IF([Original.BS2] = &quot;&quot;;&quot;&quot;;[Original.BS2])" office:value-type="string" office:string-value="U">
            <text:p>U</text:p>
          </table:table-cell>
          <table:table-cell table:style-name="ce7" table:formula="of:=IF([Original.BT2] = &quot;&quot;;&quot;&quot;;[Original.BT2])" office:value-type="string" office:string-value="U">
            <text:p>U</text:p>
          </table:table-cell>
          <table:table-cell table:style-name="ce7" table:formula="of:=IF([Original.BU2] = &quot;&quot;;&quot;&quot;;[Original.BU2])" office:value-type="string" office:string-value="V">
            <text:p>V</text:p>
          </table:table-cell>
          <table:table-cell table:style-name="ce7" table:formula="of:=IF([Original.BV2] = &quot;&quot;;&quot;&quot;;[Original.BV2])" office:value-type="string" office:string-value="V">
            <text:p>V</text:p>
          </table:table-cell>
          <table:table-cell table:style-name="ce7" table:formula="of:=IF([Original.BW2] = &quot;&quot;;&quot;&quot;;[Original.BW2])" office:value-type="string" office:string-value="V">
            <text:p>V</text:p>
          </table:table-cell>
          <table:table-cell table:style-name="ce7" table:formula="of:=IF([Original.BX2] = &quot;&quot;;&quot;&quot;;[Original.BX2])" office:value-type="string" office:string-value="V">
            <text:p>V</text:p>
          </table:table-cell>
          <table:table-cell table:style-name="ce7" table:formula="of:=IF([Original.BY2] = &quot;&quot;;&quot;&quot;;[Original.BY2])" office:value-type="string" office:string-value="V">
            <text:p>V</text:p>
          </table:table-cell>
          <table:table-cell table:style-name="ce7" table:formula="of:=IF([Original.BZ2] = &quot;&quot;;&quot;&quot;;[Original.BZ2])" office:value-type="string" office:string-value="V">
            <text:p>V</text:p>
          </table:table-cell>
          <table:table-cell table:style-name="ce7" table:formula="of:=IF([Original.CA2] = &quot;&quot;;&quot;&quot;;[Original.CA2])" office:value-type="string" office:string-value="V">
            <text:p>V</text:p>
          </table:table-cell>
          <table:table-cell table:style-name="ce7" table:formula="of:=IF([Original.CB2] = &quot;&quot;;&quot;&quot;;[Original.CB2])" office:value-type="string" office:string-value="X">
            <text:p>X</text:p>
          </table:table-cell>
          <table:table-cell table:style-name="ce7" table:formula="of:=IF([Original.CC2] = &quot;&quot;;&quot;&quot;;[Original.CC2])" office:value-type="string" office:string-value="X">
            <text:p>X</text:p>
          </table:table-cell>
          <table:table-cell table:style-name="ce7" table:formula="of:=IF([Original.CD2] = &quot;&quot;;&quot;&quot;;[Original.CD2])" office:value-type="string" office:string-value="X">
            <text:p>X</text:p>
          </table:table-cell>
          <table:table-cell table:style-name="ce7" table:formula="of:=IF([Original.CE2] = &quot;&quot;;&quot;&quot;;[Original.CE2])" office:value-type="string" office:string-value="X">
            <text:p>X</text:p>
          </table:table-cell>
          <table:table-cell table:style-name="ce7" table:formula="of:=IF([Original.CF2] = &quot;&quot;;&quot;&quot;;[Original.CF2])" office:value-type="string" office:string-value="X">
            <text:p>X</text:p>
          </table:table-cell>
          <table:table-cell table:style-name="ce7" table:formula="of:=IF([Original.CG2] = &quot;&quot;;&quot;&quot;;[Original.CG2])" office:value-type="string" office:string-value="X">
            <text:p>X</text:p>
          </table:table-cell>
          <table:table-cell table:style-name="ce7" table:formula="of:=IF([Original.CH2] = &quot;&quot;;&quot;&quot;;[Original.CH2])" office:value-type="string" office:string-value="X">
            <text:p>X</text:p>
          </table:table-cell>
          <table:table-cell table:style-name="ce7" table:formula="of:=IF([Original.CI2] = &quot;&quot;;&quot;&quot;;[Original.CI2])" office:value-type="string" office:string-value="Y">
            <text:p>Y</text:p>
          </table:table-cell>
          <table:table-cell table:style-name="ce7" table:formula="of:=IF([Original.CJ2] = &quot;&quot;;&quot;&quot;;[Original.CJ2])" office:value-type="string" office:string-value="Y">
            <text:p>Y</text:p>
          </table:table-cell>
          <table:table-cell table:style-name="ce7" table:formula="of:=IF([Original.CK2] = &quot;&quot;;&quot;&quot;;[Original.CK2])" office:value-type="string" office:string-value="Y">
            <text:p>Y</text:p>
          </table:table-cell>
          <table:table-cell table:style-name="ce7" table:formula="of:=IF([Original.CL2] = &quot;&quot;;&quot;&quot;;[Original.CL2])" office:value-type="string" office:string-value="Y">
            <text:p>Y</text:p>
          </table:table-cell>
          <table:table-cell table:style-name="ce7" table:formula="of:=IF([Original.CM2] = &quot;&quot;;&quot;&quot;;[Original.CM2])" office:value-type="string" office:string-value="Y">
            <text:p>Y</text:p>
          </table:table-cell>
          <table:table-cell table:style-name="ce7" table:formula="of:=IF([Original.CN2] = &quot;&quot;;&quot;&quot;;[Original.CN2])" office:value-type="string" office:string-value="Y">
            <text:p>Y</text:p>
          </table:table-cell>
          <table:table-cell table:style-name="ce7" table:formula="of:=IF([Original.CO2] = &quot;&quot;;&quot;&quot;;[Original.CO2])" office:value-type="string" office:string-value="Y">
            <text:p>Y</text:p>
          </table:table-cell>
          <table:table-cell table:style-name="ce7" table:formula="of:=IF([Original.CP2] = &quot;&quot;;&quot;&quot;;[Original.CP2])" office:value-type="string" office:string-value="Z">
            <text:p>Z</text:p>
          </table:table-cell>
          <table:table-cell table:style-name="ce7" table:formula="of:=IF([Original.CQ2] = &quot;&quot;;&quot;&quot;;[Original.CQ2])" office:value-type="string" office:string-value="Z">
            <text:p>Z</text:p>
          </table:table-cell>
          <table:table-cell table:style-name="ce7" table:formula="of:=IF([Original.CR2] = &quot;&quot;;&quot;&quot;;[Original.CR2])" office:value-type="string" office:string-value="Z">
            <text:p>Z</text:p>
          </table:table-cell>
          <table:table-cell table:style-name="ce7" table:formula="of:=IF([Original.CS2] = &quot;&quot;;&quot;&quot;;[Original.CS2])" office:value-type="string" office:string-value="Z">
            <text:p>Z</text:p>
          </table:table-cell>
          <table:table-cell table:style-name="ce7" table:formula="of:=IF([Original.CT2] = &quot;&quot;;&quot;&quot;;[Original.CT2])" office:value-type="string" office:string-value="Z">
            <text:p>Z</text:p>
          </table:table-cell>
          <table:table-cell table:style-name="ce7" table:formula="of:=IF([Original.CU2] = &quot;&quot;;&quot;&quot;;[Original.CU2])" office:value-type="string" office:string-value="Z">
            <text:p>Z</text:p>
          </table:table-cell>
          <table:table-cell table:style-name="ce7" table:formula="of:=IF([Original.CV2] = &quot;&quot;;&quot;&quot;;[Original.CV2])" office:value-type="string" office:string-value="Z">
            <text:p>Z</text:p>
          </table:table-cell>
          <table:table-cell table:style-name="ce7" table:formula="of:=IF([Original.CW2] = &quot;&quot;;&quot;&quot;;[Original.CW2])" office:value-type="string" office:string-value="ZA">
            <text:p>ZA</text:p>
          </table:table-cell>
          <table:table-cell table:style-name="ce7" table:formula="of:=IF([Original.CX2] = &quot;&quot;;&quot;&quot;;[Original.CX2])" office:value-type="string" office:string-value="ZA">
            <text:p>ZA</text:p>
          </table:table-cell>
          <table:table-cell table:style-name="ce7" table:formula="of:=IF([Original.CY2] = &quot;&quot;;&quot;&quot;;[Original.CY2])" office:value-type="string" office:string-value="ZA">
            <text:p>ZA</text:p>
          </table:table-cell>
          <table:table-cell table:style-name="ce7" table:formula="of:=IF([Original.CZ2] = &quot;&quot;;&quot;&quot;;[Original.CZ2])" office:value-type="string" office:string-value="ZA">
            <text:p>ZA</text:p>
          </table:table-cell>
          <table:table-cell table:style-name="ce7" table:formula="of:=IF([Original.DA2] = &quot;&quot;;&quot;&quot;;[Original.DA2])" office:value-type="string" office:string-value="ZA">
            <text:p>ZA</text:p>
          </table:table-cell>
          <table:table-cell table:style-name="ce7" table:formula="of:=IF([Original.DB2] = &quot;&quot;;&quot;&quot;;[Original.DB2])" office:value-type="string" office:string-value="ZA">
            <text:p>ZA</text:p>
          </table:table-cell>
          <table:table-cell table:style-name="ce7" table:formula="of:=IF([Original.DC2] = &quot;&quot;;&quot;&quot;;[Original.DC2])" office:value-type="string" office:string-value="ZA">
            <text:p>ZA</text:p>
          </table:table-cell>
          <table:table-cell table:style-name="ce7" table:formula="of:=IF([Original.DD2] = &quot;&quot;;&quot;&quot;;[Original.DD2])" office:value-type="string" office:string-value="ZB">
            <text:p>ZB</text:p>
          </table:table-cell>
          <table:table-cell table:style-name="ce7" table:formula="of:=IF([Original.DE2] = &quot;&quot;;&quot;&quot;;[Original.DE2])" office:value-type="string" office:string-value="ZB">
            <text:p>ZB</text:p>
          </table:table-cell>
          <table:table-cell table:style-name="ce7" table:formula="of:=IF([Original.DF2] = &quot;&quot;;&quot;&quot;;[Original.DF2])" office:value-type="string" office:string-value="ZB">
            <text:p>ZB</text:p>
          </table:table-cell>
          <table:table-cell table:style-name="ce7" table:formula="of:=IF([Original.DG2] = &quot;&quot;;&quot;&quot;;[Original.DG2])" office:value-type="string" office:string-value="ZB">
            <text:p>ZB</text:p>
          </table:table-cell>
          <table:table-cell table:style-name="ce7" table:formula="of:=IF([Original.DH2] = &quot;&quot;;&quot;&quot;;[Original.DH2])" office:value-type="string" office:string-value="ZB">
            <text:p>ZB</text:p>
          </table:table-cell>
          <table:table-cell table:style-name="ce7" table:formula="of:=IF([Original.DI2] = &quot;&quot;;&quot;&quot;;[Original.DI2])" office:value-type="string" office:string-value="ZB">
            <text:p>ZB</text:p>
          </table:table-cell>
          <table:table-cell table:style-name="ce7" table:formula="of:=IF([Original.DJ2] = &quot;&quot;;&quot;&quot;;[Original.DJ2])" office:value-type="string" office:string-value="ZB">
            <text:p>ZB</text:p>
          </table:table-cell>
          <table:table-cell table:style-name="ce7" table:formula="of:=IF([Original.DK2] = &quot;&quot;;&quot;&quot;;[Original.DK2])" office:value-type="string" office:string-value="ZC">
            <text:p>ZC</text:p>
          </table:table-cell>
          <table:table-cell table:style-name="ce7" table:formula="of:=IF([Original.DL2] = &quot;&quot;;&quot;&quot;;[Original.DL2])" office:value-type="string" office:string-value="ZC">
            <text:p>ZC</text:p>
          </table:table-cell>
          <table:table-cell table:style-name="ce7" table:formula="of:=IF([Original.DM2] = &quot;&quot;;&quot;&quot;;[Original.DM2])" office:value-type="string" office:string-value="ZC">
            <text:p>ZC</text:p>
          </table:table-cell>
          <table:table-cell table:style-name="ce7" table:formula="of:=IF([Original.DN2] = &quot;&quot;;&quot;&quot;;[Original.DN2])" office:value-type="string" office:string-value="ZC">
            <text:p>ZC</text:p>
          </table:table-cell>
          <table:table-cell table:style-name="ce7" table:formula="of:=IF([Original.DO2] = &quot;&quot;;&quot;&quot;;[Original.DO2])" office:value-type="string" office:string-value="ZC">
            <text:p>ZC</text:p>
          </table:table-cell>
          <table:table-cell table:style-name="ce7" table:formula="of:=IF([Original.DP2] = &quot;&quot;;&quot;&quot;;[Original.DP2])" office:value-type="string" office:string-value="ZC">
            <text:p>ZC</text:p>
          </table:table-cell>
          <table:table-cell table:style-name="ce16" table:formula="of:=IF([Original.DQ2] = &quot;&quot;;&quot;&quot;;[Original.DQ2])" office:value-type="string" office:string-value="ZC">
            <text:p>ZC</text:p>
          </table:table-cell>
          <table:table-cell table:style-name="ce26" table:number-columns-repeated="820"/>
        </table:table-row>
        <table:table-row table:style-name="ro1">
          <table:table-cell table:style-name="ce21" table:formula="of:=IF([Original.A3] = &quot;&quot;;&quot;&quot;;[Original.A3])" office:value-type="float" office:value="1">
            <text:p>1</text:p>
          </table:table-cell>
          <table:table-cell table:style-name="ce8" table:formula="of:=IF([Original.B3] = &quot;&quot;;&quot;&quot;;[Original.B3])" office:value-type="string" office:string-value="u">
            <text:p>u</text:p>
          </table:table-cell>
          <table:table-cell table:style-name="ce8" table:formula="of:=IF([Original.C3] = &quot;&quot;;&quot;&quot;;[Original.C3])" office:value-type="string" office:string-value="u">
            <text:p>u</text:p>
          </table:table-cell>
          <table:table-cell table:style-name="ce8" table:formula="of:=IF([Original.D3] = &quot;&quot;;&quot;&quot;;[Original.D3])" office:value-type="float" office:value="60">
            <text:p>60</text:p>
          </table:table-cell>
          <table:table-cell table:style-name="ce8" table:formula="of:=IF([Original.E3] = &quot;&quot;;&quot;&quot;;[Original.E3])" office:value-type="float" office:value="34">
            <text:p>34</text:p>
          </table:table-cell>
          <table:table-cell table:style-name="ce8" table:formula="of:=IF([Original.F3] = &quot;&quot;;&quot;&quot;;[Original.F3])" office:value-type="float" office:value="20">
            <text:p>20</text:p>
          </table:table-cell>
          <table:table-cell table:style-name="ce8" table:formula="of:=IF([Original.G3] = &quot;&quot;;&quot;&quot;;[Original.G3])" office:value-type="float" office:value="14">
            <text:p>14</text:p>
          </table:table-cell>
          <table:table-cell table:style-name="ce8" table:formula="of:=IF([Original.H3] = &quot;&quot;;&quot;&quot;;[Original.H3])" office:value-type="float" office:value="10">
            <text:p>10</text:p>
          </table:table-cell>
          <table:table-cell table:style-name="ce8" table:formula="of:=IF([Original.I3] = &quot;&quot;;&quot;&quot;;[Original.I3])" office:value-type="float" office:value="6">
            <text:p>6</text:p>
          </table:table-cell>
          <table:table-cell table:style-name="ce8" table:formula="of:=IF([Original.J3] = &quot;&quot;;&quot;&quot;;[Original.J3])" office:value-type="float" office:value="4">
            <text:p>4</text:p>
          </table:table-cell>
          <table:table-cell table:style-name="ce8" table:formula="of:=IF([Original.K3] = &quot;&quot;;&quot;&quot;;[Original.K3])" office:value-type="float" office:value="2">
            <text:p>2</text:p>
          </table:table-cell>
          <table:table-cell table:style-name="ce8" table:formula="of:=IF([Original.L3] = &quot;&quot;;&quot;&quot;;[Original.L3])" office:value-type="float" office:value="0">
            <text:p>0</text:p>
          </table:table-cell>
          <table:table-cell table:style-name="ce8" table:formula="of:=IF([Original.M3] = &quot;&quot;;&quot;&quot;;[Original.M3])" office:value-type="string" office:string-value="JS">
            <text:p>JS</text:p>
          </table:table-cell>
          <table:table-cell table:style-name="ce8" table:formula="of:=IF([Original.N3] = &quot;&quot;;&quot;&quot;;[Original.N3])" office:value-type="float" office:value="2">
            <text:p>2</text:p>
          </table:table-cell>
          <table:table-cell table:style-name="ce8" table:formula="of:=IF([Original.O3] = &quot;&quot;;&quot;&quot;;[Original.O3])" office:value-type="float" office:value="4">
            <text:p>4</text:p>
          </table:table-cell>
          <table:table-cell table:style-name="ce8" table:formula="of:=IF([Original.P3] = &quot;&quot;;&quot;&quot;;[Original.P3])" office:value-type="float" office:value="6">
            <text:p>6</text:p>
          </table:table-cell>
          <table:table-cell table:style-name="ce8" table:formula="of:=IF([Original.Q3] = &quot;&quot;;&quot;&quot;;[Original.Q3]+[Original.DR3])" office:value-type="float" office:value="0">
            <text:p>0</text:p>
          </table:table-cell>
          <table:table-cell table:style-name="ce8" table:formula="of:=IF([Original.R3] = &quot;&quot;;&quot;&quot;;[Original.R3]+[Original.DS3])" office:value-type="float" office:value="0">
            <text:p>0</text:p>
          </table:table-cell>
          <table:table-cell table:style-name="ce8" table:formula="of:=IF([Original.S3] = &quot;&quot;;&quot;&quot;;[Original.S3]+[Original.DT3])" office:value-type="float" office:value="0">
            <text:p>0</text:p>
          </table:table-cell>
          <table:table-cell table:style-name="ce8" table:formula="of:=IF([Original.T3] = &quot;&quot;;&quot;&quot;;[Original.T3]+[Original.DU3])" office:value-type="float" office:value="0">
            <text:p>0</text:p>
          </table:table-cell>
          <table:table-cell table:style-name="ce8" table:formula="of:=IF([Original.U3] = &quot;&quot;;&quot;&quot;;[Original.U3]+[Original.DV3])" office:value-type="float" office:value="0">
            <text:p>0</text:p>
          </table:table-cell>
          <table:table-cell table:style-name="ce8" table:formula="of:=IF([Original.V3] = &quot;&quot;;&quot;&quot;;[Original.V3]+[Original.DW3])" office:value-type="float" office:value="0">
            <text:p>0</text:p>
          </table:table-cell>
          <table:table-cell table:style-name="ce8" table:formula="of:=IF([Original.W3] = &quot;&quot;;&quot;&quot;;[Original.W3])" office:value-type="float" office:value="0">
            <text:p>0</text:p>
          </table:table-cell>
          <table:table-cell table:style-name="ce8" table:formula="of:=IF([Original.X3] = &quot;&quot;;&quot;&quot;;[Original.X3]+[Original.DR3])" office:value-type="float" office:value="-2">
            <text:p>-2</text:p>
          </table:table-cell>
          <table:table-cell table:style-name="ce8" table:formula="of:=IF([Original.Y3] = &quot;&quot;;&quot;&quot;;[Original.Y3]+[Original.DS3])" office:value-type="float" office:value="-2">
            <text:p>-2</text:p>
          </table:table-cell>
          <table:table-cell table:style-name="ce8" table:formula="of:=IF([Original.Z3] = &quot;&quot;;&quot;&quot;;[Original.Z3]+[Original.DT3])" office:value-type="float" office:value="-2">
            <text:p>-2</text:p>
          </table:table-cell>
          <table:table-cell table:style-name="ce8" table:formula="of:=IF([Original.AA3] = &quot;&quot;;&quot;&quot;;[Original.AA3]+[Original.DU3])" office:value-type="float" office:value="-2">
            <text:p>-2</text:p>
          </table:table-cell>
          <table:table-cell table:style-name="ce8" table:formula="of:=IF([Original.AB3] = &quot;&quot;;&quot;&quot;;[Original.AB3]+[Original.DV3])" office:value-type="float" office:value="-2">
            <text:p>-2</text:p>
          </table:table-cell>
          <table:table-cell table:style-name="ce8" table:formula="of:=IF([Original.AC3] = &quot;&quot;;&quot;&quot;;[Original.AC3]+[Original.DW3])" office:value-type="float" office:value="-2">
            <text:p>-2</text:p>
          </table:table-cell>
          <table:table-cell table:style-name="ce8" table:formula="of:=IF([Original.AD3] = &quot;&quot;;&quot;&quot;;[Original.AD3])" office:value-type="float" office:value="-2">
            <text:p>-2</text:p>
          </table:table-cell>
          <table:table-cell table:style-name="ce8" table:formula="of:=IF([Original.AE3] = &quot;&quot;;&quot;&quot;;[Original.AE3]+[Original.DR3])" office:value-type="float" office:value="-4">
            <text:p>-4</text:p>
          </table:table-cell>
          <table:table-cell table:style-name="ce8" table:formula="of:=IF([Original.AF3] = &quot;&quot;;&quot;&quot;;[Original.AF3]+[Original.DS3])" office:value-type="float" office:value="-4">
            <text:p>-4</text:p>
          </table:table-cell>
          <table:table-cell table:style-name="ce8" table:formula="of:=IF([Original.AG3] = &quot;&quot;;&quot;&quot;;[Original.AG3]+[Original.DT3])" office:value-type="float" office:value="-4">
            <text:p>-4</text:p>
          </table:table-cell>
          <table:table-cell table:style-name="ce8" table:formula="of:=IF([Original.AH3] = &quot;&quot;;&quot;&quot;;[Original.AH3]+[Original.DU3])" office:value-type="float" office:value="-4">
            <text:p>-4</text:p>
          </table:table-cell>
          <table:table-cell table:style-name="ce8" table:formula="of:=IF([Original.AI3] = &quot;&quot;;&quot;&quot;;[Original.AI3]+[Original.DV3])" office:value-type="float" office:value="-4">
            <text:p>-4</text:p>
          </table:table-cell>
          <table:table-cell table:style-name="ce8" table:formula="of:=IF([Original.AJ3] = &quot;&quot;;&quot;&quot;;[Original.AJ3]+[Original.DW3])" office:value-type="float" office:value="-4">
            <text:p>-4</text:p>
          </table:table-cell>
          <table:table-cell table:style-name="ce8" table:formula="of:=IF([Original.AK3] = &quot;&quot;;&quot;&quot;;[Original.AK3])" office:value-type="string" office:string-value="u">
            <text:p>u</text:p>
          </table:table-cell>
          <table:table-cell table:style-name="ce8" table:formula="of:=IF([Original.AL3] = &quot;&quot;;&quot;&quot;;[Original.AL3]+[Original.DR3])" office:value-type="float" office:value="-6">
            <text:p>-6</text:p>
          </table:table-cell>
          <table:table-cell table:style-name="ce8" table:formula="of:=IF([Original.AM3] = &quot;&quot;;&quot;&quot;;[Original.AM3]+[Original.DS3])" office:value-type="float" office:value="-6">
            <text:p>-6</text:p>
          </table:table-cell>
          <table:table-cell table:style-name="ce8" table:formula="of:=IF([Original.AN3] = &quot;&quot;;&quot;&quot;;[Original.AN3]+[Original.DT3])" office:value-type="float" office:value="-6">
            <text:p>-6</text:p>
          </table:table-cell>
          <table:table-cell table:style-name="ce8" table:formula="of:=IF([Original.AO3] = &quot;&quot;;&quot;&quot;;[Original.AO3]+[Original.DU3])" office:value-type="float" office:value="-6">
            <text:p>-6</text:p>
          </table:table-cell>
          <table:table-cell table:style-name="ce8" table:formula="of:=IF([Original.AP3] = &quot;&quot;;&quot;&quot;;[Original.AP3]+[Original.DV3])" office:value-type="float" office:value="-6">
            <text:p>-6</text:p>
          </table:table-cell>
          <table:table-cell table:style-name="ce8" table:formula="of:=IF([Original.AQ3] = &quot;&quot;;&quot;&quot;;[Original.AQ3]+[Original.DW3])" office:value-type="float" office:value="-6">
            <text:p>-6</text:p>
          </table:table-cell>
          <table:table-cell table:style-name="ce8" table:formula="of:=IF([Original.AR3] = &quot;&quot;;&quot;&quot;;[Original.AR3])" office:value-type="float" office:value="-6">
            <text:p>-6</text:p>
          </table:table-cell>
          <table:table-cell table:style-name="ce8" table:formula="of:=IF([Original.AS3] = &quot;&quot;;&quot;&quot;;[Original.AS3]+[Original.DR3])" office:value-type="float" office:value="-10">
            <text:p>-10</text:p>
          </table:table-cell>
          <table:table-cell table:style-name="ce8" table:formula="of:=IF([Original.AT3] = &quot;&quot;;&quot;&quot;;[Original.AT3]+[Original.DS3])" office:value-type="float" office:value="-10">
            <text:p>-10</text:p>
          </table:table-cell>
          <table:table-cell table:style-name="ce8" table:formula="of:=IF([Original.AU3] = &quot;&quot;;&quot;&quot;;[Original.AU3]+[Original.DT3])" office:value-type="float" office:value="-10">
            <text:p>-10</text:p>
          </table:table-cell>
          <table:table-cell table:style-name="ce8" table:formula="of:=IF([Original.AV3] = &quot;&quot;;&quot;&quot;;[Original.AV3]+[Original.DU3])" office:value-type="float" office:value="-10">
            <text:p>-10</text:p>
          </table:table-cell>
          <table:table-cell table:style-name="ce8" table:formula="of:=IF([Original.AW3] = &quot;&quot;;&quot;&quot;;[Original.AW3]+[Original.DV3])" office:value-type="float" office:value="-10">
            <text:p>-10</text:p>
          </table:table-cell>
          <table:table-cell table:style-name="ce8" table:formula="of:=IF([Original.AX3] = &quot;&quot;;&quot;&quot;;[Original.AX3]+[Original.DW3])" office:value-type="float" office:value="-10">
            <text:p>-10</text:p>
          </table:table-cell>
          <table:table-cell table:style-name="ce8" table:formula="of:=IF([Original.AY3] = &quot;&quot;;&quot;&quot;;[Original.AY3])" office:value-type="float" office:value="-10">
            <text:p>-10</text:p>
          </table:table-cell>
          <table:table-cell table:style-name="ce8" table:formula="of:=IF([Original.AZ3] = &quot;&quot;;&quot;&quot;;[Original.AZ3]+[Original.DR3])" office:value-type="float" office:value="-14">
            <text:p>-14</text:p>
          </table:table-cell>
          <table:table-cell table:style-name="ce8" table:formula="of:=IF([Original.BA3] = &quot;&quot;;&quot;&quot;;[Original.BA3]+[Original.DS3])" office:value-type="float" office:value="-14">
            <text:p>-14</text:p>
          </table:table-cell>
          <table:table-cell table:style-name="ce8" table:formula="of:=IF([Original.BB3] = &quot;&quot;;&quot;&quot;;[Original.BB3]+[Original.DT3])" office:value-type="float" office:value="-14">
            <text:p>-14</text:p>
          </table:table-cell>
          <table:table-cell table:style-name="ce8" table:formula="of:=IF([Original.BC3] = &quot;&quot;;&quot;&quot;;[Original.BC3]+[Original.DU3])" office:value-type="float" office:value="-14">
            <text:p>-14</text:p>
          </table:table-cell>
          <table:table-cell table:style-name="ce8" table:formula="of:=IF([Original.BD3] = &quot;&quot;;&quot;&quot;;[Original.BD3]+[Original.DV3])" office:value-type="float" office:value="-14">
            <text:p>-14</text:p>
          </table:table-cell>
          <table:table-cell table:style-name="ce8" table:formula="of:=IF([Original.BE3] = &quot;&quot;;&quot;&quot;;[Original.BE3]+[Original.DW3])" office:value-type="float" office:value="-14">
            <text:p>-14</text:p>
          </table:table-cell>
          <table:table-cell table:style-name="ce8" table:formula="of:=IF([Original.BF3] = &quot;&quot;;&quot;&quot;;[Original.BF3])" office:value-type="float" office:value="-14">
            <text:p>-14</text:p>
          </table:table-cell>
          <table:table-cell table:style-name="ce8" table:formula="of:=IF([Original.BG3] = &quot;&quot;;&quot;&quot;;[Original.BG3])" office:value-type="string" office:string-value="u">
            <text:p>u</text:p>
          </table:table-cell>
          <table:table-cell table:style-name="ce8" table:formula="of:=IF([Original.BH3] = &quot;&quot;;&quot;&quot;;[Original.BH3])" office:value-type="string" office:string-value="u">
            <text:p>u</text:p>
          </table:table-cell>
          <table:table-cell table:style-name="ce8" table:formula="of:=IF([Original.BI3] = &quot;&quot;;&quot;&quot;;[Original.BI3])" office:value-type="string" office:string-value="u">
            <text:p>u</text:p>
          </table:table-cell>
          <table:table-cell table:style-name="ce8" table:formula="of:=IF([Original.BJ3] = &quot;&quot;;&quot;&quot;;[Original.BJ3])" office:value-type="string" office:string-value="u">
            <text:p>u</text:p>
          </table:table-cell>
          <table:table-cell table:style-name="ce8" table:formula="of:=IF([Original.BK3] = &quot;&quot;;&quot;&quot;;[Original.BK3])" office:value-type="string" office:string-value="u">
            <text:p>u</text:p>
          </table:table-cell>
          <table:table-cell table:style-name="ce8" table:formula="of:=IF([Original.BL3] = &quot;&quot;;&quot;&quot;;[Original.BL3])" office:value-type="string" office:string-value="u">
            <text:p>u</text:p>
          </table:table-cell>
          <table:table-cell table:style-name="ce8" table:formula="of:=IF([Original.BM3] = &quot;&quot;;&quot;&quot;;[Original.BM3])" office:value-type="string" office:string-value="u">
            <text:p>u</text:p>
          </table:table-cell>
          <table:table-cell table:style-name="ce8" table:formula="of:=IF([Original.BN3] = &quot;&quot;;&quot;&quot;;[Original.BN3]+[Original.DR3])" office:value-type="float" office:value="-18">
            <text:p>-18</text:p>
          </table:table-cell>
          <table:table-cell table:style-name="ce8" table:formula="of:=IF([Original.BO3] = &quot;&quot;;&quot;&quot;;[Original.BO3]+[Original.DS3])" office:value-type="float" office:value="-18">
            <text:p>-18</text:p>
          </table:table-cell>
          <table:table-cell table:style-name="ce8" table:formula="of:=IF([Original.BP3] = &quot;&quot;;&quot;&quot;;[Original.BP3]+[Original.DT3])" office:value-type="float" office:value="-18">
            <text:p>-18</text:p>
          </table:table-cell>
          <table:table-cell table:style-name="ce8" table:formula="of:=IF([Original.BQ3] = &quot;&quot;;&quot;&quot;;[Original.BQ3]+[Original.DU3])" office:value-type="float" office:value="-18">
            <text:p>-18</text:p>
          </table:table-cell>
          <table:table-cell table:style-name="ce8" table:formula="of:=IF([Original.BR3] = &quot;&quot;;&quot;&quot;;[Original.BR3]+[Original.DV3])" office:value-type="float" office:value="-18">
            <text:p>-18</text:p>
          </table:table-cell>
          <table:table-cell table:style-name="ce8" table:formula="of:=IF([Original.BS3] = &quot;&quot;;&quot;&quot;;[Original.BS3]+[Original.DW3])" office:value-type="float" office:value="-18">
            <text:p>-18</text:p>
          </table:table-cell>
          <table:table-cell table:style-name="ce8" table:formula="of:=IF([Original.BT3] = &quot;&quot;;&quot;&quot;;[Original.BT3])" office:value-type="float" office:value="-18">
            <text:p>-18</text:p>
          </table:table-cell>
          <table:table-cell table:style-name="ce8" table:formula="of:=IF([Original.BU3] = &quot;&quot;;&quot;&quot;;[Original.BU3])" office:value-type="string" office:string-value="u">
            <text:p>u</text:p>
          </table:table-cell>
          <table:table-cell table:style-name="ce8" table:formula="of:=IF([Original.BV3] = &quot;&quot;;&quot;&quot;;[Original.BV3])" office:value-type="string" office:string-value="u">
            <text:p>u</text:p>
          </table:table-cell>
          <table:table-cell table:style-name="ce8" table:formula="of:=IF([Original.BW3] = &quot;&quot;;&quot;&quot;;[Original.BW3])" office:value-type="string" office:string-value="u">
            <text:p>u</text:p>
          </table:table-cell>
          <table:table-cell table:style-name="ce8" table:formula="of:=IF([Original.BX3] = &quot;&quot;;&quot;&quot;;[Original.BX3])" office:value-type="string" office:string-value="u">
            <text:p>u</text:p>
          </table:table-cell>
          <table:table-cell table:style-name="ce8" table:formula="of:=IF([Original.BY3] = &quot;&quot;;&quot;&quot;;[Original.BY3])" office:value-type="string" office:string-value="u">
            <text:p>u</text:p>
          </table:table-cell>
          <table:table-cell table:style-name="ce8" table:formula="of:=IF([Original.BZ3] = &quot;&quot;;&quot;&quot;;[Original.BZ3])" office:value-type="string" office:string-value="u">
            <text:p>u</text:p>
          </table:table-cell>
          <table:table-cell table:style-name="ce8" table:formula="of:=IF([Original.CA3] = &quot;&quot;;&quot;&quot;;[Original.CA3])" office:value-type="string" office:string-value="u">
            <text:p>u</text:p>
          </table:table-cell>
          <table:table-cell table:style-name="ce8" table:formula="of:=IF([Original.CB3] = &quot;&quot;;&quot;&quot;;[Original.CB3]+[Original.DR3])" office:value-type="float" office:value="-20">
            <text:p>-20</text:p>
          </table:table-cell>
          <table:table-cell table:style-name="ce8" table:formula="of:=IF([Original.CC3] = &quot;&quot;;&quot;&quot;;[Original.CC3]+[Original.DS3])" office:value-type="float" office:value="-20">
            <text:p>-20</text:p>
          </table:table-cell>
          <table:table-cell table:style-name="ce8" table:formula="of:=IF([Original.CD3] = &quot;&quot;;&quot;&quot;;[Original.CD3]+[Original.DT3])" office:value-type="float" office:value="-20">
            <text:p>-20</text:p>
          </table:table-cell>
          <table:table-cell table:style-name="ce8" table:formula="of:=IF([Original.CE3] = &quot;&quot;;&quot;&quot;;[Original.CE3]+[Original.DU3])" office:value-type="float" office:value="-20">
            <text:p>-20</text:p>
          </table:table-cell>
          <table:table-cell table:style-name="ce8" table:formula="of:=IF([Original.CF3] = &quot;&quot;;&quot;&quot;;[Original.CF3]+[Original.DV3])" office:value-type="float" office:value="-20">
            <text:p>-20</text:p>
          </table:table-cell>
          <table:table-cell table:style-name="ce8" table:formula="of:=IF([Original.CG3] = &quot;&quot;;&quot;&quot;;[Original.CG3]+[Original.DW3])" office:value-type="float" office:value="-20">
            <text:p>-20</text:p>
          </table:table-cell>
          <table:table-cell table:style-name="ce8" table:formula="of:=IF([Original.CH3] = &quot;&quot;;&quot;&quot;;[Original.CH3])" office:value-type="float" office:value="-20">
            <text:p>-20</text:p>
          </table:table-cell>
          <table:table-cell table:style-name="ce8" table:formula="of:=IF([Original.CI3] = &quot;&quot;;&quot;&quot;;[Original.CI3])" office:value-type="string" office:string-value="u">
            <text:p>u</text:p>
          </table:table-cell>
          <table:table-cell table:style-name="ce8" table:formula="of:=IF([Original.CJ3] = &quot;&quot;;&quot;&quot;;[Original.CJ3])" office:value-type="string" office:string-value="u">
            <text:p>u</text:p>
          </table:table-cell>
          <table:table-cell table:style-name="ce8" table:formula="of:=IF([Original.CK3] = &quot;&quot;;&quot;&quot;;[Original.CK3])" office:value-type="string" office:string-value="u">
            <text:p>u</text:p>
          </table:table-cell>
          <table:table-cell table:style-name="ce8" table:formula="of:=IF([Original.CL3] = &quot;&quot;;&quot;&quot;;[Original.CL3])" office:value-type="string" office:string-value="u">
            <text:p>u</text:p>
          </table:table-cell>
          <table:table-cell table:style-name="ce8" table:formula="of:=IF([Original.CM3] = &quot;&quot;;&quot;&quot;;[Original.CM3])" office:value-type="string" office:string-value="u">
            <text:p>u</text:p>
          </table:table-cell>
          <table:table-cell table:style-name="ce8" table:formula="of:=IF([Original.CN3] = &quot;&quot;;&quot;&quot;;[Original.CN3])" office:value-type="string" office:string-value="u">
            <text:p>u</text:p>
          </table:table-cell>
          <table:table-cell table:style-name="ce8" table:formula="of:=IF([Original.CO3] = &quot;&quot;;&quot;&quot;;[Original.CO3])" office:value-type="string" office:string-value="u">
            <text:p>u</text:p>
          </table:table-cell>
          <table:table-cell table:style-name="ce8" table:formula="of:=IF([Original.CP3] = &quot;&quot;;&quot;&quot;;[Original.CP3]+[Original.DR3])" office:value-type="float" office:value="-26">
            <text:p>-26</text:p>
          </table:table-cell>
          <table:table-cell table:style-name="ce8" table:formula="of:=IF([Original.CQ3] = &quot;&quot;;&quot;&quot;;[Original.CQ3]+[Original.DS3])" office:value-type="float" office:value="-26">
            <text:p>-26</text:p>
          </table:table-cell>
          <table:table-cell table:style-name="ce8" table:formula="of:=IF([Original.CR3] = &quot;&quot;;&quot;&quot;;[Original.CR3]+[Original.DT3])" office:value-type="float" office:value="-26">
            <text:p>-26</text:p>
          </table:table-cell>
          <table:table-cell table:style-name="ce8" table:formula="of:=IF([Original.CS3] = &quot;&quot;;&quot;&quot;;[Original.CS3]+[Original.DU3])" office:value-type="float" office:value="-26">
            <text:p>-26</text:p>
          </table:table-cell>
          <table:table-cell table:style-name="ce8" table:formula="of:=IF([Original.CT3] = &quot;&quot;;&quot;&quot;;[Original.CT3]+[Original.DV3])" office:value-type="float" office:value="-26">
            <text:p>-26</text:p>
          </table:table-cell>
          <table:table-cell table:style-name="ce8" table:formula="of:=IF([Original.CU3] = &quot;&quot;;&quot;&quot;;[Original.CU3]+[Original.DW3])" office:value-type="float" office:value="-26">
            <text:p>-26</text:p>
          </table:table-cell>
          <table:table-cell table:style-name="ce8" table:formula="of:=IF([Original.CV3] = &quot;&quot;;&quot;&quot;;[Original.CV3])" office:value-type="float" office:value="-26">
            <text:p>-26</text:p>
          </table:table-cell>
          <table:table-cell table:style-name="ce8" table:formula="of:=IF([Original.CW3] = &quot;&quot;;&quot;&quot;;[Original.CW3]+[Original.DR3])" office:value-type="float" office:value="-32">
            <text:p>-32</text:p>
          </table:table-cell>
          <table:table-cell table:style-name="ce8" table:formula="of:=IF([Original.CX3] = &quot;&quot;;&quot;&quot;;[Original.CX3]+[Original.DS3])" office:value-type="float" office:value="-32">
            <text:p>-32</text:p>
          </table:table-cell>
          <table:table-cell table:style-name="ce8" table:formula="of:=IF([Original.CY3] = &quot;&quot;;&quot;&quot;;[Original.CY3]+[Original.DT3])" office:value-type="float" office:value="-32">
            <text:p>-32</text:p>
          </table:table-cell>
          <table:table-cell table:style-name="ce8" table:formula="of:=IF([Original.CZ3] = &quot;&quot;;&quot;&quot;;[Original.CZ3]+[Original.DU3])" office:value-type="float" office:value="-32">
            <text:p>-32</text:p>
          </table:table-cell>
          <table:table-cell table:style-name="ce8" table:formula="of:=IF([Original.DA3] = &quot;&quot;;&quot;&quot;;[Original.DA3]+[Original.DV3])" office:value-type="float" office:value="-32">
            <text:p>-32</text:p>
          </table:table-cell>
          <table:table-cell table:style-name="ce8" table:formula="of:=IF([Original.DB3] = &quot;&quot;;&quot;&quot;;[Original.DB3]+[Original.DW3])" office:value-type="float" office:value="-32">
            <text:p>-32</text:p>
          </table:table-cell>
          <table:table-cell table:style-name="ce8" table:formula="of:=IF([Original.DC3] = &quot;&quot;;&quot;&quot;;[Original.DC3])" office:value-type="float" office:value="-32">
            <text:p>-32</text:p>
          </table:table-cell>
          <table:table-cell table:style-name="ce8" table:formula="of:=IF([Original.DD3] = &quot;&quot;;&quot;&quot;;[Original.DD3]+[Original.DR3])" office:value-type="float" office:value="-40">
            <text:p>-40</text:p>
          </table:table-cell>
          <table:table-cell table:style-name="ce8" table:formula="of:=IF([Original.DE3] = &quot;&quot;;&quot;&quot;;[Original.DE3]+[Original.DS3])" office:value-type="float" office:value="-40">
            <text:p>-40</text:p>
          </table:table-cell>
          <table:table-cell table:style-name="ce8" table:formula="of:=IF([Original.DF3] = &quot;&quot;;&quot;&quot;;[Original.DF3]+[Original.DT3])" office:value-type="float" office:value="-40">
            <text:p>-40</text:p>
          </table:table-cell>
          <table:table-cell table:style-name="ce8" table:formula="of:=IF([Original.DG3] = &quot;&quot;;&quot;&quot;;[Original.DG3]+[Original.DU3])" office:value-type="float" office:value="-40">
            <text:p>-40</text:p>
          </table:table-cell>
          <table:table-cell table:style-name="ce8" table:formula="of:=IF([Original.DH3] = &quot;&quot;;&quot;&quot;;[Original.DH3]+[Original.DV3])" office:value-type="float" office:value="-40">
            <text:p>-40</text:p>
          </table:table-cell>
          <table:table-cell table:style-name="ce8" table:formula="of:=IF([Original.DI3] = &quot;&quot;;&quot;&quot;;[Original.DI3]+[Original.DW3])" office:value-type="float" office:value="-40">
            <text:p>-40</text:p>
          </table:table-cell>
          <table:table-cell table:style-name="ce8" table:formula="of:=IF([Original.DJ3] = &quot;&quot;;&quot;&quot;;[Original.DJ3])" office:value-type="float" office:value="-40">
            <text:p>-40</text:p>
          </table:table-cell>
          <table:table-cell table:style-name="ce8" table:formula="of:=IF([Original.DK3] = &quot;&quot;;&quot;&quot;;[Original.DK3]+[Original.DR3])" office:value-type="float" office:value="-60">
            <text:p>-60</text:p>
          </table:table-cell>
          <table:table-cell table:style-name="ce8" table:formula="of:=IF([Original.DL3] = &quot;&quot;;&quot;&quot;;[Original.DL3]+[Original.DS3])" office:value-type="float" office:value="-60">
            <text:p>-60</text:p>
          </table:table-cell>
          <table:table-cell table:style-name="ce8" table:formula="of:=IF([Original.DM3] = &quot;&quot;;&quot;&quot;;[Original.DM3]+[Original.DT3])" office:value-type="float" office:value="-60">
            <text:p>-60</text:p>
          </table:table-cell>
          <table:table-cell table:style-name="ce8" table:formula="of:=IF([Original.DN3] = &quot;&quot;;&quot;&quot;;[Original.DN3]+[Original.DU3])" office:value-type="float" office:value="-60">
            <text:p>-60</text:p>
          </table:table-cell>
          <table:table-cell table:style-name="ce8" table:formula="of:=IF([Original.DO3] = &quot;&quot;;&quot;&quot;;[Original.DO3]+[Original.DV3])" office:value-type="float" office:value="-60">
            <text:p>-60</text:p>
          </table:table-cell>
          <table:table-cell table:style-name="ce8" table:formula="of:=IF([Original.DP3] = &quot;&quot;;&quot;&quot;;[Original.DP3]+[Original.DW3])" office:value-type="float" office:value="-60">
            <text:p>-60</text:p>
          </table:table-cell>
          <table:table-cell table:style-name="ce17" table:formula="of:=IF([Original.DQ3] = &quot;&quot;;&quot;&quot;;[Original.DQ3])" office:value-type="float" office:value="-60">
            <text:p>-60</text:p>
          </table:table-cell>
          <table:table-cell table:number-columns-repeated="820"/>
        </table:table-row>
        <table:table-row table:style-name="ro1">
          <table:table-cell table:style-name="ce21" table:formula="of:=IF([Original.A4] = &quot;&quot;;&quot;&quot;;[Original.A4])" office:value-type="float" office:value="3">
            <text:p>3</text:p>
          </table:table-cell>
          <table:table-cell table:style-name="ce8" table:formula="of:=IF([Original.B4] = &quot;&quot;;&quot;&quot;;[Original.B4])" office:value-type="float" office:value="270">
            <text:p>270</text:p>
          </table:table-cell>
          <table:table-cell table:style-name="ce8" table:formula="of:=IF([Original.C4] = &quot;&quot;;&quot;&quot;;[Original.C4])" office:value-type="float" office:value="140">
            <text:p>140</text:p>
          </table:table-cell>
          <table:table-cell table:style-name="ce8" table:formula="of:=IF([Original.D4] = &quot;&quot;;&quot;&quot;;[Original.D4])" office:value-type="float" office:value="60">
            <text:p>60</text:p>
          </table:table-cell>
          <table:table-cell table:style-name="ce8" table:formula="of:=IF([Original.E4] = &quot;&quot;;&quot;&quot;;[Original.E4])" office:value-type="float" office:value="34">
            <text:p>34</text:p>
          </table:table-cell>
          <table:table-cell table:style-name="ce8" table:formula="of:=IF([Original.F4] = &quot;&quot;;&quot;&quot;;[Original.F4])" office:value-type="float" office:value="20">
            <text:p>20</text:p>
          </table:table-cell>
          <table:table-cell table:style-name="ce8" table:formula="of:=IF([Original.G4] = &quot;&quot;;&quot;&quot;;[Original.G4])" office:value-type="float" office:value="14">
            <text:p>14</text:p>
          </table:table-cell>
          <table:table-cell table:style-name="ce8" table:formula="of:=IF([Original.H4] = &quot;&quot;;&quot;&quot;;[Original.H4])" office:value-type="float" office:value="10">
            <text:p>10</text:p>
          </table:table-cell>
          <table:table-cell table:style-name="ce8" table:formula="of:=IF([Original.I4] = &quot;&quot;;&quot;&quot;;[Original.I4])" office:value-type="float" office:value="6">
            <text:p>6</text:p>
          </table:table-cell>
          <table:table-cell table:style-name="ce8" table:formula="of:=IF([Original.J4] = &quot;&quot;;&quot;&quot;;[Original.J4])" office:value-type="float" office:value="4">
            <text:p>4</text:p>
          </table:table-cell>
          <table:table-cell table:style-name="ce8" table:formula="of:=IF([Original.K4] = &quot;&quot;;&quot;&quot;;[Original.K4])" office:value-type="float" office:value="2">
            <text:p>2</text:p>
          </table:table-cell>
          <table:table-cell table:style-name="ce8" table:formula="of:=IF([Original.L4] = &quot;&quot;;&quot;&quot;;[Original.L4])" office:value-type="float" office:value="0">
            <text:p>0</text:p>
          </table:table-cell>
          <table:table-cell table:style-name="ce8" table:formula="of:=IF([Original.M4] = &quot;&quot;;&quot;&quot;;[Original.M4])" office:value-type="string" office:string-value="JS">
            <text:p>JS</text:p>
          </table:table-cell>
          <table:table-cell table:style-name="ce8" table:formula="of:=IF([Original.N4] = &quot;&quot;;&quot;&quot;;[Original.N4])" office:value-type="float" office:value="2">
            <text:p>2</text:p>
          </table:table-cell>
          <table:table-cell table:style-name="ce8" table:formula="of:=IF([Original.O4] = &quot;&quot;;&quot;&quot;;[Original.O4])" office:value-type="float" office:value="4">
            <text:p>4</text:p>
          </table:table-cell>
          <table:table-cell table:style-name="ce8" table:formula="of:=IF([Original.P4] = &quot;&quot;;&quot;&quot;;[Original.P4])" office:value-type="float" office:value="6">
            <text:p>6</text:p>
          </table:table-cell>
          <table:table-cell table:style-name="ce8" table:formula="of:=IF([Original.Q4] = &quot;&quot;;&quot;&quot;;[Original.Q4]+[Original.DR4])" office:value-type="float" office:value="0">
            <text:p>0</text:p>
          </table:table-cell>
          <table:table-cell table:style-name="ce8" table:formula="of:=IF([Original.R4] = &quot;&quot;;&quot;&quot;;[Original.R4]+[Original.DS4])" office:value-type="float" office:value="0">
            <text:p>0</text:p>
          </table:table-cell>
          <table:table-cell table:style-name="ce8" table:formula="of:=IF([Original.S4] = &quot;&quot;;&quot;&quot;;[Original.S4]+[Original.DT4])" office:value-type="float" office:value="0">
            <text:p>0</text:p>
          </table:table-cell>
          <table:table-cell table:style-name="ce8" table:formula="of:=IF([Original.T4] = &quot;&quot;;&quot;&quot;;[Original.T4]+[Original.DU4])" office:value-type="float" office:value="0">
            <text:p>0</text:p>
          </table:table-cell>
          <table:table-cell table:style-name="ce8" table:formula="of:=IF([Original.U4] = &quot;&quot;;&quot;&quot;;[Original.U4]+[Original.DV4])" office:value-type="float" office:value="0">
            <text:p>0</text:p>
          </table:table-cell>
          <table:table-cell table:style-name="ce8" table:formula="of:=IF([Original.V4] = &quot;&quot;;&quot;&quot;;[Original.V4]+[Original.DW4])" office:value-type="float" office:value="0">
            <text:p>0</text:p>
          </table:table-cell>
          <table:table-cell table:style-name="ce8" table:formula="of:=IF([Original.W4] = &quot;&quot;;&quot;&quot;;[Original.W4])" office:value-type="float" office:value="0">
            <text:p>0</text:p>
          </table:table-cell>
          <table:table-cell table:style-name="ce8" table:formula="of:=IF([Original.X4] = &quot;&quot;;&quot;&quot;;[Original.X4]+[Original.DR4])" office:value-type="float" office:value="-2">
            <text:p>-2</text:p>
          </table:table-cell>
          <table:table-cell table:style-name="ce8" table:formula="of:=IF([Original.Y4] = &quot;&quot;;&quot;&quot;;[Original.Y4]+[Original.DS4])" office:value-type="float" office:value="-2">
            <text:p>-2</text:p>
          </table:table-cell>
          <table:table-cell table:style-name="ce8" table:formula="of:=IF([Original.Z4] = &quot;&quot;;&quot;&quot;;[Original.Z4]+[Original.DT4])" office:value-type="float" office:value="-2">
            <text:p>-2</text:p>
          </table:table-cell>
          <table:table-cell table:style-name="ce8" table:formula="of:=IF([Original.AA4] = &quot;&quot;;&quot;&quot;;[Original.AA4]+[Original.DU4])" office:value-type="float" office:value="-2">
            <text:p>-2</text:p>
          </table:table-cell>
          <table:table-cell table:style-name="ce8" table:formula="of:=IF([Original.AB4] = &quot;&quot;;&quot;&quot;;[Original.AB4]+[Original.DV4])" office:value-type="float" office:value="-2">
            <text:p>-2</text:p>
          </table:table-cell>
          <table:table-cell table:style-name="ce8" table:formula="of:=IF([Original.AC4] = &quot;&quot;;&quot;&quot;;[Original.AC4]+[Original.DW4])" office:value-type="float" office:value="-2">
            <text:p>-2</text:p>
          </table:table-cell>
          <table:table-cell table:style-name="ce8" table:formula="of:=IF([Original.AD4] = &quot;&quot;;&quot;&quot;;[Original.AD4])" office:value-type="float" office:value="-2">
            <text:p>-2</text:p>
          </table:table-cell>
          <table:table-cell table:style-name="ce8" table:formula="of:=IF([Original.AE4] = &quot;&quot;;&quot;&quot;;[Original.AE4]+[Original.DR4])" office:value-type="float" office:value="-4">
            <text:p>-4</text:p>
          </table:table-cell>
          <table:table-cell table:style-name="ce8" table:formula="of:=IF([Original.AF4] = &quot;&quot;;&quot;&quot;;[Original.AF4]+[Original.DS4])" office:value-type="float" office:value="-4">
            <text:p>-4</text:p>
          </table:table-cell>
          <table:table-cell table:style-name="ce8" table:formula="of:=IF([Original.AG4] = &quot;&quot;;&quot;&quot;;[Original.AG4]+[Original.DT4])" office:value-type="float" office:value="-4">
            <text:p>-4</text:p>
          </table:table-cell>
          <table:table-cell table:style-name="ce8" table:formula="of:=IF([Original.AH4] = &quot;&quot;;&quot;&quot;;[Original.AH4]+[Original.DU4])" office:value-type="float" office:value="-4">
            <text:p>-4</text:p>
          </table:table-cell>
          <table:table-cell table:style-name="ce8" table:formula="of:=IF([Original.AI4] = &quot;&quot;;&quot;&quot;;[Original.AI4]+[Original.DV4])" office:value-type="float" office:value="-4">
            <text:p>-4</text:p>
          </table:table-cell>
          <table:table-cell table:style-name="ce8" table:formula="of:=IF([Original.AJ4] = &quot;&quot;;&quot;&quot;;[Original.AJ4]+[Original.DW4])" office:value-type="float" office:value="-4">
            <text:p>-4</text:p>
          </table:table-cell>
          <table:table-cell table:style-name="ce8" table:formula="of:=IF([Original.AK4] = &quot;&quot;;&quot;&quot;;[Original.AK4])" office:value-type="float" office:value="-4">
            <text:p>-4</text:p>
          </table:table-cell>
          <table:table-cell table:style-name="ce8" table:formula="of:=IF([Original.AL4] = &quot;&quot;;&quot;&quot;;[Original.AL4]+[Original.DR4])" office:value-type="float" office:value="-6">
            <text:p>-6</text:p>
          </table:table-cell>
          <table:table-cell table:style-name="ce8" table:formula="of:=IF([Original.AM4] = &quot;&quot;;&quot;&quot;;[Original.AM4]+[Original.DS4])" office:value-type="float" office:value="-6">
            <text:p>-6</text:p>
          </table:table-cell>
          <table:table-cell table:style-name="ce8" table:formula="of:=IF([Original.AN4] = &quot;&quot;;&quot;&quot;;[Original.AN4]+[Original.DT4])" office:value-type="float" office:value="-6">
            <text:p>-6</text:p>
          </table:table-cell>
          <table:table-cell table:style-name="ce8" table:formula="of:=IF([Original.AO4] = &quot;&quot;;&quot;&quot;;[Original.AO4]+[Original.DU4])" office:value-type="float" office:value="-6">
            <text:p>-6</text:p>
          </table:table-cell>
          <table:table-cell table:style-name="ce8" table:formula="of:=IF([Original.AP4] = &quot;&quot;;&quot;&quot;;[Original.AP4]+[Original.DV4])" office:value-type="float" office:value="-6">
            <text:p>-6</text:p>
          </table:table-cell>
          <table:table-cell table:style-name="ce8" table:formula="of:=IF([Original.AQ4] = &quot;&quot;;&quot;&quot;;[Original.AQ4]+[Original.DW4])" office:value-type="float" office:value="-6">
            <text:p>-6</text:p>
          </table:table-cell>
          <table:table-cell table:style-name="ce8" table:formula="of:=IF([Original.AR4] = &quot;&quot;;&quot;&quot;;[Original.AR4])" office:value-type="float" office:value="-6">
            <text:p>-6</text:p>
          </table:table-cell>
          <table:table-cell table:style-name="ce8" table:formula="of:=IF([Original.AS4] = &quot;&quot;;&quot;&quot;;[Original.AS4]+[Original.DR4])" office:value-type="float" office:value="-10">
            <text:p>-10</text:p>
          </table:table-cell>
          <table:table-cell table:style-name="ce8" table:formula="of:=IF([Original.AT4] = &quot;&quot;;&quot;&quot;;[Original.AT4]+[Original.DS4])" office:value-type="float" office:value="-10">
            <text:p>-10</text:p>
          </table:table-cell>
          <table:table-cell table:style-name="ce8" table:formula="of:=IF([Original.AU4] = &quot;&quot;;&quot;&quot;;[Original.AU4]+[Original.DT4])" office:value-type="float" office:value="-10">
            <text:p>-10</text:p>
          </table:table-cell>
          <table:table-cell table:style-name="ce8" table:formula="of:=IF([Original.AV4] = &quot;&quot;;&quot;&quot;;[Original.AV4]+[Original.DU4])" office:value-type="float" office:value="-10">
            <text:p>-10</text:p>
          </table:table-cell>
          <table:table-cell table:style-name="ce8" table:formula="of:=IF([Original.AW4] = &quot;&quot;;&quot;&quot;;[Original.AW4]+[Original.DV4])" office:value-type="float" office:value="-10">
            <text:p>-10</text:p>
          </table:table-cell>
          <table:table-cell table:style-name="ce8" table:formula="of:=IF([Original.AX4] = &quot;&quot;;&quot;&quot;;[Original.AX4]+[Original.DW4])" office:value-type="float" office:value="-10">
            <text:p>-10</text:p>
          </table:table-cell>
          <table:table-cell table:style-name="ce8" table:formula="of:=IF([Original.AY4] = &quot;&quot;;&quot;&quot;;[Original.AY4])" office:value-type="float" office:value="-10">
            <text:p>-10</text:p>
          </table:table-cell>
          <table:table-cell table:style-name="ce8" table:formula="of:=IF([Original.AZ4] = &quot;&quot;;&quot;&quot;;[Original.AZ4]+[Original.DR4])" office:value-type="float" office:value="-14">
            <text:p>-14</text:p>
          </table:table-cell>
          <table:table-cell table:style-name="ce8" table:formula="of:=IF([Original.BA4] = &quot;&quot;;&quot;&quot;;[Original.BA4]+[Original.DS4])" office:value-type="float" office:value="-14">
            <text:p>-14</text:p>
          </table:table-cell>
          <table:table-cell table:style-name="ce8" table:formula="of:=IF([Original.BB4] = &quot;&quot;;&quot;&quot;;[Original.BB4]+[Original.DT4])" office:value-type="float" office:value="-14">
            <text:p>-14</text:p>
          </table:table-cell>
          <table:table-cell table:style-name="ce8" table:formula="of:=IF([Original.BC4] = &quot;&quot;;&quot;&quot;;[Original.BC4]+[Original.DU4])" office:value-type="float" office:value="-14">
            <text:p>-14</text:p>
          </table:table-cell>
          <table:table-cell table:style-name="ce8" table:formula="of:=IF([Original.BD4] = &quot;&quot;;&quot;&quot;;[Original.BD4]+[Original.DV4])" office:value-type="float" office:value="-14">
            <text:p>-14</text:p>
          </table:table-cell>
          <table:table-cell table:style-name="ce8" table:formula="of:=IF([Original.BE4] = &quot;&quot;;&quot;&quot;;[Original.BE4]+[Original.DW4])" office:value-type="float" office:value="-14">
            <text:p>-14</text:p>
          </table:table-cell>
          <table:table-cell table:style-name="ce8" table:formula="of:=IF([Original.BF4] = &quot;&quot;;&quot;&quot;;[Original.BF4])" office:value-type="float" office:value="-14">
            <text:p>-14</text:p>
          </table:table-cell>
          <table:table-cell table:style-name="ce8" table:formula="of:=IF([Original.BG4] = &quot;&quot;;&quot;&quot;;[Original.BG4])" office:value-type="string" office:string-value="u">
            <text:p>u</text:p>
          </table:table-cell>
          <table:table-cell table:style-name="ce8" table:formula="of:=IF([Original.BH4] = &quot;&quot;;&quot;&quot;;[Original.BH4])" office:value-type="string" office:string-value="u">
            <text:p>u</text:p>
          </table:table-cell>
          <table:table-cell table:style-name="ce8" table:formula="of:=IF([Original.BI4] = &quot;&quot;;&quot;&quot;;[Original.BI4])" office:value-type="string" office:string-value="u">
            <text:p>u</text:p>
          </table:table-cell>
          <table:table-cell table:style-name="ce8" table:formula="of:=IF([Original.BJ4] = &quot;&quot;;&quot;&quot;;[Original.BJ4])" office:value-type="string" office:string-value="u">
            <text:p>u</text:p>
          </table:table-cell>
          <table:table-cell table:style-name="ce8" table:formula="of:=IF([Original.BK4] = &quot;&quot;;&quot;&quot;;[Original.BK4])" office:value-type="string" office:string-value="u">
            <text:p>u</text:p>
          </table:table-cell>
          <table:table-cell table:style-name="ce8" table:formula="of:=IF([Original.BL4] = &quot;&quot;;&quot;&quot;;[Original.BL4])" office:value-type="string" office:string-value="u">
            <text:p>u</text:p>
          </table:table-cell>
          <table:table-cell table:style-name="ce8" table:formula="of:=IF([Original.BM4] = &quot;&quot;;&quot;&quot;;[Original.BM4])" office:value-type="string" office:string-value="u">
            <text:p>u</text:p>
          </table:table-cell>
          <table:table-cell table:style-name="ce8" table:formula="of:=IF([Original.BN4] = &quot;&quot;;&quot;&quot;;[Original.BN4]+[Original.DR4])" office:value-type="float" office:value="-18">
            <text:p>-18</text:p>
          </table:table-cell>
          <table:table-cell table:style-name="ce8" table:formula="of:=IF([Original.BO4] = &quot;&quot;;&quot;&quot;;[Original.BO4]+[Original.DS4])" office:value-type="float" office:value="-18">
            <text:p>-18</text:p>
          </table:table-cell>
          <table:table-cell table:style-name="ce8" table:formula="of:=IF([Original.BP4] = &quot;&quot;;&quot;&quot;;[Original.BP4]+[Original.DT4])" office:value-type="float" office:value="-18">
            <text:p>-18</text:p>
          </table:table-cell>
          <table:table-cell table:style-name="ce8" table:formula="of:=IF([Original.BQ4] = &quot;&quot;;&quot;&quot;;[Original.BQ4]+[Original.DU4])" office:value-type="float" office:value="-18">
            <text:p>-18</text:p>
          </table:table-cell>
          <table:table-cell table:style-name="ce8" table:formula="of:=IF([Original.BR4] = &quot;&quot;;&quot;&quot;;[Original.BR4]+[Original.DV4])" office:value-type="float" office:value="-18">
            <text:p>-18</text:p>
          </table:table-cell>
          <table:table-cell table:style-name="ce8" table:formula="of:=IF([Original.BS4] = &quot;&quot;;&quot;&quot;;[Original.BS4]+[Original.DW4])" office:value-type="float" office:value="-18">
            <text:p>-18</text:p>
          </table:table-cell>
          <table:table-cell table:style-name="ce8" table:formula="of:=IF([Original.BT4] = &quot;&quot;;&quot;&quot;;[Original.BT4])" office:value-type="float" office:value="-18">
            <text:p>-18</text:p>
          </table:table-cell>
          <table:table-cell table:style-name="ce8" table:formula="of:=IF([Original.BU4] = &quot;&quot;;&quot;&quot;;[Original.BU4])" office:value-type="string" office:string-value="u">
            <text:p>u</text:p>
          </table:table-cell>
          <table:table-cell table:style-name="ce8" table:formula="of:=IF([Original.BV4] = &quot;&quot;;&quot;&quot;;[Original.BV4])" office:value-type="string" office:string-value="u">
            <text:p>u</text:p>
          </table:table-cell>
          <table:table-cell table:style-name="ce8" table:formula="of:=IF([Original.BW4] = &quot;&quot;;&quot;&quot;;[Original.BW4])" office:value-type="string" office:string-value="u">
            <text:p>u</text:p>
          </table:table-cell>
          <table:table-cell table:style-name="ce8" table:formula="of:=IF([Original.BX4] = &quot;&quot;;&quot;&quot;;[Original.BX4])" office:value-type="string" office:string-value="u">
            <text:p>u</text:p>
          </table:table-cell>
          <table:table-cell table:style-name="ce8" table:formula="of:=IF([Original.BY4] = &quot;&quot;;&quot;&quot;;[Original.BY4])" office:value-type="string" office:string-value="u">
            <text:p>u</text:p>
          </table:table-cell>
          <table:table-cell table:style-name="ce8" table:formula="of:=IF([Original.BZ4] = &quot;&quot;;&quot;&quot;;[Original.BZ4])" office:value-type="string" office:string-value="u">
            <text:p>u</text:p>
          </table:table-cell>
          <table:table-cell table:style-name="ce8" table:formula="of:=IF([Original.CA4] = &quot;&quot;;&quot;&quot;;[Original.CA4])" office:value-type="string" office:string-value="u">
            <text:p>u</text:p>
          </table:table-cell>
          <table:table-cell table:style-name="ce8" table:formula="of:=IF([Original.CB4] = &quot;&quot;;&quot;&quot;;[Original.CB4]+[Original.DR4])" office:value-type="float" office:value="-20">
            <text:p>-20</text:p>
          </table:table-cell>
          <table:table-cell table:style-name="ce8" table:formula="of:=IF([Original.CC4] = &quot;&quot;;&quot;&quot;;[Original.CC4]+[Original.DS4])" office:value-type="float" office:value="-20">
            <text:p>-20</text:p>
          </table:table-cell>
          <table:table-cell table:style-name="ce8" table:formula="of:=IF([Original.CD4] = &quot;&quot;;&quot;&quot;;[Original.CD4]+[Original.DT4])" office:value-type="float" office:value="-20">
            <text:p>-20</text:p>
          </table:table-cell>
          <table:table-cell table:style-name="ce8" table:formula="of:=IF([Original.CE4] = &quot;&quot;;&quot;&quot;;[Original.CE4]+[Original.DU4])" office:value-type="float" office:value="-20">
            <text:p>-20</text:p>
          </table:table-cell>
          <table:table-cell table:style-name="ce8" table:formula="of:=IF([Original.CF4] = &quot;&quot;;&quot;&quot;;[Original.CF4]+[Original.DV4])" office:value-type="float" office:value="-20">
            <text:p>-20</text:p>
          </table:table-cell>
          <table:table-cell table:style-name="ce8" table:formula="of:=IF([Original.CG4] = &quot;&quot;;&quot;&quot;;[Original.CG4]+[Original.DW4])" office:value-type="float" office:value="-20">
            <text:p>-20</text:p>
          </table:table-cell>
          <table:table-cell table:style-name="ce8" table:formula="of:=IF([Original.CH4] = &quot;&quot;;&quot;&quot;;[Original.CH4])" office:value-type="float" office:value="-20">
            <text:p>-20</text:p>
          </table:table-cell>
          <table:table-cell table:style-name="ce8" table:formula="of:=IF([Original.CI4] = &quot;&quot;;&quot;&quot;;[Original.CI4])" office:value-type="string" office:string-value="u">
            <text:p>u</text:p>
          </table:table-cell>
          <table:table-cell table:style-name="ce8" table:formula="of:=IF([Original.CJ4] = &quot;&quot;;&quot;&quot;;[Original.CJ4])" office:value-type="string" office:string-value="u">
            <text:p>u</text:p>
          </table:table-cell>
          <table:table-cell table:style-name="ce8" table:formula="of:=IF([Original.CK4] = &quot;&quot;;&quot;&quot;;[Original.CK4])" office:value-type="string" office:string-value="u">
            <text:p>u</text:p>
          </table:table-cell>
          <table:table-cell table:style-name="ce8" table:formula="of:=IF([Original.CL4] = &quot;&quot;;&quot;&quot;;[Original.CL4])" office:value-type="string" office:string-value="u">
            <text:p>u</text:p>
          </table:table-cell>
          <table:table-cell table:style-name="ce8" table:formula="of:=IF([Original.CM4] = &quot;&quot;;&quot;&quot;;[Original.CM4])" office:value-type="string" office:string-value="u">
            <text:p>u</text:p>
          </table:table-cell>
          <table:table-cell table:style-name="ce8" table:formula="of:=IF([Original.CN4] = &quot;&quot;;&quot;&quot;;[Original.CN4])" office:value-type="string" office:string-value="u">
            <text:p>u</text:p>
          </table:table-cell>
          <table:table-cell table:style-name="ce8" table:formula="of:=IF([Original.CO4] = &quot;&quot;;&quot;&quot;;[Original.CO4])" office:value-type="string" office:string-value="u">
            <text:p>u</text:p>
          </table:table-cell>
          <table:table-cell table:style-name="ce8" table:formula="of:=IF([Original.CP4] = &quot;&quot;;&quot;&quot;;[Original.CP4]+[Original.DR4])" office:value-type="float" office:value="-26">
            <text:p>-26</text:p>
          </table:table-cell>
          <table:table-cell table:style-name="ce8" table:formula="of:=IF([Original.CQ4] = &quot;&quot;;&quot;&quot;;[Original.CQ4]+[Original.DS4])" office:value-type="float" office:value="-26">
            <text:p>-26</text:p>
          </table:table-cell>
          <table:table-cell table:style-name="ce8" table:formula="of:=IF([Original.CR4] = &quot;&quot;;&quot;&quot;;[Original.CR4]+[Original.DT4])" office:value-type="float" office:value="-26">
            <text:p>-26</text:p>
          </table:table-cell>
          <table:table-cell table:style-name="ce8" table:formula="of:=IF([Original.CS4] = &quot;&quot;;&quot;&quot;;[Original.CS4]+[Original.DU4])" office:value-type="float" office:value="-26">
            <text:p>-26</text:p>
          </table:table-cell>
          <table:table-cell table:style-name="ce8" table:formula="of:=IF([Original.CT4] = &quot;&quot;;&quot;&quot;;[Original.CT4]+[Original.DV4])" office:value-type="float" office:value="-26">
            <text:p>-26</text:p>
          </table:table-cell>
          <table:table-cell table:style-name="ce8" table:formula="of:=IF([Original.CU4] = &quot;&quot;;&quot;&quot;;[Original.CU4]+[Original.DW4])" office:value-type="float" office:value="-26">
            <text:p>-26</text:p>
          </table:table-cell>
          <table:table-cell table:style-name="ce8" table:formula="of:=IF([Original.CV4] = &quot;&quot;;&quot;&quot;;[Original.CV4])" office:value-type="float" office:value="-26">
            <text:p>-26</text:p>
          </table:table-cell>
          <table:table-cell table:style-name="ce8" table:formula="of:=IF([Original.CW4] = &quot;&quot;;&quot;&quot;;[Original.CW4]+[Original.DR4])" office:value-type="float" office:value="-32">
            <text:p>-32</text:p>
          </table:table-cell>
          <table:table-cell table:style-name="ce8" table:formula="of:=IF([Original.CX4] = &quot;&quot;;&quot;&quot;;[Original.CX4]+[Original.DS4])" office:value-type="float" office:value="-32">
            <text:p>-32</text:p>
          </table:table-cell>
          <table:table-cell table:style-name="ce8" table:formula="of:=IF([Original.CY4] = &quot;&quot;;&quot;&quot;;[Original.CY4]+[Original.DT4])" office:value-type="float" office:value="-32">
            <text:p>-32</text:p>
          </table:table-cell>
          <table:table-cell table:style-name="ce8" table:formula="of:=IF([Original.CZ4] = &quot;&quot;;&quot;&quot;;[Original.CZ4]+[Original.DU4])" office:value-type="float" office:value="-32">
            <text:p>-32</text:p>
          </table:table-cell>
          <table:table-cell table:style-name="ce8" table:formula="of:=IF([Original.DA4] = &quot;&quot;;&quot;&quot;;[Original.DA4]+[Original.DV4])" office:value-type="float" office:value="-32">
            <text:p>-32</text:p>
          </table:table-cell>
          <table:table-cell table:style-name="ce8" table:formula="of:=IF([Original.DB4] = &quot;&quot;;&quot;&quot;;[Original.DB4]+[Original.DW4])" office:value-type="float" office:value="-32">
            <text:p>-32</text:p>
          </table:table-cell>
          <table:table-cell table:style-name="ce8" table:formula="of:=IF([Original.DC4] = &quot;&quot;;&quot;&quot;;[Original.DC4])" office:value-type="float" office:value="-32">
            <text:p>-32</text:p>
          </table:table-cell>
          <table:table-cell table:style-name="ce8" table:formula="of:=IF([Original.DD4] = &quot;&quot;;&quot;&quot;;[Original.DD4]+[Original.DR4])" office:value-type="float" office:value="-40">
            <text:p>-40</text:p>
          </table:table-cell>
          <table:table-cell table:style-name="ce8" table:formula="of:=IF([Original.DE4] = &quot;&quot;;&quot;&quot;;[Original.DE4]+[Original.DS4])" office:value-type="float" office:value="-40">
            <text:p>-40</text:p>
          </table:table-cell>
          <table:table-cell table:style-name="ce8" table:formula="of:=IF([Original.DF4] = &quot;&quot;;&quot;&quot;;[Original.DF4]+[Original.DT4])" office:value-type="float" office:value="-40">
            <text:p>-40</text:p>
          </table:table-cell>
          <table:table-cell table:style-name="ce8" table:formula="of:=IF([Original.DG4] = &quot;&quot;;&quot;&quot;;[Original.DG4]+[Original.DU4])" office:value-type="float" office:value="-40">
            <text:p>-40</text:p>
          </table:table-cell>
          <table:table-cell table:style-name="ce8" table:formula="of:=IF([Original.DH4] = &quot;&quot;;&quot;&quot;;[Original.DH4]+[Original.DV4])" office:value-type="float" office:value="-40">
            <text:p>-40</text:p>
          </table:table-cell>
          <table:table-cell table:style-name="ce8" table:formula="of:=IF([Original.DI4] = &quot;&quot;;&quot;&quot;;[Original.DI4]+[Original.DW4])" office:value-type="float" office:value="-40">
            <text:p>-40</text:p>
          </table:table-cell>
          <table:table-cell table:style-name="ce8" table:formula="of:=IF([Original.DJ4] = &quot;&quot;;&quot;&quot;;[Original.DJ4])" office:value-type="float" office:value="-40">
            <text:p>-40</text:p>
          </table:table-cell>
          <table:table-cell table:style-name="ce8" table:formula="of:=IF([Original.DK4] = &quot;&quot;;&quot;&quot;;[Original.DK4]+[Original.DR4])" office:value-type="float" office:value="-60">
            <text:p>-60</text:p>
          </table:table-cell>
          <table:table-cell table:style-name="ce8" table:formula="of:=IF([Original.DL4] = &quot;&quot;;&quot;&quot;;[Original.DL4]+[Original.DS4])" office:value-type="float" office:value="-60">
            <text:p>-60</text:p>
          </table:table-cell>
          <table:table-cell table:style-name="ce8" table:formula="of:=IF([Original.DM4] = &quot;&quot;;&quot;&quot;;[Original.DM4]+[Original.DT4])" office:value-type="float" office:value="-60">
            <text:p>-60</text:p>
          </table:table-cell>
          <table:table-cell table:style-name="ce8" table:formula="of:=IF([Original.DN4] = &quot;&quot;;&quot;&quot;;[Original.DN4]+[Original.DU4])" office:value-type="float" office:value="-60">
            <text:p>-60</text:p>
          </table:table-cell>
          <table:table-cell table:style-name="ce8" table:formula="of:=IF([Original.DO4] = &quot;&quot;;&quot;&quot;;[Original.DO4]+[Original.DV4])" office:value-type="float" office:value="-60">
            <text:p>-60</text:p>
          </table:table-cell>
          <table:table-cell table:style-name="ce8" table:formula="of:=IF([Original.DP4] = &quot;&quot;;&quot;&quot;;[Original.DP4]+[Original.DW4])" office:value-type="float" office:value="-60">
            <text:p>-60</text:p>
          </table:table-cell>
          <table:table-cell table:style-name="ce17" table:formula="of:=IF([Original.DQ4] = &quot;&quot;;&quot;&quot;;[Original.DQ4])" office:value-type="float" office:value="-60">
            <text:p>-60</text:p>
          </table:table-cell>
          <table:table-cell table:number-columns-repeated="820"/>
        </table:table-row>
        <table:table-row table:style-name="ro1">
          <table:table-cell table:style-name="ce21" table:formula="of:=IF([Original.A5] = &quot;&quot;;&quot;&quot;;[Original.A5])" office:value-type="float" office:value="6">
            <text:p>6</text:p>
          </table:table-cell>
          <table:table-cell table:style-name="ce8" table:formula="of:=IF([Original.B5] = &quot;&quot;;&quot;&quot;;[Original.B5])" office:value-type="float" office:value="270">
            <text:p>270</text:p>
          </table:table-cell>
          <table:table-cell table:style-name="ce8" table:formula="of:=IF([Original.C5] = &quot;&quot;;&quot;&quot;;[Original.C5])" office:value-type="float" office:value="140">
            <text:p>140</text:p>
          </table:table-cell>
          <table:table-cell table:style-name="ce8" table:formula="of:=IF([Original.D5] = &quot;&quot;;&quot;&quot;;[Original.D5])" office:value-type="float" office:value="70">
            <text:p>70</text:p>
          </table:table-cell>
          <table:table-cell table:style-name="ce8" table:formula="of:=IF([Original.E5] = &quot;&quot;;&quot;&quot;;[Original.E5])" office:value-type="float" office:value="46">
            <text:p>46</text:p>
          </table:table-cell>
          <table:table-cell table:style-name="ce8" table:formula="of:=IF([Original.F5] = &quot;&quot;;&quot;&quot;;[Original.F5])" office:value-type="float" office:value="30">
            <text:p>30</text:p>
          </table:table-cell>
          <table:table-cell table:style-name="ce8" table:formula="of:=IF([Original.G5] = &quot;&quot;;&quot;&quot;;[Original.G5])" office:value-type="float" office:value="20">
            <text:p>20</text:p>
          </table:table-cell>
          <table:table-cell table:style-name="ce8" table:formula="of:=IF([Original.H5] = &quot;&quot;;&quot;&quot;;[Original.H5])" office:value-type="float" office:value="14">
            <text:p>14</text:p>
          </table:table-cell>
          <table:table-cell table:style-name="ce8" table:formula="of:=IF([Original.I5] = &quot;&quot;;&quot;&quot;;[Original.I5])" office:value-type="float" office:value="10">
            <text:p>10</text:p>
          </table:table-cell>
          <table:table-cell table:style-name="ce8" table:formula="of:=IF([Original.J5] = &quot;&quot;;&quot;&quot;;[Original.J5])" office:value-type="float" office:value="6">
            <text:p>6</text:p>
          </table:table-cell>
          <table:table-cell table:style-name="ce8" table:formula="of:=IF([Original.K5] = &quot;&quot;;&quot;&quot;;[Original.K5])" office:value-type="float" office:value="4">
            <text:p>4</text:p>
          </table:table-cell>
          <table:table-cell table:style-name="ce8" table:formula="of:=IF([Original.L5] = &quot;&quot;;&quot;&quot;;[Original.L5])" office:value-type="float" office:value="0">
            <text:p>0</text:p>
          </table:table-cell>
          <table:table-cell table:style-name="ce8" table:formula="of:=IF([Original.M5] = &quot;&quot;;&quot;&quot;;[Original.M5])" office:value-type="string" office:string-value="JS">
            <text:p>JS</text:p>
          </table:table-cell>
          <table:table-cell table:style-name="ce8" table:formula="of:=IF([Original.N5] = &quot;&quot;;&quot;&quot;;[Original.N5])" office:value-type="float" office:value="5">
            <text:p>5</text:p>
          </table:table-cell>
          <table:table-cell table:style-name="ce8" table:formula="of:=IF([Original.O5] = &quot;&quot;;&quot;&quot;;[Original.O5])" office:value-type="float" office:value="6">
            <text:p>6</text:p>
          </table:table-cell>
          <table:table-cell table:style-name="ce8" table:formula="of:=IF([Original.P5] = &quot;&quot;;&quot;&quot;;[Original.P5])" office:value-type="float" office:value="10">
            <text:p>10</text:p>
          </table:table-cell>
          <table:table-cell table:style-name="ce8" table:formula="of:=IF([Original.Q5] = &quot;&quot;;&quot;&quot;;[Original.Q5]+[Original.DR5])" office:value-type="float" office:value="0">
            <text:p>0</text:p>
          </table:table-cell>
          <table:table-cell table:style-name="ce8" table:formula="of:=IF([Original.R5] = &quot;&quot;;&quot;&quot;;[Original.R5]+[Original.DS5])" office:value-type="float" office:value="0.5">
            <text:p>0,5</text:p>
          </table:table-cell>
          <table:table-cell table:style-name="ce8" table:formula="of:=IF([Original.S5] = &quot;&quot;;&quot;&quot;;[Original.S5]+[Original.DT5])" office:value-type="float" office:value="0">
            <text:p>0</text:p>
          </table:table-cell>
          <table:table-cell table:style-name="ce8" table:formula="of:=IF([Original.T5] = &quot;&quot;;&quot;&quot;;[Original.T5]+[Original.DU5])" office:value-type="float" office:value="2">
            <text:p>2</text:p>
          </table:table-cell>
          <table:table-cell table:style-name="ce8" table:formula="of:=IF([Original.U5] = &quot;&quot;;&quot;&quot;;[Original.U5]+[Original.DV5])" office:value-type="float" office:value="3">
            <text:p>3</text:p>
          </table:table-cell>
          <table:table-cell table:style-name="ce8" table:formula="of:=IF([Original.V5] = &quot;&quot;;&quot;&quot;;[Original.V5]+[Original.DW5])" office:value-type="float" office:value="5">
            <text:p>5</text:p>
          </table:table-cell>
          <table:table-cell table:style-name="ce8" table:formula="of:=IF([Original.W5] = &quot;&quot;;&quot;&quot;;[Original.W5])" office:value-type="string" office:string-value="u">
            <text:p>u</text:p>
          </table:table-cell>
          <table:table-cell table:style-name="ce8" table:formula="of:=IF([Original.X5] = &quot;&quot;;&quot;&quot;;[Original.X5]+[Original.DR5])" office:value-type="float" office:value="-3">
            <text:p>-3</text:p>
          </table:table-cell>
          <table:table-cell table:style-name="ce8" table:formula="of:=IF([Original.Y5] = &quot;&quot;;&quot;&quot;;[Original.Y5]+[Original.DS5])" office:value-type="float" office:value="-2.5">
            <text:p>-2,5</text:p>
          </table:table-cell>
          <table:table-cell table:style-name="ce8" table:formula="of:=IF([Original.Z5] = &quot;&quot;;&quot;&quot;;[Original.Z5]+[Original.DT5])" office:value-type="float" office:value="-3">
            <text:p>-3</text:p>
          </table:table-cell>
          <table:table-cell table:style-name="ce8" table:formula="of:=IF([Original.AA5] = &quot;&quot;;&quot;&quot;;[Original.AA5]+[Original.DU5])" office:value-type="float" office:value="-1">
            <text:p>-1</text:p>
          </table:table-cell>
          <table:table-cell table:style-name="ce8" table:formula="of:=IF([Original.AB5] = &quot;&quot;;&quot;&quot;;[Original.AB5]+[Original.DV5])" office:value-type="float" office:value="0">
            <text:p>0</text:p>
          </table:table-cell>
          <table:table-cell table:style-name="ce8" table:formula="of:=IF([Original.AC5] = &quot;&quot;;&quot;&quot;;[Original.AC5]+[Original.DW5])" office:value-type="float" office:value="2">
            <text:p>2</text:p>
          </table:table-cell>
          <table:table-cell table:style-name="ce8" table:formula="of:=IF([Original.AD5] = &quot;&quot;;&quot;&quot;;[Original.AD5])" office:value-type="float" office:value="-4">
            <text:p>-4</text:p>
          </table:table-cell>
          <table:table-cell table:style-name="ce8" table:formula="of:=IF([Original.AE5] = &quot;&quot;;&quot;&quot;;[Original.AE5]+[Original.DR5])" office:value-type="float" office:value="-7">
            <text:p>-7</text:p>
          </table:table-cell>
          <table:table-cell table:style-name="ce8" table:formula="of:=IF([Original.AF5] = &quot;&quot;;&quot;&quot;;[Original.AF5]+[Original.DS5])" office:value-type="float" office:value="-6.5">
            <text:p>-6,5</text:p>
          </table:table-cell>
          <table:table-cell table:style-name="ce8" table:formula="of:=IF([Original.AG5] = &quot;&quot;;&quot;&quot;;[Original.AG5]+[Original.DT5])" office:value-type="float" office:value="-7">
            <text:p>-7</text:p>
          </table:table-cell>
          <table:table-cell table:style-name="ce8" table:formula="of:=IF([Original.AH5] = &quot;&quot;;&quot;&quot;;[Original.AH5]+[Original.DU5])" office:value-type="float" office:value="-5">
            <text:p>-5</text:p>
          </table:table-cell>
          <table:table-cell table:style-name="ce8" table:formula="of:=IF([Original.AI5] = &quot;&quot;;&quot;&quot;;[Original.AI5]+[Original.DV5])" office:value-type="float" office:value="-4">
            <text:p>-4</text:p>
          </table:table-cell>
          <table:table-cell table:style-name="ce8" table:formula="of:=IF([Original.AJ5] = &quot;&quot;;&quot;&quot;;[Original.AJ5]+[Original.DW5])" office:value-type="float" office:value="-2">
            <text:p>-2</text:p>
          </table:table-cell>
          <table:table-cell table:style-name="ce8" table:formula="of:=IF([Original.AK5] = &quot;&quot;;&quot;&quot;;[Original.AK5])" office:value-type="float" office:value="0">
            <text:p>0</text:p>
          </table:table-cell>
          <table:table-cell table:style-name="ce8" table:formula="of:=IF([Original.AL5] = &quot;&quot;;&quot;&quot;;[Original.AL5]+[Original.DR5])" office:value-type="float" office:value="-11">
            <text:p>-11</text:p>
          </table:table-cell>
          <table:table-cell table:style-name="ce8" table:formula="of:=IF([Original.AM5] = &quot;&quot;;&quot;&quot;;[Original.AM5]+[Original.DS5])" office:value-type="float" office:value="-10.5">
            <text:p>-10,5</text:p>
          </table:table-cell>
          <table:table-cell table:style-name="ce8" table:formula="of:=IF([Original.AN5] = &quot;&quot;;&quot;&quot;;[Original.AN5]+[Original.DT5])" office:value-type="float" office:value="-11">
            <text:p>-11</text:p>
          </table:table-cell>
          <table:table-cell table:style-name="ce8" table:formula="of:=IF([Original.AO5] = &quot;&quot;;&quot;&quot;;[Original.AO5]+[Original.DU5])" office:value-type="float" office:value="-9">
            <text:p>-9</text:p>
          </table:table-cell>
          <table:table-cell table:style-name="ce8" table:formula="of:=IF([Original.AP5] = &quot;&quot;;&quot;&quot;;[Original.AP5]+[Original.DV5])" office:value-type="float" office:value="-8">
            <text:p>-8</text:p>
          </table:table-cell>
          <table:table-cell table:style-name="ce8" table:formula="of:=IF([Original.AQ5] = &quot;&quot;;&quot;&quot;;[Original.AQ5]+[Original.DW5])" office:value-type="float" office:value="-6">
            <text:p>-6</text:p>
          </table:table-cell>
          <table:table-cell table:style-name="ce8" table:formula="of:=IF([Original.AR5] = &quot;&quot;;&quot;&quot;;[Original.AR5])" office:value-type="float" office:value="-12">
            <text:p>-12</text:p>
          </table:table-cell>
          <table:table-cell table:style-name="ce8" table:formula="of:=IF([Original.AS5] = &quot;&quot;;&quot;&quot;;[Original.AS5]+[Original.DR5])" office:value-type="float" office:value="-14">
            <text:p>-14</text:p>
          </table:table-cell>
          <table:table-cell table:style-name="ce8" table:formula="of:=IF([Original.AT5] = &quot;&quot;;&quot;&quot;;[Original.AT5]+[Original.DS5])" office:value-type="float" office:value="-13.5">
            <text:p>-13,5</text:p>
          </table:table-cell>
          <table:table-cell table:style-name="ce8" table:formula="of:=IF([Original.AU5] = &quot;&quot;;&quot;&quot;;[Original.AU5]+[Original.DT5])" office:value-type="float" office:value="-14">
            <text:p>-14</text:p>
          </table:table-cell>
          <table:table-cell table:style-name="ce8" table:formula="of:=IF([Original.AV5] = &quot;&quot;;&quot;&quot;;[Original.AV5]+[Original.DU5])" office:value-type="float" office:value="-12">
            <text:p>-12</text:p>
          </table:table-cell>
          <table:table-cell table:style-name="ce8" table:formula="of:=IF([Original.AW5] = &quot;&quot;;&quot;&quot;;[Original.AW5]+[Original.DV5])" office:value-type="float" office:value="-11">
            <text:p>-11</text:p>
          </table:table-cell>
          <table:table-cell table:style-name="ce8" table:formula="of:=IF([Original.AX5] = &quot;&quot;;&quot;&quot;;[Original.AX5]+[Original.DW5])" office:value-type="float" office:value="-9">
            <text:p>-9</text:p>
          </table:table-cell>
          <table:table-cell table:style-name="ce8" table:formula="of:=IF([Original.AY5] = &quot;&quot;;&quot;&quot;;[Original.AY5])" office:value-type="float" office:value="-15">
            <text:p>-15</text:p>
          </table:table-cell>
          <table:table-cell table:style-name="ce8" table:formula="of:=IF([Original.AZ5] = &quot;&quot;;&quot;&quot;;[Original.AZ5]+[Original.DR5])" office:value-type="float" office:value="-18">
            <text:p>-18</text:p>
          </table:table-cell>
          <table:table-cell table:style-name="ce8" table:formula="of:=IF([Original.BA5] = &quot;&quot;;&quot;&quot;;[Original.BA5]+[Original.DS5])" office:value-type="float" office:value="-17.5">
            <text:p>-17,5</text:p>
          </table:table-cell>
          <table:table-cell table:style-name="ce8" table:formula="of:=IF([Original.BB5] = &quot;&quot;;&quot;&quot;;[Original.BB5]+[Original.DT5])" office:value-type="float" office:value="-18">
            <text:p>-18</text:p>
          </table:table-cell>
          <table:table-cell table:style-name="ce8" table:formula="of:=IF([Original.BC5] = &quot;&quot;;&quot;&quot;;[Original.BC5]+[Original.DU5])" office:value-type="float" office:value="-16">
            <text:p>-16</text:p>
          </table:table-cell>
          <table:table-cell table:style-name="ce8" table:formula="of:=IF([Original.BD5] = &quot;&quot;;&quot;&quot;;[Original.BD5]+[Original.DV5])" office:value-type="float" office:value="-15">
            <text:p>-15</text:p>
          </table:table-cell>
          <table:table-cell table:style-name="ce8" table:formula="of:=IF([Original.BE5] = &quot;&quot;;&quot;&quot;;[Original.BE5]+[Original.DW5])" office:value-type="float" office:value="-13">
            <text:p>-13</text:p>
          </table:table-cell>
          <table:table-cell table:style-name="ce8" table:formula="of:=IF([Original.BF5] = &quot;&quot;;&quot;&quot;;[Original.BF5])" office:value-type="float" office:value="-19">
            <text:p>-19</text:p>
          </table:table-cell>
          <table:table-cell table:style-name="ce8" table:formula="of:=IF([Original.BG5] = &quot;&quot;;&quot;&quot;;[Original.BG5])" office:value-type="string" office:string-value="u">
            <text:p>u</text:p>
          </table:table-cell>
          <table:table-cell table:style-name="ce8" table:formula="of:=IF([Original.BH5] = &quot;&quot;;&quot;&quot;;[Original.BH5])" office:value-type="string" office:string-value="u">
            <text:p>u</text:p>
          </table:table-cell>
          <table:table-cell table:style-name="ce8" table:formula="of:=IF([Original.BI5] = &quot;&quot;;&quot;&quot;;[Original.BI5])" office:value-type="string" office:string-value="u">
            <text:p>u</text:p>
          </table:table-cell>
          <table:table-cell table:style-name="ce8" table:formula="of:=IF([Original.BJ5] = &quot;&quot;;&quot;&quot;;[Original.BJ5])" office:value-type="string" office:string-value="u">
            <text:p>u</text:p>
          </table:table-cell>
          <table:table-cell table:style-name="ce8" table:formula="of:=IF([Original.BK5] = &quot;&quot;;&quot;&quot;;[Original.BK5])" office:value-type="string" office:string-value="u">
            <text:p>u</text:p>
          </table:table-cell>
          <table:table-cell table:style-name="ce8" table:formula="of:=IF([Original.BL5] = &quot;&quot;;&quot;&quot;;[Original.BL5])" office:value-type="string" office:string-value="u">
            <text:p>u</text:p>
          </table:table-cell>
          <table:table-cell table:style-name="ce8" table:formula="of:=IF([Original.BM5] = &quot;&quot;;&quot;&quot;;[Original.BM5])" office:value-type="string" office:string-value="u">
            <text:p>u</text:p>
          </table:table-cell>
          <table:table-cell table:style-name="ce8" table:formula="of:=IF([Original.BN5] = &quot;&quot;;&quot;&quot;;[Original.BN5]+[Original.DR5])" office:value-type="float" office:value="-22">
            <text:p>-22</text:p>
          </table:table-cell>
          <table:table-cell table:style-name="ce8" table:formula="of:=IF([Original.BO5] = &quot;&quot;;&quot;&quot;;[Original.BO5]+[Original.DS5])" office:value-type="float" office:value="-21.5">
            <text:p>-21,5</text:p>
          </table:table-cell>
          <table:table-cell table:style-name="ce8" table:formula="of:=IF([Original.BP5] = &quot;&quot;;&quot;&quot;;[Original.BP5]+[Original.DT5])" office:value-type="float" office:value="-22">
            <text:p>-22</text:p>
          </table:table-cell>
          <table:table-cell table:style-name="ce8" table:formula="of:=IF([Original.BQ5] = &quot;&quot;;&quot;&quot;;[Original.BQ5]+[Original.DU5])" office:value-type="float" office:value="-20">
            <text:p>-20</text:p>
          </table:table-cell>
          <table:table-cell table:style-name="ce8" table:formula="of:=IF([Original.BR5] = &quot;&quot;;&quot;&quot;;[Original.BR5]+[Original.DV5])" office:value-type="float" office:value="-19">
            <text:p>-19</text:p>
          </table:table-cell>
          <table:table-cell table:style-name="ce8" table:formula="of:=IF([Original.BS5] = &quot;&quot;;&quot;&quot;;[Original.BS5]+[Original.DW5])" office:value-type="float" office:value="-17">
            <text:p>-17</text:p>
          </table:table-cell>
          <table:table-cell table:style-name="ce8" table:formula="of:=IF([Original.BT5] = &quot;&quot;;&quot;&quot;;[Original.BT5])" office:value-type="float" office:value="-23">
            <text:p>-23</text:p>
          </table:table-cell>
          <table:table-cell table:style-name="ce8" table:formula="of:=IF([Original.BU5] = &quot;&quot;;&quot;&quot;;[Original.BU5])" office:value-type="string" office:string-value="u">
            <text:p>u</text:p>
          </table:table-cell>
          <table:table-cell table:style-name="ce8" table:formula="of:=IF([Original.BV5] = &quot;&quot;;&quot;&quot;;[Original.BV5])" office:value-type="string" office:string-value="u">
            <text:p>u</text:p>
          </table:table-cell>
          <table:table-cell table:style-name="ce8" table:formula="of:=IF([Original.BW5] = &quot;&quot;;&quot;&quot;;[Original.BW5])" office:value-type="string" office:string-value="u">
            <text:p>u</text:p>
          </table:table-cell>
          <table:table-cell table:style-name="ce8" table:formula="of:=IF([Original.BX5] = &quot;&quot;;&quot;&quot;;[Original.BX5])" office:value-type="string" office:string-value="u">
            <text:p>u</text:p>
          </table:table-cell>
          <table:table-cell table:style-name="ce8" table:formula="of:=IF([Original.BY5] = &quot;&quot;;&quot;&quot;;[Original.BY5])" office:value-type="string" office:string-value="u">
            <text:p>u</text:p>
          </table:table-cell>
          <table:table-cell table:style-name="ce8" table:formula="of:=IF([Original.BZ5] = &quot;&quot;;&quot;&quot;;[Original.BZ5])" office:value-type="string" office:string-value="u">
            <text:p>u</text:p>
          </table:table-cell>
          <table:table-cell table:style-name="ce8" table:formula="of:=IF([Original.CA5] = &quot;&quot;;&quot;&quot;;[Original.CA5])" office:value-type="string" office:string-value="u">
            <text:p>u</text:p>
          </table:table-cell>
          <table:table-cell table:style-name="ce8" table:formula="of:=IF([Original.CB5] = &quot;&quot;;&quot;&quot;;[Original.CB5]+[Original.DR5])" office:value-type="float" office:value="-27">
            <text:p>-27</text:p>
          </table:table-cell>
          <table:table-cell table:style-name="ce8" table:formula="of:=IF([Original.CC5] = &quot;&quot;;&quot;&quot;;[Original.CC5]+[Original.DS5])" office:value-type="float" office:value="-26.5">
            <text:p>-26,5</text:p>
          </table:table-cell>
          <table:table-cell table:style-name="ce8" table:formula="of:=IF([Original.CD5] = &quot;&quot;;&quot;&quot;;[Original.CD5]+[Original.DT5])" office:value-type="float" office:value="-27">
            <text:p>-27</text:p>
          </table:table-cell>
          <table:table-cell table:style-name="ce8" table:formula="of:=IF([Original.CE5] = &quot;&quot;;&quot;&quot;;[Original.CE5]+[Original.DU5])" office:value-type="float" office:value="-25">
            <text:p>-25</text:p>
          </table:table-cell>
          <table:table-cell table:style-name="ce8" table:formula="of:=IF([Original.CF5] = &quot;&quot;;&quot;&quot;;[Original.CF5]+[Original.DV5])" office:value-type="float" office:value="-24">
            <text:p>-24</text:p>
          </table:table-cell>
          <table:table-cell table:style-name="ce8" table:formula="of:=IF([Original.CG5] = &quot;&quot;;&quot;&quot;;[Original.CG5]+[Original.DW5])" office:value-type="float" office:value="-22">
            <text:p>-22</text:p>
          </table:table-cell>
          <table:table-cell table:style-name="ce8" table:formula="of:=IF([Original.CH5] = &quot;&quot;;&quot;&quot;;[Original.CH5])" office:value-type="float" office:value="-28">
            <text:p>-28</text:p>
          </table:table-cell>
          <table:table-cell table:style-name="ce8" table:formula="of:=IF([Original.CI5] = &quot;&quot;;&quot;&quot;;[Original.CI5])" office:value-type="string" office:string-value="u">
            <text:p>u</text:p>
          </table:table-cell>
          <table:table-cell table:style-name="ce8" table:formula="of:=IF([Original.CJ5] = &quot;&quot;;&quot;&quot;;[Original.CJ5])" office:value-type="string" office:string-value="u">
            <text:p>u</text:p>
          </table:table-cell>
          <table:table-cell table:style-name="ce8" table:formula="of:=IF([Original.CK5] = &quot;&quot;;&quot;&quot;;[Original.CK5])" office:value-type="string" office:string-value="u">
            <text:p>u</text:p>
          </table:table-cell>
          <table:table-cell table:style-name="ce8" table:formula="of:=IF([Original.CL5] = &quot;&quot;;&quot;&quot;;[Original.CL5])" office:value-type="string" office:string-value="u">
            <text:p>u</text:p>
          </table:table-cell>
          <table:table-cell table:style-name="ce8" table:formula="of:=IF([Original.CM5] = &quot;&quot;;&quot;&quot;;[Original.CM5])" office:value-type="string" office:string-value="u">
            <text:p>u</text:p>
          </table:table-cell>
          <table:table-cell table:style-name="ce8" table:formula="of:=IF([Original.CN5] = &quot;&quot;;&quot;&quot;;[Original.CN5])" office:value-type="string" office:string-value="u">
            <text:p>u</text:p>
          </table:table-cell>
          <table:table-cell table:style-name="ce8" table:formula="of:=IF([Original.CO5] = &quot;&quot;;&quot;&quot;;[Original.CO5])" office:value-type="string" office:string-value="u">
            <text:p>u</text:p>
          </table:table-cell>
          <table:table-cell table:style-name="ce8" table:formula="of:=IF([Original.CP5] = &quot;&quot;;&quot;&quot;;[Original.CP5]+[Original.DR5])" office:value-type="float" office:value="-34">
            <text:p>-34</text:p>
          </table:table-cell>
          <table:table-cell table:style-name="ce8" table:formula="of:=IF([Original.CQ5] = &quot;&quot;;&quot;&quot;;[Original.CQ5]+[Original.DS5])" office:value-type="float" office:value="-33.5">
            <text:p>-33,5</text:p>
          </table:table-cell>
          <table:table-cell table:style-name="ce8" table:formula="of:=IF([Original.CR5] = &quot;&quot;;&quot;&quot;;[Original.CR5]+[Original.DT5])" office:value-type="float" office:value="-34">
            <text:p>-34</text:p>
          </table:table-cell>
          <table:table-cell table:style-name="ce8" table:formula="of:=IF([Original.CS5] = &quot;&quot;;&quot;&quot;;[Original.CS5]+[Original.DU5])" office:value-type="float" office:value="-32">
            <text:p>-32</text:p>
          </table:table-cell>
          <table:table-cell table:style-name="ce8" table:formula="of:=IF([Original.CT5] = &quot;&quot;;&quot;&quot;;[Original.CT5]+[Original.DV5])" office:value-type="float" office:value="-31">
            <text:p>-31</text:p>
          </table:table-cell>
          <table:table-cell table:style-name="ce8" table:formula="of:=IF([Original.CU5] = &quot;&quot;;&quot;&quot;;[Original.CU5]+[Original.DW5])" office:value-type="float" office:value="-29">
            <text:p>-29</text:p>
          </table:table-cell>
          <table:table-cell table:style-name="ce8" table:formula="of:=IF([Original.CV5] = &quot;&quot;;&quot;&quot;;[Original.CV5])" office:value-type="float" office:value="-35">
            <text:p>-35</text:p>
          </table:table-cell>
          <table:table-cell table:style-name="ce8" table:formula="of:=IF([Original.CW5] = &quot;&quot;;&quot;&quot;;[Original.CW5]+[Original.DR5])" office:value-type="float" office:value="-41">
            <text:p>-41</text:p>
          </table:table-cell>
          <table:table-cell table:style-name="ce8" table:formula="of:=IF([Original.CX5] = &quot;&quot;;&quot;&quot;;[Original.CX5]+[Original.DS5])" office:value-type="float" office:value="-40.5">
            <text:p>-40,5</text:p>
          </table:table-cell>
          <table:table-cell table:style-name="ce8" table:formula="of:=IF([Original.CY5] = &quot;&quot;;&quot;&quot;;[Original.CY5]+[Original.DT5])" office:value-type="float" office:value="-41">
            <text:p>-41</text:p>
          </table:table-cell>
          <table:table-cell table:style-name="ce8" table:formula="of:=IF([Original.CZ5] = &quot;&quot;;&quot;&quot;;[Original.CZ5]+[Original.DU5])" office:value-type="float" office:value="-39">
            <text:p>-39</text:p>
          </table:table-cell>
          <table:table-cell table:style-name="ce8" table:formula="of:=IF([Original.DA5] = &quot;&quot;;&quot;&quot;;[Original.DA5]+[Original.DV5])" office:value-type="float" office:value="-38">
            <text:p>-38</text:p>
          </table:table-cell>
          <table:table-cell table:style-name="ce8" table:formula="of:=IF([Original.DB5] = &quot;&quot;;&quot;&quot;;[Original.DB5]+[Original.DW5])" office:value-type="float" office:value="-36">
            <text:p>-36</text:p>
          </table:table-cell>
          <table:table-cell table:style-name="ce8" table:formula="of:=IF([Original.DC5] = &quot;&quot;;&quot;&quot;;[Original.DC5])" office:value-type="float" office:value="-42">
            <text:p>-42</text:p>
          </table:table-cell>
          <table:table-cell table:style-name="ce8" table:formula="of:=IF([Original.DD5] = &quot;&quot;;&quot;&quot;;[Original.DD5]+[Original.DR5])" office:value-type="float" office:value="-49">
            <text:p>-49</text:p>
          </table:table-cell>
          <table:table-cell table:style-name="ce8" table:formula="of:=IF([Original.DE5] = &quot;&quot;;&quot;&quot;;[Original.DE5]+[Original.DS5])" office:value-type="float" office:value="-48.5">
            <text:p>-48,5</text:p>
          </table:table-cell>
          <table:table-cell table:style-name="ce8" table:formula="of:=IF([Original.DF5] = &quot;&quot;;&quot;&quot;;[Original.DF5]+[Original.DT5])" office:value-type="float" office:value="-49">
            <text:p>-49</text:p>
          </table:table-cell>
          <table:table-cell table:style-name="ce8" table:formula="of:=IF([Original.DG5] = &quot;&quot;;&quot;&quot;;[Original.DG5]+[Original.DU5])" office:value-type="float" office:value="-47">
            <text:p>-47</text:p>
          </table:table-cell>
          <table:table-cell table:style-name="ce8" table:formula="of:=IF([Original.DH5] = &quot;&quot;;&quot;&quot;;[Original.DH5]+[Original.DV5])" office:value-type="float" office:value="-46">
            <text:p>-46</text:p>
          </table:table-cell>
          <table:table-cell table:style-name="ce8" table:formula="of:=IF([Original.DI5] = &quot;&quot;;&quot;&quot;;[Original.DI5]+[Original.DW5])" office:value-type="float" office:value="-44">
            <text:p>-44</text:p>
          </table:table-cell>
          <table:table-cell table:style-name="ce8" table:formula="of:=IF([Original.DJ5] = &quot;&quot;;&quot;&quot;;[Original.DJ5])" office:value-type="float" office:value="-50">
            <text:p>-50</text:p>
          </table:table-cell>
          <table:table-cell table:style-name="ce8" table:formula="of:=IF([Original.DK5] = &quot;&quot;;&quot;&quot;;[Original.DK5]+[Original.DR5])" office:value-type="float" office:value="-79">
            <text:p>-79</text:p>
          </table:table-cell>
          <table:table-cell table:style-name="ce8" table:formula="of:=IF([Original.DL5] = &quot;&quot;;&quot;&quot;;[Original.DL5]+[Original.DS5])" office:value-type="float" office:value="-78.5">
            <text:p>-78,5</text:p>
          </table:table-cell>
          <table:table-cell table:style-name="ce8" table:formula="of:=IF([Original.DM5] = &quot;&quot;;&quot;&quot;;[Original.DM5]+[Original.DT5])" office:value-type="float" office:value="-79">
            <text:p>-79</text:p>
          </table:table-cell>
          <table:table-cell table:style-name="ce8" table:formula="of:=IF([Original.DN5] = &quot;&quot;;&quot;&quot;;[Original.DN5]+[Original.DU5])" office:value-type="float" office:value="-77">
            <text:p>-77</text:p>
          </table:table-cell>
          <table:table-cell table:style-name="ce8" table:formula="of:=IF([Original.DO5] = &quot;&quot;;&quot;&quot;;[Original.DO5]+[Original.DV5])" office:value-type="float" office:value="-76">
            <text:p>-76</text:p>
          </table:table-cell>
          <table:table-cell table:style-name="ce8" table:formula="of:=IF([Original.DP5] = &quot;&quot;;&quot;&quot;;[Original.DP5]+[Original.DW5])" office:value-type="float" office:value="-74">
            <text:p>-74</text:p>
          </table:table-cell>
          <table:table-cell table:style-name="ce17" table:formula="of:=IF([Original.DQ5] = &quot;&quot;;&quot;&quot;;[Original.DQ5])" office:value-type="float" office:value="-80">
            <text:p>-80</text:p>
          </table:table-cell>
          <table:table-cell table:number-columns-repeated="820"/>
        </table:table-row>
        <table:table-row table:style-name="ro1">
          <table:table-cell table:style-name="ce21" table:formula="of:=IF([Original.A6] = &quot;&quot;;&quot;&quot;;[Original.A6])" office:value-type="float" office:value="10">
            <text:p>10</text:p>
          </table:table-cell>
          <table:table-cell table:style-name="ce8" table:formula="of:=IF([Original.B6] = &quot;&quot;;&quot;&quot;;[Original.B6])" office:value-type="float" office:value="280">
            <text:p>280</text:p>
          </table:table-cell>
          <table:table-cell table:style-name="ce8" table:formula="of:=IF([Original.C6] = &quot;&quot;;&quot;&quot;;[Original.C6])" office:value-type="float" office:value="150">
            <text:p>150</text:p>
          </table:table-cell>
          <table:table-cell table:style-name="ce8" table:formula="of:=IF([Original.D6] = &quot;&quot;;&quot;&quot;;[Original.D6])" office:value-type="float" office:value="80">
            <text:p>80</text:p>
          </table:table-cell>
          <table:table-cell table:style-name="ce8" table:formula="of:=IF([Original.E6] = &quot;&quot;;&quot;&quot;;[Original.E6])" office:value-type="float" office:value="56">
            <text:p>56</text:p>
          </table:table-cell>
          <table:table-cell table:style-name="ce8" table:formula="of:=IF([Original.F6] = &quot;&quot;;&quot;&quot;;[Original.F6])" office:value-type="float" office:value="40">
            <text:p>40</text:p>
          </table:table-cell>
          <table:table-cell table:style-name="ce8" table:formula="of:=IF([Original.G6] = &quot;&quot;;&quot;&quot;;[Original.G6])" office:value-type="float" office:value="25">
            <text:p>25</text:p>
          </table:table-cell>
          <table:table-cell table:style-name="ce8" table:formula="of:=IF([Original.H6] = &quot;&quot;;&quot;&quot;;[Original.H6])" office:value-type="float" office:value="18">
            <text:p>18</text:p>
          </table:table-cell>
          <table:table-cell table:style-name="ce8" table:formula="of:=IF([Original.I6] = &quot;&quot;;&quot;&quot;;[Original.I6])" office:value-type="float" office:value="13">
            <text:p>13</text:p>
          </table:table-cell>
          <table:table-cell table:style-name="ce8" table:formula="of:=IF([Original.J6] = &quot;&quot;;&quot;&quot;;[Original.J6])" office:value-type="float" office:value="8">
            <text:p>8</text:p>
          </table:table-cell>
          <table:table-cell table:style-name="ce8" table:formula="of:=IF([Original.K6] = &quot;&quot;;&quot;&quot;;[Original.K6])" office:value-type="float" office:value="5">
            <text:p>5</text:p>
          </table:table-cell>
          <table:table-cell table:style-name="ce8" table:formula="of:=IF([Original.L6] = &quot;&quot;;&quot;&quot;;[Original.L6])" office:value-type="float" office:value="0">
            <text:p>0</text:p>
          </table:table-cell>
          <table:table-cell table:style-name="ce8" table:formula="of:=IF([Original.M6] = &quot;&quot;;&quot;&quot;;[Original.M6])" office:value-type="string" office:string-value="JS">
            <text:p>JS</text:p>
          </table:table-cell>
          <table:table-cell table:style-name="ce8" table:formula="of:=IF([Original.N6] = &quot;&quot;;&quot;&quot;;[Original.N6])" office:value-type="float" office:value="5">
            <text:p>5</text:p>
          </table:table-cell>
          <table:table-cell table:style-name="ce8" table:formula="of:=IF([Original.O6] = &quot;&quot;;&quot;&quot;;[Original.O6])" office:value-type="float" office:value="8">
            <text:p>8</text:p>
          </table:table-cell>
          <table:table-cell table:style-name="ce8" table:formula="of:=IF([Original.P6] = &quot;&quot;;&quot;&quot;;[Original.P6])" office:value-type="float" office:value="12">
            <text:p>12</text:p>
          </table:table-cell>
          <table:table-cell table:style-name="ce8" table:formula="of:=IF([Original.Q6] = &quot;&quot;;&quot;&quot;;[Original.Q6]+[Original.DR6])" office:value-type="float" office:value="0">
            <text:p>0</text:p>
          </table:table-cell>
          <table:table-cell table:style-name="ce8" table:formula="of:=IF([Original.R6] = &quot;&quot;;&quot;&quot;;[Original.R6]+[Original.DS6])" office:value-type="float" office:value="0.5">
            <text:p>0,5</text:p>
          </table:table-cell>
          <table:table-cell table:style-name="ce8" table:formula="of:=IF([Original.S6] = &quot;&quot;;&quot;&quot;;[Original.S6]+[Original.DT6])" office:value-type="float" office:value="1">
            <text:p>1</text:p>
          </table:table-cell>
          <table:table-cell table:style-name="ce8" table:formula="of:=IF([Original.T6] = &quot;&quot;;&quot;&quot;;[Original.T6]+[Original.DU6])" office:value-type="float" office:value="2">
            <text:p>2</text:p>
          </table:table-cell>
          <table:table-cell table:style-name="ce8" table:formula="of:=IF([Original.U6] = &quot;&quot;;&quot;&quot;;[Original.U6]+[Original.DV6])" office:value-type="float" office:value="5">
            <text:p>5</text:p>
          </table:table-cell>
          <table:table-cell table:style-name="ce8" table:formula="of:=IF([Original.V6] = &quot;&quot;;&quot;&quot;;[Original.V6]+[Original.DW6])" office:value-type="float" office:value="6">
            <text:p>6</text:p>
          </table:table-cell>
          <table:table-cell table:style-name="ce8" table:formula="of:=IF([Original.W6] = &quot;&quot;;&quot;&quot;;[Original.W6])" office:value-type="string" office:string-value="u">
            <text:p>u</text:p>
          </table:table-cell>
          <table:table-cell table:style-name="ce8" table:formula="of:=IF([Original.X6] = &quot;&quot;;&quot;&quot;;[Original.X6]+[Original.DR6])" office:value-type="float" office:value="-5">
            <text:p>-5</text:p>
          </table:table-cell>
          <table:table-cell table:style-name="ce8" table:formula="of:=IF([Original.Y6] = &quot;&quot;;&quot;&quot;;[Original.Y6]+[Original.DS6])" office:value-type="float" office:value="-4.5">
            <text:p>-4,5</text:p>
          </table:table-cell>
          <table:table-cell table:style-name="ce8" table:formula="of:=IF([Original.Z6] = &quot;&quot;;&quot;&quot;;[Original.Z6]+[Original.DT6])" office:value-type="float" office:value="-4">
            <text:p>-4</text:p>
          </table:table-cell>
          <table:table-cell table:style-name="ce8" table:formula="of:=IF([Original.AA6] = &quot;&quot;;&quot;&quot;;[Original.AA6]+[Original.DU6])" office:value-type="float" office:value="-3">
            <text:p>-3</text:p>
          </table:table-cell>
          <table:table-cell table:style-name="ce8" table:formula="of:=IF([Original.AB6] = &quot;&quot;;&quot;&quot;;[Original.AB6]+[Original.DV6])" office:value-type="float" office:value="0">
            <text:p>0</text:p>
          </table:table-cell>
          <table:table-cell table:style-name="ce8" table:formula="of:=IF([Original.AC6] = &quot;&quot;;&quot;&quot;;[Original.AC6]+[Original.DW6])" office:value-type="float" office:value="1">
            <text:p>1</text:p>
          </table:table-cell>
          <table:table-cell table:style-name="ce8" table:formula="of:=IF([Original.AD6] = &quot;&quot;;&quot;&quot;;[Original.AD6])" office:value-type="float" office:value="-6">
            <text:p>-6</text:p>
          </table:table-cell>
          <table:table-cell table:style-name="ce8" table:formula="of:=IF([Original.AE6] = &quot;&quot;;&quot;&quot;;[Original.AE6]+[Original.DR6])" office:value-type="float" office:value="-9">
            <text:p>-9</text:p>
          </table:table-cell>
          <table:table-cell table:style-name="ce8" table:formula="of:=IF([Original.AF6] = &quot;&quot;;&quot;&quot;;[Original.AF6]+[Original.DS6])" office:value-type="float" office:value="-8.5">
            <text:p>-8,5</text:p>
          </table:table-cell>
          <table:table-cell table:style-name="ce8" table:formula="of:=IF([Original.AG6] = &quot;&quot;;&quot;&quot;;[Original.AG6]+[Original.DT6])" office:value-type="float" office:value="-8">
            <text:p>-8</text:p>
          </table:table-cell>
          <table:table-cell table:style-name="ce8" table:formula="of:=IF([Original.AH6] = &quot;&quot;;&quot;&quot;;[Original.AH6]+[Original.DU6])" office:value-type="float" office:value="-7">
            <text:p>-7</text:p>
          </table:table-cell>
          <table:table-cell table:style-name="ce8" table:formula="of:=IF([Original.AI6] = &quot;&quot;;&quot;&quot;;[Original.AI6]+[Original.DV6])" office:value-type="float" office:value="-4">
            <text:p>-4</text:p>
          </table:table-cell>
          <table:table-cell table:style-name="ce8" table:formula="of:=IF([Original.AJ6] = &quot;&quot;;&quot;&quot;;[Original.AJ6]+[Original.DW6])" office:value-type="float" office:value="-3">
            <text:p>-3</text:p>
          </table:table-cell>
          <table:table-cell table:style-name="ce8" table:formula="of:=IF([Original.AK6] = &quot;&quot;;&quot;&quot;;[Original.AK6])" office:value-type="float" office:value="0">
            <text:p>0</text:p>
          </table:table-cell>
          <table:table-cell table:style-name="ce8" table:formula="of:=IF([Original.AL6] = &quot;&quot;;&quot;&quot;;[Original.AL6]+[Original.DR6])" office:value-type="float" office:value="-14">
            <text:p>-14</text:p>
          </table:table-cell>
          <table:table-cell table:style-name="ce8" table:formula="of:=IF([Original.AM6] = &quot;&quot;;&quot;&quot;;[Original.AM6]+[Original.DS6])" office:value-type="float" office:value="-13.5">
            <text:p>-13,5</text:p>
          </table:table-cell>
          <table:table-cell table:style-name="ce8" table:formula="of:=IF([Original.AN6] = &quot;&quot;;&quot;&quot;;[Original.AN6]+[Original.DT6])" office:value-type="float" office:value="-13">
            <text:p>-13</text:p>
          </table:table-cell>
          <table:table-cell table:style-name="ce8" table:formula="of:=IF([Original.AO6] = &quot;&quot;;&quot;&quot;;[Original.AO6]+[Original.DU6])" office:value-type="float" office:value="-12">
            <text:p>-12</text:p>
          </table:table-cell>
          <table:table-cell table:style-name="ce8" table:formula="of:=IF([Original.AP6] = &quot;&quot;;&quot;&quot;;[Original.AP6]+[Original.DV6])" office:value-type="float" office:value="-9">
            <text:p>-9</text:p>
          </table:table-cell>
          <table:table-cell table:style-name="ce8" table:formula="of:=IF([Original.AQ6] = &quot;&quot;;&quot;&quot;;[Original.AQ6]+[Original.DW6])" office:value-type="float" office:value="-8">
            <text:p>-8</text:p>
          </table:table-cell>
          <table:table-cell table:style-name="ce8" table:formula="of:=IF([Original.AR6] = &quot;&quot;;&quot;&quot;;[Original.AR6])" office:value-type="float" office:value="-15">
            <text:p>-15</text:p>
          </table:table-cell>
          <table:table-cell table:style-name="ce8" table:formula="of:=IF([Original.AS6] = &quot;&quot;;&quot;&quot;;[Original.AS6]+[Original.DR6])" office:value-type="float" office:value="-18">
            <text:p>-18</text:p>
          </table:table-cell>
          <table:table-cell table:style-name="ce8" table:formula="of:=IF([Original.AT6] = &quot;&quot;;&quot;&quot;;[Original.AT6]+[Original.DS6])" office:value-type="float" office:value="-17.5">
            <text:p>-17,5</text:p>
          </table:table-cell>
          <table:table-cell table:style-name="ce8" table:formula="of:=IF([Original.AU6] = &quot;&quot;;&quot;&quot;;[Original.AU6]+[Original.DT6])" office:value-type="float" office:value="-17">
            <text:p>-17</text:p>
          </table:table-cell>
          <table:table-cell table:style-name="ce8" table:formula="of:=IF([Original.AV6] = &quot;&quot;;&quot;&quot;;[Original.AV6]+[Original.DU6])" office:value-type="float" office:value="-16">
            <text:p>-16</text:p>
          </table:table-cell>
          <table:table-cell table:style-name="ce8" table:formula="of:=IF([Original.AW6] = &quot;&quot;;&quot;&quot;;[Original.AW6]+[Original.DV6])" office:value-type="float" office:value="-13">
            <text:p>-13</text:p>
          </table:table-cell>
          <table:table-cell table:style-name="ce8" table:formula="of:=IF([Original.AX6] = &quot;&quot;;&quot;&quot;;[Original.AX6]+[Original.DW6])" office:value-type="float" office:value="-12">
            <text:p>-12</text:p>
          </table:table-cell>
          <table:table-cell table:style-name="ce8" table:formula="of:=IF([Original.AY6] = &quot;&quot;;&quot;&quot;;[Original.AY6])" office:value-type="float" office:value="-19">
            <text:p>-19</text:p>
          </table:table-cell>
          <table:table-cell table:style-name="ce8" table:formula="of:=IF([Original.AZ6] = &quot;&quot;;&quot;&quot;;[Original.AZ6]+[Original.DR6])" office:value-type="float" office:value="-22">
            <text:p>-22</text:p>
          </table:table-cell>
          <table:table-cell table:style-name="ce8" table:formula="of:=IF([Original.BA6] = &quot;&quot;;&quot;&quot;;[Original.BA6]+[Original.DS6])" office:value-type="float" office:value="-21.5">
            <text:p>-21,5</text:p>
          </table:table-cell>
          <table:table-cell table:style-name="ce8" table:formula="of:=IF([Original.BB6] = &quot;&quot;;&quot;&quot;;[Original.BB6]+[Original.DT6])" office:value-type="float" office:value="-21">
            <text:p>-21</text:p>
          </table:table-cell>
          <table:table-cell table:style-name="ce8" table:formula="of:=IF([Original.BC6] = &quot;&quot;;&quot;&quot;;[Original.BC6]+[Original.DU6])" office:value-type="float" office:value="-20">
            <text:p>-20</text:p>
          </table:table-cell>
          <table:table-cell table:style-name="ce8" table:formula="of:=IF([Original.BD6] = &quot;&quot;;&quot;&quot;;[Original.BD6]+[Original.DV6])" office:value-type="float" office:value="-17">
            <text:p>-17</text:p>
          </table:table-cell>
          <table:table-cell table:style-name="ce8" table:formula="of:=IF([Original.BE6] = &quot;&quot;;&quot;&quot;;[Original.BE6]+[Original.DW6])" office:value-type="float" office:value="-16">
            <text:p>-16</text:p>
          </table:table-cell>
          <table:table-cell table:style-name="ce8" table:formula="of:=IF([Original.BF6] = &quot;&quot;;&quot;&quot;;[Original.BF6])" office:value-type="float" office:value="-23">
            <text:p>-23</text:p>
          </table:table-cell>
          <table:table-cell table:style-name="ce8" table:formula="of:=IF([Original.BG6] = &quot;&quot;;&quot;&quot;;[Original.BG6])" office:value-type="string" office:string-value="u">
            <text:p>u</text:p>
          </table:table-cell>
          <table:table-cell table:style-name="ce8" table:formula="of:=IF([Original.BH6] = &quot;&quot;;&quot;&quot;;[Original.BH6])" office:value-type="string" office:string-value="u">
            <text:p>u</text:p>
          </table:table-cell>
          <table:table-cell table:style-name="ce8" table:formula="of:=IF([Original.BI6] = &quot;&quot;;&quot;&quot;;[Original.BI6])" office:value-type="string" office:string-value="u">
            <text:p>u</text:p>
          </table:table-cell>
          <table:table-cell table:style-name="ce8" table:formula="of:=IF([Original.BJ6] = &quot;&quot;;&quot;&quot;;[Original.BJ6])" office:value-type="string" office:string-value="u">
            <text:p>u</text:p>
          </table:table-cell>
          <table:table-cell table:style-name="ce8" table:formula="of:=IF([Original.BK6] = &quot;&quot;;&quot;&quot;;[Original.BK6])" office:value-type="string" office:string-value="u">
            <text:p>u</text:p>
          </table:table-cell>
          <table:table-cell table:style-name="ce8" table:formula="of:=IF([Original.BL6] = &quot;&quot;;&quot;&quot;;[Original.BL6])" office:value-type="string" office:string-value="u">
            <text:p>u</text:p>
          </table:table-cell>
          <table:table-cell table:style-name="ce8" table:formula="of:=IF([Original.BM6] = &quot;&quot;;&quot;&quot;;[Original.BM6])" office:value-type="string" office:string-value="u">
            <text:p>u</text:p>
          </table:table-cell>
          <table:table-cell table:style-name="ce8" table:formula="of:=IF([Original.BN6] = &quot;&quot;;&quot;&quot;;[Original.BN6]+[Original.DR6])" office:value-type="float" office:value="-27">
            <text:p>-27</text:p>
          </table:table-cell>
          <table:table-cell table:style-name="ce8" table:formula="of:=IF([Original.BO6] = &quot;&quot;;&quot;&quot;;[Original.BO6]+[Original.DS6])" office:value-type="float" office:value="-26.5">
            <text:p>-26,5</text:p>
          </table:table-cell>
          <table:table-cell table:style-name="ce8" table:formula="of:=IF([Original.BP6] = &quot;&quot;;&quot;&quot;;[Original.BP6]+[Original.DT6])" office:value-type="float" office:value="-26">
            <text:p>-26</text:p>
          </table:table-cell>
          <table:table-cell table:style-name="ce8" table:formula="of:=IF([Original.BQ6] = &quot;&quot;;&quot;&quot;;[Original.BQ6]+[Original.DU6])" office:value-type="float" office:value="-25">
            <text:p>-25</text:p>
          </table:table-cell>
          <table:table-cell table:style-name="ce8" table:formula="of:=IF([Original.BR6] = &quot;&quot;;&quot;&quot;;[Original.BR6]+[Original.DV6])" office:value-type="float" office:value="-22">
            <text:p>-22</text:p>
          </table:table-cell>
          <table:table-cell table:style-name="ce8" table:formula="of:=IF([Original.BS6] = &quot;&quot;;&quot;&quot;;[Original.BS6]+[Original.DW6])" office:value-type="float" office:value="-21">
            <text:p>-21</text:p>
          </table:table-cell>
          <table:table-cell table:style-name="ce8" table:formula="of:=IF([Original.BT6] = &quot;&quot;;&quot;&quot;;[Original.BT6])" office:value-type="float" office:value="-28">
            <text:p>-28</text:p>
          </table:table-cell>
          <table:table-cell table:style-name="ce8" table:formula="of:=IF([Original.BU6] = &quot;&quot;;&quot;&quot;;[Original.BU6])" office:value-type="string" office:string-value="u">
            <text:p>u</text:p>
          </table:table-cell>
          <table:table-cell table:style-name="ce8" table:formula="of:=IF([Original.BV6] = &quot;&quot;;&quot;&quot;;[Original.BV6])" office:value-type="string" office:string-value="u">
            <text:p>u</text:p>
          </table:table-cell>
          <table:table-cell table:style-name="ce8" table:formula="of:=IF([Original.BW6] = &quot;&quot;;&quot;&quot;;[Original.BW6])" office:value-type="string" office:string-value="u">
            <text:p>u</text:p>
          </table:table-cell>
          <table:table-cell table:style-name="ce8" table:formula="of:=IF([Original.BX6] = &quot;&quot;;&quot;&quot;;[Original.BX6])" office:value-type="string" office:string-value="u">
            <text:p>u</text:p>
          </table:table-cell>
          <table:table-cell table:style-name="ce8" table:formula="of:=IF([Original.BY6] = &quot;&quot;;&quot;&quot;;[Original.BY6])" office:value-type="string" office:string-value="u">
            <text:p>u</text:p>
          </table:table-cell>
          <table:table-cell table:style-name="ce8" table:formula="of:=IF([Original.BZ6] = &quot;&quot;;&quot;&quot;;[Original.BZ6])" office:value-type="string" office:string-value="u">
            <text:p>u</text:p>
          </table:table-cell>
          <table:table-cell table:style-name="ce8" table:formula="of:=IF([Original.CA6] = &quot;&quot;;&quot;&quot;;[Original.CA6])" office:value-type="string" office:string-value="u">
            <text:p>u</text:p>
          </table:table-cell>
          <table:table-cell table:style-name="ce8" table:formula="of:=IF([Original.CB6] = &quot;&quot;;&quot;&quot;;[Original.CB6]+[Original.DR6])" office:value-type="float" office:value="-33">
            <text:p>-33</text:p>
          </table:table-cell>
          <table:table-cell table:style-name="ce8" table:formula="of:=IF([Original.CC6] = &quot;&quot;;&quot;&quot;;[Original.CC6]+[Original.DS6])" office:value-type="float" office:value="-32.5">
            <text:p>-32,5</text:p>
          </table:table-cell>
          <table:table-cell table:style-name="ce8" table:formula="of:=IF([Original.CD6] = &quot;&quot;;&quot;&quot;;[Original.CD6]+[Original.DT6])" office:value-type="float" office:value="-32">
            <text:p>-32</text:p>
          </table:table-cell>
          <table:table-cell table:style-name="ce8" table:formula="of:=IF([Original.CE6] = &quot;&quot;;&quot;&quot;;[Original.CE6]+[Original.DU6])" office:value-type="float" office:value="-31">
            <text:p>-31</text:p>
          </table:table-cell>
          <table:table-cell table:style-name="ce8" table:formula="of:=IF([Original.CF6] = &quot;&quot;;&quot;&quot;;[Original.CF6]+[Original.DV6])" office:value-type="float" office:value="-28">
            <text:p>-28</text:p>
          </table:table-cell>
          <table:table-cell table:style-name="ce8" table:formula="of:=IF([Original.CG6] = &quot;&quot;;&quot;&quot;;[Original.CG6]+[Original.DW6])" office:value-type="float" office:value="-27">
            <text:p>-27</text:p>
          </table:table-cell>
          <table:table-cell table:style-name="ce8" table:formula="of:=IF([Original.CH6] = &quot;&quot;;&quot;&quot;;[Original.CH6])" office:value-type="float" office:value="-34">
            <text:p>-34</text:p>
          </table:table-cell>
          <table:table-cell table:style-name="ce8" table:formula="of:=IF([Original.CI6] = &quot;&quot;;&quot;&quot;;[Original.CI6])" office:value-type="string" office:string-value="u">
            <text:p>u</text:p>
          </table:table-cell>
          <table:table-cell table:style-name="ce8" table:formula="of:=IF([Original.CJ6] = &quot;&quot;;&quot;&quot;;[Original.CJ6])" office:value-type="string" office:string-value="u">
            <text:p>u</text:p>
          </table:table-cell>
          <table:table-cell table:style-name="ce8" table:formula="of:=IF([Original.CK6] = &quot;&quot;;&quot;&quot;;[Original.CK6])" office:value-type="string" office:string-value="u">
            <text:p>u</text:p>
          </table:table-cell>
          <table:table-cell table:style-name="ce8" table:formula="of:=IF([Original.CL6] = &quot;&quot;;&quot;&quot;;[Original.CL6])" office:value-type="string" office:string-value="u">
            <text:p>u</text:p>
          </table:table-cell>
          <table:table-cell table:style-name="ce8" table:formula="of:=IF([Original.CM6] = &quot;&quot;;&quot;&quot;;[Original.CM6])" office:value-type="string" office:string-value="u">
            <text:p>u</text:p>
          </table:table-cell>
          <table:table-cell table:style-name="ce8" table:formula="of:=IF([Original.CN6] = &quot;&quot;;&quot;&quot;;[Original.CN6])" office:value-type="string" office:string-value="u">
            <text:p>u</text:p>
          </table:table-cell>
          <table:table-cell table:style-name="ce8" table:formula="of:=IF([Original.CO6] = &quot;&quot;;&quot;&quot;;[Original.CO6])" office:value-type="string" office:string-value="u">
            <text:p>u</text:p>
          </table:table-cell>
          <table:table-cell table:style-name="ce8" table:formula="of:=IF([Original.CP6] = &quot;&quot;;&quot;&quot;;[Original.CP6]+[Original.DR6])" office:value-type="float" office:value="-41">
            <text:p>-41</text:p>
          </table:table-cell>
          <table:table-cell table:style-name="ce8" table:formula="of:=IF([Original.CQ6] = &quot;&quot;;&quot;&quot;;[Original.CQ6]+[Original.DS6])" office:value-type="float" office:value="-40.5">
            <text:p>-40,5</text:p>
          </table:table-cell>
          <table:table-cell table:style-name="ce8" table:formula="of:=IF([Original.CR6] = &quot;&quot;;&quot;&quot;;[Original.CR6]+[Original.DT6])" office:value-type="float" office:value="-40">
            <text:p>-40</text:p>
          </table:table-cell>
          <table:table-cell table:style-name="ce8" table:formula="of:=IF([Original.CS6] = &quot;&quot;;&quot;&quot;;[Original.CS6]+[Original.DU6])" office:value-type="float" office:value="-39">
            <text:p>-39</text:p>
          </table:table-cell>
          <table:table-cell table:style-name="ce8" table:formula="of:=IF([Original.CT6] = &quot;&quot;;&quot;&quot;;[Original.CT6]+[Original.DV6])" office:value-type="float" office:value="-36">
            <text:p>-36</text:p>
          </table:table-cell>
          <table:table-cell table:style-name="ce8" table:formula="of:=IF([Original.CU6] = &quot;&quot;;&quot;&quot;;[Original.CU6]+[Original.DW6])" office:value-type="float" office:value="-35">
            <text:p>-35</text:p>
          </table:table-cell>
          <table:table-cell table:style-name="ce8" table:formula="of:=IF([Original.CV6] = &quot;&quot;;&quot;&quot;;[Original.CV6])" office:value-type="float" office:value="-42">
            <text:p>-42</text:p>
          </table:table-cell>
          <table:table-cell table:style-name="ce8" table:formula="of:=IF([Original.CW6] = &quot;&quot;;&quot;&quot;;[Original.CW6]+[Original.DR6])" office:value-type="float" office:value="-51">
            <text:p>-51</text:p>
          </table:table-cell>
          <table:table-cell table:style-name="ce8" table:formula="of:=IF([Original.CX6] = &quot;&quot;;&quot;&quot;;[Original.CX6]+[Original.DS6])" office:value-type="float" office:value="-50.5">
            <text:p>-50,5</text:p>
          </table:table-cell>
          <table:table-cell table:style-name="ce8" table:formula="of:=IF([Original.CY6] = &quot;&quot;;&quot;&quot;;[Original.CY6]+[Original.DT6])" office:value-type="float" office:value="-50">
            <text:p>-50</text:p>
          </table:table-cell>
          <table:table-cell table:style-name="ce8" table:formula="of:=IF([Original.CZ6] = &quot;&quot;;&quot;&quot;;[Original.CZ6]+[Original.DU6])" office:value-type="float" office:value="-49">
            <text:p>-49</text:p>
          </table:table-cell>
          <table:table-cell table:style-name="ce8" table:formula="of:=IF([Original.DA6] = &quot;&quot;;&quot;&quot;;[Original.DA6]+[Original.DV6])" office:value-type="float" office:value="-46">
            <text:p>-46</text:p>
          </table:table-cell>
          <table:table-cell table:style-name="ce8" table:formula="of:=IF([Original.DB6] = &quot;&quot;;&quot;&quot;;[Original.DB6]+[Original.DW6])" office:value-type="float" office:value="-45">
            <text:p>-45</text:p>
          </table:table-cell>
          <table:table-cell table:style-name="ce8" table:formula="of:=IF([Original.DC6] = &quot;&quot;;&quot;&quot;;[Original.DC6])" office:value-type="float" office:value="-52">
            <text:p>-52</text:p>
          </table:table-cell>
          <table:table-cell table:style-name="ce8" table:formula="of:=IF([Original.DD6] = &quot;&quot;;&quot;&quot;;[Original.DD6]+[Original.DR6])" office:value-type="float" office:value="-66">
            <text:p>-66</text:p>
          </table:table-cell>
          <table:table-cell table:style-name="ce8" table:formula="of:=IF([Original.DE6] = &quot;&quot;;&quot;&quot;;[Original.DE6]+[Original.DS6])" office:value-type="float" office:value="-65.5">
            <text:p>-65,5</text:p>
          </table:table-cell>
          <table:table-cell table:style-name="ce8" table:formula="of:=IF([Original.DF6] = &quot;&quot;;&quot;&quot;;[Original.DF6]+[Original.DT6])" office:value-type="float" office:value="-65">
            <text:p>-65</text:p>
          </table:table-cell>
          <table:table-cell table:style-name="ce8" table:formula="of:=IF([Original.DG6] = &quot;&quot;;&quot;&quot;;[Original.DG6]+[Original.DU6])" office:value-type="float" office:value="-64">
            <text:p>-64</text:p>
          </table:table-cell>
          <table:table-cell table:style-name="ce8" table:formula="of:=IF([Original.DH6] = &quot;&quot;;&quot;&quot;;[Original.DH6]+[Original.DV6])" office:value-type="float" office:value="-61">
            <text:p>-61</text:p>
          </table:table-cell>
          <table:table-cell table:style-name="ce8" table:formula="of:=IF([Original.DI6] = &quot;&quot;;&quot;&quot;;[Original.DI6]+[Original.DW6])" office:value-type="float" office:value="-60">
            <text:p>-60</text:p>
          </table:table-cell>
          <table:table-cell table:style-name="ce8" table:formula="of:=IF([Original.DJ6] = &quot;&quot;;&quot;&quot;;[Original.DJ6])" office:value-type="float" office:value="-67">
            <text:p>-67</text:p>
          </table:table-cell>
          <table:table-cell table:style-name="ce8" table:formula="of:=IF([Original.DK6] = &quot;&quot;;&quot;&quot;;[Original.DK6]+[Original.DR6])" office:value-type="float" office:value="-96">
            <text:p>-96</text:p>
          </table:table-cell>
          <table:table-cell table:style-name="ce8" table:formula="of:=IF([Original.DL6] = &quot;&quot;;&quot;&quot;;[Original.DL6]+[Original.DS6])" office:value-type="float" office:value="-95.5">
            <text:p>-95,5</text:p>
          </table:table-cell>
          <table:table-cell table:style-name="ce8" table:formula="of:=IF([Original.DM6] = &quot;&quot;;&quot;&quot;;[Original.DM6]+[Original.DT6])" office:value-type="float" office:value="-95">
            <text:p>-95</text:p>
          </table:table-cell>
          <table:table-cell table:style-name="ce8" table:formula="of:=IF([Original.DN6] = &quot;&quot;;&quot;&quot;;[Original.DN6]+[Original.DU6])" office:value-type="float" office:value="-94">
            <text:p>-94</text:p>
          </table:table-cell>
          <table:table-cell table:style-name="ce8" table:formula="of:=IF([Original.DO6] = &quot;&quot;;&quot;&quot;;[Original.DO6]+[Original.DV6])" office:value-type="float" office:value="-91">
            <text:p>-91</text:p>
          </table:table-cell>
          <table:table-cell table:style-name="ce8" table:formula="of:=IF([Original.DP6] = &quot;&quot;;&quot;&quot;;[Original.DP6]+[Original.DW6])" office:value-type="float" office:value="-90">
            <text:p>-90</text:p>
          </table:table-cell>
          <table:table-cell table:style-name="ce17" table:formula="of:=IF([Original.DQ6] = &quot;&quot;;&quot;&quot;;[Original.DQ6])" office:value-type="float" office:value="-97">
            <text:p>-97</text:p>
          </table:table-cell>
          <table:table-cell table:number-columns-repeated="820"/>
        </table:table-row>
        <table:table-row table:style-name="ro1">
          <table:table-cell table:style-name="ce21" table:formula="of:=IF([Original.A7] = &quot;&quot;;&quot;&quot;;[Original.A7])" office:value-type="float" office:value="14">
            <text:p>14</text:p>
          </table:table-cell>
          <table:table-cell table:style-name="ce8" table:formula="of:=IF([Original.B7] = &quot;&quot;;&quot;&quot;;[Original.B7])" office:value-type="float" office:value="290">
            <text:p>290</text:p>
          </table:table-cell>
          <table:table-cell table:style-name="ce8" table:formula="of:=IF([Original.C7] = &quot;&quot;;&quot;&quot;;[Original.C7])" office:value-type="float" office:value="150">
            <text:p>150</text:p>
          </table:table-cell>
          <table:table-cell table:style-name="ce8" table:formula="of:=IF([Original.D7] = &quot;&quot;;&quot;&quot;;[Original.D7])" office:value-type="float" office:value="95">
            <text:p>95</text:p>
          </table:table-cell>
          <table:table-cell table:style-name="ce8" table:formula="of:=IF([Original.E7] = &quot;&quot;;&quot;&quot;;[Original.E7])" office:value-type="string" office:string-value="u">
            <text:p>u</text:p>
          </table:table-cell>
          <table:table-cell table:style-name="ce8" table:formula="of:=IF([Original.F7] = &quot;&quot;;&quot;&quot;;[Original.F7])" office:value-type="float" office:value="50">
            <text:p>50</text:p>
          </table:table-cell>
          <table:table-cell table:style-name="ce8" table:formula="of:=IF([Original.G7] = &quot;&quot;;&quot;&quot;;[Original.G7])" office:value-type="float" office:value="32">
            <text:p>32</text:p>
          </table:table-cell>
          <table:table-cell table:style-name="ce8" table:formula="of:=IF([Original.H7] = &quot;&quot;;&quot;&quot;;[Original.H7])" office:value-type="string" office:string-value="u">
            <text:p>u</text:p>
          </table:table-cell>
          <table:table-cell table:style-name="ce8" table:formula="of:=IF([Original.I7] = &quot;&quot;;&quot;&quot;;[Original.I7])" office:value-type="float" office:value="16">
            <text:p>16</text:p>
          </table:table-cell>
          <table:table-cell table:style-name="ce8" table:formula="of:=IF([Original.J7] = &quot;&quot;;&quot;&quot;;[Original.J7])" office:value-type="string" office:string-value="u">
            <text:p>u</text:p>
          </table:table-cell>
          <table:table-cell table:style-name="ce8" table:formula="of:=IF([Original.K7] = &quot;&quot;;&quot;&quot;;[Original.K7])" office:value-type="float" office:value="6">
            <text:p>6</text:p>
          </table:table-cell>
          <table:table-cell table:style-name="ce8" table:formula="of:=IF([Original.L7] = &quot;&quot;;&quot;&quot;;[Original.L7])" office:value-type="float" office:value="0">
            <text:p>0</text:p>
          </table:table-cell>
          <table:table-cell table:style-name="ce8" table:formula="of:=IF([Original.M7] = &quot;&quot;;&quot;&quot;;[Original.M7])" office:value-type="string" office:string-value="JS">
            <text:p>JS</text:p>
          </table:table-cell>
          <table:table-cell table:style-name="ce8" table:formula="of:=IF([Original.N7] = &quot;&quot;;&quot;&quot;;[Original.N7])" office:value-type="float" office:value="6">
            <text:p>6</text:p>
          </table:table-cell>
          <table:table-cell table:style-name="ce8" table:formula="of:=IF([Original.O7] = &quot;&quot;;&quot;&quot;;[Original.O7])" office:value-type="float" office:value="10">
            <text:p>10</text:p>
          </table:table-cell>
          <table:table-cell table:style-name="ce8" table:formula="of:=IF([Original.P7] = &quot;&quot;;&quot;&quot;;[Original.P7])" office:value-type="float" office:value="15">
            <text:p>15</text:p>
          </table:table-cell>
          <table:table-cell table:style-name="ce8" table:formula="of:=IF([Original.Q7] = &quot;&quot;;&quot;&quot;;[Original.Q7]+[Original.DR7])" office:value-type="float" office:value="0">
            <text:p>0</text:p>
          </table:table-cell>
          <table:table-cell table:style-name="ce8" table:formula="of:=IF([Original.R7] = &quot;&quot;;&quot;&quot;;[Original.R7]+[Original.DS7])" office:value-type="float" office:value="1">
            <text:p>1</text:p>
          </table:table-cell>
          <table:table-cell table:style-name="ce8" table:formula="of:=IF([Original.S7] = &quot;&quot;;&quot;&quot;;[Original.S7]+[Original.DT7])" office:value-type="float" office:value="2">
            <text:p>2</text:p>
          </table:table-cell>
          <table:table-cell table:style-name="ce8" table:formula="of:=IF([Original.T7] = &quot;&quot;;&quot;&quot;;[Original.T7]+[Original.DU7])" office:value-type="float" office:value="2">
            <text:p>2</text:p>
          </table:table-cell>
          <table:table-cell table:style-name="ce8" table:formula="of:=IF([Original.U7] = &quot;&quot;;&quot;&quot;;[Original.U7]+[Original.DV7])" office:value-type="float" office:value="6">
            <text:p>6</text:p>
          </table:table-cell>
          <table:table-cell table:style-name="ce8" table:formula="of:=IF([Original.V7] = &quot;&quot;;&quot;&quot;;[Original.V7]+[Original.DW7])" office:value-type="float" office:value="8">
            <text:p>8</text:p>
          </table:table-cell>
          <table:table-cell table:style-name="ce8" table:formula="of:=IF([Original.W7] = &quot;&quot;;&quot;&quot;;[Original.W7])" office:value-type="string" office:string-value="u">
            <text:p>u</text:p>
          </table:table-cell>
          <table:table-cell table:style-name="ce8" table:formula="of:=IF([Original.X7] = &quot;&quot;;&quot;&quot;;[Original.X7]+[Original.DR7])" office:value-type="float" office:value="-6">
            <text:p>-6</text:p>
          </table:table-cell>
          <table:table-cell table:style-name="ce8" table:formula="of:=IF([Original.Y7] = &quot;&quot;;&quot;&quot;;[Original.Y7]+[Original.DS7])" office:value-type="float" office:value="-5">
            <text:p>-5</text:p>
          </table:table-cell>
          <table:table-cell table:style-name="ce8" table:formula="of:=IF([Original.Z7] = &quot;&quot;;&quot;&quot;;[Original.Z7]+[Original.DT7])" office:value-type="float" office:value="-4">
            <text:p>-4</text:p>
          </table:table-cell>
          <table:table-cell table:style-name="ce8" table:formula="of:=IF([Original.AA7] = &quot;&quot;;&quot;&quot;;[Original.AA7]+[Original.DU7])" office:value-type="float" office:value="-4">
            <text:p>-4</text:p>
          </table:table-cell>
          <table:table-cell table:style-name="ce8" table:formula="of:=IF([Original.AB7] = &quot;&quot;;&quot;&quot;;[Original.AB7]+[Original.DV7])" office:value-type="float" office:value="0">
            <text:p>0</text:p>
          </table:table-cell>
          <table:table-cell table:style-name="ce8" table:formula="of:=IF([Original.AC7] = &quot;&quot;;&quot;&quot;;[Original.AC7]+[Original.DW7])" office:value-type="float" office:value="2">
            <text:p>2</text:p>
          </table:table-cell>
          <table:table-cell table:style-name="ce8" table:formula="of:=IF([Original.AD7] = &quot;&quot;;&quot;&quot;;[Original.AD7])" office:value-type="float" office:value="-7">
            <text:p>-7</text:p>
          </table:table-cell>
          <table:table-cell table:style-name="ce8" table:formula="of:=IF([Original.AE7] = &quot;&quot;;&quot;&quot;;[Original.AE7]+[Original.DR7])" office:value-type="float" office:value="-11">
            <text:p>-11</text:p>
          </table:table-cell>
          <table:table-cell table:style-name="ce8" table:formula="of:=IF([Original.AF7] = &quot;&quot;;&quot;&quot;;[Original.AF7]+[Original.DS7])" office:value-type="float" office:value="-10">
            <text:p>-10</text:p>
          </table:table-cell>
          <table:table-cell table:style-name="ce8" table:formula="of:=IF([Original.AG7] = &quot;&quot;;&quot;&quot;;[Original.AG7]+[Original.DT7])" office:value-type="float" office:value="-9">
            <text:p>-9</text:p>
          </table:table-cell>
          <table:table-cell table:style-name="ce8" table:formula="of:=IF([Original.AH7] = &quot;&quot;;&quot;&quot;;[Original.AH7]+[Original.DU7])" office:value-type="float" office:value="-9">
            <text:p>-9</text:p>
          </table:table-cell>
          <table:table-cell table:style-name="ce8" table:formula="of:=IF([Original.AI7] = &quot;&quot;;&quot;&quot;;[Original.AI7]+[Original.DV7])" office:value-type="float" office:value="-5">
            <text:p>-5</text:p>
          </table:table-cell>
          <table:table-cell table:style-name="ce8" table:formula="of:=IF([Original.AJ7] = &quot;&quot;;&quot;&quot;;[Original.AJ7]+[Original.DW7])" office:value-type="float" office:value="-3">
            <text:p>-3</text:p>
          </table:table-cell>
          <table:table-cell table:style-name="ce8" table:formula="of:=IF([Original.AK7] = &quot;&quot;;&quot;&quot;;[Original.AK7])" office:value-type="float" office:value="0">
            <text:p>0</text:p>
          </table:table-cell>
          <table:table-cell table:style-name="ce8" table:formula="of:=IF([Original.AL7] = &quot;&quot;;&quot;&quot;;[Original.AL7]+[Original.DR7])" office:value-type="float" office:value="-17">
            <text:p>-17</text:p>
          </table:table-cell>
          <table:table-cell table:style-name="ce8" table:formula="of:=IF([Original.AM7] = &quot;&quot;;&quot;&quot;;[Original.AM7]+[Original.DS7])" office:value-type="float" office:value="-16">
            <text:p>-16</text:p>
          </table:table-cell>
          <table:table-cell table:style-name="ce8" table:formula="of:=IF([Original.AN7] = &quot;&quot;;&quot;&quot;;[Original.AN7]+[Original.DT7])" office:value-type="float" office:value="-15">
            <text:p>-15</text:p>
          </table:table-cell>
          <table:table-cell table:style-name="ce8" table:formula="of:=IF([Original.AO7] = &quot;&quot;;&quot;&quot;;[Original.AO7]+[Original.DU7])" office:value-type="float" office:value="-15">
            <text:p>-15</text:p>
          </table:table-cell>
          <table:table-cell table:style-name="ce8" table:formula="of:=IF([Original.AP7] = &quot;&quot;;&quot;&quot;;[Original.AP7]+[Original.DV7])" office:value-type="float" office:value="-11">
            <text:p>-11</text:p>
          </table:table-cell>
          <table:table-cell table:style-name="ce8" table:formula="of:=IF([Original.AQ7] = &quot;&quot;;&quot;&quot;;[Original.AQ7]+[Original.DW7])" office:value-type="float" office:value="-9">
            <text:p>-9</text:p>
          </table:table-cell>
          <table:table-cell table:style-name="ce8" table:formula="of:=IF([Original.AR7] = &quot;&quot;;&quot;&quot;;[Original.AR7])" office:value-type="float" office:value="-18">
            <text:p>-18</text:p>
          </table:table-cell>
          <table:table-cell table:style-name="ce8" table:formula="of:=IF([Original.AS7] = &quot;&quot;;&quot;&quot;;[Original.AS7]+[Original.DR7])" office:value-type="float" office:value="-22">
            <text:p>-22</text:p>
          </table:table-cell>
          <table:table-cell table:style-name="ce8" table:formula="of:=IF([Original.AT7] = &quot;&quot;;&quot;&quot;;[Original.AT7]+[Original.DS7])" office:value-type="float" office:value="-21">
            <text:p>-21</text:p>
          </table:table-cell>
          <table:table-cell table:style-name="ce8" table:formula="of:=IF([Original.AU7] = &quot;&quot;;&quot;&quot;;[Original.AU7]+[Original.DT7])" office:value-type="float" office:value="-20">
            <text:p>-20</text:p>
          </table:table-cell>
          <table:table-cell table:style-name="ce8" table:formula="of:=IF([Original.AV7] = &quot;&quot;;&quot;&quot;;[Original.AV7]+[Original.DU7])" office:value-type="float" office:value="-20">
            <text:p>-20</text:p>
          </table:table-cell>
          <table:table-cell table:style-name="ce8" table:formula="of:=IF([Original.AW7] = &quot;&quot;;&quot;&quot;;[Original.AW7]+[Original.DV7])" office:value-type="float" office:value="-16">
            <text:p>-16</text:p>
          </table:table-cell>
          <table:table-cell table:style-name="ce8" table:formula="of:=IF([Original.AX7] = &quot;&quot;;&quot;&quot;;[Original.AX7]+[Original.DW7])" office:value-type="float" office:value="-14">
            <text:p>-14</text:p>
          </table:table-cell>
          <table:table-cell table:style-name="ce8" table:formula="of:=IF([Original.AY7] = &quot;&quot;;&quot;&quot;;[Original.AY7])" office:value-type="float" office:value="-23">
            <text:p>-23</text:p>
          </table:table-cell>
          <table:table-cell table:style-name="ce8" table:formula="of:=IF([Original.AZ7] = &quot;&quot;;&quot;&quot;;[Original.AZ7]+[Original.DR7])" office:value-type="float" office:value="-27">
            <text:p>-27</text:p>
          </table:table-cell>
          <table:table-cell table:style-name="ce8" table:formula="of:=IF([Original.BA7] = &quot;&quot;;&quot;&quot;;[Original.BA7]+[Original.DS7])" office:value-type="float" office:value="-26">
            <text:p>-26</text:p>
          </table:table-cell>
          <table:table-cell table:style-name="ce8" table:formula="of:=IF([Original.BB7] = &quot;&quot;;&quot;&quot;;[Original.BB7]+[Original.DT7])" office:value-type="float" office:value="-25">
            <text:p>-25</text:p>
          </table:table-cell>
          <table:table-cell table:style-name="ce8" table:formula="of:=IF([Original.BC7] = &quot;&quot;;&quot;&quot;;[Original.BC7]+[Original.DU7])" office:value-type="float" office:value="-25">
            <text:p>-25</text:p>
          </table:table-cell>
          <table:table-cell table:style-name="ce8" table:formula="of:=IF([Original.BD7] = &quot;&quot;;&quot;&quot;;[Original.BD7]+[Original.DV7])" office:value-type="float" office:value="-21">
            <text:p>-21</text:p>
          </table:table-cell>
          <table:table-cell table:style-name="ce8" table:formula="of:=IF([Original.BE7] = &quot;&quot;;&quot;&quot;;[Original.BE7]+[Original.DW7])" office:value-type="float" office:value="-19">
            <text:p>-19</text:p>
          </table:table-cell>
          <table:table-cell table:style-name="ce8" table:formula="of:=IF([Original.BF7] = &quot;&quot;;&quot;&quot;;[Original.BF7])" office:value-type="float" office:value="-28">
            <text:p>-28</text:p>
          </table:table-cell>
          <table:table-cell table:style-name="ce8" table:formula="of:=IF([Original.BG7] = &quot;&quot;;&quot;&quot;;[Original.BG7])" office:value-type="string" office:string-value="u">
            <text:p>u</text:p>
          </table:table-cell>
          <table:table-cell table:style-name="ce8" table:formula="of:=IF([Original.BH7] = &quot;&quot;;&quot;&quot;;[Original.BH7])" office:value-type="string" office:string-value="u">
            <text:p>u</text:p>
          </table:table-cell>
          <table:table-cell table:style-name="ce8" table:formula="of:=IF([Original.BI7] = &quot;&quot;;&quot;&quot;;[Original.BI7])" office:value-type="string" office:string-value="u">
            <text:p>u</text:p>
          </table:table-cell>
          <table:table-cell table:style-name="ce8" table:formula="of:=IF([Original.BJ7] = &quot;&quot;;&quot;&quot;;[Original.BJ7])" office:value-type="string" office:string-value="u">
            <text:p>u</text:p>
          </table:table-cell>
          <table:table-cell table:style-name="ce8" table:formula="of:=IF([Original.BK7] = &quot;&quot;;&quot;&quot;;[Original.BK7])" office:value-type="string" office:string-value="u">
            <text:p>u</text:p>
          </table:table-cell>
          <table:table-cell table:style-name="ce8" table:formula="of:=IF([Original.BL7] = &quot;&quot;;&quot;&quot;;[Original.BL7])" office:value-type="string" office:string-value="u">
            <text:p>u</text:p>
          </table:table-cell>
          <table:table-cell table:style-name="ce8" table:formula="of:=IF([Original.BM7] = &quot;&quot;;&quot;&quot;;[Original.BM7])" office:value-type="string" office:string-value="u">
            <text:p>u</text:p>
          </table:table-cell>
          <table:table-cell table:style-name="ce8" table:formula="of:=IF([Original.BN7] = &quot;&quot;;&quot;&quot;;[Original.BN7]+[Original.DR7])" office:value-type="float" office:value="-32">
            <text:p>-32</text:p>
          </table:table-cell>
          <table:table-cell table:style-name="ce8" table:formula="of:=IF([Original.BO7] = &quot;&quot;;&quot;&quot;;[Original.BO7]+[Original.DS7])" office:value-type="float" office:value="-31">
            <text:p>-31</text:p>
          </table:table-cell>
          <table:table-cell table:style-name="ce8" table:formula="of:=IF([Original.BP7] = &quot;&quot;;&quot;&quot;;[Original.BP7]+[Original.DT7])" office:value-type="float" office:value="-30">
            <text:p>-30</text:p>
          </table:table-cell>
          <table:table-cell table:style-name="ce8" table:formula="of:=IF([Original.BQ7] = &quot;&quot;;&quot;&quot;;[Original.BQ7]+[Original.DU7])" office:value-type="float" office:value="-30">
            <text:p>-30</text:p>
          </table:table-cell>
          <table:table-cell table:style-name="ce8" table:formula="of:=IF([Original.BR7] = &quot;&quot;;&quot;&quot;;[Original.BR7]+[Original.DV7])" office:value-type="float" office:value="-26">
            <text:p>-26</text:p>
          </table:table-cell>
          <table:table-cell table:style-name="ce8" table:formula="of:=IF([Original.BS7] = &quot;&quot;;&quot;&quot;;[Original.BS7]+[Original.DW7])" office:value-type="float" office:value="-24">
            <text:p>-24</text:p>
          </table:table-cell>
          <table:table-cell table:style-name="ce8" table:formula="of:=IF([Original.BT7] = &quot;&quot;;&quot;&quot;;[Original.BT7])" office:value-type="float" office:value="-33">
            <text:p>-33</text:p>
          </table:table-cell>
          <table:table-cell table:style-name="ce8" table:formula="of:=IF([Original.BU7] = &quot;&quot;;&quot;&quot;;[Original.BU7])" office:value-type="string" office:string-value="u">
            <text:p>u</text:p>
          </table:table-cell>
          <table:table-cell table:style-name="ce8" table:formula="of:=IF([Original.BV7] = &quot;&quot;;&quot;&quot;;[Original.BV7])" office:value-type="string" office:string-value="u">
            <text:p>u</text:p>
          </table:table-cell>
          <table:table-cell table:style-name="ce8" table:formula="of:=IF([Original.BW7] = &quot;&quot;;&quot;&quot;;[Original.BW7])" office:value-type="string" office:string-value="u">
            <text:p>u</text:p>
          </table:table-cell>
          <table:table-cell table:style-name="ce8" table:formula="of:=IF([Original.BX7] = &quot;&quot;;&quot;&quot;;[Original.BX7])" office:value-type="string" office:string-value="u">
            <text:p>u</text:p>
          </table:table-cell>
          <table:table-cell table:style-name="ce8" table:formula="of:=IF([Original.BY7] = &quot;&quot;;&quot;&quot;;[Original.BY7])" office:value-type="string" office:string-value="u">
            <text:p>u</text:p>
          </table:table-cell>
          <table:table-cell table:style-name="ce8" table:formula="of:=IF([Original.BZ7] = &quot;&quot;;&quot;&quot;;[Original.BZ7])" office:value-type="string" office:string-value="u">
            <text:p>u</text:p>
          </table:table-cell>
          <table:table-cell table:style-name="ce8" table:formula="of:=IF([Original.CA7] = &quot;&quot;;&quot;&quot;;[Original.CA7])" office:value-type="string" office:string-value="u">
            <text:p>u</text:p>
          </table:table-cell>
          <table:table-cell table:style-name="ce8" table:formula="of:=IF([Original.CB7] = &quot;&quot;;&quot;&quot;;[Original.CB7]+[Original.DR7])" office:value-type="float" office:value="-39">
            <text:p>-39</text:p>
          </table:table-cell>
          <table:table-cell table:style-name="ce8" table:formula="of:=IF([Original.CC7] = &quot;&quot;;&quot;&quot;;[Original.CC7]+[Original.DS7])" office:value-type="float" office:value="-38">
            <text:p>-38</text:p>
          </table:table-cell>
          <table:table-cell table:style-name="ce8" table:formula="of:=IF([Original.CD7] = &quot;&quot;;&quot;&quot;;[Original.CD7]+[Original.DT7])" office:value-type="float" office:value="-37">
            <text:p>-37</text:p>
          </table:table-cell>
          <table:table-cell table:style-name="ce8" table:formula="of:=IF([Original.CE7] = &quot;&quot;;&quot;&quot;;[Original.CE7]+[Original.DU7])" office:value-type="float" office:value="-37">
            <text:p>-37</text:p>
          </table:table-cell>
          <table:table-cell table:style-name="ce8" table:formula="of:=IF([Original.CF7] = &quot;&quot;;&quot;&quot;;[Original.CF7]+[Original.DV7])" office:value-type="float" office:value="-33">
            <text:p>-33</text:p>
          </table:table-cell>
          <table:table-cell table:style-name="ce8" table:formula="of:=IF([Original.CG7] = &quot;&quot;;&quot;&quot;;[Original.CG7]+[Original.DW7])" office:value-type="float" office:value="-31">
            <text:p>-31</text:p>
          </table:table-cell>
          <table:table-cell table:style-name="ce8" table:formula="of:=IF([Original.CH7] = &quot;&quot;;&quot;&quot;;[Original.CH7])" office:value-type="float" office:value="-40">
            <text:p>-40</text:p>
          </table:table-cell>
          <table:table-cell table:style-name="ce8" table:formula="of:=IF([Original.CI7] = &quot;&quot;;&quot;&quot;;[Original.CI7])" office:value-type="string" office:string-value="u">
            <text:p>u</text:p>
          </table:table-cell>
          <table:table-cell table:style-name="ce8" table:formula="of:=IF([Original.CJ7] = &quot;&quot;;&quot;&quot;;[Original.CJ7])" office:value-type="string" office:string-value="u">
            <text:p>u</text:p>
          </table:table-cell>
          <table:table-cell table:style-name="ce8" table:formula="of:=IF([Original.CK7] = &quot;&quot;;&quot;&quot;;[Original.CK7])" office:value-type="string" office:string-value="u">
            <text:p>u</text:p>
          </table:table-cell>
          <table:table-cell table:style-name="ce8" table:formula="of:=IF([Original.CL7] = &quot;&quot;;&quot;&quot;;[Original.CL7])" office:value-type="string" office:string-value="u">
            <text:p>u</text:p>
          </table:table-cell>
          <table:table-cell table:style-name="ce8" table:formula="of:=IF([Original.CM7] = &quot;&quot;;&quot;&quot;;[Original.CM7])" office:value-type="string" office:string-value="u">
            <text:p>u</text:p>
          </table:table-cell>
          <table:table-cell table:style-name="ce8" table:formula="of:=IF([Original.CN7] = &quot;&quot;;&quot;&quot;;[Original.CN7])" office:value-type="string" office:string-value="u">
            <text:p>u</text:p>
          </table:table-cell>
          <table:table-cell table:style-name="ce8" table:formula="of:=IF([Original.CO7] = &quot;&quot;;&quot;&quot;;[Original.CO7])" office:value-type="string" office:string-value="u">
            <text:p>u</text:p>
          </table:table-cell>
          <table:table-cell table:style-name="ce8" table:formula="of:=IF([Original.CP7] = &quot;&quot;;&quot;&quot;;[Original.CP7]+[Original.DR7])" office:value-type="float" office:value="-49">
            <text:p>-49</text:p>
          </table:table-cell>
          <table:table-cell table:style-name="ce8" table:formula="of:=IF([Original.CQ7] = &quot;&quot;;&quot;&quot;;[Original.CQ7]+[Original.DS7])" office:value-type="float" office:value="-48">
            <text:p>-48</text:p>
          </table:table-cell>
          <table:table-cell table:style-name="ce8" table:formula="of:=IF([Original.CR7] = &quot;&quot;;&quot;&quot;;[Original.CR7]+[Original.DT7])" office:value-type="float" office:value="-47">
            <text:p>-47</text:p>
          </table:table-cell>
          <table:table-cell table:style-name="ce8" table:formula="of:=IF([Original.CS7] = &quot;&quot;;&quot;&quot;;[Original.CS7]+[Original.DU7])" office:value-type="float" office:value="-47">
            <text:p>-47</text:p>
          </table:table-cell>
          <table:table-cell table:style-name="ce8" table:formula="of:=IF([Original.CT7] = &quot;&quot;;&quot;&quot;;[Original.CT7]+[Original.DV7])" office:value-type="float" office:value="-43">
            <text:p>-43</text:p>
          </table:table-cell>
          <table:table-cell table:style-name="ce8" table:formula="of:=IF([Original.CU7] = &quot;&quot;;&quot;&quot;;[Original.CU7]+[Original.DW7])" office:value-type="float" office:value="-41">
            <text:p>-41</text:p>
          </table:table-cell>
          <table:table-cell table:style-name="ce8" table:formula="of:=IF([Original.CV7] = &quot;&quot;;&quot;&quot;;[Original.CV7])" office:value-type="float" office:value="-50">
            <text:p>-50</text:p>
          </table:table-cell>
          <table:table-cell table:style-name="ce8" table:formula="of:=IF([Original.CW7] = &quot;&quot;;&quot;&quot;;[Original.CW7]+[Original.DR7])" office:value-type="float" office:value="-63">
            <text:p>-63</text:p>
          </table:table-cell>
          <table:table-cell table:style-name="ce8" table:formula="of:=IF([Original.CX7] = &quot;&quot;;&quot;&quot;;[Original.CX7]+[Original.DS7])" office:value-type="float" office:value="-62">
            <text:p>-62</text:p>
          </table:table-cell>
          <table:table-cell table:style-name="ce8" table:formula="of:=IF([Original.CY7] = &quot;&quot;;&quot;&quot;;[Original.CY7]+[Original.DT7])" office:value-type="float" office:value="-61">
            <text:p>-61</text:p>
          </table:table-cell>
          <table:table-cell table:style-name="ce8" table:formula="of:=IF([Original.CZ7] = &quot;&quot;;&quot;&quot;;[Original.CZ7]+[Original.DU7])" office:value-type="float" office:value="-61">
            <text:p>-61</text:p>
          </table:table-cell>
          <table:table-cell table:style-name="ce8" table:formula="of:=IF([Original.DA7] = &quot;&quot;;&quot;&quot;;[Original.DA7]+[Original.DV7])" office:value-type="float" office:value="-57">
            <text:p>-57</text:p>
          </table:table-cell>
          <table:table-cell table:style-name="ce8" table:formula="of:=IF([Original.DB7] = &quot;&quot;;&quot;&quot;;[Original.DB7]+[Original.DW7])" office:value-type="float" office:value="-55">
            <text:p>-55</text:p>
          </table:table-cell>
          <table:table-cell table:style-name="ce8" table:formula="of:=IF([Original.DC7] = &quot;&quot;;&quot;&quot;;[Original.DC7])" office:value-type="float" office:value="-64">
            <text:p>-64</text:p>
          </table:table-cell>
          <table:table-cell table:style-name="ce8" table:formula="of:=IF([Original.DD7] = &quot;&quot;;&quot;&quot;;[Original.DD7]+[Original.DR7])" office:value-type="float" office:value="-89">
            <text:p>-89</text:p>
          </table:table-cell>
          <table:table-cell table:style-name="ce8" table:formula="of:=IF([Original.DE7] = &quot;&quot;;&quot;&quot;;[Original.DE7]+[Original.DS7])" office:value-type="float" office:value="-88">
            <text:p>-88</text:p>
          </table:table-cell>
          <table:table-cell table:style-name="ce8" table:formula="of:=IF([Original.DF7] = &quot;&quot;;&quot;&quot;;[Original.DF7]+[Original.DT7])" office:value-type="float" office:value="-87">
            <text:p>-87</text:p>
          </table:table-cell>
          <table:table-cell table:style-name="ce8" table:formula="of:=IF([Original.DG7] = &quot;&quot;;&quot;&quot;;[Original.DG7]+[Original.DU7])" office:value-type="float" office:value="-87">
            <text:p>-87</text:p>
          </table:table-cell>
          <table:table-cell table:style-name="ce8" table:formula="of:=IF([Original.DH7] = &quot;&quot;;&quot;&quot;;[Original.DH7]+[Original.DV7])" office:value-type="float" office:value="-83">
            <text:p>-83</text:p>
          </table:table-cell>
          <table:table-cell table:style-name="ce8" table:formula="of:=IF([Original.DI7] = &quot;&quot;;&quot;&quot;;[Original.DI7]+[Original.DW7])" office:value-type="float" office:value="-81">
            <text:p>-81</text:p>
          </table:table-cell>
          <table:table-cell table:style-name="ce8" table:formula="of:=IF([Original.DJ7] = &quot;&quot;;&quot;&quot;;[Original.DJ7])" office:value-type="float" office:value="-90">
            <text:p>-90</text:p>
          </table:table-cell>
          <table:table-cell table:style-name="ce8" table:formula="of:=IF([Original.DK7] = &quot;&quot;;&quot;&quot;;[Original.DK7]+[Original.DR7])" office:value-type="float" office:value="-129">
            <text:p>-129</text:p>
          </table:table-cell>
          <table:table-cell table:style-name="ce8" table:formula="of:=IF([Original.DL7] = &quot;&quot;;&quot;&quot;;[Original.DL7]+[Original.DS7])" office:value-type="float" office:value="-128">
            <text:p>-128</text:p>
          </table:table-cell>
          <table:table-cell table:style-name="ce8" table:formula="of:=IF([Original.DM7] = &quot;&quot;;&quot;&quot;;[Original.DM7]+[Original.DT7])" office:value-type="float" office:value="-127">
            <text:p>-127</text:p>
          </table:table-cell>
          <table:table-cell table:style-name="ce8" table:formula="of:=IF([Original.DN7] = &quot;&quot;;&quot;&quot;;[Original.DN7]+[Original.DU7])" office:value-type="float" office:value="-127">
            <text:p>-127</text:p>
          </table:table-cell>
          <table:table-cell table:style-name="ce8" table:formula="of:=IF([Original.DO7] = &quot;&quot;;&quot;&quot;;[Original.DO7]+[Original.DV7])" office:value-type="float" office:value="-123">
            <text:p>-123</text:p>
          </table:table-cell>
          <table:table-cell table:style-name="ce8" table:formula="of:=IF([Original.DP7] = &quot;&quot;;&quot;&quot;;[Original.DP7]+[Original.DW7])" office:value-type="float" office:value="-121">
            <text:p>-121</text:p>
          </table:table-cell>
          <table:table-cell table:style-name="ce17" table:formula="of:=IF([Original.DQ7] = &quot;&quot;;&quot;&quot;;[Original.DQ7])" office:value-type="float" office:value="-130">
            <text:p>-130</text:p>
          </table:table-cell>
          <table:table-cell table:number-columns-repeated="820"/>
        </table:table-row>
        <table:table-row table:style-name="ro1">
          <table:table-cell table:style-name="ce21" table:formula="of:=IF([Original.A8] = &quot;&quot;;&quot;&quot;;[Original.A8])" office:value-type="float" office:value="18">
            <text:p>18</text:p>
          </table:table-cell>
          <table:table-cell table:style-name="ce8" table:formula="of:=IF([Original.B8] = &quot;&quot;;&quot;&quot;;[Original.B8])" office:value-type="float" office:value="290">
            <text:p>290</text:p>
          </table:table-cell>
          <table:table-cell table:style-name="ce8" table:formula="of:=IF([Original.C8] = &quot;&quot;;&quot;&quot;;[Original.C8])" office:value-type="float" office:value="150">
            <text:p>150</text:p>
          </table:table-cell>
          <table:table-cell table:style-name="ce8" table:formula="of:=IF([Original.D8] = &quot;&quot;;&quot;&quot;;[Original.D8])" office:value-type="float" office:value="95">
            <text:p>95</text:p>
          </table:table-cell>
          <table:table-cell table:style-name="ce8" table:formula="of:=IF([Original.E8] = &quot;&quot;;&quot;&quot;;[Original.E8])" office:value-type="string" office:string-value="u">
            <text:p>u</text:p>
          </table:table-cell>
          <table:table-cell table:style-name="ce8" table:formula="of:=IF([Original.F8] = &quot;&quot;;&quot;&quot;;[Original.F8])" office:value-type="float" office:value="50">
            <text:p>50</text:p>
          </table:table-cell>
          <table:table-cell table:style-name="ce8" table:formula="of:=IF([Original.G8] = &quot;&quot;;&quot;&quot;;[Original.G8])" office:value-type="float" office:value="32">
            <text:p>32</text:p>
          </table:table-cell>
          <table:table-cell table:style-name="ce8" table:formula="of:=IF([Original.H8] = &quot;&quot;;&quot;&quot;;[Original.H8])" office:value-type="string" office:string-value="u">
            <text:p>u</text:p>
          </table:table-cell>
          <table:table-cell table:style-name="ce8" table:formula="of:=IF([Original.I8] = &quot;&quot;;&quot;&quot;;[Original.I8])" office:value-type="float" office:value="16">
            <text:p>16</text:p>
          </table:table-cell>
          <table:table-cell table:style-name="ce8" table:formula="of:=IF([Original.J8] = &quot;&quot;;&quot;&quot;;[Original.J8])" office:value-type="string" office:string-value="u">
            <text:p>u</text:p>
          </table:table-cell>
          <table:table-cell table:style-name="ce8" table:formula="of:=IF([Original.K8] = &quot;&quot;;&quot;&quot;;[Original.K8])" office:value-type="float" office:value="6">
            <text:p>6</text:p>
          </table:table-cell>
          <table:table-cell table:style-name="ce8" table:formula="of:=IF([Original.L8] = &quot;&quot;;&quot;&quot;;[Original.L8])" office:value-type="float" office:value="0">
            <text:p>0</text:p>
          </table:table-cell>
          <table:table-cell table:style-name="ce8" table:formula="of:=IF([Original.M8] = &quot;&quot;;&quot;&quot;;[Original.M8])" office:value-type="string" office:string-value="JS">
            <text:p>JS</text:p>
          </table:table-cell>
          <table:table-cell table:style-name="ce8" table:formula="of:=IF([Original.N8] = &quot;&quot;;&quot;&quot;;[Original.N8])" office:value-type="float" office:value="6">
            <text:p>6</text:p>
          </table:table-cell>
          <table:table-cell table:style-name="ce8" table:formula="of:=IF([Original.O8] = &quot;&quot;;&quot;&quot;;[Original.O8])" office:value-type="float" office:value="10">
            <text:p>10</text:p>
          </table:table-cell>
          <table:table-cell table:style-name="ce8" table:formula="of:=IF([Original.P8] = &quot;&quot;;&quot;&quot;;[Original.P8])" office:value-type="float" office:value="15">
            <text:p>15</text:p>
          </table:table-cell>
          <table:table-cell table:style-name="ce8" table:formula="of:=IF([Original.Q8] = &quot;&quot;;&quot;&quot;;[Original.Q8]+[Original.DR8])" office:value-type="float" office:value="0">
            <text:p>0</text:p>
          </table:table-cell>
          <table:table-cell table:style-name="ce8" table:formula="of:=IF([Original.R8] = &quot;&quot;;&quot;&quot;;[Original.R8]+[Original.DS8])" office:value-type="float" office:value="1">
            <text:p>1</text:p>
          </table:table-cell>
          <table:table-cell table:style-name="ce8" table:formula="of:=IF([Original.S8] = &quot;&quot;;&quot;&quot;;[Original.S8]+[Original.DT8])" office:value-type="float" office:value="2">
            <text:p>2</text:p>
          </table:table-cell>
          <table:table-cell table:style-name="ce8" table:formula="of:=IF([Original.T8] = &quot;&quot;;&quot;&quot;;[Original.T8]+[Original.DU8])" office:value-type="float" office:value="2">
            <text:p>2</text:p>
          </table:table-cell>
          <table:table-cell table:style-name="ce8" table:formula="of:=IF([Original.U8] = &quot;&quot;;&quot;&quot;;[Original.U8]+[Original.DV8])" office:value-type="float" office:value="6">
            <text:p>6</text:p>
          </table:table-cell>
          <table:table-cell table:style-name="ce8" table:formula="of:=IF([Original.V8] = &quot;&quot;;&quot;&quot;;[Original.V8]+[Original.DW8])" office:value-type="float" office:value="8">
            <text:p>8</text:p>
          </table:table-cell>
          <table:table-cell table:style-name="ce8" table:formula="of:=IF([Original.W8] = &quot;&quot;;&quot;&quot;;[Original.W8])" office:value-type="string" office:string-value="u">
            <text:p>u</text:p>
          </table:table-cell>
          <table:table-cell table:style-name="ce8" table:formula="of:=IF([Original.X8] = &quot;&quot;;&quot;&quot;;[Original.X8]+[Original.DR8])" office:value-type="float" office:value="-6">
            <text:p>-6</text:p>
          </table:table-cell>
          <table:table-cell table:style-name="ce8" table:formula="of:=IF([Original.Y8] = &quot;&quot;;&quot;&quot;;[Original.Y8]+[Original.DS8])" office:value-type="float" office:value="-5">
            <text:p>-5</text:p>
          </table:table-cell>
          <table:table-cell table:style-name="ce8" table:formula="of:=IF([Original.Z8] = &quot;&quot;;&quot;&quot;;[Original.Z8]+[Original.DT8])" office:value-type="float" office:value="-4">
            <text:p>-4</text:p>
          </table:table-cell>
          <table:table-cell table:style-name="ce8" table:formula="of:=IF([Original.AA8] = &quot;&quot;;&quot;&quot;;[Original.AA8]+[Original.DU8])" office:value-type="float" office:value="-4">
            <text:p>-4</text:p>
          </table:table-cell>
          <table:table-cell table:style-name="ce8" table:formula="of:=IF([Original.AB8] = &quot;&quot;;&quot;&quot;;[Original.AB8]+[Original.DV8])" office:value-type="float" office:value="0">
            <text:p>0</text:p>
          </table:table-cell>
          <table:table-cell table:style-name="ce8" table:formula="of:=IF([Original.AC8] = &quot;&quot;;&quot;&quot;;[Original.AC8]+[Original.DW8])" office:value-type="float" office:value="2">
            <text:p>2</text:p>
          </table:table-cell>
          <table:table-cell table:style-name="ce8" table:formula="of:=IF([Original.AD8] = &quot;&quot;;&quot;&quot;;[Original.AD8])" office:value-type="float" office:value="-7">
            <text:p>-7</text:p>
          </table:table-cell>
          <table:table-cell table:style-name="ce8" table:formula="of:=IF([Original.AE8] = &quot;&quot;;&quot;&quot;;[Original.AE8]+[Original.DR8])" office:value-type="float" office:value="-11">
            <text:p>-11</text:p>
          </table:table-cell>
          <table:table-cell table:style-name="ce8" table:formula="of:=IF([Original.AF8] = &quot;&quot;;&quot;&quot;;[Original.AF8]+[Original.DS8])" office:value-type="float" office:value="-10">
            <text:p>-10</text:p>
          </table:table-cell>
          <table:table-cell table:style-name="ce8" table:formula="of:=IF([Original.AG8] = &quot;&quot;;&quot;&quot;;[Original.AG8]+[Original.DT8])" office:value-type="float" office:value="-9">
            <text:p>-9</text:p>
          </table:table-cell>
          <table:table-cell table:style-name="ce8" table:formula="of:=IF([Original.AH8] = &quot;&quot;;&quot;&quot;;[Original.AH8]+[Original.DU8])" office:value-type="float" office:value="-9">
            <text:p>-9</text:p>
          </table:table-cell>
          <table:table-cell table:style-name="ce8" table:formula="of:=IF([Original.AI8] = &quot;&quot;;&quot;&quot;;[Original.AI8]+[Original.DV8])" office:value-type="float" office:value="-5">
            <text:p>-5</text:p>
          </table:table-cell>
          <table:table-cell table:style-name="ce8" table:formula="of:=IF([Original.AJ8] = &quot;&quot;;&quot;&quot;;[Original.AJ8]+[Original.DW8])" office:value-type="float" office:value="-3">
            <text:p>-3</text:p>
          </table:table-cell>
          <table:table-cell table:style-name="ce8" table:formula="of:=IF([Original.AK8] = &quot;&quot;;&quot;&quot;;[Original.AK8])" office:value-type="float" office:value="0">
            <text:p>0</text:p>
          </table:table-cell>
          <table:table-cell table:style-name="ce8" table:formula="of:=IF([Original.AL8] = &quot;&quot;;&quot;&quot;;[Original.AL8]+[Original.DR8])" office:value-type="float" office:value="-17">
            <text:p>-17</text:p>
          </table:table-cell>
          <table:table-cell table:style-name="ce8" table:formula="of:=IF([Original.AM8] = &quot;&quot;;&quot;&quot;;[Original.AM8]+[Original.DS8])" office:value-type="float" office:value="-16">
            <text:p>-16</text:p>
          </table:table-cell>
          <table:table-cell table:style-name="ce8" table:formula="of:=IF([Original.AN8] = &quot;&quot;;&quot;&quot;;[Original.AN8]+[Original.DT8])" office:value-type="float" office:value="-15">
            <text:p>-15</text:p>
          </table:table-cell>
          <table:table-cell table:style-name="ce8" table:formula="of:=IF([Original.AO8] = &quot;&quot;;&quot;&quot;;[Original.AO8]+[Original.DU8])" office:value-type="float" office:value="-15">
            <text:p>-15</text:p>
          </table:table-cell>
          <table:table-cell table:style-name="ce8" table:formula="of:=IF([Original.AP8] = &quot;&quot;;&quot;&quot;;[Original.AP8]+[Original.DV8])" office:value-type="float" office:value="-11">
            <text:p>-11</text:p>
          </table:table-cell>
          <table:table-cell table:style-name="ce8" table:formula="of:=IF([Original.AQ8] = &quot;&quot;;&quot;&quot;;[Original.AQ8]+[Original.DW8])" office:value-type="float" office:value="-9">
            <text:p>-9</text:p>
          </table:table-cell>
          <table:table-cell table:style-name="ce8" table:formula="of:=IF([Original.AR8] = &quot;&quot;;&quot;&quot;;[Original.AR8])" office:value-type="float" office:value="-18">
            <text:p>-18</text:p>
          </table:table-cell>
          <table:table-cell table:style-name="ce8" table:formula="of:=IF([Original.AS8] = &quot;&quot;;&quot;&quot;;[Original.AS8]+[Original.DR8])" office:value-type="float" office:value="-22">
            <text:p>-22</text:p>
          </table:table-cell>
          <table:table-cell table:style-name="ce8" table:formula="of:=IF([Original.AT8] = &quot;&quot;;&quot;&quot;;[Original.AT8]+[Original.DS8])" office:value-type="float" office:value="-21">
            <text:p>-21</text:p>
          </table:table-cell>
          <table:table-cell table:style-name="ce8" table:formula="of:=IF([Original.AU8] = &quot;&quot;;&quot;&quot;;[Original.AU8]+[Original.DT8])" office:value-type="float" office:value="-20">
            <text:p>-20</text:p>
          </table:table-cell>
          <table:table-cell table:style-name="ce8" table:formula="of:=IF([Original.AV8] = &quot;&quot;;&quot;&quot;;[Original.AV8]+[Original.DU8])" office:value-type="float" office:value="-20">
            <text:p>-20</text:p>
          </table:table-cell>
          <table:table-cell table:style-name="ce8" table:formula="of:=IF([Original.AW8] = &quot;&quot;;&quot;&quot;;[Original.AW8]+[Original.DV8])" office:value-type="float" office:value="-16">
            <text:p>-16</text:p>
          </table:table-cell>
          <table:table-cell table:style-name="ce8" table:formula="of:=IF([Original.AX8] = &quot;&quot;;&quot;&quot;;[Original.AX8]+[Original.DW8])" office:value-type="float" office:value="-14">
            <text:p>-14</text:p>
          </table:table-cell>
          <table:table-cell table:style-name="ce8" table:formula="of:=IF([Original.AY8] = &quot;&quot;;&quot;&quot;;[Original.AY8])" office:value-type="float" office:value="-23">
            <text:p>-23</text:p>
          </table:table-cell>
          <table:table-cell table:style-name="ce8" table:formula="of:=IF([Original.AZ8] = &quot;&quot;;&quot;&quot;;[Original.AZ8]+[Original.DR8])" office:value-type="float" office:value="-27">
            <text:p>-27</text:p>
          </table:table-cell>
          <table:table-cell table:style-name="ce8" table:formula="of:=IF([Original.BA8] = &quot;&quot;;&quot;&quot;;[Original.BA8]+[Original.DS8])" office:value-type="float" office:value="-26">
            <text:p>-26</text:p>
          </table:table-cell>
          <table:table-cell table:style-name="ce8" table:formula="of:=IF([Original.BB8] = &quot;&quot;;&quot;&quot;;[Original.BB8]+[Original.DT8])" office:value-type="float" office:value="-25">
            <text:p>-25</text:p>
          </table:table-cell>
          <table:table-cell table:style-name="ce8" table:formula="of:=IF([Original.BC8] = &quot;&quot;;&quot;&quot;;[Original.BC8]+[Original.DU8])" office:value-type="float" office:value="-25">
            <text:p>-25</text:p>
          </table:table-cell>
          <table:table-cell table:style-name="ce8" table:formula="of:=IF([Original.BD8] = &quot;&quot;;&quot;&quot;;[Original.BD8]+[Original.DV8])" office:value-type="float" office:value="-21">
            <text:p>-21</text:p>
          </table:table-cell>
          <table:table-cell table:style-name="ce8" table:formula="of:=IF([Original.BE8] = &quot;&quot;;&quot;&quot;;[Original.BE8]+[Original.DW8])" office:value-type="float" office:value="-19">
            <text:p>-19</text:p>
          </table:table-cell>
          <table:table-cell table:style-name="ce8" table:formula="of:=IF([Original.BF8] = &quot;&quot;;&quot;&quot;;[Original.BF8])" office:value-type="float" office:value="-28">
            <text:p>-28</text:p>
          </table:table-cell>
          <table:table-cell table:style-name="ce8" table:formula="of:=IF([Original.BG8] = &quot;&quot;;&quot;&quot;;[Original.BG8])" office:value-type="string" office:string-value="u">
            <text:p>u</text:p>
          </table:table-cell>
          <table:table-cell table:style-name="ce8" table:formula="of:=IF([Original.BH8] = &quot;&quot;;&quot;&quot;;[Original.BH8])" office:value-type="string" office:string-value="u">
            <text:p>u</text:p>
          </table:table-cell>
          <table:table-cell table:style-name="ce8" table:formula="of:=IF([Original.BI8] = &quot;&quot;;&quot;&quot;;[Original.BI8])" office:value-type="string" office:string-value="u">
            <text:p>u</text:p>
          </table:table-cell>
          <table:table-cell table:style-name="ce8" table:formula="of:=IF([Original.BJ8] = &quot;&quot;;&quot;&quot;;[Original.BJ8])" office:value-type="string" office:string-value="u">
            <text:p>u</text:p>
          </table:table-cell>
          <table:table-cell table:style-name="ce8" table:formula="of:=IF([Original.BK8] = &quot;&quot;;&quot;&quot;;[Original.BK8])" office:value-type="string" office:string-value="u">
            <text:p>u</text:p>
          </table:table-cell>
          <table:table-cell table:style-name="ce8" table:formula="of:=IF([Original.BL8] = &quot;&quot;;&quot;&quot;;[Original.BL8])" office:value-type="string" office:string-value="u">
            <text:p>u</text:p>
          </table:table-cell>
          <table:table-cell table:style-name="ce8" table:formula="of:=IF([Original.BM8] = &quot;&quot;;&quot;&quot;;[Original.BM8])" office:value-type="string" office:string-value="u">
            <text:p>u</text:p>
          </table:table-cell>
          <table:table-cell table:style-name="ce8" table:formula="of:=IF([Original.BN8] = &quot;&quot;;&quot;&quot;;[Original.BN8]+[Original.DR8])" office:value-type="float" office:value="-32">
            <text:p>-32</text:p>
          </table:table-cell>
          <table:table-cell table:style-name="ce8" table:formula="of:=IF([Original.BO8] = &quot;&quot;;&quot;&quot;;[Original.BO8]+[Original.DS8])" office:value-type="float" office:value="-31">
            <text:p>-31</text:p>
          </table:table-cell>
          <table:table-cell table:style-name="ce8" table:formula="of:=IF([Original.BP8] = &quot;&quot;;&quot;&quot;;[Original.BP8]+[Original.DT8])" office:value-type="float" office:value="-30">
            <text:p>-30</text:p>
          </table:table-cell>
          <table:table-cell table:style-name="ce8" table:formula="of:=IF([Original.BQ8] = &quot;&quot;;&quot;&quot;;[Original.BQ8]+[Original.DU8])" office:value-type="float" office:value="-30">
            <text:p>-30</text:p>
          </table:table-cell>
          <table:table-cell table:style-name="ce8" table:formula="of:=IF([Original.BR8] = &quot;&quot;;&quot;&quot;;[Original.BR8]+[Original.DV8])" office:value-type="float" office:value="-26">
            <text:p>-26</text:p>
          </table:table-cell>
          <table:table-cell table:style-name="ce8" table:formula="of:=IF([Original.BS8] = &quot;&quot;;&quot;&quot;;[Original.BS8]+[Original.DW8])" office:value-type="float" office:value="-24">
            <text:p>-24</text:p>
          </table:table-cell>
          <table:table-cell table:style-name="ce8" table:formula="of:=IF([Original.BT8] = &quot;&quot;;&quot;&quot;;[Original.BT8])" office:value-type="float" office:value="-33">
            <text:p>-33</text:p>
          </table:table-cell>
          <table:table-cell table:style-name="ce8" table:formula="of:=IF([Original.BU8] = &quot;&quot;;&quot;&quot;;[Original.BU8]+[Original.DR8])" office:value-type="float" office:value="-38">
            <text:p>-38</text:p>
          </table:table-cell>
          <table:table-cell table:style-name="ce8" table:formula="of:=IF([Original.BV8] = &quot;&quot;;&quot;&quot;;[Original.BV8]+[Original.DS8])" office:value-type="float" office:value="-37">
            <text:p>-37</text:p>
          </table:table-cell>
          <table:table-cell table:style-name="ce8" table:formula="of:=IF([Original.BW8] = &quot;&quot;;&quot;&quot;;[Original.BW8]+[Original.DT8])" office:value-type="float" office:value="-36">
            <text:p>-36</text:p>
          </table:table-cell>
          <table:table-cell table:style-name="ce8" table:formula="of:=IF([Original.BX8] = &quot;&quot;;&quot;&quot;;[Original.BX8]+[Original.DU8])" office:value-type="float" office:value="-36">
            <text:p>-36</text:p>
          </table:table-cell>
          <table:table-cell table:style-name="ce8" table:formula="of:=IF([Original.BY8] = &quot;&quot;;&quot;&quot;;[Original.BY8]+[Original.DV8])" office:value-type="float" office:value="-32">
            <text:p>-32</text:p>
          </table:table-cell>
          <table:table-cell table:style-name="ce8" table:formula="of:=IF([Original.BZ8] = &quot;&quot;;&quot;&quot;;[Original.BZ8]+[Original.DW8])" office:value-type="float" office:value="-30">
            <text:p>-30</text:p>
          </table:table-cell>
          <table:table-cell table:style-name="ce8" table:formula="of:=IF([Original.CA8] = &quot;&quot;;&quot;&quot;;[Original.CA8])" office:value-type="float" office:value="-39">
            <text:p>-39</text:p>
          </table:table-cell>
          <table:table-cell table:style-name="ce8" table:formula="of:=IF([Original.CB8] = &quot;&quot;;&quot;&quot;;[Original.CB8]+[Original.DR8])" office:value-type="float" office:value="-44">
            <text:p>-44</text:p>
          </table:table-cell>
          <table:table-cell table:style-name="ce8" table:formula="of:=IF([Original.CC8] = &quot;&quot;;&quot;&quot;;[Original.CC8]+[Original.DS8])" office:value-type="float" office:value="-43">
            <text:p>-43</text:p>
          </table:table-cell>
          <table:table-cell table:style-name="ce8" table:formula="of:=IF([Original.CD8] = &quot;&quot;;&quot;&quot;;[Original.CD8]+[Original.DT8])" office:value-type="float" office:value="-42">
            <text:p>-42</text:p>
          </table:table-cell>
          <table:table-cell table:style-name="ce8" table:formula="of:=IF([Original.CE8] = &quot;&quot;;&quot;&quot;;[Original.CE8]+[Original.DU8])" office:value-type="float" office:value="-42">
            <text:p>-42</text:p>
          </table:table-cell>
          <table:table-cell table:style-name="ce8" table:formula="of:=IF([Original.CF8] = &quot;&quot;;&quot;&quot;;[Original.CF8]+[Original.DV8])" office:value-type="float" office:value="-38">
            <text:p>-38</text:p>
          </table:table-cell>
          <table:table-cell table:style-name="ce8" table:formula="of:=IF([Original.CG8] = &quot;&quot;;&quot;&quot;;[Original.CG8]+[Original.DW8])" office:value-type="float" office:value="-36">
            <text:p>-36</text:p>
          </table:table-cell>
          <table:table-cell table:style-name="ce8" table:formula="of:=IF([Original.CH8] = &quot;&quot;;&quot;&quot;;[Original.CH8])" office:value-type="float" office:value="-45">
            <text:p>-45</text:p>
          </table:table-cell>
          <table:table-cell table:style-name="ce8" table:formula="of:=IF([Original.CI8] = &quot;&quot;;&quot;&quot;;[Original.CI8])" office:value-type="string" office:string-value="u">
            <text:p>u</text:p>
          </table:table-cell>
          <table:table-cell table:style-name="ce8" table:formula="of:=IF([Original.CJ8] = &quot;&quot;;&quot;&quot;;[Original.CJ8])" office:value-type="string" office:string-value="u">
            <text:p>u</text:p>
          </table:table-cell>
          <table:table-cell table:style-name="ce8" table:formula="of:=IF([Original.CK8] = &quot;&quot;;&quot;&quot;;[Original.CK8])" office:value-type="string" office:string-value="u">
            <text:p>u</text:p>
          </table:table-cell>
          <table:table-cell table:style-name="ce8" table:formula="of:=IF([Original.CL8] = &quot;&quot;;&quot;&quot;;[Original.CL8])" office:value-type="string" office:string-value="u">
            <text:p>u</text:p>
          </table:table-cell>
          <table:table-cell table:style-name="ce8" table:formula="of:=IF([Original.CM8] = &quot;&quot;;&quot;&quot;;[Original.CM8])" office:value-type="string" office:string-value="u">
            <text:p>u</text:p>
          </table:table-cell>
          <table:table-cell table:style-name="ce8" table:formula="of:=IF([Original.CN8] = &quot;&quot;;&quot;&quot;;[Original.CN8])" office:value-type="string" office:string-value="u">
            <text:p>u</text:p>
          </table:table-cell>
          <table:table-cell table:style-name="ce8" table:formula="of:=IF([Original.CO8] = &quot;&quot;;&quot;&quot;;[Original.CO8])" office:value-type="string" office:string-value="u">
            <text:p>u</text:p>
          </table:table-cell>
          <table:table-cell table:style-name="ce8" table:formula="of:=IF([Original.CP8] = &quot;&quot;;&quot;&quot;;[Original.CP8]+[Original.DR8])" office:value-type="float" office:value="-59">
            <text:p>-59</text:p>
          </table:table-cell>
          <table:table-cell table:style-name="ce8" table:formula="of:=IF([Original.CQ8] = &quot;&quot;;&quot;&quot;;[Original.CQ8]+[Original.DS8])" office:value-type="float" office:value="-58">
            <text:p>-58</text:p>
          </table:table-cell>
          <table:table-cell table:style-name="ce8" table:formula="of:=IF([Original.CR8] = &quot;&quot;;&quot;&quot;;[Original.CR8]+[Original.DT8])" office:value-type="float" office:value="-57">
            <text:p>-57</text:p>
          </table:table-cell>
          <table:table-cell table:style-name="ce8" table:formula="of:=IF([Original.CS8] = &quot;&quot;;&quot;&quot;;[Original.CS8]+[Original.DU8])" office:value-type="float" office:value="-57">
            <text:p>-57</text:p>
          </table:table-cell>
          <table:table-cell table:style-name="ce8" table:formula="of:=IF([Original.CT8] = &quot;&quot;;&quot;&quot;;[Original.CT8]+[Original.DV8])" office:value-type="float" office:value="-53">
            <text:p>-53</text:p>
          </table:table-cell>
          <table:table-cell table:style-name="ce8" table:formula="of:=IF([Original.CU8] = &quot;&quot;;&quot;&quot;;[Original.CU8]+[Original.DW8])" office:value-type="float" office:value="-51">
            <text:p>-51</text:p>
          </table:table-cell>
          <table:table-cell table:style-name="ce8" table:formula="of:=IF([Original.CV8] = &quot;&quot;;&quot;&quot;;[Original.CV8])" office:value-type="float" office:value="-60">
            <text:p>-60</text:p>
          </table:table-cell>
          <table:table-cell table:style-name="ce8" table:formula="of:=IF([Original.CW8] = &quot;&quot;;&quot;&quot;;[Original.CW8]+[Original.DR8])" office:value-type="float" office:value="-76">
            <text:p>-76</text:p>
          </table:table-cell>
          <table:table-cell table:style-name="ce8" table:formula="of:=IF([Original.CX8] = &quot;&quot;;&quot;&quot;;[Original.CX8]+[Original.DS8])" office:value-type="float" office:value="-75">
            <text:p>-75</text:p>
          </table:table-cell>
          <table:table-cell table:style-name="ce8" table:formula="of:=IF([Original.CY8] = &quot;&quot;;&quot;&quot;;[Original.CY8]+[Original.DT8])" office:value-type="float" office:value="-74">
            <text:p>-74</text:p>
          </table:table-cell>
          <table:table-cell table:style-name="ce8" table:formula="of:=IF([Original.CZ8] = &quot;&quot;;&quot;&quot;;[Original.CZ8]+[Original.DU8])" office:value-type="float" office:value="-74">
            <text:p>-74</text:p>
          </table:table-cell>
          <table:table-cell table:style-name="ce8" table:formula="of:=IF([Original.DA8] = &quot;&quot;;&quot;&quot;;[Original.DA8]+[Original.DV8])" office:value-type="float" office:value="-70">
            <text:p>-70</text:p>
          </table:table-cell>
          <table:table-cell table:style-name="ce8" table:formula="of:=IF([Original.DB8] = &quot;&quot;;&quot;&quot;;[Original.DB8]+[Original.DW8])" office:value-type="float" office:value="-68">
            <text:p>-68</text:p>
          </table:table-cell>
          <table:table-cell table:style-name="ce8" table:formula="of:=IF([Original.DC8] = &quot;&quot;;&quot;&quot;;[Original.DC8])" office:value-type="float" office:value="-77">
            <text:p>-77</text:p>
          </table:table-cell>
          <table:table-cell table:style-name="ce8" table:formula="of:=IF([Original.DD8] = &quot;&quot;;&quot;&quot;;[Original.DD8]+[Original.DR8])" office:value-type="float" office:value="-107">
            <text:p>-107</text:p>
          </table:table-cell>
          <table:table-cell table:style-name="ce8" table:formula="of:=IF([Original.DE8] = &quot;&quot;;&quot;&quot;;[Original.DE8]+[Original.DS8])" office:value-type="float" office:value="-106">
            <text:p>-106</text:p>
          </table:table-cell>
          <table:table-cell table:style-name="ce8" table:formula="of:=IF([Original.DF8] = &quot;&quot;;&quot;&quot;;[Original.DF8]+[Original.DT8])" office:value-type="float" office:value="-105">
            <text:p>-105</text:p>
          </table:table-cell>
          <table:table-cell table:style-name="ce8" table:formula="of:=IF([Original.DG8] = &quot;&quot;;&quot;&quot;;[Original.DG8]+[Original.DU8])" office:value-type="float" office:value="-105">
            <text:p>-105</text:p>
          </table:table-cell>
          <table:table-cell table:style-name="ce8" table:formula="of:=IF([Original.DH8] = &quot;&quot;;&quot;&quot;;[Original.DH8]+[Original.DV8])" office:value-type="float" office:value="-101">
            <text:p>-101</text:p>
          </table:table-cell>
          <table:table-cell table:style-name="ce8" table:formula="of:=IF([Original.DI8] = &quot;&quot;;&quot;&quot;;[Original.DI8]+[Original.DW8])" office:value-type="float" office:value="-99">
            <text:p>-99</text:p>
          </table:table-cell>
          <table:table-cell table:style-name="ce8" table:formula="of:=IF([Original.DJ8] = &quot;&quot;;&quot;&quot;;[Original.DJ8])" office:value-type="float" office:value="-108">
            <text:p>-108</text:p>
          </table:table-cell>
          <table:table-cell table:style-name="ce8" table:formula="of:=IF([Original.DK8] = &quot;&quot;;&quot;&quot;;[Original.DK8]+[Original.DR8])" office:value-type="float" office:value="-149">
            <text:p>-149</text:p>
          </table:table-cell>
          <table:table-cell table:style-name="ce8" table:formula="of:=IF([Original.DL8] = &quot;&quot;;&quot;&quot;;[Original.DL8]+[Original.DS8])" office:value-type="float" office:value="-148">
            <text:p>-148</text:p>
          </table:table-cell>
          <table:table-cell table:style-name="ce8" table:formula="of:=IF([Original.DM8] = &quot;&quot;;&quot;&quot;;[Original.DM8]+[Original.DT8])" office:value-type="float" office:value="-147">
            <text:p>-147</text:p>
          </table:table-cell>
          <table:table-cell table:style-name="ce8" table:formula="of:=IF([Original.DN8] = &quot;&quot;;&quot;&quot;;[Original.DN8]+[Original.DU8])" office:value-type="float" office:value="-147">
            <text:p>-147</text:p>
          </table:table-cell>
          <table:table-cell table:style-name="ce8" table:formula="of:=IF([Original.DO8] = &quot;&quot;;&quot;&quot;;[Original.DO8]+[Original.DV8])" office:value-type="float" office:value="-143">
            <text:p>-143</text:p>
          </table:table-cell>
          <table:table-cell table:style-name="ce8" table:formula="of:=IF([Original.DP8] = &quot;&quot;;&quot;&quot;;[Original.DP8]+[Original.DW8])" office:value-type="float" office:value="-141">
            <text:p>-141</text:p>
          </table:table-cell>
          <table:table-cell table:style-name="ce17" table:formula="of:=IF([Original.DQ8] = &quot;&quot;;&quot;&quot;;[Original.DQ8])" office:value-type="float" office:value="-150">
            <text:p>-150</text:p>
          </table:table-cell>
          <table:table-cell table:number-columns-repeated="820"/>
        </table:table-row>
        <table:table-row table:style-name="ro1">
          <table:table-cell table:style-name="ce21" table:formula="of:=IF([Original.A9] = &quot;&quot;;&quot;&quot;;[Original.A9])" office:value-type="float" office:value="24">
            <text:p>24</text:p>
          </table:table-cell>
          <table:table-cell table:style-name="ce8" table:formula="of:=IF([Original.B9] = &quot;&quot;;&quot;&quot;;[Original.B9])" office:value-type="float" office:value="300">
            <text:p>300</text:p>
          </table:table-cell>
          <table:table-cell table:style-name="ce8" table:formula="of:=IF([Original.C9] = &quot;&quot;;&quot;&quot;;[Original.C9])" office:value-type="float" office:value="160">
            <text:p>160</text:p>
          </table:table-cell>
          <table:table-cell table:style-name="ce8" table:formula="of:=IF([Original.D9] = &quot;&quot;;&quot;&quot;;[Original.D9])" office:value-type="float" office:value="110">
            <text:p>110</text:p>
          </table:table-cell>
          <table:table-cell table:style-name="ce8" table:formula="of:=IF([Original.E9] = &quot;&quot;;&quot;&quot;;[Original.E9])" office:value-type="string" office:string-value="u">
            <text:p>u</text:p>
          </table:table-cell>
          <table:table-cell table:style-name="ce8" table:formula="of:=IF([Original.F9] = &quot;&quot;;&quot;&quot;;[Original.F9])" office:value-type="float" office:value="65">
            <text:p>65</text:p>
          </table:table-cell>
          <table:table-cell table:style-name="ce8" table:formula="of:=IF([Original.G9] = &quot;&quot;;&quot;&quot;;[Original.G9])" office:value-type="float" office:value="40">
            <text:p>40</text:p>
          </table:table-cell>
          <table:table-cell table:style-name="ce8" table:formula="of:=IF([Original.H9] = &quot;&quot;;&quot;&quot;;[Original.H9])" office:value-type="string" office:string-value="u">
            <text:p>u</text:p>
          </table:table-cell>
          <table:table-cell table:style-name="ce8" table:formula="of:=IF([Original.I9] = &quot;&quot;;&quot;&quot;;[Original.I9])" office:value-type="float" office:value="20">
            <text:p>20</text:p>
          </table:table-cell>
          <table:table-cell table:style-name="ce8" table:formula="of:=IF([Original.J9] = &quot;&quot;;&quot;&quot;;[Original.J9])" office:value-type="string" office:string-value="u">
            <text:p>u</text:p>
          </table:table-cell>
          <table:table-cell table:style-name="ce8" table:formula="of:=IF([Original.K9] = &quot;&quot;;&quot;&quot;;[Original.K9])" office:value-type="float" office:value="7">
            <text:p>7</text:p>
          </table:table-cell>
          <table:table-cell table:style-name="ce8" table:formula="of:=IF([Original.L9] = &quot;&quot;;&quot;&quot;;[Original.L9])" office:value-type="float" office:value="0">
            <text:p>0</text:p>
          </table:table-cell>
          <table:table-cell table:style-name="ce8" table:formula="of:=IF([Original.M9] = &quot;&quot;;&quot;&quot;;[Original.M9])" office:value-type="string" office:string-value="JS">
            <text:p>JS</text:p>
          </table:table-cell>
          <table:table-cell table:style-name="ce8" table:formula="of:=IF([Original.N9] = &quot;&quot;;&quot;&quot;;[Original.N9])" office:value-type="float" office:value="8">
            <text:p>8</text:p>
          </table:table-cell>
          <table:table-cell table:style-name="ce8" table:formula="of:=IF([Original.O9] = &quot;&quot;;&quot;&quot;;[Original.O9])" office:value-type="float" office:value="12">
            <text:p>12</text:p>
          </table:table-cell>
          <table:table-cell table:style-name="ce8" table:formula="of:=IF([Original.P9] = &quot;&quot;;&quot;&quot;;[Original.P9])" office:value-type="float" office:value="20">
            <text:p>20</text:p>
          </table:table-cell>
          <table:table-cell table:style-name="ce8" table:formula="of:=IF([Original.Q9] = &quot;&quot;;&quot;&quot;;[Original.Q9]+[Original.DR9])" office:value-type="float" office:value="-0.5">
            <text:p>-0,5</text:p>
          </table:table-cell>
          <table:table-cell table:style-name="ce8" table:formula="of:=IF([Original.R9] = &quot;&quot;;&quot;&quot;;[Original.R9]+[Original.DS9])" office:value-type="float" office:value="0">
            <text:p>0</text:p>
          </table:table-cell>
          <table:table-cell table:style-name="ce8" table:formula="of:=IF([Original.S9] = &quot;&quot;;&quot;&quot;;[Original.S9]+[Original.DT9])" office:value-type="float" office:value="1">
            <text:p>1</text:p>
          </table:table-cell>
          <table:table-cell table:style-name="ce8" table:formula="of:=IF([Original.T9] = &quot;&quot;;&quot;&quot;;[Original.T9]+[Original.DU9])" office:value-type="float" office:value="2">
            <text:p>2</text:p>
          </table:table-cell>
          <table:table-cell table:style-name="ce8" table:formula="of:=IF([Original.U9] = &quot;&quot;;&quot;&quot;;[Original.U9]+[Original.DV9])" office:value-type="float" office:value="6">
            <text:p>6</text:p>
          </table:table-cell>
          <table:table-cell table:style-name="ce8" table:formula="of:=IF([Original.V9] = &quot;&quot;;&quot;&quot;;[Original.V9]+[Original.DW9])" office:value-type="float" office:value="10">
            <text:p>10</text:p>
          </table:table-cell>
          <table:table-cell table:style-name="ce8" table:formula="of:=IF([Original.W9] = &quot;&quot;;&quot;&quot;;[Original.W9])" office:value-type="string" office:string-value="u">
            <text:p>u</text:p>
          </table:table-cell>
          <table:table-cell table:style-name="ce8" table:formula="of:=IF([Original.X9] = &quot;&quot;;&quot;&quot;;[Original.X9]+[Original.DR9])" office:value-type="float" office:value="-6.5">
            <text:p>-6,5</text:p>
          </table:table-cell>
          <table:table-cell table:style-name="ce8" table:formula="of:=IF([Original.Y9] = &quot;&quot;;&quot;&quot;;[Original.Y9]+[Original.DS9])" office:value-type="float" office:value="-6">
            <text:p>-6</text:p>
          </table:table-cell>
          <table:table-cell table:style-name="ce8" table:formula="of:=IF([Original.Z9] = &quot;&quot;;&quot;&quot;;[Original.Z9]+[Original.DT9])" office:value-type="float" office:value="-5">
            <text:p>-5</text:p>
          </table:table-cell>
          <table:table-cell table:style-name="ce8" table:formula="of:=IF([Original.AA9] = &quot;&quot;;&quot;&quot;;[Original.AA9]+[Original.DU9])" office:value-type="float" office:value="-4">
            <text:p>-4</text:p>
          </table:table-cell>
          <table:table-cell table:style-name="ce8" table:formula="of:=IF([Original.AB9] = &quot;&quot;;&quot;&quot;;[Original.AB9]+[Original.DV9])" office:value-type="float" office:value="0">
            <text:p>0</text:p>
          </table:table-cell>
          <table:table-cell table:style-name="ce8" table:formula="of:=IF([Original.AC9] = &quot;&quot;;&quot;&quot;;[Original.AC9]+[Original.DW9])" office:value-type="float" office:value="4">
            <text:p>4</text:p>
          </table:table-cell>
          <table:table-cell table:style-name="ce8" table:formula="of:=IF([Original.AD9] = &quot;&quot;;&quot;&quot;;[Original.AD9])" office:value-type="float" office:value="-8">
            <text:p>-8</text:p>
          </table:table-cell>
          <table:table-cell table:style-name="ce8" table:formula="of:=IF([Original.AE9] = &quot;&quot;;&quot;&quot;;[Original.AE9]+[Original.DR9])" office:value-type="float" office:value="-13.5">
            <text:p>-13,5</text:p>
          </table:table-cell>
          <table:table-cell table:style-name="ce8" table:formula="of:=IF([Original.AF9] = &quot;&quot;;&quot;&quot;;[Original.AF9]+[Original.DS9])" office:value-type="float" office:value="-13">
            <text:p>-13</text:p>
          </table:table-cell>
          <table:table-cell table:style-name="ce8" table:formula="of:=IF([Original.AG9] = &quot;&quot;;&quot;&quot;;[Original.AG9]+[Original.DT9])" office:value-type="float" office:value="-12">
            <text:p>-12</text:p>
          </table:table-cell>
          <table:table-cell table:style-name="ce8" table:formula="of:=IF([Original.AH9] = &quot;&quot;;&quot;&quot;;[Original.AH9]+[Original.DU9])" office:value-type="float" office:value="-11">
            <text:p>-11</text:p>
          </table:table-cell>
          <table:table-cell table:style-name="ce8" table:formula="of:=IF([Original.AI9] = &quot;&quot;;&quot;&quot;;[Original.AI9]+[Original.DV9])" office:value-type="float" office:value="-7">
            <text:p>-7</text:p>
          </table:table-cell>
          <table:table-cell table:style-name="ce8" table:formula="of:=IF([Original.AJ9] = &quot;&quot;;&quot;&quot;;[Original.AJ9]+[Original.DW9])" office:value-type="float" office:value="-3">
            <text:p>-3</text:p>
          </table:table-cell>
          <table:table-cell table:style-name="ce8" table:formula="of:=IF([Original.AK9] = &quot;&quot;;&quot;&quot;;[Original.AK9])" office:value-type="float" office:value="0">
            <text:p>0</text:p>
          </table:table-cell>
          <table:table-cell table:style-name="ce8" table:formula="of:=IF([Original.AL9] = &quot;&quot;;&quot;&quot;;[Original.AL9]+[Original.DR9])" office:value-type="float" office:value="-20.5">
            <text:p>-20,5</text:p>
          </table:table-cell>
          <table:table-cell table:style-name="ce8" table:formula="of:=IF([Original.AM9] = &quot;&quot;;&quot;&quot;;[Original.AM9]+[Original.DS9])" office:value-type="float" office:value="-20">
            <text:p>-20</text:p>
          </table:table-cell>
          <table:table-cell table:style-name="ce8" table:formula="of:=IF([Original.AN9] = &quot;&quot;;&quot;&quot;;[Original.AN9]+[Original.DT9])" office:value-type="float" office:value="-19">
            <text:p>-19</text:p>
          </table:table-cell>
          <table:table-cell table:style-name="ce8" table:formula="of:=IF([Original.AO9] = &quot;&quot;;&quot;&quot;;[Original.AO9]+[Original.DU9])" office:value-type="float" office:value="-18">
            <text:p>-18</text:p>
          </table:table-cell>
          <table:table-cell table:style-name="ce8" table:formula="of:=IF([Original.AP9] = &quot;&quot;;&quot;&quot;;[Original.AP9]+[Original.DV9])" office:value-type="float" office:value="-14">
            <text:p>-14</text:p>
          </table:table-cell>
          <table:table-cell table:style-name="ce8" table:formula="of:=IF([Original.AQ9] = &quot;&quot;;&quot;&quot;;[Original.AQ9]+[Original.DW9])" office:value-type="float" office:value="-10">
            <text:p>-10</text:p>
          </table:table-cell>
          <table:table-cell table:style-name="ce8" table:formula="of:=IF([Original.AR9] = &quot;&quot;;&quot;&quot;;[Original.AR9])" office:value-type="float" office:value="-22">
            <text:p>-22</text:p>
          </table:table-cell>
          <table:table-cell table:style-name="ce8" table:formula="of:=IF([Original.AS9] = &quot;&quot;;&quot;&quot;;[Original.AS9]+[Original.DR9])" office:value-type="float" office:value="-26.5">
            <text:p>-26,5</text:p>
          </table:table-cell>
          <table:table-cell table:style-name="ce8" table:formula="of:=IF([Original.AT9] = &quot;&quot;;&quot;&quot;;[Original.AT9]+[Original.DS9])" office:value-type="float" office:value="-26">
            <text:p>-26</text:p>
          </table:table-cell>
          <table:table-cell table:style-name="ce8" table:formula="of:=IF([Original.AU9] = &quot;&quot;;&quot;&quot;;[Original.AU9]+[Original.DT9])" office:value-type="float" office:value="-25">
            <text:p>-25</text:p>
          </table:table-cell>
          <table:table-cell table:style-name="ce8" table:formula="of:=IF([Original.AV9] = &quot;&quot;;&quot;&quot;;[Original.AV9]+[Original.DU9])" office:value-type="float" office:value="-24">
            <text:p>-24</text:p>
          </table:table-cell>
          <table:table-cell table:style-name="ce8" table:formula="of:=IF([Original.AW9] = &quot;&quot;;&quot;&quot;;[Original.AW9]+[Original.DV9])" office:value-type="float" office:value="-20">
            <text:p>-20</text:p>
          </table:table-cell>
          <table:table-cell table:style-name="ce8" table:formula="of:=IF([Original.AX9] = &quot;&quot;;&quot;&quot;;[Original.AX9]+[Original.DW9])" office:value-type="float" office:value="-16">
            <text:p>-16</text:p>
          </table:table-cell>
          <table:table-cell table:style-name="ce8" table:formula="of:=IF([Original.AY9] = &quot;&quot;;&quot;&quot;;[Original.AY9])" office:value-type="float" office:value="-28">
            <text:p>-28</text:p>
          </table:table-cell>
          <table:table-cell table:style-name="ce8" table:formula="of:=IF([Original.AZ9] = &quot;&quot;;&quot;&quot;;[Original.AZ9]+[Original.DR9])" office:value-type="float" office:value="-33.5">
            <text:p>-33,5</text:p>
          </table:table-cell>
          <table:table-cell table:style-name="ce8" table:formula="of:=IF([Original.BA9] = &quot;&quot;;&quot;&quot;;[Original.BA9]+[Original.DS9])" office:value-type="float" office:value="-33">
            <text:p>-33</text:p>
          </table:table-cell>
          <table:table-cell table:style-name="ce8" table:formula="of:=IF([Original.BB9] = &quot;&quot;;&quot;&quot;;[Original.BB9]+[Original.DT9])" office:value-type="float" office:value="-32">
            <text:p>-32</text:p>
          </table:table-cell>
          <table:table-cell table:style-name="ce8" table:formula="of:=IF([Original.BC9] = &quot;&quot;;&quot;&quot;;[Original.BC9]+[Original.DU9])" office:value-type="float" office:value="-31">
            <text:p>-31</text:p>
          </table:table-cell>
          <table:table-cell table:style-name="ce8" table:formula="of:=IF([Original.BD9] = &quot;&quot;;&quot;&quot;;[Original.BD9]+[Original.DV9])" office:value-type="float" office:value="-27">
            <text:p>-27</text:p>
          </table:table-cell>
          <table:table-cell table:style-name="ce8" table:formula="of:=IF([Original.BE9] = &quot;&quot;;&quot;&quot;;[Original.BE9]+[Original.DW9])" office:value-type="float" office:value="-23">
            <text:p>-23</text:p>
          </table:table-cell>
          <table:table-cell table:style-name="ce8" table:formula="of:=IF([Original.BF9] = &quot;&quot;;&quot;&quot;;[Original.BF9])" office:value-type="float" office:value="-35">
            <text:p>-35</text:p>
          </table:table-cell>
          <table:table-cell table:style-name="ce8" table:formula="of:=IF([Original.BG9] = &quot;&quot;;&quot;&quot;;[Original.BG9])" office:value-type="string" office:string-value="u">
            <text:p>u</text:p>
          </table:table-cell>
          <table:table-cell table:style-name="ce8" table:formula="of:=IF([Original.BH9] = &quot;&quot;;&quot;&quot;;[Original.BH9])" office:value-type="string" office:string-value="u">
            <text:p>u</text:p>
          </table:table-cell>
          <table:table-cell table:style-name="ce8" table:formula="of:=IF([Original.BI9] = &quot;&quot;;&quot;&quot;;[Original.BI9])" office:value-type="string" office:string-value="u">
            <text:p>u</text:p>
          </table:table-cell>
          <table:table-cell table:style-name="ce8" table:formula="of:=IF([Original.BJ9] = &quot;&quot;;&quot;&quot;;[Original.BJ9])" office:value-type="string" office:string-value="u">
            <text:p>u</text:p>
          </table:table-cell>
          <table:table-cell table:style-name="ce8" table:formula="of:=IF([Original.BK9] = &quot;&quot;;&quot;&quot;;[Original.BK9])" office:value-type="string" office:string-value="u">
            <text:p>u</text:p>
          </table:table-cell>
          <table:table-cell table:style-name="ce8" table:formula="of:=IF([Original.BL9] = &quot;&quot;;&quot;&quot;;[Original.BL9])" office:value-type="string" office:string-value="u">
            <text:p>u</text:p>
          </table:table-cell>
          <table:table-cell table:style-name="ce8" table:formula="of:=IF([Original.BM9] = &quot;&quot;;&quot;&quot;;[Original.BM9])" office:value-type="string" office:string-value="u">
            <text:p>u</text:p>
          </table:table-cell>
          <table:table-cell table:style-name="ce8" table:formula="of:=IF([Original.BN9] = &quot;&quot;;&quot;&quot;;[Original.BN9]+[Original.DR9])" office:value-type="float" office:value="-39.5">
            <text:p>-39,5</text:p>
          </table:table-cell>
          <table:table-cell table:style-name="ce8" table:formula="of:=IF([Original.BO9] = &quot;&quot;;&quot;&quot;;[Original.BO9]+[Original.DS9])" office:value-type="float" office:value="-39">
            <text:p>-39</text:p>
          </table:table-cell>
          <table:table-cell table:style-name="ce8" table:formula="of:=IF([Original.BP9] = &quot;&quot;;&quot;&quot;;[Original.BP9]+[Original.DT9])" office:value-type="float" office:value="-38">
            <text:p>-38</text:p>
          </table:table-cell>
          <table:table-cell table:style-name="ce8" table:formula="of:=IF([Original.BQ9] = &quot;&quot;;&quot;&quot;;[Original.BQ9]+[Original.DU9])" office:value-type="float" office:value="-37">
            <text:p>-37</text:p>
          </table:table-cell>
          <table:table-cell table:style-name="ce8" table:formula="of:=IF([Original.BR9] = &quot;&quot;;&quot;&quot;;[Original.BR9]+[Original.DV9])" office:value-type="float" office:value="-33">
            <text:p>-33</text:p>
          </table:table-cell>
          <table:table-cell table:style-name="ce8" table:formula="of:=IF([Original.BS9] = &quot;&quot;;&quot;&quot;;[Original.BS9]+[Original.DW9])" office:value-type="float" office:value="-29">
            <text:p>-29</text:p>
          </table:table-cell>
          <table:table-cell table:style-name="ce8" table:formula="of:=IF([Original.BT9] = &quot;&quot;;&quot;&quot;;[Original.BT9])" office:value-type="float" office:value="-41">
            <text:p>-41</text:p>
          </table:table-cell>
          <table:table-cell table:style-name="ce8" table:formula="of:=IF([Original.BU9] = &quot;&quot;;&quot;&quot;;[Original.BU9]+[Original.DR9])" office:value-type="float" office:value="-45.5">
            <text:p>-45,5</text:p>
          </table:table-cell>
          <table:table-cell table:style-name="ce8" table:formula="of:=IF([Original.BV9] = &quot;&quot;;&quot;&quot;;[Original.BV9]+[Original.DS9])" office:value-type="float" office:value="-45">
            <text:p>-45</text:p>
          </table:table-cell>
          <table:table-cell table:style-name="ce8" table:formula="of:=IF([Original.BW9] = &quot;&quot;;&quot;&quot;;[Original.BW9]+[Original.DT9])" office:value-type="float" office:value="-44">
            <text:p>-44</text:p>
          </table:table-cell>
          <table:table-cell table:style-name="ce8" table:formula="of:=IF([Original.BX9] = &quot;&quot;;&quot;&quot;;[Original.BX9]+[Original.DU9])" office:value-type="float" office:value="-43">
            <text:p>-43</text:p>
          </table:table-cell>
          <table:table-cell table:style-name="ce8" table:formula="of:=IF([Original.BY9] = &quot;&quot;;&quot;&quot;;[Original.BY9]+[Original.DV9])" office:value-type="float" office:value="-39">
            <text:p>-39</text:p>
          </table:table-cell>
          <table:table-cell table:style-name="ce8" table:formula="of:=IF([Original.BZ9] = &quot;&quot;;&quot;&quot;;[Original.BZ9]+[Original.DW9])" office:value-type="float" office:value="-35">
            <text:p>-35</text:p>
          </table:table-cell>
          <table:table-cell table:style-name="ce8" table:formula="of:=IF([Original.CA9] = &quot;&quot;;&quot;&quot;;[Original.CA9])" office:value-type="float" office:value="-47">
            <text:p>-47</text:p>
          </table:table-cell>
          <table:table-cell table:style-name="ce8" table:formula="of:=IF([Original.CB9] = &quot;&quot;;&quot;&quot;;[Original.CB9]+[Original.DR9])" office:value-type="float" office:value="-52.5">
            <text:p>-52,5</text:p>
          </table:table-cell>
          <table:table-cell table:style-name="ce8" table:formula="of:=IF([Original.CC9] = &quot;&quot;;&quot;&quot;;[Original.CC9]+[Original.DS9])" office:value-type="float" office:value="-52">
            <text:p>-52</text:p>
          </table:table-cell>
          <table:table-cell table:style-name="ce8" table:formula="of:=IF([Original.CD9] = &quot;&quot;;&quot;&quot;;[Original.CD9]+[Original.DT9])" office:value-type="float" office:value="-51">
            <text:p>-51</text:p>
          </table:table-cell>
          <table:table-cell table:style-name="ce8" table:formula="of:=IF([Original.CE9] = &quot;&quot;;&quot;&quot;;[Original.CE9]+[Original.DU9])" office:value-type="float" office:value="-50">
            <text:p>-50</text:p>
          </table:table-cell>
          <table:table-cell table:style-name="ce8" table:formula="of:=IF([Original.CF9] = &quot;&quot;;&quot;&quot;;[Original.CF9]+[Original.DV9])" office:value-type="float" office:value="-46">
            <text:p>-46</text:p>
          </table:table-cell>
          <table:table-cell table:style-name="ce8" table:formula="of:=IF([Original.CG9] = &quot;&quot;;&quot;&quot;;[Original.CG9]+[Original.DW9])" office:value-type="float" office:value="-42">
            <text:p>-42</text:p>
          </table:table-cell>
          <table:table-cell table:style-name="ce8" table:formula="of:=IF([Original.CH9] = &quot;&quot;;&quot;&quot;;[Original.CH9])" office:value-type="float" office:value="-54">
            <text:p>-54</text:p>
          </table:table-cell>
          <table:table-cell table:style-name="ce8" table:formula="of:=IF([Original.CI9] = &quot;&quot;;&quot;&quot;;[Original.CI9]+[Original.DR9])" office:value-type="float" office:value="-61.5">
            <text:p>-61,5</text:p>
          </table:table-cell>
          <table:table-cell table:style-name="ce8" table:formula="of:=IF([Original.CJ9] = &quot;&quot;;&quot;&quot;;[Original.CJ9]+[Original.DS9])" office:value-type="float" office:value="-61">
            <text:p>-61</text:p>
          </table:table-cell>
          <table:table-cell table:style-name="ce8" table:formula="of:=IF([Original.CK9] = &quot;&quot;;&quot;&quot;;[Original.CK9]+[Original.DT9])" office:value-type="float" office:value="-60">
            <text:p>-60</text:p>
          </table:table-cell>
          <table:table-cell table:style-name="ce8" table:formula="of:=IF([Original.CL9] = &quot;&quot;;&quot;&quot;;[Original.CL9]+[Original.DU9])" office:value-type="float" office:value="-59">
            <text:p>-59</text:p>
          </table:table-cell>
          <table:table-cell table:style-name="ce8" table:formula="of:=IF([Original.CM9] = &quot;&quot;;&quot;&quot;;[Original.CM9]+[Original.DV9])" office:value-type="float" office:value="-55">
            <text:p>-55</text:p>
          </table:table-cell>
          <table:table-cell table:style-name="ce8" table:formula="of:=IF([Original.CN9] = &quot;&quot;;&quot;&quot;;[Original.CN9]+[Original.DW9])" office:value-type="float" office:value="-51">
            <text:p>-51</text:p>
          </table:table-cell>
          <table:table-cell table:style-name="ce8" table:formula="of:=IF([Original.CO9] = &quot;&quot;;&quot;&quot;;[Original.CO9])" office:value-type="float" office:value="-63">
            <text:p>-63</text:p>
          </table:table-cell>
          <table:table-cell table:style-name="ce8" table:formula="of:=IF([Original.CP9] = &quot;&quot;;&quot;&quot;;[Original.CP9]+[Original.DR9])" office:value-type="float" office:value="-71.5">
            <text:p>-71,5</text:p>
          </table:table-cell>
          <table:table-cell table:style-name="ce8" table:formula="of:=IF([Original.CQ9] = &quot;&quot;;&quot;&quot;;[Original.CQ9]+[Original.DS9])" office:value-type="float" office:value="-71">
            <text:p>-71</text:p>
          </table:table-cell>
          <table:table-cell table:style-name="ce8" table:formula="of:=IF([Original.CR9] = &quot;&quot;;&quot;&quot;;[Original.CR9]+[Original.DT9])" office:value-type="float" office:value="-70">
            <text:p>-70</text:p>
          </table:table-cell>
          <table:table-cell table:style-name="ce8" table:formula="of:=IF([Original.CS9] = &quot;&quot;;&quot;&quot;;[Original.CS9]+[Original.DU9])" office:value-type="float" office:value="-69">
            <text:p>-69</text:p>
          </table:table-cell>
          <table:table-cell table:style-name="ce8" table:formula="of:=IF([Original.CT9] = &quot;&quot;;&quot;&quot;;[Original.CT9]+[Original.DV9])" office:value-type="float" office:value="-65">
            <text:p>-65</text:p>
          </table:table-cell>
          <table:table-cell table:style-name="ce8" table:formula="of:=IF([Original.CU9] = &quot;&quot;;&quot;&quot;;[Original.CU9]+[Original.DW9])" office:value-type="float" office:value="-61">
            <text:p>-61</text:p>
          </table:table-cell>
          <table:table-cell table:style-name="ce8" table:formula="of:=IF([Original.CV9] = &quot;&quot;;&quot;&quot;;[Original.CV9])" office:value-type="float" office:value="-73">
            <text:p>-73</text:p>
          </table:table-cell>
          <table:table-cell table:style-name="ce8" table:formula="of:=IF([Original.CW9] = &quot;&quot;;&quot;&quot;;[Original.CW9]+[Original.DR9])" office:value-type="float" office:value="-96.5">
            <text:p>-96,5</text:p>
          </table:table-cell>
          <table:table-cell table:style-name="ce8" table:formula="of:=IF([Original.CX9] = &quot;&quot;;&quot;&quot;;[Original.CX9]+[Original.DS9])" office:value-type="float" office:value="-96">
            <text:p>-96</text:p>
          </table:table-cell>
          <table:table-cell table:style-name="ce8" table:formula="of:=IF([Original.CY9] = &quot;&quot;;&quot;&quot;;[Original.CY9]+[Original.DT9])" office:value-type="float" office:value="-95">
            <text:p>-95</text:p>
          </table:table-cell>
          <table:table-cell table:style-name="ce8" table:formula="of:=IF([Original.CZ9] = &quot;&quot;;&quot;&quot;;[Original.CZ9]+[Original.DU9])" office:value-type="float" office:value="-94">
            <text:p>-94</text:p>
          </table:table-cell>
          <table:table-cell table:style-name="ce8" table:formula="of:=IF([Original.DA9] = &quot;&quot;;&quot;&quot;;[Original.DA9]+[Original.DV9])" office:value-type="float" office:value="-90">
            <text:p>-90</text:p>
          </table:table-cell>
          <table:table-cell table:style-name="ce8" table:formula="of:=IF([Original.DB9] = &quot;&quot;;&quot;&quot;;[Original.DB9]+[Original.DW9])" office:value-type="float" office:value="-86">
            <text:p>-86</text:p>
          </table:table-cell>
          <table:table-cell table:style-name="ce8" table:formula="of:=IF([Original.DC9] = &quot;&quot;;&quot;&quot;;[Original.DC9])" office:value-type="float" office:value="-98">
            <text:p>-98</text:p>
          </table:table-cell>
          <table:table-cell table:style-name="ce8" table:formula="of:=IF([Original.DD9] = &quot;&quot;;&quot;&quot;;[Original.DD9]+[Original.DR9])" office:value-type="float" office:value="-134.5">
            <text:p>-134,5</text:p>
          </table:table-cell>
          <table:table-cell table:style-name="ce8" table:formula="of:=IF([Original.DE9] = &quot;&quot;;&quot;&quot;;[Original.DE9]+[Original.DS9])" office:value-type="float" office:value="-134">
            <text:p>-134</text:p>
          </table:table-cell>
          <table:table-cell table:style-name="ce8" table:formula="of:=IF([Original.DF9] = &quot;&quot;;&quot;&quot;;[Original.DF9]+[Original.DT9])" office:value-type="float" office:value="-133">
            <text:p>-133</text:p>
          </table:table-cell>
          <table:table-cell table:style-name="ce8" table:formula="of:=IF([Original.DG9] = &quot;&quot;;&quot;&quot;;[Original.DG9]+[Original.DU9])" office:value-type="float" office:value="-132">
            <text:p>-132</text:p>
          </table:table-cell>
          <table:table-cell table:style-name="ce8" table:formula="of:=IF([Original.DH9] = &quot;&quot;;&quot;&quot;;[Original.DH9]+[Original.DV9])" office:value-type="float" office:value="-128">
            <text:p>-128</text:p>
          </table:table-cell>
          <table:table-cell table:style-name="ce8" table:formula="of:=IF([Original.DI9] = &quot;&quot;;&quot;&quot;;[Original.DI9]+[Original.DW9])" office:value-type="float" office:value="-124">
            <text:p>-124</text:p>
          </table:table-cell>
          <table:table-cell table:style-name="ce8" table:formula="of:=IF([Original.DJ9] = &quot;&quot;;&quot;&quot;;[Original.DJ9])" office:value-type="float" office:value="-136">
            <text:p>-136</text:p>
          </table:table-cell>
          <table:table-cell table:style-name="ce8" table:formula="of:=IF([Original.DK9] = &quot;&quot;;&quot;&quot;;[Original.DK9]+[Original.DR9])" office:value-type="float" office:value="-186.5">
            <text:p>-186,5</text:p>
          </table:table-cell>
          <table:table-cell table:style-name="ce8" table:formula="of:=IF([Original.DL9] = &quot;&quot;;&quot;&quot;;[Original.DL9]+[Original.DS9])" office:value-type="float" office:value="-186">
            <text:p>-186</text:p>
          </table:table-cell>
          <table:table-cell table:style-name="ce8" table:formula="of:=IF([Original.DM9] = &quot;&quot;;&quot;&quot;;[Original.DM9]+[Original.DT9])" office:value-type="float" office:value="-185">
            <text:p>-185</text:p>
          </table:table-cell>
          <table:table-cell table:style-name="ce8" table:formula="of:=IF([Original.DN9] = &quot;&quot;;&quot;&quot;;[Original.DN9]+[Original.DU9])" office:value-type="float" office:value="-184">
            <text:p>-184</text:p>
          </table:table-cell>
          <table:table-cell table:style-name="ce8" table:formula="of:=IF([Original.DO9] = &quot;&quot;;&quot;&quot;;[Original.DO9]+[Original.DV9])" office:value-type="float" office:value="-180">
            <text:p>-180</text:p>
          </table:table-cell>
          <table:table-cell table:style-name="ce8" table:formula="of:=IF([Original.DP9] = &quot;&quot;;&quot;&quot;;[Original.DP9]+[Original.DW9])" office:value-type="float" office:value="-176">
            <text:p>-176</text:p>
          </table:table-cell>
          <table:table-cell table:style-name="ce17" table:formula="of:=IF([Original.DQ9] = &quot;&quot;;&quot;&quot;;[Original.DQ9])" office:value-type="float" office:value="-188">
            <text:p>-188</text:p>
          </table:table-cell>
          <table:table-cell table:number-columns-repeated="820"/>
        </table:table-row>
        <table:table-row table:style-name="ro1">
          <table:table-cell table:style-name="ce21" table:formula="of:=IF([Original.A10] = &quot;&quot;;&quot;&quot;;[Original.A10])" office:value-type="float" office:value="30">
            <text:p>30</text:p>
          </table:table-cell>
          <table:table-cell table:style-name="ce8" table:formula="of:=IF([Original.B10] = &quot;&quot;;&quot;&quot;;[Original.B10])" office:value-type="float" office:value="300">
            <text:p>300</text:p>
          </table:table-cell>
          <table:table-cell table:style-name="ce8" table:formula="of:=IF([Original.C10] = &quot;&quot;;&quot;&quot;;[Original.C10])" office:value-type="float" office:value="160">
            <text:p>160</text:p>
          </table:table-cell>
          <table:table-cell table:style-name="ce8" table:formula="of:=IF([Original.D10] = &quot;&quot;;&quot;&quot;;[Original.D10])" office:value-type="float" office:value="110">
            <text:p>110</text:p>
          </table:table-cell>
          <table:table-cell table:style-name="ce8" table:formula="of:=IF([Original.E10] = &quot;&quot;;&quot;&quot;;[Original.E10])" office:value-type="string" office:string-value="u">
            <text:p>u</text:p>
          </table:table-cell>
          <table:table-cell table:style-name="ce8" table:formula="of:=IF([Original.F10] = &quot;&quot;;&quot;&quot;;[Original.F10])" office:value-type="float" office:value="65">
            <text:p>65</text:p>
          </table:table-cell>
          <table:table-cell table:style-name="ce8" table:formula="of:=IF([Original.G10] = &quot;&quot;;&quot;&quot;;[Original.G10])" office:value-type="float" office:value="40">
            <text:p>40</text:p>
          </table:table-cell>
          <table:table-cell table:style-name="ce8" table:formula="of:=IF([Original.H10] = &quot;&quot;;&quot;&quot;;[Original.H10])" office:value-type="string" office:string-value="u">
            <text:p>u</text:p>
          </table:table-cell>
          <table:table-cell table:style-name="ce8" table:formula="of:=IF([Original.I10] = &quot;&quot;;&quot;&quot;;[Original.I10])" office:value-type="float" office:value="20">
            <text:p>20</text:p>
          </table:table-cell>
          <table:table-cell table:style-name="ce8" table:formula="of:=IF([Original.J10] = &quot;&quot;;&quot;&quot;;[Original.J10])" office:value-type="string" office:string-value="u">
            <text:p>u</text:p>
          </table:table-cell>
          <table:table-cell table:style-name="ce8" table:formula="of:=IF([Original.K10] = &quot;&quot;;&quot;&quot;;[Original.K10])" office:value-type="float" office:value="7">
            <text:p>7</text:p>
          </table:table-cell>
          <table:table-cell table:style-name="ce8" table:formula="of:=IF([Original.L10] = &quot;&quot;;&quot;&quot;;[Original.L10])" office:value-type="float" office:value="0">
            <text:p>0</text:p>
          </table:table-cell>
          <table:table-cell table:style-name="ce8" table:formula="of:=IF([Original.M10] = &quot;&quot;;&quot;&quot;;[Original.M10])" office:value-type="string" office:string-value="JS">
            <text:p>JS</text:p>
          </table:table-cell>
          <table:table-cell table:style-name="ce8" table:formula="of:=IF([Original.N10] = &quot;&quot;;&quot;&quot;;[Original.N10])" office:value-type="float" office:value="8">
            <text:p>8</text:p>
          </table:table-cell>
          <table:table-cell table:style-name="ce8" table:formula="of:=IF([Original.O10] = &quot;&quot;;&quot;&quot;;[Original.O10])" office:value-type="float" office:value="12">
            <text:p>12</text:p>
          </table:table-cell>
          <table:table-cell table:style-name="ce8" table:formula="of:=IF([Original.P10] = &quot;&quot;;&quot;&quot;;[Original.P10])" office:value-type="float" office:value="20">
            <text:p>20</text:p>
          </table:table-cell>
          <table:table-cell table:style-name="ce8" table:formula="of:=IF([Original.Q10] = &quot;&quot;;&quot;&quot;;[Original.Q10]+[Original.DR10])" office:value-type="float" office:value="-0.5">
            <text:p>-0,5</text:p>
          </table:table-cell>
          <table:table-cell table:style-name="ce8" table:formula="of:=IF([Original.R10] = &quot;&quot;;&quot;&quot;;[Original.R10]+[Original.DS10])" office:value-type="float" office:value="0">
            <text:p>0</text:p>
          </table:table-cell>
          <table:table-cell table:style-name="ce8" table:formula="of:=IF([Original.S10] = &quot;&quot;;&quot;&quot;;[Original.S10]+[Original.DT10])" office:value-type="float" office:value="1">
            <text:p>1</text:p>
          </table:table-cell>
          <table:table-cell table:style-name="ce8" table:formula="of:=IF([Original.T10] = &quot;&quot;;&quot;&quot;;[Original.T10]+[Original.DU10])" office:value-type="float" office:value="2">
            <text:p>2</text:p>
          </table:table-cell>
          <table:table-cell table:style-name="ce8" table:formula="of:=IF([Original.U10] = &quot;&quot;;&quot;&quot;;[Original.U10]+[Original.DV10])" office:value-type="float" office:value="6">
            <text:p>6</text:p>
          </table:table-cell>
          <table:table-cell table:style-name="ce8" table:formula="of:=IF([Original.V10] = &quot;&quot;;&quot;&quot;;[Original.V10]+[Original.DW10])" office:value-type="float" office:value="10">
            <text:p>10</text:p>
          </table:table-cell>
          <table:table-cell table:style-name="ce8" table:formula="of:=IF([Original.W10] = &quot;&quot;;&quot;&quot;;[Original.W10])" office:value-type="string" office:string-value="u">
            <text:p>u</text:p>
          </table:table-cell>
          <table:table-cell table:style-name="ce8" table:formula="of:=IF([Original.X10] = &quot;&quot;;&quot;&quot;;[Original.X10]+[Original.DR10])" office:value-type="float" office:value="-6.5">
            <text:p>-6,5</text:p>
          </table:table-cell>
          <table:table-cell table:style-name="ce8" table:formula="of:=IF([Original.Y10] = &quot;&quot;;&quot;&quot;;[Original.Y10]+[Original.DS10])" office:value-type="float" office:value="-6">
            <text:p>-6</text:p>
          </table:table-cell>
          <table:table-cell table:style-name="ce8" table:formula="of:=IF([Original.Z10] = &quot;&quot;;&quot;&quot;;[Original.Z10]+[Original.DT10])" office:value-type="float" office:value="-5">
            <text:p>-5</text:p>
          </table:table-cell>
          <table:table-cell table:style-name="ce8" table:formula="of:=IF([Original.AA10] = &quot;&quot;;&quot;&quot;;[Original.AA10]+[Original.DU10])" office:value-type="float" office:value="-4">
            <text:p>-4</text:p>
          </table:table-cell>
          <table:table-cell table:style-name="ce8" table:formula="of:=IF([Original.AB10] = &quot;&quot;;&quot;&quot;;[Original.AB10]+[Original.DV10])" office:value-type="float" office:value="0">
            <text:p>0</text:p>
          </table:table-cell>
          <table:table-cell table:style-name="ce8" table:formula="of:=IF([Original.AC10] = &quot;&quot;;&quot;&quot;;[Original.AC10]+[Original.DW10])" office:value-type="float" office:value="4">
            <text:p>4</text:p>
          </table:table-cell>
          <table:table-cell table:style-name="ce8" table:formula="of:=IF([Original.AD10] = &quot;&quot;;&quot;&quot;;[Original.AD10])" office:value-type="float" office:value="-8">
            <text:p>-8</text:p>
          </table:table-cell>
          <table:table-cell table:style-name="ce8" table:formula="of:=IF([Original.AE10] = &quot;&quot;;&quot;&quot;;[Original.AE10]+[Original.DR10])" office:value-type="float" office:value="-13.5">
            <text:p>-13,5</text:p>
          </table:table-cell>
          <table:table-cell table:style-name="ce8" table:formula="of:=IF([Original.AF10] = &quot;&quot;;&quot;&quot;;[Original.AF10]+[Original.DS10])" office:value-type="float" office:value="-13">
            <text:p>-13</text:p>
          </table:table-cell>
          <table:table-cell table:style-name="ce8" table:formula="of:=IF([Original.AG10] = &quot;&quot;;&quot;&quot;;[Original.AG10]+[Original.DT10])" office:value-type="float" office:value="-12">
            <text:p>-12</text:p>
          </table:table-cell>
          <table:table-cell table:style-name="ce8" table:formula="of:=IF([Original.AH10] = &quot;&quot;;&quot;&quot;;[Original.AH10]+[Original.DU10])" office:value-type="float" office:value="-11">
            <text:p>-11</text:p>
          </table:table-cell>
          <table:table-cell table:style-name="ce8" table:formula="of:=IF([Original.AI10] = &quot;&quot;;&quot;&quot;;[Original.AI10]+[Original.DV10])" office:value-type="float" office:value="-7">
            <text:p>-7</text:p>
          </table:table-cell>
          <table:table-cell table:style-name="ce8" table:formula="of:=IF([Original.AJ10] = &quot;&quot;;&quot;&quot;;[Original.AJ10]+[Original.DW10])" office:value-type="float" office:value="-3">
            <text:p>-3</text:p>
          </table:table-cell>
          <table:table-cell table:style-name="ce8" table:formula="of:=IF([Original.AK10] = &quot;&quot;;&quot;&quot;;[Original.AK10])" office:value-type="float" office:value="0">
            <text:p>0</text:p>
          </table:table-cell>
          <table:table-cell table:style-name="ce8" table:formula="of:=IF([Original.AL10] = &quot;&quot;;&quot;&quot;;[Original.AL10]+[Original.DR10])" office:value-type="float" office:value="-20.5">
            <text:p>-20,5</text:p>
          </table:table-cell>
          <table:table-cell table:style-name="ce8" table:formula="of:=IF([Original.AM10] = &quot;&quot;;&quot;&quot;;[Original.AM10]+[Original.DS10])" office:value-type="float" office:value="-20">
            <text:p>-20</text:p>
          </table:table-cell>
          <table:table-cell table:style-name="ce8" table:formula="of:=IF([Original.AN10] = &quot;&quot;;&quot;&quot;;[Original.AN10]+[Original.DT10])" office:value-type="float" office:value="-19">
            <text:p>-19</text:p>
          </table:table-cell>
          <table:table-cell table:style-name="ce8" table:formula="of:=IF([Original.AO10] = &quot;&quot;;&quot;&quot;;[Original.AO10]+[Original.DU10])" office:value-type="float" office:value="-18">
            <text:p>-18</text:p>
          </table:table-cell>
          <table:table-cell table:style-name="ce8" table:formula="of:=IF([Original.AP10] = &quot;&quot;;&quot;&quot;;[Original.AP10]+[Original.DV10])" office:value-type="float" office:value="-14">
            <text:p>-14</text:p>
          </table:table-cell>
          <table:table-cell table:style-name="ce8" table:formula="of:=IF([Original.AQ10] = &quot;&quot;;&quot;&quot;;[Original.AQ10]+[Original.DW10])" office:value-type="float" office:value="-10">
            <text:p>-10</text:p>
          </table:table-cell>
          <table:table-cell table:style-name="ce8" table:formula="of:=IF([Original.AR10] = &quot;&quot;;&quot;&quot;;[Original.AR10])" office:value-type="float" office:value="-22">
            <text:p>-22</text:p>
          </table:table-cell>
          <table:table-cell table:style-name="ce8" table:formula="of:=IF([Original.AS10] = &quot;&quot;;&quot;&quot;;[Original.AS10]+[Original.DR10])" office:value-type="float" office:value="-26.5">
            <text:p>-26,5</text:p>
          </table:table-cell>
          <table:table-cell table:style-name="ce8" table:formula="of:=IF([Original.AT10] = &quot;&quot;;&quot;&quot;;[Original.AT10]+[Original.DS10])" office:value-type="float" office:value="-26">
            <text:p>-26</text:p>
          </table:table-cell>
          <table:table-cell table:style-name="ce8" table:formula="of:=IF([Original.AU10] = &quot;&quot;;&quot;&quot;;[Original.AU10]+[Original.DT10])" office:value-type="float" office:value="-25">
            <text:p>-25</text:p>
          </table:table-cell>
          <table:table-cell table:style-name="ce8" table:formula="of:=IF([Original.AV10] = &quot;&quot;;&quot;&quot;;[Original.AV10]+[Original.DU10])" office:value-type="float" office:value="-24">
            <text:p>-24</text:p>
          </table:table-cell>
          <table:table-cell table:style-name="ce8" table:formula="of:=IF([Original.AW10] = &quot;&quot;;&quot;&quot;;[Original.AW10]+[Original.DV10])" office:value-type="float" office:value="-20">
            <text:p>-20</text:p>
          </table:table-cell>
          <table:table-cell table:style-name="ce8" table:formula="of:=IF([Original.AX10] = &quot;&quot;;&quot;&quot;;[Original.AX10]+[Original.DW10])" office:value-type="float" office:value="-16">
            <text:p>-16</text:p>
          </table:table-cell>
          <table:table-cell table:style-name="ce8" table:formula="of:=IF([Original.AY10] = &quot;&quot;;&quot;&quot;;[Original.AY10])" office:value-type="float" office:value="-28">
            <text:p>-28</text:p>
          </table:table-cell>
          <table:table-cell table:style-name="ce8" table:formula="of:=IF([Original.AZ10] = &quot;&quot;;&quot;&quot;;[Original.AZ10]+[Original.DR10])" office:value-type="float" office:value="-33.5">
            <text:p>-33,5</text:p>
          </table:table-cell>
          <table:table-cell table:style-name="ce8" table:formula="of:=IF([Original.BA10] = &quot;&quot;;&quot;&quot;;[Original.BA10]+[Original.DS10])" office:value-type="float" office:value="-33">
            <text:p>-33</text:p>
          </table:table-cell>
          <table:table-cell table:style-name="ce8" table:formula="of:=IF([Original.BB10] = &quot;&quot;;&quot;&quot;;[Original.BB10]+[Original.DT10])" office:value-type="float" office:value="-32">
            <text:p>-32</text:p>
          </table:table-cell>
          <table:table-cell table:style-name="ce8" table:formula="of:=IF([Original.BC10] = &quot;&quot;;&quot;&quot;;[Original.BC10]+[Original.DU10])" office:value-type="float" office:value="-31">
            <text:p>-31</text:p>
          </table:table-cell>
          <table:table-cell table:style-name="ce8" table:formula="of:=IF([Original.BD10] = &quot;&quot;;&quot;&quot;;[Original.BD10]+[Original.DV10])" office:value-type="float" office:value="-27">
            <text:p>-27</text:p>
          </table:table-cell>
          <table:table-cell table:style-name="ce8" table:formula="of:=IF([Original.BE10] = &quot;&quot;;&quot;&quot;;[Original.BE10]+[Original.DW10])" office:value-type="float" office:value="-23">
            <text:p>-23</text:p>
          </table:table-cell>
          <table:table-cell table:style-name="ce8" table:formula="of:=IF([Original.BF10] = &quot;&quot;;&quot;&quot;;[Original.BF10])" office:value-type="float" office:value="-35">
            <text:p>-35</text:p>
          </table:table-cell>
          <table:table-cell table:style-name="ce8" table:formula="of:=IF([Original.BG10] = &quot;&quot;;&quot;&quot;;[Original.BG10]+[Original.DR10])" office:value-type="float" office:value="-39.5">
            <text:p>-39,5</text:p>
          </table:table-cell>
          <table:table-cell table:style-name="ce8" table:formula="of:=IF([Original.BH10] = &quot;&quot;;&quot;&quot;;[Original.BH10]+[Original.DS10])" office:value-type="float" office:value="-39">
            <text:p>-39</text:p>
          </table:table-cell>
          <table:table-cell table:style-name="ce8" table:formula="of:=IF([Original.BI10] = &quot;&quot;;&quot;&quot;;[Original.BI10]+[Original.DT10])" office:value-type="float" office:value="-38">
            <text:p>-38</text:p>
          </table:table-cell>
          <table:table-cell table:style-name="ce8" table:formula="of:=IF([Original.BJ10] = &quot;&quot;;&quot;&quot;;[Original.BJ10]+[Original.DU10])" office:value-type="float" office:value="-37">
            <text:p>-37</text:p>
          </table:table-cell>
          <table:table-cell table:style-name="ce8" table:formula="of:=IF([Original.BK10] = &quot;&quot;;&quot;&quot;;[Original.BK10]+[Original.DV10])" office:value-type="float" office:value="-33">
            <text:p>-33</text:p>
          </table:table-cell>
          <table:table-cell table:style-name="ce8" table:formula="of:=IF([Original.BL10] = &quot;&quot;;&quot;&quot;;[Original.BL10]+[Original.DW10])" office:value-type="float" office:value="-29">
            <text:p>-29</text:p>
          </table:table-cell>
          <table:table-cell table:style-name="ce8" table:formula="of:=IF([Original.BM10] = &quot;&quot;;&quot;&quot;;[Original.BM10])" office:value-type="float" office:value="-41">
            <text:p>-41</text:p>
          </table:table-cell>
          <table:table-cell table:style-name="ce8" table:formula="of:=IF([Original.BN10] = &quot;&quot;;&quot;&quot;;[Original.BN10]+[Original.DR10])" office:value-type="float" office:value="-46.5">
            <text:p>-46,5</text:p>
          </table:table-cell>
          <table:table-cell table:style-name="ce8" table:formula="of:=IF([Original.BO10] = &quot;&quot;;&quot;&quot;;[Original.BO10]+[Original.DS10])" office:value-type="float" office:value="-46">
            <text:p>-46</text:p>
          </table:table-cell>
          <table:table-cell table:style-name="ce8" table:formula="of:=IF([Original.BP10] = &quot;&quot;;&quot;&quot;;[Original.BP10]+[Original.DT10])" office:value-type="float" office:value="-45">
            <text:p>-45</text:p>
          </table:table-cell>
          <table:table-cell table:style-name="ce8" table:formula="of:=IF([Original.BQ10] = &quot;&quot;;&quot;&quot;;[Original.BQ10]+[Original.DU10])" office:value-type="float" office:value="-44">
            <text:p>-44</text:p>
          </table:table-cell>
          <table:table-cell table:style-name="ce8" table:formula="of:=IF([Original.BR10] = &quot;&quot;;&quot;&quot;;[Original.BR10]+[Original.DV10])" office:value-type="float" office:value="-40">
            <text:p>-40</text:p>
          </table:table-cell>
          <table:table-cell table:style-name="ce8" table:formula="of:=IF([Original.BS10] = &quot;&quot;;&quot;&quot;;[Original.BS10]+[Original.DW10])" office:value-type="float" office:value="-36">
            <text:p>-36</text:p>
          </table:table-cell>
          <table:table-cell table:style-name="ce8" table:formula="of:=IF([Original.BT10] = &quot;&quot;;&quot;&quot;;[Original.BT10])" office:value-type="float" office:value="-48">
            <text:p>-48</text:p>
          </table:table-cell>
          <table:table-cell table:style-name="ce8" table:formula="of:=IF([Original.BU10] = &quot;&quot;;&quot;&quot;;[Original.BU10]+[Original.DR10])" office:value-type="float" office:value="-53.5">
            <text:p>-53,5</text:p>
          </table:table-cell>
          <table:table-cell table:style-name="ce8" table:formula="of:=IF([Original.BV10] = &quot;&quot;;&quot;&quot;;[Original.BV10]+[Original.DS10])" office:value-type="float" office:value="-53">
            <text:p>-53</text:p>
          </table:table-cell>
          <table:table-cell table:style-name="ce8" table:formula="of:=IF([Original.BW10] = &quot;&quot;;&quot;&quot;;[Original.BW10]+[Original.DT10])" office:value-type="float" office:value="-52">
            <text:p>-52</text:p>
          </table:table-cell>
          <table:table-cell table:style-name="ce8" table:formula="of:=IF([Original.BX10] = &quot;&quot;;&quot;&quot;;[Original.BX10]+[Original.DU10])" office:value-type="float" office:value="-51">
            <text:p>-51</text:p>
          </table:table-cell>
          <table:table-cell table:style-name="ce8" table:formula="of:=IF([Original.BY10] = &quot;&quot;;&quot;&quot;;[Original.BY10]+[Original.DV10])" office:value-type="float" office:value="-47">
            <text:p>-47</text:p>
          </table:table-cell>
          <table:table-cell table:style-name="ce8" table:formula="of:=IF([Original.BZ10] = &quot;&quot;;&quot;&quot;;[Original.BZ10]+[Original.DW10])" office:value-type="float" office:value="-43">
            <text:p>-43</text:p>
          </table:table-cell>
          <table:table-cell table:style-name="ce8" table:formula="of:=IF([Original.CA10] = &quot;&quot;;&quot;&quot;;[Original.CA10])" office:value-type="float" office:value="-55">
            <text:p>-55</text:p>
          </table:table-cell>
          <table:table-cell table:style-name="ce8" table:formula="of:=IF([Original.CB10] = &quot;&quot;;&quot;&quot;;[Original.CB10]+[Original.DR10])" office:value-type="float" office:value="-62.5">
            <text:p>-62,5</text:p>
          </table:table-cell>
          <table:table-cell table:style-name="ce8" table:formula="of:=IF([Original.CC10] = &quot;&quot;;&quot;&quot;;[Original.CC10]+[Original.DS10])" office:value-type="float" office:value="-62">
            <text:p>-62</text:p>
          </table:table-cell>
          <table:table-cell table:style-name="ce8" table:formula="of:=IF([Original.CD10] = &quot;&quot;;&quot;&quot;;[Original.CD10]+[Original.DT10])" office:value-type="float" office:value="-61">
            <text:p>-61</text:p>
          </table:table-cell>
          <table:table-cell table:style-name="ce8" table:formula="of:=IF([Original.CE10] = &quot;&quot;;&quot;&quot;;[Original.CE10]+[Original.DU10])" office:value-type="float" office:value="-60">
            <text:p>-60</text:p>
          </table:table-cell>
          <table:table-cell table:style-name="ce8" table:formula="of:=IF([Original.CF10] = &quot;&quot;;&quot;&quot;;[Original.CF10]+[Original.DV10])" office:value-type="float" office:value="-56">
            <text:p>-56</text:p>
          </table:table-cell>
          <table:table-cell table:style-name="ce8" table:formula="of:=IF([Original.CG10] = &quot;&quot;;&quot;&quot;;[Original.CG10]+[Original.DW10])" office:value-type="float" office:value="-52">
            <text:p>-52</text:p>
          </table:table-cell>
          <table:table-cell table:style-name="ce8" table:formula="of:=IF([Original.CH10] = &quot;&quot;;&quot;&quot;;[Original.CH10])" office:value-type="float" office:value="-64">
            <text:p>-64</text:p>
          </table:table-cell>
          <table:table-cell table:style-name="ce8" table:formula="of:=IF([Original.CI10] = &quot;&quot;;&quot;&quot;;[Original.CI10]+[Original.DR10])" office:value-type="float" office:value="-73.5">
            <text:p>-73,5</text:p>
          </table:table-cell>
          <table:table-cell table:style-name="ce8" table:formula="of:=IF([Original.CJ10] = &quot;&quot;;&quot;&quot;;[Original.CJ10]+[Original.DS10])" office:value-type="float" office:value="-73">
            <text:p>-73</text:p>
          </table:table-cell>
          <table:table-cell table:style-name="ce8" table:formula="of:=IF([Original.CK10] = &quot;&quot;;&quot;&quot;;[Original.CK10]+[Original.DT10])" office:value-type="float" office:value="-72">
            <text:p>-72</text:p>
          </table:table-cell>
          <table:table-cell table:style-name="ce8" table:formula="of:=IF([Original.CL10] = &quot;&quot;;&quot;&quot;;[Original.CL10]+[Original.DU10])" office:value-type="float" office:value="-71">
            <text:p>-71</text:p>
          </table:table-cell>
          <table:table-cell table:style-name="ce8" table:formula="of:=IF([Original.CM10] = &quot;&quot;;&quot;&quot;;[Original.CM10]+[Original.DV10])" office:value-type="float" office:value="-67">
            <text:p>-67</text:p>
          </table:table-cell>
          <table:table-cell table:style-name="ce8" table:formula="of:=IF([Original.CN10] = &quot;&quot;;&quot;&quot;;[Original.CN10]+[Original.DW10])" office:value-type="float" office:value="-63">
            <text:p>-63</text:p>
          </table:table-cell>
          <table:table-cell table:style-name="ce8" table:formula="of:=IF([Original.CO10] = &quot;&quot;;&quot;&quot;;[Original.CO10])" office:value-type="float" office:value="-75">
            <text:p>-75</text:p>
          </table:table-cell>
          <table:table-cell table:style-name="ce8" table:formula="of:=IF([Original.CP10] = &quot;&quot;;&quot;&quot;;[Original.CP10]+[Original.DR10])" office:value-type="float" office:value="-86.5">
            <text:p>-86,5</text:p>
          </table:table-cell>
          <table:table-cell table:style-name="ce8" table:formula="of:=IF([Original.CQ10] = &quot;&quot;;&quot;&quot;;[Original.CQ10]+[Original.DS10])" office:value-type="float" office:value="-86">
            <text:p>-86</text:p>
          </table:table-cell>
          <table:table-cell table:style-name="ce8" table:formula="of:=IF([Original.CR10] = &quot;&quot;;&quot;&quot;;[Original.CR10]+[Original.DT10])" office:value-type="float" office:value="-85">
            <text:p>-85</text:p>
          </table:table-cell>
          <table:table-cell table:style-name="ce8" table:formula="of:=IF([Original.CS10] = &quot;&quot;;&quot;&quot;;[Original.CS10]+[Original.DU10])" office:value-type="float" office:value="-84">
            <text:p>-84</text:p>
          </table:table-cell>
          <table:table-cell table:style-name="ce8" table:formula="of:=IF([Original.CT10] = &quot;&quot;;&quot;&quot;;[Original.CT10]+[Original.DV10])" office:value-type="float" office:value="-80">
            <text:p>-80</text:p>
          </table:table-cell>
          <table:table-cell table:style-name="ce8" table:formula="of:=IF([Original.CU10] = &quot;&quot;;&quot;&quot;;[Original.CU10]+[Original.DW10])" office:value-type="float" office:value="-76">
            <text:p>-76</text:p>
          </table:table-cell>
          <table:table-cell table:style-name="ce8" table:formula="of:=IF([Original.CV10] = &quot;&quot;;&quot;&quot;;[Original.CV10])" office:value-type="float" office:value="-88">
            <text:p>-88</text:p>
          </table:table-cell>
          <table:table-cell table:style-name="ce8" table:formula="of:=IF([Original.CW10] = &quot;&quot;;&quot;&quot;;[Original.CW10]+[Original.DR10])" office:value-type="float" office:value="-116.5">
            <text:p>-116,5</text:p>
          </table:table-cell>
          <table:table-cell table:style-name="ce8" table:formula="of:=IF([Original.CX10] = &quot;&quot;;&quot;&quot;;[Original.CX10]+[Original.DS10])" office:value-type="float" office:value="-116">
            <text:p>-116</text:p>
          </table:table-cell>
          <table:table-cell table:style-name="ce8" table:formula="of:=IF([Original.CY10] = &quot;&quot;;&quot;&quot;;[Original.CY10]+[Original.DT10])" office:value-type="float" office:value="-115">
            <text:p>-115</text:p>
          </table:table-cell>
          <table:table-cell table:style-name="ce8" table:formula="of:=IF([Original.CZ10] = &quot;&quot;;&quot;&quot;;[Original.CZ10]+[Original.DU10])" office:value-type="float" office:value="-114">
            <text:p>-114</text:p>
          </table:table-cell>
          <table:table-cell table:style-name="ce8" table:formula="of:=IF([Original.DA10] = &quot;&quot;;&quot;&quot;;[Original.DA10]+[Original.DV10])" office:value-type="float" office:value="-110">
            <text:p>-110</text:p>
          </table:table-cell>
          <table:table-cell table:style-name="ce8" table:formula="of:=IF([Original.DB10] = &quot;&quot;;&quot;&quot;;[Original.DB10]+[Original.DW10])" office:value-type="float" office:value="-106">
            <text:p>-106</text:p>
          </table:table-cell>
          <table:table-cell table:style-name="ce8" table:formula="of:=IF([Original.DC10] = &quot;&quot;;&quot;&quot;;[Original.DC10])" office:value-type="float" office:value="-118">
            <text:p>-118</text:p>
          </table:table-cell>
          <table:table-cell table:style-name="ce8" table:formula="of:=IF([Original.DD10] = &quot;&quot;;&quot;&quot;;[Original.DD10]+[Original.DR10])" office:value-type="float" office:value="-158.5">
            <text:p>-158,5</text:p>
          </table:table-cell>
          <table:table-cell table:style-name="ce8" table:formula="of:=IF([Original.DE10] = &quot;&quot;;&quot;&quot;;[Original.DE10]+[Original.DS10])" office:value-type="float" office:value="-158">
            <text:p>-158</text:p>
          </table:table-cell>
          <table:table-cell table:style-name="ce8" table:formula="of:=IF([Original.DF10] = &quot;&quot;;&quot;&quot;;[Original.DF10]+[Original.DT10])" office:value-type="float" office:value="-157">
            <text:p>-157</text:p>
          </table:table-cell>
          <table:table-cell table:style-name="ce8" table:formula="of:=IF([Original.DG10] = &quot;&quot;;&quot;&quot;;[Original.DG10]+[Original.DU10])" office:value-type="float" office:value="-156">
            <text:p>-156</text:p>
          </table:table-cell>
          <table:table-cell table:style-name="ce8" table:formula="of:=IF([Original.DH10] = &quot;&quot;;&quot;&quot;;[Original.DH10]+[Original.DV10])" office:value-type="float" office:value="-152">
            <text:p>-152</text:p>
          </table:table-cell>
          <table:table-cell table:style-name="ce8" table:formula="of:=IF([Original.DI10] = &quot;&quot;;&quot;&quot;;[Original.DI10]+[Original.DW10])" office:value-type="float" office:value="-148">
            <text:p>-148</text:p>
          </table:table-cell>
          <table:table-cell table:style-name="ce8" table:formula="of:=IF([Original.DJ10] = &quot;&quot;;&quot;&quot;;[Original.DJ10])" office:value-type="float" office:value="-160">
            <text:p>-160</text:p>
          </table:table-cell>
          <table:table-cell table:style-name="ce8" table:formula="of:=IF([Original.DK10] = &quot;&quot;;&quot;&quot;;[Original.DK10]+[Original.DR10])" office:value-type="float" office:value="-216.5">
            <text:p>-216,5</text:p>
          </table:table-cell>
          <table:table-cell table:style-name="ce8" table:formula="of:=IF([Original.DL10] = &quot;&quot;;&quot;&quot;;[Original.DL10]+[Original.DS10])" office:value-type="float" office:value="-216">
            <text:p>-216</text:p>
          </table:table-cell>
          <table:table-cell table:style-name="ce8" table:formula="of:=IF([Original.DM10] = &quot;&quot;;&quot;&quot;;[Original.DM10]+[Original.DT10])" office:value-type="float" office:value="-215">
            <text:p>-215</text:p>
          </table:table-cell>
          <table:table-cell table:style-name="ce8" table:formula="of:=IF([Original.DN10] = &quot;&quot;;&quot;&quot;;[Original.DN10]+[Original.DU10])" office:value-type="float" office:value="-214">
            <text:p>-214</text:p>
          </table:table-cell>
          <table:table-cell table:style-name="ce8" table:formula="of:=IF([Original.DO10] = &quot;&quot;;&quot;&quot;;[Original.DO10]+[Original.DV10])" office:value-type="float" office:value="-210">
            <text:p>-210</text:p>
          </table:table-cell>
          <table:table-cell table:style-name="ce8" table:formula="of:=IF([Original.DP10] = &quot;&quot;;&quot;&quot;;[Original.DP10]+[Original.DW10])" office:value-type="float" office:value="-206">
            <text:p>-206</text:p>
          </table:table-cell>
          <table:table-cell table:style-name="ce17" table:formula="of:=IF([Original.DQ10] = &quot;&quot;;&quot;&quot;;[Original.DQ10])" office:value-type="float" office:value="-218">
            <text:p>-218</text:p>
          </table:table-cell>
          <table:table-cell table:number-columns-repeated="820"/>
        </table:table-row>
        <table:table-row table:style-name="ro1">
          <table:table-cell table:style-name="ce21" table:formula="of:=IF([Original.A11] = &quot;&quot;;&quot;&quot;;[Original.A11])" office:value-type="float" office:value="40">
            <text:p>40</text:p>
          </table:table-cell>
          <table:table-cell table:style-name="ce8" table:formula="of:=IF([Original.B11] = &quot;&quot;;&quot;&quot;;[Original.B11])" office:value-type="float" office:value="310">
            <text:p>310</text:p>
          </table:table-cell>
          <table:table-cell table:style-name="ce8" table:formula="of:=IF([Original.C11] = &quot;&quot;;&quot;&quot;;[Original.C11])" office:value-type="float" office:value="170">
            <text:p>170</text:p>
          </table:table-cell>
          <table:table-cell table:style-name="ce8" table:formula="of:=IF([Original.D11] = &quot;&quot;;&quot;&quot;;[Original.D11])" office:value-type="float" office:value="120">
            <text:p>120</text:p>
          </table:table-cell>
          <table:table-cell table:style-name="ce8" table:formula="of:=IF([Original.E11] = &quot;&quot;;&quot;&quot;;[Original.E11])" office:value-type="string" office:string-value="u">
            <text:p>u</text:p>
          </table:table-cell>
          <table:table-cell table:style-name="ce8" table:formula="of:=IF([Original.F11] = &quot;&quot;;&quot;&quot;;[Original.F11])" office:value-type="float" office:value="80">
            <text:p>80</text:p>
          </table:table-cell>
          <table:table-cell table:style-name="ce8" table:formula="of:=IF([Original.G11] = &quot;&quot;;&quot;&quot;;[Original.G11])" office:value-type="float" office:value="50">
            <text:p>50</text:p>
          </table:table-cell>
          <table:table-cell table:style-name="ce8" table:formula="of:=IF([Original.H11] = &quot;&quot;;&quot;&quot;;[Original.H11])" office:value-type="string" office:string-value="u">
            <text:p>u</text:p>
          </table:table-cell>
          <table:table-cell table:style-name="ce8" table:formula="of:=IF([Original.I11] = &quot;&quot;;&quot;&quot;;[Original.I11])" office:value-type="float" office:value="25">
            <text:p>25</text:p>
          </table:table-cell>
          <table:table-cell table:style-name="ce8" table:formula="of:=IF([Original.J11] = &quot;&quot;;&quot;&quot;;[Original.J11])" office:value-type="string" office:string-value="u">
            <text:p>u</text:p>
          </table:table-cell>
          <table:table-cell table:style-name="ce8" table:formula="of:=IF([Original.K11] = &quot;&quot;;&quot;&quot;;[Original.K11])" office:value-type="float" office:value="9">
            <text:p>9</text:p>
          </table:table-cell>
          <table:table-cell table:style-name="ce8" table:formula="of:=IF([Original.L11] = &quot;&quot;;&quot;&quot;;[Original.L11])" office:value-type="float" office:value="0">
            <text:p>0</text:p>
          </table:table-cell>
          <table:table-cell table:style-name="ce8" table:formula="of:=IF([Original.M11] = &quot;&quot;;&quot;&quot;;[Original.M11])" office:value-type="string" office:string-value="JS">
            <text:p>JS</text:p>
          </table:table-cell>
          <table:table-cell table:style-name="ce8" table:formula="of:=IF([Original.N11] = &quot;&quot;;&quot;&quot;;[Original.N11])" office:value-type="float" office:value="10">
            <text:p>10</text:p>
          </table:table-cell>
          <table:table-cell table:style-name="ce8" table:formula="of:=IF([Original.O11] = &quot;&quot;;&quot;&quot;;[Original.O11])" office:value-type="float" office:value="14">
            <text:p>14</text:p>
          </table:table-cell>
          <table:table-cell table:style-name="ce8" table:formula="of:=IF([Original.P11] = &quot;&quot;;&quot;&quot;;[Original.P11])" office:value-type="float" office:value="24">
            <text:p>24</text:p>
          </table:table-cell>
          <table:table-cell table:style-name="ce8" table:formula="of:=IF([Original.Q11] = &quot;&quot;;&quot;&quot;;[Original.Q11]+[Original.DR11])" office:value-type="float" office:value="-0.5">
            <text:p>-0,5</text:p>
          </table:table-cell>
          <table:table-cell table:style-name="ce8" table:formula="of:=IF([Original.R11] = &quot;&quot;;&quot;&quot;;[Original.R11]+[Original.DS11])" office:value-type="float" office:value="1">
            <text:p>1</text:p>
          </table:table-cell>
          <table:table-cell table:style-name="ce8" table:formula="of:=IF([Original.S11] = &quot;&quot;;&quot;&quot;;[Original.S11]+[Original.DT11])" office:value-type="float" office:value="2">
            <text:p>2</text:p>
          </table:table-cell>
          <table:table-cell table:style-name="ce8" table:formula="of:=IF([Original.T11] = &quot;&quot;;&quot;&quot;;[Original.T11]+[Original.DU11])" office:value-type="float" office:value="3">
            <text:p>3</text:p>
          </table:table-cell>
          <table:table-cell table:style-name="ce8" table:formula="of:=IF([Original.U11] = &quot;&quot;;&quot;&quot;;[Original.U11]+[Original.DV11])" office:value-type="float" office:value="7">
            <text:p>7</text:p>
          </table:table-cell>
          <table:table-cell table:style-name="ce8" table:formula="of:=IF([Original.V11] = &quot;&quot;;&quot;&quot;;[Original.V11]+[Original.DW11])" office:value-type="float" office:value="12">
            <text:p>12</text:p>
          </table:table-cell>
          <table:table-cell table:style-name="ce8" table:formula="of:=IF([Original.W11] = &quot;&quot;;&quot;&quot;;[Original.W11])" office:value-type="string" office:string-value="u">
            <text:p>u</text:p>
          </table:table-cell>
          <table:table-cell table:style-name="ce8" table:formula="of:=IF([Original.X11] = &quot;&quot;;&quot;&quot;;[Original.X11]+[Original.DR11])" office:value-type="float" office:value="-7.5">
            <text:p>-7,5</text:p>
          </table:table-cell>
          <table:table-cell table:style-name="ce8" table:formula="of:=IF([Original.Y11] = &quot;&quot;;&quot;&quot;;[Original.Y11]+[Original.DS11])" office:value-type="float" office:value="-6">
            <text:p>-6</text:p>
          </table:table-cell>
          <table:table-cell table:style-name="ce8" table:formula="of:=IF([Original.Z11] = &quot;&quot;;&quot;&quot;;[Original.Z11]+[Original.DT11])" office:value-type="float" office:value="-5">
            <text:p>-5</text:p>
          </table:table-cell>
          <table:table-cell table:style-name="ce8" table:formula="of:=IF([Original.AA11] = &quot;&quot;;&quot;&quot;;[Original.AA11]+[Original.DU11])" office:value-type="float" office:value="-4">
            <text:p>-4</text:p>
          </table:table-cell>
          <table:table-cell table:style-name="ce8" table:formula="of:=IF([Original.AB11] = &quot;&quot;;&quot;&quot;;[Original.AB11]+[Original.DV11])" office:value-type="float" office:value="0">
            <text:p>0</text:p>
          </table:table-cell>
          <table:table-cell table:style-name="ce8" table:formula="of:=IF([Original.AC11] = &quot;&quot;;&quot;&quot;;[Original.AC11]+[Original.DW11])" office:value-type="float" office:value="5">
            <text:p>5</text:p>
          </table:table-cell>
          <table:table-cell table:style-name="ce8" table:formula="of:=IF([Original.AD11] = &quot;&quot;;&quot;&quot;;[Original.AD11])" office:value-type="float" office:value="-9">
            <text:p>-9</text:p>
          </table:table-cell>
          <table:table-cell table:style-name="ce8" table:formula="of:=IF([Original.AE11] = &quot;&quot;;&quot;&quot;;[Original.AE11]+[Original.DR11])" office:value-type="float" office:value="-15.5">
            <text:p>-15,5</text:p>
          </table:table-cell>
          <table:table-cell table:style-name="ce8" table:formula="of:=IF([Original.AF11] = &quot;&quot;;&quot;&quot;;[Original.AF11]+[Original.DS11])" office:value-type="float" office:value="-14">
            <text:p>-14</text:p>
          </table:table-cell>
          <table:table-cell table:style-name="ce8" table:formula="of:=IF([Original.AG11] = &quot;&quot;;&quot;&quot;;[Original.AG11]+[Original.DT11])" office:value-type="float" office:value="-13">
            <text:p>-13</text:p>
          </table:table-cell>
          <table:table-cell table:style-name="ce8" table:formula="of:=IF([Original.AH11] = &quot;&quot;;&quot;&quot;;[Original.AH11]+[Original.DU11])" office:value-type="float" office:value="-12">
            <text:p>-12</text:p>
          </table:table-cell>
          <table:table-cell table:style-name="ce8" table:formula="of:=IF([Original.AI11] = &quot;&quot;;&quot;&quot;;[Original.AI11]+[Original.DV11])" office:value-type="float" office:value="-8">
            <text:p>-8</text:p>
          </table:table-cell>
          <table:table-cell table:style-name="ce8" table:formula="of:=IF([Original.AJ11] = &quot;&quot;;&quot;&quot;;[Original.AJ11]+[Original.DW11])" office:value-type="float" office:value="-3">
            <text:p>-3</text:p>
          </table:table-cell>
          <table:table-cell table:style-name="ce8" table:formula="of:=IF([Original.AK11] = &quot;&quot;;&quot;&quot;;[Original.AK11])" office:value-type="float" office:value="0">
            <text:p>0</text:p>
          </table:table-cell>
          <table:table-cell table:style-name="ce8" table:formula="of:=IF([Original.AL11] = &quot;&quot;;&quot;&quot;;[Original.AL11]+[Original.DR11])" office:value-type="float" office:value="-24.5">
            <text:p>-24,5</text:p>
          </table:table-cell>
          <table:table-cell table:style-name="ce8" table:formula="of:=IF([Original.AM11] = &quot;&quot;;&quot;&quot;;[Original.AM11]+[Original.DS11])" office:value-type="float" office:value="-23">
            <text:p>-23</text:p>
          </table:table-cell>
          <table:table-cell table:style-name="ce8" table:formula="of:=IF([Original.AN11] = &quot;&quot;;&quot;&quot;;[Original.AN11]+[Original.DT11])" office:value-type="float" office:value="-22">
            <text:p>-22</text:p>
          </table:table-cell>
          <table:table-cell table:style-name="ce8" table:formula="of:=IF([Original.AO11] = &quot;&quot;;&quot;&quot;;[Original.AO11]+[Original.DU11])" office:value-type="float" office:value="-21">
            <text:p>-21</text:p>
          </table:table-cell>
          <table:table-cell table:style-name="ce8" table:formula="of:=IF([Original.AP11] = &quot;&quot;;&quot;&quot;;[Original.AP11]+[Original.DV11])" office:value-type="float" office:value="-17">
            <text:p>-17</text:p>
          </table:table-cell>
          <table:table-cell table:style-name="ce8" table:formula="of:=IF([Original.AQ11] = &quot;&quot;;&quot;&quot;;[Original.AQ11]+[Original.DW11])" office:value-type="float" office:value="-12">
            <text:p>-12</text:p>
          </table:table-cell>
          <table:table-cell table:style-name="ce8" table:formula="of:=IF([Original.AR11] = &quot;&quot;;&quot;&quot;;[Original.AR11])" office:value-type="float" office:value="-26">
            <text:p>-26</text:p>
          </table:table-cell>
          <table:table-cell table:style-name="ce8" table:formula="of:=IF([Original.AS11] = &quot;&quot;;&quot;&quot;;[Original.AS11]+[Original.DR11])" office:value-type="float" office:value="-32.5">
            <text:p>-32,5</text:p>
          </table:table-cell>
          <table:table-cell table:style-name="ce8" table:formula="of:=IF([Original.AT11] = &quot;&quot;;&quot;&quot;;[Original.AT11]+[Original.DS11])" office:value-type="float" office:value="-31">
            <text:p>-31</text:p>
          </table:table-cell>
          <table:table-cell table:style-name="ce8" table:formula="of:=IF([Original.AU11] = &quot;&quot;;&quot;&quot;;[Original.AU11]+[Original.DT11])" office:value-type="float" office:value="-30">
            <text:p>-30</text:p>
          </table:table-cell>
          <table:table-cell table:style-name="ce8" table:formula="of:=IF([Original.AV11] = &quot;&quot;;&quot;&quot;;[Original.AV11]+[Original.DU11])" office:value-type="float" office:value="-29">
            <text:p>-29</text:p>
          </table:table-cell>
          <table:table-cell table:style-name="ce8" table:formula="of:=IF([Original.AW11] = &quot;&quot;;&quot;&quot;;[Original.AW11]+[Original.DV11])" office:value-type="float" office:value="-25">
            <text:p>-25</text:p>
          </table:table-cell>
          <table:table-cell table:style-name="ce8" table:formula="of:=IF([Original.AX11] = &quot;&quot;;&quot;&quot;;[Original.AX11]+[Original.DW11])" office:value-type="float" office:value="-20">
            <text:p>-20</text:p>
          </table:table-cell>
          <table:table-cell table:style-name="ce8" table:formula="of:=IF([Original.AY11] = &quot;&quot;;&quot;&quot;;[Original.AY11])" office:value-type="float" office:value="-34">
            <text:p>-34</text:p>
          </table:table-cell>
          <table:table-cell table:style-name="ce8" table:formula="of:=IF([Original.AZ11] = &quot;&quot;;&quot;&quot;;[Original.AZ11]+[Original.DR11])" office:value-type="float" office:value="-41.5">
            <text:p>-41,5</text:p>
          </table:table-cell>
          <table:table-cell table:style-name="ce8" table:formula="of:=IF([Original.BA11] = &quot;&quot;;&quot;&quot;;[Original.BA11]+[Original.DS11])" office:value-type="float" office:value="-40">
            <text:p>-40</text:p>
          </table:table-cell>
          <table:table-cell table:style-name="ce8" table:formula="of:=IF([Original.BB11] = &quot;&quot;;&quot;&quot;;[Original.BB11]+[Original.DT11])" office:value-type="float" office:value="-39">
            <text:p>-39</text:p>
          </table:table-cell>
          <table:table-cell table:style-name="ce8" table:formula="of:=IF([Original.BC11] = &quot;&quot;;&quot;&quot;;[Original.BC11]+[Original.DU11])" office:value-type="float" office:value="-38">
            <text:p>-38</text:p>
          </table:table-cell>
          <table:table-cell table:style-name="ce8" table:formula="of:=IF([Original.BD11] = &quot;&quot;;&quot;&quot;;[Original.BD11]+[Original.DV11])" office:value-type="float" office:value="-34">
            <text:p>-34</text:p>
          </table:table-cell>
          <table:table-cell table:style-name="ce8" table:formula="of:=IF([Original.BE11] = &quot;&quot;;&quot;&quot;;[Original.BE11]+[Original.DW11])" office:value-type="float" office:value="-29">
            <text:p>-29</text:p>
          </table:table-cell>
          <table:table-cell table:style-name="ce8" table:formula="of:=IF([Original.BF11] = &quot;&quot;;&quot;&quot;;[Original.BF11])" office:value-type="float" office:value="-43">
            <text:p>-43</text:p>
          </table:table-cell>
          <table:table-cell table:style-name="ce8" table:formula="of:=IF([Original.BG11] = &quot;&quot;;&quot;&quot;;[Original.BG11]+[Original.DR11])" office:value-type="float" office:value="-46.5">
            <text:p>-46,5</text:p>
          </table:table-cell>
          <table:table-cell table:style-name="ce8" table:formula="of:=IF([Original.BH11] = &quot;&quot;;&quot;&quot;;[Original.BH11]+[Original.DS11])" office:value-type="float" office:value="-45">
            <text:p>-45</text:p>
          </table:table-cell>
          <table:table-cell table:style-name="ce8" table:formula="of:=IF([Original.BI11] = &quot;&quot;;&quot;&quot;;[Original.BI11]+[Original.DT11])" office:value-type="float" office:value="-44">
            <text:p>-44</text:p>
          </table:table-cell>
          <table:table-cell table:style-name="ce8" table:formula="of:=IF([Original.BJ11] = &quot;&quot;;&quot;&quot;;[Original.BJ11]+[Original.DU11])" office:value-type="float" office:value="-43">
            <text:p>-43</text:p>
          </table:table-cell>
          <table:table-cell table:style-name="ce8" table:formula="of:=IF([Original.BK11] = &quot;&quot;;&quot;&quot;;[Original.BK11]+[Original.DV11])" office:value-type="float" office:value="-39">
            <text:p>-39</text:p>
          </table:table-cell>
          <table:table-cell table:style-name="ce8" table:formula="of:=IF([Original.BL11] = &quot;&quot;;&quot;&quot;;[Original.BL11]+[Original.DW11])" office:value-type="float" office:value="-34">
            <text:p>-34</text:p>
          </table:table-cell>
          <table:table-cell table:style-name="ce8" table:formula="of:=IF([Original.BM11] = &quot;&quot;;&quot;&quot;;[Original.BM11])" office:value-type="float" office:value="-48">
            <text:p>-48</text:p>
          </table:table-cell>
          <table:table-cell table:style-name="ce8" table:formula="of:=IF([Original.BN11] = &quot;&quot;;&quot;&quot;;[Original.BN11]+[Original.DR11])" office:value-type="float" office:value="-58.5">
            <text:p>-58,5</text:p>
          </table:table-cell>
          <table:table-cell table:style-name="ce8" table:formula="of:=IF([Original.BO11] = &quot;&quot;;&quot;&quot;;[Original.BO11]+[Original.DS11])" office:value-type="float" office:value="-57">
            <text:p>-57</text:p>
          </table:table-cell>
          <table:table-cell table:style-name="ce8" table:formula="of:=IF([Original.BP11] = &quot;&quot;;&quot;&quot;;[Original.BP11]+[Original.DT11])" office:value-type="float" office:value="-56">
            <text:p>-56</text:p>
          </table:table-cell>
          <table:table-cell table:style-name="ce8" table:formula="of:=IF([Original.BQ11] = &quot;&quot;;&quot;&quot;;[Original.BQ11]+[Original.DU11])" office:value-type="float" office:value="-55">
            <text:p>-55</text:p>
          </table:table-cell>
          <table:table-cell table:style-name="ce8" table:formula="of:=IF([Original.BR11] = &quot;&quot;;&quot;&quot;;[Original.BR11]+[Original.DV11])" office:value-type="float" office:value="-51">
            <text:p>-51</text:p>
          </table:table-cell>
          <table:table-cell table:style-name="ce8" table:formula="of:=IF([Original.BS11] = &quot;&quot;;&quot;&quot;;[Original.BS11]+[Original.DW11])" office:value-type="float" office:value="-46">
            <text:p>-46</text:p>
          </table:table-cell>
          <table:table-cell table:style-name="ce8" table:formula="of:=IF([Original.BT11] = &quot;&quot;;&quot;&quot;;[Original.BT11])" office:value-type="float" office:value="-60">
            <text:p>-60</text:p>
          </table:table-cell>
          <table:table-cell table:style-name="ce8" table:formula="of:=IF([Original.BU11] = &quot;&quot;;&quot;&quot;;[Original.BU11]+[Original.DR11])" office:value-type="float" office:value="-66.5">
            <text:p>-66,5</text:p>
          </table:table-cell>
          <table:table-cell table:style-name="ce8" table:formula="of:=IF([Original.BV11] = &quot;&quot;;&quot;&quot;;[Original.BV11]+[Original.DS11])" office:value-type="float" office:value="-65">
            <text:p>-65</text:p>
          </table:table-cell>
          <table:table-cell table:style-name="ce8" table:formula="of:=IF([Original.BW11] = &quot;&quot;;&quot;&quot;;[Original.BW11]+[Original.DT11])" office:value-type="float" office:value="-64">
            <text:p>-64</text:p>
          </table:table-cell>
          <table:table-cell table:style-name="ce8" table:formula="of:=IF([Original.BX11] = &quot;&quot;;&quot;&quot;;[Original.BX11]+[Original.DU11])" office:value-type="float" office:value="-63">
            <text:p>-63</text:p>
          </table:table-cell>
          <table:table-cell table:style-name="ce8" table:formula="of:=IF([Original.BY11] = &quot;&quot;;&quot;&quot;;[Original.BY11]+[Original.DV11])" office:value-type="float" office:value="-59">
            <text:p>-59</text:p>
          </table:table-cell>
          <table:table-cell table:style-name="ce8" table:formula="of:=IF([Original.BZ11] = &quot;&quot;;&quot;&quot;;[Original.BZ11]+[Original.DW11])" office:value-type="float" office:value="-54">
            <text:p>-54</text:p>
          </table:table-cell>
          <table:table-cell table:style-name="ce8" table:formula="of:=IF([Original.CA11] = &quot;&quot;;&quot;&quot;;[Original.CA11])" office:value-type="float" office:value="-68">
            <text:p>-68</text:p>
          </table:table-cell>
          <table:table-cell table:style-name="ce8" table:formula="of:=IF([Original.CB11] = &quot;&quot;;&quot;&quot;;[Original.CB11]+[Original.DR11])" office:value-type="float" office:value="-78.5">
            <text:p>-78,5</text:p>
          </table:table-cell>
          <table:table-cell table:style-name="ce8" table:formula="of:=IF([Original.CC11] = &quot;&quot;;&quot;&quot;;[Original.CC11]+[Original.DS11])" office:value-type="float" office:value="-77">
            <text:p>-77</text:p>
          </table:table-cell>
          <table:table-cell table:style-name="ce8" table:formula="of:=IF([Original.CD11] = &quot;&quot;;&quot;&quot;;[Original.CD11]+[Original.DT11])" office:value-type="float" office:value="-76">
            <text:p>-76</text:p>
          </table:table-cell>
          <table:table-cell table:style-name="ce8" table:formula="of:=IF([Original.CE11] = &quot;&quot;;&quot;&quot;;[Original.CE11]+[Original.DU11])" office:value-type="float" office:value="-75">
            <text:p>-75</text:p>
          </table:table-cell>
          <table:table-cell table:style-name="ce8" table:formula="of:=IF([Original.CF11] = &quot;&quot;;&quot;&quot;;[Original.CF11]+[Original.DV11])" office:value-type="float" office:value="-71">
            <text:p>-71</text:p>
          </table:table-cell>
          <table:table-cell table:style-name="ce8" table:formula="of:=IF([Original.CG11] = &quot;&quot;;&quot;&quot;;[Original.CG11]+[Original.DW11])" office:value-type="float" office:value="-66">
            <text:p>-66</text:p>
          </table:table-cell>
          <table:table-cell table:style-name="ce8" table:formula="of:=IF([Original.CH11] = &quot;&quot;;&quot;&quot;;[Original.CH11])" office:value-type="float" office:value="-80">
            <text:p>-80</text:p>
          </table:table-cell>
          <table:table-cell table:style-name="ce8" table:formula="of:=IF([Original.CI11] = &quot;&quot;;&quot;&quot;;[Original.CI11]+[Original.DR11])" office:value-type="float" office:value="-92.5">
            <text:p>-92,5</text:p>
          </table:table-cell>
          <table:table-cell table:style-name="ce8" table:formula="of:=IF([Original.CJ11] = &quot;&quot;;&quot;&quot;;[Original.CJ11]+[Original.DS11])" office:value-type="float" office:value="-91">
            <text:p>-91</text:p>
          </table:table-cell>
          <table:table-cell table:style-name="ce8" table:formula="of:=IF([Original.CK11] = &quot;&quot;;&quot;&quot;;[Original.CK11]+[Original.DT11])" office:value-type="float" office:value="-90">
            <text:p>-90</text:p>
          </table:table-cell>
          <table:table-cell table:style-name="ce8" table:formula="of:=IF([Original.CL11] = &quot;&quot;;&quot;&quot;;[Original.CL11]+[Original.DU11])" office:value-type="float" office:value="-89">
            <text:p>-89</text:p>
          </table:table-cell>
          <table:table-cell table:style-name="ce8" table:formula="of:=IF([Original.CM11] = &quot;&quot;;&quot;&quot;;[Original.CM11]+[Original.DV11])" office:value-type="float" office:value="-85">
            <text:p>-85</text:p>
          </table:table-cell>
          <table:table-cell table:style-name="ce8" table:formula="of:=IF([Original.CN11] = &quot;&quot;;&quot;&quot;;[Original.CN11]+[Original.DW11])" office:value-type="float" office:value="-80">
            <text:p>-80</text:p>
          </table:table-cell>
          <table:table-cell table:style-name="ce8" table:formula="of:=IF([Original.CO11] = &quot;&quot;;&quot;&quot;;[Original.CO11])" office:value-type="float" office:value="-94">
            <text:p>-94</text:p>
          </table:table-cell>
          <table:table-cell table:style-name="ce8" table:formula="of:=IF([Original.CP11] = &quot;&quot;;&quot;&quot;;[Original.CP11]+[Original.DR11])" office:value-type="float" office:value="-110.5">
            <text:p>-110,5</text:p>
          </table:table-cell>
          <table:table-cell table:style-name="ce8" table:formula="of:=IF([Original.CQ11] = &quot;&quot;;&quot;&quot;;[Original.CQ11]+[Original.DS11])" office:value-type="float" office:value="-109">
            <text:p>-109</text:p>
          </table:table-cell>
          <table:table-cell table:style-name="ce8" table:formula="of:=IF([Original.CR11] = &quot;&quot;;&quot;&quot;;[Original.CR11]+[Original.DT11])" office:value-type="float" office:value="-108">
            <text:p>-108</text:p>
          </table:table-cell>
          <table:table-cell table:style-name="ce8" table:formula="of:=IF([Original.CS11] = &quot;&quot;;&quot;&quot;;[Original.CS11]+[Original.DU11])" office:value-type="float" office:value="-107">
            <text:p>-107</text:p>
          </table:table-cell>
          <table:table-cell table:style-name="ce8" table:formula="of:=IF([Original.CT11] = &quot;&quot;;&quot;&quot;;[Original.CT11]+[Original.DV11])" office:value-type="float" office:value="-103">
            <text:p>-103</text:p>
          </table:table-cell>
          <table:table-cell table:style-name="ce8" table:formula="of:=IF([Original.CU11] = &quot;&quot;;&quot;&quot;;[Original.CU11]+[Original.DW11])" office:value-type="float" office:value="-98">
            <text:p>-98</text:p>
          </table:table-cell>
          <table:table-cell table:style-name="ce8" table:formula="of:=IF([Original.CV11] = &quot;&quot;;&quot;&quot;;[Original.CV11])" office:value-type="float" office:value="-112">
            <text:p>-112</text:p>
          </table:table-cell>
          <table:table-cell table:style-name="ce8" table:formula="of:=IF([Original.CW11] = &quot;&quot;;&quot;&quot;;[Original.CW11]+[Original.DR11])" office:value-type="float" office:value="-146.5">
            <text:p>-146,5</text:p>
          </table:table-cell>
          <table:table-cell table:style-name="ce8" table:formula="of:=IF([Original.CX11] = &quot;&quot;;&quot;&quot;;[Original.CX11]+[Original.DS11])" office:value-type="float" office:value="-145">
            <text:p>-145</text:p>
          </table:table-cell>
          <table:table-cell table:style-name="ce8" table:formula="of:=IF([Original.CY11] = &quot;&quot;;&quot;&quot;;[Original.CY11]+[Original.DT11])" office:value-type="float" office:value="-144">
            <text:p>-144</text:p>
          </table:table-cell>
          <table:table-cell table:style-name="ce8" table:formula="of:=IF([Original.CZ11] = &quot;&quot;;&quot;&quot;;[Original.CZ11]+[Original.DU11])" office:value-type="float" office:value="-143">
            <text:p>-143</text:p>
          </table:table-cell>
          <table:table-cell table:style-name="ce8" table:formula="of:=IF([Original.DA11] = &quot;&quot;;&quot;&quot;;[Original.DA11]+[Original.DV11])" office:value-type="float" office:value="-139">
            <text:p>-139</text:p>
          </table:table-cell>
          <table:table-cell table:style-name="ce8" table:formula="of:=IF([Original.DB11] = &quot;&quot;;&quot;&quot;;[Original.DB11]+[Original.DW11])" office:value-type="float" office:value="-134">
            <text:p>-134</text:p>
          </table:table-cell>
          <table:table-cell table:style-name="ce8" table:formula="of:=IF([Original.DC11] = &quot;&quot;;&quot;&quot;;[Original.DC11])" office:value-type="float" office:value="-148">
            <text:p>-148</text:p>
          </table:table-cell>
          <table:table-cell table:style-name="ce8" table:formula="of:=IF([Original.DD11] = &quot;&quot;;&quot;&quot;;[Original.DD11]+[Original.DR11])" office:value-type="float" office:value="-198.5">
            <text:p>-198,5</text:p>
          </table:table-cell>
          <table:table-cell table:style-name="ce8" table:formula="of:=IF([Original.DE11] = &quot;&quot;;&quot;&quot;;[Original.DE11]+[Original.DS11])" office:value-type="float" office:value="-197">
            <text:p>-197</text:p>
          </table:table-cell>
          <table:table-cell table:style-name="ce8" table:formula="of:=IF([Original.DF11] = &quot;&quot;;&quot;&quot;;[Original.DF11]+[Original.DT11])" office:value-type="float" office:value="-196">
            <text:p>-196</text:p>
          </table:table-cell>
          <table:table-cell table:style-name="ce8" table:formula="of:=IF([Original.DG11] = &quot;&quot;;&quot;&quot;;[Original.DG11]+[Original.DU11])" office:value-type="float" office:value="-195">
            <text:p>-195</text:p>
          </table:table-cell>
          <table:table-cell table:style-name="ce8" table:formula="of:=IF([Original.DH11] = &quot;&quot;;&quot;&quot;;[Original.DH11]+[Original.DV11])" office:value-type="float" office:value="-191">
            <text:p>-191</text:p>
          </table:table-cell>
          <table:table-cell table:style-name="ce8" table:formula="of:=IF([Original.DI11] = &quot;&quot;;&quot;&quot;;[Original.DI11]+[Original.DW11])" office:value-type="float" office:value="-186">
            <text:p>-186</text:p>
          </table:table-cell>
          <table:table-cell table:style-name="ce8" table:formula="of:=IF([Original.DJ11] = &quot;&quot;;&quot;&quot;;[Original.DJ11])" office:value-type="float" office:value="-200">
            <text:p>-200</text:p>
          </table:table-cell>
          <table:table-cell table:style-name="ce8" table:formula="of:=IF([Original.DK11] = &quot;&quot;;&quot;&quot;;[Original.DK11]+[Original.DR11])" office:value-type="float" office:value="-272.5">
            <text:p>-272,5</text:p>
          </table:table-cell>
          <table:table-cell table:style-name="ce8" table:formula="of:=IF([Original.DL11] = &quot;&quot;;&quot;&quot;;[Original.DL11]+[Original.DS11])" office:value-type="float" office:value="-271">
            <text:p>-271</text:p>
          </table:table-cell>
          <table:table-cell table:style-name="ce8" table:formula="of:=IF([Original.DM11] = &quot;&quot;;&quot;&quot;;[Original.DM11]+[Original.DT11])" office:value-type="float" office:value="-270">
            <text:p>-270</text:p>
          </table:table-cell>
          <table:table-cell table:style-name="ce8" table:formula="of:=IF([Original.DN11] = &quot;&quot;;&quot;&quot;;[Original.DN11]+[Original.DU11])" office:value-type="float" office:value="-269">
            <text:p>-269</text:p>
          </table:table-cell>
          <table:table-cell table:style-name="ce8" table:formula="of:=IF([Original.DO11] = &quot;&quot;;&quot;&quot;;[Original.DO11]+[Original.DV11])" office:value-type="float" office:value="-265">
            <text:p>-265</text:p>
          </table:table-cell>
          <table:table-cell table:style-name="ce8" table:formula="of:=IF([Original.DP11] = &quot;&quot;;&quot;&quot;;[Original.DP11]+[Original.DW11])" office:value-type="float" office:value="-260">
            <text:p>-260</text:p>
          </table:table-cell>
          <table:table-cell table:style-name="ce17" table:formula="of:=IF([Original.DQ11] = &quot;&quot;;&quot;&quot;;[Original.DQ11])" office:value-type="float" office:value="-274">
            <text:p>-274</text:p>
          </table:table-cell>
          <table:table-cell table:number-columns-repeated="820"/>
        </table:table-row>
        <table:table-row table:style-name="ro1">
          <table:table-cell table:style-name="ce21" table:formula="of:=IF([Original.A12] = &quot;&quot;;&quot;&quot;;[Original.A12])" office:value-type="float" office:value="50">
            <text:p>50</text:p>
          </table:table-cell>
          <table:table-cell table:style-name="ce8" table:formula="of:=IF([Original.B12] = &quot;&quot;;&quot;&quot;;[Original.B12])" office:value-type="float" office:value="320">
            <text:p>320</text:p>
          </table:table-cell>
          <table:table-cell table:style-name="ce8" table:formula="of:=IF([Original.C12] = &quot;&quot;;&quot;&quot;;[Original.C12])" office:value-type="float" office:value="180">
            <text:p>180</text:p>
          </table:table-cell>
          <table:table-cell table:style-name="ce8" table:formula="of:=IF([Original.D12] = &quot;&quot;;&quot;&quot;;[Original.D12])" office:value-type="float" office:value="130">
            <text:p>130</text:p>
          </table:table-cell>
          <table:table-cell table:style-name="ce8" table:formula="of:=IF([Original.E12] = &quot;&quot;;&quot;&quot;;[Original.E12])" office:value-type="string" office:string-value="u">
            <text:p>u</text:p>
          </table:table-cell>
          <table:table-cell table:style-name="ce8" table:formula="of:=IF([Original.F12] = &quot;&quot;;&quot;&quot;;[Original.F12])" office:value-type="float" office:value="80">
            <text:p>80</text:p>
          </table:table-cell>
          <table:table-cell table:style-name="ce8" table:formula="of:=IF([Original.G12] = &quot;&quot;;&quot;&quot;;[Original.G12])" office:value-type="float" office:value="50">
            <text:p>50</text:p>
          </table:table-cell>
          <table:table-cell table:style-name="ce8" table:formula="of:=IF([Original.H12] = &quot;&quot;;&quot;&quot;;[Original.H12])" office:value-type="string" office:string-value="u">
            <text:p>u</text:p>
          </table:table-cell>
          <table:table-cell table:style-name="ce8" table:formula="of:=IF([Original.I12] = &quot;&quot;;&quot;&quot;;[Original.I12])" office:value-type="float" office:value="25">
            <text:p>25</text:p>
          </table:table-cell>
          <table:table-cell table:style-name="ce8" table:formula="of:=IF([Original.J12] = &quot;&quot;;&quot;&quot;;[Original.J12])" office:value-type="string" office:string-value="u">
            <text:p>u</text:p>
          </table:table-cell>
          <table:table-cell table:style-name="ce8" table:formula="of:=IF([Original.K12] = &quot;&quot;;&quot;&quot;;[Original.K12])" office:value-type="float" office:value="9">
            <text:p>9</text:p>
          </table:table-cell>
          <table:table-cell table:style-name="ce8" table:formula="of:=IF([Original.L12] = &quot;&quot;;&quot;&quot;;[Original.L12])" office:value-type="float" office:value="0">
            <text:p>0</text:p>
          </table:table-cell>
          <table:table-cell table:style-name="ce8" table:formula="of:=IF([Original.M12] = &quot;&quot;;&quot;&quot;;[Original.M12])" office:value-type="string" office:string-value="JS">
            <text:p>JS</text:p>
          </table:table-cell>
          <table:table-cell table:style-name="ce8" table:formula="of:=IF([Original.N12] = &quot;&quot;;&quot;&quot;;[Original.N12])" office:value-type="float" office:value="10">
            <text:p>10</text:p>
          </table:table-cell>
          <table:table-cell table:style-name="ce8" table:formula="of:=IF([Original.O12] = &quot;&quot;;&quot;&quot;;[Original.O12])" office:value-type="float" office:value="14">
            <text:p>14</text:p>
          </table:table-cell>
          <table:table-cell table:style-name="ce8" table:formula="of:=IF([Original.P12] = &quot;&quot;;&quot;&quot;;[Original.P12])" office:value-type="float" office:value="24">
            <text:p>24</text:p>
          </table:table-cell>
          <table:table-cell table:style-name="ce8" table:formula="of:=IF([Original.Q12] = &quot;&quot;;&quot;&quot;;[Original.Q12]+[Original.DR12])" office:value-type="float" office:value="-0.5">
            <text:p>-0,5</text:p>
          </table:table-cell>
          <table:table-cell table:style-name="ce8" table:formula="of:=IF([Original.R12] = &quot;&quot;;&quot;&quot;;[Original.R12]+[Original.DS12])" office:value-type="float" office:value="1">
            <text:p>1</text:p>
          </table:table-cell>
          <table:table-cell table:style-name="ce8" table:formula="of:=IF([Original.S12] = &quot;&quot;;&quot;&quot;;[Original.S12]+[Original.DT12])" office:value-type="float" office:value="2">
            <text:p>2</text:p>
          </table:table-cell>
          <table:table-cell table:style-name="ce8" table:formula="of:=IF([Original.T12] = &quot;&quot;;&quot;&quot;;[Original.T12]+[Original.DU12])" office:value-type="float" office:value="3">
            <text:p>3</text:p>
          </table:table-cell>
          <table:table-cell table:style-name="ce8" table:formula="of:=IF([Original.U12] = &quot;&quot;;&quot;&quot;;[Original.U12]+[Original.DV12])" office:value-type="float" office:value="7">
            <text:p>7</text:p>
          </table:table-cell>
          <table:table-cell table:style-name="ce8" table:formula="of:=IF([Original.V12] = &quot;&quot;;&quot;&quot;;[Original.V12]+[Original.DW12])" office:value-type="float" office:value="12">
            <text:p>12</text:p>
          </table:table-cell>
          <table:table-cell table:style-name="ce8" table:formula="of:=IF([Original.W12] = &quot;&quot;;&quot;&quot;;[Original.W12])" office:value-type="string" office:string-value="u">
            <text:p>u</text:p>
          </table:table-cell>
          <table:table-cell table:style-name="ce8" table:formula="of:=IF([Original.X12] = &quot;&quot;;&quot;&quot;;[Original.X12]+[Original.DR12])" office:value-type="float" office:value="-7.5">
            <text:p>-7,5</text:p>
          </table:table-cell>
          <table:table-cell table:style-name="ce8" table:formula="of:=IF([Original.Y12] = &quot;&quot;;&quot;&quot;;[Original.Y12]+[Original.DS12])" office:value-type="float" office:value="-6">
            <text:p>-6</text:p>
          </table:table-cell>
          <table:table-cell table:style-name="ce8" table:formula="of:=IF([Original.Z12] = &quot;&quot;;&quot;&quot;;[Original.Z12]+[Original.DT12])" office:value-type="float" office:value="-5">
            <text:p>-5</text:p>
          </table:table-cell>
          <table:table-cell table:style-name="ce8" table:formula="of:=IF([Original.AA12] = &quot;&quot;;&quot;&quot;;[Original.AA12]+[Original.DU12])" office:value-type="float" office:value="-4">
            <text:p>-4</text:p>
          </table:table-cell>
          <table:table-cell table:style-name="ce8" table:formula="of:=IF([Original.AB12] = &quot;&quot;;&quot;&quot;;[Original.AB12]+[Original.DV12])" office:value-type="float" office:value="0">
            <text:p>0</text:p>
          </table:table-cell>
          <table:table-cell table:style-name="ce8" table:formula="of:=IF([Original.AC12] = &quot;&quot;;&quot;&quot;;[Original.AC12]+[Original.DW12])" office:value-type="float" office:value="5">
            <text:p>5</text:p>
          </table:table-cell>
          <table:table-cell table:style-name="ce8" table:formula="of:=IF([Original.AD12] = &quot;&quot;;&quot;&quot;;[Original.AD12])" office:value-type="float" office:value="-9">
            <text:p>-9</text:p>
          </table:table-cell>
          <table:table-cell table:style-name="ce8" table:formula="of:=IF([Original.AE12] = &quot;&quot;;&quot;&quot;;[Original.AE12]+[Original.DR12])" office:value-type="float" office:value="-15.5">
            <text:p>-15,5</text:p>
          </table:table-cell>
          <table:table-cell table:style-name="ce8" table:formula="of:=IF([Original.AF12] = &quot;&quot;;&quot;&quot;;[Original.AF12]+[Original.DS12])" office:value-type="float" office:value="-14">
            <text:p>-14</text:p>
          </table:table-cell>
          <table:table-cell table:style-name="ce8" table:formula="of:=IF([Original.AG12] = &quot;&quot;;&quot;&quot;;[Original.AG12]+[Original.DT12])" office:value-type="float" office:value="-13">
            <text:p>-13</text:p>
          </table:table-cell>
          <table:table-cell table:style-name="ce8" table:formula="of:=IF([Original.AH12] = &quot;&quot;;&quot;&quot;;[Original.AH12]+[Original.DU12])" office:value-type="float" office:value="-12">
            <text:p>-12</text:p>
          </table:table-cell>
          <table:table-cell table:style-name="ce8" table:formula="of:=IF([Original.AI12] = &quot;&quot;;&quot;&quot;;[Original.AI12]+[Original.DV12])" office:value-type="float" office:value="-8">
            <text:p>-8</text:p>
          </table:table-cell>
          <table:table-cell table:style-name="ce8" table:formula="of:=IF([Original.AJ12] = &quot;&quot;;&quot;&quot;;[Original.AJ12]+[Original.DW12])" office:value-type="float" office:value="-3">
            <text:p>-3</text:p>
          </table:table-cell>
          <table:table-cell table:style-name="ce8" table:formula="of:=IF([Original.AK12] = &quot;&quot;;&quot;&quot;;[Original.AK12])" office:value-type="float" office:value="0">
            <text:p>0</text:p>
          </table:table-cell>
          <table:table-cell table:style-name="ce8" table:formula="of:=IF([Original.AL12] = &quot;&quot;;&quot;&quot;;[Original.AL12]+[Original.DR12])" office:value-type="float" office:value="-24.5">
            <text:p>-24,5</text:p>
          </table:table-cell>
          <table:table-cell table:style-name="ce8" table:formula="of:=IF([Original.AM12] = &quot;&quot;;&quot;&quot;;[Original.AM12]+[Original.DS12])" office:value-type="float" office:value="-23">
            <text:p>-23</text:p>
          </table:table-cell>
          <table:table-cell table:style-name="ce8" table:formula="of:=IF([Original.AN12] = &quot;&quot;;&quot;&quot;;[Original.AN12]+[Original.DT12])" office:value-type="float" office:value="-22">
            <text:p>-22</text:p>
          </table:table-cell>
          <table:table-cell table:style-name="ce8" table:formula="of:=IF([Original.AO12] = &quot;&quot;;&quot;&quot;;[Original.AO12]+[Original.DU12])" office:value-type="float" office:value="-21">
            <text:p>-21</text:p>
          </table:table-cell>
          <table:table-cell table:style-name="ce8" table:formula="of:=IF([Original.AP12] = &quot;&quot;;&quot;&quot;;[Original.AP12]+[Original.DV12])" office:value-type="float" office:value="-17">
            <text:p>-17</text:p>
          </table:table-cell>
          <table:table-cell table:style-name="ce8" table:formula="of:=IF([Original.AQ12] = &quot;&quot;;&quot;&quot;;[Original.AQ12]+[Original.DW12])" office:value-type="float" office:value="-12">
            <text:p>-12</text:p>
          </table:table-cell>
          <table:table-cell table:style-name="ce8" table:formula="of:=IF([Original.AR12] = &quot;&quot;;&quot;&quot;;[Original.AR12])" office:value-type="float" office:value="-26">
            <text:p>-26</text:p>
          </table:table-cell>
          <table:table-cell table:style-name="ce8" table:formula="of:=IF([Original.AS12] = &quot;&quot;;&quot;&quot;;[Original.AS12]+[Original.DR12])" office:value-type="float" office:value="-32.5">
            <text:p>-32,5</text:p>
          </table:table-cell>
          <table:table-cell table:style-name="ce8" table:formula="of:=IF([Original.AT12] = &quot;&quot;;&quot;&quot;;[Original.AT12]+[Original.DS12])" office:value-type="float" office:value="-31">
            <text:p>-31</text:p>
          </table:table-cell>
          <table:table-cell table:style-name="ce8" table:formula="of:=IF([Original.AU12] = &quot;&quot;;&quot;&quot;;[Original.AU12]+[Original.DT12])" office:value-type="float" office:value="-30">
            <text:p>-30</text:p>
          </table:table-cell>
          <table:table-cell table:style-name="ce8" table:formula="of:=IF([Original.AV12] = &quot;&quot;;&quot;&quot;;[Original.AV12]+[Original.DU12])" office:value-type="float" office:value="-29">
            <text:p>-29</text:p>
          </table:table-cell>
          <table:table-cell table:style-name="ce8" table:formula="of:=IF([Original.AW12] = &quot;&quot;;&quot;&quot;;[Original.AW12]+[Original.DV12])" office:value-type="float" office:value="-25">
            <text:p>-25</text:p>
          </table:table-cell>
          <table:table-cell table:style-name="ce8" table:formula="of:=IF([Original.AX12] = &quot;&quot;;&quot;&quot;;[Original.AX12]+[Original.DW12])" office:value-type="float" office:value="-20">
            <text:p>-20</text:p>
          </table:table-cell>
          <table:table-cell table:style-name="ce8" table:formula="of:=IF([Original.AY12] = &quot;&quot;;&quot;&quot;;[Original.AY12])" office:value-type="float" office:value="-34">
            <text:p>-34</text:p>
          </table:table-cell>
          <table:table-cell table:style-name="ce8" table:formula="of:=IF([Original.AZ12] = &quot;&quot;;&quot;&quot;;[Original.AZ12]+[Original.DR12])" office:value-type="float" office:value="-41.5">
            <text:p>-41,5</text:p>
          </table:table-cell>
          <table:table-cell table:style-name="ce8" table:formula="of:=IF([Original.BA12] = &quot;&quot;;&quot;&quot;;[Original.BA12]+[Original.DS12])" office:value-type="float" office:value="-40">
            <text:p>-40</text:p>
          </table:table-cell>
          <table:table-cell table:style-name="ce8" table:formula="of:=IF([Original.BB12] = &quot;&quot;;&quot;&quot;;[Original.BB12]+[Original.DT12])" office:value-type="float" office:value="-39">
            <text:p>-39</text:p>
          </table:table-cell>
          <table:table-cell table:style-name="ce8" table:formula="of:=IF([Original.BC12] = &quot;&quot;;&quot;&quot;;[Original.BC12]+[Original.DU12])" office:value-type="float" office:value="-38">
            <text:p>-38</text:p>
          </table:table-cell>
          <table:table-cell table:style-name="ce8" table:formula="of:=IF([Original.BD12] = &quot;&quot;;&quot;&quot;;[Original.BD12]+[Original.DV12])" office:value-type="float" office:value="-34">
            <text:p>-34</text:p>
          </table:table-cell>
          <table:table-cell table:style-name="ce8" table:formula="of:=IF([Original.BE12] = &quot;&quot;;&quot;&quot;;[Original.BE12]+[Original.DW12])" office:value-type="float" office:value="-29">
            <text:p>-29</text:p>
          </table:table-cell>
          <table:table-cell table:style-name="ce8" table:formula="of:=IF([Original.BF12] = &quot;&quot;;&quot;&quot;;[Original.BF12])" office:value-type="float" office:value="-43">
            <text:p>-43</text:p>
          </table:table-cell>
          <table:table-cell table:style-name="ce8" table:formula="of:=IF([Original.BG12] = &quot;&quot;;&quot;&quot;;[Original.BG12]+[Original.DR12])" office:value-type="float" office:value="-52.5">
            <text:p>-52,5</text:p>
          </table:table-cell>
          <table:table-cell table:style-name="ce8" table:formula="of:=IF([Original.BH12] = &quot;&quot;;&quot;&quot;;[Original.BH12]+[Original.DS12])" office:value-type="float" office:value="-51">
            <text:p>-51</text:p>
          </table:table-cell>
          <table:table-cell table:style-name="ce8" table:formula="of:=IF([Original.BI12] = &quot;&quot;;&quot;&quot;;[Original.BI12]+[Original.DT12])" office:value-type="float" office:value="-50">
            <text:p>-50</text:p>
          </table:table-cell>
          <table:table-cell table:style-name="ce8" table:formula="of:=IF([Original.BJ12] = &quot;&quot;;&quot;&quot;;[Original.BJ12]+[Original.DU12])" office:value-type="float" office:value="-49">
            <text:p>-49</text:p>
          </table:table-cell>
          <table:table-cell table:style-name="ce8" table:formula="of:=IF([Original.BK12] = &quot;&quot;;&quot;&quot;;[Original.BK12]+[Original.DV12])" office:value-type="float" office:value="-45">
            <text:p>-45</text:p>
          </table:table-cell>
          <table:table-cell table:style-name="ce8" table:formula="of:=IF([Original.BL12] = &quot;&quot;;&quot;&quot;;[Original.BL12]+[Original.DW12])" office:value-type="float" office:value="-40">
            <text:p>-40</text:p>
          </table:table-cell>
          <table:table-cell table:style-name="ce8" table:formula="of:=IF([Original.BM12] = &quot;&quot;;&quot;&quot;;[Original.BM12])" office:value-type="float" office:value="-54">
            <text:p>-54</text:p>
          </table:table-cell>
          <table:table-cell table:style-name="ce8" table:formula="of:=IF([Original.BN12] = &quot;&quot;;&quot;&quot;;[Original.BN12]+[Original.DR12])" office:value-type="float" office:value="-68.5">
            <text:p>-68,5</text:p>
          </table:table-cell>
          <table:table-cell table:style-name="ce8" table:formula="of:=IF([Original.BO12] = &quot;&quot;;&quot;&quot;;[Original.BO12]+[Original.DS12])" office:value-type="float" office:value="-67">
            <text:p>-67</text:p>
          </table:table-cell>
          <table:table-cell table:style-name="ce8" table:formula="of:=IF([Original.BP12] = &quot;&quot;;&quot;&quot;;[Original.BP12]+[Original.DT12])" office:value-type="float" office:value="-66">
            <text:p>-66</text:p>
          </table:table-cell>
          <table:table-cell table:style-name="ce8" table:formula="of:=IF([Original.BQ12] = &quot;&quot;;&quot;&quot;;[Original.BQ12]+[Original.DU12])" office:value-type="float" office:value="-65">
            <text:p>-65</text:p>
          </table:table-cell>
          <table:table-cell table:style-name="ce8" table:formula="of:=IF([Original.BR12] = &quot;&quot;;&quot;&quot;;[Original.BR12]+[Original.DV12])" office:value-type="float" office:value="-61">
            <text:p>-61</text:p>
          </table:table-cell>
          <table:table-cell table:style-name="ce8" table:formula="of:=IF([Original.BS12] = &quot;&quot;;&quot;&quot;;[Original.BS12]+[Original.DW12])" office:value-type="float" office:value="-56">
            <text:p>-56</text:p>
          </table:table-cell>
          <table:table-cell table:style-name="ce8" table:formula="of:=IF([Original.BT12] = &quot;&quot;;&quot;&quot;;[Original.BT12])" office:value-type="float" office:value="-70">
            <text:p>-70</text:p>
          </table:table-cell>
          <table:table-cell table:style-name="ce8" table:formula="of:=IF([Original.BU12] = &quot;&quot;;&quot;&quot;;[Original.BU12]+[Original.DR12])" office:value-type="float" office:value="-79.5">
            <text:p>-79,5</text:p>
          </table:table-cell>
          <table:table-cell table:style-name="ce8" table:formula="of:=IF([Original.BV12] = &quot;&quot;;&quot;&quot;;[Original.BV12]+[Original.DS12])" office:value-type="float" office:value="-78">
            <text:p>-78</text:p>
          </table:table-cell>
          <table:table-cell table:style-name="ce8" table:formula="of:=IF([Original.BW12] = &quot;&quot;;&quot;&quot;;[Original.BW12]+[Original.DT12])" office:value-type="float" office:value="-77">
            <text:p>-77</text:p>
          </table:table-cell>
          <table:table-cell table:style-name="ce8" table:formula="of:=IF([Original.BX12] = &quot;&quot;;&quot;&quot;;[Original.BX12]+[Original.DU12])" office:value-type="float" office:value="-76">
            <text:p>-76</text:p>
          </table:table-cell>
          <table:table-cell table:style-name="ce8" table:formula="of:=IF([Original.BY12] = &quot;&quot;;&quot;&quot;;[Original.BY12]+[Original.DV12])" office:value-type="float" office:value="-72">
            <text:p>-72</text:p>
          </table:table-cell>
          <table:table-cell table:style-name="ce8" table:formula="of:=IF([Original.BZ12] = &quot;&quot;;&quot;&quot;;[Original.BZ12]+[Original.DW12])" office:value-type="float" office:value="-67">
            <text:p>-67</text:p>
          </table:table-cell>
          <table:table-cell table:style-name="ce8" table:formula="of:=IF([Original.CA12] = &quot;&quot;;&quot;&quot;;[Original.CA12])" office:value-type="float" office:value="-81">
            <text:p>-81</text:p>
          </table:table-cell>
          <table:table-cell table:style-name="ce8" table:formula="of:=IF([Original.CB12] = &quot;&quot;;&quot;&quot;;[Original.CB12]+[Original.DR12])" office:value-type="float" office:value="-95.5">
            <text:p>-95,5</text:p>
          </table:table-cell>
          <table:table-cell table:style-name="ce8" table:formula="of:=IF([Original.CC12] = &quot;&quot;;&quot;&quot;;[Original.CC12]+[Original.DS12])" office:value-type="float" office:value="-94">
            <text:p>-94</text:p>
          </table:table-cell>
          <table:table-cell table:style-name="ce8" table:formula="of:=IF([Original.CD12] = &quot;&quot;;&quot;&quot;;[Original.CD12]+[Original.DT12])" office:value-type="float" office:value="-93">
            <text:p>-93</text:p>
          </table:table-cell>
          <table:table-cell table:style-name="ce8" table:formula="of:=IF([Original.CE12] = &quot;&quot;;&quot;&quot;;[Original.CE12]+[Original.DU12])" office:value-type="float" office:value="-92">
            <text:p>-92</text:p>
          </table:table-cell>
          <table:table-cell table:style-name="ce8" table:formula="of:=IF([Original.CF12] = &quot;&quot;;&quot;&quot;;[Original.CF12]+[Original.DV12])" office:value-type="float" office:value="-88">
            <text:p>-88</text:p>
          </table:table-cell>
          <table:table-cell table:style-name="ce8" table:formula="of:=IF([Original.CG12] = &quot;&quot;;&quot;&quot;;[Original.CG12]+[Original.DW12])" office:value-type="float" office:value="-83">
            <text:p>-83</text:p>
          </table:table-cell>
          <table:table-cell table:style-name="ce8" table:formula="of:=IF([Original.CH12] = &quot;&quot;;&quot;&quot;;[Original.CH12])" office:value-type="float" office:value="-97">
            <text:p>-97</text:p>
          </table:table-cell>
          <table:table-cell table:style-name="ce8" table:formula="of:=IF([Original.CI12] = &quot;&quot;;&quot;&quot;;[Original.CI12]+[Original.DR12])" office:value-type="float" office:value="-112.5">
            <text:p>-112,5</text:p>
          </table:table-cell>
          <table:table-cell table:style-name="ce8" table:formula="of:=IF([Original.CJ12] = &quot;&quot;;&quot;&quot;;[Original.CJ12]+[Original.DS12])" office:value-type="float" office:value="-111">
            <text:p>-111</text:p>
          </table:table-cell>
          <table:table-cell table:style-name="ce8" table:formula="of:=IF([Original.CK12] = &quot;&quot;;&quot;&quot;;[Original.CK12]+[Original.DT12])" office:value-type="float" office:value="-110">
            <text:p>-110</text:p>
          </table:table-cell>
          <table:table-cell table:style-name="ce8" table:formula="of:=IF([Original.CL12] = &quot;&quot;;&quot;&quot;;[Original.CL12]+[Original.DU12])" office:value-type="float" office:value="-109">
            <text:p>-109</text:p>
          </table:table-cell>
          <table:table-cell table:style-name="ce8" table:formula="of:=IF([Original.CM12] = &quot;&quot;;&quot;&quot;;[Original.CM12]+[Original.DV12])" office:value-type="float" office:value="-105">
            <text:p>-105</text:p>
          </table:table-cell>
          <table:table-cell table:style-name="ce8" table:formula="of:=IF([Original.CN12] = &quot;&quot;;&quot;&quot;;[Original.CN12]+[Original.DW12])" office:value-type="float" office:value="-100">
            <text:p>-100</text:p>
          </table:table-cell>
          <table:table-cell table:style-name="ce8" table:formula="of:=IF([Original.CO12] = &quot;&quot;;&quot;&quot;;[Original.CO12])" office:value-type="float" office:value="-114">
            <text:p>-114</text:p>
          </table:table-cell>
          <table:table-cell table:style-name="ce8" table:formula="of:=IF([Original.CP12] = &quot;&quot;;&quot;&quot;;[Original.CP12]+[Original.DR12])" office:value-type="float" office:value="-134.5">
            <text:p>-134,5</text:p>
          </table:table-cell>
          <table:table-cell table:style-name="ce8" table:formula="of:=IF([Original.CQ12] = &quot;&quot;;&quot;&quot;;[Original.CQ12]+[Original.DS12])" office:value-type="float" office:value="-133">
            <text:p>-133</text:p>
          </table:table-cell>
          <table:table-cell table:style-name="ce8" table:formula="of:=IF([Original.CR12] = &quot;&quot;;&quot;&quot;;[Original.CR12]+[Original.DT12])" office:value-type="float" office:value="-132">
            <text:p>-132</text:p>
          </table:table-cell>
          <table:table-cell table:style-name="ce8" table:formula="of:=IF([Original.CS12] = &quot;&quot;;&quot;&quot;;[Original.CS12]+[Original.DU12])" office:value-type="float" office:value="-131">
            <text:p>-131</text:p>
          </table:table-cell>
          <table:table-cell table:style-name="ce8" table:formula="of:=IF([Original.CT12] = &quot;&quot;;&quot;&quot;;[Original.CT12]+[Original.DV12])" office:value-type="float" office:value="-127">
            <text:p>-127</text:p>
          </table:table-cell>
          <table:table-cell table:style-name="ce8" table:formula="of:=IF([Original.CU12] = &quot;&quot;;&quot;&quot;;[Original.CU12]+[Original.DW12])" office:value-type="float" office:value="-122">
            <text:p>-122</text:p>
          </table:table-cell>
          <table:table-cell table:style-name="ce8" table:formula="of:=IF([Original.CV12] = &quot;&quot;;&quot;&quot;;[Original.CV12])" office:value-type="float" office:value="-136">
            <text:p>-136</text:p>
          </table:table-cell>
          <table:table-cell table:style-name="ce8" table:formula="of:=IF([Original.CW12] = &quot;&quot;;&quot;&quot;;[Original.CW12]+[Original.DR12])" office:value-type="float" office:value="-178.5">
            <text:p>-178,5</text:p>
          </table:table-cell>
          <table:table-cell table:style-name="ce8" table:formula="of:=IF([Original.CX12] = &quot;&quot;;&quot;&quot;;[Original.CX12]+[Original.DS12])" office:value-type="float" office:value="-177">
            <text:p>-177</text:p>
          </table:table-cell>
          <table:table-cell table:style-name="ce8" table:formula="of:=IF([Original.CY12] = &quot;&quot;;&quot;&quot;;[Original.CY12]+[Original.DT12])" office:value-type="float" office:value="-176">
            <text:p>-176</text:p>
          </table:table-cell>
          <table:table-cell table:style-name="ce8" table:formula="of:=IF([Original.CZ12] = &quot;&quot;;&quot;&quot;;[Original.CZ12]+[Original.DU12])" office:value-type="float" office:value="-175">
            <text:p>-175</text:p>
          </table:table-cell>
          <table:table-cell table:style-name="ce8" table:formula="of:=IF([Original.DA12] = &quot;&quot;;&quot;&quot;;[Original.DA12]+[Original.DV12])" office:value-type="float" office:value="-171">
            <text:p>-171</text:p>
          </table:table-cell>
          <table:table-cell table:style-name="ce8" table:formula="of:=IF([Original.DB12] = &quot;&quot;;&quot;&quot;;[Original.DB12]+[Original.DW12])" office:value-type="float" office:value="-166">
            <text:p>-166</text:p>
          </table:table-cell>
          <table:table-cell table:style-name="ce8" table:formula="of:=IF([Original.DC12] = &quot;&quot;;&quot;&quot;;[Original.DC12])" office:value-type="float" office:value="-180">
            <text:p>-180</text:p>
          </table:table-cell>
          <table:table-cell table:style-name="ce8" table:formula="of:=IF([Original.DD12] = &quot;&quot;;&quot;&quot;;[Original.DD12]+[Original.DR12])" office:value-type="float" office:value="-240.5">
            <text:p>-240,5</text:p>
          </table:table-cell>
          <table:table-cell table:style-name="ce8" table:formula="of:=IF([Original.DE12] = &quot;&quot;;&quot;&quot;;[Original.DE12]+[Original.DS12])" office:value-type="float" office:value="-239">
            <text:p>-239</text:p>
          </table:table-cell>
          <table:table-cell table:style-name="ce8" table:formula="of:=IF([Original.DF12] = &quot;&quot;;&quot;&quot;;[Original.DF12]+[Original.DT12])" office:value-type="float" office:value="-238">
            <text:p>-238</text:p>
          </table:table-cell>
          <table:table-cell table:style-name="ce8" table:formula="of:=IF([Original.DG12] = &quot;&quot;;&quot;&quot;;[Original.DG12]+[Original.DU12])" office:value-type="float" office:value="-237">
            <text:p>-237</text:p>
          </table:table-cell>
          <table:table-cell table:style-name="ce8" table:formula="of:=IF([Original.DH12] = &quot;&quot;;&quot;&quot;;[Original.DH12]+[Original.DV12])" office:value-type="float" office:value="-233">
            <text:p>-233</text:p>
          </table:table-cell>
          <table:table-cell table:style-name="ce8" table:formula="of:=IF([Original.DI12] = &quot;&quot;;&quot;&quot;;[Original.DI12]+[Original.DW12])" office:value-type="float" office:value="-228">
            <text:p>-228</text:p>
          </table:table-cell>
          <table:table-cell table:style-name="ce8" table:formula="of:=IF([Original.DJ12] = &quot;&quot;;&quot;&quot;;[Original.DJ12])" office:value-type="float" office:value="-242">
            <text:p>-242</text:p>
          </table:table-cell>
          <table:table-cell table:style-name="ce8" table:formula="of:=IF([Original.DK12] = &quot;&quot;;&quot;&quot;;[Original.DK12]+[Original.DR12])" office:value-type="float" office:value="-323.5">
            <text:p>-323,5</text:p>
          </table:table-cell>
          <table:table-cell table:style-name="ce8" table:formula="of:=IF([Original.DL12] = &quot;&quot;;&quot;&quot;;[Original.DL12]+[Original.DS12])" office:value-type="float" office:value="-322">
            <text:p>-322</text:p>
          </table:table-cell>
          <table:table-cell table:style-name="ce8" table:formula="of:=IF([Original.DM12] = &quot;&quot;;&quot;&quot;;[Original.DM12]+[Original.DT12])" office:value-type="float" office:value="-321">
            <text:p>-321</text:p>
          </table:table-cell>
          <table:table-cell table:style-name="ce8" table:formula="of:=IF([Original.DN12] = &quot;&quot;;&quot;&quot;;[Original.DN12]+[Original.DU12])" office:value-type="float" office:value="-320">
            <text:p>-320</text:p>
          </table:table-cell>
          <table:table-cell table:style-name="ce8" table:formula="of:=IF([Original.DO12] = &quot;&quot;;&quot;&quot;;[Original.DO12]+[Original.DV12])" office:value-type="float" office:value="-316">
            <text:p>-316</text:p>
          </table:table-cell>
          <table:table-cell table:style-name="ce8" table:formula="of:=IF([Original.DP12] = &quot;&quot;;&quot;&quot;;[Original.DP12]+[Original.DW12])" office:value-type="float" office:value="-311">
            <text:p>-311</text:p>
          </table:table-cell>
          <table:table-cell table:style-name="ce17" table:formula="of:=IF([Original.DQ12] = &quot;&quot;;&quot;&quot;;[Original.DQ12])" office:value-type="float" office:value="-325">
            <text:p>-325</text:p>
          </table:table-cell>
          <table:table-cell table:number-columns-repeated="820"/>
        </table:table-row>
        <table:table-row table:style-name="ro1">
          <table:table-cell table:style-name="ce21" table:formula="of:=IF([Original.A13] = &quot;&quot;;&quot;&quot;;[Original.A13])" office:value-type="float" office:value="65">
            <text:p>65</text:p>
          </table:table-cell>
          <table:table-cell table:style-name="ce8" table:formula="of:=IF([Original.B13] = &quot;&quot;;&quot;&quot;;[Original.B13])" office:value-type="float" office:value="340">
            <text:p>340</text:p>
          </table:table-cell>
          <table:table-cell table:style-name="ce8" table:formula="of:=IF([Original.C13] = &quot;&quot;;&quot;&quot;;[Original.C13])" office:value-type="float" office:value="190">
            <text:p>190</text:p>
          </table:table-cell>
          <table:table-cell table:style-name="ce8" table:formula="of:=IF([Original.D13] = &quot;&quot;;&quot;&quot;;[Original.D13])" office:value-type="float" office:value="140">
            <text:p>140</text:p>
          </table:table-cell>
          <table:table-cell table:style-name="ce8" table:formula="of:=IF([Original.E13] = &quot;&quot;;&quot;&quot;;[Original.E13])" office:value-type="string" office:string-value="u">
            <text:p>u</text:p>
          </table:table-cell>
          <table:table-cell table:style-name="ce8" table:formula="of:=IF([Original.F13] = &quot;&quot;;&quot;&quot;;[Original.F13])" office:value-type="float" office:value="100">
            <text:p>100</text:p>
          </table:table-cell>
          <table:table-cell table:style-name="ce8" table:formula="of:=IF([Original.G13] = &quot;&quot;;&quot;&quot;;[Original.G13])" office:value-type="float" office:value="60">
            <text:p>60</text:p>
          </table:table-cell>
          <table:table-cell table:style-name="ce8" table:formula="of:=IF([Original.H13] = &quot;&quot;;&quot;&quot;;[Original.H13])" office:value-type="string" office:string-value="u">
            <text:p>u</text:p>
          </table:table-cell>
          <table:table-cell table:style-name="ce8" table:formula="of:=IF([Original.I13] = &quot;&quot;;&quot;&quot;;[Original.I13])" office:value-type="float" office:value="30">
            <text:p>30</text:p>
          </table:table-cell>
          <table:table-cell table:style-name="ce8" table:formula="of:=IF([Original.J13] = &quot;&quot;;&quot;&quot;;[Original.J13])" office:value-type="string" office:string-value="u">
            <text:p>u</text:p>
          </table:table-cell>
          <table:table-cell table:style-name="ce8" table:formula="of:=IF([Original.K13] = &quot;&quot;;&quot;&quot;;[Original.K13])" office:value-type="float" office:value="10">
            <text:p>10</text:p>
          </table:table-cell>
          <table:table-cell table:style-name="ce8" table:formula="of:=IF([Original.L13] = &quot;&quot;;&quot;&quot;;[Original.L13])" office:value-type="float" office:value="0">
            <text:p>0</text:p>
          </table:table-cell>
          <table:table-cell table:style-name="ce8" table:formula="of:=IF([Original.M13] = &quot;&quot;;&quot;&quot;;[Original.M13])" office:value-type="string" office:string-value="JS">
            <text:p>JS</text:p>
          </table:table-cell>
          <table:table-cell table:style-name="ce8" table:formula="of:=IF([Original.N13] = &quot;&quot;;&quot;&quot;;[Original.N13])" office:value-type="float" office:value="13">
            <text:p>13</text:p>
          </table:table-cell>
          <table:table-cell table:style-name="ce8" table:formula="of:=IF([Original.O13] = &quot;&quot;;&quot;&quot;;[Original.O13])" office:value-type="float" office:value="18">
            <text:p>18</text:p>
          </table:table-cell>
          <table:table-cell table:style-name="ce8" table:formula="of:=IF([Original.P13] = &quot;&quot;;&quot;&quot;;[Original.P13])" office:value-type="float" office:value="28">
            <text:p>28</text:p>
          </table:table-cell>
          <table:table-cell table:style-name="ce8" table:formula="of:=IF([Original.Q13] = &quot;&quot;;&quot;&quot;;[Original.Q13]+[Original.DR13])" office:value-type="float" office:value="0">
            <text:p>0</text:p>
          </table:table-cell>
          <table:table-cell table:style-name="ce8" table:formula="of:=IF([Original.R13] = &quot;&quot;;&quot;&quot;;[Original.R13]+[Original.DS13])" office:value-type="float" office:value="1">
            <text:p>1</text:p>
          </table:table-cell>
          <table:table-cell table:style-name="ce8" table:formula="of:=IF([Original.S13] = &quot;&quot;;&quot;&quot;;[Original.S13]+[Original.DT13])" office:value-type="float" office:value="3">
            <text:p>3</text:p>
          </table:table-cell>
          <table:table-cell table:style-name="ce8" table:formula="of:=IF([Original.T13] = &quot;&quot;;&quot;&quot;;[Original.T13]+[Original.DU13])" office:value-type="float" office:value="4">
            <text:p>4</text:p>
          </table:table-cell>
          <table:table-cell table:style-name="ce8" table:formula="of:=IF([Original.U13] = &quot;&quot;;&quot;&quot;;[Original.U13]+[Original.DV13])" office:value-type="float" office:value="9">
            <text:p>9</text:p>
          </table:table-cell>
          <table:table-cell table:style-name="ce8" table:formula="of:=IF([Original.V13] = &quot;&quot;;&quot;&quot;;[Original.V13]+[Original.DW13])" office:value-type="float" office:value="14">
            <text:p>14</text:p>
          </table:table-cell>
          <table:table-cell table:style-name="ce8" table:formula="of:=IF([Original.W13] = &quot;&quot;;&quot;&quot;;[Original.W13])" office:value-type="string" office:string-value="u">
            <text:p>u</text:p>
          </table:table-cell>
          <table:table-cell table:style-name="ce8" table:formula="of:=IF([Original.X13] = &quot;&quot;;&quot;&quot;;[Original.X13]+[Original.DR13])" office:value-type="float" office:value="-9">
            <text:p>-9</text:p>
          </table:table-cell>
          <table:table-cell table:style-name="ce8" table:formula="of:=IF([Original.Y13] = &quot;&quot;;&quot;&quot;;[Original.Y13]+[Original.DS13])" office:value-type="float" office:value="-8">
            <text:p>-8</text:p>
          </table:table-cell>
          <table:table-cell table:style-name="ce8" table:formula="of:=IF([Original.Z13] = &quot;&quot;;&quot;&quot;;[Original.Z13]+[Original.DT13])" office:value-type="float" office:value="-6">
            <text:p>-6</text:p>
          </table:table-cell>
          <table:table-cell table:style-name="ce8" table:formula="of:=IF([Original.AA13] = &quot;&quot;;&quot;&quot;;[Original.AA13]+[Original.DU13])" office:value-type="float" office:value="-5">
            <text:p>-5</text:p>
          </table:table-cell>
          <table:table-cell table:style-name="ce8" table:formula="of:=IF([Original.AB13] = &quot;&quot;;&quot;&quot;;[Original.AB13]+[Original.DV13])" office:value-type="float" office:value="0">
            <text:p>0</text:p>
          </table:table-cell>
          <table:table-cell table:style-name="ce8" table:formula="of:=IF([Original.AC13] = &quot;&quot;;&quot;&quot;;[Original.AC13]+[Original.DW13])" office:value-type="float" office:value="5">
            <text:p>5</text:p>
          </table:table-cell>
          <table:table-cell table:style-name="ce8" table:formula="of:=IF([Original.AD13] = &quot;&quot;;&quot;&quot;;[Original.AD13])" office:value-type="float" office:value="-11">
            <text:p>-11</text:p>
          </table:table-cell>
          <table:table-cell table:style-name="ce8" table:formula="of:=IF([Original.AE13] = &quot;&quot;;&quot;&quot;;[Original.AE13]+[Original.DR13])" office:value-type="float" office:value="-18">
            <text:p>-18</text:p>
          </table:table-cell>
          <table:table-cell table:style-name="ce8" table:formula="of:=IF([Original.AF13] = &quot;&quot;;&quot;&quot;;[Original.AF13]+[Original.DS13])" office:value-type="float" office:value="-17">
            <text:p>-17</text:p>
          </table:table-cell>
          <table:table-cell table:style-name="ce8" table:formula="of:=IF([Original.AG13] = &quot;&quot;;&quot;&quot;;[Original.AG13]+[Original.DT13])" office:value-type="float" office:value="-15">
            <text:p>-15</text:p>
          </table:table-cell>
          <table:table-cell table:style-name="ce8" table:formula="of:=IF([Original.AH13] = &quot;&quot;;&quot;&quot;;[Original.AH13]+[Original.DU13])" office:value-type="float" office:value="-14">
            <text:p>-14</text:p>
          </table:table-cell>
          <table:table-cell table:style-name="ce8" table:formula="of:=IF([Original.AI13] = &quot;&quot;;&quot;&quot;;[Original.AI13]+[Original.DV13])" office:value-type="float" office:value="-9">
            <text:p>-9</text:p>
          </table:table-cell>
          <table:table-cell table:style-name="ce8" table:formula="of:=IF([Original.AJ13] = &quot;&quot;;&quot;&quot;;[Original.AJ13]+[Original.DW13])" office:value-type="float" office:value="-4">
            <text:p>-4</text:p>
          </table:table-cell>
          <table:table-cell table:style-name="ce8" table:formula="of:=IF([Original.AK13] = &quot;&quot;;&quot;&quot;;[Original.AK13])" office:value-type="float" office:value="0">
            <text:p>0</text:p>
          </table:table-cell>
          <table:table-cell table:style-name="ce8" table:formula="of:=IF([Original.AL13] = &quot;&quot;;&quot;&quot;;[Original.AL13]+[Original.DR13])" office:value-type="float" office:value="-30">
            <text:p>-30</text:p>
          </table:table-cell>
          <table:table-cell table:style-name="ce8" table:formula="of:=IF([Original.AM13] = &quot;&quot;;&quot;&quot;;[Original.AM13]+[Original.DS13])" office:value-type="float" office:value="-29">
            <text:p>-29</text:p>
          </table:table-cell>
          <table:table-cell table:style-name="ce8" table:formula="of:=IF([Original.AN13] = &quot;&quot;;&quot;&quot;;[Original.AN13]+[Original.DT13])" office:value-type="float" office:value="-27">
            <text:p>-27</text:p>
          </table:table-cell>
          <table:table-cell table:style-name="ce8" table:formula="of:=IF([Original.AO13] = &quot;&quot;;&quot;&quot;;[Original.AO13]+[Original.DU13])" office:value-type="float" office:value="-26">
            <text:p>-26</text:p>
          </table:table-cell>
          <table:table-cell table:style-name="ce8" table:formula="of:=IF([Original.AP13] = &quot;&quot;;&quot;&quot;;[Original.AP13]+[Original.DV13])" office:value-type="float" office:value="-21">
            <text:p>-21</text:p>
          </table:table-cell>
          <table:table-cell table:style-name="ce8" table:formula="of:=IF([Original.AQ13] = &quot;&quot;;&quot;&quot;;[Original.AQ13]+[Original.DW13])" office:value-type="float" office:value="-16">
            <text:p>-16</text:p>
          </table:table-cell>
          <table:table-cell table:style-name="ce8" table:formula="of:=IF([Original.AR13] = &quot;&quot;;&quot;&quot;;[Original.AR13])" office:value-type="float" office:value="-32">
            <text:p>-32</text:p>
          </table:table-cell>
          <table:table-cell table:style-name="ce8" table:formula="of:=IF([Original.AS13] = &quot;&quot;;&quot;&quot;;[Original.AS13]+[Original.DR13])" office:value-type="float" office:value="-39">
            <text:p>-39</text:p>
          </table:table-cell>
          <table:table-cell table:style-name="ce8" table:formula="of:=IF([Original.AT13] = &quot;&quot;;&quot;&quot;;[Original.AT13]+[Original.DS13])" office:value-type="float" office:value="-38">
            <text:p>-38</text:p>
          </table:table-cell>
          <table:table-cell table:style-name="ce8" table:formula="of:=IF([Original.AU13] = &quot;&quot;;&quot;&quot;;[Original.AU13]+[Original.DT13])" office:value-type="float" office:value="-36">
            <text:p>-36</text:p>
          </table:table-cell>
          <table:table-cell table:style-name="ce8" table:formula="of:=IF([Original.AV13] = &quot;&quot;;&quot;&quot;;[Original.AV13]+[Original.DU13])" office:value-type="float" office:value="-35">
            <text:p>-35</text:p>
          </table:table-cell>
          <table:table-cell table:style-name="ce8" table:formula="of:=IF([Original.AW13] = &quot;&quot;;&quot;&quot;;[Original.AW13]+[Original.DV13])" office:value-type="float" office:value="-30">
            <text:p>-30</text:p>
          </table:table-cell>
          <table:table-cell table:style-name="ce8" table:formula="of:=IF([Original.AX13] = &quot;&quot;;&quot;&quot;;[Original.AX13]+[Original.DW13])" office:value-type="float" office:value="-25">
            <text:p>-25</text:p>
          </table:table-cell>
          <table:table-cell table:style-name="ce8" table:formula="of:=IF([Original.AY13] = &quot;&quot;;&quot;&quot;;[Original.AY13])" office:value-type="float" office:value="-41">
            <text:p>-41</text:p>
          </table:table-cell>
          <table:table-cell table:style-name="ce8" table:formula="of:=IF([Original.AZ13] = &quot;&quot;;&quot;&quot;;[Original.AZ13]+[Original.DR13])" office:value-type="float" office:value="-51">
            <text:p>-51</text:p>
          </table:table-cell>
          <table:table-cell table:style-name="ce8" table:formula="of:=IF([Original.BA13] = &quot;&quot;;&quot;&quot;;[Original.BA13]+[Original.DS13])" office:value-type="float" office:value="-50">
            <text:p>-50</text:p>
          </table:table-cell>
          <table:table-cell table:style-name="ce8" table:formula="of:=IF([Original.BB13] = &quot;&quot;;&quot;&quot;;[Original.BB13]+[Original.DT13])" office:value-type="float" office:value="-48">
            <text:p>-48</text:p>
          </table:table-cell>
          <table:table-cell table:style-name="ce8" table:formula="of:=IF([Original.BC13] = &quot;&quot;;&quot;&quot;;[Original.BC13]+[Original.DU13])" office:value-type="float" office:value="-47">
            <text:p>-47</text:p>
          </table:table-cell>
          <table:table-cell table:style-name="ce8" table:formula="of:=IF([Original.BD13] = &quot;&quot;;&quot;&quot;;[Original.BD13]+[Original.DV13])" office:value-type="float" office:value="-42">
            <text:p>-42</text:p>
          </table:table-cell>
          <table:table-cell table:style-name="ce8" table:formula="of:=IF([Original.BE13] = &quot;&quot;;&quot;&quot;;[Original.BE13]+[Original.DW13])" office:value-type="float" office:value="-37">
            <text:p>-37</text:p>
          </table:table-cell>
          <table:table-cell table:style-name="ce8" table:formula="of:=IF([Original.BF13] = &quot;&quot;;&quot;&quot;;[Original.BF13])" office:value-type="float" office:value="-53">
            <text:p>-53</text:p>
          </table:table-cell>
          <table:table-cell table:style-name="ce8" table:formula="of:=IF([Original.BG13] = &quot;&quot;;&quot;&quot;;[Original.BG13]+[Original.DR13])" office:value-type="float" office:value="-64">
            <text:p>-64</text:p>
          </table:table-cell>
          <table:table-cell table:style-name="ce8" table:formula="of:=IF([Original.BH13] = &quot;&quot;;&quot;&quot;;[Original.BH13]+[Original.DS13])" office:value-type="float" office:value="-63">
            <text:p>-63</text:p>
          </table:table-cell>
          <table:table-cell table:style-name="ce8" table:formula="of:=IF([Original.BI13] = &quot;&quot;;&quot;&quot;;[Original.BI13]+[Original.DT13])" office:value-type="float" office:value="-61">
            <text:p>-61</text:p>
          </table:table-cell>
          <table:table-cell table:style-name="ce8" table:formula="of:=IF([Original.BJ13] = &quot;&quot;;&quot;&quot;;[Original.BJ13]+[Original.DU13])" office:value-type="float" office:value="-60">
            <text:p>-60</text:p>
          </table:table-cell>
          <table:table-cell table:style-name="ce8" table:formula="of:=IF([Original.BK13] = &quot;&quot;;&quot;&quot;;[Original.BK13]+[Original.DV13])" office:value-type="float" office:value="-55">
            <text:p>-55</text:p>
          </table:table-cell>
          <table:table-cell table:style-name="ce8" table:formula="of:=IF([Original.BL13] = &quot;&quot;;&quot;&quot;;[Original.BL13]+[Original.DW13])" office:value-type="float" office:value="-50">
            <text:p>-50</text:p>
          </table:table-cell>
          <table:table-cell table:style-name="ce8" table:formula="of:=IF([Original.BM13] = &quot;&quot;;&quot;&quot;;[Original.BM13])" office:value-type="float" office:value="-66">
            <text:p>-66</text:p>
          </table:table-cell>
          <table:table-cell table:style-name="ce8" table:formula="of:=IF([Original.BN13] = &quot;&quot;;&quot;&quot;;[Original.BN13]+[Original.DR13])" office:value-type="float" office:value="-85">
            <text:p>-85</text:p>
          </table:table-cell>
          <table:table-cell table:style-name="ce8" table:formula="of:=IF([Original.BO13] = &quot;&quot;;&quot;&quot;;[Original.BO13]+[Original.DS13])" office:value-type="float" office:value="-84">
            <text:p>-84</text:p>
          </table:table-cell>
          <table:table-cell table:style-name="ce8" table:formula="of:=IF([Original.BP13] = &quot;&quot;;&quot;&quot;;[Original.BP13]+[Original.DT13])" office:value-type="float" office:value="-82">
            <text:p>-82</text:p>
          </table:table-cell>
          <table:table-cell table:style-name="ce8" table:formula="of:=IF([Original.BQ13] = &quot;&quot;;&quot;&quot;;[Original.BQ13]+[Original.DU13])" office:value-type="float" office:value="-81">
            <text:p>-81</text:p>
          </table:table-cell>
          <table:table-cell table:style-name="ce8" table:formula="of:=IF([Original.BR13] = &quot;&quot;;&quot;&quot;;[Original.BR13]+[Original.DV13])" office:value-type="float" office:value="-76">
            <text:p>-76</text:p>
          </table:table-cell>
          <table:table-cell table:style-name="ce8" table:formula="of:=IF([Original.BS13] = &quot;&quot;;&quot;&quot;;[Original.BS13]+[Original.DW13])" office:value-type="float" office:value="-71">
            <text:p>-71</text:p>
          </table:table-cell>
          <table:table-cell table:style-name="ce8" table:formula="of:=IF([Original.BT13] = &quot;&quot;;&quot;&quot;;[Original.BT13])" office:value-type="float" office:value="-87">
            <text:p>-87</text:p>
          </table:table-cell>
          <table:table-cell table:style-name="ce8" table:formula="of:=IF([Original.BU13] = &quot;&quot;;&quot;&quot;;[Original.BU13]+[Original.DR13])" office:value-type="float" office:value="-100">
            <text:p>-100</text:p>
          </table:table-cell>
          <table:table-cell table:style-name="ce8" table:formula="of:=IF([Original.BV13] = &quot;&quot;;&quot;&quot;;[Original.BV13]+[Original.DS13])" office:value-type="float" office:value="-99">
            <text:p>-99</text:p>
          </table:table-cell>
          <table:table-cell table:style-name="ce8" table:formula="of:=IF([Original.BW13] = &quot;&quot;;&quot;&quot;;[Original.BW13]+[Original.DT13])" office:value-type="float" office:value="-97">
            <text:p>-97</text:p>
          </table:table-cell>
          <table:table-cell table:style-name="ce8" table:formula="of:=IF([Original.BX13] = &quot;&quot;;&quot;&quot;;[Original.BX13]+[Original.DU13])" office:value-type="float" office:value="-96">
            <text:p>-96</text:p>
          </table:table-cell>
          <table:table-cell table:style-name="ce8" table:formula="of:=IF([Original.BY13] = &quot;&quot;;&quot;&quot;;[Original.BY13]+[Original.DV13])" office:value-type="float" office:value="-91">
            <text:p>-91</text:p>
          </table:table-cell>
          <table:table-cell table:style-name="ce8" table:formula="of:=IF([Original.BZ13] = &quot;&quot;;&quot;&quot;;[Original.BZ13]+[Original.DW13])" office:value-type="float" office:value="-86">
            <text:p>-86</text:p>
          </table:table-cell>
          <table:table-cell table:style-name="ce8" table:formula="of:=IF([Original.CA13] = &quot;&quot;;&quot;&quot;;[Original.CA13])" office:value-type="float" office:value="-102">
            <text:p>-102</text:p>
          </table:table-cell>
          <table:table-cell table:style-name="ce8" table:formula="of:=IF([Original.CB13] = &quot;&quot;;&quot;&quot;;[Original.CB13]+[Original.DR13])" office:value-type="float" office:value="-120">
            <text:p>-120</text:p>
          </table:table-cell>
          <table:table-cell table:style-name="ce8" table:formula="of:=IF([Original.CC13] = &quot;&quot;;&quot;&quot;;[Original.CC13]+[Original.DS13])" office:value-type="float" office:value="-119">
            <text:p>-119</text:p>
          </table:table-cell>
          <table:table-cell table:style-name="ce8" table:formula="of:=IF([Original.CD13] = &quot;&quot;;&quot;&quot;;[Original.CD13]+[Original.DT13])" office:value-type="float" office:value="-117">
            <text:p>-117</text:p>
          </table:table-cell>
          <table:table-cell table:style-name="ce8" table:formula="of:=IF([Original.CE13] = &quot;&quot;;&quot;&quot;;[Original.CE13]+[Original.DU13])" office:value-type="float" office:value="-116">
            <text:p>-116</text:p>
          </table:table-cell>
          <table:table-cell table:style-name="ce8" table:formula="of:=IF([Original.CF13] = &quot;&quot;;&quot;&quot;;[Original.CF13]+[Original.DV13])" office:value-type="float" office:value="-111">
            <text:p>-111</text:p>
          </table:table-cell>
          <table:table-cell table:style-name="ce8" table:formula="of:=IF([Original.CG13] = &quot;&quot;;&quot;&quot;;[Original.CG13]+[Original.DW13])" office:value-type="float" office:value="-106">
            <text:p>-106</text:p>
          </table:table-cell>
          <table:table-cell table:style-name="ce8" table:formula="of:=IF([Original.CH13] = &quot;&quot;;&quot;&quot;;[Original.CH13])" office:value-type="float" office:value="-122">
            <text:p>-122</text:p>
          </table:table-cell>
          <table:table-cell table:style-name="ce8" table:formula="of:=IF([Original.CI13] = &quot;&quot;;&quot;&quot;;[Original.CI13]+[Original.DR13])" office:value-type="float" office:value="-142">
            <text:p>-142</text:p>
          </table:table-cell>
          <table:table-cell table:style-name="ce8" table:formula="of:=IF([Original.CJ13] = &quot;&quot;;&quot;&quot;;[Original.CJ13]+[Original.DS13])" office:value-type="float" office:value="-141">
            <text:p>-141</text:p>
          </table:table-cell>
          <table:table-cell table:style-name="ce8" table:formula="of:=IF([Original.CK13] = &quot;&quot;;&quot;&quot;;[Original.CK13]+[Original.DT13])" office:value-type="float" office:value="-139">
            <text:p>-139</text:p>
          </table:table-cell>
          <table:table-cell table:style-name="ce8" table:formula="of:=IF([Original.CL13] = &quot;&quot;;&quot;&quot;;[Original.CL13]+[Original.DU13])" office:value-type="float" office:value="-138">
            <text:p>-138</text:p>
          </table:table-cell>
          <table:table-cell table:style-name="ce8" table:formula="of:=IF([Original.CM13] = &quot;&quot;;&quot;&quot;;[Original.CM13]+[Original.DV13])" office:value-type="float" office:value="-133">
            <text:p>-133</text:p>
          </table:table-cell>
          <table:table-cell table:style-name="ce8" table:formula="of:=IF([Original.CN13] = &quot;&quot;;&quot;&quot;;[Original.CN13]+[Original.DW13])" office:value-type="float" office:value="-128">
            <text:p>-128</text:p>
          </table:table-cell>
          <table:table-cell table:style-name="ce8" table:formula="of:=IF([Original.CO13] = &quot;&quot;;&quot;&quot;;[Original.CO13])" office:value-type="float" office:value="-144">
            <text:p>-144</text:p>
          </table:table-cell>
          <table:table-cell table:style-name="ce8" table:formula="of:=IF([Original.CP13] = &quot;&quot;;&quot;&quot;;[Original.CP13]+[Original.DR13])" office:value-type="float" office:value="-170">
            <text:p>-170</text:p>
          </table:table-cell>
          <table:table-cell table:style-name="ce8" table:formula="of:=IF([Original.CQ13] = &quot;&quot;;&quot;&quot;;[Original.CQ13]+[Original.DS13])" office:value-type="float" office:value="-169">
            <text:p>-169</text:p>
          </table:table-cell>
          <table:table-cell table:style-name="ce8" table:formula="of:=IF([Original.CR13] = &quot;&quot;;&quot;&quot;;[Original.CR13]+[Original.DT13])" office:value-type="float" office:value="-167">
            <text:p>-167</text:p>
          </table:table-cell>
          <table:table-cell table:style-name="ce8" table:formula="of:=IF([Original.CS13] = &quot;&quot;;&quot;&quot;;[Original.CS13]+[Original.DU13])" office:value-type="float" office:value="-166">
            <text:p>-166</text:p>
          </table:table-cell>
          <table:table-cell table:style-name="ce8" table:formula="of:=IF([Original.CT13] = &quot;&quot;;&quot;&quot;;[Original.CT13]+[Original.DV13])" office:value-type="float" office:value="-161">
            <text:p>-161</text:p>
          </table:table-cell>
          <table:table-cell table:style-name="ce8" table:formula="of:=IF([Original.CU13] = &quot;&quot;;&quot;&quot;;[Original.CU13]+[Original.DW13])" office:value-type="float" office:value="-156">
            <text:p>-156</text:p>
          </table:table-cell>
          <table:table-cell table:style-name="ce8" table:formula="of:=IF([Original.CV13] = &quot;&quot;;&quot;&quot;;[Original.CV13])" office:value-type="float" office:value="-172">
            <text:p>-172</text:p>
          </table:table-cell>
          <table:table-cell table:style-name="ce8" table:formula="of:=IF([Original.CW13] = &quot;&quot;;&quot;&quot;;[Original.CW13]+[Original.DR13])" office:value-type="float" office:value="-224">
            <text:p>-224</text:p>
          </table:table-cell>
          <table:table-cell table:style-name="ce8" table:formula="of:=IF([Original.CX13] = &quot;&quot;;&quot;&quot;;[Original.CX13]+[Original.DS13])" office:value-type="float" office:value="-223">
            <text:p>-223</text:p>
          </table:table-cell>
          <table:table-cell table:style-name="ce8" table:formula="of:=IF([Original.CY13] = &quot;&quot;;&quot;&quot;;[Original.CY13]+[Original.DT13])" office:value-type="float" office:value="-221">
            <text:p>-221</text:p>
          </table:table-cell>
          <table:table-cell table:style-name="ce8" table:formula="of:=IF([Original.CZ13] = &quot;&quot;;&quot;&quot;;[Original.CZ13]+[Original.DU13])" office:value-type="float" office:value="-220">
            <text:p>-220</text:p>
          </table:table-cell>
          <table:table-cell table:style-name="ce8" table:formula="of:=IF([Original.DA13] = &quot;&quot;;&quot;&quot;;[Original.DA13]+[Original.DV13])" office:value-type="float" office:value="-215">
            <text:p>-215</text:p>
          </table:table-cell>
          <table:table-cell table:style-name="ce8" table:formula="of:=IF([Original.DB13] = &quot;&quot;;&quot;&quot;;[Original.DB13]+[Original.DW13])" office:value-type="float" office:value="-210">
            <text:p>-210</text:p>
          </table:table-cell>
          <table:table-cell table:style-name="ce8" table:formula="of:=IF([Original.DC13] = &quot;&quot;;&quot;&quot;;[Original.DC13])" office:value-type="float" office:value="-226">
            <text:p>-226</text:p>
          </table:table-cell>
          <table:table-cell table:style-name="ce8" table:formula="of:=IF([Original.DD13] = &quot;&quot;;&quot;&quot;;[Original.DD13]+[Original.DR13])" office:value-type="float" office:value="-298">
            <text:p>-298</text:p>
          </table:table-cell>
          <table:table-cell table:style-name="ce8" table:formula="of:=IF([Original.DE13] = &quot;&quot;;&quot;&quot;;[Original.DE13]+[Original.DS13])" office:value-type="float" office:value="-297">
            <text:p>-297</text:p>
          </table:table-cell>
          <table:table-cell table:style-name="ce8" table:formula="of:=IF([Original.DF13] = &quot;&quot;;&quot;&quot;;[Original.DF13]+[Original.DT13])" office:value-type="float" office:value="-295">
            <text:p>-295</text:p>
          </table:table-cell>
          <table:table-cell table:style-name="ce8" table:formula="of:=IF([Original.DG13] = &quot;&quot;;&quot;&quot;;[Original.DG13]+[Original.DU13])" office:value-type="float" office:value="-294">
            <text:p>-294</text:p>
          </table:table-cell>
          <table:table-cell table:style-name="ce8" table:formula="of:=IF([Original.DH13] = &quot;&quot;;&quot;&quot;;[Original.DH13]+[Original.DV13])" office:value-type="float" office:value="-289">
            <text:p>-289</text:p>
          </table:table-cell>
          <table:table-cell table:style-name="ce8" table:formula="of:=IF([Original.DI13] = &quot;&quot;;&quot;&quot;;[Original.DI13]+[Original.DW13])" office:value-type="float" office:value="-284">
            <text:p>-284</text:p>
          </table:table-cell>
          <table:table-cell table:style-name="ce8" table:formula="of:=IF([Original.DJ13] = &quot;&quot;;&quot;&quot;;[Original.DJ13])" office:value-type="float" office:value="-300">
            <text:p>-300</text:p>
          </table:table-cell>
          <table:table-cell table:style-name="ce8" table:formula="of:=IF([Original.DK13] = &quot;&quot;;&quot;&quot;;[Original.DK13]+[Original.DR13])" office:value-type="float" office:value="-403">
            <text:p>-403</text:p>
          </table:table-cell>
          <table:table-cell table:style-name="ce8" table:formula="of:=IF([Original.DL13] = &quot;&quot;;&quot;&quot;;[Original.DL13]+[Original.DS13])" office:value-type="float" office:value="-402">
            <text:p>-402</text:p>
          </table:table-cell>
          <table:table-cell table:style-name="ce8" table:formula="of:=IF([Original.DM13] = &quot;&quot;;&quot;&quot;;[Original.DM13]+[Original.DT13])" office:value-type="float" office:value="-400">
            <text:p>-400</text:p>
          </table:table-cell>
          <table:table-cell table:style-name="ce8" table:formula="of:=IF([Original.DN13] = &quot;&quot;;&quot;&quot;;[Original.DN13]+[Original.DU13])" office:value-type="float" office:value="-399">
            <text:p>-399</text:p>
          </table:table-cell>
          <table:table-cell table:style-name="ce8" table:formula="of:=IF([Original.DO13] = &quot;&quot;;&quot;&quot;;[Original.DO13]+[Original.DV13])" office:value-type="float" office:value="-394">
            <text:p>-394</text:p>
          </table:table-cell>
          <table:table-cell table:style-name="ce8" table:formula="of:=IF([Original.DP13] = &quot;&quot;;&quot;&quot;;[Original.DP13]+[Original.DW13])" office:value-type="float" office:value="-389">
            <text:p>-389</text:p>
          </table:table-cell>
          <table:table-cell table:style-name="ce17" table:formula="of:=IF([Original.DQ13] = &quot;&quot;;&quot;&quot;;[Original.DQ13])" office:value-type="float" office:value="-405">
            <text:p>-405</text:p>
          </table:table-cell>
          <table:table-cell table:number-columns-repeated="820"/>
        </table:table-row>
        <table:table-row table:style-name="ro1">
          <table:table-cell table:style-name="ce21" table:formula="of:=IF([Original.A14] = &quot;&quot;;&quot;&quot;;[Original.A14])" office:value-type="float" office:value="80">
            <text:p>80</text:p>
          </table:table-cell>
          <table:table-cell table:style-name="ce8" table:formula="of:=IF([Original.B14] = &quot;&quot;;&quot;&quot;;[Original.B14])" office:value-type="float" office:value="360">
            <text:p>360</text:p>
          </table:table-cell>
          <table:table-cell table:style-name="ce8" table:formula="of:=IF([Original.C14] = &quot;&quot;;&quot;&quot;;[Original.C14])" office:value-type="float" office:value="200">
            <text:p>200</text:p>
          </table:table-cell>
          <table:table-cell table:style-name="ce8" table:formula="of:=IF([Original.D14] = &quot;&quot;;&quot;&quot;;[Original.D14])" office:value-type="float" office:value="150">
            <text:p>150</text:p>
          </table:table-cell>
          <table:table-cell table:style-name="ce8" table:formula="of:=IF([Original.E14] = &quot;&quot;;&quot;&quot;;[Original.E14])" office:value-type="string" office:string-value="u">
            <text:p>u</text:p>
          </table:table-cell>
          <table:table-cell table:style-name="ce8" table:formula="of:=IF([Original.F14] = &quot;&quot;;&quot;&quot;;[Original.F14])" office:value-type="float" office:value="100">
            <text:p>100</text:p>
          </table:table-cell>
          <table:table-cell table:style-name="ce8" table:formula="of:=IF([Original.G14] = &quot;&quot;;&quot;&quot;;[Original.G14])" office:value-type="float" office:value="60">
            <text:p>60</text:p>
          </table:table-cell>
          <table:table-cell table:style-name="ce8" table:formula="of:=IF([Original.H14] = &quot;&quot;;&quot;&quot;;[Original.H14])" office:value-type="string" office:string-value="u">
            <text:p>u</text:p>
          </table:table-cell>
          <table:table-cell table:style-name="ce8" table:formula="of:=IF([Original.I14] = &quot;&quot;;&quot;&quot;;[Original.I14])" office:value-type="float" office:value="30">
            <text:p>30</text:p>
          </table:table-cell>
          <table:table-cell table:style-name="ce8" table:formula="of:=IF([Original.J14] = &quot;&quot;;&quot;&quot;;[Original.J14])" office:value-type="string" office:string-value="u">
            <text:p>u</text:p>
          </table:table-cell>
          <table:table-cell table:style-name="ce8" table:formula="of:=IF([Original.K14] = &quot;&quot;;&quot;&quot;;[Original.K14])" office:value-type="float" office:value="10">
            <text:p>10</text:p>
          </table:table-cell>
          <table:table-cell table:style-name="ce8" table:formula="of:=IF([Original.L14] = &quot;&quot;;&quot;&quot;;[Original.L14])" office:value-type="float" office:value="0">
            <text:p>0</text:p>
          </table:table-cell>
          <table:table-cell table:style-name="ce8" table:formula="of:=IF([Original.M14] = &quot;&quot;;&quot;&quot;;[Original.M14])" office:value-type="string" office:string-value="JS">
            <text:p>JS</text:p>
          </table:table-cell>
          <table:table-cell table:style-name="ce8" table:formula="of:=IF([Original.N14] = &quot;&quot;;&quot;&quot;;[Original.N14])" office:value-type="float" office:value="13">
            <text:p>13</text:p>
          </table:table-cell>
          <table:table-cell table:style-name="ce8" table:formula="of:=IF([Original.O14] = &quot;&quot;;&quot;&quot;;[Original.O14])" office:value-type="float" office:value="18">
            <text:p>18</text:p>
          </table:table-cell>
          <table:table-cell table:style-name="ce8" table:formula="of:=IF([Original.P14] = &quot;&quot;;&quot;&quot;;[Original.P14])" office:value-type="float" office:value="28">
            <text:p>28</text:p>
          </table:table-cell>
          <table:table-cell table:style-name="ce8" table:formula="of:=IF([Original.Q14] = &quot;&quot;;&quot;&quot;;[Original.Q14]+[Original.DR14])" office:value-type="float" office:value="0">
            <text:p>0</text:p>
          </table:table-cell>
          <table:table-cell table:style-name="ce8" table:formula="of:=IF([Original.R14] = &quot;&quot;;&quot;&quot;;[Original.R14]+[Original.DS14])" office:value-type="float" office:value="1">
            <text:p>1</text:p>
          </table:table-cell>
          <table:table-cell table:style-name="ce8" table:formula="of:=IF([Original.S14] = &quot;&quot;;&quot;&quot;;[Original.S14]+[Original.DT14])" office:value-type="float" office:value="3">
            <text:p>3</text:p>
          </table:table-cell>
          <table:table-cell table:style-name="ce8" table:formula="of:=IF([Original.T14] = &quot;&quot;;&quot;&quot;;[Original.T14]+[Original.DU14])" office:value-type="float" office:value="4">
            <text:p>4</text:p>
          </table:table-cell>
          <table:table-cell table:style-name="ce8" table:formula="of:=IF([Original.U14] = &quot;&quot;;&quot;&quot;;[Original.U14]+[Original.DV14])" office:value-type="float" office:value="9">
            <text:p>9</text:p>
          </table:table-cell>
          <table:table-cell table:style-name="ce8" table:formula="of:=IF([Original.V14] = &quot;&quot;;&quot;&quot;;[Original.V14]+[Original.DW14])" office:value-type="float" office:value="14">
            <text:p>14</text:p>
          </table:table-cell>
          <table:table-cell table:style-name="ce8" table:formula="of:=IF([Original.W14] = &quot;&quot;;&quot;&quot;;[Original.W14])" office:value-type="string" office:string-value="u">
            <text:p>u</text:p>
          </table:table-cell>
          <table:table-cell table:style-name="ce8" table:formula="of:=IF([Original.X14] = &quot;&quot;;&quot;&quot;;[Original.X14]+[Original.DR14])" office:value-type="float" office:value="-9">
            <text:p>-9</text:p>
          </table:table-cell>
          <table:table-cell table:style-name="ce8" table:formula="of:=IF([Original.Y14] = &quot;&quot;;&quot;&quot;;[Original.Y14]+[Original.DS14])" office:value-type="float" office:value="-8">
            <text:p>-8</text:p>
          </table:table-cell>
          <table:table-cell table:style-name="ce8" table:formula="of:=IF([Original.Z14] = &quot;&quot;;&quot;&quot;;[Original.Z14]+[Original.DT14])" office:value-type="float" office:value="-6">
            <text:p>-6</text:p>
          </table:table-cell>
          <table:table-cell table:style-name="ce8" table:formula="of:=IF([Original.AA14] = &quot;&quot;;&quot;&quot;;[Original.AA14]+[Original.DU14])" office:value-type="float" office:value="-5">
            <text:p>-5</text:p>
          </table:table-cell>
          <table:table-cell table:style-name="ce8" table:formula="of:=IF([Original.AB14] = &quot;&quot;;&quot;&quot;;[Original.AB14]+[Original.DV14])" office:value-type="float" office:value="0">
            <text:p>0</text:p>
          </table:table-cell>
          <table:table-cell table:style-name="ce8" table:formula="of:=IF([Original.AC14] = &quot;&quot;;&quot;&quot;;[Original.AC14]+[Original.DW14])" office:value-type="float" office:value="5">
            <text:p>5</text:p>
          </table:table-cell>
          <table:table-cell table:style-name="ce8" table:formula="of:=IF([Original.AD14] = &quot;&quot;;&quot;&quot;;[Original.AD14])" office:value-type="float" office:value="-11">
            <text:p>-11</text:p>
          </table:table-cell>
          <table:table-cell table:style-name="ce8" table:formula="of:=IF([Original.AE14] = &quot;&quot;;&quot;&quot;;[Original.AE14]+[Original.DR14])" office:value-type="float" office:value="-18">
            <text:p>-18</text:p>
          </table:table-cell>
          <table:table-cell table:style-name="ce8" table:formula="of:=IF([Original.AF14] = &quot;&quot;;&quot;&quot;;[Original.AF14]+[Original.DS14])" office:value-type="float" office:value="-17">
            <text:p>-17</text:p>
          </table:table-cell>
          <table:table-cell table:style-name="ce8" table:formula="of:=IF([Original.AG14] = &quot;&quot;;&quot;&quot;;[Original.AG14]+[Original.DT14])" office:value-type="float" office:value="-15">
            <text:p>-15</text:p>
          </table:table-cell>
          <table:table-cell table:style-name="ce8" table:formula="of:=IF([Original.AH14] = &quot;&quot;;&quot;&quot;;[Original.AH14]+[Original.DU14])" office:value-type="float" office:value="-14">
            <text:p>-14</text:p>
          </table:table-cell>
          <table:table-cell table:style-name="ce8" table:formula="of:=IF([Original.AI14] = &quot;&quot;;&quot;&quot;;[Original.AI14]+[Original.DV14])" office:value-type="float" office:value="-9">
            <text:p>-9</text:p>
          </table:table-cell>
          <table:table-cell table:style-name="ce8" table:formula="of:=IF([Original.AJ14] = &quot;&quot;;&quot;&quot;;[Original.AJ14]+[Original.DW14])" office:value-type="float" office:value="-4">
            <text:p>-4</text:p>
          </table:table-cell>
          <table:table-cell table:style-name="ce8" table:formula="of:=IF([Original.AK14] = &quot;&quot;;&quot;&quot;;[Original.AK14])" office:value-type="float" office:value="0">
            <text:p>0</text:p>
          </table:table-cell>
          <table:table-cell table:style-name="ce8" table:formula="of:=IF([Original.AL14] = &quot;&quot;;&quot;&quot;;[Original.AL14]+[Original.DR14])" office:value-type="float" office:value="-30">
            <text:p>-30</text:p>
          </table:table-cell>
          <table:table-cell table:style-name="ce8" table:formula="of:=IF([Original.AM14] = &quot;&quot;;&quot;&quot;;[Original.AM14]+[Original.DS14])" office:value-type="float" office:value="-29">
            <text:p>-29</text:p>
          </table:table-cell>
          <table:table-cell table:style-name="ce8" table:formula="of:=IF([Original.AN14] = &quot;&quot;;&quot;&quot;;[Original.AN14]+[Original.DT14])" office:value-type="float" office:value="-27">
            <text:p>-27</text:p>
          </table:table-cell>
          <table:table-cell table:style-name="ce8" table:formula="of:=IF([Original.AO14] = &quot;&quot;;&quot;&quot;;[Original.AO14]+[Original.DU14])" office:value-type="float" office:value="-26">
            <text:p>-26</text:p>
          </table:table-cell>
          <table:table-cell table:style-name="ce8" table:formula="of:=IF([Original.AP14] = &quot;&quot;;&quot;&quot;;[Original.AP14]+[Original.DV14])" office:value-type="float" office:value="-21">
            <text:p>-21</text:p>
          </table:table-cell>
          <table:table-cell table:style-name="ce8" table:formula="of:=IF([Original.AQ14] = &quot;&quot;;&quot;&quot;;[Original.AQ14]+[Original.DW14])" office:value-type="float" office:value="-16">
            <text:p>-16</text:p>
          </table:table-cell>
          <table:table-cell table:style-name="ce8" table:formula="of:=IF([Original.AR14] = &quot;&quot;;&quot;&quot;;[Original.AR14])" office:value-type="float" office:value="-32">
            <text:p>-32</text:p>
          </table:table-cell>
          <table:table-cell table:style-name="ce8" table:formula="of:=IF([Original.AS14] = &quot;&quot;;&quot;&quot;;[Original.AS14]+[Original.DR14])" office:value-type="float" office:value="-41">
            <text:p>-41</text:p>
          </table:table-cell>
          <table:table-cell table:style-name="ce8" table:formula="of:=IF([Original.AT14] = &quot;&quot;;&quot;&quot;;[Original.AT14]+[Original.DS14])" office:value-type="float" office:value="-40">
            <text:p>-40</text:p>
          </table:table-cell>
          <table:table-cell table:style-name="ce8" table:formula="of:=IF([Original.AU14] = &quot;&quot;;&quot;&quot;;[Original.AU14]+[Original.DT14])" office:value-type="float" office:value="-38">
            <text:p>-38</text:p>
          </table:table-cell>
          <table:table-cell table:style-name="ce8" table:formula="of:=IF([Original.AV14] = &quot;&quot;;&quot;&quot;;[Original.AV14]+[Original.DU14])" office:value-type="float" office:value="-37">
            <text:p>-37</text:p>
          </table:table-cell>
          <table:table-cell table:style-name="ce8" table:formula="of:=IF([Original.AW14] = &quot;&quot;;&quot;&quot;;[Original.AW14]+[Original.DV14])" office:value-type="float" office:value="-32">
            <text:p>-32</text:p>
          </table:table-cell>
          <table:table-cell table:style-name="ce8" table:formula="of:=IF([Original.AX14] = &quot;&quot;;&quot;&quot;;[Original.AX14]+[Original.DW14])" office:value-type="float" office:value="-27">
            <text:p>-27</text:p>
          </table:table-cell>
          <table:table-cell table:style-name="ce8" table:formula="of:=IF([Original.AY14] = &quot;&quot;;&quot;&quot;;[Original.AY14])" office:value-type="float" office:value="-43">
            <text:p>-43</text:p>
          </table:table-cell>
          <table:table-cell table:style-name="ce8" table:formula="of:=IF([Original.AZ14] = &quot;&quot;;&quot;&quot;;[Original.AZ14]+[Original.DR14])" office:value-type="float" office:value="-57">
            <text:p>-57</text:p>
          </table:table-cell>
          <table:table-cell table:style-name="ce8" table:formula="of:=IF([Original.BA14] = &quot;&quot;;&quot;&quot;;[Original.BA14]+[Original.DS14])" office:value-type="float" office:value="-56">
            <text:p>-56</text:p>
          </table:table-cell>
          <table:table-cell table:style-name="ce8" table:formula="of:=IF([Original.BB14] = &quot;&quot;;&quot;&quot;;[Original.BB14]+[Original.DT14])" office:value-type="float" office:value="-54">
            <text:p>-54</text:p>
          </table:table-cell>
          <table:table-cell table:style-name="ce8" table:formula="of:=IF([Original.BC14] = &quot;&quot;;&quot;&quot;;[Original.BC14]+[Original.DU14])" office:value-type="float" office:value="-53">
            <text:p>-53</text:p>
          </table:table-cell>
          <table:table-cell table:style-name="ce8" table:formula="of:=IF([Original.BD14] = &quot;&quot;;&quot;&quot;;[Original.BD14]+[Original.DV14])" office:value-type="float" office:value="-48">
            <text:p>-48</text:p>
          </table:table-cell>
          <table:table-cell table:style-name="ce8" table:formula="of:=IF([Original.BE14] = &quot;&quot;;&quot;&quot;;[Original.BE14]+[Original.DW14])" office:value-type="float" office:value="-43">
            <text:p>-43</text:p>
          </table:table-cell>
          <table:table-cell table:style-name="ce8" table:formula="of:=IF([Original.BF14] = &quot;&quot;;&quot;&quot;;[Original.BF14])" office:value-type="float" office:value="-59">
            <text:p>-59</text:p>
          </table:table-cell>
          <table:table-cell table:style-name="ce8" table:formula="of:=IF([Original.BG14] = &quot;&quot;;&quot;&quot;;[Original.BG14]+[Original.DR14])" office:value-type="float" office:value="-73">
            <text:p>-73</text:p>
          </table:table-cell>
          <table:table-cell table:style-name="ce8" table:formula="of:=IF([Original.BH14] = &quot;&quot;;&quot;&quot;;[Original.BH14]+[Original.DS14])" office:value-type="float" office:value="-72">
            <text:p>-72</text:p>
          </table:table-cell>
          <table:table-cell table:style-name="ce8" table:formula="of:=IF([Original.BI14] = &quot;&quot;;&quot;&quot;;[Original.BI14]+[Original.DT14])" office:value-type="float" office:value="-70">
            <text:p>-70</text:p>
          </table:table-cell>
          <table:table-cell table:style-name="ce8" table:formula="of:=IF([Original.BJ14] = &quot;&quot;;&quot;&quot;;[Original.BJ14]+[Original.DU14])" office:value-type="float" office:value="-69">
            <text:p>-69</text:p>
          </table:table-cell>
          <table:table-cell table:style-name="ce8" table:formula="of:=IF([Original.BK14] = &quot;&quot;;&quot;&quot;;[Original.BK14]+[Original.DV14])" office:value-type="float" office:value="-64">
            <text:p>-64</text:p>
          </table:table-cell>
          <table:table-cell table:style-name="ce8" table:formula="of:=IF([Original.BL14] = &quot;&quot;;&quot;&quot;;[Original.BL14]+[Original.DW14])" office:value-type="float" office:value="-59">
            <text:p>-59</text:p>
          </table:table-cell>
          <table:table-cell table:style-name="ce8" table:formula="of:=IF([Original.BM14] = &quot;&quot;;&quot;&quot;;[Original.BM14])" office:value-type="float" office:value="-75">
            <text:p>-75</text:p>
          </table:table-cell>
          <table:table-cell table:style-name="ce8" table:formula="of:=IF([Original.BN14] = &quot;&quot;;&quot;&quot;;[Original.BN14]+[Original.DR14])" office:value-type="float" office:value="-100">
            <text:p>-100</text:p>
          </table:table-cell>
          <table:table-cell table:style-name="ce8" table:formula="of:=IF([Original.BO14] = &quot;&quot;;&quot;&quot;;[Original.BO14]+[Original.DS14])" office:value-type="float" office:value="-99">
            <text:p>-99</text:p>
          </table:table-cell>
          <table:table-cell table:style-name="ce8" table:formula="of:=IF([Original.BP14] = &quot;&quot;;&quot;&quot;;[Original.BP14]+[Original.DT14])" office:value-type="float" office:value="-97">
            <text:p>-97</text:p>
          </table:table-cell>
          <table:table-cell table:style-name="ce8" table:formula="of:=IF([Original.BQ14] = &quot;&quot;;&quot;&quot;;[Original.BQ14]+[Original.DU14])" office:value-type="float" office:value="-96">
            <text:p>-96</text:p>
          </table:table-cell>
          <table:table-cell table:style-name="ce8" table:formula="of:=IF([Original.BR14] = &quot;&quot;;&quot;&quot;;[Original.BR14]+[Original.DV14])" office:value-type="float" office:value="-91">
            <text:p>-91</text:p>
          </table:table-cell>
          <table:table-cell table:style-name="ce8" table:formula="of:=IF([Original.BS14] = &quot;&quot;;&quot;&quot;;[Original.BS14]+[Original.DW14])" office:value-type="float" office:value="-86">
            <text:p>-86</text:p>
          </table:table-cell>
          <table:table-cell table:style-name="ce8" table:formula="of:=IF([Original.BT14] = &quot;&quot;;&quot;&quot;;[Original.BT14])" office:value-type="float" office:value="-102">
            <text:p>-102</text:p>
          </table:table-cell>
          <table:table-cell table:style-name="ce8" table:formula="of:=IF([Original.BU14] = &quot;&quot;;&quot;&quot;;[Original.BU14]+[Original.DR14])" office:value-type="float" office:value="-118">
            <text:p>-118</text:p>
          </table:table-cell>
          <table:table-cell table:style-name="ce8" table:formula="of:=IF([Original.BV14] = &quot;&quot;;&quot;&quot;;[Original.BV14]+[Original.DS14])" office:value-type="float" office:value="-117">
            <text:p>-117</text:p>
          </table:table-cell>
          <table:table-cell table:style-name="ce8" table:formula="of:=IF([Original.BW14] = &quot;&quot;;&quot;&quot;;[Original.BW14]+[Original.DT14])" office:value-type="float" office:value="-115">
            <text:p>-115</text:p>
          </table:table-cell>
          <table:table-cell table:style-name="ce8" table:formula="of:=IF([Original.BX14] = &quot;&quot;;&quot;&quot;;[Original.BX14]+[Original.DU14])" office:value-type="float" office:value="-114">
            <text:p>-114</text:p>
          </table:table-cell>
          <table:table-cell table:style-name="ce8" table:formula="of:=IF([Original.BY14] = &quot;&quot;;&quot;&quot;;[Original.BY14]+[Original.DV14])" office:value-type="float" office:value="-109">
            <text:p>-109</text:p>
          </table:table-cell>
          <table:table-cell table:style-name="ce8" table:formula="of:=IF([Original.BZ14] = &quot;&quot;;&quot;&quot;;[Original.BZ14]+[Original.DW14])" office:value-type="float" office:value="-104">
            <text:p>-104</text:p>
          </table:table-cell>
          <table:table-cell table:style-name="ce8" table:formula="of:=IF([Original.CA14] = &quot;&quot;;&quot;&quot;;[Original.CA14])" office:value-type="float" office:value="-120">
            <text:p>-120</text:p>
          </table:table-cell>
          <table:table-cell table:style-name="ce8" table:formula="of:=IF([Original.CB14] = &quot;&quot;;&quot;&quot;;[Original.CB14]+[Original.DR14])" office:value-type="float" office:value="-144">
            <text:p>-144</text:p>
          </table:table-cell>
          <table:table-cell table:style-name="ce8" table:formula="of:=IF([Original.CC14] = &quot;&quot;;&quot;&quot;;[Original.CC14]+[Original.DS14])" office:value-type="float" office:value="-143">
            <text:p>-143</text:p>
          </table:table-cell>
          <table:table-cell table:style-name="ce8" table:formula="of:=IF([Original.CD14] = &quot;&quot;;&quot;&quot;;[Original.CD14]+[Original.DT14])" office:value-type="float" office:value="-141">
            <text:p>-141</text:p>
          </table:table-cell>
          <table:table-cell table:style-name="ce8" table:formula="of:=IF([Original.CE14] = &quot;&quot;;&quot;&quot;;[Original.CE14]+[Original.DU14])" office:value-type="float" office:value="-140">
            <text:p>-140</text:p>
          </table:table-cell>
          <table:table-cell table:style-name="ce8" table:formula="of:=IF([Original.CF14] = &quot;&quot;;&quot;&quot;;[Original.CF14]+[Original.DV14])" office:value-type="float" office:value="-135">
            <text:p>-135</text:p>
          </table:table-cell>
          <table:table-cell table:style-name="ce8" table:formula="of:=IF([Original.CG14] = &quot;&quot;;&quot;&quot;;[Original.CG14]+[Original.DW14])" office:value-type="float" office:value="-130">
            <text:p>-130</text:p>
          </table:table-cell>
          <table:table-cell table:style-name="ce8" table:formula="of:=IF([Original.CH14] = &quot;&quot;;&quot;&quot;;[Original.CH14])" office:value-type="float" office:value="-146">
            <text:p>-146</text:p>
          </table:table-cell>
          <table:table-cell table:style-name="ce8" table:formula="of:=IF([Original.CI14] = &quot;&quot;;&quot;&quot;;[Original.CI14]+[Original.DR14])" office:value-type="float" office:value="-172">
            <text:p>-172</text:p>
          </table:table-cell>
          <table:table-cell table:style-name="ce8" table:formula="of:=IF([Original.CJ14] = &quot;&quot;;&quot;&quot;;[Original.CJ14]+[Original.DS14])" office:value-type="float" office:value="-171">
            <text:p>-171</text:p>
          </table:table-cell>
          <table:table-cell table:style-name="ce8" table:formula="of:=IF([Original.CK14] = &quot;&quot;;&quot;&quot;;[Original.CK14]+[Original.DT14])" office:value-type="float" office:value="-169">
            <text:p>-169</text:p>
          </table:table-cell>
          <table:table-cell table:style-name="ce8" table:formula="of:=IF([Original.CL14] = &quot;&quot;;&quot;&quot;;[Original.CL14]+[Original.DU14])" office:value-type="float" office:value="-168">
            <text:p>-168</text:p>
          </table:table-cell>
          <table:table-cell table:style-name="ce8" table:formula="of:=IF([Original.CM14] = &quot;&quot;;&quot;&quot;;[Original.CM14]+[Original.DV14])" office:value-type="float" office:value="-163">
            <text:p>-163</text:p>
          </table:table-cell>
          <table:table-cell table:style-name="ce8" table:formula="of:=IF([Original.CN14] = &quot;&quot;;&quot;&quot;;[Original.CN14]+[Original.DW14])" office:value-type="float" office:value="-158">
            <text:p>-158</text:p>
          </table:table-cell>
          <table:table-cell table:style-name="ce8" table:formula="of:=IF([Original.CO14] = &quot;&quot;;&quot;&quot;;[Original.CO14])" office:value-type="float" office:value="-174">
            <text:p>-174</text:p>
          </table:table-cell>
          <table:table-cell table:style-name="ce8" table:formula="of:=IF([Original.CP14] = &quot;&quot;;&quot;&quot;;[Original.CP14]+[Original.DR14])" office:value-type="float" office:value="-208">
            <text:p>-208</text:p>
          </table:table-cell>
          <table:table-cell table:style-name="ce8" table:formula="of:=IF([Original.CQ14] = &quot;&quot;;&quot;&quot;;[Original.CQ14]+[Original.DS14])" office:value-type="float" office:value="-207">
            <text:p>-207</text:p>
          </table:table-cell>
          <table:table-cell table:style-name="ce8" table:formula="of:=IF([Original.CR14] = &quot;&quot;;&quot;&quot;;[Original.CR14]+[Original.DT14])" office:value-type="float" office:value="-205">
            <text:p>-205</text:p>
          </table:table-cell>
          <table:table-cell table:style-name="ce8" table:formula="of:=IF([Original.CS14] = &quot;&quot;;&quot;&quot;;[Original.CS14]+[Original.DU14])" office:value-type="float" office:value="-204">
            <text:p>-204</text:p>
          </table:table-cell>
          <table:table-cell table:style-name="ce8" table:formula="of:=IF([Original.CT14] = &quot;&quot;;&quot;&quot;;[Original.CT14]+[Original.DV14])" office:value-type="float" office:value="-199">
            <text:p>-199</text:p>
          </table:table-cell>
          <table:table-cell table:style-name="ce8" table:formula="of:=IF([Original.CU14] = &quot;&quot;;&quot;&quot;;[Original.CU14]+[Original.DW14])" office:value-type="float" office:value="-194">
            <text:p>-194</text:p>
          </table:table-cell>
          <table:table-cell table:style-name="ce8" table:formula="of:=IF([Original.CV14] = &quot;&quot;;&quot;&quot;;[Original.CV14])" office:value-type="float" office:value="-210">
            <text:p>-210</text:p>
          </table:table-cell>
          <table:table-cell table:style-name="ce8" table:formula="of:=IF([Original.CW14] = &quot;&quot;;&quot;&quot;;[Original.CW14]+[Original.DR14])" office:value-type="float" office:value="-272">
            <text:p>-272</text:p>
          </table:table-cell>
          <table:table-cell table:style-name="ce8" table:formula="of:=IF([Original.CX14] = &quot;&quot;;&quot;&quot;;[Original.CX14]+[Original.DS14])" office:value-type="float" office:value="-271">
            <text:p>-271</text:p>
          </table:table-cell>
          <table:table-cell table:style-name="ce8" table:formula="of:=IF([Original.CY14] = &quot;&quot;;&quot;&quot;;[Original.CY14]+[Original.DT14])" office:value-type="float" office:value="-269">
            <text:p>-269</text:p>
          </table:table-cell>
          <table:table-cell table:style-name="ce8" table:formula="of:=IF([Original.CZ14] = &quot;&quot;;&quot;&quot;;[Original.CZ14]+[Original.DU14])" office:value-type="float" office:value="-268">
            <text:p>-268</text:p>
          </table:table-cell>
          <table:table-cell table:style-name="ce8" table:formula="of:=IF([Original.DA14] = &quot;&quot;;&quot;&quot;;[Original.DA14]+[Original.DV14])" office:value-type="float" office:value="-263">
            <text:p>-263</text:p>
          </table:table-cell>
          <table:table-cell table:style-name="ce8" table:formula="of:=IF([Original.DB14] = &quot;&quot;;&quot;&quot;;[Original.DB14]+[Original.DW14])" office:value-type="float" office:value="-258">
            <text:p>-258</text:p>
          </table:table-cell>
          <table:table-cell table:style-name="ce8" table:formula="of:=IF([Original.DC14] = &quot;&quot;;&quot;&quot;;[Original.DC14])" office:value-type="float" office:value="-274">
            <text:p>-274</text:p>
          </table:table-cell>
          <table:table-cell table:style-name="ce8" table:formula="of:=IF([Original.DD14] = &quot;&quot;;&quot;&quot;;[Original.DD14]+[Original.DR14])" office:value-type="float" office:value="-358">
            <text:p>-358</text:p>
          </table:table-cell>
          <table:table-cell table:style-name="ce8" table:formula="of:=IF([Original.DE14] = &quot;&quot;;&quot;&quot;;[Original.DE14]+[Original.DS14])" office:value-type="float" office:value="-357">
            <text:p>-357</text:p>
          </table:table-cell>
          <table:table-cell table:style-name="ce8" table:formula="of:=IF([Original.DF14] = &quot;&quot;;&quot;&quot;;[Original.DF14]+[Original.DT14])" office:value-type="float" office:value="-355">
            <text:p>-355</text:p>
          </table:table-cell>
          <table:table-cell table:style-name="ce8" table:formula="of:=IF([Original.DG14] = &quot;&quot;;&quot;&quot;;[Original.DG14]+[Original.DU14])" office:value-type="float" office:value="-354">
            <text:p>-354</text:p>
          </table:table-cell>
          <table:table-cell table:style-name="ce8" table:formula="of:=IF([Original.DH14] = &quot;&quot;;&quot;&quot;;[Original.DH14]+[Original.DV14])" office:value-type="float" office:value="-349">
            <text:p>-349</text:p>
          </table:table-cell>
          <table:table-cell table:style-name="ce8" table:formula="of:=IF([Original.DI14] = &quot;&quot;;&quot;&quot;;[Original.DI14]+[Original.DW14])" office:value-type="float" office:value="-344">
            <text:p>-344</text:p>
          </table:table-cell>
          <table:table-cell table:style-name="ce8" table:formula="of:=IF([Original.DJ14] = &quot;&quot;;&quot;&quot;;[Original.DJ14])" office:value-type="float" office:value="-360">
            <text:p>-360</text:p>
          </table:table-cell>
          <table:table-cell table:style-name="ce8" table:formula="of:=IF([Original.DK14] = &quot;&quot;;&quot;&quot;;[Original.DK14]+[Original.DR14])" office:value-type="float" office:value="-478">
            <text:p>-478</text:p>
          </table:table-cell>
          <table:table-cell table:style-name="ce8" table:formula="of:=IF([Original.DL14] = &quot;&quot;;&quot;&quot;;[Original.DL14]+[Original.DS14])" office:value-type="float" office:value="-477">
            <text:p>-477</text:p>
          </table:table-cell>
          <table:table-cell table:style-name="ce8" table:formula="of:=IF([Original.DM14] = &quot;&quot;;&quot;&quot;;[Original.DM14]+[Original.DT14])" office:value-type="float" office:value="-475">
            <text:p>-475</text:p>
          </table:table-cell>
          <table:table-cell table:style-name="ce8" table:formula="of:=IF([Original.DN14] = &quot;&quot;;&quot;&quot;;[Original.DN14]+[Original.DU14])" office:value-type="float" office:value="-474">
            <text:p>-474</text:p>
          </table:table-cell>
          <table:table-cell table:style-name="ce8" table:formula="of:=IF([Original.DO14] = &quot;&quot;;&quot;&quot;;[Original.DO14]+[Original.DV14])" office:value-type="float" office:value="-469">
            <text:p>-469</text:p>
          </table:table-cell>
          <table:table-cell table:style-name="ce8" table:formula="of:=IF([Original.DP14] = &quot;&quot;;&quot;&quot;;[Original.DP14]+[Original.DW14])" office:value-type="float" office:value="-464">
            <text:p>-464</text:p>
          </table:table-cell>
          <table:table-cell table:style-name="ce17" table:formula="of:=IF([Original.DQ14] = &quot;&quot;;&quot;&quot;;[Original.DQ14])" office:value-type="float" office:value="-480">
            <text:p>-480</text:p>
          </table:table-cell>
          <table:table-cell table:number-columns-repeated="820"/>
        </table:table-row>
        <table:table-row table:style-name="ro1">
          <table:table-cell table:style-name="ce21" table:formula="of:=IF([Original.A15] = &quot;&quot;;&quot;&quot;;[Original.A15])" office:value-type="float" office:value="100">
            <text:p>100</text:p>
          </table:table-cell>
          <table:table-cell table:style-name="ce8" table:formula="of:=IF([Original.B15] = &quot;&quot;;&quot;&quot;;[Original.B15])" office:value-type="float" office:value="380">
            <text:p>380</text:p>
          </table:table-cell>
          <table:table-cell table:style-name="ce8" table:formula="of:=IF([Original.C15] = &quot;&quot;;&quot;&quot;;[Original.C15])" office:value-type="float" office:value="220">
            <text:p>220</text:p>
          </table:table-cell>
          <table:table-cell table:style-name="ce8" table:formula="of:=IF([Original.D15] = &quot;&quot;;&quot;&quot;;[Original.D15])" office:value-type="float" office:value="170">
            <text:p>170</text:p>
          </table:table-cell>
          <table:table-cell table:style-name="ce8" table:formula="of:=IF([Original.E15] = &quot;&quot;;&quot;&quot;;[Original.E15])" office:value-type="string" office:string-value="u">
            <text:p>u</text:p>
          </table:table-cell>
          <table:table-cell table:style-name="ce8" table:formula="of:=IF([Original.F15] = &quot;&quot;;&quot;&quot;;[Original.F15])" office:value-type="float" office:value="120">
            <text:p>120</text:p>
          </table:table-cell>
          <table:table-cell table:style-name="ce8" table:formula="of:=IF([Original.G15] = &quot;&quot;;&quot;&quot;;[Original.G15])" office:value-type="float" office:value="72">
            <text:p>72</text:p>
          </table:table-cell>
          <table:table-cell table:style-name="ce8" table:formula="of:=IF([Original.H15] = &quot;&quot;;&quot;&quot;;[Original.H15])" office:value-type="string" office:string-value="u">
            <text:p>u</text:p>
          </table:table-cell>
          <table:table-cell table:style-name="ce8" table:formula="of:=IF([Original.I15] = &quot;&quot;;&quot;&quot;;[Original.I15])" office:value-type="float" office:value="36">
            <text:p>36</text:p>
          </table:table-cell>
          <table:table-cell table:style-name="ce8" table:formula="of:=IF([Original.J15] = &quot;&quot;;&quot;&quot;;[Original.J15])" office:value-type="string" office:string-value="u">
            <text:p>u</text:p>
          </table:table-cell>
          <table:table-cell table:style-name="ce8" table:formula="of:=IF([Original.K15] = &quot;&quot;;&quot;&quot;;[Original.K15])" office:value-type="float" office:value="12">
            <text:p>12</text:p>
          </table:table-cell>
          <table:table-cell table:style-name="ce8" table:formula="of:=IF([Original.L15] = &quot;&quot;;&quot;&quot;;[Original.L15])" office:value-type="float" office:value="0">
            <text:p>0</text:p>
          </table:table-cell>
          <table:table-cell table:style-name="ce8" table:formula="of:=IF([Original.M15] = &quot;&quot;;&quot;&quot;;[Original.M15])" office:value-type="string" office:string-value="JS">
            <text:p>JS</text:p>
          </table:table-cell>
          <table:table-cell table:style-name="ce8" table:formula="of:=IF([Original.N15] = &quot;&quot;;&quot;&quot;;[Original.N15])" office:value-type="float" office:value="16">
            <text:p>16</text:p>
          </table:table-cell>
          <table:table-cell table:style-name="ce8" table:formula="of:=IF([Original.O15] = &quot;&quot;;&quot;&quot;;[Original.O15])" office:value-type="float" office:value="22">
            <text:p>22</text:p>
          </table:table-cell>
          <table:table-cell table:style-name="ce8" table:formula="of:=IF([Original.P15] = &quot;&quot;;&quot;&quot;;[Original.P15])" office:value-type="float" office:value="34">
            <text:p>34</text:p>
          </table:table-cell>
          <table:table-cell table:style-name="ce8" table:formula="of:=IF([Original.Q15] = &quot;&quot;;&quot;&quot;;[Original.Q15]+[Original.DR15])" office:value-type="float" office:value="-1">
            <text:p>-1</text:p>
          </table:table-cell>
          <table:table-cell table:style-name="ce8" table:formula="of:=IF([Original.R15] = &quot;&quot;;&quot;&quot;;[Original.R15]+[Original.DS15])" office:value-type="float" office:value="1">
            <text:p>1</text:p>
          </table:table-cell>
          <table:table-cell table:style-name="ce8" table:formula="of:=IF([Original.S15] = &quot;&quot;;&quot;&quot;;[Original.S15]+[Original.DT15])" office:value-type="float" office:value="2">
            <text:p>2</text:p>
          </table:table-cell>
          <table:table-cell table:style-name="ce8" table:formula="of:=IF([Original.T15] = &quot;&quot;;&quot;&quot;;[Original.T15]+[Original.DU15])" office:value-type="float" office:value="4">
            <text:p>4</text:p>
          </table:table-cell>
          <table:table-cell table:style-name="ce8" table:formula="of:=IF([Original.U15] = &quot;&quot;;&quot;&quot;;[Original.U15]+[Original.DV15])" office:value-type="float" office:value="10">
            <text:p>10</text:p>
          </table:table-cell>
          <table:table-cell table:style-name="ce8" table:formula="of:=IF([Original.V15] = &quot;&quot;;&quot;&quot;;[Original.V15]+[Original.DW15])" office:value-type="float" office:value="16">
            <text:p>16</text:p>
          </table:table-cell>
          <table:table-cell table:style-name="ce8" table:formula="of:=IF([Original.W15] = &quot;&quot;;&quot;&quot;;[Original.W15])" office:value-type="string" office:string-value="u">
            <text:p>u</text:p>
          </table:table-cell>
          <table:table-cell table:style-name="ce8" table:formula="of:=IF([Original.X15] = &quot;&quot;;&quot;&quot;;[Original.X15]+[Original.DR15])" office:value-type="float" office:value="-11">
            <text:p>-11</text:p>
          </table:table-cell>
          <table:table-cell table:style-name="ce8" table:formula="of:=IF([Original.Y15] = &quot;&quot;;&quot;&quot;;[Original.Y15]+[Original.DS15])" office:value-type="float" office:value="-9">
            <text:p>-9</text:p>
          </table:table-cell>
          <table:table-cell table:style-name="ce8" table:formula="of:=IF([Original.Z15] = &quot;&quot;;&quot;&quot;;[Original.Z15]+[Original.DT15])" office:value-type="float" office:value="-8">
            <text:p>-8</text:p>
          </table:table-cell>
          <table:table-cell table:style-name="ce8" table:formula="of:=IF([Original.AA15] = &quot;&quot;;&quot;&quot;;[Original.AA15]+[Original.DU15])" office:value-type="float" office:value="-6">
            <text:p>-6</text:p>
          </table:table-cell>
          <table:table-cell table:style-name="ce8" table:formula="of:=IF([Original.AB15] = &quot;&quot;;&quot;&quot;;[Original.AB15]+[Original.DV15])" office:value-type="float" office:value="0">
            <text:p>0</text:p>
          </table:table-cell>
          <table:table-cell table:style-name="ce8" table:formula="of:=IF([Original.AC15] = &quot;&quot;;&quot;&quot;;[Original.AC15]+[Original.DW15])" office:value-type="float" office:value="6">
            <text:p>6</text:p>
          </table:table-cell>
          <table:table-cell table:style-name="ce8" table:formula="of:=IF([Original.AD15] = &quot;&quot;;&quot;&quot;;[Original.AD15])" office:value-type="float" office:value="-13">
            <text:p>-13</text:p>
          </table:table-cell>
          <table:table-cell table:style-name="ce8" table:formula="of:=IF([Original.AE15] = &quot;&quot;;&quot;&quot;;[Original.AE15]+[Original.DR15])" office:value-type="float" office:value="-21">
            <text:p>-21</text:p>
          </table:table-cell>
          <table:table-cell table:style-name="ce8" table:formula="of:=IF([Original.AF15] = &quot;&quot;;&quot;&quot;;[Original.AF15]+[Original.DS15])" office:value-type="float" office:value="-19">
            <text:p>-19</text:p>
          </table:table-cell>
          <table:table-cell table:style-name="ce8" table:formula="of:=IF([Original.AG15] = &quot;&quot;;&quot;&quot;;[Original.AG15]+[Original.DT15])" office:value-type="float" office:value="-18">
            <text:p>-18</text:p>
          </table:table-cell>
          <table:table-cell table:style-name="ce8" table:formula="of:=IF([Original.AH15] = &quot;&quot;;&quot;&quot;;[Original.AH15]+[Original.DU15])" office:value-type="float" office:value="-16">
            <text:p>-16</text:p>
          </table:table-cell>
          <table:table-cell table:style-name="ce8" table:formula="of:=IF([Original.AI15] = &quot;&quot;;&quot;&quot;;[Original.AI15]+[Original.DV15])" office:value-type="float" office:value="-10">
            <text:p>-10</text:p>
          </table:table-cell>
          <table:table-cell table:style-name="ce8" table:formula="of:=IF([Original.AJ15] = &quot;&quot;;&quot;&quot;;[Original.AJ15]+[Original.DW15])" office:value-type="float" office:value="-4">
            <text:p>-4</text:p>
          </table:table-cell>
          <table:table-cell table:style-name="ce8" table:formula="of:=IF([Original.AK15] = &quot;&quot;;&quot;&quot;;[Original.AK15])" office:value-type="float" office:value="0">
            <text:p>0</text:p>
          </table:table-cell>
          <table:table-cell table:style-name="ce8" table:formula="of:=IF([Original.AL15] = &quot;&quot;;&quot;&quot;;[Original.AL15]+[Original.DR15])" office:value-type="float" office:value="-35">
            <text:p>-35</text:p>
          </table:table-cell>
          <table:table-cell table:style-name="ce8" table:formula="of:=IF([Original.AM15] = &quot;&quot;;&quot;&quot;;[Original.AM15]+[Original.DS15])" office:value-type="float" office:value="-33">
            <text:p>-33</text:p>
          </table:table-cell>
          <table:table-cell table:style-name="ce8" table:formula="of:=IF([Original.AN15] = &quot;&quot;;&quot;&quot;;[Original.AN15]+[Original.DT15])" office:value-type="float" office:value="-32">
            <text:p>-32</text:p>
          </table:table-cell>
          <table:table-cell table:style-name="ce8" table:formula="of:=IF([Original.AO15] = &quot;&quot;;&quot;&quot;;[Original.AO15]+[Original.DU15])" office:value-type="float" office:value="-30">
            <text:p>-30</text:p>
          </table:table-cell>
          <table:table-cell table:style-name="ce8" table:formula="of:=IF([Original.AP15] = &quot;&quot;;&quot;&quot;;[Original.AP15]+[Original.DV15])" office:value-type="float" office:value="-24">
            <text:p>-24</text:p>
          </table:table-cell>
          <table:table-cell table:style-name="ce8" table:formula="of:=IF([Original.AQ15] = &quot;&quot;;&quot;&quot;;[Original.AQ15]+[Original.DW15])" office:value-type="float" office:value="-18">
            <text:p>-18</text:p>
          </table:table-cell>
          <table:table-cell table:style-name="ce8" table:formula="of:=IF([Original.AR15] = &quot;&quot;;&quot;&quot;;[Original.AR15])" office:value-type="float" office:value="-37">
            <text:p>-37</text:p>
          </table:table-cell>
          <table:table-cell table:style-name="ce8" table:formula="of:=IF([Original.AS15] = &quot;&quot;;&quot;&quot;;[Original.AS15]+[Original.DR15])" office:value-type="float" office:value="-49">
            <text:p>-49</text:p>
          </table:table-cell>
          <table:table-cell table:style-name="ce8" table:formula="of:=IF([Original.AT15] = &quot;&quot;;&quot;&quot;;[Original.AT15]+[Original.DS15])" office:value-type="float" office:value="-47">
            <text:p>-47</text:p>
          </table:table-cell>
          <table:table-cell table:style-name="ce8" table:formula="of:=IF([Original.AU15] = &quot;&quot;;&quot;&quot;;[Original.AU15]+[Original.DT15])" office:value-type="float" office:value="-46">
            <text:p>-46</text:p>
          </table:table-cell>
          <table:table-cell table:style-name="ce8" table:formula="of:=IF([Original.AV15] = &quot;&quot;;&quot;&quot;;[Original.AV15]+[Original.DU15])" office:value-type="float" office:value="-44">
            <text:p>-44</text:p>
          </table:table-cell>
          <table:table-cell table:style-name="ce8" table:formula="of:=IF([Original.AW15] = &quot;&quot;;&quot;&quot;;[Original.AW15]+[Original.DV15])" office:value-type="float" office:value="-38">
            <text:p>-38</text:p>
          </table:table-cell>
          <table:table-cell table:style-name="ce8" table:formula="of:=IF([Original.AX15] = &quot;&quot;;&quot;&quot;;[Original.AX15]+[Original.DW15])" office:value-type="float" office:value="-32">
            <text:p>-32</text:p>
          </table:table-cell>
          <table:table-cell table:style-name="ce8" table:formula="of:=IF([Original.AY15] = &quot;&quot;;&quot;&quot;;[Original.AY15])" office:value-type="float" office:value="-51">
            <text:p>-51</text:p>
          </table:table-cell>
          <table:table-cell table:style-name="ce8" table:formula="of:=IF([Original.AZ15] = &quot;&quot;;&quot;&quot;;[Original.AZ15]+[Original.DR15])" office:value-type="float" office:value="-69">
            <text:p>-69</text:p>
          </table:table-cell>
          <table:table-cell table:style-name="ce8" table:formula="of:=IF([Original.BA15] = &quot;&quot;;&quot;&quot;;[Original.BA15]+[Original.DS15])" office:value-type="float" office:value="-67">
            <text:p>-67</text:p>
          </table:table-cell>
          <table:table-cell table:style-name="ce8" table:formula="of:=IF([Original.BB15] = &quot;&quot;;&quot;&quot;;[Original.BB15]+[Original.DT15])" office:value-type="float" office:value="-66">
            <text:p>-66</text:p>
          </table:table-cell>
          <table:table-cell table:style-name="ce8" table:formula="of:=IF([Original.BC15] = &quot;&quot;;&quot;&quot;;[Original.BC15]+[Original.DU15])" office:value-type="float" office:value="-64">
            <text:p>-64</text:p>
          </table:table-cell>
          <table:table-cell table:style-name="ce8" table:formula="of:=IF([Original.BD15] = &quot;&quot;;&quot;&quot;;[Original.BD15]+[Original.DV15])" office:value-type="float" office:value="-58">
            <text:p>-58</text:p>
          </table:table-cell>
          <table:table-cell table:style-name="ce8" table:formula="of:=IF([Original.BE15] = &quot;&quot;;&quot;&quot;;[Original.BE15]+[Original.DW15])" office:value-type="float" office:value="-52">
            <text:p>-52</text:p>
          </table:table-cell>
          <table:table-cell table:style-name="ce8" table:formula="of:=IF([Original.BF15] = &quot;&quot;;&quot;&quot;;[Original.BF15])" office:value-type="float" office:value="-71">
            <text:p>-71</text:p>
          </table:table-cell>
          <table:table-cell table:style-name="ce8" table:formula="of:=IF([Original.BG15] = &quot;&quot;;&quot;&quot;;[Original.BG15]+[Original.DR15])" office:value-type="float" office:value="-89">
            <text:p>-89</text:p>
          </table:table-cell>
          <table:table-cell table:style-name="ce8" table:formula="of:=IF([Original.BH15] = &quot;&quot;;&quot;&quot;;[Original.BH15]+[Original.DS15])" office:value-type="float" office:value="-87">
            <text:p>-87</text:p>
          </table:table-cell>
          <table:table-cell table:style-name="ce8" table:formula="of:=IF([Original.BI15] = &quot;&quot;;&quot;&quot;;[Original.BI15]+[Original.DT15])" office:value-type="float" office:value="-86">
            <text:p>-86</text:p>
          </table:table-cell>
          <table:table-cell table:style-name="ce8" table:formula="of:=IF([Original.BJ15] = &quot;&quot;;&quot;&quot;;[Original.BJ15]+[Original.DU15])" office:value-type="float" office:value="-84">
            <text:p>-84</text:p>
          </table:table-cell>
          <table:table-cell table:style-name="ce8" table:formula="of:=IF([Original.BK15] = &quot;&quot;;&quot;&quot;;[Original.BK15]+[Original.DV15])" office:value-type="float" office:value="-78">
            <text:p>-78</text:p>
          </table:table-cell>
          <table:table-cell table:style-name="ce8" table:formula="of:=IF([Original.BL15] = &quot;&quot;;&quot;&quot;;[Original.BL15]+[Original.DW15])" office:value-type="float" office:value="-72">
            <text:p>-72</text:p>
          </table:table-cell>
          <table:table-cell table:style-name="ce8" table:formula="of:=IF([Original.BM15] = &quot;&quot;;&quot;&quot;;[Original.BM15])" office:value-type="float" office:value="-91">
            <text:p>-91</text:p>
          </table:table-cell>
          <table:table-cell table:style-name="ce8" table:formula="of:=IF([Original.BN15] = &quot;&quot;;&quot;&quot;;[Original.BN15]+[Original.DR15])" office:value-type="float" office:value="-122">
            <text:p>-122</text:p>
          </table:table-cell>
          <table:table-cell table:style-name="ce8" table:formula="of:=IF([Original.BO15] = &quot;&quot;;&quot;&quot;;[Original.BO15]+[Original.DS15])" office:value-type="float" office:value="-120">
            <text:p>-120</text:p>
          </table:table-cell>
          <table:table-cell table:style-name="ce8" table:formula="of:=IF([Original.BP15] = &quot;&quot;;&quot;&quot;;[Original.BP15]+[Original.DT15])" office:value-type="float" office:value="-119">
            <text:p>-119</text:p>
          </table:table-cell>
          <table:table-cell table:style-name="ce8" table:formula="of:=IF([Original.BQ15] = &quot;&quot;;&quot;&quot;;[Original.BQ15]+[Original.DU15])" office:value-type="float" office:value="-117">
            <text:p>-117</text:p>
          </table:table-cell>
          <table:table-cell table:style-name="ce8" table:formula="of:=IF([Original.BR15] = &quot;&quot;;&quot;&quot;;[Original.BR15]+[Original.DV15])" office:value-type="float" office:value="-111">
            <text:p>-111</text:p>
          </table:table-cell>
          <table:table-cell table:style-name="ce8" table:formula="of:=IF([Original.BS15] = &quot;&quot;;&quot;&quot;;[Original.BS15]+[Original.DW15])" office:value-type="float" office:value="-105">
            <text:p>-105</text:p>
          </table:table-cell>
          <table:table-cell table:style-name="ce8" table:formula="of:=IF([Original.BT15] = &quot;&quot;;&quot;&quot;;[Original.BT15])" office:value-type="float" office:value="-124">
            <text:p>-124</text:p>
          </table:table-cell>
          <table:table-cell table:style-name="ce8" table:formula="of:=IF([Original.BU15] = &quot;&quot;;&quot;&quot;;[Original.BU15]+[Original.DR15])" office:value-type="float" office:value="-144">
            <text:p>-144</text:p>
          </table:table-cell>
          <table:table-cell table:style-name="ce8" table:formula="of:=IF([Original.BV15] = &quot;&quot;;&quot;&quot;;[Original.BV15]+[Original.DS15])" office:value-type="float" office:value="-142">
            <text:p>-142</text:p>
          </table:table-cell>
          <table:table-cell table:style-name="ce8" table:formula="of:=IF([Original.BW15] = &quot;&quot;;&quot;&quot;;[Original.BW15]+[Original.DT15])" office:value-type="float" office:value="-141">
            <text:p>-141</text:p>
          </table:table-cell>
          <table:table-cell table:style-name="ce8" table:formula="of:=IF([Original.BX15] = &quot;&quot;;&quot;&quot;;[Original.BX15]+[Original.DU15])" office:value-type="float" office:value="-139">
            <text:p>-139</text:p>
          </table:table-cell>
          <table:table-cell table:style-name="ce8" table:formula="of:=IF([Original.BY15] = &quot;&quot;;&quot;&quot;;[Original.BY15]+[Original.DV15])" office:value-type="float" office:value="-133">
            <text:p>-133</text:p>
          </table:table-cell>
          <table:table-cell table:style-name="ce8" table:formula="of:=IF([Original.BZ15] = &quot;&quot;;&quot;&quot;;[Original.BZ15]+[Original.DW15])" office:value-type="float" office:value="-127">
            <text:p>-127</text:p>
          </table:table-cell>
          <table:table-cell table:style-name="ce8" table:formula="of:=IF([Original.CA15] = &quot;&quot;;&quot;&quot;;[Original.CA15])" office:value-type="float" office:value="-146">
            <text:p>-146</text:p>
          </table:table-cell>
          <table:table-cell table:style-name="ce8" table:formula="of:=IF([Original.CB15] = &quot;&quot;;&quot;&quot;;[Original.CB15]+[Original.DR15])" office:value-type="float" office:value="-176">
            <text:p>-176</text:p>
          </table:table-cell>
          <table:table-cell table:style-name="ce8" table:formula="of:=IF([Original.CC15] = &quot;&quot;;&quot;&quot;;[Original.CC15]+[Original.DS15])" office:value-type="float" office:value="-174">
            <text:p>-174</text:p>
          </table:table-cell>
          <table:table-cell table:style-name="ce8" table:formula="of:=IF([Original.CD15] = &quot;&quot;;&quot;&quot;;[Original.CD15]+[Original.DT15])" office:value-type="float" office:value="-173">
            <text:p>-173</text:p>
          </table:table-cell>
          <table:table-cell table:style-name="ce8" table:formula="of:=IF([Original.CE15] = &quot;&quot;;&quot;&quot;;[Original.CE15]+[Original.DU15])" office:value-type="float" office:value="-171">
            <text:p>-171</text:p>
          </table:table-cell>
          <table:table-cell table:style-name="ce8" table:formula="of:=IF([Original.CF15] = &quot;&quot;;&quot;&quot;;[Original.CF15]+[Original.DV15])" office:value-type="float" office:value="-165">
            <text:p>-165</text:p>
          </table:table-cell>
          <table:table-cell table:style-name="ce8" table:formula="of:=IF([Original.CG15] = &quot;&quot;;&quot;&quot;;[Original.CG15]+[Original.DW15])" office:value-type="float" office:value="-159">
            <text:p>-159</text:p>
          </table:table-cell>
          <table:table-cell table:style-name="ce8" table:formula="of:=IF([Original.CH15] = &quot;&quot;;&quot;&quot;;[Original.CH15])" office:value-type="float" office:value="-178">
            <text:p>-178</text:p>
          </table:table-cell>
          <table:table-cell table:style-name="ce8" table:formula="of:=IF([Original.CI15] = &quot;&quot;;&quot;&quot;;[Original.CI15]+[Original.DR15])" office:value-type="float" office:value="-212">
            <text:p>-212</text:p>
          </table:table-cell>
          <table:table-cell table:style-name="ce8" table:formula="of:=IF([Original.CJ15] = &quot;&quot;;&quot;&quot;;[Original.CJ15]+[Original.DS15])" office:value-type="float" office:value="-210">
            <text:p>-210</text:p>
          </table:table-cell>
          <table:table-cell table:style-name="ce8" table:formula="of:=IF([Original.CK15] = &quot;&quot;;&quot;&quot;;[Original.CK15]+[Original.DT15])" office:value-type="float" office:value="-209">
            <text:p>-209</text:p>
          </table:table-cell>
          <table:table-cell table:style-name="ce8" table:formula="of:=IF([Original.CL15] = &quot;&quot;;&quot;&quot;;[Original.CL15]+[Original.DU15])" office:value-type="float" office:value="-207">
            <text:p>-207</text:p>
          </table:table-cell>
          <table:table-cell table:style-name="ce8" table:formula="of:=IF([Original.CM15] = &quot;&quot;;&quot;&quot;;[Original.CM15]+[Original.DV15])" office:value-type="float" office:value="-201">
            <text:p>-201</text:p>
          </table:table-cell>
          <table:table-cell table:style-name="ce8" table:formula="of:=IF([Original.CN15] = &quot;&quot;;&quot;&quot;;[Original.CN15]+[Original.DW15])" office:value-type="float" office:value="-195">
            <text:p>-195</text:p>
          </table:table-cell>
          <table:table-cell table:style-name="ce8" table:formula="of:=IF([Original.CO15] = &quot;&quot;;&quot;&quot;;[Original.CO15])" office:value-type="float" office:value="-214">
            <text:p>-214</text:p>
          </table:table-cell>
          <table:table-cell table:style-name="ce8" table:formula="of:=IF([Original.CP15] = &quot;&quot;;&quot;&quot;;[Original.CP15]+[Original.DR15])" office:value-type="float" office:value="-256">
            <text:p>-256</text:p>
          </table:table-cell>
          <table:table-cell table:style-name="ce8" table:formula="of:=IF([Original.CQ15] = &quot;&quot;;&quot;&quot;;[Original.CQ15]+[Original.DS15])" office:value-type="float" office:value="-254">
            <text:p>-254</text:p>
          </table:table-cell>
          <table:table-cell table:style-name="ce8" table:formula="of:=IF([Original.CR15] = &quot;&quot;;&quot;&quot;;[Original.CR15]+[Original.DT15])" office:value-type="float" office:value="-253">
            <text:p>-253</text:p>
          </table:table-cell>
          <table:table-cell table:style-name="ce8" table:formula="of:=IF([Original.CS15] = &quot;&quot;;&quot;&quot;;[Original.CS15]+[Original.DU15])" office:value-type="float" office:value="-251">
            <text:p>-251</text:p>
          </table:table-cell>
          <table:table-cell table:style-name="ce8" table:formula="of:=IF([Original.CT15] = &quot;&quot;;&quot;&quot;;[Original.CT15]+[Original.DV15])" office:value-type="float" office:value="-245">
            <text:p>-245</text:p>
          </table:table-cell>
          <table:table-cell table:style-name="ce8" table:formula="of:=IF([Original.CU15] = &quot;&quot;;&quot;&quot;;[Original.CU15]+[Original.DW15])" office:value-type="float" office:value="-239">
            <text:p>-239</text:p>
          </table:table-cell>
          <table:table-cell table:style-name="ce8" table:formula="of:=IF([Original.CV15] = &quot;&quot;;&quot;&quot;;[Original.CV15])" office:value-type="float" office:value="-258">
            <text:p>-258</text:p>
          </table:table-cell>
          <table:table-cell table:style-name="ce8" table:formula="of:=IF([Original.CW15] = &quot;&quot;;&quot;&quot;;[Original.CW15]+[Original.DR15])" office:value-type="float" office:value="-333">
            <text:p>-333</text:p>
          </table:table-cell>
          <table:table-cell table:style-name="ce8" table:formula="of:=IF([Original.CX15] = &quot;&quot;;&quot;&quot;;[Original.CX15]+[Original.DS15])" office:value-type="float" office:value="-331">
            <text:p>-331</text:p>
          </table:table-cell>
          <table:table-cell table:style-name="ce8" table:formula="of:=IF([Original.CY15] = &quot;&quot;;&quot;&quot;;[Original.CY15]+[Original.DT15])" office:value-type="float" office:value="-330">
            <text:p>-330</text:p>
          </table:table-cell>
          <table:table-cell table:style-name="ce8" table:formula="of:=IF([Original.CZ15] = &quot;&quot;;&quot;&quot;;[Original.CZ15]+[Original.DU15])" office:value-type="float" office:value="-328">
            <text:p>-328</text:p>
          </table:table-cell>
          <table:table-cell table:style-name="ce8" table:formula="of:=IF([Original.DA15] = &quot;&quot;;&quot;&quot;;[Original.DA15]+[Original.DV15])" office:value-type="float" office:value="-322">
            <text:p>-322</text:p>
          </table:table-cell>
          <table:table-cell table:style-name="ce8" table:formula="of:=IF([Original.DB15] = &quot;&quot;;&quot;&quot;;[Original.DB15]+[Original.DW15])" office:value-type="float" office:value="-316">
            <text:p>-316</text:p>
          </table:table-cell>
          <table:table-cell table:style-name="ce8" table:formula="of:=IF([Original.DC15] = &quot;&quot;;&quot;&quot;;[Original.DC15])" office:value-type="float" office:value="-335">
            <text:p>-335</text:p>
          </table:table-cell>
          <table:table-cell table:style-name="ce8" table:formula="of:=IF([Original.DD15] = &quot;&quot;;&quot;&quot;;[Original.DD15]+[Original.DR15])" office:value-type="float" office:value="-443">
            <text:p>-443</text:p>
          </table:table-cell>
          <table:table-cell table:style-name="ce8" table:formula="of:=IF([Original.DE15] = &quot;&quot;;&quot;&quot;;[Original.DE15]+[Original.DS15])" office:value-type="float" office:value="-441">
            <text:p>-441</text:p>
          </table:table-cell>
          <table:table-cell table:style-name="ce8" table:formula="of:=IF([Original.DF15] = &quot;&quot;;&quot;&quot;;[Original.DF15]+[Original.DT15])" office:value-type="float" office:value="-440">
            <text:p>-440</text:p>
          </table:table-cell>
          <table:table-cell table:style-name="ce8" table:formula="of:=IF([Original.DG15] = &quot;&quot;;&quot;&quot;;[Original.DG15]+[Original.DU15])" office:value-type="float" office:value="-438">
            <text:p>-438</text:p>
          </table:table-cell>
          <table:table-cell table:style-name="ce8" table:formula="of:=IF([Original.DH15] = &quot;&quot;;&quot;&quot;;[Original.DH15]+[Original.DV15])" office:value-type="float" office:value="-432">
            <text:p>-432</text:p>
          </table:table-cell>
          <table:table-cell table:style-name="ce8" table:formula="of:=IF([Original.DI15] = &quot;&quot;;&quot;&quot;;[Original.DI15]+[Original.DW15])" office:value-type="float" office:value="-426">
            <text:p>-426</text:p>
          </table:table-cell>
          <table:table-cell table:style-name="ce8" table:formula="of:=IF([Original.DJ15] = &quot;&quot;;&quot;&quot;;[Original.DJ15])" office:value-type="float" office:value="-445">
            <text:p>-445</text:p>
          </table:table-cell>
          <table:table-cell table:style-name="ce8" table:formula="of:=IF([Original.DK15] = &quot;&quot;;&quot;&quot;;[Original.DK15]+[Original.DR15])" office:value-type="float" office:value="-583">
            <text:p>-583</text:p>
          </table:table-cell>
          <table:table-cell table:style-name="ce8" table:formula="of:=IF([Original.DL15] = &quot;&quot;;&quot;&quot;;[Original.DL15]+[Original.DS15])" office:value-type="float" office:value="-581">
            <text:p>-581</text:p>
          </table:table-cell>
          <table:table-cell table:style-name="ce8" table:formula="of:=IF([Original.DM15] = &quot;&quot;;&quot;&quot;;[Original.DM15]+[Original.DT15])" office:value-type="float" office:value="-580">
            <text:p>-580</text:p>
          </table:table-cell>
          <table:table-cell table:style-name="ce8" table:formula="of:=IF([Original.DN15] = &quot;&quot;;&quot;&quot;;[Original.DN15]+[Original.DU15])" office:value-type="float" office:value="-578">
            <text:p>-578</text:p>
          </table:table-cell>
          <table:table-cell table:style-name="ce8" table:formula="of:=IF([Original.DO15] = &quot;&quot;;&quot;&quot;;[Original.DO15]+[Original.DV15])" office:value-type="float" office:value="-572">
            <text:p>-572</text:p>
          </table:table-cell>
          <table:table-cell table:style-name="ce8" table:formula="of:=IF([Original.DP15] = &quot;&quot;;&quot;&quot;;[Original.DP15]+[Original.DW15])" office:value-type="float" office:value="-566">
            <text:p>-566</text:p>
          </table:table-cell>
          <table:table-cell table:style-name="ce17" table:formula="of:=IF([Original.DQ15] = &quot;&quot;;&quot;&quot;;[Original.DQ15])" office:value-type="float" office:value="-585">
            <text:p>-585</text:p>
          </table:table-cell>
          <table:table-cell table:number-columns-repeated="820"/>
        </table:table-row>
        <table:table-row table:style-name="ro1">
          <table:table-cell table:style-name="ce21" table:formula="of:=IF([Original.A16] = &quot;&quot;;&quot;&quot;;[Original.A16])" office:value-type="float" office:value="120">
            <text:p>120</text:p>
          </table:table-cell>
          <table:table-cell table:style-name="ce8" table:formula="of:=IF([Original.B16] = &quot;&quot;;&quot;&quot;;[Original.B16])" office:value-type="float" office:value="410">
            <text:p>410</text:p>
          </table:table-cell>
          <table:table-cell table:style-name="ce8" table:formula="of:=IF([Original.C16] = &quot;&quot;;&quot;&quot;;[Original.C16])" office:value-type="float" office:value="240">
            <text:p>240</text:p>
          </table:table-cell>
          <table:table-cell table:style-name="ce8" table:formula="of:=IF([Original.D16] = &quot;&quot;;&quot;&quot;;[Original.D16])" office:value-type="float" office:value="180">
            <text:p>180</text:p>
          </table:table-cell>
          <table:table-cell table:style-name="ce8" table:formula="of:=IF([Original.E16] = &quot;&quot;;&quot;&quot;;[Original.E16])" office:value-type="string" office:string-value="u">
            <text:p>u</text:p>
          </table:table-cell>
          <table:table-cell table:style-name="ce8" table:formula="of:=IF([Original.F16] = &quot;&quot;;&quot;&quot;;[Original.F16])" office:value-type="float" office:value="120">
            <text:p>120</text:p>
          </table:table-cell>
          <table:table-cell table:style-name="ce8" table:formula="of:=IF([Original.G16] = &quot;&quot;;&quot;&quot;;[Original.G16])" office:value-type="float" office:value="72">
            <text:p>72</text:p>
          </table:table-cell>
          <table:table-cell table:style-name="ce8" table:formula="of:=IF([Original.H16] = &quot;&quot;;&quot;&quot;;[Original.H16])" office:value-type="string" office:string-value="u">
            <text:p>u</text:p>
          </table:table-cell>
          <table:table-cell table:style-name="ce8" table:formula="of:=IF([Original.I16] = &quot;&quot;;&quot;&quot;;[Original.I16])" office:value-type="float" office:value="36">
            <text:p>36</text:p>
          </table:table-cell>
          <table:table-cell table:style-name="ce8" table:formula="of:=IF([Original.J16] = &quot;&quot;;&quot;&quot;;[Original.J16])" office:value-type="string" office:string-value="u">
            <text:p>u</text:p>
          </table:table-cell>
          <table:table-cell table:style-name="ce8" table:formula="of:=IF([Original.K16] = &quot;&quot;;&quot;&quot;;[Original.K16])" office:value-type="float" office:value="12">
            <text:p>12</text:p>
          </table:table-cell>
          <table:table-cell table:style-name="ce8" table:formula="of:=IF([Original.L16] = &quot;&quot;;&quot;&quot;;[Original.L16])" office:value-type="float" office:value="0">
            <text:p>0</text:p>
          </table:table-cell>
          <table:table-cell table:style-name="ce8" table:formula="of:=IF([Original.M16] = &quot;&quot;;&quot;&quot;;[Original.M16])" office:value-type="string" office:string-value="JS">
            <text:p>JS</text:p>
          </table:table-cell>
          <table:table-cell table:style-name="ce8" table:formula="of:=IF([Original.N16] = &quot;&quot;;&quot;&quot;;[Original.N16])" office:value-type="float" office:value="16">
            <text:p>16</text:p>
          </table:table-cell>
          <table:table-cell table:style-name="ce8" table:formula="of:=IF([Original.O16] = &quot;&quot;;&quot;&quot;;[Original.O16])" office:value-type="float" office:value="22">
            <text:p>22</text:p>
          </table:table-cell>
          <table:table-cell table:style-name="ce8" table:formula="of:=IF([Original.P16] = &quot;&quot;;&quot;&quot;;[Original.P16])" office:value-type="float" office:value="34">
            <text:p>34</text:p>
          </table:table-cell>
          <table:table-cell table:style-name="ce8" table:formula="of:=IF([Original.Q16] = &quot;&quot;;&quot;&quot;;[Original.Q16]+[Original.DR16])" office:value-type="float" office:value="-1">
            <text:p>-1</text:p>
          </table:table-cell>
          <table:table-cell table:style-name="ce8" table:formula="of:=IF([Original.R16] = &quot;&quot;;&quot;&quot;;[Original.R16]+[Original.DS16])" office:value-type="float" office:value="1">
            <text:p>1</text:p>
          </table:table-cell>
          <table:table-cell table:style-name="ce8" table:formula="of:=IF([Original.S16] = &quot;&quot;;&quot;&quot;;[Original.S16]+[Original.DT16])" office:value-type="float" office:value="2">
            <text:p>2</text:p>
          </table:table-cell>
          <table:table-cell table:style-name="ce8" table:formula="of:=IF([Original.T16] = &quot;&quot;;&quot;&quot;;[Original.T16]+[Original.DU16])" office:value-type="float" office:value="4">
            <text:p>4</text:p>
          </table:table-cell>
          <table:table-cell table:style-name="ce8" table:formula="of:=IF([Original.U16] = &quot;&quot;;&quot;&quot;;[Original.U16]+[Original.DV16])" office:value-type="float" office:value="10">
            <text:p>10</text:p>
          </table:table-cell>
          <table:table-cell table:style-name="ce8" table:formula="of:=IF([Original.V16] = &quot;&quot;;&quot;&quot;;[Original.V16]+[Original.DW16])" office:value-type="float" office:value="16">
            <text:p>16</text:p>
          </table:table-cell>
          <table:table-cell table:style-name="ce8" table:formula="of:=IF([Original.W16] = &quot;&quot;;&quot;&quot;;[Original.W16])" office:value-type="string" office:string-value="u">
            <text:p>u</text:p>
          </table:table-cell>
          <table:table-cell table:style-name="ce8" table:formula="of:=IF([Original.X16] = &quot;&quot;;&quot;&quot;;[Original.X16]+[Original.DR16])" office:value-type="float" office:value="-11">
            <text:p>-11</text:p>
          </table:table-cell>
          <table:table-cell table:style-name="ce8" table:formula="of:=IF([Original.Y16] = &quot;&quot;;&quot;&quot;;[Original.Y16]+[Original.DS16])" office:value-type="float" office:value="-9">
            <text:p>-9</text:p>
          </table:table-cell>
          <table:table-cell table:style-name="ce8" table:formula="of:=IF([Original.Z16] = &quot;&quot;;&quot;&quot;;[Original.Z16]+[Original.DT16])" office:value-type="float" office:value="-8">
            <text:p>-8</text:p>
          </table:table-cell>
          <table:table-cell table:style-name="ce8" table:formula="of:=IF([Original.AA16] = &quot;&quot;;&quot;&quot;;[Original.AA16]+[Original.DU16])" office:value-type="float" office:value="-6">
            <text:p>-6</text:p>
          </table:table-cell>
          <table:table-cell table:style-name="ce8" table:formula="of:=IF([Original.AB16] = &quot;&quot;;&quot;&quot;;[Original.AB16]+[Original.DV16])" office:value-type="float" office:value="0">
            <text:p>0</text:p>
          </table:table-cell>
          <table:table-cell table:style-name="ce8" table:formula="of:=IF([Original.AC16] = &quot;&quot;;&quot;&quot;;[Original.AC16]+[Original.DW16])" office:value-type="float" office:value="6">
            <text:p>6</text:p>
          </table:table-cell>
          <table:table-cell table:style-name="ce8" table:formula="of:=IF([Original.AD16] = &quot;&quot;;&quot;&quot;;[Original.AD16])" office:value-type="float" office:value="-13">
            <text:p>-13</text:p>
          </table:table-cell>
          <table:table-cell table:style-name="ce8" table:formula="of:=IF([Original.AE16] = &quot;&quot;;&quot;&quot;;[Original.AE16]+[Original.DR16])" office:value-type="float" office:value="-21">
            <text:p>-21</text:p>
          </table:table-cell>
          <table:table-cell table:style-name="ce8" table:formula="of:=IF([Original.AF16] = &quot;&quot;;&quot;&quot;;[Original.AF16]+[Original.DS16])" office:value-type="float" office:value="-19">
            <text:p>-19</text:p>
          </table:table-cell>
          <table:table-cell table:style-name="ce8" table:formula="of:=IF([Original.AG16] = &quot;&quot;;&quot;&quot;;[Original.AG16]+[Original.DT16])" office:value-type="float" office:value="-18">
            <text:p>-18</text:p>
          </table:table-cell>
          <table:table-cell table:style-name="ce8" table:formula="of:=IF([Original.AH16] = &quot;&quot;;&quot;&quot;;[Original.AH16]+[Original.DU16])" office:value-type="float" office:value="-16">
            <text:p>-16</text:p>
          </table:table-cell>
          <table:table-cell table:style-name="ce8" table:formula="of:=IF([Original.AI16] = &quot;&quot;;&quot;&quot;;[Original.AI16]+[Original.DV16])" office:value-type="float" office:value="-10">
            <text:p>-10</text:p>
          </table:table-cell>
          <table:table-cell table:style-name="ce8" table:formula="of:=IF([Original.AJ16] = &quot;&quot;;&quot;&quot;;[Original.AJ16]+[Original.DW16])" office:value-type="float" office:value="-4">
            <text:p>-4</text:p>
          </table:table-cell>
          <table:table-cell table:style-name="ce8" table:formula="of:=IF([Original.AK16] = &quot;&quot;;&quot;&quot;;[Original.AK16])" office:value-type="float" office:value="0">
            <text:p>0</text:p>
          </table:table-cell>
          <table:table-cell table:style-name="ce8" table:formula="of:=IF([Original.AL16] = &quot;&quot;;&quot;&quot;;[Original.AL16]+[Original.DR16])" office:value-type="float" office:value="-35">
            <text:p>-35</text:p>
          </table:table-cell>
          <table:table-cell table:style-name="ce8" table:formula="of:=IF([Original.AM16] = &quot;&quot;;&quot;&quot;;[Original.AM16]+[Original.DS16])" office:value-type="float" office:value="-33">
            <text:p>-33</text:p>
          </table:table-cell>
          <table:table-cell table:style-name="ce8" table:formula="of:=IF([Original.AN16] = &quot;&quot;;&quot;&quot;;[Original.AN16]+[Original.DT16])" office:value-type="float" office:value="-32">
            <text:p>-32</text:p>
          </table:table-cell>
          <table:table-cell table:style-name="ce8" table:formula="of:=IF([Original.AO16] = &quot;&quot;;&quot;&quot;;[Original.AO16]+[Original.DU16])" office:value-type="float" office:value="-30">
            <text:p>-30</text:p>
          </table:table-cell>
          <table:table-cell table:style-name="ce8" table:formula="of:=IF([Original.AP16] = &quot;&quot;;&quot;&quot;;[Original.AP16]+[Original.DV16])" office:value-type="float" office:value="-24">
            <text:p>-24</text:p>
          </table:table-cell>
          <table:table-cell table:style-name="ce8" table:formula="of:=IF([Original.AQ16] = &quot;&quot;;&quot;&quot;;[Original.AQ16]+[Original.DW16])" office:value-type="float" office:value="-18">
            <text:p>-18</text:p>
          </table:table-cell>
          <table:table-cell table:style-name="ce8" table:formula="of:=IF([Original.AR16] = &quot;&quot;;&quot;&quot;;[Original.AR16])" office:value-type="float" office:value="-37">
            <text:p>-37</text:p>
          </table:table-cell>
          <table:table-cell table:style-name="ce8" table:formula="of:=IF([Original.AS16] = &quot;&quot;;&quot;&quot;;[Original.AS16]+[Original.DR16])" office:value-type="float" office:value="-52">
            <text:p>-52</text:p>
          </table:table-cell>
          <table:table-cell table:style-name="ce8" table:formula="of:=IF([Original.AT16] = &quot;&quot;;&quot;&quot;;[Original.AT16]+[Original.DS16])" office:value-type="float" office:value="-50">
            <text:p>-50</text:p>
          </table:table-cell>
          <table:table-cell table:style-name="ce8" table:formula="of:=IF([Original.AU16] = &quot;&quot;;&quot;&quot;;[Original.AU16]+[Original.DT16])" office:value-type="float" office:value="-49">
            <text:p>-49</text:p>
          </table:table-cell>
          <table:table-cell table:style-name="ce8" table:formula="of:=IF([Original.AV16] = &quot;&quot;;&quot;&quot;;[Original.AV16]+[Original.DU16])" office:value-type="float" office:value="-47">
            <text:p>-47</text:p>
          </table:table-cell>
          <table:table-cell table:style-name="ce8" table:formula="of:=IF([Original.AW16] = &quot;&quot;;&quot;&quot;;[Original.AW16]+[Original.DV16])" office:value-type="float" office:value="-41">
            <text:p>-41</text:p>
          </table:table-cell>
          <table:table-cell table:style-name="ce8" table:formula="of:=IF([Original.AX16] = &quot;&quot;;&quot;&quot;;[Original.AX16]+[Original.DW16])" office:value-type="float" office:value="-35">
            <text:p>-35</text:p>
          </table:table-cell>
          <table:table-cell table:style-name="ce8" table:formula="of:=IF([Original.AY16] = &quot;&quot;;&quot;&quot;;[Original.AY16])" office:value-type="float" office:value="-54">
            <text:p>-54</text:p>
          </table:table-cell>
          <table:table-cell table:style-name="ce8" table:formula="of:=IF([Original.AZ16] = &quot;&quot;;&quot;&quot;;[Original.AZ16]+[Original.DR16])" office:value-type="float" office:value="-77">
            <text:p>-77</text:p>
          </table:table-cell>
          <table:table-cell table:style-name="ce8" table:formula="of:=IF([Original.BA16] = &quot;&quot;;&quot;&quot;;[Original.BA16]+[Original.DS16])" office:value-type="float" office:value="-75">
            <text:p>-75</text:p>
          </table:table-cell>
          <table:table-cell table:style-name="ce8" table:formula="of:=IF([Original.BB16] = &quot;&quot;;&quot;&quot;;[Original.BB16]+[Original.DT16])" office:value-type="float" office:value="-74">
            <text:p>-74</text:p>
          </table:table-cell>
          <table:table-cell table:style-name="ce8" table:formula="of:=IF([Original.BC16] = &quot;&quot;;&quot;&quot;;[Original.BC16]+[Original.DU16])" office:value-type="float" office:value="-72">
            <text:p>-72</text:p>
          </table:table-cell>
          <table:table-cell table:style-name="ce8" table:formula="of:=IF([Original.BD16] = &quot;&quot;;&quot;&quot;;[Original.BD16]+[Original.DV16])" office:value-type="float" office:value="-66">
            <text:p>-66</text:p>
          </table:table-cell>
          <table:table-cell table:style-name="ce8" table:formula="of:=IF([Original.BE16] = &quot;&quot;;&quot;&quot;;[Original.BE16]+[Original.DW16])" office:value-type="float" office:value="-60">
            <text:p>-60</text:p>
          </table:table-cell>
          <table:table-cell table:style-name="ce8" table:formula="of:=IF([Original.BF16] = &quot;&quot;;&quot;&quot;;[Original.BF16])" office:value-type="float" office:value="-79">
            <text:p>-79</text:p>
          </table:table-cell>
          <table:table-cell table:style-name="ce8" table:formula="of:=IF([Original.BG16] = &quot;&quot;;&quot;&quot;;[Original.BG16]+[Original.DR16])" office:value-type="float" office:value="-102">
            <text:p>-102</text:p>
          </table:table-cell>
          <table:table-cell table:style-name="ce8" table:formula="of:=IF([Original.BH16] = &quot;&quot;;&quot;&quot;;[Original.BH16]+[Original.DS16])" office:value-type="float" office:value="-100">
            <text:p>-100</text:p>
          </table:table-cell>
          <table:table-cell table:style-name="ce8" table:formula="of:=IF([Original.BI16] = &quot;&quot;;&quot;&quot;;[Original.BI16]+[Original.DT16])" office:value-type="float" office:value="-99">
            <text:p>-99</text:p>
          </table:table-cell>
          <table:table-cell table:style-name="ce8" table:formula="of:=IF([Original.BJ16] = &quot;&quot;;&quot;&quot;;[Original.BJ16]+[Original.DU16])" office:value-type="float" office:value="-97">
            <text:p>-97</text:p>
          </table:table-cell>
          <table:table-cell table:style-name="ce8" table:formula="of:=IF([Original.BK16] = &quot;&quot;;&quot;&quot;;[Original.BK16]+[Original.DV16])" office:value-type="float" office:value="-91">
            <text:p>-91</text:p>
          </table:table-cell>
          <table:table-cell table:style-name="ce8" table:formula="of:=IF([Original.BL16] = &quot;&quot;;&quot;&quot;;[Original.BL16]+[Original.DW16])" office:value-type="float" office:value="-85">
            <text:p>-85</text:p>
          </table:table-cell>
          <table:table-cell table:style-name="ce8" table:formula="of:=IF([Original.BM16] = &quot;&quot;;&quot;&quot;;[Original.BM16])" office:value-type="float" office:value="-104">
            <text:p>-104</text:p>
          </table:table-cell>
          <table:table-cell table:style-name="ce8" table:formula="of:=IF([Original.BN16] = &quot;&quot;;&quot;&quot;;[Original.BN16]+[Original.DR16])" office:value-type="float" office:value="-142">
            <text:p>-142</text:p>
          </table:table-cell>
          <table:table-cell table:style-name="ce8" table:formula="of:=IF([Original.BO16] = &quot;&quot;;&quot;&quot;;[Original.BO16]+[Original.DS16])" office:value-type="float" office:value="-140">
            <text:p>-140</text:p>
          </table:table-cell>
          <table:table-cell table:style-name="ce8" table:formula="of:=IF([Original.BP16] = &quot;&quot;;&quot;&quot;;[Original.BP16]+[Original.DT16])" office:value-type="float" office:value="-139">
            <text:p>-139</text:p>
          </table:table-cell>
          <table:table-cell table:style-name="ce8" table:formula="of:=IF([Original.BQ16] = &quot;&quot;;&quot;&quot;;[Original.BQ16]+[Original.DU16])" office:value-type="float" office:value="-137">
            <text:p>-137</text:p>
          </table:table-cell>
          <table:table-cell table:style-name="ce8" table:formula="of:=IF([Original.BR16] = &quot;&quot;;&quot;&quot;;[Original.BR16]+[Original.DV16])" office:value-type="float" office:value="-131">
            <text:p>-131</text:p>
          </table:table-cell>
          <table:table-cell table:style-name="ce8" table:formula="of:=IF([Original.BS16] = &quot;&quot;;&quot;&quot;;[Original.BS16]+[Original.DW16])" office:value-type="float" office:value="-125">
            <text:p>-125</text:p>
          </table:table-cell>
          <table:table-cell table:style-name="ce8" table:formula="of:=IF([Original.BT16] = &quot;&quot;;&quot;&quot;;[Original.BT16])" office:value-type="float" office:value="-144">
            <text:p>-144</text:p>
          </table:table-cell>
          <table:table-cell table:style-name="ce8" table:formula="of:=IF([Original.BU16] = &quot;&quot;;&quot;&quot;;[Original.BU16]+[Original.DR16])" office:value-type="float" office:value="-170">
            <text:p>-170</text:p>
          </table:table-cell>
          <table:table-cell table:style-name="ce8" table:formula="of:=IF([Original.BV16] = &quot;&quot;;&quot;&quot;;[Original.BV16]+[Original.DS16])" office:value-type="float" office:value="-168">
            <text:p>-168</text:p>
          </table:table-cell>
          <table:table-cell table:style-name="ce8" table:formula="of:=IF([Original.BW16] = &quot;&quot;;&quot;&quot;;[Original.BW16]+[Original.DT16])" office:value-type="float" office:value="-167">
            <text:p>-167</text:p>
          </table:table-cell>
          <table:table-cell table:style-name="ce8" table:formula="of:=IF([Original.BX16] = &quot;&quot;;&quot;&quot;;[Original.BX16]+[Original.DU16])" office:value-type="float" office:value="-165">
            <text:p>-165</text:p>
          </table:table-cell>
          <table:table-cell table:style-name="ce8" table:formula="of:=IF([Original.BY16] = &quot;&quot;;&quot;&quot;;[Original.BY16]+[Original.DV16])" office:value-type="float" office:value="-159">
            <text:p>-159</text:p>
          </table:table-cell>
          <table:table-cell table:style-name="ce8" table:formula="of:=IF([Original.BZ16] = &quot;&quot;;&quot;&quot;;[Original.BZ16]+[Original.DW16])" office:value-type="float" office:value="-153">
            <text:p>-153</text:p>
          </table:table-cell>
          <table:table-cell table:style-name="ce8" table:formula="of:=IF([Original.CA16] = &quot;&quot;;&quot;&quot;;[Original.CA16])" office:value-type="float" office:value="-172">
            <text:p>-172</text:p>
          </table:table-cell>
          <table:table-cell table:style-name="ce8" table:formula="of:=IF([Original.CB16] = &quot;&quot;;&quot;&quot;;[Original.CB16]+[Original.DR16])" office:value-type="float" office:value="-208">
            <text:p>-208</text:p>
          </table:table-cell>
          <table:table-cell table:style-name="ce8" table:formula="of:=IF([Original.CC16] = &quot;&quot;;&quot;&quot;;[Original.CC16]+[Original.DS16])" office:value-type="float" office:value="-206">
            <text:p>-206</text:p>
          </table:table-cell>
          <table:table-cell table:style-name="ce8" table:formula="of:=IF([Original.CD16] = &quot;&quot;;&quot;&quot;;[Original.CD16]+[Original.DT16])" office:value-type="float" office:value="-205">
            <text:p>-205</text:p>
          </table:table-cell>
          <table:table-cell table:style-name="ce8" table:formula="of:=IF([Original.CE16] = &quot;&quot;;&quot;&quot;;[Original.CE16]+[Original.DU16])" office:value-type="float" office:value="-203">
            <text:p>-203</text:p>
          </table:table-cell>
          <table:table-cell table:style-name="ce8" table:formula="of:=IF([Original.CF16] = &quot;&quot;;&quot;&quot;;[Original.CF16]+[Original.DV16])" office:value-type="float" office:value="-197">
            <text:p>-197</text:p>
          </table:table-cell>
          <table:table-cell table:style-name="ce8" table:formula="of:=IF([Original.CG16] = &quot;&quot;;&quot;&quot;;[Original.CG16]+[Original.DW16])" office:value-type="float" office:value="-191">
            <text:p>-191</text:p>
          </table:table-cell>
          <table:table-cell table:style-name="ce8" table:formula="of:=IF([Original.CH16] = &quot;&quot;;&quot;&quot;;[Original.CH16])" office:value-type="float" office:value="-210">
            <text:p>-210</text:p>
          </table:table-cell>
          <table:table-cell table:style-name="ce8" table:formula="of:=IF([Original.CI16] = &quot;&quot;;&quot;&quot;;[Original.CI16]+[Original.DR16])" office:value-type="float" office:value="-252">
            <text:p>-252</text:p>
          </table:table-cell>
          <table:table-cell table:style-name="ce8" table:formula="of:=IF([Original.CJ16] = &quot;&quot;;&quot;&quot;;[Original.CJ16]+[Original.DS16])" office:value-type="float" office:value="-250">
            <text:p>-250</text:p>
          </table:table-cell>
          <table:table-cell table:style-name="ce8" table:formula="of:=IF([Original.CK16] = &quot;&quot;;&quot;&quot;;[Original.CK16]+[Original.DT16])" office:value-type="float" office:value="-249">
            <text:p>-249</text:p>
          </table:table-cell>
          <table:table-cell table:style-name="ce8" table:formula="of:=IF([Original.CL16] = &quot;&quot;;&quot;&quot;;[Original.CL16]+[Original.DU16])" office:value-type="float" office:value="-247">
            <text:p>-247</text:p>
          </table:table-cell>
          <table:table-cell table:style-name="ce8" table:formula="of:=IF([Original.CM16] = &quot;&quot;;&quot;&quot;;[Original.CM16]+[Original.DV16])" office:value-type="float" office:value="-241">
            <text:p>-241</text:p>
          </table:table-cell>
          <table:table-cell table:style-name="ce8" table:formula="of:=IF([Original.CN16] = &quot;&quot;;&quot;&quot;;[Original.CN16]+[Original.DW16])" office:value-type="float" office:value="-235">
            <text:p>-235</text:p>
          </table:table-cell>
          <table:table-cell table:style-name="ce8" table:formula="of:=IF([Original.CO16] = &quot;&quot;;&quot;&quot;;[Original.CO16])" office:value-type="float" office:value="-254">
            <text:p>-254</text:p>
          </table:table-cell>
          <table:table-cell table:style-name="ce8" table:formula="of:=IF([Original.CP16] = &quot;&quot;;&quot;&quot;;[Original.CP16]+[Original.DR16])" office:value-type="float" office:value="-308">
            <text:p>-308</text:p>
          </table:table-cell>
          <table:table-cell table:style-name="ce8" table:formula="of:=IF([Original.CQ16] = &quot;&quot;;&quot;&quot;;[Original.CQ16]+[Original.DS16])" office:value-type="float" office:value="-306">
            <text:p>-306</text:p>
          </table:table-cell>
          <table:table-cell table:style-name="ce8" table:formula="of:=IF([Original.CR16] = &quot;&quot;;&quot;&quot;;[Original.CR16]+[Original.DT16])" office:value-type="float" office:value="-305">
            <text:p>-305</text:p>
          </table:table-cell>
          <table:table-cell table:style-name="ce8" table:formula="of:=IF([Original.CS16] = &quot;&quot;;&quot;&quot;;[Original.CS16]+[Original.DU16])" office:value-type="float" office:value="-303">
            <text:p>-303</text:p>
          </table:table-cell>
          <table:table-cell table:style-name="ce8" table:formula="of:=IF([Original.CT16] = &quot;&quot;;&quot;&quot;;[Original.CT16]+[Original.DV16])" office:value-type="float" office:value="-297">
            <text:p>-297</text:p>
          </table:table-cell>
          <table:table-cell table:style-name="ce8" table:formula="of:=IF([Original.CU16] = &quot;&quot;;&quot;&quot;;[Original.CU16]+[Original.DW16])" office:value-type="float" office:value="-291">
            <text:p>-291</text:p>
          </table:table-cell>
          <table:table-cell table:style-name="ce8" table:formula="of:=IF([Original.CV16] = &quot;&quot;;&quot;&quot;;[Original.CV16])" office:value-type="float" office:value="-310">
            <text:p>-310</text:p>
          </table:table-cell>
          <table:table-cell table:style-name="ce8" table:formula="of:=IF([Original.CW16] = &quot;&quot;;&quot;&quot;;[Original.CW16]+[Original.DR16])" office:value-type="float" office:value="-398">
            <text:p>-398</text:p>
          </table:table-cell>
          <table:table-cell table:style-name="ce8" table:formula="of:=IF([Original.CX16] = &quot;&quot;;&quot;&quot;;[Original.CX16]+[Original.DS16])" office:value-type="float" office:value="-396">
            <text:p>-396</text:p>
          </table:table-cell>
          <table:table-cell table:style-name="ce8" table:formula="of:=IF([Original.CY16] = &quot;&quot;;&quot;&quot;;[Original.CY16]+[Original.DT16])" office:value-type="float" office:value="-395">
            <text:p>-395</text:p>
          </table:table-cell>
          <table:table-cell table:style-name="ce8" table:formula="of:=IF([Original.CZ16] = &quot;&quot;;&quot;&quot;;[Original.CZ16]+[Original.DU16])" office:value-type="float" office:value="-393">
            <text:p>-393</text:p>
          </table:table-cell>
          <table:table-cell table:style-name="ce8" table:formula="of:=IF([Original.DA16] = &quot;&quot;;&quot;&quot;;[Original.DA16]+[Original.DV16])" office:value-type="float" office:value="-387">
            <text:p>-387</text:p>
          </table:table-cell>
          <table:table-cell table:style-name="ce8" table:formula="of:=IF([Original.DB16] = &quot;&quot;;&quot;&quot;;[Original.DB16]+[Original.DW16])" office:value-type="float" office:value="-381">
            <text:p>-381</text:p>
          </table:table-cell>
          <table:table-cell table:style-name="ce8" table:formula="of:=IF([Original.DC16] = &quot;&quot;;&quot;&quot;;[Original.DC16])" office:value-type="float" office:value="-400">
            <text:p>-400</text:p>
          </table:table-cell>
          <table:table-cell table:style-name="ce8" table:formula="of:=IF([Original.DD16] = &quot;&quot;;&quot;&quot;;[Original.DD16]+[Original.DR16])" office:value-type="float" office:value="-523">
            <text:p>-523</text:p>
          </table:table-cell>
          <table:table-cell table:style-name="ce8" table:formula="of:=IF([Original.DE16] = &quot;&quot;;&quot;&quot;;[Original.DE16]+[Original.DS16])" office:value-type="float" office:value="-521">
            <text:p>-521</text:p>
          </table:table-cell>
          <table:table-cell table:style-name="ce8" table:formula="of:=IF([Original.DF16] = &quot;&quot;;&quot;&quot;;[Original.DF16]+[Original.DT16])" office:value-type="float" office:value="-520">
            <text:p>-520</text:p>
          </table:table-cell>
          <table:table-cell table:style-name="ce8" table:formula="of:=IF([Original.DG16] = &quot;&quot;;&quot;&quot;;[Original.DG16]+[Original.DU16])" office:value-type="float" office:value="-518">
            <text:p>-518</text:p>
          </table:table-cell>
          <table:table-cell table:style-name="ce8" table:formula="of:=IF([Original.DH16] = &quot;&quot;;&quot;&quot;;[Original.DH16]+[Original.DV16])" office:value-type="float" office:value="-512">
            <text:p>-512</text:p>
          </table:table-cell>
          <table:table-cell table:style-name="ce8" table:formula="of:=IF([Original.DI16] = &quot;&quot;;&quot;&quot;;[Original.DI16]+[Original.DW16])" office:value-type="float" office:value="-506">
            <text:p>-506</text:p>
          </table:table-cell>
          <table:table-cell table:style-name="ce8" table:formula="of:=IF([Original.DJ16] = &quot;&quot;;&quot;&quot;;[Original.DJ16])" office:value-type="float" office:value="-525">
            <text:p>-525</text:p>
          </table:table-cell>
          <table:table-cell table:style-name="ce8" table:formula="of:=IF([Original.DK16] = &quot;&quot;;&quot;&quot;;[Original.DK16]+[Original.DR16])" office:value-type="float" office:value="-688">
            <text:p>-688</text:p>
          </table:table-cell>
          <table:table-cell table:style-name="ce8" table:formula="of:=IF([Original.DL16] = &quot;&quot;;&quot;&quot;;[Original.DL16]+[Original.DS16])" office:value-type="float" office:value="-686">
            <text:p>-686</text:p>
          </table:table-cell>
          <table:table-cell table:style-name="ce8" table:formula="of:=IF([Original.DM16] = &quot;&quot;;&quot;&quot;;[Original.DM16]+[Original.DT16])" office:value-type="float" office:value="-685">
            <text:p>-685</text:p>
          </table:table-cell>
          <table:table-cell table:style-name="ce8" table:formula="of:=IF([Original.DN16] = &quot;&quot;;&quot;&quot;;[Original.DN16]+[Original.DU16])" office:value-type="float" office:value="-683">
            <text:p>-683</text:p>
          </table:table-cell>
          <table:table-cell table:style-name="ce8" table:formula="of:=IF([Original.DO16] = &quot;&quot;;&quot;&quot;;[Original.DO16]+[Original.DV16])" office:value-type="float" office:value="-677">
            <text:p>-677</text:p>
          </table:table-cell>
          <table:table-cell table:style-name="ce8" table:formula="of:=IF([Original.DP16] = &quot;&quot;;&quot;&quot;;[Original.DP16]+[Original.DW16])" office:value-type="float" office:value="-671">
            <text:p>-671</text:p>
          </table:table-cell>
          <table:table-cell table:style-name="ce17" table:formula="of:=IF([Original.DQ16] = &quot;&quot;;&quot;&quot;;[Original.DQ16])" office:value-type="float" office:value="-690">
            <text:p>-690</text:p>
          </table:table-cell>
          <table:table-cell table:number-columns-repeated="820"/>
        </table:table-row>
        <table:table-row table:style-name="ro1">
          <table:table-cell table:style-name="ce21" table:formula="of:=IF([Original.A17] = &quot;&quot;;&quot;&quot;;[Original.A17])" office:value-type="float" office:value="140">
            <text:p>140</text:p>
          </table:table-cell>
          <table:table-cell table:style-name="ce8" table:formula="of:=IF([Original.B17] = &quot;&quot;;&quot;&quot;;[Original.B17])" office:value-type="float" office:value="460">
            <text:p>460</text:p>
          </table:table-cell>
          <table:table-cell table:style-name="ce8" table:formula="of:=IF([Original.C17] = &quot;&quot;;&quot;&quot;;[Original.C17])" office:value-type="float" office:value="260">
            <text:p>260</text:p>
          </table:table-cell>
          <table:table-cell table:style-name="ce8" table:formula="of:=IF([Original.D17] = &quot;&quot;;&quot;&quot;;[Original.D17])" office:value-type="float" office:value="200">
            <text:p>200</text:p>
          </table:table-cell>
          <table:table-cell table:style-name="ce8" table:formula="of:=IF([Original.E17] = &quot;&quot;;&quot;&quot;;[Original.E17])" office:value-type="string" office:string-value="u">
            <text:p>u</text:p>
          </table:table-cell>
          <table:table-cell table:style-name="ce8" table:formula="of:=IF([Original.F17] = &quot;&quot;;&quot;&quot;;[Original.F17])" office:value-type="float" office:value="145">
            <text:p>145</text:p>
          </table:table-cell>
          <table:table-cell table:style-name="ce8" table:formula="of:=IF([Original.G17] = &quot;&quot;;&quot;&quot;;[Original.G17])" office:value-type="float" office:value="85">
            <text:p>85</text:p>
          </table:table-cell>
          <table:table-cell table:style-name="ce8" table:formula="of:=IF([Original.H17] = &quot;&quot;;&quot;&quot;;[Original.H17])" office:value-type="string" office:string-value="u">
            <text:p>u</text:p>
          </table:table-cell>
          <table:table-cell table:style-name="ce8" table:formula="of:=IF([Original.I17] = &quot;&quot;;&quot;&quot;;[Original.I17])" office:value-type="float" office:value="43">
            <text:p>43</text:p>
          </table:table-cell>
          <table:table-cell table:style-name="ce8" table:formula="of:=IF([Original.J17] = &quot;&quot;;&quot;&quot;;[Original.J17])" office:value-type="string" office:string-value="u">
            <text:p>u</text:p>
          </table:table-cell>
          <table:table-cell table:style-name="ce8" table:formula="of:=IF([Original.K17] = &quot;&quot;;&quot;&quot;;[Original.K17])" office:value-type="float" office:value="14">
            <text:p>14</text:p>
          </table:table-cell>
          <table:table-cell table:style-name="ce8" table:formula="of:=IF([Original.L17] = &quot;&quot;;&quot;&quot;;[Original.L17])" office:value-type="float" office:value="0">
            <text:p>0</text:p>
          </table:table-cell>
          <table:table-cell table:style-name="ce8" table:formula="of:=IF([Original.M17] = &quot;&quot;;&quot;&quot;;[Original.M17])" office:value-type="string" office:string-value="JS">
            <text:p>JS</text:p>
          </table:table-cell>
          <table:table-cell table:style-name="ce8" table:formula="of:=IF([Original.N17] = &quot;&quot;;&quot;&quot;;[Original.N17])" office:value-type="float" office:value="18">
            <text:p>18</text:p>
          </table:table-cell>
          <table:table-cell table:style-name="ce8" table:formula="of:=IF([Original.O17] = &quot;&quot;;&quot;&quot;;[Original.O17])" office:value-type="float" office:value="26">
            <text:p>26</text:p>
          </table:table-cell>
          <table:table-cell table:style-name="ce8" table:formula="of:=IF([Original.P17] = &quot;&quot;;&quot;&quot;;[Original.P17])" office:value-type="float" office:value="41">
            <text:p>41</text:p>
          </table:table-cell>
          <table:table-cell table:style-name="ce8" table:formula="of:=IF([Original.Q17] = &quot;&quot;;&quot;&quot;;[Original.Q17]+[Original.DR17])" office:value-type="float" office:value="0">
            <text:p>0</text:p>
          </table:table-cell>
          <table:table-cell table:style-name="ce8" table:formula="of:=IF([Original.R17] = &quot;&quot;;&quot;&quot;;[Original.R17]+[Original.DS17])" office:value-type="float" office:value="1">
            <text:p>1</text:p>
          </table:table-cell>
          <table:table-cell table:style-name="ce8" table:formula="of:=IF([Original.S17] = &quot;&quot;;&quot;&quot;;[Original.S17]+[Original.DT17])" office:value-type="float" office:value="3">
            <text:p>3</text:p>
          </table:table-cell>
          <table:table-cell table:style-name="ce8" table:formula="of:=IF([Original.T17] = &quot;&quot;;&quot;&quot;;[Original.T17]+[Original.DU17])" office:value-type="float" office:value="4">
            <text:p>4</text:p>
          </table:table-cell>
          <table:table-cell table:style-name="ce8" table:formula="of:=IF([Original.U17] = &quot;&quot;;&quot;&quot;;[Original.U17]+[Original.DV17])" office:value-type="float" office:value="12">
            <text:p>12</text:p>
          </table:table-cell>
          <table:table-cell table:style-name="ce8" table:formula="of:=IF([Original.V17] = &quot;&quot;;&quot;&quot;;[Original.V17]+[Original.DW17])" office:value-type="float" office:value="20">
            <text:p>20</text:p>
          </table:table-cell>
          <table:table-cell table:style-name="ce8" table:formula="of:=IF([Original.W17] = &quot;&quot;;&quot;&quot;;[Original.W17])" office:value-type="string" office:string-value="u">
            <text:p>u</text:p>
          </table:table-cell>
          <table:table-cell table:style-name="ce8" table:formula="of:=IF([Original.X17] = &quot;&quot;;&quot;&quot;;[Original.X17]+[Original.DR17])" office:value-type="float" office:value="-12">
            <text:p>-12</text:p>
          </table:table-cell>
          <table:table-cell table:style-name="ce8" table:formula="of:=IF([Original.Y17] = &quot;&quot;;&quot;&quot;;[Original.Y17]+[Original.DS17])" office:value-type="float" office:value="-11">
            <text:p>-11</text:p>
          </table:table-cell>
          <table:table-cell table:style-name="ce8" table:formula="of:=IF([Original.Z17] = &quot;&quot;;&quot;&quot;;[Original.Z17]+[Original.DT17])" office:value-type="float" office:value="-9">
            <text:p>-9</text:p>
          </table:table-cell>
          <table:table-cell table:style-name="ce8" table:formula="of:=IF([Original.AA17] = &quot;&quot;;&quot;&quot;;[Original.AA17]+[Original.DU17])" office:value-type="float" office:value="-8">
            <text:p>-8</text:p>
          </table:table-cell>
          <table:table-cell table:style-name="ce8" table:formula="of:=IF([Original.AB17] = &quot;&quot;;&quot;&quot;;[Original.AB17]+[Original.DV17])" office:value-type="float" office:value="0">
            <text:p>0</text:p>
          </table:table-cell>
          <table:table-cell table:style-name="ce8" table:formula="of:=IF([Original.AC17] = &quot;&quot;;&quot;&quot;;[Original.AC17]+[Original.DW17])" office:value-type="float" office:value="8">
            <text:p>8</text:p>
          </table:table-cell>
          <table:table-cell table:style-name="ce8" table:formula="of:=IF([Original.AD17] = &quot;&quot;;&quot;&quot;;[Original.AD17])" office:value-type="float" office:value="-15">
            <text:p>-15</text:p>
          </table:table-cell>
          <table:table-cell table:style-name="ce8" table:formula="of:=IF([Original.AE17] = &quot;&quot;;&quot;&quot;;[Original.AE17]+[Original.DR17])" office:value-type="float" office:value="-24">
            <text:p>-24</text:p>
          </table:table-cell>
          <table:table-cell table:style-name="ce8" table:formula="of:=IF([Original.AF17] = &quot;&quot;;&quot;&quot;;[Original.AF17]+[Original.DS17])" office:value-type="float" office:value="-23">
            <text:p>-23</text:p>
          </table:table-cell>
          <table:table-cell table:style-name="ce8" table:formula="of:=IF([Original.AG17] = &quot;&quot;;&quot;&quot;;[Original.AG17]+[Original.DT17])" office:value-type="float" office:value="-21">
            <text:p>-21</text:p>
          </table:table-cell>
          <table:table-cell table:style-name="ce8" table:formula="of:=IF([Original.AH17] = &quot;&quot;;&quot;&quot;;[Original.AH17]+[Original.DU17])" office:value-type="float" office:value="-20">
            <text:p>-20</text:p>
          </table:table-cell>
          <table:table-cell table:style-name="ce8" table:formula="of:=IF([Original.AI17] = &quot;&quot;;&quot;&quot;;[Original.AI17]+[Original.DV17])" office:value-type="float" office:value="-12">
            <text:p>-12</text:p>
          </table:table-cell>
          <table:table-cell table:style-name="ce8" table:formula="of:=IF([Original.AJ17] = &quot;&quot;;&quot;&quot;;[Original.AJ17]+[Original.DW17])" office:value-type="float" office:value="-4">
            <text:p>-4</text:p>
          </table:table-cell>
          <table:table-cell table:style-name="ce8" table:formula="of:=IF([Original.AK17] = &quot;&quot;;&quot;&quot;;[Original.AK17])" office:value-type="float" office:value="0">
            <text:p>0</text:p>
          </table:table-cell>
          <table:table-cell table:style-name="ce8" table:formula="of:=IF([Original.AL17] = &quot;&quot;;&quot;&quot;;[Original.AL17]+[Original.DR17])" office:value-type="float" office:value="-40">
            <text:p>-40</text:p>
          </table:table-cell>
          <table:table-cell table:style-name="ce8" table:formula="of:=IF([Original.AM17] = &quot;&quot;;&quot;&quot;;[Original.AM17]+[Original.DS17])" office:value-type="float" office:value="-39">
            <text:p>-39</text:p>
          </table:table-cell>
          <table:table-cell table:style-name="ce8" table:formula="of:=IF([Original.AN17] = &quot;&quot;;&quot;&quot;;[Original.AN17]+[Original.DT17])" office:value-type="float" office:value="-37">
            <text:p>-37</text:p>
          </table:table-cell>
          <table:table-cell table:style-name="ce8" table:formula="of:=IF([Original.AO17] = &quot;&quot;;&quot;&quot;;[Original.AO17]+[Original.DU17])" office:value-type="float" office:value="-36">
            <text:p>-36</text:p>
          </table:table-cell>
          <table:table-cell table:style-name="ce8" table:formula="of:=IF([Original.AP17] = &quot;&quot;;&quot;&quot;;[Original.AP17]+[Original.DV17])" office:value-type="float" office:value="-28">
            <text:p>-28</text:p>
          </table:table-cell>
          <table:table-cell table:style-name="ce8" table:formula="of:=IF([Original.AQ17] = &quot;&quot;;&quot;&quot;;[Original.AQ17]+[Original.DW17])" office:value-type="float" office:value="-20">
            <text:p>-20</text:p>
          </table:table-cell>
          <table:table-cell table:style-name="ce8" table:formula="of:=IF([Original.AR17] = &quot;&quot;;&quot;&quot;;[Original.AR17])" office:value-type="float" office:value="-43">
            <text:p>-43</text:p>
          </table:table-cell>
          <table:table-cell table:style-name="ce8" table:formula="of:=IF([Original.AS17] = &quot;&quot;;&quot;&quot;;[Original.AS17]+[Original.DR17])" office:value-type="float" office:value="-60">
            <text:p>-60</text:p>
          </table:table-cell>
          <table:table-cell table:style-name="ce8" table:formula="of:=IF([Original.AT17] = &quot;&quot;;&quot;&quot;;[Original.AT17]+[Original.DS17])" office:value-type="float" office:value="-59">
            <text:p>-59</text:p>
          </table:table-cell>
          <table:table-cell table:style-name="ce8" table:formula="of:=IF([Original.AU17] = &quot;&quot;;&quot;&quot;;[Original.AU17]+[Original.DT17])" office:value-type="float" office:value="-57">
            <text:p>-57</text:p>
          </table:table-cell>
          <table:table-cell table:style-name="ce8" table:formula="of:=IF([Original.AV17] = &quot;&quot;;&quot;&quot;;[Original.AV17]+[Original.DU17])" office:value-type="float" office:value="-56">
            <text:p>-56</text:p>
          </table:table-cell>
          <table:table-cell table:style-name="ce8" table:formula="of:=IF([Original.AW17] = &quot;&quot;;&quot;&quot;;[Original.AW17]+[Original.DV17])" office:value-type="float" office:value="-48">
            <text:p>-48</text:p>
          </table:table-cell>
          <table:table-cell table:style-name="ce8" table:formula="of:=IF([Original.AX17] = &quot;&quot;;&quot;&quot;;[Original.AX17]+[Original.DW17])" office:value-type="float" office:value="-40">
            <text:p>-40</text:p>
          </table:table-cell>
          <table:table-cell table:style-name="ce8" table:formula="of:=IF([Original.AY17] = &quot;&quot;;&quot;&quot;;[Original.AY17])" office:value-type="float" office:value="-63">
            <text:p>-63</text:p>
          </table:table-cell>
          <table:table-cell table:style-name="ce8" table:formula="of:=IF([Original.AZ17] = &quot;&quot;;&quot;&quot;;[Original.AZ17]+[Original.DR17])" office:value-type="float" office:value="-89">
            <text:p>-89</text:p>
          </table:table-cell>
          <table:table-cell table:style-name="ce8" table:formula="of:=IF([Original.BA17] = &quot;&quot;;&quot;&quot;;[Original.BA17]+[Original.DS17])" office:value-type="float" office:value="-88">
            <text:p>-88</text:p>
          </table:table-cell>
          <table:table-cell table:style-name="ce8" table:formula="of:=IF([Original.BB17] = &quot;&quot;;&quot;&quot;;[Original.BB17]+[Original.DT17])" office:value-type="float" office:value="-86">
            <text:p>-86</text:p>
          </table:table-cell>
          <table:table-cell table:style-name="ce8" table:formula="of:=IF([Original.BC17] = &quot;&quot;;&quot;&quot;;[Original.BC17]+[Original.DU17])" office:value-type="float" office:value="-85">
            <text:p>-85</text:p>
          </table:table-cell>
          <table:table-cell table:style-name="ce8" table:formula="of:=IF([Original.BD17] = &quot;&quot;;&quot;&quot;;[Original.BD17]+[Original.DV17])" office:value-type="float" office:value="-77">
            <text:p>-77</text:p>
          </table:table-cell>
          <table:table-cell table:style-name="ce8" table:formula="of:=IF([Original.BE17] = &quot;&quot;;&quot;&quot;;[Original.BE17]+[Original.DW17])" office:value-type="float" office:value="-69">
            <text:p>-69</text:p>
          </table:table-cell>
          <table:table-cell table:style-name="ce8" table:formula="of:=IF([Original.BF17] = &quot;&quot;;&quot;&quot;;[Original.BF17])" office:value-type="float" office:value="-92">
            <text:p>-92</text:p>
          </table:table-cell>
          <table:table-cell table:style-name="ce8" table:formula="of:=IF([Original.BG17] = &quot;&quot;;&quot;&quot;;[Original.BG17]+[Original.DR17])" office:value-type="float" office:value="-119">
            <text:p>-119</text:p>
          </table:table-cell>
          <table:table-cell table:style-name="ce8" table:formula="of:=IF([Original.BH17] = &quot;&quot;;&quot;&quot;;[Original.BH17]+[Original.DS17])" office:value-type="float" office:value="-118">
            <text:p>-118</text:p>
          </table:table-cell>
          <table:table-cell table:style-name="ce8" table:formula="of:=IF([Original.BI17] = &quot;&quot;;&quot;&quot;;[Original.BI17]+[Original.DT17])" office:value-type="float" office:value="-116">
            <text:p>-116</text:p>
          </table:table-cell>
          <table:table-cell table:style-name="ce8" table:formula="of:=IF([Original.BJ17] = &quot;&quot;;&quot;&quot;;[Original.BJ17]+[Original.DU17])" office:value-type="float" office:value="-115">
            <text:p>-115</text:p>
          </table:table-cell>
          <table:table-cell table:style-name="ce8" table:formula="of:=IF([Original.BK17] = &quot;&quot;;&quot;&quot;;[Original.BK17]+[Original.DV17])" office:value-type="float" office:value="-107">
            <text:p>-107</text:p>
          </table:table-cell>
          <table:table-cell table:style-name="ce8" table:formula="of:=IF([Original.BL17] = &quot;&quot;;&quot;&quot;;[Original.BL17]+[Original.DW17])" office:value-type="float" office:value="-99">
            <text:p>-99</text:p>
          </table:table-cell>
          <table:table-cell table:style-name="ce8" table:formula="of:=IF([Original.BM17] = &quot;&quot;;&quot;&quot;;[Original.BM17])" office:value-type="float" office:value="-122">
            <text:p>-122</text:p>
          </table:table-cell>
          <table:table-cell table:style-name="ce8" table:formula="of:=IF([Original.BN17] = &quot;&quot;;&quot;&quot;;[Original.BN17]+[Original.DR17])" office:value-type="float" office:value="-167">
            <text:p>-167</text:p>
          </table:table-cell>
          <table:table-cell table:style-name="ce8" table:formula="of:=IF([Original.BO17] = &quot;&quot;;&quot;&quot;;[Original.BO17]+[Original.DS17])" office:value-type="float" office:value="-166">
            <text:p>-166</text:p>
          </table:table-cell>
          <table:table-cell table:style-name="ce8" table:formula="of:=IF([Original.BP17] = &quot;&quot;;&quot;&quot;;[Original.BP17]+[Original.DT17])" office:value-type="float" office:value="-164">
            <text:p>-164</text:p>
          </table:table-cell>
          <table:table-cell table:style-name="ce8" table:formula="of:=IF([Original.BQ17] = &quot;&quot;;&quot;&quot;;[Original.BQ17]+[Original.DU17])" office:value-type="float" office:value="-163">
            <text:p>-163</text:p>
          </table:table-cell>
          <table:table-cell table:style-name="ce8" table:formula="of:=IF([Original.BR17] = &quot;&quot;;&quot;&quot;;[Original.BR17]+[Original.DV17])" office:value-type="float" office:value="-155">
            <text:p>-155</text:p>
          </table:table-cell>
          <table:table-cell table:style-name="ce8" table:formula="of:=IF([Original.BS17] = &quot;&quot;;&quot;&quot;;[Original.BS17]+[Original.DW17])" office:value-type="float" office:value="-147">
            <text:p>-147</text:p>
          </table:table-cell>
          <table:table-cell table:style-name="ce8" table:formula="of:=IF([Original.BT17] = &quot;&quot;;&quot;&quot;;[Original.BT17])" office:value-type="float" office:value="-170">
            <text:p>-170</text:p>
          </table:table-cell>
          <table:table-cell table:style-name="ce8" table:formula="of:=IF([Original.BU17] = &quot;&quot;;&quot;&quot;;[Original.BU17]+[Original.DR17])" office:value-type="float" office:value="-199">
            <text:p>-199</text:p>
          </table:table-cell>
          <table:table-cell table:style-name="ce8" table:formula="of:=IF([Original.BV17] = &quot;&quot;;&quot;&quot;;[Original.BV17]+[Original.DS17])" office:value-type="float" office:value="-198">
            <text:p>-198</text:p>
          </table:table-cell>
          <table:table-cell table:style-name="ce8" table:formula="of:=IF([Original.BW17] = &quot;&quot;;&quot;&quot;;[Original.BW17]+[Original.DT17])" office:value-type="float" office:value="-196">
            <text:p>-196</text:p>
          </table:table-cell>
          <table:table-cell table:style-name="ce8" table:formula="of:=IF([Original.BX17] = &quot;&quot;;&quot;&quot;;[Original.BX17]+[Original.DU17])" office:value-type="float" office:value="-195">
            <text:p>-195</text:p>
          </table:table-cell>
          <table:table-cell table:style-name="ce8" table:formula="of:=IF([Original.BY17] = &quot;&quot;;&quot;&quot;;[Original.BY17]+[Original.DV17])" office:value-type="float" office:value="-187">
            <text:p>-187</text:p>
          </table:table-cell>
          <table:table-cell table:style-name="ce8" table:formula="of:=IF([Original.BZ17] = &quot;&quot;;&quot;&quot;;[Original.BZ17]+[Original.DW17])" office:value-type="float" office:value="-179">
            <text:p>-179</text:p>
          </table:table-cell>
          <table:table-cell table:style-name="ce8" table:formula="of:=IF([Original.CA17] = &quot;&quot;;&quot;&quot;;[Original.CA17])" office:value-type="float" office:value="-202">
            <text:p>-202</text:p>
          </table:table-cell>
          <table:table-cell table:style-name="ce8" table:formula="of:=IF([Original.CB17] = &quot;&quot;;&quot;&quot;;[Original.CB17]+[Original.DR17])" office:value-type="float" office:value="-245">
            <text:p>-245</text:p>
          </table:table-cell>
          <table:table-cell table:style-name="ce8" table:formula="of:=IF([Original.CC17] = &quot;&quot;;&quot;&quot;;[Original.CC17]+[Original.DS17])" office:value-type="float" office:value="-244">
            <text:p>-244</text:p>
          </table:table-cell>
          <table:table-cell table:style-name="ce8" table:formula="of:=IF([Original.CD17] = &quot;&quot;;&quot;&quot;;[Original.CD17]+[Original.DT17])" office:value-type="float" office:value="-242">
            <text:p>-242</text:p>
          </table:table-cell>
          <table:table-cell table:style-name="ce8" table:formula="of:=IF([Original.CE17] = &quot;&quot;;&quot;&quot;;[Original.CE17]+[Original.DU17])" office:value-type="float" office:value="-241">
            <text:p>-241</text:p>
          </table:table-cell>
          <table:table-cell table:style-name="ce8" table:formula="of:=IF([Original.CF17] = &quot;&quot;;&quot;&quot;;[Original.CF17]+[Original.DV17])" office:value-type="float" office:value="-233">
            <text:p>-233</text:p>
          </table:table-cell>
          <table:table-cell table:style-name="ce8" table:formula="of:=IF([Original.CG17] = &quot;&quot;;&quot;&quot;;[Original.CG17]+[Original.DW17])" office:value-type="float" office:value="-225">
            <text:p>-225</text:p>
          </table:table-cell>
          <table:table-cell table:style-name="ce8" table:formula="of:=IF([Original.CH17] = &quot;&quot;;&quot;&quot;;[Original.CH17])" office:value-type="float" office:value="-248">
            <text:p>-248</text:p>
          </table:table-cell>
          <table:table-cell table:style-name="ce8" table:formula="of:=IF([Original.CI17] = &quot;&quot;;&quot;&quot;;[Original.CI17]+[Original.DR17])" office:value-type="float" office:value="-297">
            <text:p>-297</text:p>
          </table:table-cell>
          <table:table-cell table:style-name="ce8" table:formula="of:=IF([Original.CJ17] = &quot;&quot;;&quot;&quot;;[Original.CJ17]+[Original.DS17])" office:value-type="float" office:value="-296">
            <text:p>-296</text:p>
          </table:table-cell>
          <table:table-cell table:style-name="ce8" table:formula="of:=IF([Original.CK17] = &quot;&quot;;&quot;&quot;;[Original.CK17]+[Original.DT17])" office:value-type="float" office:value="-294">
            <text:p>-294</text:p>
          </table:table-cell>
          <table:table-cell table:style-name="ce8" table:formula="of:=IF([Original.CL17] = &quot;&quot;;&quot;&quot;;[Original.CL17]+[Original.DU17])" office:value-type="float" office:value="-293">
            <text:p>-293</text:p>
          </table:table-cell>
          <table:table-cell table:style-name="ce8" table:formula="of:=IF([Original.CM17] = &quot;&quot;;&quot;&quot;;[Original.CM17]+[Original.DV17])" office:value-type="float" office:value="-285">
            <text:p>-285</text:p>
          </table:table-cell>
          <table:table-cell table:style-name="ce8" table:formula="of:=IF([Original.CN17] = &quot;&quot;;&quot;&quot;;[Original.CN17]+[Original.DW17])" office:value-type="float" office:value="-277">
            <text:p>-277</text:p>
          </table:table-cell>
          <table:table-cell table:style-name="ce8" table:formula="of:=IF([Original.CO17] = &quot;&quot;;&quot;&quot;;[Original.CO17])" office:value-type="float" office:value="-300">
            <text:p>-300</text:p>
          </table:table-cell>
          <table:table-cell table:style-name="ce8" table:formula="of:=IF([Original.CP17] = &quot;&quot;;&quot;&quot;;[Original.CP17]+[Original.DR17])" office:value-type="float" office:value="-362">
            <text:p>-362</text:p>
          </table:table-cell>
          <table:table-cell table:style-name="ce8" table:formula="of:=IF([Original.CQ17] = &quot;&quot;;&quot;&quot;;[Original.CQ17]+[Original.DS17])" office:value-type="float" office:value="-361">
            <text:p>-361</text:p>
          </table:table-cell>
          <table:table-cell table:style-name="ce8" table:formula="of:=IF([Original.CR17] = &quot;&quot;;&quot;&quot;;[Original.CR17]+[Original.DT17])" office:value-type="float" office:value="-359">
            <text:p>-359</text:p>
          </table:table-cell>
          <table:table-cell table:style-name="ce8" table:formula="of:=IF([Original.CS17] = &quot;&quot;;&quot;&quot;;[Original.CS17]+[Original.DU17])" office:value-type="float" office:value="-358">
            <text:p>-358</text:p>
          </table:table-cell>
          <table:table-cell table:style-name="ce8" table:formula="of:=IF([Original.CT17] = &quot;&quot;;&quot;&quot;;[Original.CT17]+[Original.DV17])" office:value-type="float" office:value="-350">
            <text:p>-350</text:p>
          </table:table-cell>
          <table:table-cell table:style-name="ce8" table:formula="of:=IF([Original.CU17] = &quot;&quot;;&quot;&quot;;[Original.CU17]+[Original.DW17])" office:value-type="float" office:value="-342">
            <text:p>-342</text:p>
          </table:table-cell>
          <table:table-cell table:style-name="ce8" table:formula="of:=IF([Original.CV17] = &quot;&quot;;&quot;&quot;;[Original.CV17])" office:value-type="float" office:value="-365">
            <text:p>-365</text:p>
          </table:table-cell>
          <table:table-cell table:style-name="ce8" table:formula="of:=IF([Original.CW17] = &quot;&quot;;&quot;&quot;;[Original.CW17]+[Original.DR17])" office:value-type="float" office:value="-467">
            <text:p>-467</text:p>
          </table:table-cell>
          <table:table-cell table:style-name="ce8" table:formula="of:=IF([Original.CX17] = &quot;&quot;;&quot;&quot;;[Original.CX17]+[Original.DS17])" office:value-type="float" office:value="-466">
            <text:p>-466</text:p>
          </table:table-cell>
          <table:table-cell table:style-name="ce8" table:formula="of:=IF([Original.CY17] = &quot;&quot;;&quot;&quot;;[Original.CY17]+[Original.DT17])" office:value-type="float" office:value="-464">
            <text:p>-464</text:p>
          </table:table-cell>
          <table:table-cell table:style-name="ce8" table:formula="of:=IF([Original.CZ17] = &quot;&quot;;&quot;&quot;;[Original.CZ17]+[Original.DU17])" office:value-type="float" office:value="-463">
            <text:p>-463</text:p>
          </table:table-cell>
          <table:table-cell table:style-name="ce8" table:formula="of:=IF([Original.DA17] = &quot;&quot;;&quot;&quot;;[Original.DA17]+[Original.DV17])" office:value-type="float" office:value="-455">
            <text:p>-455</text:p>
          </table:table-cell>
          <table:table-cell table:style-name="ce8" table:formula="of:=IF([Original.DB17] = &quot;&quot;;&quot;&quot;;[Original.DB17]+[Original.DW17])" office:value-type="float" office:value="-447">
            <text:p>-447</text:p>
          </table:table-cell>
          <table:table-cell table:style-name="ce8" table:formula="of:=IF([Original.DC17] = &quot;&quot;;&quot;&quot;;[Original.DC17])" office:value-type="float" office:value="-470">
            <text:p>-470</text:p>
          </table:table-cell>
          <table:table-cell table:style-name="ce8" table:formula="of:=IF([Original.DD17] = &quot;&quot;;&quot;&quot;;[Original.DD17]+[Original.DR17])" office:value-type="float" office:value="-617">
            <text:p>-617</text:p>
          </table:table-cell>
          <table:table-cell table:style-name="ce8" table:formula="of:=IF([Original.DE17] = &quot;&quot;;&quot;&quot;;[Original.DE17]+[Original.DS17])" office:value-type="float" office:value="-616">
            <text:p>-616</text:p>
          </table:table-cell>
          <table:table-cell table:style-name="ce8" table:formula="of:=IF([Original.DF17] = &quot;&quot;;&quot;&quot;;[Original.DF17]+[Original.DT17])" office:value-type="float" office:value="-614">
            <text:p>-614</text:p>
          </table:table-cell>
          <table:table-cell table:style-name="ce8" table:formula="of:=IF([Original.DG17] = &quot;&quot;;&quot;&quot;;[Original.DG17]+[Original.DU17])" office:value-type="float" office:value="-613">
            <text:p>-613</text:p>
          </table:table-cell>
          <table:table-cell table:style-name="ce8" table:formula="of:=IF([Original.DH17] = &quot;&quot;;&quot;&quot;;[Original.DH17]+[Original.DV17])" office:value-type="float" office:value="-605">
            <text:p>-605</text:p>
          </table:table-cell>
          <table:table-cell table:style-name="ce8" table:formula="of:=IF([Original.DI17] = &quot;&quot;;&quot;&quot;;[Original.DI17]+[Original.DW17])" office:value-type="float" office:value="-597">
            <text:p>-597</text:p>
          </table:table-cell>
          <table:table-cell table:style-name="ce8" table:formula="of:=IF([Original.DJ17] = &quot;&quot;;&quot;&quot;;[Original.DJ17])" office:value-type="float" office:value="-620">
            <text:p>-620</text:p>
          </table:table-cell>
          <table:table-cell table:style-name="ce8" table:formula="of:=IF([Original.DK17] = &quot;&quot;;&quot;&quot;;[Original.DK17]+[Original.DR17])" office:value-type="float" office:value="-797">
            <text:p>-797</text:p>
          </table:table-cell>
          <table:table-cell table:style-name="ce8" table:formula="of:=IF([Original.DL17] = &quot;&quot;;&quot;&quot;;[Original.DL17]+[Original.DS17])" office:value-type="float" office:value="-796">
            <text:p>-796</text:p>
          </table:table-cell>
          <table:table-cell table:style-name="ce8" table:formula="of:=IF([Original.DM17] = &quot;&quot;;&quot;&quot;;[Original.DM17]+[Original.DT17])" office:value-type="float" office:value="-794">
            <text:p>-794</text:p>
          </table:table-cell>
          <table:table-cell table:style-name="ce8" table:formula="of:=IF([Original.DN17] = &quot;&quot;;&quot;&quot;;[Original.DN17]+[Original.DU17])" office:value-type="float" office:value="-793">
            <text:p>-793</text:p>
          </table:table-cell>
          <table:table-cell table:style-name="ce8" table:formula="of:=IF([Original.DO17] = &quot;&quot;;&quot;&quot;;[Original.DO17]+[Original.DV17])" office:value-type="float" office:value="-785">
            <text:p>-785</text:p>
          </table:table-cell>
          <table:table-cell table:style-name="ce8" table:formula="of:=IF([Original.DP17] = &quot;&quot;;&quot;&quot;;[Original.DP17]+[Original.DW17])" office:value-type="float" office:value="-777">
            <text:p>-777</text:p>
          </table:table-cell>
          <table:table-cell table:style-name="ce17" table:formula="of:=IF([Original.DQ17] = &quot;&quot;;&quot;&quot;;[Original.DQ17])" office:value-type="float" office:value="-800">
            <text:p>-800</text:p>
          </table:table-cell>
          <table:table-cell table:number-columns-repeated="820"/>
        </table:table-row>
        <table:table-row table:style-name="ro1">
          <table:table-cell table:style-name="ce21" table:formula="of:=IF([Original.A18] = &quot;&quot;;&quot;&quot;;[Original.A18])" office:value-type="float" office:value="160">
            <text:p>160</text:p>
          </table:table-cell>
          <table:table-cell table:style-name="ce8" table:formula="of:=IF([Original.B18] = &quot;&quot;;&quot;&quot;;[Original.B18])" office:value-type="float" office:value="520">
            <text:p>520</text:p>
          </table:table-cell>
          <table:table-cell table:style-name="ce8" table:formula="of:=IF([Original.C18] = &quot;&quot;;&quot;&quot;;[Original.C18])" office:value-type="float" office:value="280">
            <text:p>280</text:p>
          </table:table-cell>
          <table:table-cell table:style-name="ce8" table:formula="of:=IF([Original.D18] = &quot;&quot;;&quot;&quot;;[Original.D18])" office:value-type="float" office:value="210">
            <text:p>210</text:p>
          </table:table-cell>
          <table:table-cell table:style-name="ce8" table:formula="of:=IF([Original.E18] = &quot;&quot;;&quot;&quot;;[Original.E18])" office:value-type="string" office:string-value="u">
            <text:p>u</text:p>
          </table:table-cell>
          <table:table-cell table:style-name="ce8" table:formula="of:=IF([Original.F18] = &quot;&quot;;&quot;&quot;;[Original.F18])" office:value-type="float" office:value="145">
            <text:p>145</text:p>
          </table:table-cell>
          <table:table-cell table:style-name="ce8" table:formula="of:=IF([Original.G18] = &quot;&quot;;&quot;&quot;;[Original.G18])" office:value-type="float" office:value="85">
            <text:p>85</text:p>
          </table:table-cell>
          <table:table-cell table:style-name="ce8" table:formula="of:=IF([Original.H18] = &quot;&quot;;&quot;&quot;;[Original.H18])" office:value-type="string" office:string-value="u">
            <text:p>u</text:p>
          </table:table-cell>
          <table:table-cell table:style-name="ce8" table:formula="of:=IF([Original.I18] = &quot;&quot;;&quot;&quot;;[Original.I18])" office:value-type="float" office:value="43">
            <text:p>43</text:p>
          </table:table-cell>
          <table:table-cell table:style-name="ce8" table:formula="of:=IF([Original.J18] = &quot;&quot;;&quot;&quot;;[Original.J18])" office:value-type="string" office:string-value="u">
            <text:p>u</text:p>
          </table:table-cell>
          <table:table-cell table:style-name="ce8" table:formula="of:=IF([Original.K18] = &quot;&quot;;&quot;&quot;;[Original.K18])" office:value-type="float" office:value="14">
            <text:p>14</text:p>
          </table:table-cell>
          <table:table-cell table:style-name="ce8" table:formula="of:=IF([Original.L18] = &quot;&quot;;&quot;&quot;;[Original.L18])" office:value-type="float" office:value="0">
            <text:p>0</text:p>
          </table:table-cell>
          <table:table-cell table:style-name="ce8" table:formula="of:=IF([Original.M18] = &quot;&quot;;&quot;&quot;;[Original.M18])" office:value-type="string" office:string-value="JS">
            <text:p>JS</text:p>
          </table:table-cell>
          <table:table-cell table:style-name="ce8" table:formula="of:=IF([Original.N18] = &quot;&quot;;&quot;&quot;;[Original.N18])" office:value-type="float" office:value="18">
            <text:p>18</text:p>
          </table:table-cell>
          <table:table-cell table:style-name="ce8" table:formula="of:=IF([Original.O18] = &quot;&quot;;&quot;&quot;;[Original.O18])" office:value-type="float" office:value="26">
            <text:p>26</text:p>
          </table:table-cell>
          <table:table-cell table:style-name="ce8" table:formula="of:=IF([Original.P18] = &quot;&quot;;&quot;&quot;;[Original.P18])" office:value-type="float" office:value="41">
            <text:p>41</text:p>
          </table:table-cell>
          <table:table-cell table:style-name="ce8" table:formula="of:=IF([Original.Q18] = &quot;&quot;;&quot;&quot;;[Original.Q18]+[Original.DR18])" office:value-type="float" office:value="0">
            <text:p>0</text:p>
          </table:table-cell>
          <table:table-cell table:style-name="ce8" table:formula="of:=IF([Original.R18] = &quot;&quot;;&quot;&quot;;[Original.R18]+[Original.DS18])" office:value-type="float" office:value="1">
            <text:p>1</text:p>
          </table:table-cell>
          <table:table-cell table:style-name="ce8" table:formula="of:=IF([Original.S18] = &quot;&quot;;&quot;&quot;;[Original.S18]+[Original.DT18])" office:value-type="float" office:value="3">
            <text:p>3</text:p>
          </table:table-cell>
          <table:table-cell table:style-name="ce8" table:formula="of:=IF([Original.T18] = &quot;&quot;;&quot;&quot;;[Original.T18]+[Original.DU18])" office:value-type="float" office:value="4">
            <text:p>4</text:p>
          </table:table-cell>
          <table:table-cell table:style-name="ce8" table:formula="of:=IF([Original.U18] = &quot;&quot;;&quot;&quot;;[Original.U18]+[Original.DV18])" office:value-type="float" office:value="12">
            <text:p>12</text:p>
          </table:table-cell>
          <table:table-cell table:style-name="ce8" table:formula="of:=IF([Original.V18] = &quot;&quot;;&quot;&quot;;[Original.V18]+[Original.DW18])" office:value-type="float" office:value="20">
            <text:p>20</text:p>
          </table:table-cell>
          <table:table-cell table:style-name="ce8" table:formula="of:=IF([Original.W18] = &quot;&quot;;&quot;&quot;;[Original.W18])" office:value-type="string" office:string-value="u">
            <text:p>u</text:p>
          </table:table-cell>
          <table:table-cell table:style-name="ce8" table:formula="of:=IF([Original.X18] = &quot;&quot;;&quot;&quot;;[Original.X18]+[Original.DR18])" office:value-type="float" office:value="-12">
            <text:p>-12</text:p>
          </table:table-cell>
          <table:table-cell table:style-name="ce8" table:formula="of:=IF([Original.Y18] = &quot;&quot;;&quot;&quot;;[Original.Y18]+[Original.DS18])" office:value-type="float" office:value="-11">
            <text:p>-11</text:p>
          </table:table-cell>
          <table:table-cell table:style-name="ce8" table:formula="of:=IF([Original.Z18] = &quot;&quot;;&quot;&quot;;[Original.Z18]+[Original.DT18])" office:value-type="float" office:value="-9">
            <text:p>-9</text:p>
          </table:table-cell>
          <table:table-cell table:style-name="ce8" table:formula="of:=IF([Original.AA18] = &quot;&quot;;&quot;&quot;;[Original.AA18]+[Original.DU18])" office:value-type="float" office:value="-8">
            <text:p>-8</text:p>
          </table:table-cell>
          <table:table-cell table:style-name="ce8" table:formula="of:=IF([Original.AB18] = &quot;&quot;;&quot;&quot;;[Original.AB18]+[Original.DV18])" office:value-type="float" office:value="0">
            <text:p>0</text:p>
          </table:table-cell>
          <table:table-cell table:style-name="ce8" table:formula="of:=IF([Original.AC18] = &quot;&quot;;&quot;&quot;;[Original.AC18]+[Original.DW18])" office:value-type="float" office:value="8">
            <text:p>8</text:p>
          </table:table-cell>
          <table:table-cell table:style-name="ce8" table:formula="of:=IF([Original.AD18] = &quot;&quot;;&quot;&quot;;[Original.AD18])" office:value-type="float" office:value="-15">
            <text:p>-15</text:p>
          </table:table-cell>
          <table:table-cell table:style-name="ce8" table:formula="of:=IF([Original.AE18] = &quot;&quot;;&quot;&quot;;[Original.AE18]+[Original.DR18])" office:value-type="float" office:value="-24">
            <text:p>-24</text:p>
          </table:table-cell>
          <table:table-cell table:style-name="ce8" table:formula="of:=IF([Original.AF18] = &quot;&quot;;&quot;&quot;;[Original.AF18]+[Original.DS18])" office:value-type="float" office:value="-23">
            <text:p>-23</text:p>
          </table:table-cell>
          <table:table-cell table:style-name="ce8" table:formula="of:=IF([Original.AG18] = &quot;&quot;;&quot;&quot;;[Original.AG18]+[Original.DT18])" office:value-type="float" office:value="-21">
            <text:p>-21</text:p>
          </table:table-cell>
          <table:table-cell table:style-name="ce8" table:formula="of:=IF([Original.AH18] = &quot;&quot;;&quot;&quot;;[Original.AH18]+[Original.DU18])" office:value-type="float" office:value="-20">
            <text:p>-20</text:p>
          </table:table-cell>
          <table:table-cell table:style-name="ce8" table:formula="of:=IF([Original.AI18] = &quot;&quot;;&quot;&quot;;[Original.AI18]+[Original.DV18])" office:value-type="float" office:value="-12">
            <text:p>-12</text:p>
          </table:table-cell>
          <table:table-cell table:style-name="ce8" table:formula="of:=IF([Original.AJ18] = &quot;&quot;;&quot;&quot;;[Original.AJ18]+[Original.DW18])" office:value-type="float" office:value="-4">
            <text:p>-4</text:p>
          </table:table-cell>
          <table:table-cell table:style-name="ce8" table:formula="of:=IF([Original.AK18] = &quot;&quot;;&quot;&quot;;[Original.AK18])" office:value-type="float" office:value="0">
            <text:p>0</text:p>
          </table:table-cell>
          <table:table-cell table:style-name="ce8" table:formula="of:=IF([Original.AL18] = &quot;&quot;;&quot;&quot;;[Original.AL18]+[Original.DR18])" office:value-type="float" office:value="-40">
            <text:p>-40</text:p>
          </table:table-cell>
          <table:table-cell table:style-name="ce8" table:formula="of:=IF([Original.AM18] = &quot;&quot;;&quot;&quot;;[Original.AM18]+[Original.DS18])" office:value-type="float" office:value="-39">
            <text:p>-39</text:p>
          </table:table-cell>
          <table:table-cell table:style-name="ce8" table:formula="of:=IF([Original.AN18] = &quot;&quot;;&quot;&quot;;[Original.AN18]+[Original.DT18])" office:value-type="float" office:value="-37">
            <text:p>-37</text:p>
          </table:table-cell>
          <table:table-cell table:style-name="ce8" table:formula="of:=IF([Original.AO18] = &quot;&quot;;&quot;&quot;;[Original.AO18]+[Original.DU18])" office:value-type="float" office:value="-36">
            <text:p>-36</text:p>
          </table:table-cell>
          <table:table-cell table:style-name="ce8" table:formula="of:=IF([Original.AP18] = &quot;&quot;;&quot;&quot;;[Original.AP18]+[Original.DV18])" office:value-type="float" office:value="-28">
            <text:p>-28</text:p>
          </table:table-cell>
          <table:table-cell table:style-name="ce8" table:formula="of:=IF([Original.AQ18] = &quot;&quot;;&quot;&quot;;[Original.AQ18]+[Original.DW18])" office:value-type="float" office:value="-20">
            <text:p>-20</text:p>
          </table:table-cell>
          <table:table-cell table:style-name="ce8" table:formula="of:=IF([Original.AR18] = &quot;&quot;;&quot;&quot;;[Original.AR18])" office:value-type="float" office:value="-43">
            <text:p>-43</text:p>
          </table:table-cell>
          <table:table-cell table:style-name="ce8" table:formula="of:=IF([Original.AS18] = &quot;&quot;;&quot;&quot;;[Original.AS18]+[Original.DR18])" office:value-type="float" office:value="-62">
            <text:p>-62</text:p>
          </table:table-cell>
          <table:table-cell table:style-name="ce8" table:formula="of:=IF([Original.AT18] = &quot;&quot;;&quot;&quot;;[Original.AT18]+[Original.DS18])" office:value-type="float" office:value="-61">
            <text:p>-61</text:p>
          </table:table-cell>
          <table:table-cell table:style-name="ce8" table:formula="of:=IF([Original.AU18] = &quot;&quot;;&quot;&quot;;[Original.AU18]+[Original.DT18])" office:value-type="float" office:value="-59">
            <text:p>-59</text:p>
          </table:table-cell>
          <table:table-cell table:style-name="ce8" table:formula="of:=IF([Original.AV18] = &quot;&quot;;&quot;&quot;;[Original.AV18]+[Original.DU18])" office:value-type="float" office:value="-58">
            <text:p>-58</text:p>
          </table:table-cell>
          <table:table-cell table:style-name="ce8" table:formula="of:=IF([Original.AW18] = &quot;&quot;;&quot;&quot;;[Original.AW18]+[Original.DV18])" office:value-type="float" office:value="-50">
            <text:p>-50</text:p>
          </table:table-cell>
          <table:table-cell table:style-name="ce8" table:formula="of:=IF([Original.AX18] = &quot;&quot;;&quot;&quot;;[Original.AX18]+[Original.DW18])" office:value-type="float" office:value="-42">
            <text:p>-42</text:p>
          </table:table-cell>
          <table:table-cell table:style-name="ce8" table:formula="of:=IF([Original.AY18] = &quot;&quot;;&quot;&quot;;[Original.AY18])" office:value-type="float" office:value="-65">
            <text:p>-65</text:p>
          </table:table-cell>
          <table:table-cell table:style-name="ce8" table:formula="of:=IF([Original.AZ18] = &quot;&quot;;&quot;&quot;;[Original.AZ18]+[Original.DR18])" office:value-type="float" office:value="-97">
            <text:p>-97</text:p>
          </table:table-cell>
          <table:table-cell table:style-name="ce8" table:formula="of:=IF([Original.BA18] = &quot;&quot;;&quot;&quot;;[Original.BA18]+[Original.DS18])" office:value-type="float" office:value="-96">
            <text:p>-96</text:p>
          </table:table-cell>
          <table:table-cell table:style-name="ce8" table:formula="of:=IF([Original.BB18] = &quot;&quot;;&quot;&quot;;[Original.BB18]+[Original.DT18])" office:value-type="float" office:value="-94">
            <text:p>-94</text:p>
          </table:table-cell>
          <table:table-cell table:style-name="ce8" table:formula="of:=IF([Original.BC18] = &quot;&quot;;&quot;&quot;;[Original.BC18]+[Original.DU18])" office:value-type="float" office:value="-93">
            <text:p>-93</text:p>
          </table:table-cell>
          <table:table-cell table:style-name="ce8" table:formula="of:=IF([Original.BD18] = &quot;&quot;;&quot;&quot;;[Original.BD18]+[Original.DV18])" office:value-type="float" office:value="-85">
            <text:p>-85</text:p>
          </table:table-cell>
          <table:table-cell table:style-name="ce8" table:formula="of:=IF([Original.BE18] = &quot;&quot;;&quot;&quot;;[Original.BE18]+[Original.DW18])" office:value-type="float" office:value="-77">
            <text:p>-77</text:p>
          </table:table-cell>
          <table:table-cell table:style-name="ce8" table:formula="of:=IF([Original.BF18] = &quot;&quot;;&quot;&quot;;[Original.BF18])" office:value-type="float" office:value="-100">
            <text:p>-100</text:p>
          </table:table-cell>
          <table:table-cell table:style-name="ce8" table:formula="of:=IF([Original.BG18] = &quot;&quot;;&quot;&quot;;[Original.BG18]+[Original.DR18])" office:value-type="float" office:value="-131">
            <text:p>-131</text:p>
          </table:table-cell>
          <table:table-cell table:style-name="ce8" table:formula="of:=IF([Original.BH18] = &quot;&quot;;&quot;&quot;;[Original.BH18]+[Original.DS18])" office:value-type="float" office:value="-130">
            <text:p>-130</text:p>
          </table:table-cell>
          <table:table-cell table:style-name="ce8" table:formula="of:=IF([Original.BI18] = &quot;&quot;;&quot;&quot;;[Original.BI18]+[Original.DT18])" office:value-type="float" office:value="-128">
            <text:p>-128</text:p>
          </table:table-cell>
          <table:table-cell table:style-name="ce8" table:formula="of:=IF([Original.BJ18] = &quot;&quot;;&quot;&quot;;[Original.BJ18]+[Original.DU18])" office:value-type="float" office:value="-127">
            <text:p>-127</text:p>
          </table:table-cell>
          <table:table-cell table:style-name="ce8" table:formula="of:=IF([Original.BK18] = &quot;&quot;;&quot;&quot;;[Original.BK18]+[Original.DV18])" office:value-type="float" office:value="-119">
            <text:p>-119</text:p>
          </table:table-cell>
          <table:table-cell table:style-name="ce8" table:formula="of:=IF([Original.BL18] = &quot;&quot;;&quot;&quot;;[Original.BL18]+[Original.DW18])" office:value-type="float" office:value="-111">
            <text:p>-111</text:p>
          </table:table-cell>
          <table:table-cell table:style-name="ce8" table:formula="of:=IF([Original.BM18] = &quot;&quot;;&quot;&quot;;[Original.BM18])" office:value-type="float" office:value="-134">
            <text:p>-134</text:p>
          </table:table-cell>
          <table:table-cell table:style-name="ce8" table:formula="of:=IF([Original.BN18] = &quot;&quot;;&quot;&quot;;[Original.BN18]+[Original.DR18])" office:value-type="float" office:value="-187">
            <text:p>-187</text:p>
          </table:table-cell>
          <table:table-cell table:style-name="ce8" table:formula="of:=IF([Original.BO18] = &quot;&quot;;&quot;&quot;;[Original.BO18]+[Original.DS18])" office:value-type="float" office:value="-186">
            <text:p>-186</text:p>
          </table:table-cell>
          <table:table-cell table:style-name="ce8" table:formula="of:=IF([Original.BP18] = &quot;&quot;;&quot;&quot;;[Original.BP18]+[Original.DT18])" office:value-type="float" office:value="-184">
            <text:p>-184</text:p>
          </table:table-cell>
          <table:table-cell table:style-name="ce8" table:formula="of:=IF([Original.BQ18] = &quot;&quot;;&quot;&quot;;[Original.BQ18]+[Original.DU18])" office:value-type="float" office:value="-183">
            <text:p>-183</text:p>
          </table:table-cell>
          <table:table-cell table:style-name="ce8" table:formula="of:=IF([Original.BR18] = &quot;&quot;;&quot;&quot;;[Original.BR18]+[Original.DV18])" office:value-type="float" office:value="-175">
            <text:p>-175</text:p>
          </table:table-cell>
          <table:table-cell table:style-name="ce8" table:formula="of:=IF([Original.BS18] = &quot;&quot;;&quot;&quot;;[Original.BS18]+[Original.DW18])" office:value-type="float" office:value="-167">
            <text:p>-167</text:p>
          </table:table-cell>
          <table:table-cell table:style-name="ce8" table:formula="of:=IF([Original.BT18] = &quot;&quot;;&quot;&quot;;[Original.BT18])" office:value-type="float" office:value="-190">
            <text:p>-190</text:p>
          </table:table-cell>
          <table:table-cell table:style-name="ce8" table:formula="of:=IF([Original.BU18] = &quot;&quot;;&quot;&quot;;[Original.BU18]+[Original.DR18])" office:value-type="float" office:value="-225">
            <text:p>-225</text:p>
          </table:table-cell>
          <table:table-cell table:style-name="ce8" table:formula="of:=IF([Original.BV18] = &quot;&quot;;&quot;&quot;;[Original.BV18]+[Original.DS18])" office:value-type="float" office:value="-224">
            <text:p>-224</text:p>
          </table:table-cell>
          <table:table-cell table:style-name="ce8" table:formula="of:=IF([Original.BW18] = &quot;&quot;;&quot;&quot;;[Original.BW18]+[Original.DT18])" office:value-type="float" office:value="-222">
            <text:p>-222</text:p>
          </table:table-cell>
          <table:table-cell table:style-name="ce8" table:formula="of:=IF([Original.BX18] = &quot;&quot;;&quot;&quot;;[Original.BX18]+[Original.DU18])" office:value-type="float" office:value="-221">
            <text:p>-221</text:p>
          </table:table-cell>
          <table:table-cell table:style-name="ce8" table:formula="of:=IF([Original.BY18] = &quot;&quot;;&quot;&quot;;[Original.BY18]+[Original.DV18])" office:value-type="float" office:value="-213">
            <text:p>-213</text:p>
          </table:table-cell>
          <table:table-cell table:style-name="ce8" table:formula="of:=IF([Original.BZ18] = &quot;&quot;;&quot;&quot;;[Original.BZ18]+[Original.DW18])" office:value-type="float" office:value="-205">
            <text:p>-205</text:p>
          </table:table-cell>
          <table:table-cell table:style-name="ce8" table:formula="of:=IF([Original.CA18] = &quot;&quot;;&quot;&quot;;[Original.CA18])" office:value-type="float" office:value="-228">
            <text:p>-228</text:p>
          </table:table-cell>
          <table:table-cell table:style-name="ce8" table:formula="of:=IF([Original.CB18] = &quot;&quot;;&quot;&quot;;[Original.CB18]+[Original.DR18])" office:value-type="float" office:value="-277">
            <text:p>-277</text:p>
          </table:table-cell>
          <table:table-cell table:style-name="ce8" table:formula="of:=IF([Original.CC18] = &quot;&quot;;&quot;&quot;;[Original.CC18]+[Original.DS18])" office:value-type="float" office:value="-276">
            <text:p>-276</text:p>
          </table:table-cell>
          <table:table-cell table:style-name="ce8" table:formula="of:=IF([Original.CD18] = &quot;&quot;;&quot;&quot;;[Original.CD18]+[Original.DT18])" office:value-type="float" office:value="-274">
            <text:p>-274</text:p>
          </table:table-cell>
          <table:table-cell table:style-name="ce8" table:formula="of:=IF([Original.CE18] = &quot;&quot;;&quot;&quot;;[Original.CE18]+[Original.DU18])" office:value-type="float" office:value="-273">
            <text:p>-273</text:p>
          </table:table-cell>
          <table:table-cell table:style-name="ce8" table:formula="of:=IF([Original.CF18] = &quot;&quot;;&quot;&quot;;[Original.CF18]+[Original.DV18])" office:value-type="float" office:value="-265">
            <text:p>-265</text:p>
          </table:table-cell>
          <table:table-cell table:style-name="ce8" table:formula="of:=IF([Original.CG18] = &quot;&quot;;&quot;&quot;;[Original.CG18]+[Original.DW18])" office:value-type="float" office:value="-257">
            <text:p>-257</text:p>
          </table:table-cell>
          <table:table-cell table:style-name="ce8" table:formula="of:=IF([Original.CH18] = &quot;&quot;;&quot;&quot;;[Original.CH18])" office:value-type="float" office:value="-280">
            <text:p>-280</text:p>
          </table:table-cell>
          <table:table-cell table:style-name="ce8" table:formula="of:=IF([Original.CI18] = &quot;&quot;;&quot;&quot;;[Original.CI18]+[Original.DR18])" office:value-type="float" office:value="-337">
            <text:p>-337</text:p>
          </table:table-cell>
          <table:table-cell table:style-name="ce8" table:formula="of:=IF([Original.CJ18] = &quot;&quot;;&quot;&quot;;[Original.CJ18]+[Original.DS18])" office:value-type="float" office:value="-336">
            <text:p>-336</text:p>
          </table:table-cell>
          <table:table-cell table:style-name="ce8" table:formula="of:=IF([Original.CK18] = &quot;&quot;;&quot;&quot;;[Original.CK18]+[Original.DT18])" office:value-type="float" office:value="-334">
            <text:p>-334</text:p>
          </table:table-cell>
          <table:table-cell table:style-name="ce8" table:formula="of:=IF([Original.CL18] = &quot;&quot;;&quot;&quot;;[Original.CL18]+[Original.DU18])" office:value-type="float" office:value="-333">
            <text:p>-333</text:p>
          </table:table-cell>
          <table:table-cell table:style-name="ce8" table:formula="of:=IF([Original.CM18] = &quot;&quot;;&quot;&quot;;[Original.CM18]+[Original.DV18])" office:value-type="float" office:value="-325">
            <text:p>-325</text:p>
          </table:table-cell>
          <table:table-cell table:style-name="ce8" table:formula="of:=IF([Original.CN18] = &quot;&quot;;&quot;&quot;;[Original.CN18]+[Original.DW18])" office:value-type="float" office:value="-317">
            <text:p>-317</text:p>
          </table:table-cell>
          <table:table-cell table:style-name="ce8" table:formula="of:=IF([Original.CO18] = &quot;&quot;;&quot;&quot;;[Original.CO18])" office:value-type="float" office:value="-340">
            <text:p>-340</text:p>
          </table:table-cell>
          <table:table-cell table:style-name="ce8" table:formula="of:=IF([Original.CP18] = &quot;&quot;;&quot;&quot;;[Original.CP18]+[Original.DR18])" office:value-type="float" office:value="-412">
            <text:p>-412</text:p>
          </table:table-cell>
          <table:table-cell table:style-name="ce8" table:formula="of:=IF([Original.CQ18] = &quot;&quot;;&quot;&quot;;[Original.CQ18]+[Original.DS18])" office:value-type="float" office:value="-411">
            <text:p>-411</text:p>
          </table:table-cell>
          <table:table-cell table:style-name="ce8" table:formula="of:=IF([Original.CR18] = &quot;&quot;;&quot;&quot;;[Original.CR18]+[Original.DT18])" office:value-type="float" office:value="-409">
            <text:p>-409</text:p>
          </table:table-cell>
          <table:table-cell table:style-name="ce8" table:formula="of:=IF([Original.CS18] = &quot;&quot;;&quot;&quot;;[Original.CS18]+[Original.DU18])" office:value-type="float" office:value="-408">
            <text:p>-408</text:p>
          </table:table-cell>
          <table:table-cell table:style-name="ce8" table:formula="of:=IF([Original.CT18] = &quot;&quot;;&quot;&quot;;[Original.CT18]+[Original.DV18])" office:value-type="float" office:value="-400">
            <text:p>-400</text:p>
          </table:table-cell>
          <table:table-cell table:style-name="ce8" table:formula="of:=IF([Original.CU18] = &quot;&quot;;&quot;&quot;;[Original.CU18]+[Original.DW18])" office:value-type="float" office:value="-392">
            <text:p>-392</text:p>
          </table:table-cell>
          <table:table-cell table:style-name="ce8" table:formula="of:=IF([Original.CV18] = &quot;&quot;;&quot;&quot;;[Original.CV18])" office:value-type="float" office:value="-415">
            <text:p>-415</text:p>
          </table:table-cell>
          <table:table-cell table:style-name="ce8" table:formula="of:=IF([Original.CW18] = &quot;&quot;;&quot;&quot;;[Original.CW18]+[Original.DR18])" office:value-type="float" office:value="-532">
            <text:p>-532</text:p>
          </table:table-cell>
          <table:table-cell table:style-name="ce8" table:formula="of:=IF([Original.CX18] = &quot;&quot;;&quot;&quot;;[Original.CX18]+[Original.DS18])" office:value-type="float" office:value="-531">
            <text:p>-531</text:p>
          </table:table-cell>
          <table:table-cell table:style-name="ce8" table:formula="of:=IF([Original.CY18] = &quot;&quot;;&quot;&quot;;[Original.CY18]+[Original.DT18])" office:value-type="float" office:value="-529">
            <text:p>-529</text:p>
          </table:table-cell>
          <table:table-cell table:style-name="ce8" table:formula="of:=IF([Original.CZ18] = &quot;&quot;;&quot;&quot;;[Original.CZ18]+[Original.DU18])" office:value-type="float" office:value="-528">
            <text:p>-528</text:p>
          </table:table-cell>
          <table:table-cell table:style-name="ce8" table:formula="of:=IF([Original.DA18] = &quot;&quot;;&quot;&quot;;[Original.DA18]+[Original.DV18])" office:value-type="float" office:value="-520">
            <text:p>-520</text:p>
          </table:table-cell>
          <table:table-cell table:style-name="ce8" table:formula="of:=IF([Original.DB18] = &quot;&quot;;&quot;&quot;;[Original.DB18]+[Original.DW18])" office:value-type="float" office:value="-512">
            <text:p>-512</text:p>
          </table:table-cell>
          <table:table-cell table:style-name="ce8" table:formula="of:=IF([Original.DC18] = &quot;&quot;;&quot;&quot;;[Original.DC18])" office:value-type="float" office:value="-535">
            <text:p>-535</text:p>
          </table:table-cell>
          <table:table-cell table:style-name="ce8" table:formula="of:=IF([Original.DD18] = &quot;&quot;;&quot;&quot;;[Original.DD18]+[Original.DR18])" office:value-type="float" office:value="-697">
            <text:p>-697</text:p>
          </table:table-cell>
          <table:table-cell table:style-name="ce8" table:formula="of:=IF([Original.DE18] = &quot;&quot;;&quot;&quot;;[Original.DE18]+[Original.DS18])" office:value-type="float" office:value="-696">
            <text:p>-696</text:p>
          </table:table-cell>
          <table:table-cell table:style-name="ce8" table:formula="of:=IF([Original.DF18] = &quot;&quot;;&quot;&quot;;[Original.DF18]+[Original.DT18])" office:value-type="float" office:value="-694">
            <text:p>-694</text:p>
          </table:table-cell>
          <table:table-cell table:style-name="ce8" table:formula="of:=IF([Original.DG18] = &quot;&quot;;&quot;&quot;;[Original.DG18]+[Original.DU18])" office:value-type="float" office:value="-693">
            <text:p>-693</text:p>
          </table:table-cell>
          <table:table-cell table:style-name="ce8" table:formula="of:=IF([Original.DH18] = &quot;&quot;;&quot;&quot;;[Original.DH18]+[Original.DV18])" office:value-type="float" office:value="-685">
            <text:p>-685</text:p>
          </table:table-cell>
          <table:table-cell table:style-name="ce8" table:formula="of:=IF([Original.DI18] = &quot;&quot;;&quot;&quot;;[Original.DI18]+[Original.DW18])" office:value-type="float" office:value="-677">
            <text:p>-677</text:p>
          </table:table-cell>
          <table:table-cell table:style-name="ce8" table:formula="of:=IF([Original.DJ18] = &quot;&quot;;&quot;&quot;;[Original.DJ18])" office:value-type="float" office:value="-700">
            <text:p>-700</text:p>
          </table:table-cell>
          <table:table-cell table:style-name="ce8" table:formula="of:=IF([Original.DK18] = &quot;&quot;;&quot;&quot;;[Original.DK18]+[Original.DR18])" office:value-type="float" office:value="-897">
            <text:p>-897</text:p>
          </table:table-cell>
          <table:table-cell table:style-name="ce8" table:formula="of:=IF([Original.DL18] = &quot;&quot;;&quot;&quot;;[Original.DL18]+[Original.DS18])" office:value-type="float" office:value="-896">
            <text:p>-896</text:p>
          </table:table-cell>
          <table:table-cell table:style-name="ce8" table:formula="of:=IF([Original.DM18] = &quot;&quot;;&quot;&quot;;[Original.DM18]+[Original.DT18])" office:value-type="float" office:value="-894">
            <text:p>-894</text:p>
          </table:table-cell>
          <table:table-cell table:style-name="ce8" table:formula="of:=IF([Original.DN18] = &quot;&quot;;&quot;&quot;;[Original.DN18]+[Original.DU18])" office:value-type="float" office:value="-893">
            <text:p>-893</text:p>
          </table:table-cell>
          <table:table-cell table:style-name="ce8" table:formula="of:=IF([Original.DO18] = &quot;&quot;;&quot;&quot;;[Original.DO18]+[Original.DV18])" office:value-type="float" office:value="-885">
            <text:p>-885</text:p>
          </table:table-cell>
          <table:table-cell table:style-name="ce8" table:formula="of:=IF([Original.DP18] = &quot;&quot;;&quot;&quot;;[Original.DP18]+[Original.DW18])" office:value-type="float" office:value="-877">
            <text:p>-877</text:p>
          </table:table-cell>
          <table:table-cell table:style-name="ce17" table:formula="of:=IF([Original.DQ18] = &quot;&quot;;&quot;&quot;;[Original.DQ18])" office:value-type="float" office:value="-900">
            <text:p>-900</text:p>
          </table:table-cell>
          <table:table-cell table:number-columns-repeated="820"/>
        </table:table-row>
        <table:table-row table:style-name="ro1">
          <table:table-cell table:style-name="ce21" table:formula="of:=IF([Original.A19] = &quot;&quot;;&quot;&quot;;[Original.A19])" office:value-type="float" office:value="180">
            <text:p>180</text:p>
          </table:table-cell>
          <table:table-cell table:style-name="ce8" table:formula="of:=IF([Original.B19] = &quot;&quot;;&quot;&quot;;[Original.B19])" office:value-type="float" office:value="580">
            <text:p>580</text:p>
          </table:table-cell>
          <table:table-cell table:style-name="ce8" table:formula="of:=IF([Original.C19] = &quot;&quot;;&quot;&quot;;[Original.C19])" office:value-type="float" office:value="310">
            <text:p>310</text:p>
          </table:table-cell>
          <table:table-cell table:style-name="ce8" table:formula="of:=IF([Original.D19] = &quot;&quot;;&quot;&quot;;[Original.D19])" office:value-type="float" office:value="230">
            <text:p>230</text:p>
          </table:table-cell>
          <table:table-cell table:style-name="ce8" table:formula="of:=IF([Original.E19] = &quot;&quot;;&quot;&quot;;[Original.E19])" office:value-type="string" office:string-value="u">
            <text:p>u</text:p>
          </table:table-cell>
          <table:table-cell table:style-name="ce8" table:formula="of:=IF([Original.F19] = &quot;&quot;;&quot;&quot;;[Original.F19])" office:value-type="float" office:value="145">
            <text:p>145</text:p>
          </table:table-cell>
          <table:table-cell table:style-name="ce8" table:formula="of:=IF([Original.G19] = &quot;&quot;;&quot;&quot;;[Original.G19])" office:value-type="float" office:value="85">
            <text:p>85</text:p>
          </table:table-cell>
          <table:table-cell table:style-name="ce8" table:formula="of:=IF([Original.H19] = &quot;&quot;;&quot;&quot;;[Original.H19])" office:value-type="string" office:string-value="u">
            <text:p>u</text:p>
          </table:table-cell>
          <table:table-cell table:style-name="ce8" table:formula="of:=IF([Original.I19] = &quot;&quot;;&quot;&quot;;[Original.I19])" office:value-type="float" office:value="43">
            <text:p>43</text:p>
          </table:table-cell>
          <table:table-cell table:style-name="ce8" table:formula="of:=IF([Original.J19] = &quot;&quot;;&quot;&quot;;[Original.J19])" office:value-type="string" office:string-value="u">
            <text:p>u</text:p>
          </table:table-cell>
          <table:table-cell table:style-name="ce8" table:formula="of:=IF([Original.K19] = &quot;&quot;;&quot;&quot;;[Original.K19])" office:value-type="float" office:value="14">
            <text:p>14</text:p>
          </table:table-cell>
          <table:table-cell table:style-name="ce8" table:formula="of:=IF([Original.L19] = &quot;&quot;;&quot;&quot;;[Original.L19])" office:value-type="float" office:value="0">
            <text:p>0</text:p>
          </table:table-cell>
          <table:table-cell table:style-name="ce8" table:formula="of:=IF([Original.M19] = &quot;&quot;;&quot;&quot;;[Original.M19])" office:value-type="string" office:string-value="JS">
            <text:p>JS</text:p>
          </table:table-cell>
          <table:table-cell table:style-name="ce8" table:formula="of:=IF([Original.N19] = &quot;&quot;;&quot;&quot;;[Original.N19])" office:value-type="float" office:value="18">
            <text:p>18</text:p>
          </table:table-cell>
          <table:table-cell table:style-name="ce8" table:formula="of:=IF([Original.O19] = &quot;&quot;;&quot;&quot;;[Original.O19])" office:value-type="float" office:value="26">
            <text:p>26</text:p>
          </table:table-cell>
          <table:table-cell table:style-name="ce8" table:formula="of:=IF([Original.P19] = &quot;&quot;;&quot;&quot;;[Original.P19])" office:value-type="float" office:value="41">
            <text:p>41</text:p>
          </table:table-cell>
          <table:table-cell table:style-name="ce8" table:formula="of:=IF([Original.Q19] = &quot;&quot;;&quot;&quot;;[Original.Q19]+[Original.DR19])" office:value-type="float" office:value="0">
            <text:p>0</text:p>
          </table:table-cell>
          <table:table-cell table:style-name="ce8" table:formula="of:=IF([Original.R19] = &quot;&quot;;&quot;&quot;;[Original.R19]+[Original.DS19])" office:value-type="float" office:value="1">
            <text:p>1</text:p>
          </table:table-cell>
          <table:table-cell table:style-name="ce8" table:formula="of:=IF([Original.S19] = &quot;&quot;;&quot;&quot;;[Original.S19]+[Original.DT19])" office:value-type="float" office:value="3">
            <text:p>3</text:p>
          </table:table-cell>
          <table:table-cell table:style-name="ce8" table:formula="of:=IF([Original.T19] = &quot;&quot;;&quot;&quot;;[Original.T19]+[Original.DU19])" office:value-type="float" office:value="4">
            <text:p>4</text:p>
          </table:table-cell>
          <table:table-cell table:style-name="ce8" table:formula="of:=IF([Original.U19] = &quot;&quot;;&quot;&quot;;[Original.U19]+[Original.DV19])" office:value-type="float" office:value="12">
            <text:p>12</text:p>
          </table:table-cell>
          <table:table-cell table:style-name="ce8" table:formula="of:=IF([Original.V19] = &quot;&quot;;&quot;&quot;;[Original.V19]+[Original.DW19])" office:value-type="float" office:value="20">
            <text:p>20</text:p>
          </table:table-cell>
          <table:table-cell table:style-name="ce8" table:formula="of:=IF([Original.W19] = &quot;&quot;;&quot;&quot;;[Original.W19])" office:value-type="string" office:string-value="u">
            <text:p>u</text:p>
          </table:table-cell>
          <table:table-cell table:style-name="ce8" table:formula="of:=IF([Original.X19] = &quot;&quot;;&quot;&quot;;[Original.X19]+[Original.DR19])" office:value-type="float" office:value="-12">
            <text:p>-12</text:p>
          </table:table-cell>
          <table:table-cell table:style-name="ce8" table:formula="of:=IF([Original.Y19] = &quot;&quot;;&quot;&quot;;[Original.Y19]+[Original.DS19])" office:value-type="float" office:value="-11">
            <text:p>-11</text:p>
          </table:table-cell>
          <table:table-cell table:style-name="ce8" table:formula="of:=IF([Original.Z19] = &quot;&quot;;&quot;&quot;;[Original.Z19]+[Original.DT19])" office:value-type="float" office:value="-9">
            <text:p>-9</text:p>
          </table:table-cell>
          <table:table-cell table:style-name="ce8" table:formula="of:=IF([Original.AA19] = &quot;&quot;;&quot;&quot;;[Original.AA19]+[Original.DU19])" office:value-type="float" office:value="-8">
            <text:p>-8</text:p>
          </table:table-cell>
          <table:table-cell table:style-name="ce8" table:formula="of:=IF([Original.AB19] = &quot;&quot;;&quot;&quot;;[Original.AB19]+[Original.DV19])" office:value-type="float" office:value="0">
            <text:p>0</text:p>
          </table:table-cell>
          <table:table-cell table:style-name="ce8" table:formula="of:=IF([Original.AC19] = &quot;&quot;;&quot;&quot;;[Original.AC19]+[Original.DW19])" office:value-type="float" office:value="8">
            <text:p>8</text:p>
          </table:table-cell>
          <table:table-cell table:style-name="ce8" table:formula="of:=IF([Original.AD19] = &quot;&quot;;&quot;&quot;;[Original.AD19])" office:value-type="float" office:value="-15">
            <text:p>-15</text:p>
          </table:table-cell>
          <table:table-cell table:style-name="ce8" table:formula="of:=IF([Original.AE19] = &quot;&quot;;&quot;&quot;;[Original.AE19]+[Original.DR19])" office:value-type="float" office:value="-24">
            <text:p>-24</text:p>
          </table:table-cell>
          <table:table-cell table:style-name="ce8" table:formula="of:=IF([Original.AF19] = &quot;&quot;;&quot;&quot;;[Original.AF19]+[Original.DS19])" office:value-type="float" office:value="-23">
            <text:p>-23</text:p>
          </table:table-cell>
          <table:table-cell table:style-name="ce8" table:formula="of:=IF([Original.AG19] = &quot;&quot;;&quot;&quot;;[Original.AG19]+[Original.DT19])" office:value-type="float" office:value="-21">
            <text:p>-21</text:p>
          </table:table-cell>
          <table:table-cell table:style-name="ce8" table:formula="of:=IF([Original.AH19] = &quot;&quot;;&quot;&quot;;[Original.AH19]+[Original.DU19])" office:value-type="float" office:value="-20">
            <text:p>-20</text:p>
          </table:table-cell>
          <table:table-cell table:style-name="ce8" table:formula="of:=IF([Original.AI19] = &quot;&quot;;&quot;&quot;;[Original.AI19]+[Original.DV19])" office:value-type="float" office:value="-12">
            <text:p>-12</text:p>
          </table:table-cell>
          <table:table-cell table:style-name="ce8" table:formula="of:=IF([Original.AJ19] = &quot;&quot;;&quot;&quot;;[Original.AJ19]+[Original.DW19])" office:value-type="float" office:value="-4">
            <text:p>-4</text:p>
          </table:table-cell>
          <table:table-cell table:style-name="ce8" table:formula="of:=IF([Original.AK19] = &quot;&quot;;&quot;&quot;;[Original.AK19])" office:value-type="float" office:value="0">
            <text:p>0</text:p>
          </table:table-cell>
          <table:table-cell table:style-name="ce8" table:formula="of:=IF([Original.AL19] = &quot;&quot;;&quot;&quot;;[Original.AL19]+[Original.DR19])" office:value-type="float" office:value="-40">
            <text:p>-40</text:p>
          </table:table-cell>
          <table:table-cell table:style-name="ce8" table:formula="of:=IF([Original.AM19] = &quot;&quot;;&quot;&quot;;[Original.AM19]+[Original.DS19])" office:value-type="float" office:value="-39">
            <text:p>-39</text:p>
          </table:table-cell>
          <table:table-cell table:style-name="ce8" table:formula="of:=IF([Original.AN19] = &quot;&quot;;&quot;&quot;;[Original.AN19]+[Original.DT19])" office:value-type="float" office:value="-37">
            <text:p>-37</text:p>
          </table:table-cell>
          <table:table-cell table:style-name="ce8" table:formula="of:=IF([Original.AO19] = &quot;&quot;;&quot;&quot;;[Original.AO19]+[Original.DU19])" office:value-type="float" office:value="-36">
            <text:p>-36</text:p>
          </table:table-cell>
          <table:table-cell table:style-name="ce8" table:formula="of:=IF([Original.AP19] = &quot;&quot;;&quot;&quot;;[Original.AP19]+[Original.DV19])" office:value-type="float" office:value="-28">
            <text:p>-28</text:p>
          </table:table-cell>
          <table:table-cell table:style-name="ce8" table:formula="of:=IF([Original.AQ19] = &quot;&quot;;&quot;&quot;;[Original.AQ19]+[Original.DW19])" office:value-type="float" office:value="-20">
            <text:p>-20</text:p>
          </table:table-cell>
          <table:table-cell table:style-name="ce8" table:formula="of:=IF([Original.AR19] = &quot;&quot;;&quot;&quot;;[Original.AR19])" office:value-type="float" office:value="-43">
            <text:p>-43</text:p>
          </table:table-cell>
          <table:table-cell table:style-name="ce8" table:formula="of:=IF([Original.AS19] = &quot;&quot;;&quot;&quot;;[Original.AS19]+[Original.DR19])" office:value-type="float" office:value="-65">
            <text:p>-65</text:p>
          </table:table-cell>
          <table:table-cell table:style-name="ce8" table:formula="of:=IF([Original.AT19] = &quot;&quot;;&quot;&quot;;[Original.AT19]+[Original.DS19])" office:value-type="float" office:value="-64">
            <text:p>-64</text:p>
          </table:table-cell>
          <table:table-cell table:style-name="ce8" table:formula="of:=IF([Original.AU19] = &quot;&quot;;&quot;&quot;;[Original.AU19]+[Original.DT19])" office:value-type="float" office:value="-62">
            <text:p>-62</text:p>
          </table:table-cell>
          <table:table-cell table:style-name="ce8" table:formula="of:=IF([Original.AV19] = &quot;&quot;;&quot;&quot;;[Original.AV19]+[Original.DU19])" office:value-type="float" office:value="-61">
            <text:p>-61</text:p>
          </table:table-cell>
          <table:table-cell table:style-name="ce8" table:formula="of:=IF([Original.AW19] = &quot;&quot;;&quot;&quot;;[Original.AW19]+[Original.DV19])" office:value-type="float" office:value="-53">
            <text:p>-53</text:p>
          </table:table-cell>
          <table:table-cell table:style-name="ce8" table:formula="of:=IF([Original.AX19] = &quot;&quot;;&quot;&quot;;[Original.AX19]+[Original.DW19])" office:value-type="float" office:value="-45">
            <text:p>-45</text:p>
          </table:table-cell>
          <table:table-cell table:style-name="ce8" table:formula="of:=IF([Original.AY19] = &quot;&quot;;&quot;&quot;;[Original.AY19])" office:value-type="float" office:value="-68">
            <text:p>-68</text:p>
          </table:table-cell>
          <table:table-cell table:style-name="ce8" table:formula="of:=IF([Original.AZ19] = &quot;&quot;;&quot;&quot;;[Original.AZ19]+[Original.DR19])" office:value-type="float" office:value="-105">
            <text:p>-105</text:p>
          </table:table-cell>
          <table:table-cell table:style-name="ce8" table:formula="of:=IF([Original.BA19] = &quot;&quot;;&quot;&quot;;[Original.BA19]+[Original.DS19])" office:value-type="float" office:value="-104">
            <text:p>-104</text:p>
          </table:table-cell>
          <table:table-cell table:style-name="ce8" table:formula="of:=IF([Original.BB19] = &quot;&quot;;&quot;&quot;;[Original.BB19]+[Original.DT19])" office:value-type="float" office:value="-102">
            <text:p>-102</text:p>
          </table:table-cell>
          <table:table-cell table:style-name="ce8" table:formula="of:=IF([Original.BC19] = &quot;&quot;;&quot;&quot;;[Original.BC19]+[Original.DU19])" office:value-type="float" office:value="-101">
            <text:p>-101</text:p>
          </table:table-cell>
          <table:table-cell table:style-name="ce8" table:formula="of:=IF([Original.BD19] = &quot;&quot;;&quot;&quot;;[Original.BD19]+[Original.DV19])" office:value-type="float" office:value="-93">
            <text:p>-93</text:p>
          </table:table-cell>
          <table:table-cell table:style-name="ce8" table:formula="of:=IF([Original.BE19] = &quot;&quot;;&quot;&quot;;[Original.BE19]+[Original.DW19])" office:value-type="float" office:value="-85">
            <text:p>-85</text:p>
          </table:table-cell>
          <table:table-cell table:style-name="ce8" table:formula="of:=IF([Original.BF19] = &quot;&quot;;&quot;&quot;;[Original.BF19])" office:value-type="float" office:value="-108">
            <text:p>-108</text:p>
          </table:table-cell>
          <table:table-cell table:style-name="ce8" table:formula="of:=IF([Original.BG19] = &quot;&quot;;&quot;&quot;;[Original.BG19]+[Original.DR19])" office:value-type="float" office:value="-143">
            <text:p>-143</text:p>
          </table:table-cell>
          <table:table-cell table:style-name="ce8" table:formula="of:=IF([Original.BH19] = &quot;&quot;;&quot;&quot;;[Original.BH19]+[Original.DS19])" office:value-type="float" office:value="-142">
            <text:p>-142</text:p>
          </table:table-cell>
          <table:table-cell table:style-name="ce8" table:formula="of:=IF([Original.BI19] = &quot;&quot;;&quot;&quot;;[Original.BI19]+[Original.DT19])" office:value-type="float" office:value="-140">
            <text:p>-140</text:p>
          </table:table-cell>
          <table:table-cell table:style-name="ce8" table:formula="of:=IF([Original.BJ19] = &quot;&quot;;&quot;&quot;;[Original.BJ19]+[Original.DU19])" office:value-type="float" office:value="-139">
            <text:p>-139</text:p>
          </table:table-cell>
          <table:table-cell table:style-name="ce8" table:formula="of:=IF([Original.BK19] = &quot;&quot;;&quot;&quot;;[Original.BK19]+[Original.DV19])" office:value-type="float" office:value="-131">
            <text:p>-131</text:p>
          </table:table-cell>
          <table:table-cell table:style-name="ce8" table:formula="of:=IF([Original.BL19] = &quot;&quot;;&quot;&quot;;[Original.BL19]+[Original.DW19])" office:value-type="float" office:value="-123">
            <text:p>-123</text:p>
          </table:table-cell>
          <table:table-cell table:style-name="ce8" table:formula="of:=IF([Original.BM19] = &quot;&quot;;&quot;&quot;;[Original.BM19])" office:value-type="float" office:value="-146">
            <text:p>-146</text:p>
          </table:table-cell>
          <table:table-cell table:style-name="ce8" table:formula="of:=IF([Original.BN19] = &quot;&quot;;&quot;&quot;;[Original.BN19]+[Original.DR19])" office:value-type="float" office:value="-207">
            <text:p>-207</text:p>
          </table:table-cell>
          <table:table-cell table:style-name="ce8" table:formula="of:=IF([Original.BO19] = &quot;&quot;;&quot;&quot;;[Original.BO19]+[Original.DS19])" office:value-type="float" office:value="-206">
            <text:p>-206</text:p>
          </table:table-cell>
          <table:table-cell table:style-name="ce8" table:formula="of:=IF([Original.BP19] = &quot;&quot;;&quot;&quot;;[Original.BP19]+[Original.DT19])" office:value-type="float" office:value="-204">
            <text:p>-204</text:p>
          </table:table-cell>
          <table:table-cell table:style-name="ce8" table:formula="of:=IF([Original.BQ19] = &quot;&quot;;&quot;&quot;;[Original.BQ19]+[Original.DU19])" office:value-type="float" office:value="-203">
            <text:p>-203</text:p>
          </table:table-cell>
          <table:table-cell table:style-name="ce8" table:formula="of:=IF([Original.BR19] = &quot;&quot;;&quot;&quot;;[Original.BR19]+[Original.DV19])" office:value-type="float" office:value="-195">
            <text:p>-195</text:p>
          </table:table-cell>
          <table:table-cell table:style-name="ce8" table:formula="of:=IF([Original.BS19] = &quot;&quot;;&quot;&quot;;[Original.BS19]+[Original.DW19])" office:value-type="float" office:value="-187">
            <text:p>-187</text:p>
          </table:table-cell>
          <table:table-cell table:style-name="ce8" table:formula="of:=IF([Original.BT19] = &quot;&quot;;&quot;&quot;;[Original.BT19])" office:value-type="float" office:value="-210">
            <text:p>-210</text:p>
          </table:table-cell>
          <table:table-cell table:style-name="ce8" table:formula="of:=IF([Original.BU19] = &quot;&quot;;&quot;&quot;;[Original.BU19]+[Original.DR19])" office:value-type="float" office:value="-249">
            <text:p>-249</text:p>
          </table:table-cell>
          <table:table-cell table:style-name="ce8" table:formula="of:=IF([Original.BV19] = &quot;&quot;;&quot;&quot;;[Original.BV19]+[Original.DS19])" office:value-type="float" office:value="-248">
            <text:p>-248</text:p>
          </table:table-cell>
          <table:table-cell table:style-name="ce8" table:formula="of:=IF([Original.BW19] = &quot;&quot;;&quot;&quot;;[Original.BW19]+[Original.DT19])" office:value-type="float" office:value="-246">
            <text:p>-246</text:p>
          </table:table-cell>
          <table:table-cell table:style-name="ce8" table:formula="of:=IF([Original.BX19] = &quot;&quot;;&quot;&quot;;[Original.BX19]+[Original.DU19])" office:value-type="float" office:value="-245">
            <text:p>-245</text:p>
          </table:table-cell>
          <table:table-cell table:style-name="ce8" table:formula="of:=IF([Original.BY19] = &quot;&quot;;&quot;&quot;;[Original.BY19]+[Original.DV19])" office:value-type="float" office:value="-237">
            <text:p>-237</text:p>
          </table:table-cell>
          <table:table-cell table:style-name="ce8" table:formula="of:=IF([Original.BZ19] = &quot;&quot;;&quot;&quot;;[Original.BZ19]+[Original.DW19])" office:value-type="float" office:value="-229">
            <text:p>-229</text:p>
          </table:table-cell>
          <table:table-cell table:style-name="ce8" table:formula="of:=IF([Original.CA19] = &quot;&quot;;&quot;&quot;;[Original.CA19])" office:value-type="float" office:value="-252">
            <text:p>-252</text:p>
          </table:table-cell>
          <table:table-cell table:style-name="ce8" table:formula="of:=IF([Original.CB19] = &quot;&quot;;&quot;&quot;;[Original.CB19]+[Original.DR19])" office:value-type="float" office:value="-307">
            <text:p>-307</text:p>
          </table:table-cell>
          <table:table-cell table:style-name="ce8" table:formula="of:=IF([Original.CC19] = &quot;&quot;;&quot;&quot;;[Original.CC19]+[Original.DS19])" office:value-type="float" office:value="-306">
            <text:p>-306</text:p>
          </table:table-cell>
          <table:table-cell table:style-name="ce8" table:formula="of:=IF([Original.CD19] = &quot;&quot;;&quot;&quot;;[Original.CD19]+[Original.DT19])" office:value-type="float" office:value="-304">
            <text:p>-304</text:p>
          </table:table-cell>
          <table:table-cell table:style-name="ce8" table:formula="of:=IF([Original.CE19] = &quot;&quot;;&quot;&quot;;[Original.CE19]+[Original.DU19])" office:value-type="float" office:value="-303">
            <text:p>-303</text:p>
          </table:table-cell>
          <table:table-cell table:style-name="ce8" table:formula="of:=IF([Original.CF19] = &quot;&quot;;&quot;&quot;;[Original.CF19]+[Original.DV19])" office:value-type="float" office:value="-295">
            <text:p>-295</text:p>
          </table:table-cell>
          <table:table-cell table:style-name="ce8" table:formula="of:=IF([Original.CG19] = &quot;&quot;;&quot;&quot;;[Original.CG19]+[Original.DW19])" office:value-type="float" office:value="-287">
            <text:p>-287</text:p>
          </table:table-cell>
          <table:table-cell table:style-name="ce8" table:formula="of:=IF([Original.CH19] = &quot;&quot;;&quot;&quot;;[Original.CH19])" office:value-type="float" office:value="-310">
            <text:p>-310</text:p>
          </table:table-cell>
          <table:table-cell table:style-name="ce8" table:formula="of:=IF([Original.CI19] = &quot;&quot;;&quot;&quot;;[Original.CI19]+[Original.DR19])" office:value-type="float" office:value="-377">
            <text:p>-377</text:p>
          </table:table-cell>
          <table:table-cell table:style-name="ce8" table:formula="of:=IF([Original.CJ19] = &quot;&quot;;&quot;&quot;;[Original.CJ19]+[Original.DS19])" office:value-type="float" office:value="-376">
            <text:p>-376</text:p>
          </table:table-cell>
          <table:table-cell table:style-name="ce8" table:formula="of:=IF([Original.CK19] = &quot;&quot;;&quot;&quot;;[Original.CK19]+[Original.DT19])" office:value-type="float" office:value="-374">
            <text:p>-374</text:p>
          </table:table-cell>
          <table:table-cell table:style-name="ce8" table:formula="of:=IF([Original.CL19] = &quot;&quot;;&quot;&quot;;[Original.CL19]+[Original.DU19])" office:value-type="float" office:value="-373">
            <text:p>-373</text:p>
          </table:table-cell>
          <table:table-cell table:style-name="ce8" table:formula="of:=IF([Original.CM19] = &quot;&quot;;&quot;&quot;;[Original.CM19]+[Original.DV19])" office:value-type="float" office:value="-365">
            <text:p>-365</text:p>
          </table:table-cell>
          <table:table-cell table:style-name="ce8" table:formula="of:=IF([Original.CN19] = &quot;&quot;;&quot;&quot;;[Original.CN19]+[Original.DW19])" office:value-type="float" office:value="-357">
            <text:p>-357</text:p>
          </table:table-cell>
          <table:table-cell table:style-name="ce8" table:formula="of:=IF([Original.CO19] = &quot;&quot;;&quot;&quot;;[Original.CO19])" office:value-type="float" office:value="-380">
            <text:p>-380</text:p>
          </table:table-cell>
          <table:table-cell table:style-name="ce8" table:formula="of:=IF([Original.CP19] = &quot;&quot;;&quot;&quot;;[Original.CP19]+[Original.DR19])" office:value-type="float" office:value="-482">
            <text:p>-482</text:p>
          </table:table-cell>
          <table:table-cell table:style-name="ce8" table:formula="of:=IF([Original.CQ19] = &quot;&quot;;&quot;&quot;;[Original.CQ19]+[Original.DS19])" office:value-type="float" office:value="-481">
            <text:p>-481</text:p>
          </table:table-cell>
          <table:table-cell table:style-name="ce8" table:formula="of:=IF([Original.CR19] = &quot;&quot;;&quot;&quot;;[Original.CR19]+[Original.DT19])" office:value-type="float" office:value="-479">
            <text:p>-479</text:p>
          </table:table-cell>
          <table:table-cell table:style-name="ce8" table:formula="of:=IF([Original.CS19] = &quot;&quot;;&quot;&quot;;[Original.CS19]+[Original.DU19])" office:value-type="float" office:value="-478">
            <text:p>-478</text:p>
          </table:table-cell>
          <table:table-cell table:style-name="ce8" table:formula="of:=IF([Original.CT19] = &quot;&quot;;&quot;&quot;;[Original.CT19]+[Original.DV19])" office:value-type="float" office:value="-470">
            <text:p>-470</text:p>
          </table:table-cell>
          <table:table-cell table:style-name="ce8" table:formula="of:=IF([Original.CU19] = &quot;&quot;;&quot;&quot;;[Original.CU19]+[Original.DW19])" office:value-type="float" office:value="-462">
            <text:p>-462</text:p>
          </table:table-cell>
          <table:table-cell table:style-name="ce8" table:formula="of:=IF([Original.CV19] = &quot;&quot;;&quot;&quot;;[Original.CV19])" office:value-type="float" office:value="-485">
            <text:p>-485</text:p>
          </table:table-cell>
          <table:table-cell table:style-name="ce8" table:formula="of:=IF([Original.CW19] = &quot;&quot;;&quot;&quot;;[Original.CW19]+[Original.DR19])" office:value-type="float" office:value="-597">
            <text:p>-597</text:p>
          </table:table-cell>
          <table:table-cell table:style-name="ce8" table:formula="of:=IF([Original.CX19] = &quot;&quot;;&quot;&quot;;[Original.CX19]+[Original.DS19])" office:value-type="float" office:value="-596">
            <text:p>-596</text:p>
          </table:table-cell>
          <table:table-cell table:style-name="ce8" table:formula="of:=IF([Original.CY19] = &quot;&quot;;&quot;&quot;;[Original.CY19]+[Original.DT19])" office:value-type="float" office:value="-594">
            <text:p>-594</text:p>
          </table:table-cell>
          <table:table-cell table:style-name="ce8" table:formula="of:=IF([Original.CZ19] = &quot;&quot;;&quot;&quot;;[Original.CZ19]+[Original.DU19])" office:value-type="float" office:value="-593">
            <text:p>-593</text:p>
          </table:table-cell>
          <table:table-cell table:style-name="ce8" table:formula="of:=IF([Original.DA19] = &quot;&quot;;&quot;&quot;;[Original.DA19]+[Original.DV19])" office:value-type="float" office:value="-585">
            <text:p>-585</text:p>
          </table:table-cell>
          <table:table-cell table:style-name="ce8" table:formula="of:=IF([Original.DB19] = &quot;&quot;;&quot;&quot;;[Original.DB19]+[Original.DW19])" office:value-type="float" office:value="-577">
            <text:p>-577</text:p>
          </table:table-cell>
          <table:table-cell table:style-name="ce8" table:formula="of:=IF([Original.DC19] = &quot;&quot;;&quot;&quot;;[Original.DC19])" office:value-type="float" office:value="-600">
            <text:p>-600</text:p>
          </table:table-cell>
          <table:table-cell table:style-name="ce8" table:formula="of:=IF([Original.DD19] = &quot;&quot;;&quot;&quot;;[Original.DD19]+[Original.DR19])" office:value-type="float" office:value="-777">
            <text:p>-777</text:p>
          </table:table-cell>
          <table:table-cell table:style-name="ce8" table:formula="of:=IF([Original.DE19] = &quot;&quot;;&quot;&quot;;[Original.DE19]+[Original.DS19])" office:value-type="float" office:value="-776">
            <text:p>-776</text:p>
          </table:table-cell>
          <table:table-cell table:style-name="ce8" table:formula="of:=IF([Original.DF19] = &quot;&quot;;&quot;&quot;;[Original.DF19]+[Original.DT19])" office:value-type="float" office:value="-774">
            <text:p>-774</text:p>
          </table:table-cell>
          <table:table-cell table:style-name="ce8" table:formula="of:=IF([Original.DG19] = &quot;&quot;;&quot;&quot;;[Original.DG19]+[Original.DU19])" office:value-type="float" office:value="-773">
            <text:p>-773</text:p>
          </table:table-cell>
          <table:table-cell table:style-name="ce8" table:formula="of:=IF([Original.DH19] = &quot;&quot;;&quot;&quot;;[Original.DH19]+[Original.DV19])" office:value-type="float" office:value="-765">
            <text:p>-765</text:p>
          </table:table-cell>
          <table:table-cell table:style-name="ce8" table:formula="of:=IF([Original.DI19] = &quot;&quot;;&quot;&quot;;[Original.DI19]+[Original.DW19])" office:value-type="float" office:value="-757">
            <text:p>-757</text:p>
          </table:table-cell>
          <table:table-cell table:style-name="ce8" table:formula="of:=IF([Original.DJ19] = &quot;&quot;;&quot;&quot;;[Original.DJ19])" office:value-type="float" office:value="-780">
            <text:p>-780</text:p>
          </table:table-cell>
          <table:table-cell table:style-name="ce8" table:formula="of:=IF([Original.DK19] = &quot;&quot;;&quot;&quot;;[Original.DK19]+[Original.DR19])" office:value-type="float" office:value="-997">
            <text:p>-997</text:p>
          </table:table-cell>
          <table:table-cell table:style-name="ce8" table:formula="of:=IF([Original.DL19] = &quot;&quot;;&quot;&quot;;[Original.DL19]+[Original.DS19])" office:value-type="float" office:value="-996">
            <text:p>-996</text:p>
          </table:table-cell>
          <table:table-cell table:style-name="ce8" table:formula="of:=IF([Original.DM19] = &quot;&quot;;&quot;&quot;;[Original.DM19]+[Original.DT19])" office:value-type="float" office:value="-994">
            <text:p>-994</text:p>
          </table:table-cell>
          <table:table-cell table:style-name="ce8" table:formula="of:=IF([Original.DN19] = &quot;&quot;;&quot;&quot;;[Original.DN19]+[Original.DU19])" office:value-type="float" office:value="-993">
            <text:p>-993</text:p>
          </table:table-cell>
          <table:table-cell table:style-name="ce8" table:formula="of:=IF([Original.DO19] = &quot;&quot;;&quot;&quot;;[Original.DO19]+[Original.DV19])" office:value-type="float" office:value="-985">
            <text:p>-985</text:p>
          </table:table-cell>
          <table:table-cell table:style-name="ce8" table:formula="of:=IF([Original.DP19] = &quot;&quot;;&quot;&quot;;[Original.DP19]+[Original.DW19])" office:value-type="float" office:value="-977">
            <text:p>-977</text:p>
          </table:table-cell>
          <table:table-cell table:style-name="ce17" table:formula="of:=IF([Original.DQ19] = &quot;&quot;;&quot;&quot;;[Original.DQ19])" office:value-type="float" office:value="-1000">
            <text:p>-1000</text:p>
          </table:table-cell>
          <table:table-cell table:number-columns-repeated="820"/>
        </table:table-row>
        <table:table-row table:style-name="ro1">
          <table:table-cell table:style-name="ce21" table:formula="of:=IF([Original.A20] = &quot;&quot;;&quot;&quot;;[Original.A20])" office:value-type="float" office:value="200">
            <text:p>200</text:p>
          </table:table-cell>
          <table:table-cell table:style-name="ce8" table:formula="of:=IF([Original.B20] = &quot;&quot;;&quot;&quot;;[Original.B20])" office:value-type="float" office:value="660">
            <text:p>660</text:p>
          </table:table-cell>
          <table:table-cell table:style-name="ce8" table:formula="of:=IF([Original.C20] = &quot;&quot;;&quot;&quot;;[Original.C20])" office:value-type="float" office:value="340">
            <text:p>340</text:p>
          </table:table-cell>
          <table:table-cell table:style-name="ce8" table:formula="of:=IF([Original.D20] = &quot;&quot;;&quot;&quot;;[Original.D20])" office:value-type="float" office:value="240">
            <text:p>240</text:p>
          </table:table-cell>
          <table:table-cell table:style-name="ce8" table:formula="of:=IF([Original.E20] = &quot;&quot;;&quot;&quot;;[Original.E20])" office:value-type="string" office:string-value="u">
            <text:p>u</text:p>
          </table:table-cell>
          <table:table-cell table:style-name="ce8" table:formula="of:=IF([Original.F20] = &quot;&quot;;&quot;&quot;;[Original.F20])" office:value-type="float" office:value="170">
            <text:p>170</text:p>
          </table:table-cell>
          <table:table-cell table:style-name="ce8" table:formula="of:=IF([Original.G20] = &quot;&quot;;&quot;&quot;;[Original.G20])" office:value-type="float" office:value="100">
            <text:p>100</text:p>
          </table:table-cell>
          <table:table-cell table:style-name="ce8" table:formula="of:=IF([Original.H20] = &quot;&quot;;&quot;&quot;;[Original.H20])" office:value-type="string" office:string-value="u">
            <text:p>u</text:p>
          </table:table-cell>
          <table:table-cell table:style-name="ce8" table:formula="of:=IF([Original.I20] = &quot;&quot;;&quot;&quot;;[Original.I20])" office:value-type="float" office:value="50">
            <text:p>50</text:p>
          </table:table-cell>
          <table:table-cell table:style-name="ce8" table:formula="of:=IF([Original.J20] = &quot;&quot;;&quot;&quot;;[Original.J20])" office:value-type="string" office:string-value="u">
            <text:p>u</text:p>
          </table:table-cell>
          <table:table-cell table:style-name="ce8" table:formula="of:=IF([Original.K20] = &quot;&quot;;&quot;&quot;;[Original.K20])" office:value-type="float" office:value="15">
            <text:p>15</text:p>
          </table:table-cell>
          <table:table-cell table:style-name="ce8" table:formula="of:=IF([Original.L20] = &quot;&quot;;&quot;&quot;;[Original.L20])" office:value-type="float" office:value="0">
            <text:p>0</text:p>
          </table:table-cell>
          <table:table-cell table:style-name="ce8" table:formula="of:=IF([Original.M20] = &quot;&quot;;&quot;&quot;;[Original.M20])" office:value-type="string" office:string-value="JS">
            <text:p>JS</text:p>
          </table:table-cell>
          <table:table-cell table:style-name="ce8" table:formula="of:=IF([Original.N20] = &quot;&quot;;&quot;&quot;;[Original.N20])" office:value-type="float" office:value="22">
            <text:p>22</text:p>
          </table:table-cell>
          <table:table-cell table:style-name="ce8" table:formula="of:=IF([Original.O20] = &quot;&quot;;&quot;&quot;;[Original.O20])" office:value-type="float" office:value="30">
            <text:p>30</text:p>
          </table:table-cell>
          <table:table-cell table:style-name="ce8" table:formula="of:=IF([Original.P20] = &quot;&quot;;&quot;&quot;;[Original.P20])" office:value-type="float" office:value="47">
            <text:p>47</text:p>
          </table:table-cell>
          <table:table-cell table:style-name="ce8" table:formula="of:=IF([Original.Q20] = &quot;&quot;;&quot;&quot;;[Original.Q20]+[Original.DR20])" office:value-type="float" office:value="-1">
            <text:p>-1</text:p>
          </table:table-cell>
          <table:table-cell table:style-name="ce8" table:formula="of:=IF([Original.R20] = &quot;&quot;;&quot;&quot;;[Original.R20]+[Original.DS20])" office:value-type="float" office:value="0">
            <text:p>0</text:p>
          </table:table-cell>
          <table:table-cell table:style-name="ce8" table:formula="of:=IF([Original.S20] = &quot;&quot;;&quot;&quot;;[Original.S20]+[Original.DT20])" office:value-type="float" office:value="2">
            <text:p>2</text:p>
          </table:table-cell>
          <table:table-cell table:style-name="ce8" table:formula="of:=IF([Original.T20] = &quot;&quot;;&quot;&quot;;[Original.T20]+[Original.DU20])" office:value-type="float" office:value="5">
            <text:p>5</text:p>
          </table:table-cell>
          <table:table-cell table:style-name="ce8" table:formula="of:=IF([Original.U20] = &quot;&quot;;&quot;&quot;;[Original.U20]+[Original.DV20])" office:value-type="float" office:value="13">
            <text:p>13</text:p>
          </table:table-cell>
          <table:table-cell table:style-name="ce8" table:formula="of:=IF([Original.V20] = &quot;&quot;;&quot;&quot;;[Original.V20]+[Original.DW20])" office:value-type="float" office:value="22">
            <text:p>22</text:p>
          </table:table-cell>
          <table:table-cell table:style-name="ce8" table:formula="of:=IF([Original.W20] = &quot;&quot;;&quot;&quot;;[Original.W20])" office:value-type="string" office:string-value="u">
            <text:p>u</text:p>
          </table:table-cell>
          <table:table-cell table:style-name="ce8" table:formula="of:=IF([Original.X20] = &quot;&quot;;&quot;&quot;;[Original.X20]+[Original.DR20])" office:value-type="float" office:value="-14">
            <text:p>-14</text:p>
          </table:table-cell>
          <table:table-cell table:style-name="ce8" table:formula="of:=IF([Original.Y20] = &quot;&quot;;&quot;&quot;;[Original.Y20]+[Original.DS20])" office:value-type="float" office:value="-13">
            <text:p>-13</text:p>
          </table:table-cell>
          <table:table-cell table:style-name="ce8" table:formula="of:=IF([Original.Z20] = &quot;&quot;;&quot;&quot;;[Original.Z20]+[Original.DT20])" office:value-type="float" office:value="-11">
            <text:p>-11</text:p>
          </table:table-cell>
          <table:table-cell table:style-name="ce8" table:formula="of:=IF([Original.AA20] = &quot;&quot;;&quot;&quot;;[Original.AA20]+[Original.DU20])" office:value-type="float" office:value="-8">
            <text:p>-8</text:p>
          </table:table-cell>
          <table:table-cell table:style-name="ce8" table:formula="of:=IF([Original.AB20] = &quot;&quot;;&quot;&quot;;[Original.AB20]+[Original.DV20])" office:value-type="float" office:value="0">
            <text:p>0</text:p>
          </table:table-cell>
          <table:table-cell table:style-name="ce8" table:formula="of:=IF([Original.AC20] = &quot;&quot;;&quot;&quot;;[Original.AC20]+[Original.DW20])" office:value-type="float" office:value="9">
            <text:p>9</text:p>
          </table:table-cell>
          <table:table-cell table:style-name="ce8" table:formula="of:=IF([Original.AD20] = &quot;&quot;;&quot;&quot;;[Original.AD20])" office:value-type="float" office:value="-17">
            <text:p>-17</text:p>
          </table:table-cell>
          <table:table-cell table:style-name="ce8" table:formula="of:=IF([Original.AE20] = &quot;&quot;;&quot;&quot;;[Original.AE20]+[Original.DR20])" office:value-type="float" office:value="-28">
            <text:p>-28</text:p>
          </table:table-cell>
          <table:table-cell table:style-name="ce8" table:formula="of:=IF([Original.AF20] = &quot;&quot;;&quot;&quot;;[Original.AF20]+[Original.DS20])" office:value-type="float" office:value="-27">
            <text:p>-27</text:p>
          </table:table-cell>
          <table:table-cell table:style-name="ce8" table:formula="of:=IF([Original.AG20] = &quot;&quot;;&quot;&quot;;[Original.AG20]+[Original.DT20])" office:value-type="float" office:value="-25">
            <text:p>-25</text:p>
          </table:table-cell>
          <table:table-cell table:style-name="ce8" table:formula="of:=IF([Original.AH20] = &quot;&quot;;&quot;&quot;;[Original.AH20]+[Original.DU20])" office:value-type="float" office:value="-22">
            <text:p>-22</text:p>
          </table:table-cell>
          <table:table-cell table:style-name="ce8" table:formula="of:=IF([Original.AI20] = &quot;&quot;;&quot;&quot;;[Original.AI20]+[Original.DV20])" office:value-type="float" office:value="-14">
            <text:p>-14</text:p>
          </table:table-cell>
          <table:table-cell table:style-name="ce8" table:formula="of:=IF([Original.AJ20] = &quot;&quot;;&quot;&quot;;[Original.AJ20]+[Original.DW20])" office:value-type="float" office:value="-5">
            <text:p>-5</text:p>
          </table:table-cell>
          <table:table-cell table:style-name="ce8" table:formula="of:=IF([Original.AK20] = &quot;&quot;;&quot;&quot;;[Original.AK20])" office:value-type="float" office:value="0">
            <text:p>0</text:p>
          </table:table-cell>
          <table:table-cell table:style-name="ce8" table:formula="of:=IF([Original.AL20] = &quot;&quot;;&quot;&quot;;[Original.AL20]+[Original.DR20])" office:value-type="float" office:value="-47">
            <text:p>-47</text:p>
          </table:table-cell>
          <table:table-cell table:style-name="ce8" table:formula="of:=IF([Original.AM20] = &quot;&quot;;&quot;&quot;;[Original.AM20]+[Original.DS20])" office:value-type="float" office:value="-46">
            <text:p>-46</text:p>
          </table:table-cell>
          <table:table-cell table:style-name="ce8" table:formula="of:=IF([Original.AN20] = &quot;&quot;;&quot;&quot;;[Original.AN20]+[Original.DT20])" office:value-type="float" office:value="-44">
            <text:p>-44</text:p>
          </table:table-cell>
          <table:table-cell table:style-name="ce8" table:formula="of:=IF([Original.AO20] = &quot;&quot;;&quot;&quot;;[Original.AO20]+[Original.DU20])" office:value-type="float" office:value="-41">
            <text:p>-41</text:p>
          </table:table-cell>
          <table:table-cell table:style-name="ce8" table:formula="of:=IF([Original.AP20] = &quot;&quot;;&quot;&quot;;[Original.AP20]+[Original.DV20])" office:value-type="float" office:value="-33">
            <text:p>-33</text:p>
          </table:table-cell>
          <table:table-cell table:style-name="ce8" table:formula="of:=IF([Original.AQ20] = &quot;&quot;;&quot;&quot;;[Original.AQ20]+[Original.DW20])" office:value-type="float" office:value="-24">
            <text:p>-24</text:p>
          </table:table-cell>
          <table:table-cell table:style-name="ce8" table:formula="of:=IF([Original.AR20] = &quot;&quot;;&quot;&quot;;[Original.AR20])" office:value-type="float" office:value="-50">
            <text:p>-50</text:p>
          </table:table-cell>
          <table:table-cell table:style-name="ce8" table:formula="of:=IF([Original.AS20] = &quot;&quot;;&quot;&quot;;[Original.AS20]+[Original.DR20])" office:value-type="float" office:value="-74">
            <text:p>-74</text:p>
          </table:table-cell>
          <table:table-cell table:style-name="ce8" table:formula="of:=IF([Original.AT20] = &quot;&quot;;&quot;&quot;;[Original.AT20]+[Original.DS20])" office:value-type="float" office:value="-73">
            <text:p>-73</text:p>
          </table:table-cell>
          <table:table-cell table:style-name="ce8" table:formula="of:=IF([Original.AU20] = &quot;&quot;;&quot;&quot;;[Original.AU20]+[Original.DT20])" office:value-type="float" office:value="-71">
            <text:p>-71</text:p>
          </table:table-cell>
          <table:table-cell table:style-name="ce8" table:formula="of:=IF([Original.AV20] = &quot;&quot;;&quot;&quot;;[Original.AV20]+[Original.DU20])" office:value-type="float" office:value="-68">
            <text:p>-68</text:p>
          </table:table-cell>
          <table:table-cell table:style-name="ce8" table:formula="of:=IF([Original.AW20] = &quot;&quot;;&quot;&quot;;[Original.AW20]+[Original.DV20])" office:value-type="float" office:value="-60">
            <text:p>-60</text:p>
          </table:table-cell>
          <table:table-cell table:style-name="ce8" table:formula="of:=IF([Original.AX20] = &quot;&quot;;&quot;&quot;;[Original.AX20]+[Original.DW20])" office:value-type="float" office:value="-51">
            <text:p>-51</text:p>
          </table:table-cell>
          <table:table-cell table:style-name="ce8" table:formula="of:=IF([Original.AY20] = &quot;&quot;;&quot;&quot;;[Original.AY20])" office:value-type="float" office:value="-77">
            <text:p>-77</text:p>
          </table:table-cell>
          <table:table-cell table:style-name="ce8" table:formula="of:=IF([Original.AZ20] = &quot;&quot;;&quot;&quot;;[Original.AZ20]+[Original.DR20])" office:value-type="float" office:value="-119">
            <text:p>-119</text:p>
          </table:table-cell>
          <table:table-cell table:style-name="ce8" table:formula="of:=IF([Original.BA20] = &quot;&quot;;&quot;&quot;;[Original.BA20]+[Original.DS20])" office:value-type="float" office:value="-118">
            <text:p>-118</text:p>
          </table:table-cell>
          <table:table-cell table:style-name="ce8" table:formula="of:=IF([Original.BB20] = &quot;&quot;;&quot;&quot;;[Original.BB20]+[Original.DT20])" office:value-type="float" office:value="-116">
            <text:p>-116</text:p>
          </table:table-cell>
          <table:table-cell table:style-name="ce8" table:formula="of:=IF([Original.BC20] = &quot;&quot;;&quot;&quot;;[Original.BC20]+[Original.DU20])" office:value-type="float" office:value="-113">
            <text:p>-113</text:p>
          </table:table-cell>
          <table:table-cell table:style-name="ce8" table:formula="of:=IF([Original.BD20] = &quot;&quot;;&quot;&quot;;[Original.BD20]+[Original.DV20])" office:value-type="float" office:value="-105">
            <text:p>-105</text:p>
          </table:table-cell>
          <table:table-cell table:style-name="ce8" table:formula="of:=IF([Original.BE20] = &quot;&quot;;&quot;&quot;;[Original.BE20]+[Original.DW20])" office:value-type="float" office:value="-96">
            <text:p>-96</text:p>
          </table:table-cell>
          <table:table-cell table:style-name="ce8" table:formula="of:=IF([Original.BF20] = &quot;&quot;;&quot;&quot;;[Original.BF20])" office:value-type="float" office:value="-122">
            <text:p>-122</text:p>
          </table:table-cell>
          <table:table-cell table:style-name="ce8" table:formula="of:=IF([Original.BG20] = &quot;&quot;;&quot;&quot;;[Original.BG20]+[Original.DR20])" office:value-type="float" office:value="-163">
            <text:p>-163</text:p>
          </table:table-cell>
          <table:table-cell table:style-name="ce8" table:formula="of:=IF([Original.BH20] = &quot;&quot;;&quot;&quot;;[Original.BH20]+[Original.DS20])" office:value-type="float" office:value="-162">
            <text:p>-162</text:p>
          </table:table-cell>
          <table:table-cell table:style-name="ce8" table:formula="of:=IF([Original.BI20] = &quot;&quot;;&quot;&quot;;[Original.BI20]+[Original.DT20])" office:value-type="float" office:value="-160">
            <text:p>-160</text:p>
          </table:table-cell>
          <table:table-cell table:style-name="ce8" table:formula="of:=IF([Original.BJ20] = &quot;&quot;;&quot;&quot;;[Original.BJ20]+[Original.DU20])" office:value-type="float" office:value="-157">
            <text:p>-157</text:p>
          </table:table-cell>
          <table:table-cell table:style-name="ce8" table:formula="of:=IF([Original.BK20] = &quot;&quot;;&quot;&quot;;[Original.BK20]+[Original.DV20])" office:value-type="float" office:value="-149">
            <text:p>-149</text:p>
          </table:table-cell>
          <table:table-cell table:style-name="ce8" table:formula="of:=IF([Original.BL20] = &quot;&quot;;&quot;&quot;;[Original.BL20]+[Original.DW20])" office:value-type="float" office:value="-140">
            <text:p>-140</text:p>
          </table:table-cell>
          <table:table-cell table:style-name="ce8" table:formula="of:=IF([Original.BM20] = &quot;&quot;;&quot;&quot;;[Original.BM20])" office:value-type="float" office:value="-166">
            <text:p>-166</text:p>
          </table:table-cell>
          <table:table-cell table:style-name="ce8" table:formula="of:=IF([Original.BN20] = &quot;&quot;;&quot;&quot;;[Original.BN20]+[Original.DR20])" office:value-type="float" office:value="-233">
            <text:p>-233</text:p>
          </table:table-cell>
          <table:table-cell table:style-name="ce8" table:formula="of:=IF([Original.BO20] = &quot;&quot;;&quot;&quot;;[Original.BO20]+[Original.DS20])" office:value-type="float" office:value="-232">
            <text:p>-232</text:p>
          </table:table-cell>
          <table:table-cell table:style-name="ce8" table:formula="of:=IF([Original.BP20] = &quot;&quot;;&quot;&quot;;[Original.BP20]+[Original.DT20])" office:value-type="float" office:value="-230">
            <text:p>-230</text:p>
          </table:table-cell>
          <table:table-cell table:style-name="ce8" table:formula="of:=IF([Original.BQ20] = &quot;&quot;;&quot;&quot;;[Original.BQ20]+[Original.DU20])" office:value-type="float" office:value="-227">
            <text:p>-227</text:p>
          </table:table-cell>
          <table:table-cell table:style-name="ce8" table:formula="of:=IF([Original.BR20] = &quot;&quot;;&quot;&quot;;[Original.BR20]+[Original.DV20])" office:value-type="float" office:value="-219">
            <text:p>-219</text:p>
          </table:table-cell>
          <table:table-cell table:style-name="ce8" table:formula="of:=IF([Original.BS20] = &quot;&quot;;&quot;&quot;;[Original.BS20]+[Original.DW20])" office:value-type="float" office:value="-210">
            <text:p>-210</text:p>
          </table:table-cell>
          <table:table-cell table:style-name="ce8" table:formula="of:=IF([Original.BT20] = &quot;&quot;;&quot;&quot;;[Original.BT20])" office:value-type="float" office:value="-236">
            <text:p>-236</text:p>
          </table:table-cell>
          <table:table-cell table:style-name="ce8" table:formula="of:=IF([Original.BU20] = &quot;&quot;;&quot;&quot;;[Original.BU20]+[Original.DR20])" office:value-type="float" office:value="-281">
            <text:p>-281</text:p>
          </table:table-cell>
          <table:table-cell table:style-name="ce8" table:formula="of:=IF([Original.BV20] = &quot;&quot;;&quot;&quot;;[Original.BV20]+[Original.DS20])" office:value-type="float" office:value="-280">
            <text:p>-280</text:p>
          </table:table-cell>
          <table:table-cell table:style-name="ce8" table:formula="of:=IF([Original.BW20] = &quot;&quot;;&quot;&quot;;[Original.BW20]+[Original.DT20])" office:value-type="float" office:value="-278">
            <text:p>-278</text:p>
          </table:table-cell>
          <table:table-cell table:style-name="ce8" table:formula="of:=IF([Original.BX20] = &quot;&quot;;&quot;&quot;;[Original.BX20]+[Original.DU20])" office:value-type="float" office:value="-275">
            <text:p>-275</text:p>
          </table:table-cell>
          <table:table-cell table:style-name="ce8" table:formula="of:=IF([Original.BY20] = &quot;&quot;;&quot;&quot;;[Original.BY20]+[Original.DV20])" office:value-type="float" office:value="-267">
            <text:p>-267</text:p>
          </table:table-cell>
          <table:table-cell table:style-name="ce8" table:formula="of:=IF([Original.BZ20] = &quot;&quot;;&quot;&quot;;[Original.BZ20]+[Original.DW20])" office:value-type="float" office:value="-258">
            <text:p>-258</text:p>
          </table:table-cell>
          <table:table-cell table:style-name="ce8" table:formula="of:=IF([Original.CA20] = &quot;&quot;;&quot;&quot;;[Original.CA20])" office:value-type="float" office:value="-284">
            <text:p>-284</text:p>
          </table:table-cell>
          <table:table-cell table:style-name="ce8" table:formula="of:=IF([Original.CB20] = &quot;&quot;;&quot;&quot;;[Original.CB20]+[Original.DR20])" office:value-type="float" office:value="-347">
            <text:p>-347</text:p>
          </table:table-cell>
          <table:table-cell table:style-name="ce8" table:formula="of:=IF([Original.CC20] = &quot;&quot;;&quot;&quot;;[Original.CC20]+[Original.DS20])" office:value-type="float" office:value="-346">
            <text:p>-346</text:p>
          </table:table-cell>
          <table:table-cell table:style-name="ce8" table:formula="of:=IF([Original.CD20] = &quot;&quot;;&quot;&quot;;[Original.CD20]+[Original.DT20])" office:value-type="float" office:value="-344">
            <text:p>-344</text:p>
          </table:table-cell>
          <table:table-cell table:style-name="ce8" table:formula="of:=IF([Original.CE20] = &quot;&quot;;&quot;&quot;;[Original.CE20]+[Original.DU20])" office:value-type="float" office:value="-341">
            <text:p>-341</text:p>
          </table:table-cell>
          <table:table-cell table:style-name="ce8" table:formula="of:=IF([Original.CF20] = &quot;&quot;;&quot;&quot;;[Original.CF20]+[Original.DV20])" office:value-type="float" office:value="-333">
            <text:p>-333</text:p>
          </table:table-cell>
          <table:table-cell table:style-name="ce8" table:formula="of:=IF([Original.CG20] = &quot;&quot;;&quot;&quot;;[Original.CG20]+[Original.DW20])" office:value-type="float" office:value="-324">
            <text:p>-324</text:p>
          </table:table-cell>
          <table:table-cell table:style-name="ce8" table:formula="of:=IF([Original.CH20] = &quot;&quot;;&quot;&quot;;[Original.CH20])" office:value-type="float" office:value="-350">
            <text:p>-350</text:p>
          </table:table-cell>
          <table:table-cell table:style-name="ce8" table:formula="of:=IF([Original.CI20] = &quot;&quot;;&quot;&quot;;[Original.CI20]+[Original.DR20])" office:value-type="float" office:value="-422">
            <text:p>-422</text:p>
          </table:table-cell>
          <table:table-cell table:style-name="ce8" table:formula="of:=IF([Original.CJ20] = &quot;&quot;;&quot;&quot;;[Original.CJ20]+[Original.DS20])" office:value-type="float" office:value="-421">
            <text:p>-421</text:p>
          </table:table-cell>
          <table:table-cell table:style-name="ce8" table:formula="of:=IF([Original.CK20] = &quot;&quot;;&quot;&quot;;[Original.CK20]+[Original.DT20])" office:value-type="float" office:value="-419">
            <text:p>-419</text:p>
          </table:table-cell>
          <table:table-cell table:style-name="ce8" table:formula="of:=IF([Original.CL20] = &quot;&quot;;&quot;&quot;;[Original.CL20]+[Original.DU20])" office:value-type="float" office:value="-416">
            <text:p>-416</text:p>
          </table:table-cell>
          <table:table-cell table:style-name="ce8" table:formula="of:=IF([Original.CM20] = &quot;&quot;;&quot;&quot;;[Original.CM20]+[Original.DV20])" office:value-type="float" office:value="-408">
            <text:p>-408</text:p>
          </table:table-cell>
          <table:table-cell table:style-name="ce8" table:formula="of:=IF([Original.CN20] = &quot;&quot;;&quot;&quot;;[Original.CN20]+[Original.DW20])" office:value-type="float" office:value="-399">
            <text:p>-399</text:p>
          </table:table-cell>
          <table:table-cell table:style-name="ce8" table:formula="of:=IF([Original.CO20] = &quot;&quot;;&quot;&quot;;[Original.CO20])" office:value-type="float" office:value="-425">
            <text:p>-425</text:p>
          </table:table-cell>
          <table:table-cell table:style-name="ce8" table:formula="of:=IF([Original.CP20] = &quot;&quot;;&quot;&quot;;[Original.CP20]+[Original.DR20])" office:value-type="float" office:value="-517">
            <text:p>-517</text:p>
          </table:table-cell>
          <table:table-cell table:style-name="ce8" table:formula="of:=IF([Original.CQ20] = &quot;&quot;;&quot;&quot;;[Original.CQ20]+[Original.DS20])" office:value-type="float" office:value="-516">
            <text:p>-516</text:p>
          </table:table-cell>
          <table:table-cell table:style-name="ce8" table:formula="of:=IF([Original.CR20] = &quot;&quot;;&quot;&quot;;[Original.CR20]+[Original.DT20])" office:value-type="float" office:value="-514">
            <text:p>-514</text:p>
          </table:table-cell>
          <table:table-cell table:style-name="ce8" table:formula="of:=IF([Original.CS20] = &quot;&quot;;&quot;&quot;;[Original.CS20]+[Original.DU20])" office:value-type="float" office:value="-511">
            <text:p>-511</text:p>
          </table:table-cell>
          <table:table-cell table:style-name="ce8" table:formula="of:=IF([Original.CT20] = &quot;&quot;;&quot;&quot;;[Original.CT20]+[Original.DV20])" office:value-type="float" office:value="-503">
            <text:p>-503</text:p>
          </table:table-cell>
          <table:table-cell table:style-name="ce8" table:formula="of:=IF([Original.CU20] = &quot;&quot;;&quot;&quot;;[Original.CU20]+[Original.DW20])" office:value-type="float" office:value="-494">
            <text:p>-494</text:p>
          </table:table-cell>
          <table:table-cell table:style-name="ce8" table:formula="of:=IF([Original.CV20] = &quot;&quot;;&quot;&quot;;[Original.CV20])" office:value-type="float" office:value="-520">
            <text:p>-520</text:p>
          </table:table-cell>
          <table:table-cell table:style-name="ce8" table:formula="of:=IF([Original.CW20] = &quot;&quot;;&quot;&quot;;[Original.CW20]+[Original.DR20])" office:value-type="float" office:value="-667">
            <text:p>-667</text:p>
          </table:table-cell>
          <table:table-cell table:style-name="ce8" table:formula="of:=IF([Original.CX20] = &quot;&quot;;&quot;&quot;;[Original.CX20]+[Original.DS20])" office:value-type="float" office:value="-666">
            <text:p>-666</text:p>
          </table:table-cell>
          <table:table-cell table:style-name="ce8" table:formula="of:=IF([Original.CY20] = &quot;&quot;;&quot;&quot;;[Original.CY20]+[Original.DT20])" office:value-type="float" office:value="-664">
            <text:p>-664</text:p>
          </table:table-cell>
          <table:table-cell table:style-name="ce8" table:formula="of:=IF([Original.CZ20] = &quot;&quot;;&quot;&quot;;[Original.CZ20]+[Original.DU20])" office:value-type="float" office:value="-661">
            <text:p>-661</text:p>
          </table:table-cell>
          <table:table-cell table:style-name="ce8" table:formula="of:=IF([Original.DA20] = &quot;&quot;;&quot;&quot;;[Original.DA20]+[Original.DV20])" office:value-type="float" office:value="-653">
            <text:p>-653</text:p>
          </table:table-cell>
          <table:table-cell table:style-name="ce8" table:formula="of:=IF([Original.DB20] = &quot;&quot;;&quot;&quot;;[Original.DB20]+[Original.DW20])" office:value-type="float" office:value="-644">
            <text:p>-644</text:p>
          </table:table-cell>
          <table:table-cell table:style-name="ce8" table:formula="of:=IF([Original.DC20] = &quot;&quot;;&quot;&quot;;[Original.DC20])" office:value-type="float" office:value="-670">
            <text:p>-670</text:p>
          </table:table-cell>
          <table:table-cell table:style-name="ce8" table:formula="of:=IF([Original.DD20] = &quot;&quot;;&quot;&quot;;[Original.DD20]+[Original.DR20])" office:value-type="float" office:value="-877">
            <text:p>-877</text:p>
          </table:table-cell>
          <table:table-cell table:style-name="ce8" table:formula="of:=IF([Original.DE20] = &quot;&quot;;&quot;&quot;;[Original.DE20]+[Original.DS20])" office:value-type="float" office:value="-876">
            <text:p>-876</text:p>
          </table:table-cell>
          <table:table-cell table:style-name="ce8" table:formula="of:=IF([Original.DF20] = &quot;&quot;;&quot;&quot;;[Original.DF20]+[Original.DT20])" office:value-type="float" office:value="-874">
            <text:p>-874</text:p>
          </table:table-cell>
          <table:table-cell table:style-name="ce8" table:formula="of:=IF([Original.DG20] = &quot;&quot;;&quot;&quot;;[Original.DG20]+[Original.DU20])" office:value-type="float" office:value="-871">
            <text:p>-871</text:p>
          </table:table-cell>
          <table:table-cell table:style-name="ce8" table:formula="of:=IF([Original.DH20] = &quot;&quot;;&quot;&quot;;[Original.DH20]+[Original.DV20])" office:value-type="float" office:value="-863">
            <text:p>-863</text:p>
          </table:table-cell>
          <table:table-cell table:style-name="ce8" table:formula="of:=IF([Original.DI20] = &quot;&quot;;&quot;&quot;;[Original.DI20]+[Original.DW20])" office:value-type="float" office:value="-854">
            <text:p>-854</text:p>
          </table:table-cell>
          <table:table-cell table:style-name="ce8" table:formula="of:=IF([Original.DJ20] = &quot;&quot;;&quot;&quot;;[Original.DJ20])" office:value-type="float" office:value="-880">
            <text:p>-880</text:p>
          </table:table-cell>
          <table:table-cell table:style-name="ce8" table:formula="of:=IF([Original.DK20] = &quot;&quot;;&quot;&quot;;[Original.DK20]+[Original.DR20])" office:value-type="float" office:value="-1147">
            <text:p>-1147</text:p>
          </table:table-cell>
          <table:table-cell table:style-name="ce8" table:formula="of:=IF([Original.DL20] = &quot;&quot;;&quot;&quot;;[Original.DL20]+[Original.DS20])" office:value-type="float" office:value="-1146">
            <text:p>-1146</text:p>
          </table:table-cell>
          <table:table-cell table:style-name="ce8" table:formula="of:=IF([Original.DM20] = &quot;&quot;;&quot;&quot;;[Original.DM20]+[Original.DT20])" office:value-type="float" office:value="-1144">
            <text:p>-1144</text:p>
          </table:table-cell>
          <table:table-cell table:style-name="ce8" table:formula="of:=IF([Original.DN20] = &quot;&quot;;&quot;&quot;;[Original.DN20]+[Original.DU20])" office:value-type="float" office:value="-1141">
            <text:p>-1141</text:p>
          </table:table-cell>
          <table:table-cell table:style-name="ce8" table:formula="of:=IF([Original.DO20] = &quot;&quot;;&quot;&quot;;[Original.DO20]+[Original.DV20])" office:value-type="float" office:value="-1133">
            <text:p>-1133</text:p>
          </table:table-cell>
          <table:table-cell table:style-name="ce8" table:formula="of:=IF([Original.DP20] = &quot;&quot;;&quot;&quot;;[Original.DP20]+[Original.DW20])" office:value-type="float" office:value="-1124">
            <text:p>-1124</text:p>
          </table:table-cell>
          <table:table-cell table:style-name="ce17" table:formula="of:=IF([Original.DQ20] = &quot;&quot;;&quot;&quot;;[Original.DQ20])" office:value-type="float" office:value="-1150">
            <text:p>-1150</text:p>
          </table:table-cell>
          <table:table-cell table:number-columns-repeated="820"/>
        </table:table-row>
        <table:table-row table:style-name="ro1">
          <table:table-cell table:style-name="ce21" table:formula="of:=IF([Original.A21] = &quot;&quot;;&quot;&quot;;[Original.A21])" office:value-type="float" office:value="225">
            <text:p>225</text:p>
          </table:table-cell>
          <table:table-cell table:style-name="ce8" table:formula="of:=IF([Original.B21] = &quot;&quot;;&quot;&quot;;[Original.B21])" office:value-type="float" office:value="740">
            <text:p>740</text:p>
          </table:table-cell>
          <table:table-cell table:style-name="ce8" table:formula="of:=IF([Original.C21] = &quot;&quot;;&quot;&quot;;[Original.C21])" office:value-type="float" office:value="380">
            <text:p>380</text:p>
          </table:table-cell>
          <table:table-cell table:style-name="ce8" table:formula="of:=IF([Original.D21] = &quot;&quot;;&quot;&quot;;[Original.D21])" office:value-type="float" office:value="260">
            <text:p>260</text:p>
          </table:table-cell>
          <table:table-cell table:style-name="ce8" table:formula="of:=IF([Original.E21] = &quot;&quot;;&quot;&quot;;[Original.E21])" office:value-type="string" office:string-value="u">
            <text:p>u</text:p>
          </table:table-cell>
          <table:table-cell table:style-name="ce8" table:formula="of:=IF([Original.F21] = &quot;&quot;;&quot;&quot;;[Original.F21])" office:value-type="float" office:value="170">
            <text:p>170</text:p>
          </table:table-cell>
          <table:table-cell table:style-name="ce8" table:formula="of:=IF([Original.G21] = &quot;&quot;;&quot;&quot;;[Original.G21])" office:value-type="float" office:value="100">
            <text:p>100</text:p>
          </table:table-cell>
          <table:table-cell table:style-name="ce8" table:formula="of:=IF([Original.H21] = &quot;&quot;;&quot;&quot;;[Original.H21])" office:value-type="string" office:string-value="u">
            <text:p>u</text:p>
          </table:table-cell>
          <table:table-cell table:style-name="ce8" table:formula="of:=IF([Original.I21] = &quot;&quot;;&quot;&quot;;[Original.I21])" office:value-type="float" office:value="50">
            <text:p>50</text:p>
          </table:table-cell>
          <table:table-cell table:style-name="ce8" table:formula="of:=IF([Original.J21] = &quot;&quot;;&quot;&quot;;[Original.J21])" office:value-type="string" office:string-value="u">
            <text:p>u</text:p>
          </table:table-cell>
          <table:table-cell table:style-name="ce8" table:formula="of:=IF([Original.K21] = &quot;&quot;;&quot;&quot;;[Original.K21])" office:value-type="float" office:value="15">
            <text:p>15</text:p>
          </table:table-cell>
          <table:table-cell table:style-name="ce8" table:formula="of:=IF([Original.L21] = &quot;&quot;;&quot;&quot;;[Original.L21])" office:value-type="float" office:value="0">
            <text:p>0</text:p>
          </table:table-cell>
          <table:table-cell table:style-name="ce8" table:formula="of:=IF([Original.M21] = &quot;&quot;;&quot;&quot;;[Original.M21])" office:value-type="string" office:string-value="JS">
            <text:p>JS</text:p>
          </table:table-cell>
          <table:table-cell table:style-name="ce8" table:formula="of:=IF([Original.N21] = &quot;&quot;;&quot;&quot;;[Original.N21])" office:value-type="float" office:value="22">
            <text:p>22</text:p>
          </table:table-cell>
          <table:table-cell table:style-name="ce8" table:formula="of:=IF([Original.O21] = &quot;&quot;;&quot;&quot;;[Original.O21])" office:value-type="float" office:value="30">
            <text:p>30</text:p>
          </table:table-cell>
          <table:table-cell table:style-name="ce8" table:formula="of:=IF([Original.P21] = &quot;&quot;;&quot;&quot;;[Original.P21])" office:value-type="float" office:value="47">
            <text:p>47</text:p>
          </table:table-cell>
          <table:table-cell table:style-name="ce8" table:formula="of:=IF([Original.Q21] = &quot;&quot;;&quot;&quot;;[Original.Q21]+[Original.DR21])" office:value-type="float" office:value="-1">
            <text:p>-1</text:p>
          </table:table-cell>
          <table:table-cell table:style-name="ce8" table:formula="of:=IF([Original.R21] = &quot;&quot;;&quot;&quot;;[Original.R21]+[Original.DS21])" office:value-type="float" office:value="0">
            <text:p>0</text:p>
          </table:table-cell>
          <table:table-cell table:style-name="ce8" table:formula="of:=IF([Original.S21] = &quot;&quot;;&quot;&quot;;[Original.S21]+[Original.DT21])" office:value-type="float" office:value="2">
            <text:p>2</text:p>
          </table:table-cell>
          <table:table-cell table:style-name="ce8" table:formula="of:=IF([Original.T21] = &quot;&quot;;&quot;&quot;;[Original.T21]+[Original.DU21])" office:value-type="float" office:value="5">
            <text:p>5</text:p>
          </table:table-cell>
          <table:table-cell table:style-name="ce8" table:formula="of:=IF([Original.U21] = &quot;&quot;;&quot;&quot;;[Original.U21]+[Original.DV21])" office:value-type="float" office:value="13">
            <text:p>13</text:p>
          </table:table-cell>
          <table:table-cell table:style-name="ce8" table:formula="of:=IF([Original.V21] = &quot;&quot;;&quot;&quot;;[Original.V21]+[Original.DW21])" office:value-type="float" office:value="22">
            <text:p>22</text:p>
          </table:table-cell>
          <table:table-cell table:style-name="ce8" table:formula="of:=IF([Original.W21] = &quot;&quot;;&quot;&quot;;[Original.W21])" office:value-type="string" office:string-value="u">
            <text:p>u</text:p>
          </table:table-cell>
          <table:table-cell table:style-name="ce8" table:formula="of:=IF([Original.X21] = &quot;&quot;;&quot;&quot;;[Original.X21]+[Original.DR21])" office:value-type="float" office:value="-14">
            <text:p>-14</text:p>
          </table:table-cell>
          <table:table-cell table:style-name="ce8" table:formula="of:=IF([Original.Y21] = &quot;&quot;;&quot;&quot;;[Original.Y21]+[Original.DS21])" office:value-type="float" office:value="-13">
            <text:p>-13</text:p>
          </table:table-cell>
          <table:table-cell table:style-name="ce8" table:formula="of:=IF([Original.Z21] = &quot;&quot;;&quot;&quot;;[Original.Z21]+[Original.DT21])" office:value-type="float" office:value="-11">
            <text:p>-11</text:p>
          </table:table-cell>
          <table:table-cell table:style-name="ce8" table:formula="of:=IF([Original.AA21] = &quot;&quot;;&quot;&quot;;[Original.AA21]+[Original.DU21])" office:value-type="float" office:value="-8">
            <text:p>-8</text:p>
          </table:table-cell>
          <table:table-cell table:style-name="ce8" table:formula="of:=IF([Original.AB21] = &quot;&quot;;&quot;&quot;;[Original.AB21]+[Original.DV21])" office:value-type="float" office:value="0">
            <text:p>0</text:p>
          </table:table-cell>
          <table:table-cell table:style-name="ce8" table:formula="of:=IF([Original.AC21] = &quot;&quot;;&quot;&quot;;[Original.AC21]+[Original.DW21])" office:value-type="float" office:value="9">
            <text:p>9</text:p>
          </table:table-cell>
          <table:table-cell table:style-name="ce8" table:formula="of:=IF([Original.AD21] = &quot;&quot;;&quot;&quot;;[Original.AD21])" office:value-type="float" office:value="-17">
            <text:p>-17</text:p>
          </table:table-cell>
          <table:table-cell table:style-name="ce8" table:formula="of:=IF([Original.AE21] = &quot;&quot;;&quot;&quot;;[Original.AE21]+[Original.DR21])" office:value-type="float" office:value="-28">
            <text:p>-28</text:p>
          </table:table-cell>
          <table:table-cell table:style-name="ce8" table:formula="of:=IF([Original.AF21] = &quot;&quot;;&quot;&quot;;[Original.AF21]+[Original.DS21])" office:value-type="float" office:value="-27">
            <text:p>-27</text:p>
          </table:table-cell>
          <table:table-cell table:style-name="ce8" table:formula="of:=IF([Original.AG21] = &quot;&quot;;&quot;&quot;;[Original.AG21]+[Original.DT21])" office:value-type="float" office:value="-25">
            <text:p>-25</text:p>
          </table:table-cell>
          <table:table-cell table:style-name="ce8" table:formula="of:=IF([Original.AH21] = &quot;&quot;;&quot;&quot;;[Original.AH21]+[Original.DU21])" office:value-type="float" office:value="-22">
            <text:p>-22</text:p>
          </table:table-cell>
          <table:table-cell table:style-name="ce8" table:formula="of:=IF([Original.AI21] = &quot;&quot;;&quot;&quot;;[Original.AI21]+[Original.DV21])" office:value-type="float" office:value="-14">
            <text:p>-14</text:p>
          </table:table-cell>
          <table:table-cell table:style-name="ce8" table:formula="of:=IF([Original.AJ21] = &quot;&quot;;&quot;&quot;;[Original.AJ21]+[Original.DW21])" office:value-type="float" office:value="-5">
            <text:p>-5</text:p>
          </table:table-cell>
          <table:table-cell table:style-name="ce8" table:formula="of:=IF([Original.AK21] = &quot;&quot;;&quot;&quot;;[Original.AK21])" office:value-type="float" office:value="0">
            <text:p>0</text:p>
          </table:table-cell>
          <table:table-cell table:style-name="ce8" table:formula="of:=IF([Original.AL21] = &quot;&quot;;&quot;&quot;;[Original.AL21]+[Original.DR21])" office:value-type="float" office:value="-47">
            <text:p>-47</text:p>
          </table:table-cell>
          <table:table-cell table:style-name="ce8" table:formula="of:=IF([Original.AM21] = &quot;&quot;;&quot;&quot;;[Original.AM21]+[Original.DS21])" office:value-type="float" office:value="-46">
            <text:p>-46</text:p>
          </table:table-cell>
          <table:table-cell table:style-name="ce8" table:formula="of:=IF([Original.AN21] = &quot;&quot;;&quot;&quot;;[Original.AN21]+[Original.DT21])" office:value-type="float" office:value="-44">
            <text:p>-44</text:p>
          </table:table-cell>
          <table:table-cell table:style-name="ce8" table:formula="of:=IF([Original.AO21] = &quot;&quot;;&quot;&quot;;[Original.AO21]+[Original.DU21])" office:value-type="float" office:value="-41">
            <text:p>-41</text:p>
          </table:table-cell>
          <table:table-cell table:style-name="ce8" table:formula="of:=IF([Original.AP21] = &quot;&quot;;&quot;&quot;;[Original.AP21]+[Original.DV21])" office:value-type="float" office:value="-33">
            <text:p>-33</text:p>
          </table:table-cell>
          <table:table-cell table:style-name="ce8" table:formula="of:=IF([Original.AQ21] = &quot;&quot;;&quot;&quot;;[Original.AQ21]+[Original.DW21])" office:value-type="float" office:value="-24">
            <text:p>-24</text:p>
          </table:table-cell>
          <table:table-cell table:style-name="ce8" table:formula="of:=IF([Original.AR21] = &quot;&quot;;&quot;&quot;;[Original.AR21])" office:value-type="float" office:value="-50">
            <text:p>-50</text:p>
          </table:table-cell>
          <table:table-cell table:style-name="ce8" table:formula="of:=IF([Original.AS21] = &quot;&quot;;&quot;&quot;;[Original.AS21]+[Original.DR21])" office:value-type="float" office:value="-77">
            <text:p>-77</text:p>
          </table:table-cell>
          <table:table-cell table:style-name="ce8" table:formula="of:=IF([Original.AT21] = &quot;&quot;;&quot;&quot;;[Original.AT21]+[Original.DS21])" office:value-type="float" office:value="-76">
            <text:p>-76</text:p>
          </table:table-cell>
          <table:table-cell table:style-name="ce8" table:formula="of:=IF([Original.AU21] = &quot;&quot;;&quot;&quot;;[Original.AU21]+[Original.DT21])" office:value-type="float" office:value="-74">
            <text:p>-74</text:p>
          </table:table-cell>
          <table:table-cell table:style-name="ce8" table:formula="of:=IF([Original.AV21] = &quot;&quot;;&quot;&quot;;[Original.AV21]+[Original.DU21])" office:value-type="float" office:value="-71">
            <text:p>-71</text:p>
          </table:table-cell>
          <table:table-cell table:style-name="ce8" table:formula="of:=IF([Original.AW21] = &quot;&quot;;&quot;&quot;;[Original.AW21]+[Original.DV21])" office:value-type="float" office:value="-63">
            <text:p>-63</text:p>
          </table:table-cell>
          <table:table-cell table:style-name="ce8" table:formula="of:=IF([Original.AX21] = &quot;&quot;;&quot;&quot;;[Original.AX21]+[Original.DW21])" office:value-type="float" office:value="-54">
            <text:p>-54</text:p>
          </table:table-cell>
          <table:table-cell table:style-name="ce8" table:formula="of:=IF([Original.AY21] = &quot;&quot;;&quot;&quot;;[Original.AY21])" office:value-type="float" office:value="-80">
            <text:p>-80</text:p>
          </table:table-cell>
          <table:table-cell table:style-name="ce8" table:formula="of:=IF([Original.AZ21] = &quot;&quot;;&quot;&quot;;[Original.AZ21]+[Original.DR21])" office:value-type="float" office:value="-127">
            <text:p>-127</text:p>
          </table:table-cell>
          <table:table-cell table:style-name="ce8" table:formula="of:=IF([Original.BA21] = &quot;&quot;;&quot;&quot;;[Original.BA21]+[Original.DS21])" office:value-type="float" office:value="-126">
            <text:p>-126</text:p>
          </table:table-cell>
          <table:table-cell table:style-name="ce8" table:formula="of:=IF([Original.BB21] = &quot;&quot;;&quot;&quot;;[Original.BB21]+[Original.DT21])" office:value-type="float" office:value="-124">
            <text:p>-124</text:p>
          </table:table-cell>
          <table:table-cell table:style-name="ce8" table:formula="of:=IF([Original.BC21] = &quot;&quot;;&quot;&quot;;[Original.BC21]+[Original.DU21])" office:value-type="float" office:value="-121">
            <text:p>-121</text:p>
          </table:table-cell>
          <table:table-cell table:style-name="ce8" table:formula="of:=IF([Original.BD21] = &quot;&quot;;&quot;&quot;;[Original.BD21]+[Original.DV21])" office:value-type="float" office:value="-113">
            <text:p>-113</text:p>
          </table:table-cell>
          <table:table-cell table:style-name="ce8" table:formula="of:=IF([Original.BE21] = &quot;&quot;;&quot;&quot;;[Original.BE21]+[Original.DW21])" office:value-type="float" office:value="-104">
            <text:p>-104</text:p>
          </table:table-cell>
          <table:table-cell table:style-name="ce8" table:formula="of:=IF([Original.BF21] = &quot;&quot;;&quot;&quot;;[Original.BF21])" office:value-type="float" office:value="-130">
            <text:p>-130</text:p>
          </table:table-cell>
          <table:table-cell table:style-name="ce8" table:formula="of:=IF([Original.BG21] = &quot;&quot;;&quot;&quot;;[Original.BG21]+[Original.DR21])" office:value-type="float" office:value="-177">
            <text:p>-177</text:p>
          </table:table-cell>
          <table:table-cell table:style-name="ce8" table:formula="of:=IF([Original.BH21] = &quot;&quot;;&quot;&quot;;[Original.BH21]+[Original.DS21])" office:value-type="float" office:value="-176">
            <text:p>-176</text:p>
          </table:table-cell>
          <table:table-cell table:style-name="ce8" table:formula="of:=IF([Original.BI21] = &quot;&quot;;&quot;&quot;;[Original.BI21]+[Original.DT21])" office:value-type="float" office:value="-174">
            <text:p>-174</text:p>
          </table:table-cell>
          <table:table-cell table:style-name="ce8" table:formula="of:=IF([Original.BJ21] = &quot;&quot;;&quot;&quot;;[Original.BJ21]+[Original.DU21])" office:value-type="float" office:value="-171">
            <text:p>-171</text:p>
          </table:table-cell>
          <table:table-cell table:style-name="ce8" table:formula="of:=IF([Original.BK21] = &quot;&quot;;&quot;&quot;;[Original.BK21]+[Original.DV21])" office:value-type="float" office:value="-163">
            <text:p>-163</text:p>
          </table:table-cell>
          <table:table-cell table:style-name="ce8" table:formula="of:=IF([Original.BL21] = &quot;&quot;;&quot;&quot;;[Original.BL21]+[Original.DW21])" office:value-type="float" office:value="-154">
            <text:p>-154</text:p>
          </table:table-cell>
          <table:table-cell table:style-name="ce8" table:formula="of:=IF([Original.BM21] = &quot;&quot;;&quot;&quot;;[Original.BM21])" office:value-type="float" office:value="-180">
            <text:p>-180</text:p>
          </table:table-cell>
          <table:table-cell table:style-name="ce8" table:formula="of:=IF([Original.BN21] = &quot;&quot;;&quot;&quot;;[Original.BN21]+[Original.DR21])" office:value-type="float" office:value="-255">
            <text:p>-255</text:p>
          </table:table-cell>
          <table:table-cell table:style-name="ce8" table:formula="of:=IF([Original.BO21] = &quot;&quot;;&quot;&quot;;[Original.BO21]+[Original.DS21])" office:value-type="float" office:value="-254">
            <text:p>-254</text:p>
          </table:table-cell>
          <table:table-cell table:style-name="ce8" table:formula="of:=IF([Original.BP21] = &quot;&quot;;&quot;&quot;;[Original.BP21]+[Original.DT21])" office:value-type="float" office:value="-252">
            <text:p>-252</text:p>
          </table:table-cell>
          <table:table-cell table:style-name="ce8" table:formula="of:=IF([Original.BQ21] = &quot;&quot;;&quot;&quot;;[Original.BQ21]+[Original.DU21])" office:value-type="float" office:value="-249">
            <text:p>-249</text:p>
          </table:table-cell>
          <table:table-cell table:style-name="ce8" table:formula="of:=IF([Original.BR21] = &quot;&quot;;&quot;&quot;;[Original.BR21]+[Original.DV21])" office:value-type="float" office:value="-241">
            <text:p>-241</text:p>
          </table:table-cell>
          <table:table-cell table:style-name="ce8" table:formula="of:=IF([Original.BS21] = &quot;&quot;;&quot;&quot;;[Original.BS21]+[Original.DW21])" office:value-type="float" office:value="-232">
            <text:p>-232</text:p>
          </table:table-cell>
          <table:table-cell table:style-name="ce8" table:formula="of:=IF([Original.BT21] = &quot;&quot;;&quot;&quot;;[Original.BT21])" office:value-type="float" office:value="-258">
            <text:p>-258</text:p>
          </table:table-cell>
          <table:table-cell table:style-name="ce8" table:formula="of:=IF([Original.BU21] = &quot;&quot;;&quot;&quot;;[Original.BU21]+[Original.DR21])" office:value-type="float" office:value="-307">
            <text:p>-307</text:p>
          </table:table-cell>
          <table:table-cell table:style-name="ce8" table:formula="of:=IF([Original.BV21] = &quot;&quot;;&quot;&quot;;[Original.BV21]+[Original.DS21])" office:value-type="float" office:value="-306">
            <text:p>-306</text:p>
          </table:table-cell>
          <table:table-cell table:style-name="ce8" table:formula="of:=IF([Original.BW21] = &quot;&quot;;&quot;&quot;;[Original.BW21]+[Original.DT21])" office:value-type="float" office:value="-304">
            <text:p>-304</text:p>
          </table:table-cell>
          <table:table-cell table:style-name="ce8" table:formula="of:=IF([Original.BX21] = &quot;&quot;;&quot;&quot;;[Original.BX21]+[Original.DU21])" office:value-type="float" office:value="-301">
            <text:p>-301</text:p>
          </table:table-cell>
          <table:table-cell table:style-name="ce8" table:formula="of:=IF([Original.BY21] = &quot;&quot;;&quot;&quot;;[Original.BY21]+[Original.DV21])" office:value-type="float" office:value="-293">
            <text:p>-293</text:p>
          </table:table-cell>
          <table:table-cell table:style-name="ce8" table:formula="of:=IF([Original.BZ21] = &quot;&quot;;&quot;&quot;;[Original.BZ21]+[Original.DW21])" office:value-type="float" office:value="-284">
            <text:p>-284</text:p>
          </table:table-cell>
          <table:table-cell table:style-name="ce8" table:formula="of:=IF([Original.CA21] = &quot;&quot;;&quot;&quot;;[Original.CA21])" office:value-type="float" office:value="-310">
            <text:p>-310</text:p>
          </table:table-cell>
          <table:table-cell table:style-name="ce8" table:formula="of:=IF([Original.CB21] = &quot;&quot;;&quot;&quot;;[Original.CB21]+[Original.DR21])" office:value-type="float" office:value="-382">
            <text:p>-382</text:p>
          </table:table-cell>
          <table:table-cell table:style-name="ce8" table:formula="of:=IF([Original.CC21] = &quot;&quot;;&quot;&quot;;[Original.CC21]+[Original.DS21])" office:value-type="float" office:value="-381">
            <text:p>-381</text:p>
          </table:table-cell>
          <table:table-cell table:style-name="ce8" table:formula="of:=IF([Original.CD21] = &quot;&quot;;&quot;&quot;;[Original.CD21]+[Original.DT21])" office:value-type="float" office:value="-379">
            <text:p>-379</text:p>
          </table:table-cell>
          <table:table-cell table:style-name="ce8" table:formula="of:=IF([Original.CE21] = &quot;&quot;;&quot;&quot;;[Original.CE21]+[Original.DU21])" office:value-type="float" office:value="-376">
            <text:p>-376</text:p>
          </table:table-cell>
          <table:table-cell table:style-name="ce8" table:formula="of:=IF([Original.CF21] = &quot;&quot;;&quot;&quot;;[Original.CF21]+[Original.DV21])" office:value-type="float" office:value="-368">
            <text:p>-368</text:p>
          </table:table-cell>
          <table:table-cell table:style-name="ce8" table:formula="of:=IF([Original.CG21] = &quot;&quot;;&quot;&quot;;[Original.CG21]+[Original.DW21])" office:value-type="float" office:value="-359">
            <text:p>-359</text:p>
          </table:table-cell>
          <table:table-cell table:style-name="ce8" table:formula="of:=IF([Original.CH21] = &quot;&quot;;&quot;&quot;;[Original.CH21])" office:value-type="float" office:value="-385">
            <text:p>-385</text:p>
          </table:table-cell>
          <table:table-cell table:style-name="ce8" table:formula="of:=IF([Original.CI21] = &quot;&quot;;&quot;&quot;;[Original.CI21]+[Original.DR21])" office:value-type="float" office:value="-467">
            <text:p>-467</text:p>
          </table:table-cell>
          <table:table-cell table:style-name="ce8" table:formula="of:=IF([Original.CJ21] = &quot;&quot;;&quot;&quot;;[Original.CJ21]+[Original.DS21])" office:value-type="float" office:value="-466">
            <text:p>-466</text:p>
          </table:table-cell>
          <table:table-cell table:style-name="ce8" table:formula="of:=IF([Original.CK21] = &quot;&quot;;&quot;&quot;;[Original.CK21]+[Original.DT21])" office:value-type="float" office:value="-464">
            <text:p>-464</text:p>
          </table:table-cell>
          <table:table-cell table:style-name="ce8" table:formula="of:=IF([Original.CL21] = &quot;&quot;;&quot;&quot;;[Original.CL21]+[Original.DU21])" office:value-type="float" office:value="-461">
            <text:p>-461</text:p>
          </table:table-cell>
          <table:table-cell table:style-name="ce8" table:formula="of:=IF([Original.CM21] = &quot;&quot;;&quot;&quot;;[Original.CM21]+[Original.DV21])" office:value-type="float" office:value="-453">
            <text:p>-453</text:p>
          </table:table-cell>
          <table:table-cell table:style-name="ce8" table:formula="of:=IF([Original.CN21] = &quot;&quot;;&quot;&quot;;[Original.CN21]+[Original.DW21])" office:value-type="float" office:value="-444">
            <text:p>-444</text:p>
          </table:table-cell>
          <table:table-cell table:style-name="ce8" table:formula="of:=IF([Original.CO21] = &quot;&quot;;&quot;&quot;;[Original.CO21])" office:value-type="float" office:value="-470">
            <text:p>-470</text:p>
          </table:table-cell>
          <table:table-cell table:style-name="ce8" table:formula="of:=IF([Original.CP21] = &quot;&quot;;&quot;&quot;;[Original.CP21]+[Original.DR21])" office:value-type="float" office:value="-572">
            <text:p>-572</text:p>
          </table:table-cell>
          <table:table-cell table:style-name="ce8" table:formula="of:=IF([Original.CQ21] = &quot;&quot;;&quot;&quot;;[Original.CQ21]+[Original.DS21])" office:value-type="float" office:value="-571">
            <text:p>-571</text:p>
          </table:table-cell>
          <table:table-cell table:style-name="ce8" table:formula="of:=IF([Original.CR21] = &quot;&quot;;&quot;&quot;;[Original.CR21]+[Original.DT21])" office:value-type="float" office:value="-569">
            <text:p>-569</text:p>
          </table:table-cell>
          <table:table-cell table:style-name="ce8" table:formula="of:=IF([Original.CS21] = &quot;&quot;;&quot;&quot;;[Original.CS21]+[Original.DU21])" office:value-type="float" office:value="-566">
            <text:p>-566</text:p>
          </table:table-cell>
          <table:table-cell table:style-name="ce8" table:formula="of:=IF([Original.CT21] = &quot;&quot;;&quot;&quot;;[Original.CT21]+[Original.DV21])" office:value-type="float" office:value="-558">
            <text:p>-558</text:p>
          </table:table-cell>
          <table:table-cell table:style-name="ce8" table:formula="of:=IF([Original.CU21] = &quot;&quot;;&quot;&quot;;[Original.CU21]+[Original.DW21])" office:value-type="float" office:value="-549">
            <text:p>-549</text:p>
          </table:table-cell>
          <table:table-cell table:style-name="ce8" table:formula="of:=IF([Original.CV21] = &quot;&quot;;&quot;&quot;;[Original.CV21])" office:value-type="float" office:value="-575">
            <text:p>-575</text:p>
          </table:table-cell>
          <table:table-cell table:style-name="ce8" table:formula="of:=IF([Original.CW21] = &quot;&quot;;&quot;&quot;;[Original.CW21]+[Original.DR21])" office:value-type="float" office:value="-737">
            <text:p>-737</text:p>
          </table:table-cell>
          <table:table-cell table:style-name="ce8" table:formula="of:=IF([Original.CX21] = &quot;&quot;;&quot;&quot;;[Original.CX21]+[Original.DS21])" office:value-type="float" office:value="-736">
            <text:p>-736</text:p>
          </table:table-cell>
          <table:table-cell table:style-name="ce8" table:formula="of:=IF([Original.CY21] = &quot;&quot;;&quot;&quot;;[Original.CY21]+[Original.DT21])" office:value-type="float" office:value="-734">
            <text:p>-734</text:p>
          </table:table-cell>
          <table:table-cell table:style-name="ce8" table:formula="of:=IF([Original.CZ21] = &quot;&quot;;&quot;&quot;;[Original.CZ21]+[Original.DU21])" office:value-type="float" office:value="-731">
            <text:p>-731</text:p>
          </table:table-cell>
          <table:table-cell table:style-name="ce8" table:formula="of:=IF([Original.DA21] = &quot;&quot;;&quot;&quot;;[Original.DA21]+[Original.DV21])" office:value-type="float" office:value="-723">
            <text:p>-723</text:p>
          </table:table-cell>
          <table:table-cell table:style-name="ce8" table:formula="of:=IF([Original.DB21] = &quot;&quot;;&quot;&quot;;[Original.DB21]+[Original.DW21])" office:value-type="float" office:value="-714">
            <text:p>-714</text:p>
          </table:table-cell>
          <table:table-cell table:style-name="ce8" table:formula="of:=IF([Original.DC21] = &quot;&quot;;&quot;&quot;;[Original.DC21])" office:value-type="float" office:value="-740">
            <text:p>-740</text:p>
          </table:table-cell>
          <table:table-cell table:style-name="ce8" table:formula="of:=IF([Original.DD21] = &quot;&quot;;&quot;&quot;;[Original.DD21]+[Original.DR21])" office:value-type="float" office:value="-957">
            <text:p>-957</text:p>
          </table:table-cell>
          <table:table-cell table:style-name="ce8" table:formula="of:=IF([Original.DE21] = &quot;&quot;;&quot;&quot;;[Original.DE21]+[Original.DS21])" office:value-type="float" office:value="-956">
            <text:p>-956</text:p>
          </table:table-cell>
          <table:table-cell table:style-name="ce8" table:formula="of:=IF([Original.DF21] = &quot;&quot;;&quot;&quot;;[Original.DF21]+[Original.DT21])" office:value-type="float" office:value="-954">
            <text:p>-954</text:p>
          </table:table-cell>
          <table:table-cell table:style-name="ce8" table:formula="of:=IF([Original.DG21] = &quot;&quot;;&quot;&quot;;[Original.DG21]+[Original.DU21])" office:value-type="float" office:value="-951">
            <text:p>-951</text:p>
          </table:table-cell>
          <table:table-cell table:style-name="ce8" table:formula="of:=IF([Original.DH21] = &quot;&quot;;&quot;&quot;;[Original.DH21]+[Original.DV21])" office:value-type="float" office:value="-943">
            <text:p>-943</text:p>
          </table:table-cell>
          <table:table-cell table:style-name="ce8" table:formula="of:=IF([Original.DI21] = &quot;&quot;;&quot;&quot;;[Original.DI21]+[Original.DW21])" office:value-type="float" office:value="-934">
            <text:p>-934</text:p>
          </table:table-cell>
          <table:table-cell table:style-name="ce8" table:formula="of:=IF([Original.DJ21] = &quot;&quot;;&quot;&quot;;[Original.DJ21])" office:value-type="float" office:value="-960">
            <text:p>-960</text:p>
          </table:table-cell>
          <table:table-cell table:style-name="ce8" table:formula="of:=IF([Original.DK21] = &quot;&quot;;&quot;&quot;;[Original.DK21]+[Original.DR21])" office:value-type="float" office:value="-1247">
            <text:p>-1247</text:p>
          </table:table-cell>
          <table:table-cell table:style-name="ce8" table:formula="of:=IF([Original.DL21] = &quot;&quot;;&quot;&quot;;[Original.DL21]+[Original.DS21])" office:value-type="float" office:value="-1246">
            <text:p>-1246</text:p>
          </table:table-cell>
          <table:table-cell table:style-name="ce8" table:formula="of:=IF([Original.DM21] = &quot;&quot;;&quot;&quot;;[Original.DM21]+[Original.DT21])" office:value-type="float" office:value="-1244">
            <text:p>-1244</text:p>
          </table:table-cell>
          <table:table-cell table:style-name="ce8" table:formula="of:=IF([Original.DN21] = &quot;&quot;;&quot;&quot;;[Original.DN21]+[Original.DU21])" office:value-type="float" office:value="-1241">
            <text:p>-1241</text:p>
          </table:table-cell>
          <table:table-cell table:style-name="ce8" table:formula="of:=IF([Original.DO21] = &quot;&quot;;&quot;&quot;;[Original.DO21]+[Original.DV21])" office:value-type="float" office:value="-1233">
            <text:p>-1233</text:p>
          </table:table-cell>
          <table:table-cell table:style-name="ce8" table:formula="of:=IF([Original.DP21] = &quot;&quot;;&quot;&quot;;[Original.DP21]+[Original.DW21])" office:value-type="float" office:value="-1224">
            <text:p>-1224</text:p>
          </table:table-cell>
          <table:table-cell table:style-name="ce17" table:formula="of:=IF([Original.DQ21] = &quot;&quot;;&quot;&quot;;[Original.DQ21])" office:value-type="float" office:value="-1250">
            <text:p>-1250</text:p>
          </table:table-cell>
          <table:table-cell table:number-columns-repeated="820"/>
        </table:table-row>
        <table:table-row table:style-name="ro1">
          <table:table-cell table:style-name="ce21" table:formula="of:=IF([Original.A22] = &quot;&quot;;&quot;&quot;;[Original.A22])" office:value-type="float" office:value="250">
            <text:p>250</text:p>
          </table:table-cell>
          <table:table-cell table:style-name="ce8" table:formula="of:=IF([Original.B22] = &quot;&quot;;&quot;&quot;;[Original.B22])" office:value-type="float" office:value="820">
            <text:p>820</text:p>
          </table:table-cell>
          <table:table-cell table:style-name="ce8" table:formula="of:=IF([Original.C22] = &quot;&quot;;&quot;&quot;;[Original.C22])" office:value-type="float" office:value="420">
            <text:p>420</text:p>
          </table:table-cell>
          <table:table-cell table:style-name="ce8" table:formula="of:=IF([Original.D22] = &quot;&quot;;&quot;&quot;;[Original.D22])" office:value-type="float" office:value="280">
            <text:p>280</text:p>
          </table:table-cell>
          <table:table-cell table:style-name="ce8" table:formula="of:=IF([Original.E22] = &quot;&quot;;&quot;&quot;;[Original.E22])" office:value-type="string" office:string-value="u">
            <text:p>u</text:p>
          </table:table-cell>
          <table:table-cell table:style-name="ce8" table:formula="of:=IF([Original.F22] = &quot;&quot;;&quot;&quot;;[Original.F22])" office:value-type="float" office:value="170">
            <text:p>170</text:p>
          </table:table-cell>
          <table:table-cell table:style-name="ce8" table:formula="of:=IF([Original.G22] = &quot;&quot;;&quot;&quot;;[Original.G22])" office:value-type="float" office:value="100">
            <text:p>100</text:p>
          </table:table-cell>
          <table:table-cell table:style-name="ce8" table:formula="of:=IF([Original.H22] = &quot;&quot;;&quot;&quot;;[Original.H22])" office:value-type="string" office:string-value="u">
            <text:p>u</text:p>
          </table:table-cell>
          <table:table-cell table:style-name="ce8" table:formula="of:=IF([Original.I22] = &quot;&quot;;&quot;&quot;;[Original.I22])" office:value-type="float" office:value="50">
            <text:p>50</text:p>
          </table:table-cell>
          <table:table-cell table:style-name="ce8" table:formula="of:=IF([Original.J22] = &quot;&quot;;&quot;&quot;;[Original.J22])" office:value-type="string" office:string-value="u">
            <text:p>u</text:p>
          </table:table-cell>
          <table:table-cell table:style-name="ce8" table:formula="of:=IF([Original.K22] = &quot;&quot;;&quot;&quot;;[Original.K22])" office:value-type="float" office:value="15">
            <text:p>15</text:p>
          </table:table-cell>
          <table:table-cell table:style-name="ce8" table:formula="of:=IF([Original.L22] = &quot;&quot;;&quot;&quot;;[Original.L22])" office:value-type="float" office:value="0">
            <text:p>0</text:p>
          </table:table-cell>
          <table:table-cell table:style-name="ce8" table:formula="of:=IF([Original.M22] = &quot;&quot;;&quot;&quot;;[Original.M22])" office:value-type="string" office:string-value="JS">
            <text:p>JS</text:p>
          </table:table-cell>
          <table:table-cell table:style-name="ce8" table:formula="of:=IF([Original.N22] = &quot;&quot;;&quot;&quot;;[Original.N22])" office:value-type="float" office:value="22">
            <text:p>22</text:p>
          </table:table-cell>
          <table:table-cell table:style-name="ce8" table:formula="of:=IF([Original.O22] = &quot;&quot;;&quot;&quot;;[Original.O22])" office:value-type="float" office:value="30">
            <text:p>30</text:p>
          </table:table-cell>
          <table:table-cell table:style-name="ce8" table:formula="of:=IF([Original.P22] = &quot;&quot;;&quot;&quot;;[Original.P22])" office:value-type="float" office:value="47">
            <text:p>47</text:p>
          </table:table-cell>
          <table:table-cell table:style-name="ce8" table:formula="of:=IF([Original.Q22] = &quot;&quot;;&quot;&quot;;[Original.Q22]+[Original.DR22])" office:value-type="float" office:value="-1">
            <text:p>-1</text:p>
          </table:table-cell>
          <table:table-cell table:style-name="ce8" table:formula="of:=IF([Original.R22] = &quot;&quot;;&quot;&quot;;[Original.R22]+[Original.DS22])" office:value-type="float" office:value="0">
            <text:p>0</text:p>
          </table:table-cell>
          <table:table-cell table:style-name="ce8" table:formula="of:=IF([Original.S22] = &quot;&quot;;&quot;&quot;;[Original.S22]+[Original.DT22])" office:value-type="float" office:value="2">
            <text:p>2</text:p>
          </table:table-cell>
          <table:table-cell table:style-name="ce8" table:formula="of:=IF([Original.T22] = &quot;&quot;;&quot;&quot;;[Original.T22]+[Original.DU22])" office:value-type="float" office:value="5">
            <text:p>5</text:p>
          </table:table-cell>
          <table:table-cell table:style-name="ce8" table:formula="of:=IF([Original.U22] = &quot;&quot;;&quot;&quot;;[Original.U22]+[Original.DV22])" office:value-type="float" office:value="13">
            <text:p>13</text:p>
          </table:table-cell>
          <table:table-cell table:style-name="ce8" table:formula="of:=IF([Original.V22] = &quot;&quot;;&quot;&quot;;[Original.V22]+[Original.DW22])" office:value-type="float" office:value="22">
            <text:p>22</text:p>
          </table:table-cell>
          <table:table-cell table:style-name="ce8" table:formula="of:=IF([Original.W22] = &quot;&quot;;&quot;&quot;;[Original.W22])" office:value-type="string" office:string-value="u">
            <text:p>u</text:p>
          </table:table-cell>
          <table:table-cell table:style-name="ce8" table:formula="of:=IF([Original.X22] = &quot;&quot;;&quot;&quot;;[Original.X22]+[Original.DR22])" office:value-type="float" office:value="-14">
            <text:p>-14</text:p>
          </table:table-cell>
          <table:table-cell table:style-name="ce8" table:formula="of:=IF([Original.Y22] = &quot;&quot;;&quot;&quot;;[Original.Y22]+[Original.DS22])" office:value-type="float" office:value="-13">
            <text:p>-13</text:p>
          </table:table-cell>
          <table:table-cell table:style-name="ce8" table:formula="of:=IF([Original.Z22] = &quot;&quot;;&quot;&quot;;[Original.Z22]+[Original.DT22])" office:value-type="float" office:value="-11">
            <text:p>-11</text:p>
          </table:table-cell>
          <table:table-cell table:style-name="ce8" table:formula="of:=IF([Original.AA22] = &quot;&quot;;&quot;&quot;;[Original.AA22]+[Original.DU22])" office:value-type="float" office:value="-8">
            <text:p>-8</text:p>
          </table:table-cell>
          <table:table-cell table:style-name="ce8" table:formula="of:=IF([Original.AB22] = &quot;&quot;;&quot;&quot;;[Original.AB22]+[Original.DV22])" office:value-type="float" office:value="0">
            <text:p>0</text:p>
          </table:table-cell>
          <table:table-cell table:style-name="ce8" table:formula="of:=IF([Original.AC22] = &quot;&quot;;&quot;&quot;;[Original.AC22]+[Original.DW22])" office:value-type="float" office:value="9">
            <text:p>9</text:p>
          </table:table-cell>
          <table:table-cell table:style-name="ce8" table:formula="of:=IF([Original.AD22] = &quot;&quot;;&quot;&quot;;[Original.AD22])" office:value-type="float" office:value="-17">
            <text:p>-17</text:p>
          </table:table-cell>
          <table:table-cell table:style-name="ce8" table:formula="of:=IF([Original.AE22] = &quot;&quot;;&quot;&quot;;[Original.AE22]+[Original.DR22])" office:value-type="float" office:value="-28">
            <text:p>-28</text:p>
          </table:table-cell>
          <table:table-cell table:style-name="ce8" table:formula="of:=IF([Original.AF22] = &quot;&quot;;&quot;&quot;;[Original.AF22]+[Original.DS22])" office:value-type="float" office:value="-27">
            <text:p>-27</text:p>
          </table:table-cell>
          <table:table-cell table:style-name="ce8" table:formula="of:=IF([Original.AG22] = &quot;&quot;;&quot;&quot;;[Original.AG22]+[Original.DT22])" office:value-type="float" office:value="-25">
            <text:p>-25</text:p>
          </table:table-cell>
          <table:table-cell table:style-name="ce8" table:formula="of:=IF([Original.AH22] = &quot;&quot;;&quot;&quot;;[Original.AH22]+[Original.DU22])" office:value-type="float" office:value="-22">
            <text:p>-22</text:p>
          </table:table-cell>
          <table:table-cell table:style-name="ce8" table:formula="of:=IF([Original.AI22] = &quot;&quot;;&quot;&quot;;[Original.AI22]+[Original.DV22])" office:value-type="float" office:value="-14">
            <text:p>-14</text:p>
          </table:table-cell>
          <table:table-cell table:style-name="ce8" table:formula="of:=IF([Original.AJ22] = &quot;&quot;;&quot;&quot;;[Original.AJ22]+[Original.DW22])" office:value-type="float" office:value="-5">
            <text:p>-5</text:p>
          </table:table-cell>
          <table:table-cell table:style-name="ce8" table:formula="of:=IF([Original.AK22] = &quot;&quot;;&quot;&quot;;[Original.AK22])" office:value-type="float" office:value="0">
            <text:p>0</text:p>
          </table:table-cell>
          <table:table-cell table:style-name="ce8" table:formula="of:=IF([Original.AL22] = &quot;&quot;;&quot;&quot;;[Original.AL22]+[Original.DR22])" office:value-type="float" office:value="-47">
            <text:p>-47</text:p>
          </table:table-cell>
          <table:table-cell table:style-name="ce8" table:formula="of:=IF([Original.AM22] = &quot;&quot;;&quot;&quot;;[Original.AM22]+[Original.DS22])" office:value-type="float" office:value="-46">
            <text:p>-46</text:p>
          </table:table-cell>
          <table:table-cell table:style-name="ce8" table:formula="of:=IF([Original.AN22] = &quot;&quot;;&quot;&quot;;[Original.AN22]+[Original.DT22])" office:value-type="float" office:value="-44">
            <text:p>-44</text:p>
          </table:table-cell>
          <table:table-cell table:style-name="ce8" table:formula="of:=IF([Original.AO22] = &quot;&quot;;&quot;&quot;;[Original.AO22]+[Original.DU22])" office:value-type="float" office:value="-41">
            <text:p>-41</text:p>
          </table:table-cell>
          <table:table-cell table:style-name="ce8" table:formula="of:=IF([Original.AP22] = &quot;&quot;;&quot;&quot;;[Original.AP22]+[Original.DV22])" office:value-type="float" office:value="-33">
            <text:p>-33</text:p>
          </table:table-cell>
          <table:table-cell table:style-name="ce8" table:formula="of:=IF([Original.AQ22] = &quot;&quot;;&quot;&quot;;[Original.AQ22]+[Original.DW22])" office:value-type="float" office:value="-24">
            <text:p>-24</text:p>
          </table:table-cell>
          <table:table-cell table:style-name="ce8" table:formula="of:=IF([Original.AR22] = &quot;&quot;;&quot;&quot;;[Original.AR22])" office:value-type="float" office:value="-50">
            <text:p>-50</text:p>
          </table:table-cell>
          <table:table-cell table:style-name="ce8" table:formula="of:=IF([Original.AS22] = &quot;&quot;;&quot;&quot;;[Original.AS22]+[Original.DR22])" office:value-type="float" office:value="-81">
            <text:p>-81</text:p>
          </table:table-cell>
          <table:table-cell table:style-name="ce8" table:formula="of:=IF([Original.AT22] = &quot;&quot;;&quot;&quot;;[Original.AT22]+[Original.DS22])" office:value-type="float" office:value="-80">
            <text:p>-80</text:p>
          </table:table-cell>
          <table:table-cell table:style-name="ce8" table:formula="of:=IF([Original.AU22] = &quot;&quot;;&quot;&quot;;[Original.AU22]+[Original.DT22])" office:value-type="float" office:value="-78">
            <text:p>-78</text:p>
          </table:table-cell>
          <table:table-cell table:style-name="ce8" table:formula="of:=IF([Original.AV22] = &quot;&quot;;&quot;&quot;;[Original.AV22]+[Original.DU22])" office:value-type="float" office:value="-75">
            <text:p>-75</text:p>
          </table:table-cell>
          <table:table-cell table:style-name="ce8" table:formula="of:=IF([Original.AW22] = &quot;&quot;;&quot;&quot;;[Original.AW22]+[Original.DV22])" office:value-type="float" office:value="-67">
            <text:p>-67</text:p>
          </table:table-cell>
          <table:table-cell table:style-name="ce8" table:formula="of:=IF([Original.AX22] = &quot;&quot;;&quot;&quot;;[Original.AX22]+[Original.DW22])" office:value-type="float" office:value="-58">
            <text:p>-58</text:p>
          </table:table-cell>
          <table:table-cell table:style-name="ce8" table:formula="of:=IF([Original.AY22] = &quot;&quot;;&quot;&quot;;[Original.AY22])" office:value-type="float" office:value="-84">
            <text:p>-84</text:p>
          </table:table-cell>
          <table:table-cell table:style-name="ce8" table:formula="of:=IF([Original.AZ22] = &quot;&quot;;&quot;&quot;;[Original.AZ22]+[Original.DR22])" office:value-type="float" office:value="-137">
            <text:p>-137</text:p>
          </table:table-cell>
          <table:table-cell table:style-name="ce8" table:formula="of:=IF([Original.BA22] = &quot;&quot;;&quot;&quot;;[Original.BA22]+[Original.DS22])" office:value-type="float" office:value="-136">
            <text:p>-136</text:p>
          </table:table-cell>
          <table:table-cell table:style-name="ce8" table:formula="of:=IF([Original.BB22] = &quot;&quot;;&quot;&quot;;[Original.BB22]+[Original.DT22])" office:value-type="float" office:value="-134">
            <text:p>-134</text:p>
          </table:table-cell>
          <table:table-cell table:style-name="ce8" table:formula="of:=IF([Original.BC22] = &quot;&quot;;&quot;&quot;;[Original.BC22]+[Original.DU22])" office:value-type="float" office:value="-131">
            <text:p>-131</text:p>
          </table:table-cell>
          <table:table-cell table:style-name="ce8" table:formula="of:=IF([Original.BD22] = &quot;&quot;;&quot;&quot;;[Original.BD22]+[Original.DV22])" office:value-type="float" office:value="-123">
            <text:p>-123</text:p>
          </table:table-cell>
          <table:table-cell table:style-name="ce8" table:formula="of:=IF([Original.BE22] = &quot;&quot;;&quot;&quot;;[Original.BE22]+[Original.DW22])" office:value-type="float" office:value="-114">
            <text:p>-114</text:p>
          </table:table-cell>
          <table:table-cell table:style-name="ce8" table:formula="of:=IF([Original.BF22] = &quot;&quot;;&quot;&quot;;[Original.BF22])" office:value-type="float" office:value="-140">
            <text:p>-140</text:p>
          </table:table-cell>
          <table:table-cell table:style-name="ce8" table:formula="of:=IF([Original.BG22] = &quot;&quot;;&quot;&quot;;[Original.BG22]+[Original.DR22])" office:value-type="float" office:value="-193">
            <text:p>-193</text:p>
          </table:table-cell>
          <table:table-cell table:style-name="ce8" table:formula="of:=IF([Original.BH22] = &quot;&quot;;&quot;&quot;;[Original.BH22]+[Original.DS22])" office:value-type="float" office:value="-192">
            <text:p>-192</text:p>
          </table:table-cell>
          <table:table-cell table:style-name="ce8" table:formula="of:=IF([Original.BI22] = &quot;&quot;;&quot;&quot;;[Original.BI22]+[Original.DT22])" office:value-type="float" office:value="-190">
            <text:p>-190</text:p>
          </table:table-cell>
          <table:table-cell table:style-name="ce8" table:formula="of:=IF([Original.BJ22] = &quot;&quot;;&quot;&quot;;[Original.BJ22]+[Original.DU22])" office:value-type="float" office:value="-187">
            <text:p>-187</text:p>
          </table:table-cell>
          <table:table-cell table:style-name="ce8" table:formula="of:=IF([Original.BK22] = &quot;&quot;;&quot;&quot;;[Original.BK22]+[Original.DV22])" office:value-type="float" office:value="-179">
            <text:p>-179</text:p>
          </table:table-cell>
          <table:table-cell table:style-name="ce8" table:formula="of:=IF([Original.BL22] = &quot;&quot;;&quot;&quot;;[Original.BL22]+[Original.DW22])" office:value-type="float" office:value="-170">
            <text:p>-170</text:p>
          </table:table-cell>
          <table:table-cell table:style-name="ce8" table:formula="of:=IF([Original.BM22] = &quot;&quot;;&quot;&quot;;[Original.BM22])" office:value-type="float" office:value="-196">
            <text:p>-196</text:p>
          </table:table-cell>
          <table:table-cell table:style-name="ce8" table:formula="of:=IF([Original.BN22] = &quot;&quot;;&quot;&quot;;[Original.BN22]+[Original.DR22])" office:value-type="float" office:value="-281">
            <text:p>-281</text:p>
          </table:table-cell>
          <table:table-cell table:style-name="ce8" table:formula="of:=IF([Original.BO22] = &quot;&quot;;&quot;&quot;;[Original.BO22]+[Original.DS22])" office:value-type="float" office:value="-280">
            <text:p>-280</text:p>
          </table:table-cell>
          <table:table-cell table:style-name="ce8" table:formula="of:=IF([Original.BP22] = &quot;&quot;;&quot;&quot;;[Original.BP22]+[Original.DT22])" office:value-type="float" office:value="-278">
            <text:p>-278</text:p>
          </table:table-cell>
          <table:table-cell table:style-name="ce8" table:formula="of:=IF([Original.BQ22] = &quot;&quot;;&quot;&quot;;[Original.BQ22]+[Original.DU22])" office:value-type="float" office:value="-275">
            <text:p>-275</text:p>
          </table:table-cell>
          <table:table-cell table:style-name="ce8" table:formula="of:=IF([Original.BR22] = &quot;&quot;;&quot;&quot;;[Original.BR22]+[Original.DV22])" office:value-type="float" office:value="-267">
            <text:p>-267</text:p>
          </table:table-cell>
          <table:table-cell table:style-name="ce8" table:formula="of:=IF([Original.BS22] = &quot;&quot;;&quot;&quot;;[Original.BS22]+[Original.DW22])" office:value-type="float" office:value="-258">
            <text:p>-258</text:p>
          </table:table-cell>
          <table:table-cell table:style-name="ce8" table:formula="of:=IF([Original.BT22] = &quot;&quot;;&quot;&quot;;[Original.BT22])" office:value-type="float" office:value="-284">
            <text:p>-284</text:p>
          </table:table-cell>
          <table:table-cell table:style-name="ce8" table:formula="of:=IF([Original.BU22] = &quot;&quot;;&quot;&quot;;[Original.BU22]+[Original.DR22])" office:value-type="float" office:value="-337">
            <text:p>-337</text:p>
          </table:table-cell>
          <table:table-cell table:style-name="ce8" table:formula="of:=IF([Original.BV22] = &quot;&quot;;&quot;&quot;;[Original.BV22]+[Original.DS22])" office:value-type="float" office:value="-336">
            <text:p>-336</text:p>
          </table:table-cell>
          <table:table-cell table:style-name="ce8" table:formula="of:=IF([Original.BW22] = &quot;&quot;;&quot;&quot;;[Original.BW22]+[Original.DT22])" office:value-type="float" office:value="-334">
            <text:p>-334</text:p>
          </table:table-cell>
          <table:table-cell table:style-name="ce8" table:formula="of:=IF([Original.BX22] = &quot;&quot;;&quot;&quot;;[Original.BX22]+[Original.DU22])" office:value-type="float" office:value="-331">
            <text:p>-331</text:p>
          </table:table-cell>
          <table:table-cell table:style-name="ce8" table:formula="of:=IF([Original.BY22] = &quot;&quot;;&quot;&quot;;[Original.BY22]+[Original.DV22])" office:value-type="float" office:value="-323">
            <text:p>-323</text:p>
          </table:table-cell>
          <table:table-cell table:style-name="ce8" table:formula="of:=IF([Original.BZ22] = &quot;&quot;;&quot;&quot;;[Original.BZ22]+[Original.DW22])" office:value-type="float" office:value="-314">
            <text:p>-314</text:p>
          </table:table-cell>
          <table:table-cell table:style-name="ce8" table:formula="of:=IF([Original.CA22] = &quot;&quot;;&quot;&quot;;[Original.CA22])" office:value-type="float" office:value="-340">
            <text:p>-340</text:p>
          </table:table-cell>
          <table:table-cell table:style-name="ce8" table:formula="of:=IF([Original.CB22] = &quot;&quot;;&quot;&quot;;[Original.CB22]+[Original.DR22])" office:value-type="float" office:value="-422">
            <text:p>-422</text:p>
          </table:table-cell>
          <table:table-cell table:style-name="ce8" table:formula="of:=IF([Original.CC22] = &quot;&quot;;&quot;&quot;;[Original.CC22]+[Original.DS22])" office:value-type="float" office:value="-421">
            <text:p>-421</text:p>
          </table:table-cell>
          <table:table-cell table:style-name="ce8" table:formula="of:=IF([Original.CD22] = &quot;&quot;;&quot;&quot;;[Original.CD22]+[Original.DT22])" office:value-type="float" office:value="-419">
            <text:p>-419</text:p>
          </table:table-cell>
          <table:table-cell table:style-name="ce8" table:formula="of:=IF([Original.CE22] = &quot;&quot;;&quot;&quot;;[Original.CE22]+[Original.DU22])" office:value-type="float" office:value="-416">
            <text:p>-416</text:p>
          </table:table-cell>
          <table:table-cell table:style-name="ce8" table:formula="of:=IF([Original.CF22] = &quot;&quot;;&quot;&quot;;[Original.CF22]+[Original.DV22])" office:value-type="float" office:value="-408">
            <text:p>-408</text:p>
          </table:table-cell>
          <table:table-cell table:style-name="ce8" table:formula="of:=IF([Original.CG22] = &quot;&quot;;&quot;&quot;;[Original.CG22]+[Original.DW22])" office:value-type="float" office:value="-399">
            <text:p>-399</text:p>
          </table:table-cell>
          <table:table-cell table:style-name="ce8" table:formula="of:=IF([Original.CH22] = &quot;&quot;;&quot;&quot;;[Original.CH22])" office:value-type="float" office:value="-425">
            <text:p>-425</text:p>
          </table:table-cell>
          <table:table-cell table:style-name="ce8" table:formula="of:=IF([Original.CI22] = &quot;&quot;;&quot;&quot;;[Original.CI22]+[Original.DR22])" office:value-type="float" office:value="-517">
            <text:p>-517</text:p>
          </table:table-cell>
          <table:table-cell table:style-name="ce8" table:formula="of:=IF([Original.CJ22] = &quot;&quot;;&quot;&quot;;[Original.CJ22]+[Original.DS22])" office:value-type="float" office:value="-516">
            <text:p>-516</text:p>
          </table:table-cell>
          <table:table-cell table:style-name="ce8" table:formula="of:=IF([Original.CK22] = &quot;&quot;;&quot;&quot;;[Original.CK22]+[Original.DT22])" office:value-type="float" office:value="-514">
            <text:p>-514</text:p>
          </table:table-cell>
          <table:table-cell table:style-name="ce8" table:formula="of:=IF([Original.CL22] = &quot;&quot;;&quot;&quot;;[Original.CL22]+[Original.DU22])" office:value-type="float" office:value="-511">
            <text:p>-511</text:p>
          </table:table-cell>
          <table:table-cell table:style-name="ce8" table:formula="of:=IF([Original.CM22] = &quot;&quot;;&quot;&quot;;[Original.CM22]+[Original.DV22])" office:value-type="float" office:value="-503">
            <text:p>-503</text:p>
          </table:table-cell>
          <table:table-cell table:style-name="ce8" table:formula="of:=IF([Original.CN22] = &quot;&quot;;&quot;&quot;;[Original.CN22]+[Original.DW22])" office:value-type="float" office:value="-494">
            <text:p>-494</text:p>
          </table:table-cell>
          <table:table-cell table:style-name="ce8" table:formula="of:=IF([Original.CO22] = &quot;&quot;;&quot;&quot;;[Original.CO22])" office:value-type="float" office:value="-520">
            <text:p>-520</text:p>
          </table:table-cell>
          <table:table-cell table:style-name="ce8" table:formula="of:=IF([Original.CP22] = &quot;&quot;;&quot;&quot;;[Original.CP22]+[Original.DR22])" office:value-type="float" office:value="-637">
            <text:p>-637</text:p>
          </table:table-cell>
          <table:table-cell table:style-name="ce8" table:formula="of:=IF([Original.CQ22] = &quot;&quot;;&quot;&quot;;[Original.CQ22]+[Original.DS22])" office:value-type="float" office:value="-636">
            <text:p>-636</text:p>
          </table:table-cell>
          <table:table-cell table:style-name="ce8" table:formula="of:=IF([Original.CR22] = &quot;&quot;;&quot;&quot;;[Original.CR22]+[Original.DT22])" office:value-type="float" office:value="-634">
            <text:p>-634</text:p>
          </table:table-cell>
          <table:table-cell table:style-name="ce8" table:formula="of:=IF([Original.CS22] = &quot;&quot;;&quot;&quot;;[Original.CS22]+[Original.DU22])" office:value-type="float" office:value="-631">
            <text:p>-631</text:p>
          </table:table-cell>
          <table:table-cell table:style-name="ce8" table:formula="of:=IF([Original.CT22] = &quot;&quot;;&quot;&quot;;[Original.CT22]+[Original.DV22])" office:value-type="float" office:value="-623">
            <text:p>-623</text:p>
          </table:table-cell>
          <table:table-cell table:style-name="ce8" table:formula="of:=IF([Original.CU22] = &quot;&quot;;&quot;&quot;;[Original.CU22]+[Original.DW22])" office:value-type="float" office:value="-614">
            <text:p>-614</text:p>
          </table:table-cell>
          <table:table-cell table:style-name="ce8" table:formula="of:=IF([Original.CV22] = &quot;&quot;;&quot;&quot;;[Original.CV22])" office:value-type="float" office:value="-640">
            <text:p>-640</text:p>
          </table:table-cell>
          <table:table-cell table:style-name="ce8" table:formula="of:=IF([Original.CW22] = &quot;&quot;;&quot;&quot;;[Original.CW22]+[Original.DR22])" office:value-type="float" office:value="-817">
            <text:p>-817</text:p>
          </table:table-cell>
          <table:table-cell table:style-name="ce8" table:formula="of:=IF([Original.CX22] = &quot;&quot;;&quot;&quot;;[Original.CX22]+[Original.DS22])" office:value-type="float" office:value="-816">
            <text:p>-816</text:p>
          </table:table-cell>
          <table:table-cell table:style-name="ce8" table:formula="of:=IF([Original.CY22] = &quot;&quot;;&quot;&quot;;[Original.CY22]+[Original.DT22])" office:value-type="float" office:value="-814">
            <text:p>-814</text:p>
          </table:table-cell>
          <table:table-cell table:style-name="ce8" table:formula="of:=IF([Original.CZ22] = &quot;&quot;;&quot;&quot;;[Original.CZ22]+[Original.DU22])" office:value-type="float" office:value="-811">
            <text:p>-811</text:p>
          </table:table-cell>
          <table:table-cell table:style-name="ce8" table:formula="of:=IF([Original.DA22] = &quot;&quot;;&quot;&quot;;[Original.DA22]+[Original.DV22])" office:value-type="float" office:value="-803">
            <text:p>-803</text:p>
          </table:table-cell>
          <table:table-cell table:style-name="ce8" table:formula="of:=IF([Original.DB22] = &quot;&quot;;&quot;&quot;;[Original.DB22]+[Original.DW22])" office:value-type="float" office:value="-794">
            <text:p>-794</text:p>
          </table:table-cell>
          <table:table-cell table:style-name="ce8" table:formula="of:=IF([Original.DC22] = &quot;&quot;;&quot;&quot;;[Original.DC22])" office:value-type="float" office:value="-820">
            <text:p>-820</text:p>
          </table:table-cell>
          <table:table-cell table:style-name="ce8" table:formula="of:=IF([Original.DD22] = &quot;&quot;;&quot;&quot;;[Original.DD22]+[Original.DR22])" office:value-type="float" office:value="-1047">
            <text:p>-1047</text:p>
          </table:table-cell>
          <table:table-cell table:style-name="ce8" table:formula="of:=IF([Original.DE22] = &quot;&quot;;&quot;&quot;;[Original.DE22]+[Original.DS22])" office:value-type="float" office:value="-1046">
            <text:p>-1046</text:p>
          </table:table-cell>
          <table:table-cell table:style-name="ce8" table:formula="of:=IF([Original.DF22] = &quot;&quot;;&quot;&quot;;[Original.DF22]+[Original.DT22])" office:value-type="float" office:value="-1044">
            <text:p>-1044</text:p>
          </table:table-cell>
          <table:table-cell table:style-name="ce8" table:formula="of:=IF([Original.DG22] = &quot;&quot;;&quot;&quot;;[Original.DG22]+[Original.DU22])" office:value-type="float" office:value="-1041">
            <text:p>-1041</text:p>
          </table:table-cell>
          <table:table-cell table:style-name="ce8" table:formula="of:=IF([Original.DH22] = &quot;&quot;;&quot;&quot;;[Original.DH22]+[Original.DV22])" office:value-type="float" office:value="-1033">
            <text:p>-1033</text:p>
          </table:table-cell>
          <table:table-cell table:style-name="ce8" table:formula="of:=IF([Original.DI22] = &quot;&quot;;&quot;&quot;;[Original.DI22]+[Original.DW22])" office:value-type="float" office:value="-1024">
            <text:p>-1024</text:p>
          </table:table-cell>
          <table:table-cell table:style-name="ce8" table:formula="of:=IF([Original.DJ22] = &quot;&quot;;&quot;&quot;;[Original.DJ22])" office:value-type="float" office:value="-1050">
            <text:p>-1050</text:p>
          </table:table-cell>
          <table:table-cell table:style-name="ce8" table:formula="of:=IF([Original.DK22] = &quot;&quot;;&quot;&quot;;[Original.DK22]+[Original.DR22])" office:value-type="float" office:value="-1347">
            <text:p>-1347</text:p>
          </table:table-cell>
          <table:table-cell table:style-name="ce8" table:formula="of:=IF([Original.DL22] = &quot;&quot;;&quot;&quot;;[Original.DL22]+[Original.DS22])" office:value-type="float" office:value="-1346">
            <text:p>-1346</text:p>
          </table:table-cell>
          <table:table-cell table:style-name="ce8" table:formula="of:=IF([Original.DM22] = &quot;&quot;;&quot;&quot;;[Original.DM22]+[Original.DT22])" office:value-type="float" office:value="-1344">
            <text:p>-1344</text:p>
          </table:table-cell>
          <table:table-cell table:style-name="ce8" table:formula="of:=IF([Original.DN22] = &quot;&quot;;&quot;&quot;;[Original.DN22]+[Original.DU22])" office:value-type="float" office:value="-1341">
            <text:p>-1341</text:p>
          </table:table-cell>
          <table:table-cell table:style-name="ce8" table:formula="of:=IF([Original.DO22] = &quot;&quot;;&quot;&quot;;[Original.DO22]+[Original.DV22])" office:value-type="float" office:value="-1333">
            <text:p>-1333</text:p>
          </table:table-cell>
          <table:table-cell table:style-name="ce8" table:formula="of:=IF([Original.DP22] = &quot;&quot;;&quot;&quot;;[Original.DP22]+[Original.DW22])" office:value-type="float" office:value="-1324">
            <text:p>-1324</text:p>
          </table:table-cell>
          <table:table-cell table:style-name="ce17" table:formula="of:=IF([Original.DQ22] = &quot;&quot;;&quot;&quot;;[Original.DQ22])" office:value-type="float" office:value="-1350">
            <text:p>-1350</text:p>
          </table:table-cell>
          <table:table-cell table:number-columns-repeated="820"/>
        </table:table-row>
        <table:table-row table:style-name="ro1">
          <table:table-cell table:style-name="ce21" table:formula="of:=IF([Original.A23] = &quot;&quot;;&quot;&quot;;[Original.A23])" office:value-type="float" office:value="280">
            <text:p>280</text:p>
          </table:table-cell>
          <table:table-cell table:style-name="ce8" table:formula="of:=IF([Original.B23] = &quot;&quot;;&quot;&quot;;[Original.B23])" office:value-type="float" office:value="920">
            <text:p>920</text:p>
          </table:table-cell>
          <table:table-cell table:style-name="ce8" table:formula="of:=IF([Original.C23] = &quot;&quot;;&quot;&quot;;[Original.C23])" office:value-type="float" office:value="480">
            <text:p>480</text:p>
          </table:table-cell>
          <table:table-cell table:style-name="ce8" table:formula="of:=IF([Original.D23] = &quot;&quot;;&quot;&quot;;[Original.D23])" office:value-type="float" office:value="300">
            <text:p>300</text:p>
          </table:table-cell>
          <table:table-cell table:style-name="ce8" table:formula="of:=IF([Original.E23] = &quot;&quot;;&quot;&quot;;[Original.E23])" office:value-type="string" office:string-value="u">
            <text:p>u</text:p>
          </table:table-cell>
          <table:table-cell table:style-name="ce8" table:formula="of:=IF([Original.F23] = &quot;&quot;;&quot;&quot;;[Original.F23])" office:value-type="float" office:value="190">
            <text:p>190</text:p>
          </table:table-cell>
          <table:table-cell table:style-name="ce8" table:formula="of:=IF([Original.G23] = &quot;&quot;;&quot;&quot;;[Original.G23])" office:value-type="float" office:value="110">
            <text:p>110</text:p>
          </table:table-cell>
          <table:table-cell table:style-name="ce8" table:formula="of:=IF([Original.H23] = &quot;&quot;;&quot;&quot;;[Original.H23])" office:value-type="string" office:string-value="u">
            <text:p>u</text:p>
          </table:table-cell>
          <table:table-cell table:style-name="ce8" table:formula="of:=IF([Original.I23] = &quot;&quot;;&quot;&quot;;[Original.I23])" office:value-type="float" office:value="56">
            <text:p>56</text:p>
          </table:table-cell>
          <table:table-cell table:style-name="ce8" table:formula="of:=IF([Original.J23] = &quot;&quot;;&quot;&quot;;[Original.J23])" office:value-type="string" office:string-value="u">
            <text:p>u</text:p>
          </table:table-cell>
          <table:table-cell table:style-name="ce8" table:formula="of:=IF([Original.K23] = &quot;&quot;;&quot;&quot;;[Original.K23])" office:value-type="float" office:value="17">
            <text:p>17</text:p>
          </table:table-cell>
          <table:table-cell table:style-name="ce8" table:formula="of:=IF([Original.L23] = &quot;&quot;;&quot;&quot;;[Original.L23])" office:value-type="float" office:value="0">
            <text:p>0</text:p>
          </table:table-cell>
          <table:table-cell table:style-name="ce8" table:formula="of:=IF([Original.M23] = &quot;&quot;;&quot;&quot;;[Original.M23])" office:value-type="string" office:string-value="JS">
            <text:p>JS</text:p>
          </table:table-cell>
          <table:table-cell table:style-name="ce8" table:formula="of:=IF([Original.N23] = &quot;&quot;;&quot;&quot;;[Original.N23])" office:value-type="float" office:value="25">
            <text:p>25</text:p>
          </table:table-cell>
          <table:table-cell table:style-name="ce8" table:formula="of:=IF([Original.O23] = &quot;&quot;;&quot;&quot;;[Original.O23])" office:value-type="float" office:value="36">
            <text:p>36</text:p>
          </table:table-cell>
          <table:table-cell table:style-name="ce8" table:formula="of:=IF([Original.P23] = &quot;&quot;;&quot;&quot;;[Original.P23])" office:value-type="float" office:value="55">
            <text:p>55</text:p>
          </table:table-cell>
          <table:table-cell table:style-name="ce8" table:formula="of:=IF([Original.Q23] = &quot;&quot;;&quot;&quot;;[Original.Q23]+[Original.DR23])" office:value-type="float" office:value="0">
            <text:p>0</text:p>
          </table:table-cell>
          <table:table-cell table:style-name="ce8" table:formula="of:=IF([Original.R23] = &quot;&quot;;&quot;&quot;;[Original.R23]+[Original.DS23])" office:value-type="float" office:value="0">
            <text:p>0</text:p>
          </table:table-cell>
          <table:table-cell table:style-name="ce8" table:formula="of:=IF([Original.S23] = &quot;&quot;;&quot;&quot;;[Original.S23]+[Original.DT23])" office:value-type="float" office:value="3">
            <text:p>3</text:p>
          </table:table-cell>
          <table:table-cell table:style-name="ce8" table:formula="of:=IF([Original.T23] = &quot;&quot;;&quot;&quot;;[Original.T23]+[Original.DU23])" office:value-type="float" office:value="5">
            <text:p>5</text:p>
          </table:table-cell>
          <table:table-cell table:style-name="ce8" table:formula="of:=IF([Original.U23] = &quot;&quot;;&quot;&quot;;[Original.U23]+[Original.DV23])" office:value-type="float" office:value="16">
            <text:p>16</text:p>
          </table:table-cell>
          <table:table-cell table:style-name="ce8" table:formula="of:=IF([Original.V23] = &quot;&quot;;&quot;&quot;;[Original.V23]+[Original.DW23])" office:value-type="float" office:value="25">
            <text:p>25</text:p>
          </table:table-cell>
          <table:table-cell table:style-name="ce8" table:formula="of:=IF([Original.W23] = &quot;&quot;;&quot;&quot;;[Original.W23])" office:value-type="string" office:string-value="u">
            <text:p>u</text:p>
          </table:table-cell>
          <table:table-cell table:style-name="ce8" table:formula="of:=IF([Original.X23] = &quot;&quot;;&quot;&quot;;[Original.X23]+[Original.DR23])" office:value-type="float" office:value="-16">
            <text:p>-16</text:p>
          </table:table-cell>
          <table:table-cell table:style-name="ce8" table:formula="of:=IF([Original.Y23] = &quot;&quot;;&quot;&quot;;[Original.Y23]+[Original.DS23])" office:value-type="float" office:value="-16">
            <text:p>-16</text:p>
          </table:table-cell>
          <table:table-cell table:style-name="ce8" table:formula="of:=IF([Original.Z23] = &quot;&quot;;&quot;&quot;;[Original.Z23]+[Original.DT23])" office:value-type="float" office:value="-13">
            <text:p>-13</text:p>
          </table:table-cell>
          <table:table-cell table:style-name="ce8" office:value-type="float" office:value="-9">
            <text:p>-9</text:p>
          </table:table-cell>
          <table:table-cell table:style-name="ce8" table:formula="of:=IF([Original.AB23] = &quot;&quot;;&quot;&quot;;[Original.AB23]+[Original.DV23])" office:value-type="float" office:value="0">
            <text:p>0</text:p>
          </table:table-cell>
          <table:table-cell table:style-name="ce8" table:formula="of:=IF([Original.AC23] = &quot;&quot;;&quot;&quot;;[Original.AC23]+[Original.DW23])" office:value-type="float" office:value="9">
            <text:p>9</text:p>
          </table:table-cell>
          <table:table-cell table:style-name="ce8" table:formula="of:=IF([Original.AD23] = &quot;&quot;;&quot;&quot;;[Original.AD23])" office:value-type="float" office:value="-20">
            <text:p>-20</text:p>
          </table:table-cell>
          <table:table-cell table:style-name="ce8" table:formula="of:=IF([Original.AE23] = &quot;&quot;;&quot;&quot;;[Original.AE23]+[Original.DR23])" office:value-type="float" office:value="-30">
            <text:p>-30</text:p>
          </table:table-cell>
          <table:table-cell table:style-name="ce8" table:formula="of:=IF([Original.AF23] = &quot;&quot;;&quot;&quot;;[Original.AF23]+[Original.DS23])" office:value-type="float" office:value="-30">
            <text:p>-30</text:p>
          </table:table-cell>
          <table:table-cell table:style-name="ce8" table:formula="of:=IF([Original.AG23] = &quot;&quot;;&quot;&quot;;[Original.AG23]+[Original.DT23])" office:value-type="float" office:value="-27">
            <text:p>-27</text:p>
          </table:table-cell>
          <table:table-cell table:style-name="ce8" table:formula="of:=IF([Original.AH23] = &quot;&quot;;&quot;&quot;;[Original.AH23]+[Original.DU23])" office:value-type="float" office:value="-25">
            <text:p>-25</text:p>
          </table:table-cell>
          <table:table-cell table:style-name="ce8" table:formula="of:=IF([Original.AI23] = &quot;&quot;;&quot;&quot;;[Original.AI23]+[Original.DV23])" office:value-type="float" office:value="-14">
            <text:p>-14</text:p>
          </table:table-cell>
          <table:table-cell table:style-name="ce8" table:formula="of:=IF([Original.AJ23] = &quot;&quot;;&quot;&quot;;[Original.AJ23]+[Original.DW23])" office:value-type="float" office:value="-5">
            <text:p>-5</text:p>
          </table:table-cell>
          <table:table-cell table:style-name="ce8" table:formula="of:=IF([Original.AK23] = &quot;&quot;;&quot;&quot;;[Original.AK23])" office:value-type="float" office:value="0">
            <text:p>0</text:p>
          </table:table-cell>
          <table:table-cell table:style-name="ce8" table:formula="of:=IF([Original.AL23] = &quot;&quot;;&quot;&quot;;[Original.AL23]+[Original.DR23])" office:value-type="float" office:value="-52">
            <text:p>-52</text:p>
          </table:table-cell>
          <table:table-cell table:style-name="ce8" table:formula="of:=IF([Original.AM23] = &quot;&quot;;&quot;&quot;;[Original.AM23]+[Original.DS23])" office:value-type="float" office:value="-52">
            <text:p>-52</text:p>
          </table:table-cell>
          <table:table-cell table:style-name="ce8" table:formula="of:=IF([Original.AN23] = &quot;&quot;;&quot;&quot;;[Original.AN23]+[Original.DT23])" office:value-type="float" office:value="-49">
            <text:p>-49</text:p>
          </table:table-cell>
          <table:table-cell table:style-name="ce8" table:formula="of:=IF([Original.AO23] = &quot;&quot;;&quot;&quot;;[Original.AO23]+[Original.DU23])" office:value-type="float" office:value="-47">
            <text:p>-47</text:p>
          </table:table-cell>
          <table:table-cell table:style-name="ce8" table:formula="of:=IF([Original.AP23] = &quot;&quot;;&quot;&quot;;[Original.AP23]+[Original.DV23])" office:value-type="float" office:value="-36">
            <text:p>-36</text:p>
          </table:table-cell>
          <table:table-cell table:style-name="ce8" table:formula="of:=IF([Original.AQ23] = &quot;&quot;;&quot;&quot;;[Original.AQ23]+[Original.DW23])" office:value-type="float" office:value="-27">
            <text:p>-27</text:p>
          </table:table-cell>
          <table:table-cell table:style-name="ce8" table:formula="of:=IF([Original.AR23] = &quot;&quot;;&quot;&quot;;[Original.AR23])" office:value-type="float" office:value="-56">
            <text:p>-56</text:p>
          </table:table-cell>
          <table:table-cell table:style-name="ce8" table:formula="of:=IF([Original.AS23] = &quot;&quot;;&quot;&quot;;[Original.AS23]+[Original.DR23])" office:value-type="float" office:value="-90">
            <text:p>-90</text:p>
          </table:table-cell>
          <table:table-cell table:style-name="ce8" table:formula="of:=IF([Original.AT23] = &quot;&quot;;&quot;&quot;;[Original.AT23]+[Original.DS23])" office:value-type="float" office:value="-90">
            <text:p>-90</text:p>
          </table:table-cell>
          <table:table-cell table:style-name="ce8" table:formula="of:=IF([Original.AU23] = &quot;&quot;;&quot;&quot;;[Original.AU23]+[Original.DT23])" office:value-type="float" office:value="-87">
            <text:p>-87</text:p>
          </table:table-cell>
          <table:table-cell table:style-name="ce8" table:formula="of:=IF([Original.AV23] = &quot;&quot;;&quot;&quot;;[Original.AV23]+[Original.DU23])" office:value-type="float" office:value="-85">
            <text:p>-85</text:p>
          </table:table-cell>
          <table:table-cell table:style-name="ce8" table:formula="of:=IF([Original.AW23] = &quot;&quot;;&quot;&quot;;[Original.AW23]+[Original.DV23])" office:value-type="float" office:value="-74">
            <text:p>-74</text:p>
          </table:table-cell>
          <table:table-cell table:style-name="ce8" table:formula="of:=IF([Original.AX23] = &quot;&quot;;&quot;&quot;;[Original.AX23]+[Original.DW23])" office:value-type="float" office:value="-65">
            <text:p>-65</text:p>
          </table:table-cell>
          <table:table-cell table:style-name="ce8" table:formula="of:=IF([Original.AY23] = &quot;&quot;;&quot;&quot;;[Original.AY23])" office:value-type="float" office:value="-94">
            <text:p>-94</text:p>
          </table:table-cell>
          <table:table-cell table:style-name="ce8" table:formula="of:=IF([Original.AZ23] = &quot;&quot;;&quot;&quot;;[Original.AZ23]+[Original.DR23])" office:value-type="float" office:value="-154">
            <text:p>-154</text:p>
          </table:table-cell>
          <table:table-cell table:style-name="ce8" table:formula="of:=IF([Original.BA23] = &quot;&quot;;&quot;&quot;;[Original.BA23]+[Original.DS23])" office:value-type="float" office:value="-154">
            <text:p>-154</text:p>
          </table:table-cell>
          <table:table-cell table:style-name="ce8" table:formula="of:=IF([Original.BB23] = &quot;&quot;;&quot;&quot;;[Original.BB23]+[Original.DT23])" office:value-type="float" office:value="-151">
            <text:p>-151</text:p>
          </table:table-cell>
          <table:table-cell table:style-name="ce8" table:formula="of:=IF([Original.BC23] = &quot;&quot;;&quot;&quot;;[Original.BC23]+[Original.DU23])" office:value-type="float" office:value="-149">
            <text:p>-149</text:p>
          </table:table-cell>
          <table:table-cell table:style-name="ce8" table:formula="of:=IF([Original.BD23] = &quot;&quot;;&quot;&quot;;[Original.BD23]+[Original.DV23])" office:value-type="float" office:value="-138">
            <text:p>-138</text:p>
          </table:table-cell>
          <table:table-cell table:style-name="ce8" table:formula="of:=IF([Original.BE23] = &quot;&quot;;&quot;&quot;;[Original.BE23]+[Original.DW23])" office:value-type="float" office:value="-129">
            <text:p>-129</text:p>
          </table:table-cell>
          <table:table-cell table:style-name="ce8" table:formula="of:=IF([Original.BF23] = &quot;&quot;;&quot;&quot;;[Original.BF23])" office:value-type="float" office:value="-158">
            <text:p>-158</text:p>
          </table:table-cell>
          <table:table-cell table:style-name="ce8" table:formula="of:=IF([Original.BG23] = &quot;&quot;;&quot;&quot;;[Original.BG23]+[Original.DR23])" office:value-type="float" office:value="-214">
            <text:p>-214</text:p>
          </table:table-cell>
          <table:table-cell table:style-name="ce8" table:formula="of:=IF([Original.BH23] = &quot;&quot;;&quot;&quot;;[Original.BH23]+[Original.DS23])" office:value-type="float" office:value="-214">
            <text:p>-214</text:p>
          </table:table-cell>
          <table:table-cell table:style-name="ce8" table:formula="of:=IF([Original.BI23] = &quot;&quot;;&quot;&quot;;[Original.BI23]+[Original.DT23])" office:value-type="float" office:value="-211">
            <text:p>-211</text:p>
          </table:table-cell>
          <table:table-cell table:style-name="ce8" table:formula="of:=IF([Original.BJ23] = &quot;&quot;;&quot;&quot;;[Original.BJ23]+[Original.DU23])" office:value-type="float" office:value="-209">
            <text:p>-209</text:p>
          </table:table-cell>
          <table:table-cell table:style-name="ce8" table:formula="of:=IF([Original.BK23] = &quot;&quot;;&quot;&quot;;[Original.BK23]+[Original.DV23])" office:value-type="float" office:value="-198">
            <text:p>-198</text:p>
          </table:table-cell>
          <table:table-cell table:style-name="ce8" table:formula="of:=IF([Original.BL23] = &quot;&quot;;&quot;&quot;;[Original.BL23]+[Original.DW23])" office:value-type="float" office:value="-189">
            <text:p>-189</text:p>
          </table:table-cell>
          <table:table-cell table:style-name="ce8" table:formula="of:=IF([Original.BM23] = &quot;&quot;;&quot;&quot;;[Original.BM23])" office:value-type="float" office:value="-218">
            <text:p>-218</text:p>
          </table:table-cell>
          <table:table-cell table:style-name="ce8" table:formula="of:=IF([Original.BN23] = &quot;&quot;;&quot;&quot;;[Original.BN23]+[Original.DR23])" office:value-type="float" office:value="-311">
            <text:p>-311</text:p>
          </table:table-cell>
          <table:table-cell table:style-name="ce8" table:formula="of:=IF([Original.BO23] = &quot;&quot;;&quot;&quot;;[Original.BO23]+[Original.DS23])" office:value-type="float" office:value="-311">
            <text:p>-311</text:p>
          </table:table-cell>
          <table:table-cell table:style-name="ce8" table:formula="of:=IF([Original.BP23] = &quot;&quot;;&quot;&quot;;[Original.BP23]+[Original.DT23])" office:value-type="float" office:value="-308">
            <text:p>-308</text:p>
          </table:table-cell>
          <table:table-cell table:style-name="ce8" table:formula="of:=IF([Original.BQ23] = &quot;&quot;;&quot;&quot;;[Original.BQ23]+[Original.DU23])" office:value-type="float" office:value="-306">
            <text:p>-306</text:p>
          </table:table-cell>
          <table:table-cell table:style-name="ce8" table:formula="of:=IF([Original.BR23] = &quot;&quot;;&quot;&quot;;[Original.BR23]+[Original.DV23])" office:value-type="float" office:value="-295">
            <text:p>-295</text:p>
          </table:table-cell>
          <table:table-cell table:style-name="ce8" table:formula="of:=IF([Original.BS23] = &quot;&quot;;&quot;&quot;;[Original.BS23]+[Original.DW23])" office:value-type="float" office:value="-286">
            <text:p>-286</text:p>
          </table:table-cell>
          <table:table-cell table:style-name="ce8" table:formula="of:=IF([Original.BT23] = &quot;&quot;;&quot;&quot;;[Original.BT23])" office:value-type="float" office:value="-315">
            <text:p>-315</text:p>
          </table:table-cell>
          <table:table-cell table:style-name="ce8" table:formula="of:=IF([Original.BU23] = &quot;&quot;;&quot;&quot;;[Original.BU23]+[Original.DR23])" office:value-type="float" office:value="-381">
            <text:p>-381</text:p>
          </table:table-cell>
          <table:table-cell table:style-name="ce8" table:formula="of:=IF([Original.BV23] = &quot;&quot;;&quot;&quot;;[Original.BV23]+[Original.DS23])" office:value-type="float" office:value="-381">
            <text:p>-381</text:p>
          </table:table-cell>
          <table:table-cell table:style-name="ce8" table:formula="of:=IF([Original.BW23] = &quot;&quot;;&quot;&quot;;[Original.BW23]+[Original.DT23])" office:value-type="float" office:value="-378">
            <text:p>-378</text:p>
          </table:table-cell>
          <table:table-cell table:style-name="ce8" table:formula="of:=IF([Original.BX23] = &quot;&quot;;&quot;&quot;;[Original.BX23]+[Original.DU23])" office:value-type="float" office:value="-376">
            <text:p>-376</text:p>
          </table:table-cell>
          <table:table-cell table:style-name="ce8" table:formula="of:=IF([Original.BY23] = &quot;&quot;;&quot;&quot;;[Original.BY23]+[Original.DV23])" office:value-type="float" office:value="-365">
            <text:p>-365</text:p>
          </table:table-cell>
          <table:table-cell table:style-name="ce8" table:formula="of:=IF([Original.BZ23] = &quot;&quot;;&quot;&quot;;[Original.BZ23]+[Original.DW23])" office:value-type="float" office:value="-356">
            <text:p>-356</text:p>
          </table:table-cell>
          <table:table-cell table:style-name="ce8" table:formula="of:=IF([Original.CA23] = &quot;&quot;;&quot;&quot;;[Original.CA23])" office:value-type="float" office:value="-385">
            <text:p>-385</text:p>
          </table:table-cell>
          <table:table-cell table:style-name="ce8" table:formula="of:=IF([Original.CB23] = &quot;&quot;;&quot;&quot;;[Original.CB23]+[Original.DR23])" office:value-type="float" office:value="-471">
            <text:p>-471</text:p>
          </table:table-cell>
          <table:table-cell table:style-name="ce8" table:formula="of:=IF([Original.CC23] = &quot;&quot;;&quot;&quot;;[Original.CC23]+[Original.DS23])" office:value-type="float" office:value="-471">
            <text:p>-471</text:p>
          </table:table-cell>
          <table:table-cell table:style-name="ce8" table:formula="of:=IF([Original.CD23] = &quot;&quot;;&quot;&quot;;[Original.CD23]+[Original.DT23])" office:value-type="float" office:value="-468">
            <text:p>-468</text:p>
          </table:table-cell>
          <table:table-cell table:style-name="ce8" table:formula="of:=IF([Original.CE23] = &quot;&quot;;&quot;&quot;;[Original.CE23]+[Original.DU23])" office:value-type="float" office:value="-466">
            <text:p>-466</text:p>
          </table:table-cell>
          <table:table-cell table:style-name="ce8" table:formula="of:=IF([Original.CF23] = &quot;&quot;;&quot;&quot;;[Original.CF23]+[Original.DV23])" office:value-type="float" office:value="-455">
            <text:p>-455</text:p>
          </table:table-cell>
          <table:table-cell table:style-name="ce8" table:formula="of:=IF([Original.CG23] = &quot;&quot;;&quot;&quot;;[Original.CG23]+[Original.DW23])" office:value-type="float" office:value="-446">
            <text:p>-446</text:p>
          </table:table-cell>
          <table:table-cell table:style-name="ce8" table:formula="of:=IF([Original.CH23] = &quot;&quot;;&quot;&quot;;[Original.CH23])" office:value-type="float" office:value="-475">
            <text:p>-475</text:p>
          </table:table-cell>
          <table:table-cell table:style-name="ce8" table:formula="of:=IF([Original.CI23] = &quot;&quot;;&quot;&quot;;[Original.CI23]+[Original.DR23])" office:value-type="float" office:value="-576">
            <text:p>-576</text:p>
          </table:table-cell>
          <table:table-cell table:style-name="ce8" table:formula="of:=IF([Original.CJ23] = &quot;&quot;;&quot;&quot;;[Original.CJ23]+[Original.DS23])" office:value-type="float" office:value="-576">
            <text:p>-576</text:p>
          </table:table-cell>
          <table:table-cell table:style-name="ce8" table:formula="of:=IF([Original.CK23] = &quot;&quot;;&quot;&quot;;[Original.CK23]+[Original.DT23])" office:value-type="float" office:value="-573">
            <text:p>-573</text:p>
          </table:table-cell>
          <table:table-cell table:style-name="ce8" table:formula="of:=IF([Original.CL23] = &quot;&quot;;&quot;&quot;;[Original.CL23]+[Original.DU23])" office:value-type="float" office:value="-571">
            <text:p>-571</text:p>
          </table:table-cell>
          <table:table-cell table:style-name="ce8" table:formula="of:=IF([Original.CM23] = &quot;&quot;;&quot;&quot;;[Original.CM23]+[Original.DV23])" office:value-type="float" office:value="-560">
            <text:p>-560</text:p>
          </table:table-cell>
          <table:table-cell table:style-name="ce8" table:formula="of:=IF([Original.CN23] = &quot;&quot;;&quot;&quot;;[Original.CN23]+[Original.DW23])" office:value-type="float" office:value="-551">
            <text:p>-551</text:p>
          </table:table-cell>
          <table:table-cell table:style-name="ce8" table:formula="of:=IF([Original.CO23] = &quot;&quot;;&quot;&quot;;[Original.CO23])" office:value-type="float" office:value="-580">
            <text:p>-580</text:p>
          </table:table-cell>
          <table:table-cell table:style-name="ce8" table:formula="of:=IF([Original.CP23] = &quot;&quot;;&quot;&quot;;[Original.CP23]+[Original.DR23])" office:value-type="float" office:value="-706">
            <text:p>-706</text:p>
          </table:table-cell>
          <table:table-cell table:style-name="ce8" table:formula="of:=IF([Original.CQ23] = &quot;&quot;;&quot;&quot;;[Original.CQ23]+[Original.DS23])" office:value-type="float" office:value="-706">
            <text:p>-706</text:p>
          </table:table-cell>
          <table:table-cell table:style-name="ce8" table:formula="of:=IF([Original.CR23] = &quot;&quot;;&quot;&quot;;[Original.CR23]+[Original.DT23])" office:value-type="float" office:value="-703">
            <text:p>-703</text:p>
          </table:table-cell>
          <table:table-cell table:style-name="ce8" table:formula="of:=IF([Original.CS23] = &quot;&quot;;&quot;&quot;;[Original.CS23]+[Original.DU23])" office:value-type="float" office:value="-701">
            <text:p>-701</text:p>
          </table:table-cell>
          <table:table-cell table:style-name="ce8" table:formula="of:=IF([Original.CT23] = &quot;&quot;;&quot;&quot;;[Original.CT23]+[Original.DV23])" office:value-type="float" office:value="-690">
            <text:p>-690</text:p>
          </table:table-cell>
          <table:table-cell table:style-name="ce8" table:formula="of:=IF([Original.CU23] = &quot;&quot;;&quot;&quot;;[Original.CU23]+[Original.DW23])" office:value-type="float" office:value="-681">
            <text:p>-681</text:p>
          </table:table-cell>
          <table:table-cell table:style-name="ce8" table:formula="of:=IF([Original.CV23] = &quot;&quot;;&quot;&quot;;[Original.CV23])" office:value-type="float" office:value="-710">
            <text:p>-710</text:p>
          </table:table-cell>
          <table:table-cell table:style-name="ce8" table:formula="of:=IF([Original.CW23] = &quot;&quot;;&quot;&quot;;[Original.CW23]+[Original.DR23])" office:value-type="float" office:value="-916">
            <text:p>-916</text:p>
          </table:table-cell>
          <table:table-cell table:style-name="ce8" table:formula="of:=IF([Original.CX23] = &quot;&quot;;&quot;&quot;;[Original.CX23]+[Original.DS23])" office:value-type="float" office:value="-916">
            <text:p>-916</text:p>
          </table:table-cell>
          <table:table-cell table:style-name="ce8" table:formula="of:=IF([Original.CY23] = &quot;&quot;;&quot;&quot;;[Original.CY23]+[Original.DT23])" office:value-type="float" office:value="-913">
            <text:p>-913</text:p>
          </table:table-cell>
          <table:table-cell table:style-name="ce8" table:formula="of:=IF([Original.CZ23] = &quot;&quot;;&quot;&quot;;[Original.CZ23]+[Original.DU23])" office:value-type="float" office:value="-911">
            <text:p>-911</text:p>
          </table:table-cell>
          <table:table-cell table:style-name="ce8" table:formula="of:=IF([Original.DA23] = &quot;&quot;;&quot;&quot;;[Original.DA23]+[Original.DV23])" office:value-type="float" office:value="-900">
            <text:p>-900</text:p>
          </table:table-cell>
          <table:table-cell table:style-name="ce8" table:formula="of:=IF([Original.DB23] = &quot;&quot;;&quot;&quot;;[Original.DB23]+[Original.DW23])" office:value-type="float" office:value="-891">
            <text:p>-891</text:p>
          </table:table-cell>
          <table:table-cell table:style-name="ce8" table:formula="of:=IF([Original.DC23] = &quot;&quot;;&quot;&quot;;[Original.DC23])" office:value-type="float" office:value="-920">
            <text:p>-920</text:p>
          </table:table-cell>
          <table:table-cell table:style-name="ce8" table:formula="of:=IF([Original.DD23] = &quot;&quot;;&quot;&quot;;[Original.DD23]+[Original.DR23])" office:value-type="float" office:value="-1196">
            <text:p>-1196</text:p>
          </table:table-cell>
          <table:table-cell table:style-name="ce8" table:formula="of:=IF([Original.DE23] = &quot;&quot;;&quot;&quot;;[Original.DE23]+[Original.DS23])" office:value-type="float" office:value="-1196">
            <text:p>-1196</text:p>
          </table:table-cell>
          <table:table-cell table:style-name="ce8" table:formula="of:=IF([Original.DF23] = &quot;&quot;;&quot;&quot;;[Original.DF23]+[Original.DT23])" office:value-type="float" office:value="-1193">
            <text:p>-1193</text:p>
          </table:table-cell>
          <table:table-cell table:style-name="ce8" table:formula="of:=IF([Original.DG23] = &quot;&quot;;&quot;&quot;;[Original.DG23]+[Original.DU23])" office:value-type="float" office:value="-1191">
            <text:p>-1191</text:p>
          </table:table-cell>
          <table:table-cell table:style-name="ce8" table:formula="of:=IF([Original.DH23] = &quot;&quot;;&quot;&quot;;[Original.DH23]+[Original.DV23])" office:value-type="float" office:value="-1180">
            <text:p>-1180</text:p>
          </table:table-cell>
          <table:table-cell table:style-name="ce8" table:formula="of:=IF([Original.DI23] = &quot;&quot;;&quot;&quot;;[Original.DI23]+[Original.DW23])" office:value-type="float" office:value="-1171">
            <text:p>-1171</text:p>
          </table:table-cell>
          <table:table-cell table:style-name="ce8" table:formula="of:=IF([Original.DJ23] = &quot;&quot;;&quot;&quot;;[Original.DJ23])" office:value-type="float" office:value="-1200">
            <text:p>-1200</text:p>
          </table:table-cell>
          <table:table-cell table:style-name="ce8" table:formula="of:=IF([Original.DK23] = &quot;&quot;;&quot;&quot;;[Original.DK23]+[Original.DR23])" office:value-type="float" office:value="-1546">
            <text:p>-1546</text:p>
          </table:table-cell>
          <table:table-cell table:style-name="ce8" table:formula="of:=IF([Original.DL23] = &quot;&quot;;&quot;&quot;;[Original.DL23]+[Original.DS23])" office:value-type="float" office:value="-1546">
            <text:p>-1546</text:p>
          </table:table-cell>
          <table:table-cell table:style-name="ce8" table:formula="of:=IF([Original.DM23] = &quot;&quot;;&quot;&quot;;[Original.DM23]+[Original.DT23])" office:value-type="float" office:value="-1543">
            <text:p>-1543</text:p>
          </table:table-cell>
          <table:table-cell table:style-name="ce8" table:formula="of:=IF([Original.DN23] = &quot;&quot;;&quot;&quot;;[Original.DN23]+[Original.DU23])" office:value-type="float" office:value="-1541">
            <text:p>-1541</text:p>
          </table:table-cell>
          <table:table-cell table:style-name="ce8" table:formula="of:=IF([Original.DO23] = &quot;&quot;;&quot;&quot;;[Original.DO23]+[Original.DV23])" office:value-type="float" office:value="-1530">
            <text:p>-1530</text:p>
          </table:table-cell>
          <table:table-cell table:style-name="ce8" table:formula="of:=IF([Original.DP23] = &quot;&quot;;&quot;&quot;;[Original.DP23]+[Original.DW23])" office:value-type="float" office:value="-1521">
            <text:p>-1521</text:p>
          </table:table-cell>
          <table:table-cell table:style-name="ce17" table:formula="of:=IF([Original.DQ23] = &quot;&quot;;&quot;&quot;;[Original.DQ23])" office:value-type="float" office:value="-1550">
            <text:p>-1550</text:p>
          </table:table-cell>
          <table:table-cell table:number-columns-repeated="820"/>
        </table:table-row>
        <table:table-row table:style-name="ro1">
          <table:table-cell table:style-name="ce21" table:formula="of:=IF([Original.A24] = &quot;&quot;;&quot;&quot;;[Original.A24])" office:value-type="float" office:value="315">
            <text:p>315</text:p>
          </table:table-cell>
          <table:table-cell table:style-name="ce8" table:formula="of:=IF([Original.B24] = &quot;&quot;;&quot;&quot;;[Original.B24])" office:value-type="float" office:value="1050">
            <text:p>1050</text:p>
          </table:table-cell>
          <table:table-cell table:style-name="ce8" table:formula="of:=IF([Original.C24] = &quot;&quot;;&quot;&quot;;[Original.C24])" office:value-type="float" office:value="540">
            <text:p>540</text:p>
          </table:table-cell>
          <table:table-cell table:style-name="ce8" table:formula="of:=IF([Original.D24] = &quot;&quot;;&quot;&quot;;[Original.D24])" office:value-type="float" office:value="330">
            <text:p>330</text:p>
          </table:table-cell>
          <table:table-cell table:style-name="ce8" table:formula="of:=IF([Original.E24] = &quot;&quot;;&quot;&quot;;[Original.E24])" office:value-type="string" office:string-value="u">
            <text:p>u</text:p>
          </table:table-cell>
          <table:table-cell table:style-name="ce8" table:formula="of:=IF([Original.F24] = &quot;&quot;;&quot;&quot;;[Original.F24])" office:value-type="float" office:value="190">
            <text:p>190</text:p>
          </table:table-cell>
          <table:table-cell table:style-name="ce8" table:formula="of:=IF([Original.G24] = &quot;&quot;;&quot;&quot;;[Original.G24])" office:value-type="float" office:value="110">
            <text:p>110</text:p>
          </table:table-cell>
          <table:table-cell table:style-name="ce8" table:formula="of:=IF([Original.H24] = &quot;&quot;;&quot;&quot;;[Original.H24])" office:value-type="string" office:string-value="u">
            <text:p>u</text:p>
          </table:table-cell>
          <table:table-cell table:style-name="ce8" table:formula="of:=IF([Original.I24] = &quot;&quot;;&quot;&quot;;[Original.I24])" office:value-type="float" office:value="56">
            <text:p>56</text:p>
          </table:table-cell>
          <table:table-cell table:style-name="ce8" table:formula="of:=IF([Original.J24] = &quot;&quot;;&quot;&quot;;[Original.J24])" office:value-type="string" office:string-value="u">
            <text:p>u</text:p>
          </table:table-cell>
          <table:table-cell table:style-name="ce8" table:formula="of:=IF([Original.K24] = &quot;&quot;;&quot;&quot;;[Original.K24])" office:value-type="float" office:value="17">
            <text:p>17</text:p>
          </table:table-cell>
          <table:table-cell table:style-name="ce8" table:formula="of:=IF([Original.L24] = &quot;&quot;;&quot;&quot;;[Original.L24])" office:value-type="float" office:value="0">
            <text:p>0</text:p>
          </table:table-cell>
          <table:table-cell table:style-name="ce8" table:formula="of:=IF([Original.M24] = &quot;&quot;;&quot;&quot;;[Original.M24])" office:value-type="string" office:string-value="JS">
            <text:p>JS</text:p>
          </table:table-cell>
          <table:table-cell table:style-name="ce8" table:formula="of:=IF([Original.N24] = &quot;&quot;;&quot;&quot;;[Original.N24])" office:value-type="float" office:value="25">
            <text:p>25</text:p>
          </table:table-cell>
          <table:table-cell table:style-name="ce8" table:formula="of:=IF([Original.O24] = &quot;&quot;;&quot;&quot;;[Original.O24])" office:value-type="float" office:value="36">
            <text:p>36</text:p>
          </table:table-cell>
          <table:table-cell table:style-name="ce8" table:formula="of:=IF([Original.P24] = &quot;&quot;;&quot;&quot;;[Original.P24])" office:value-type="float" office:value="55">
            <text:p>55</text:p>
          </table:table-cell>
          <table:table-cell table:style-name="ce8" table:formula="of:=IF([Original.Q24] = &quot;&quot;;&quot;&quot;;[Original.Q24]+[Original.DR24])" office:value-type="float" office:value="0">
            <text:p>0</text:p>
          </table:table-cell>
          <table:table-cell table:style-name="ce8" table:formula="of:=IF([Original.R24] = &quot;&quot;;&quot;&quot;;[Original.R24]+[Original.DS24])" office:value-type="float" office:value="0">
            <text:p>0</text:p>
          </table:table-cell>
          <table:table-cell table:style-name="ce8" table:formula="of:=IF([Original.S24] = &quot;&quot;;&quot;&quot;;[Original.S24]+[Original.DT24])" office:value-type="float" office:value="3">
            <text:p>3</text:p>
          </table:table-cell>
          <table:table-cell table:style-name="ce8" table:formula="of:=IF([Original.T24] = &quot;&quot;;&quot;&quot;;[Original.T24]+[Original.DU24])" office:value-type="float" office:value="5">
            <text:p>5</text:p>
          </table:table-cell>
          <table:table-cell table:style-name="ce8" table:formula="of:=IF([Original.U24] = &quot;&quot;;&quot;&quot;;[Original.U24]+[Original.DV24])" office:value-type="float" office:value="16">
            <text:p>16</text:p>
          </table:table-cell>
          <table:table-cell table:style-name="ce8" table:formula="of:=IF([Original.V24] = &quot;&quot;;&quot;&quot;;[Original.V24]+[Original.DW24])" office:value-type="float" office:value="25">
            <text:p>25</text:p>
          </table:table-cell>
          <table:table-cell table:style-name="ce8" table:formula="of:=IF([Original.W24] = &quot;&quot;;&quot;&quot;;[Original.W24])" office:value-type="string" office:string-value="u">
            <text:p>u</text:p>
          </table:table-cell>
          <table:table-cell table:style-name="ce8" table:formula="of:=IF([Original.X24] = &quot;&quot;;&quot;&quot;;[Original.X24]+[Original.DR24])" office:value-type="float" office:value="-16">
            <text:p>-16</text:p>
          </table:table-cell>
          <table:table-cell table:style-name="ce8" table:formula="of:=IF([Original.Y24] = &quot;&quot;;&quot;&quot;;[Original.Y24]+[Original.DS24])" office:value-type="float" office:value="-16">
            <text:p>-16</text:p>
          </table:table-cell>
          <table:table-cell table:style-name="ce8" table:formula="of:=IF([Original.Z24] = &quot;&quot;;&quot;&quot;;[Original.Z24]+[Original.DT24])" office:value-type="float" office:value="-13">
            <text:p>-13</text:p>
          </table:table-cell>
          <table:table-cell table:style-name="ce8" office:value-type="float" office:value="-9">
            <text:p>-9</text:p>
          </table:table-cell>
          <table:table-cell table:style-name="ce8" table:formula="of:=IF([Original.AB24] = &quot;&quot;;&quot;&quot;;[Original.AB24]+[Original.DV24])" office:value-type="float" office:value="0">
            <text:p>0</text:p>
          </table:table-cell>
          <table:table-cell table:style-name="ce8" table:formula="of:=IF([Original.AC24] = &quot;&quot;;&quot;&quot;;[Original.AC24]+[Original.DW24])" office:value-type="float" office:value="9">
            <text:p>9</text:p>
          </table:table-cell>
          <table:table-cell table:style-name="ce8" table:formula="of:=IF([Original.AD24] = &quot;&quot;;&quot;&quot;;[Original.AD24])" office:value-type="float" office:value="-20">
            <text:p>-20</text:p>
          </table:table-cell>
          <table:table-cell table:style-name="ce8" table:formula="of:=IF([Original.AE24] = &quot;&quot;;&quot;&quot;;[Original.AE24]+[Original.DR24])" office:value-type="float" office:value="-30">
            <text:p>-30</text:p>
          </table:table-cell>
          <table:table-cell table:style-name="ce8" table:formula="of:=IF([Original.AF24] = &quot;&quot;;&quot;&quot;;[Original.AF24]+[Original.DS24])" office:value-type="float" office:value="-30">
            <text:p>-30</text:p>
          </table:table-cell>
          <table:table-cell table:style-name="ce8" table:formula="of:=IF([Original.AG24] = &quot;&quot;;&quot;&quot;;[Original.AG24]+[Original.DT24])" office:value-type="float" office:value="-27">
            <text:p>-27</text:p>
          </table:table-cell>
          <table:table-cell table:style-name="ce8" table:formula="of:=IF([Original.AH24] = &quot;&quot;;&quot;&quot;;[Original.AH24]+[Original.DU24])" office:value-type="float" office:value="-25">
            <text:p>-25</text:p>
          </table:table-cell>
          <table:table-cell table:style-name="ce8" table:formula="of:=IF([Original.AI24] = &quot;&quot;;&quot;&quot;;[Original.AI24]+[Original.DV24])" office:value-type="float" office:value="-14">
            <text:p>-14</text:p>
          </table:table-cell>
          <table:table-cell table:style-name="ce8" table:formula="of:=IF([Original.AJ24] = &quot;&quot;;&quot;&quot;;[Original.AJ24]+[Original.DW24])" office:value-type="float" office:value="-5">
            <text:p>-5</text:p>
          </table:table-cell>
          <table:table-cell table:style-name="ce8" table:formula="of:=IF([Original.AK24] = &quot;&quot;;&quot;&quot;;[Original.AK24])" office:value-type="float" office:value="0">
            <text:p>0</text:p>
          </table:table-cell>
          <table:table-cell table:style-name="ce8" table:formula="of:=IF([Original.AL24] = &quot;&quot;;&quot;&quot;;[Original.AL24]+[Original.DR24])" office:value-type="float" office:value="-52">
            <text:p>-52</text:p>
          </table:table-cell>
          <table:table-cell table:style-name="ce8" table:formula="of:=IF([Original.AM24] = &quot;&quot;;&quot;&quot;;[Original.AM24]+[Original.DS24])" office:value-type="float" office:value="-52">
            <text:p>-52</text:p>
          </table:table-cell>
          <table:table-cell table:style-name="ce8" table:formula="of:=IF([Original.AN24] = &quot;&quot;;&quot;&quot;;[Original.AN24]+[Original.DT24])" office:value-type="float" office:value="-49">
            <text:p>-49</text:p>
          </table:table-cell>
          <table:table-cell table:style-name="ce8" table:formula="of:=IF([Original.AO24] = &quot;&quot;;&quot;&quot;;[Original.AO24]+[Original.DU24])" office:value-type="float" office:value="-47">
            <text:p>-47</text:p>
          </table:table-cell>
          <table:table-cell table:style-name="ce8" table:formula="of:=IF([Original.AP24] = &quot;&quot;;&quot;&quot;;[Original.AP24]+[Original.DV24])" office:value-type="float" office:value="-36">
            <text:p>-36</text:p>
          </table:table-cell>
          <table:table-cell table:style-name="ce8" table:formula="of:=IF([Original.AQ24] = &quot;&quot;;&quot;&quot;;[Original.AQ24]+[Original.DW24])" office:value-type="float" office:value="-27">
            <text:p>-27</text:p>
          </table:table-cell>
          <table:table-cell table:style-name="ce8" table:formula="of:=IF([Original.AR24] = &quot;&quot;;&quot;&quot;;[Original.AR24])" office:value-type="float" office:value="-56">
            <text:p>-56</text:p>
          </table:table-cell>
          <table:table-cell table:style-name="ce8" table:formula="of:=IF([Original.AS24] = &quot;&quot;;&quot;&quot;;[Original.AS24]+[Original.DR24])" office:value-type="float" office:value="-94">
            <text:p>-94</text:p>
          </table:table-cell>
          <table:table-cell table:style-name="ce8" table:formula="of:=IF([Original.AT24] = &quot;&quot;;&quot;&quot;;[Original.AT24]+[Original.DS24])" office:value-type="float" office:value="-94">
            <text:p>-94</text:p>
          </table:table-cell>
          <table:table-cell table:style-name="ce8" table:formula="of:=IF([Original.AU24] = &quot;&quot;;&quot;&quot;;[Original.AU24]+[Original.DT24])" office:value-type="float" office:value="-91">
            <text:p>-91</text:p>
          </table:table-cell>
          <table:table-cell table:style-name="ce8" table:formula="of:=IF([Original.AV24] = &quot;&quot;;&quot;&quot;;[Original.AV24]+[Original.DU24])" office:value-type="float" office:value="-89">
            <text:p>-89</text:p>
          </table:table-cell>
          <table:table-cell table:style-name="ce8" table:formula="of:=IF([Original.AW24] = &quot;&quot;;&quot;&quot;;[Original.AW24]+[Original.DV24])" office:value-type="float" office:value="-78">
            <text:p>-78</text:p>
          </table:table-cell>
          <table:table-cell table:style-name="ce8" table:formula="of:=IF([Original.AX24] = &quot;&quot;;&quot;&quot;;[Original.AX24]+[Original.DW24])" office:value-type="float" office:value="-69">
            <text:p>-69</text:p>
          </table:table-cell>
          <table:table-cell table:style-name="ce8" table:formula="of:=IF([Original.AY24] = &quot;&quot;;&quot;&quot;;[Original.AY24])" office:value-type="float" office:value="-98">
            <text:p>-98</text:p>
          </table:table-cell>
          <table:table-cell table:style-name="ce8" table:formula="of:=IF([Original.AZ24] = &quot;&quot;;&quot;&quot;;[Original.AZ24]+[Original.DR24])" office:value-type="float" office:value="-166">
            <text:p>-166</text:p>
          </table:table-cell>
          <table:table-cell table:style-name="ce8" table:formula="of:=IF([Original.BA24] = &quot;&quot;;&quot;&quot;;[Original.BA24]+[Original.DS24])" office:value-type="float" office:value="-166">
            <text:p>-166</text:p>
          </table:table-cell>
          <table:table-cell table:style-name="ce8" table:formula="of:=IF([Original.BB24] = &quot;&quot;;&quot;&quot;;[Original.BB24]+[Original.DT24])" office:value-type="float" office:value="-163">
            <text:p>-163</text:p>
          </table:table-cell>
          <table:table-cell table:style-name="ce8" table:formula="of:=IF([Original.BC24] = &quot;&quot;;&quot;&quot;;[Original.BC24]+[Original.DU24])" office:value-type="float" office:value="-161">
            <text:p>-161</text:p>
          </table:table-cell>
          <table:table-cell table:style-name="ce8" table:formula="of:=IF([Original.BD24] = &quot;&quot;;&quot;&quot;;[Original.BD24]+[Original.DV24])" office:value-type="float" office:value="-150">
            <text:p>-150</text:p>
          </table:table-cell>
          <table:table-cell table:style-name="ce8" table:formula="of:=IF([Original.BE24] = &quot;&quot;;&quot;&quot;;[Original.BE24]+[Original.DW24])" office:value-type="float" office:value="-141">
            <text:p>-141</text:p>
          </table:table-cell>
          <table:table-cell table:style-name="ce8" table:formula="of:=IF([Original.BF24] = &quot;&quot;;&quot;&quot;;[Original.BF24])" office:value-type="float" office:value="-170">
            <text:p>-170</text:p>
          </table:table-cell>
          <table:table-cell table:style-name="ce8" table:formula="of:=IF([Original.BG24] = &quot;&quot;;&quot;&quot;;[Original.BG24]+[Original.DR24])" office:value-type="float" office:value="-236">
            <text:p>-236</text:p>
          </table:table-cell>
          <table:table-cell table:style-name="ce8" table:formula="of:=IF([Original.BH24] = &quot;&quot;;&quot;&quot;;[Original.BH24]+[Original.DS24])" office:value-type="float" office:value="-236">
            <text:p>-236</text:p>
          </table:table-cell>
          <table:table-cell table:style-name="ce8" table:formula="of:=IF([Original.BI24] = &quot;&quot;;&quot;&quot;;[Original.BI24]+[Original.DT24])" office:value-type="float" office:value="-233">
            <text:p>-233</text:p>
          </table:table-cell>
          <table:table-cell table:style-name="ce8" table:formula="of:=IF([Original.BJ24] = &quot;&quot;;&quot;&quot;;[Original.BJ24]+[Original.DU24])" office:value-type="float" office:value="-231">
            <text:p>-231</text:p>
          </table:table-cell>
          <table:table-cell table:style-name="ce8" table:formula="of:=IF([Original.BK24] = &quot;&quot;;&quot;&quot;;[Original.BK24]+[Original.DV24])" office:value-type="float" office:value="-220">
            <text:p>-220</text:p>
          </table:table-cell>
          <table:table-cell table:style-name="ce8" table:formula="of:=IF([Original.BL24] = &quot;&quot;;&quot;&quot;;[Original.BL24]+[Original.DW24])" office:value-type="float" office:value="-211">
            <text:p>-211</text:p>
          </table:table-cell>
          <table:table-cell table:style-name="ce8" table:formula="of:=IF([Original.BM24] = &quot;&quot;;&quot;&quot;;[Original.BM24])" office:value-type="float" office:value="-240">
            <text:p>-240</text:p>
          </table:table-cell>
          <table:table-cell table:style-name="ce8" table:formula="of:=IF([Original.BN24] = &quot;&quot;;&quot;&quot;;[Original.BN24]+[Original.DR24])" office:value-type="float" office:value="-346">
            <text:p>-346</text:p>
          </table:table-cell>
          <table:table-cell table:style-name="ce8" table:formula="of:=IF([Original.BO24] = &quot;&quot;;&quot;&quot;;[Original.BO24]+[Original.DS24])" office:value-type="float" office:value="-346">
            <text:p>-346</text:p>
          </table:table-cell>
          <table:table-cell table:style-name="ce8" table:formula="of:=IF([Original.BP24] = &quot;&quot;;&quot;&quot;;[Original.BP24]+[Original.DT24])" office:value-type="float" office:value="-343">
            <text:p>-343</text:p>
          </table:table-cell>
          <table:table-cell table:style-name="ce8" table:formula="of:=IF([Original.BQ24] = &quot;&quot;;&quot;&quot;;[Original.BQ24]+[Original.DU24])" office:value-type="float" office:value="-341">
            <text:p>-341</text:p>
          </table:table-cell>
          <table:table-cell table:style-name="ce8" table:formula="of:=IF([Original.BR24] = &quot;&quot;;&quot;&quot;;[Original.BR24]+[Original.DV24])" office:value-type="float" office:value="-330">
            <text:p>-330</text:p>
          </table:table-cell>
          <table:table-cell table:style-name="ce8" table:formula="of:=IF([Original.BS24] = &quot;&quot;;&quot;&quot;;[Original.BS24]+[Original.DW24])" office:value-type="float" office:value="-321">
            <text:p>-321</text:p>
          </table:table-cell>
          <table:table-cell table:style-name="ce8" table:formula="of:=IF([Original.BT24] = &quot;&quot;;&quot;&quot;;[Original.BT24])" office:value-type="float" office:value="-350">
            <text:p>-350</text:p>
          </table:table-cell>
          <table:table-cell table:style-name="ce8" table:formula="of:=IF([Original.BU24] = &quot;&quot;;&quot;&quot;;[Original.BU24]+[Original.DR24])" office:value-type="float" office:value="-421">
            <text:p>-421</text:p>
          </table:table-cell>
          <table:table-cell table:style-name="ce8" table:formula="of:=IF([Original.BV24] = &quot;&quot;;&quot;&quot;;[Original.BV24]+[Original.DS24])" office:value-type="float" office:value="-421">
            <text:p>-421</text:p>
          </table:table-cell>
          <table:table-cell table:style-name="ce8" table:formula="of:=IF([Original.BW24] = &quot;&quot;;&quot;&quot;;[Original.BW24]+[Original.DT24])" office:value-type="float" office:value="-418">
            <text:p>-418</text:p>
          </table:table-cell>
          <table:table-cell table:style-name="ce8" table:formula="of:=IF([Original.BX24] = &quot;&quot;;&quot;&quot;;[Original.BX24]+[Original.DU24])" office:value-type="float" office:value="-416">
            <text:p>-416</text:p>
          </table:table-cell>
          <table:table-cell table:style-name="ce8" table:formula="of:=IF([Original.BY24] = &quot;&quot;;&quot;&quot;;[Original.BY24]+[Original.DV24])" office:value-type="float" office:value="-405">
            <text:p>-405</text:p>
          </table:table-cell>
          <table:table-cell table:style-name="ce8" table:formula="of:=IF([Original.BZ24] = &quot;&quot;;&quot;&quot;;[Original.BZ24]+[Original.DW24])" office:value-type="float" office:value="-396">
            <text:p>-396</text:p>
          </table:table-cell>
          <table:table-cell table:style-name="ce8" table:formula="of:=IF([Original.CA24] = &quot;&quot;;&quot;&quot;;[Original.CA24])" office:value-type="float" office:value="-425">
            <text:p>-425</text:p>
          </table:table-cell>
          <table:table-cell table:style-name="ce8" table:formula="of:=IF([Original.CB24] = &quot;&quot;;&quot;&quot;;[Original.CB24]+[Original.DR24])" office:value-type="float" office:value="-521">
            <text:p>-521</text:p>
          </table:table-cell>
          <table:table-cell table:style-name="ce8" table:formula="of:=IF([Original.CC24] = &quot;&quot;;&quot;&quot;;[Original.CC24]+[Original.DS24])" office:value-type="float" office:value="-521">
            <text:p>-521</text:p>
          </table:table-cell>
          <table:table-cell table:style-name="ce8" table:formula="of:=IF([Original.CD24] = &quot;&quot;;&quot;&quot;;[Original.CD24]+[Original.DT24])" office:value-type="float" office:value="-518">
            <text:p>-518</text:p>
          </table:table-cell>
          <table:table-cell table:style-name="ce8" table:formula="of:=IF([Original.CE24] = &quot;&quot;;&quot;&quot;;[Original.CE24]+[Original.DU24])" office:value-type="float" office:value="-516">
            <text:p>-516</text:p>
          </table:table-cell>
          <table:table-cell table:style-name="ce8" table:formula="of:=IF([Original.CF24] = &quot;&quot;;&quot;&quot;;[Original.CF24]+[Original.DV24])" office:value-type="float" office:value="-505">
            <text:p>-505</text:p>
          </table:table-cell>
          <table:table-cell table:style-name="ce8" table:formula="of:=IF([Original.CG24] = &quot;&quot;;&quot;&quot;;[Original.CG24]+[Original.DW24])" office:value-type="float" office:value="-496">
            <text:p>-496</text:p>
          </table:table-cell>
          <table:table-cell table:style-name="ce8" table:formula="of:=IF([Original.CH24] = &quot;&quot;;&quot;&quot;;[Original.CH24])" office:value-type="float" office:value="-525">
            <text:p>-525</text:p>
          </table:table-cell>
          <table:table-cell table:style-name="ce8" table:formula="of:=IF([Original.CI24] = &quot;&quot;;&quot;&quot;;[Original.CI24]+[Original.DR24])" office:value-type="float" office:value="-646">
            <text:p>-646</text:p>
          </table:table-cell>
          <table:table-cell table:style-name="ce8" table:formula="of:=IF([Original.CJ24] = &quot;&quot;;&quot;&quot;;[Original.CJ24]+[Original.DS24])" office:value-type="float" office:value="-646">
            <text:p>-646</text:p>
          </table:table-cell>
          <table:table-cell table:style-name="ce8" table:formula="of:=IF([Original.CK24] = &quot;&quot;;&quot;&quot;;[Original.CK24]+[Original.DT24])" office:value-type="float" office:value="-643">
            <text:p>-643</text:p>
          </table:table-cell>
          <table:table-cell table:style-name="ce8" table:formula="of:=IF([Original.CL24] = &quot;&quot;;&quot;&quot;;[Original.CL24]+[Original.DU24])" office:value-type="float" office:value="-641">
            <text:p>-641</text:p>
          </table:table-cell>
          <table:table-cell table:style-name="ce8" table:formula="of:=IF([Original.CM24] = &quot;&quot;;&quot;&quot;;[Original.CM24]+[Original.DV24])" office:value-type="float" office:value="-630">
            <text:p>-630</text:p>
          </table:table-cell>
          <table:table-cell table:style-name="ce8" table:formula="of:=IF([Original.CN24] = &quot;&quot;;&quot;&quot;;[Original.CN24]+[Original.DW24])" office:value-type="float" office:value="-621">
            <text:p>-621</text:p>
          </table:table-cell>
          <table:table-cell table:style-name="ce8" table:formula="of:=IF([Original.CO24] = &quot;&quot;;&quot;&quot;;[Original.CO24])" office:value-type="float" office:value="-650">
            <text:p>-650</text:p>
          </table:table-cell>
          <table:table-cell table:style-name="ce8" table:formula="of:=IF([Original.CP24] = &quot;&quot;;&quot;&quot;;[Original.CP24]+[Original.DR24])" office:value-type="float" office:value="-786">
            <text:p>-786</text:p>
          </table:table-cell>
          <table:table-cell table:style-name="ce8" table:formula="of:=IF([Original.CQ24] = &quot;&quot;;&quot;&quot;;[Original.CQ24]+[Original.DS24])" office:value-type="float" office:value="-786">
            <text:p>-786</text:p>
          </table:table-cell>
          <table:table-cell table:style-name="ce8" table:formula="of:=IF([Original.CR24] = &quot;&quot;;&quot;&quot;;[Original.CR24]+[Original.DT24])" office:value-type="float" office:value="-783">
            <text:p>-783</text:p>
          </table:table-cell>
          <table:table-cell table:style-name="ce8" table:formula="of:=IF([Original.CS24] = &quot;&quot;;&quot;&quot;;[Original.CS24]+[Original.DU24])" office:value-type="float" office:value="-781">
            <text:p>-781</text:p>
          </table:table-cell>
          <table:table-cell table:style-name="ce8" table:formula="of:=IF([Original.CT24] = &quot;&quot;;&quot;&quot;;[Original.CT24]+[Original.DV24])" office:value-type="float" office:value="-770">
            <text:p>-770</text:p>
          </table:table-cell>
          <table:table-cell table:style-name="ce8" table:formula="of:=IF([Original.CU24] = &quot;&quot;;&quot;&quot;;[Original.CU24]+[Original.DW24])" office:value-type="float" office:value="-761">
            <text:p>-761</text:p>
          </table:table-cell>
          <table:table-cell table:style-name="ce8" table:formula="of:=IF([Original.CV24] = &quot;&quot;;&quot;&quot;;[Original.CV24])" office:value-type="float" office:value="-790">
            <text:p>-790</text:p>
          </table:table-cell>
          <table:table-cell table:style-name="ce8" table:formula="of:=IF([Original.CW24] = &quot;&quot;;&quot;&quot;;[Original.CW24]+[Original.DR24])" office:value-type="float" office:value="-996">
            <text:p>-996</text:p>
          </table:table-cell>
          <table:table-cell table:style-name="ce8" table:formula="of:=IF([Original.CX24] = &quot;&quot;;&quot;&quot;;[Original.CX24]+[Original.DS24])" office:value-type="float" office:value="-996">
            <text:p>-996</text:p>
          </table:table-cell>
          <table:table-cell table:style-name="ce8" table:formula="of:=IF([Original.CY24] = &quot;&quot;;&quot;&quot;;[Original.CY24]+[Original.DT24])" office:value-type="float" office:value="-993">
            <text:p>-993</text:p>
          </table:table-cell>
          <table:table-cell table:style-name="ce8" table:formula="of:=IF([Original.CZ24] = &quot;&quot;;&quot;&quot;;[Original.CZ24]+[Original.DU24])" office:value-type="float" office:value="-991">
            <text:p>-991</text:p>
          </table:table-cell>
          <table:table-cell table:style-name="ce8" table:formula="of:=IF([Original.DA24] = &quot;&quot;;&quot;&quot;;[Original.DA24]+[Original.DV24])" office:value-type="float" office:value="-980">
            <text:p>-980</text:p>
          </table:table-cell>
          <table:table-cell table:style-name="ce8" table:formula="of:=IF([Original.DB24] = &quot;&quot;;&quot;&quot;;[Original.DB24]+[Original.DW24])" office:value-type="float" office:value="-971">
            <text:p>-971</text:p>
          </table:table-cell>
          <table:table-cell table:style-name="ce8" table:formula="of:=IF([Original.DC24] = &quot;&quot;;&quot;&quot;;[Original.DC24])" office:value-type="float" office:value="-1000">
            <text:p>-1000</text:p>
          </table:table-cell>
          <table:table-cell table:style-name="ce8" table:formula="of:=IF([Original.DD24] = &quot;&quot;;&quot;&quot;;[Original.DD24]+[Original.DR24])" office:value-type="float" office:value="-1296">
            <text:p>-1296</text:p>
          </table:table-cell>
          <table:table-cell table:style-name="ce8" table:formula="of:=IF([Original.DE24] = &quot;&quot;;&quot;&quot;;[Original.DE24]+[Original.DS24])" office:value-type="float" office:value="-1296">
            <text:p>-1296</text:p>
          </table:table-cell>
          <table:table-cell table:style-name="ce8" table:formula="of:=IF([Original.DF24] = &quot;&quot;;&quot;&quot;;[Original.DF24]+[Original.DT24])" office:value-type="float" office:value="-1293">
            <text:p>-1293</text:p>
          </table:table-cell>
          <table:table-cell table:style-name="ce8" table:formula="of:=IF([Original.DG24] = &quot;&quot;;&quot;&quot;;[Original.DG24]+[Original.DU24])" office:value-type="float" office:value="-1291">
            <text:p>-1291</text:p>
          </table:table-cell>
          <table:table-cell table:style-name="ce8" table:formula="of:=IF([Original.DH24] = &quot;&quot;;&quot;&quot;;[Original.DH24]+[Original.DV24])" office:value-type="float" office:value="-1280">
            <text:p>-1280</text:p>
          </table:table-cell>
          <table:table-cell table:style-name="ce8" table:formula="of:=IF([Original.DI24] = &quot;&quot;;&quot;&quot;;[Original.DI24]+[Original.DW24])" office:value-type="float" office:value="-1271">
            <text:p>-1271</text:p>
          </table:table-cell>
          <table:table-cell table:style-name="ce8" table:formula="of:=IF([Original.DJ24] = &quot;&quot;;&quot;&quot;;[Original.DJ24])" office:value-type="float" office:value="-1300">
            <text:p>-1300</text:p>
          </table:table-cell>
          <table:table-cell table:style-name="ce8" table:formula="of:=IF([Original.DK24] = &quot;&quot;;&quot;&quot;;[Original.DK24]+[Original.DR24])" office:value-type="float" office:value="-1696">
            <text:p>-1696</text:p>
          </table:table-cell>
          <table:table-cell table:style-name="ce8" table:formula="of:=IF([Original.DL24] = &quot;&quot;;&quot;&quot;;[Original.DL24]+[Original.DS24])" office:value-type="float" office:value="-1696">
            <text:p>-1696</text:p>
          </table:table-cell>
          <table:table-cell table:style-name="ce8" table:formula="of:=IF([Original.DM24] = &quot;&quot;;&quot;&quot;;[Original.DM24]+[Original.DT24])" office:value-type="float" office:value="-1693">
            <text:p>-1693</text:p>
          </table:table-cell>
          <table:table-cell table:style-name="ce8" table:formula="of:=IF([Original.DN24] = &quot;&quot;;&quot;&quot;;[Original.DN24]+[Original.DU24])" office:value-type="float" office:value="-1691">
            <text:p>-1691</text:p>
          </table:table-cell>
          <table:table-cell table:style-name="ce8" table:formula="of:=IF([Original.DO24] = &quot;&quot;;&quot;&quot;;[Original.DO24]+[Original.DV24])" office:value-type="float" office:value="-1680">
            <text:p>-1680</text:p>
          </table:table-cell>
          <table:table-cell table:style-name="ce8" table:formula="of:=IF([Original.DP24] = &quot;&quot;;&quot;&quot;;[Original.DP24]+[Original.DW24])" office:value-type="float" office:value="-1671">
            <text:p>-1671</text:p>
          </table:table-cell>
          <table:table-cell table:style-name="ce17" table:formula="of:=IF([Original.DQ24] = &quot;&quot;;&quot;&quot;;[Original.DQ24])" office:value-type="float" office:value="-1700">
            <text:p>-1700</text:p>
          </table:table-cell>
          <table:table-cell table:number-columns-repeated="820"/>
        </table:table-row>
        <table:table-row table:style-name="ro1">
          <table:table-cell table:style-name="ce21" table:formula="of:=IF([Original.A25] = &quot;&quot;;&quot;&quot;;[Original.A25])" office:value-type="float" office:value="355">
            <text:p>355</text:p>
          </table:table-cell>
          <table:table-cell table:style-name="ce8" table:formula="of:=IF([Original.B25] = &quot;&quot;;&quot;&quot;;[Original.B25])" office:value-type="float" office:value="1200">
            <text:p>1200</text:p>
          </table:table-cell>
          <table:table-cell table:style-name="ce8" table:formula="of:=IF([Original.C25] = &quot;&quot;;&quot;&quot;;[Original.C25])" office:value-type="float" office:value="600">
            <text:p>600</text:p>
          </table:table-cell>
          <table:table-cell table:style-name="ce8" table:formula="of:=IF([Original.D25] = &quot;&quot;;&quot;&quot;;[Original.D25])" office:value-type="float" office:value="360">
            <text:p>360</text:p>
          </table:table-cell>
          <table:table-cell table:style-name="ce8" table:formula="of:=IF([Original.E25] = &quot;&quot;;&quot;&quot;;[Original.E25])" office:value-type="string" office:string-value="u">
            <text:p>u</text:p>
          </table:table-cell>
          <table:table-cell table:style-name="ce8" table:formula="of:=IF([Original.F25] = &quot;&quot;;&quot;&quot;;[Original.F25])" office:value-type="float" office:value="210">
            <text:p>210</text:p>
          </table:table-cell>
          <table:table-cell table:style-name="ce8" table:formula="of:=IF([Original.G25] = &quot;&quot;;&quot;&quot;;[Original.G25])" office:value-type="float" office:value="125">
            <text:p>125</text:p>
          </table:table-cell>
          <table:table-cell table:style-name="ce8" table:formula="of:=IF([Original.H25] = &quot;&quot;;&quot;&quot;;[Original.H25])" office:value-type="string" office:string-value="u">
            <text:p>u</text:p>
          </table:table-cell>
          <table:table-cell table:style-name="ce8" table:formula="of:=IF([Original.I25] = &quot;&quot;;&quot;&quot;;[Original.I25])" office:value-type="float" office:value="62">
            <text:p>62</text:p>
          </table:table-cell>
          <table:table-cell table:style-name="ce8" table:formula="of:=IF([Original.J25] = &quot;&quot;;&quot;&quot;;[Original.J25])" office:value-type="string" office:string-value="u">
            <text:p>u</text:p>
          </table:table-cell>
          <table:table-cell table:style-name="ce8" table:formula="of:=IF([Original.K25] = &quot;&quot;;&quot;&quot;;[Original.K25])" office:value-type="float" office:value="18">
            <text:p>18</text:p>
          </table:table-cell>
          <table:table-cell table:style-name="ce8" table:formula="of:=IF([Original.L25] = &quot;&quot;;&quot;&quot;;[Original.L25])" office:value-type="float" office:value="0">
            <text:p>0</text:p>
          </table:table-cell>
          <table:table-cell table:style-name="ce8" table:formula="of:=IF([Original.M25] = &quot;&quot;;&quot;&quot;;[Original.M25])" office:value-type="string" office:string-value="JS">
            <text:p>JS</text:p>
          </table:table-cell>
          <table:table-cell table:style-name="ce8" table:formula="of:=IF([Original.N25] = &quot;&quot;;&quot;&quot;;[Original.N25])" office:value-type="float" office:value="29">
            <text:p>29</text:p>
          </table:table-cell>
          <table:table-cell table:style-name="ce8" table:formula="of:=IF([Original.O25] = &quot;&quot;;&quot;&quot;;[Original.O25])" office:value-type="float" office:value="39">
            <text:p>39</text:p>
          </table:table-cell>
          <table:table-cell table:style-name="ce8" table:formula="of:=IF([Original.P25] = &quot;&quot;;&quot;&quot;;[Original.P25])" office:value-type="float" office:value="60">
            <text:p>60</text:p>
          </table:table-cell>
          <table:table-cell table:style-name="ce8" table:formula="of:=IF([Original.Q25] = &quot;&quot;;&quot;&quot;;[Original.Q25]+[Original.DR25])" office:value-type="float" office:value="0">
            <text:p>0</text:p>
          </table:table-cell>
          <table:table-cell table:style-name="ce8" table:formula="of:=IF([Original.R25] = &quot;&quot;;&quot;&quot;;[Original.R25]+[Original.DS25])" office:value-type="float" office:value="1">
            <text:p>1</text:p>
          </table:table-cell>
          <table:table-cell table:style-name="ce8" table:formula="of:=IF([Original.S25] = &quot;&quot;;&quot;&quot;;[Original.S25]+[Original.DT25])" office:value-type="float" office:value="3">
            <text:p>3</text:p>
          </table:table-cell>
          <table:table-cell table:style-name="ce8" table:formula="of:=IF([Original.T25] = &quot;&quot;;&quot;&quot;;[Original.T25]+[Original.DU25])" office:value-type="float" office:value="7">
            <text:p>7</text:p>
          </table:table-cell>
          <table:table-cell table:style-name="ce8" table:formula="of:=IF([Original.U25] = &quot;&quot;;&quot;&quot;;[Original.U25]+[Original.DV25])" office:value-type="float" office:value="17">
            <text:p>17</text:p>
          </table:table-cell>
          <table:table-cell table:style-name="ce8" table:formula="of:=IF([Original.V25] = &quot;&quot;;&quot;&quot;;[Original.V25]+[Original.DW25])" office:value-type="float" office:value="28">
            <text:p>28</text:p>
          </table:table-cell>
          <table:table-cell table:style-name="ce8" table:formula="of:=IF([Original.W25] = &quot;&quot;;&quot;&quot;;[Original.W25])" office:value-type="string" office:string-value="u">
            <text:p>u</text:p>
          </table:table-cell>
          <table:table-cell table:style-name="ce8" table:formula="of:=IF([Original.X25] = &quot;&quot;;&quot;&quot;;[Original.X25]+[Original.DR25])" office:value-type="float" office:value="-17">
            <text:p>-17</text:p>
          </table:table-cell>
          <table:table-cell table:style-name="ce8" table:formula="of:=IF([Original.Y25] = &quot;&quot;;&quot;&quot;;[Original.Y25]+[Original.DS25])" office:value-type="float" office:value="-16">
            <text:p>-16</text:p>
          </table:table-cell>
          <table:table-cell table:style-name="ce8" table:formula="of:=IF([Original.Z25] = &quot;&quot;;&quot;&quot;;[Original.Z25]+[Original.DT25])" office:value-type="float" office:value="-14">
            <text:p>-14</text:p>
          </table:table-cell>
          <table:table-cell table:style-name="ce8" table:formula="of:=IF([Original.AA25] = &quot;&quot;;&quot;&quot;;[Original.AA25]+[Original.DU25])" office:value-type="float" office:value="-10">
            <text:p>-10</text:p>
          </table:table-cell>
          <table:table-cell table:style-name="ce8" table:formula="of:=IF([Original.AB25] = &quot;&quot;;&quot;&quot;;[Original.AB25]+[Original.DV25])" office:value-type="float" office:value="0">
            <text:p>0</text:p>
          </table:table-cell>
          <table:table-cell table:style-name="ce8" table:formula="of:=IF([Original.AC25] = &quot;&quot;;&quot;&quot;;[Original.AC25]+[Original.DW25])" office:value-type="float" office:value="11">
            <text:p>11</text:p>
          </table:table-cell>
          <table:table-cell table:style-name="ce8" table:formula="of:=IF([Original.AD25] = &quot;&quot;;&quot;&quot;;[Original.AD25])" office:value-type="float" office:value="-21">
            <text:p>-21</text:p>
          </table:table-cell>
          <table:table-cell table:style-name="ce8" table:formula="of:=IF([Original.AE25] = &quot;&quot;;&quot;&quot;;[Original.AE25]+[Original.DR25])" office:value-type="float" office:value="-33">
            <text:p>-33</text:p>
          </table:table-cell>
          <table:table-cell table:style-name="ce8" table:formula="of:=IF([Original.AF25] = &quot;&quot;;&quot;&quot;;[Original.AF25]+[Original.DS25])" office:value-type="float" office:value="-32">
            <text:p>-32</text:p>
          </table:table-cell>
          <table:table-cell table:style-name="ce8" table:formula="of:=IF([Original.AG25] = &quot;&quot;;&quot;&quot;;[Original.AG25]+[Original.DT25])" office:value-type="float" office:value="-30">
            <text:p>-30</text:p>
          </table:table-cell>
          <table:table-cell table:style-name="ce8" table:formula="of:=IF([Original.AH25] = &quot;&quot;;&quot;&quot;;[Original.AH25]+[Original.DU25])" office:value-type="float" office:value="-26">
            <text:p>-26</text:p>
          </table:table-cell>
          <table:table-cell table:style-name="ce8" table:formula="of:=IF([Original.AI25] = &quot;&quot;;&quot;&quot;;[Original.AI25]+[Original.DV25])" office:value-type="float" office:value="-16">
            <text:p>-16</text:p>
          </table:table-cell>
          <table:table-cell table:style-name="ce8" table:formula="of:=IF([Original.AJ25] = &quot;&quot;;&quot;&quot;;[Original.AJ25]+[Original.DW25])" office:value-type="float" office:value="-5">
            <text:p>-5</text:p>
          </table:table-cell>
          <table:table-cell table:style-name="ce8" table:formula="of:=IF([Original.AK25] = &quot;&quot;;&quot;&quot;;[Original.AK25])" office:value-type="float" office:value="0">
            <text:p>0</text:p>
          </table:table-cell>
          <table:table-cell table:style-name="ce8" table:formula="of:=IF([Original.AL25] = &quot;&quot;;&quot;&quot;;[Original.AL25]+[Original.DR25])" office:value-type="float" office:value="-58">
            <text:p>-58</text:p>
          </table:table-cell>
          <table:table-cell table:style-name="ce8" table:formula="of:=IF([Original.AM25] = &quot;&quot;;&quot;&quot;;[Original.AM25]+[Original.DS25])" office:value-type="float" office:value="-57">
            <text:p>-57</text:p>
          </table:table-cell>
          <table:table-cell table:style-name="ce8" table:formula="of:=IF([Original.AN25] = &quot;&quot;;&quot;&quot;;[Original.AN25]+[Original.DT25])" office:value-type="float" office:value="-55">
            <text:p>-55</text:p>
          </table:table-cell>
          <table:table-cell table:style-name="ce8" table:formula="of:=IF([Original.AO25] = &quot;&quot;;&quot;&quot;;[Original.AO25]+[Original.DU25])" office:value-type="float" office:value="-51">
            <text:p>-51</text:p>
          </table:table-cell>
          <table:table-cell table:style-name="ce8" table:formula="of:=IF([Original.AP25] = &quot;&quot;;&quot;&quot;;[Original.AP25]+[Original.DV25])" office:value-type="float" office:value="-41">
            <text:p>-41</text:p>
          </table:table-cell>
          <table:table-cell table:style-name="ce8" table:formula="of:=IF([Original.AQ25] = &quot;&quot;;&quot;&quot;;[Original.AQ25]+[Original.DW25])" office:value-type="float" office:value="-30">
            <text:p>-30</text:p>
          </table:table-cell>
          <table:table-cell table:style-name="ce8" table:formula="of:=IF([Original.AR25] = &quot;&quot;;&quot;&quot;;[Original.AR25])" office:value-type="float" office:value="-62">
            <text:p>-62</text:p>
          </table:table-cell>
          <table:table-cell table:style-name="ce8" table:formula="of:=IF([Original.AS25] = &quot;&quot;;&quot;&quot;;[Original.AS25]+[Original.DR25])" office:value-type="float" office:value="-104">
            <text:p>-104</text:p>
          </table:table-cell>
          <table:table-cell table:style-name="ce8" table:formula="of:=IF([Original.AT25] = &quot;&quot;;&quot;&quot;;[Original.AT25]+[Original.DS25])" office:value-type="float" office:value="-103">
            <text:p>-103</text:p>
          </table:table-cell>
          <table:table-cell table:style-name="ce8" table:formula="of:=IF([Original.AU25] = &quot;&quot;;&quot;&quot;;[Original.AU25]+[Original.DT25])" office:value-type="float" office:value="-101">
            <text:p>-101</text:p>
          </table:table-cell>
          <table:table-cell table:style-name="ce8" table:formula="of:=IF([Original.AV25] = &quot;&quot;;&quot;&quot;;[Original.AV25]+[Original.DU25])" office:value-type="float" office:value="-97">
            <text:p>-97</text:p>
          </table:table-cell>
          <table:table-cell table:style-name="ce8" table:formula="of:=IF([Original.AW25] = &quot;&quot;;&quot;&quot;;[Original.AW25]+[Original.DV25])" office:value-type="float" office:value="-87">
            <text:p>-87</text:p>
          </table:table-cell>
          <table:table-cell table:style-name="ce8" table:formula="of:=IF([Original.AX25] = &quot;&quot;;&quot;&quot;;[Original.AX25]+[Original.DW25])" office:value-type="float" office:value="-76">
            <text:p>-76</text:p>
          </table:table-cell>
          <table:table-cell table:style-name="ce8" table:formula="of:=IF([Original.AY25] = &quot;&quot;;&quot;&quot;;[Original.AY25])" office:value-type="float" office:value="-108">
            <text:p>-108</text:p>
          </table:table-cell>
          <table:table-cell table:style-name="ce8" table:formula="of:=IF([Original.AZ25] = &quot;&quot;;&quot;&quot;;[Original.AZ25]+[Original.DR25])" office:value-type="float" office:value="-186">
            <text:p>-186</text:p>
          </table:table-cell>
          <table:table-cell table:style-name="ce8" table:formula="of:=IF([Original.BA25] = &quot;&quot;;&quot;&quot;;[Original.BA25]+[Original.DS25])" office:value-type="float" office:value="-185">
            <text:p>-185</text:p>
          </table:table-cell>
          <table:table-cell table:style-name="ce8" table:formula="of:=IF([Original.BB25] = &quot;&quot;;&quot;&quot;;[Original.BB25]+[Original.DT25])" office:value-type="float" office:value="-183">
            <text:p>-183</text:p>
          </table:table-cell>
          <table:table-cell table:style-name="ce8" table:formula="of:=IF([Original.BC25] = &quot;&quot;;&quot;&quot;;[Original.BC25]+[Original.DU25])" office:value-type="float" office:value="-179">
            <text:p>-179</text:p>
          </table:table-cell>
          <table:table-cell table:style-name="ce8" table:formula="of:=IF([Original.BD25] = &quot;&quot;;&quot;&quot;;[Original.BD25]+[Original.DV25])" office:value-type="float" office:value="-169">
            <text:p>-169</text:p>
          </table:table-cell>
          <table:table-cell table:style-name="ce8" table:formula="of:=IF([Original.BE25] = &quot;&quot;;&quot;&quot;;[Original.BE25]+[Original.DW25])" office:value-type="float" office:value="-158">
            <text:p>-158</text:p>
          </table:table-cell>
          <table:table-cell table:style-name="ce8" table:formula="of:=IF([Original.BF25] = &quot;&quot;;&quot;&quot;;[Original.BF25])" office:value-type="float" office:value="-190">
            <text:p>-190</text:p>
          </table:table-cell>
          <table:table-cell table:style-name="ce8" table:formula="of:=IF([Original.BG25] = &quot;&quot;;&quot;&quot;;[Original.BG25]+[Original.DR25])" office:value-type="float" office:value="-264">
            <text:p>-264</text:p>
          </table:table-cell>
          <table:table-cell table:style-name="ce8" table:formula="of:=IF([Original.BH25] = &quot;&quot;;&quot;&quot;;[Original.BH25]+[Original.DS25])" office:value-type="float" office:value="-263">
            <text:p>-263</text:p>
          </table:table-cell>
          <table:table-cell table:style-name="ce8" table:formula="of:=IF([Original.BI25] = &quot;&quot;;&quot;&quot;;[Original.BI25]+[Original.DT25])" office:value-type="float" office:value="-261">
            <text:p>-261</text:p>
          </table:table-cell>
          <table:table-cell table:style-name="ce8" table:formula="of:=IF([Original.BJ25] = &quot;&quot;;&quot;&quot;;[Original.BJ25]+[Original.DU25])" office:value-type="float" office:value="-257">
            <text:p>-257</text:p>
          </table:table-cell>
          <table:table-cell table:style-name="ce8" table:formula="of:=IF([Original.BK25] = &quot;&quot;;&quot;&quot;;[Original.BK25]+[Original.DV25])" office:value-type="float" office:value="-247">
            <text:p>-247</text:p>
          </table:table-cell>
          <table:table-cell table:style-name="ce8" table:formula="of:=IF([Original.BL25] = &quot;&quot;;&quot;&quot;;[Original.BL25]+[Original.DW25])" office:value-type="float" office:value="-236">
            <text:p>-236</text:p>
          </table:table-cell>
          <table:table-cell table:style-name="ce8" table:formula="of:=IF([Original.BM25] = &quot;&quot;;&quot;&quot;;[Original.BM25])" office:value-type="float" office:value="-268">
            <text:p>-268</text:p>
          </table:table-cell>
          <table:table-cell table:style-name="ce8" table:formula="of:=IF([Original.BN25] = &quot;&quot;;&quot;&quot;;[Original.BN25]+[Original.DR25])" office:value-type="float" office:value="-386">
            <text:p>-386</text:p>
          </table:table-cell>
          <table:table-cell table:style-name="ce8" table:formula="of:=IF([Original.BO25] = &quot;&quot;;&quot;&quot;;[Original.BO25]+[Original.DS25])" office:value-type="float" office:value="-385">
            <text:p>-385</text:p>
          </table:table-cell>
          <table:table-cell table:style-name="ce8" table:formula="of:=IF([Original.BP25] = &quot;&quot;;&quot;&quot;;[Original.BP25]+[Original.DT25])" office:value-type="float" office:value="-383">
            <text:p>-383</text:p>
          </table:table-cell>
          <table:table-cell table:style-name="ce8" table:formula="of:=IF([Original.BQ25] = &quot;&quot;;&quot;&quot;;[Original.BQ25]+[Original.DU25])" office:value-type="float" office:value="-379">
            <text:p>-379</text:p>
          </table:table-cell>
          <table:table-cell table:style-name="ce8" table:formula="of:=IF([Original.BR25] = &quot;&quot;;&quot;&quot;;[Original.BR25]+[Original.DV25])" office:value-type="float" office:value="-369">
            <text:p>-369</text:p>
          </table:table-cell>
          <table:table-cell table:style-name="ce8" table:formula="of:=IF([Original.BS25] = &quot;&quot;;&quot;&quot;;[Original.BS25]+[Original.DW25])" office:value-type="float" office:value="-358">
            <text:p>-358</text:p>
          </table:table-cell>
          <table:table-cell table:style-name="ce8" table:formula="of:=IF([Original.BT25] = &quot;&quot;;&quot;&quot;;[Original.BT25])" office:value-type="float" office:value="-390">
            <text:p>-390</text:p>
          </table:table-cell>
          <table:table-cell table:style-name="ce8" table:formula="of:=IF([Original.BU25] = &quot;&quot;;&quot;&quot;;[Original.BU25]+[Original.DR25])" office:value-type="float" office:value="-471">
            <text:p>-471</text:p>
          </table:table-cell>
          <table:table-cell table:style-name="ce8" table:formula="of:=IF([Original.BV25] = &quot;&quot;;&quot;&quot;;[Original.BV25]+[Original.DS25])" office:value-type="float" office:value="-470">
            <text:p>-470</text:p>
          </table:table-cell>
          <table:table-cell table:style-name="ce8" table:formula="of:=IF([Original.BW25] = &quot;&quot;;&quot;&quot;;[Original.BW25]+[Original.DT25])" office:value-type="float" office:value="-468">
            <text:p>-468</text:p>
          </table:table-cell>
          <table:table-cell table:style-name="ce8" table:formula="of:=IF([Original.BX25] = &quot;&quot;;&quot;&quot;;[Original.BX25]+[Original.DU25])" office:value-type="float" office:value="-464">
            <text:p>-464</text:p>
          </table:table-cell>
          <table:table-cell table:style-name="ce8" table:formula="of:=IF([Original.BY25] = &quot;&quot;;&quot;&quot;;[Original.BY25]+[Original.DV25])" office:value-type="float" office:value="-454">
            <text:p>-454</text:p>
          </table:table-cell>
          <table:table-cell table:style-name="ce8" table:formula="of:=IF([Original.BZ25] = &quot;&quot;;&quot;&quot;;[Original.BZ25]+[Original.DW25])" office:value-type="float" office:value="-443">
            <text:p>-443</text:p>
          </table:table-cell>
          <table:table-cell table:style-name="ce8" table:formula="of:=IF([Original.CA25] = &quot;&quot;;&quot;&quot;;[Original.CA25])" office:value-type="float" office:value="-475">
            <text:p>-475</text:p>
          </table:table-cell>
          <table:table-cell table:style-name="ce8" table:formula="of:=IF([Original.CB25] = &quot;&quot;;&quot;&quot;;[Original.CB25]+[Original.DR25])" office:value-type="float" office:value="-586">
            <text:p>-586</text:p>
          </table:table-cell>
          <table:table-cell table:style-name="ce8" table:formula="of:=IF([Original.CC25] = &quot;&quot;;&quot;&quot;;[Original.CC25]+[Original.DS25])" office:value-type="float" office:value="-585">
            <text:p>-585</text:p>
          </table:table-cell>
          <table:table-cell table:style-name="ce8" table:formula="of:=IF([Original.CD25] = &quot;&quot;;&quot;&quot;;[Original.CD25]+[Original.DT25])" office:value-type="float" office:value="-583">
            <text:p>-583</text:p>
          </table:table-cell>
          <table:table-cell table:style-name="ce8" table:formula="of:=IF([Original.CE25] = &quot;&quot;;&quot;&quot;;[Original.CE25]+[Original.DU25])" office:value-type="float" office:value="-579">
            <text:p>-579</text:p>
          </table:table-cell>
          <table:table-cell table:style-name="ce8" table:formula="of:=IF([Original.CF25] = &quot;&quot;;&quot;&quot;;[Original.CF25]+[Original.DV25])" office:value-type="float" office:value="-569">
            <text:p>-569</text:p>
          </table:table-cell>
          <table:table-cell table:style-name="ce8" table:formula="of:=IF([Original.CG25] = &quot;&quot;;&quot;&quot;;[Original.CG25]+[Original.DW25])" office:value-type="float" office:value="-558">
            <text:p>-558</text:p>
          </table:table-cell>
          <table:table-cell table:style-name="ce8" table:formula="of:=IF([Original.CH25] = &quot;&quot;;&quot;&quot;;[Original.CH25])" office:value-type="float" office:value="-590">
            <text:p>-590</text:p>
          </table:table-cell>
          <table:table-cell table:style-name="ce8" table:formula="of:=IF([Original.CI25] = &quot;&quot;;&quot;&quot;;[Original.CI25]+[Original.DR25])" office:value-type="float" office:value="-726">
            <text:p>-726</text:p>
          </table:table-cell>
          <table:table-cell table:style-name="ce8" table:formula="of:=IF([Original.CJ25] = &quot;&quot;;&quot;&quot;;[Original.CJ25]+[Original.DS25])" office:value-type="float" office:value="-725">
            <text:p>-725</text:p>
          </table:table-cell>
          <table:table-cell table:style-name="ce8" table:formula="of:=IF([Original.CK25] = &quot;&quot;;&quot;&quot;;[Original.CK25]+[Original.DT25])" office:value-type="float" office:value="-723">
            <text:p>-723</text:p>
          </table:table-cell>
          <table:table-cell table:style-name="ce8" table:formula="of:=IF([Original.CL25] = &quot;&quot;;&quot;&quot;;[Original.CL25]+[Original.DU25])" office:value-type="float" office:value="-719">
            <text:p>-719</text:p>
          </table:table-cell>
          <table:table-cell table:style-name="ce8" table:formula="of:=IF([Original.CM25] = &quot;&quot;;&quot;&quot;;[Original.CM25]+[Original.DV25])" office:value-type="float" office:value="-709">
            <text:p>-709</text:p>
          </table:table-cell>
          <table:table-cell table:style-name="ce8" table:formula="of:=IF([Original.CN25] = &quot;&quot;;&quot;&quot;;[Original.CN25]+[Original.DW25])" office:value-type="float" office:value="-698">
            <text:p>-698</text:p>
          </table:table-cell>
          <table:table-cell table:style-name="ce8" table:formula="of:=IF([Original.CO25] = &quot;&quot;;&quot;&quot;;[Original.CO25])" office:value-type="float" office:value="-730">
            <text:p>-730</text:p>
          </table:table-cell>
          <table:table-cell table:style-name="ce8" table:formula="of:=IF([Original.CP25] = &quot;&quot;;&quot;&quot;;[Original.CP25]+[Original.DR25])" office:value-type="float" office:value="-896">
            <text:p>-896</text:p>
          </table:table-cell>
          <table:table-cell table:style-name="ce8" table:formula="of:=IF([Original.CQ25] = &quot;&quot;;&quot;&quot;;[Original.CQ25]+[Original.DS25])" office:value-type="float" office:value="-895">
            <text:p>-895</text:p>
          </table:table-cell>
          <table:table-cell table:style-name="ce8" table:formula="of:=IF([Original.CR25] = &quot;&quot;;&quot;&quot;;[Original.CR25]+[Original.DT25])" office:value-type="float" office:value="-893">
            <text:p>-893</text:p>
          </table:table-cell>
          <table:table-cell table:style-name="ce8" table:formula="of:=IF([Original.CS25] = &quot;&quot;;&quot;&quot;;[Original.CS25]+[Original.DU25])" office:value-type="float" office:value="-889">
            <text:p>-889</text:p>
          </table:table-cell>
          <table:table-cell table:style-name="ce8" table:formula="of:=IF([Original.CT25] = &quot;&quot;;&quot;&quot;;[Original.CT25]+[Original.DV25])" office:value-type="float" office:value="-879">
            <text:p>-879</text:p>
          </table:table-cell>
          <table:table-cell table:style-name="ce8" table:formula="of:=IF([Original.CU25] = &quot;&quot;;&quot;&quot;;[Original.CU25]+[Original.DW25])" office:value-type="float" office:value="-868">
            <text:p>-868</text:p>
          </table:table-cell>
          <table:table-cell table:style-name="ce8" table:formula="of:=IF([Original.CV25] = &quot;&quot;;&quot;&quot;;[Original.CV25])" office:value-type="float" office:value="-900">
            <text:p>-900</text:p>
          </table:table-cell>
          <table:table-cell table:style-name="ce8" table:formula="of:=IF([Original.CW25] = &quot;&quot;;&quot;&quot;;[Original.CW25]+[Original.DR25])" office:value-type="float" office:value="-1146">
            <text:p>-1146</text:p>
          </table:table-cell>
          <table:table-cell table:style-name="ce8" table:formula="of:=IF([Original.CX25] = &quot;&quot;;&quot;&quot;;[Original.CX25]+[Original.DS25])" office:value-type="float" office:value="-1145">
            <text:p>-1145</text:p>
          </table:table-cell>
          <table:table-cell table:style-name="ce8" table:formula="of:=IF([Original.CY25] = &quot;&quot;;&quot;&quot;;[Original.CY25]+[Original.DT25])" office:value-type="float" office:value="-1143">
            <text:p>-1143</text:p>
          </table:table-cell>
          <table:table-cell table:style-name="ce8" table:formula="of:=IF([Original.CZ25] = &quot;&quot;;&quot;&quot;;[Original.CZ25]+[Original.DU25])" office:value-type="float" office:value="-1139">
            <text:p>-1139</text:p>
          </table:table-cell>
          <table:table-cell table:style-name="ce8" table:formula="of:=IF([Original.DA25] = &quot;&quot;;&quot;&quot;;[Original.DA25]+[Original.DV25])" office:value-type="float" office:value="-1129">
            <text:p>-1129</text:p>
          </table:table-cell>
          <table:table-cell table:style-name="ce8" table:formula="of:=IF([Original.DB25] = &quot;&quot;;&quot;&quot;;[Original.DB25]+[Original.DW25])" office:value-type="float" office:value="-1118">
            <text:p>-1118</text:p>
          </table:table-cell>
          <table:table-cell table:style-name="ce8" table:formula="of:=IF([Original.DC25] = &quot;&quot;;&quot;&quot;;[Original.DC25])" office:value-type="float" office:value="-1150">
            <text:p>-1150</text:p>
          </table:table-cell>
          <table:table-cell table:style-name="ce8" table:formula="of:=IF([Original.DD25] = &quot;&quot;;&quot;&quot;;[Original.DD25]+[Original.DR25])" office:value-type="float" office:value="-1496">
            <text:p>-1496</text:p>
          </table:table-cell>
          <table:table-cell table:style-name="ce8" table:formula="of:=IF([Original.DE25] = &quot;&quot;;&quot;&quot;;[Original.DE25]+[Original.DS25])" office:value-type="float" office:value="-1495">
            <text:p>-1495</text:p>
          </table:table-cell>
          <table:table-cell table:style-name="ce8" table:formula="of:=IF([Original.DF25] = &quot;&quot;;&quot;&quot;;[Original.DF25]+[Original.DT25])" office:value-type="float" office:value="-1493">
            <text:p>-1493</text:p>
          </table:table-cell>
          <table:table-cell table:style-name="ce8" table:formula="of:=IF([Original.DG25] = &quot;&quot;;&quot;&quot;;[Original.DG25]+[Original.DU25])" office:value-type="float" office:value="-1489">
            <text:p>-1489</text:p>
          </table:table-cell>
          <table:table-cell table:style-name="ce8" table:formula="of:=IF([Original.DH25] = &quot;&quot;;&quot;&quot;;[Original.DH25]+[Original.DV25])" office:value-type="float" office:value="-1479">
            <text:p>-1479</text:p>
          </table:table-cell>
          <table:table-cell table:style-name="ce8" table:formula="of:=IF([Original.DI25] = &quot;&quot;;&quot;&quot;;[Original.DI25]+[Original.DW25])" office:value-type="float" office:value="-1468">
            <text:p>-1468</text:p>
          </table:table-cell>
          <table:table-cell table:style-name="ce8" table:formula="of:=IF([Original.DJ25] = &quot;&quot;;&quot;&quot;;[Original.DJ25])" office:value-type="float" office:value="-1500">
            <text:p>-1500</text:p>
          </table:table-cell>
          <table:table-cell table:style-name="ce8" table:formula="of:=IF([Original.DK25] = &quot;&quot;;&quot;&quot;;[Original.DK25]+[Original.DR25])" office:value-type="float" office:value="-1896">
            <text:p>-1896</text:p>
          </table:table-cell>
          <table:table-cell table:style-name="ce8" table:formula="of:=IF([Original.DL25] = &quot;&quot;;&quot;&quot;;[Original.DL25]+[Original.DS25])" office:value-type="float" office:value="-1895">
            <text:p>-1895</text:p>
          </table:table-cell>
          <table:table-cell table:style-name="ce8" table:formula="of:=IF([Original.DM25] = &quot;&quot;;&quot;&quot;;[Original.DM25]+[Original.DT25])" office:value-type="float" office:value="-1893">
            <text:p>-1893</text:p>
          </table:table-cell>
          <table:table-cell table:style-name="ce8" table:formula="of:=IF([Original.DN25] = &quot;&quot;;&quot;&quot;;[Original.DN25]+[Original.DU25])" office:value-type="float" office:value="-1889">
            <text:p>-1889</text:p>
          </table:table-cell>
          <table:table-cell table:style-name="ce8" table:formula="of:=IF([Original.DO25] = &quot;&quot;;&quot;&quot;;[Original.DO25]+[Original.DV25])" office:value-type="float" office:value="-1879">
            <text:p>-1879</text:p>
          </table:table-cell>
          <table:table-cell table:style-name="ce8" table:formula="of:=IF([Original.DP25] = &quot;&quot;;&quot;&quot;;[Original.DP25]+[Original.DW25])" office:value-type="float" office:value="-1868">
            <text:p>-1868</text:p>
          </table:table-cell>
          <table:table-cell table:style-name="ce17" table:formula="of:=IF([Original.DQ25] = &quot;&quot;;&quot;&quot;;[Original.DQ25])" office:value-type="float" office:value="-1900">
            <text:p>-1900</text:p>
          </table:table-cell>
          <table:table-cell table:number-columns-repeated="820"/>
        </table:table-row>
        <table:table-row table:style-name="ro1">
          <table:table-cell table:style-name="ce21" table:formula="of:=IF([Original.A26] = &quot;&quot;;&quot;&quot;;[Original.A26])" office:value-type="float" office:value="400">
            <text:p>400</text:p>
          </table:table-cell>
          <table:table-cell table:style-name="ce8" table:formula="of:=IF([Original.B26] = &quot;&quot;;&quot;&quot;;[Original.B26])" office:value-type="float" office:value="1350">
            <text:p>1350</text:p>
          </table:table-cell>
          <table:table-cell table:style-name="ce8" table:formula="of:=IF([Original.C26] = &quot;&quot;;&quot;&quot;;[Original.C26])" office:value-type="float" office:value="680">
            <text:p>680</text:p>
          </table:table-cell>
          <table:table-cell table:style-name="ce8" table:formula="of:=IF([Original.D26] = &quot;&quot;;&quot;&quot;;[Original.D26])" office:value-type="float" office:value="400">
            <text:p>400</text:p>
          </table:table-cell>
          <table:table-cell table:style-name="ce8" table:formula="of:=IF([Original.E26] = &quot;&quot;;&quot;&quot;;[Original.E26])" office:value-type="string" office:string-value="u">
            <text:p>u</text:p>
          </table:table-cell>
          <table:table-cell table:style-name="ce8" table:formula="of:=IF([Original.F26] = &quot;&quot;;&quot;&quot;;[Original.F26])" office:value-type="float" office:value="210">
            <text:p>210</text:p>
          </table:table-cell>
          <table:table-cell table:style-name="ce8" table:formula="of:=IF([Original.G26] = &quot;&quot;;&quot;&quot;;[Original.G26])" office:value-type="float" office:value="125">
            <text:p>125</text:p>
          </table:table-cell>
          <table:table-cell table:style-name="ce8" table:formula="of:=IF([Original.H26] = &quot;&quot;;&quot;&quot;;[Original.H26])" office:value-type="string" office:string-value="u">
            <text:p>u</text:p>
          </table:table-cell>
          <table:table-cell table:style-name="ce8" table:formula="of:=IF([Original.I26] = &quot;&quot;;&quot;&quot;;[Original.I26])" office:value-type="float" office:value="62">
            <text:p>62</text:p>
          </table:table-cell>
          <table:table-cell table:style-name="ce8" table:formula="of:=IF([Original.J26] = &quot;&quot;;&quot;&quot;;[Original.J26])" office:value-type="string" office:string-value="u">
            <text:p>u</text:p>
          </table:table-cell>
          <table:table-cell table:style-name="ce8" table:formula="of:=IF([Original.K26] = &quot;&quot;;&quot;&quot;;[Original.K26])" office:value-type="float" office:value="18">
            <text:p>18</text:p>
          </table:table-cell>
          <table:table-cell table:style-name="ce8" table:formula="of:=IF([Original.L26] = &quot;&quot;;&quot;&quot;;[Original.L26])" office:value-type="float" office:value="0">
            <text:p>0</text:p>
          </table:table-cell>
          <table:table-cell table:style-name="ce8" table:formula="of:=IF([Original.M26] = &quot;&quot;;&quot;&quot;;[Original.M26])" office:value-type="string" office:string-value="JS">
            <text:p>JS</text:p>
          </table:table-cell>
          <table:table-cell table:style-name="ce8" table:formula="of:=IF([Original.N26] = &quot;&quot;;&quot;&quot;;[Original.N26])" office:value-type="float" office:value="29">
            <text:p>29</text:p>
          </table:table-cell>
          <table:table-cell table:style-name="ce8" table:formula="of:=IF([Original.O26] = &quot;&quot;;&quot;&quot;;[Original.O26])" office:value-type="float" office:value="39">
            <text:p>39</text:p>
          </table:table-cell>
          <table:table-cell table:style-name="ce8" table:formula="of:=IF([Original.P26] = &quot;&quot;;&quot;&quot;;[Original.P26])" office:value-type="float" office:value="60">
            <text:p>60</text:p>
          </table:table-cell>
          <table:table-cell table:style-name="ce8" table:formula="of:=IF([Original.Q26] = &quot;&quot;;&quot;&quot;;[Original.Q26]+[Original.DR26])" office:value-type="float" office:value="0">
            <text:p>0</text:p>
          </table:table-cell>
          <table:table-cell table:style-name="ce8" table:formula="of:=IF([Original.R26] = &quot;&quot;;&quot;&quot;;[Original.R26]+[Original.DS26])" office:value-type="float" office:value="1">
            <text:p>1</text:p>
          </table:table-cell>
          <table:table-cell table:style-name="ce8" table:formula="of:=IF([Original.S26] = &quot;&quot;;&quot;&quot;;[Original.S26]+[Original.DT26])" office:value-type="float" office:value="3">
            <text:p>3</text:p>
          </table:table-cell>
          <table:table-cell table:style-name="ce8" table:formula="of:=IF([Original.T26] = &quot;&quot;;&quot;&quot;;[Original.T26]+[Original.DU26])" office:value-type="float" office:value="7">
            <text:p>7</text:p>
          </table:table-cell>
          <table:table-cell table:style-name="ce8" table:formula="of:=IF([Original.U26] = &quot;&quot;;&quot;&quot;;[Original.U26]+[Original.DV26])" office:value-type="float" office:value="17">
            <text:p>17</text:p>
          </table:table-cell>
          <table:table-cell table:style-name="ce8" table:formula="of:=IF([Original.V26] = &quot;&quot;;&quot;&quot;;[Original.V26]+[Original.DW26])" office:value-type="float" office:value="28">
            <text:p>28</text:p>
          </table:table-cell>
          <table:table-cell table:style-name="ce8" table:formula="of:=IF([Original.W26] = &quot;&quot;;&quot;&quot;;[Original.W26])" office:value-type="string" office:string-value="u">
            <text:p>u</text:p>
          </table:table-cell>
          <table:table-cell table:style-name="ce8" table:formula="of:=IF([Original.X26] = &quot;&quot;;&quot;&quot;;[Original.X26]+[Original.DR26])" office:value-type="float" office:value="-17">
            <text:p>-17</text:p>
          </table:table-cell>
          <table:table-cell table:style-name="ce8" table:formula="of:=IF([Original.Y26] = &quot;&quot;;&quot;&quot;;[Original.Y26]+[Original.DS26])" office:value-type="float" office:value="-16">
            <text:p>-16</text:p>
          </table:table-cell>
          <table:table-cell table:style-name="ce8" table:formula="of:=IF([Original.Z26] = &quot;&quot;;&quot;&quot;;[Original.Z26]+[Original.DT26])" office:value-type="float" office:value="-14">
            <text:p>-14</text:p>
          </table:table-cell>
          <table:table-cell table:style-name="ce8" table:formula="of:=IF([Original.AA26] = &quot;&quot;;&quot;&quot;;[Original.AA26]+[Original.DU26])" office:value-type="float" office:value="-10">
            <text:p>-10</text:p>
          </table:table-cell>
          <table:table-cell table:style-name="ce8" table:formula="of:=IF([Original.AB26] = &quot;&quot;;&quot;&quot;;[Original.AB26]+[Original.DV26])" office:value-type="float" office:value="0">
            <text:p>0</text:p>
          </table:table-cell>
          <table:table-cell table:style-name="ce8" table:formula="of:=IF([Original.AC26] = &quot;&quot;;&quot;&quot;;[Original.AC26]+[Original.DW26])" office:value-type="float" office:value="11">
            <text:p>11</text:p>
          </table:table-cell>
          <table:table-cell table:style-name="ce8" table:formula="of:=IF([Original.AD26] = &quot;&quot;;&quot;&quot;;[Original.AD26])" office:value-type="float" office:value="-21">
            <text:p>-21</text:p>
          </table:table-cell>
          <table:table-cell table:style-name="ce8" table:formula="of:=IF([Original.AE26] = &quot;&quot;;&quot;&quot;;[Original.AE26]+[Original.DR26])" office:value-type="float" office:value="-33">
            <text:p>-33</text:p>
          </table:table-cell>
          <table:table-cell table:style-name="ce8" table:formula="of:=IF([Original.AF26] = &quot;&quot;;&quot;&quot;;[Original.AF26]+[Original.DS26])" office:value-type="float" office:value="-32">
            <text:p>-32</text:p>
          </table:table-cell>
          <table:table-cell table:style-name="ce8" table:formula="of:=IF([Original.AG26] = &quot;&quot;;&quot;&quot;;[Original.AG26]+[Original.DT26])" office:value-type="float" office:value="-30">
            <text:p>-30</text:p>
          </table:table-cell>
          <table:table-cell table:style-name="ce8" table:formula="of:=IF([Original.AH26] = &quot;&quot;;&quot;&quot;;[Original.AH26]+[Original.DU26])" office:value-type="float" office:value="-26">
            <text:p>-26</text:p>
          </table:table-cell>
          <table:table-cell table:style-name="ce8" table:formula="of:=IF([Original.AI26] = &quot;&quot;;&quot;&quot;;[Original.AI26]+[Original.DV26])" office:value-type="float" office:value="-16">
            <text:p>-16</text:p>
          </table:table-cell>
          <table:table-cell table:style-name="ce8" table:formula="of:=IF([Original.AJ26] = &quot;&quot;;&quot;&quot;;[Original.AJ26]+[Original.DW26])" office:value-type="float" office:value="-5">
            <text:p>-5</text:p>
          </table:table-cell>
          <table:table-cell table:style-name="ce8" table:formula="of:=IF([Original.AK26] = &quot;&quot;;&quot;&quot;;[Original.AK26])" office:value-type="float" office:value="0">
            <text:p>0</text:p>
          </table:table-cell>
          <table:table-cell table:style-name="ce8" table:formula="of:=IF([Original.AL26] = &quot;&quot;;&quot;&quot;;[Original.AL26]+[Original.DR26])" office:value-type="float" office:value="-58">
            <text:p>-58</text:p>
          </table:table-cell>
          <table:table-cell table:style-name="ce8" table:formula="of:=IF([Original.AM26] = &quot;&quot;;&quot;&quot;;[Original.AM26]+[Original.DS26])" office:value-type="float" office:value="-57">
            <text:p>-57</text:p>
          </table:table-cell>
          <table:table-cell table:style-name="ce8" table:formula="of:=IF([Original.AN26] = &quot;&quot;;&quot;&quot;;[Original.AN26]+[Original.DT26])" office:value-type="float" office:value="-55">
            <text:p>-55</text:p>
          </table:table-cell>
          <table:table-cell table:style-name="ce8" table:formula="of:=IF([Original.AO26] = &quot;&quot;;&quot;&quot;;[Original.AO26]+[Original.DU26])" office:value-type="float" office:value="-51">
            <text:p>-51</text:p>
          </table:table-cell>
          <table:table-cell table:style-name="ce8" table:formula="of:=IF([Original.AP26] = &quot;&quot;;&quot;&quot;;[Original.AP26]+[Original.DV26])" office:value-type="float" office:value="-41">
            <text:p>-41</text:p>
          </table:table-cell>
          <table:table-cell table:style-name="ce8" table:formula="of:=IF([Original.AQ26] = &quot;&quot;;&quot;&quot;;[Original.AQ26]+[Original.DW26])" office:value-type="float" office:value="-30">
            <text:p>-30</text:p>
          </table:table-cell>
          <table:table-cell table:style-name="ce8" table:formula="of:=IF([Original.AR26] = &quot;&quot;;&quot;&quot;;[Original.AR26])" office:value-type="float" office:value="-62">
            <text:p>-62</text:p>
          </table:table-cell>
          <table:table-cell table:style-name="ce8" table:formula="of:=IF([Original.AS26] = &quot;&quot;;&quot;&quot;;[Original.AS26]+[Original.DR26])" office:value-type="float" office:value="-110">
            <text:p>-110</text:p>
          </table:table-cell>
          <table:table-cell table:style-name="ce8" table:formula="of:=IF([Original.AT26] = &quot;&quot;;&quot;&quot;;[Original.AT26]+[Original.DS26])" office:value-type="float" office:value="-109">
            <text:p>-109</text:p>
          </table:table-cell>
          <table:table-cell table:style-name="ce8" table:formula="of:=IF([Original.AU26] = &quot;&quot;;&quot;&quot;;[Original.AU26]+[Original.DT26])" office:value-type="float" office:value="-107">
            <text:p>-107</text:p>
          </table:table-cell>
          <table:table-cell table:style-name="ce8" table:formula="of:=IF([Original.AV26] = &quot;&quot;;&quot;&quot;;[Original.AV26]+[Original.DU26])" office:value-type="float" office:value="-103">
            <text:p>-103</text:p>
          </table:table-cell>
          <table:table-cell table:style-name="ce8" table:formula="of:=IF([Original.AW26] = &quot;&quot;;&quot;&quot;;[Original.AW26]+[Original.DV26])" office:value-type="float" office:value="-93">
            <text:p>-93</text:p>
          </table:table-cell>
          <table:table-cell table:style-name="ce8" table:formula="of:=IF([Original.AX26] = &quot;&quot;;&quot;&quot;;[Original.AX26]+[Original.DW26])" office:value-type="float" office:value="-82">
            <text:p>-82</text:p>
          </table:table-cell>
          <table:table-cell table:style-name="ce8" table:formula="of:=IF([Original.AY26] = &quot;&quot;;&quot;&quot;;[Original.AY26])" office:value-type="float" office:value="-114">
            <text:p>-114</text:p>
          </table:table-cell>
          <table:table-cell table:style-name="ce8" table:formula="of:=IF([Original.AZ26] = &quot;&quot;;&quot;&quot;;[Original.AZ26]+[Original.DR26])" office:value-type="float" office:value="-204">
            <text:p>-204</text:p>
          </table:table-cell>
          <table:table-cell table:style-name="ce8" table:formula="of:=IF([Original.BA26] = &quot;&quot;;&quot;&quot;;[Original.BA26]+[Original.DS26])" office:value-type="float" office:value="-203">
            <text:p>-203</text:p>
          </table:table-cell>
          <table:table-cell table:style-name="ce8" table:formula="of:=IF([Original.BB26] = &quot;&quot;;&quot;&quot;;[Original.BB26]+[Original.DT26])" office:value-type="float" office:value="-201">
            <text:p>-201</text:p>
          </table:table-cell>
          <table:table-cell table:style-name="ce8" table:formula="of:=IF([Original.BC26] = &quot;&quot;;&quot;&quot;;[Original.BC26]+[Original.DU26])" office:value-type="float" office:value="-197">
            <text:p>-197</text:p>
          </table:table-cell>
          <table:table-cell table:style-name="ce8" table:formula="of:=IF([Original.BD26] = &quot;&quot;;&quot;&quot;;[Original.BD26]+[Original.DV26])" office:value-type="float" office:value="-187">
            <text:p>-187</text:p>
          </table:table-cell>
          <table:table-cell table:style-name="ce8" table:formula="of:=IF([Original.BE26] = &quot;&quot;;&quot;&quot;;[Original.BE26]+[Original.DW26])" office:value-type="float" office:value="-176">
            <text:p>-176</text:p>
          </table:table-cell>
          <table:table-cell table:style-name="ce8" table:formula="of:=IF([Original.BF26] = &quot;&quot;;&quot;&quot;;[Original.BF26])" office:value-type="float" office:value="-208">
            <text:p>-208</text:p>
          </table:table-cell>
          <table:table-cell table:style-name="ce8" table:formula="of:=IF([Original.BG26] = &quot;&quot;;&quot;&quot;;[Original.BG26]+[Original.DR26])" office:value-type="float" office:value="-290">
            <text:p>-290</text:p>
          </table:table-cell>
          <table:table-cell table:style-name="ce8" table:formula="of:=IF([Original.BH26] = &quot;&quot;;&quot;&quot;;[Original.BH26]+[Original.DS26])" office:value-type="float" office:value="-289">
            <text:p>-289</text:p>
          </table:table-cell>
          <table:table-cell table:style-name="ce8" table:formula="of:=IF([Original.BI26] = &quot;&quot;;&quot;&quot;;[Original.BI26]+[Original.DT26])" office:value-type="float" office:value="-287">
            <text:p>-287</text:p>
          </table:table-cell>
          <table:table-cell table:style-name="ce8" table:formula="of:=IF([Original.BJ26] = &quot;&quot;;&quot;&quot;;[Original.BJ26]+[Original.DU26])" office:value-type="float" office:value="-283">
            <text:p>-283</text:p>
          </table:table-cell>
          <table:table-cell table:style-name="ce8" table:formula="of:=IF([Original.BK26] = &quot;&quot;;&quot;&quot;;[Original.BK26]+[Original.DV26])" office:value-type="float" office:value="-273">
            <text:p>-273</text:p>
          </table:table-cell>
          <table:table-cell table:style-name="ce8" table:formula="of:=IF([Original.BL26] = &quot;&quot;;&quot;&quot;;[Original.BL26]+[Original.DW26])" office:value-type="float" office:value="-262">
            <text:p>-262</text:p>
          </table:table-cell>
          <table:table-cell table:style-name="ce8" table:formula="of:=IF([Original.BM26] = &quot;&quot;;&quot;&quot;;[Original.BM26])" office:value-type="float" office:value="-294">
            <text:p>-294</text:p>
          </table:table-cell>
          <table:table-cell table:style-name="ce8" table:formula="of:=IF([Original.BN26] = &quot;&quot;;&quot;&quot;;[Original.BN26]+[Original.DR26])" office:value-type="float" office:value="-431">
            <text:p>-431</text:p>
          </table:table-cell>
          <table:table-cell table:style-name="ce8" table:formula="of:=IF([Original.BO26] = &quot;&quot;;&quot;&quot;;[Original.BO26]+[Original.DS26])" office:value-type="float" office:value="-430">
            <text:p>-430</text:p>
          </table:table-cell>
          <table:table-cell table:style-name="ce8" table:formula="of:=IF([Original.BP26] = &quot;&quot;;&quot;&quot;;[Original.BP26]+[Original.DT26])" office:value-type="float" office:value="-428">
            <text:p>-428</text:p>
          </table:table-cell>
          <table:table-cell table:style-name="ce8" table:formula="of:=IF([Original.BQ26] = &quot;&quot;;&quot;&quot;;[Original.BQ26]+[Original.DU26])" office:value-type="float" office:value="-424">
            <text:p>-424</text:p>
          </table:table-cell>
          <table:table-cell table:style-name="ce8" table:formula="of:=IF([Original.BR26] = &quot;&quot;;&quot;&quot;;[Original.BR26]+[Original.DV26])" office:value-type="float" office:value="-414">
            <text:p>-414</text:p>
          </table:table-cell>
          <table:table-cell table:style-name="ce8" table:formula="of:=IF([Original.BS26] = &quot;&quot;;&quot;&quot;;[Original.BS26]+[Original.DW26])" office:value-type="float" office:value="-403">
            <text:p>-403</text:p>
          </table:table-cell>
          <table:table-cell table:style-name="ce8" table:formula="of:=IF([Original.BT26] = &quot;&quot;;&quot;&quot;;[Original.BT26])" office:value-type="float" office:value="-435">
            <text:p>-435</text:p>
          </table:table-cell>
          <table:table-cell table:style-name="ce8" table:formula="of:=IF([Original.BU26] = &quot;&quot;;&quot;&quot;;[Original.BU26]+[Original.DR26])" office:value-type="float" office:value="-526">
            <text:p>-526</text:p>
          </table:table-cell>
          <table:table-cell table:style-name="ce8" table:formula="of:=IF([Original.BV26] = &quot;&quot;;&quot;&quot;;[Original.BV26]+[Original.DS26])" office:value-type="float" office:value="-525">
            <text:p>-525</text:p>
          </table:table-cell>
          <table:table-cell table:style-name="ce8" table:formula="of:=IF([Original.BW26] = &quot;&quot;;&quot;&quot;;[Original.BW26]+[Original.DT26])" office:value-type="float" office:value="-523">
            <text:p>-523</text:p>
          </table:table-cell>
          <table:table-cell table:style-name="ce8" table:formula="of:=IF([Original.BX26] = &quot;&quot;;&quot;&quot;;[Original.BX26]+[Original.DU26])" office:value-type="float" office:value="-519">
            <text:p>-519</text:p>
          </table:table-cell>
          <table:table-cell table:style-name="ce8" table:formula="of:=IF([Original.BY26] = &quot;&quot;;&quot;&quot;;[Original.BY26]+[Original.DV26])" office:value-type="float" office:value="-509">
            <text:p>-509</text:p>
          </table:table-cell>
          <table:table-cell table:style-name="ce8" table:formula="of:=IF([Original.BZ26] = &quot;&quot;;&quot;&quot;;[Original.BZ26]+[Original.DW26])" office:value-type="float" office:value="-498">
            <text:p>-498</text:p>
          </table:table-cell>
          <table:table-cell table:style-name="ce8" table:formula="of:=IF([Original.CA26] = &quot;&quot;;&quot;&quot;;[Original.CA26])" office:value-type="float" office:value="-530">
            <text:p>-530</text:p>
          </table:table-cell>
          <table:table-cell table:style-name="ce8" table:formula="of:=IF([Original.CB26] = &quot;&quot;;&quot;&quot;;[Original.CB26]+[Original.DR26])" office:value-type="float" office:value="-656">
            <text:p>-656</text:p>
          </table:table-cell>
          <table:table-cell table:style-name="ce8" table:formula="of:=IF([Original.CC26] = &quot;&quot;;&quot;&quot;;[Original.CC26]+[Original.DS26])" office:value-type="float" office:value="-655">
            <text:p>-655</text:p>
          </table:table-cell>
          <table:table-cell table:style-name="ce8" table:formula="of:=IF([Original.CD26] = &quot;&quot;;&quot;&quot;;[Original.CD26]+[Original.DT26])" office:value-type="float" office:value="-653">
            <text:p>-653</text:p>
          </table:table-cell>
          <table:table-cell table:style-name="ce8" table:formula="of:=IF([Original.CE26] = &quot;&quot;;&quot;&quot;;[Original.CE26]+[Original.DU26])" office:value-type="float" office:value="-649">
            <text:p>-649</text:p>
          </table:table-cell>
          <table:table-cell table:style-name="ce8" table:formula="of:=IF([Original.CF26] = &quot;&quot;;&quot;&quot;;[Original.CF26]+[Original.DV26])" office:value-type="float" office:value="-639">
            <text:p>-639</text:p>
          </table:table-cell>
          <table:table-cell table:style-name="ce8" table:formula="of:=IF([Original.CG26] = &quot;&quot;;&quot;&quot;;[Original.CG26]+[Original.DW26])" office:value-type="float" office:value="-628">
            <text:p>-628</text:p>
          </table:table-cell>
          <table:table-cell table:style-name="ce8" table:formula="of:=IF([Original.CH26] = &quot;&quot;;&quot;&quot;;[Original.CH26])" office:value-type="float" office:value="-660">
            <text:p>-660</text:p>
          </table:table-cell>
          <table:table-cell table:style-name="ce8" table:formula="of:=IF([Original.CI26] = &quot;&quot;;&quot;&quot;;[Original.CI26]+[Original.DR26])" office:value-type="float" office:value="-816">
            <text:p>-816</text:p>
          </table:table-cell>
          <table:table-cell table:style-name="ce8" table:formula="of:=IF([Original.CJ26] = &quot;&quot;;&quot;&quot;;[Original.CJ26]+[Original.DS26])" office:value-type="float" office:value="-815">
            <text:p>-815</text:p>
          </table:table-cell>
          <table:table-cell table:style-name="ce8" table:formula="of:=IF([Original.CK26] = &quot;&quot;;&quot;&quot;;[Original.CK26]+[Original.DT26])" office:value-type="float" office:value="-813">
            <text:p>-813</text:p>
          </table:table-cell>
          <table:table-cell table:style-name="ce8" table:formula="of:=IF([Original.CL26] = &quot;&quot;;&quot;&quot;;[Original.CL26]+[Original.DU26])" office:value-type="float" office:value="-809">
            <text:p>-809</text:p>
          </table:table-cell>
          <table:table-cell table:style-name="ce8" table:formula="of:=IF([Original.CM26] = &quot;&quot;;&quot;&quot;;[Original.CM26]+[Original.DV26])" office:value-type="float" office:value="-799">
            <text:p>-799</text:p>
          </table:table-cell>
          <table:table-cell table:style-name="ce8" table:formula="of:=IF([Original.CN26] = &quot;&quot;;&quot;&quot;;[Original.CN26]+[Original.DW26])" office:value-type="float" office:value="-788">
            <text:p>-788</text:p>
          </table:table-cell>
          <table:table-cell table:style-name="ce8" table:formula="of:=IF([Original.CO26] = &quot;&quot;;&quot;&quot;;[Original.CO26])" office:value-type="float" office:value="-820">
            <text:p>-820</text:p>
          </table:table-cell>
          <table:table-cell table:style-name="ce8" table:formula="of:=IF([Original.CP26] = &quot;&quot;;&quot;&quot;;[Original.CP26]+[Original.DR26])" office:value-type="float" office:value="-996">
            <text:p>-996</text:p>
          </table:table-cell>
          <table:table-cell table:style-name="ce8" table:formula="of:=IF([Original.CQ26] = &quot;&quot;;&quot;&quot;;[Original.CQ26]+[Original.DS26])" office:value-type="float" office:value="-995">
            <text:p>-995</text:p>
          </table:table-cell>
          <table:table-cell table:style-name="ce8" table:formula="of:=IF([Original.CR26] = &quot;&quot;;&quot;&quot;;[Original.CR26]+[Original.DT26])" office:value-type="float" office:value="-993">
            <text:p>-993</text:p>
          </table:table-cell>
          <table:table-cell table:style-name="ce8" table:formula="of:=IF([Original.CS26] = &quot;&quot;;&quot;&quot;;[Original.CS26]+[Original.DU26])" office:value-type="float" office:value="-989">
            <text:p>-989</text:p>
          </table:table-cell>
          <table:table-cell table:style-name="ce8" table:formula="of:=IF([Original.CT26] = &quot;&quot;;&quot;&quot;;[Original.CT26]+[Original.DV26])" office:value-type="float" office:value="-979">
            <text:p>-979</text:p>
          </table:table-cell>
          <table:table-cell table:style-name="ce8" table:formula="of:=IF([Original.CU26] = &quot;&quot;;&quot;&quot;;[Original.CU26]+[Original.DW26])" office:value-type="float" office:value="-968">
            <text:p>-968</text:p>
          </table:table-cell>
          <table:table-cell table:style-name="ce8" table:formula="of:=IF([Original.CV26] = &quot;&quot;;&quot;&quot;;[Original.CV26])" office:value-type="float" office:value="-1000">
            <text:p>-1000</text:p>
          </table:table-cell>
          <table:table-cell table:style-name="ce8" table:formula="of:=IF([Original.CW26] = &quot;&quot;;&quot;&quot;;[Original.CW26]+[Original.DR26])" office:value-type="float" office:value="-1296">
            <text:p>-1296</text:p>
          </table:table-cell>
          <table:table-cell table:style-name="ce8" table:formula="of:=IF([Original.CX26] = &quot;&quot;;&quot;&quot;;[Original.CX26]+[Original.DS26])" office:value-type="float" office:value="-1295">
            <text:p>-1295</text:p>
          </table:table-cell>
          <table:table-cell table:style-name="ce8" table:formula="of:=IF([Original.CY26] = &quot;&quot;;&quot;&quot;;[Original.CY26]+[Original.DT26])" office:value-type="float" office:value="-1293">
            <text:p>-1293</text:p>
          </table:table-cell>
          <table:table-cell table:style-name="ce8" table:formula="of:=IF([Original.CZ26] = &quot;&quot;;&quot;&quot;;[Original.CZ26]+[Original.DU26])" office:value-type="float" office:value="-1289">
            <text:p>-1289</text:p>
          </table:table-cell>
          <table:table-cell table:style-name="ce8" table:formula="of:=IF([Original.DA26] = &quot;&quot;;&quot;&quot;;[Original.DA26]+[Original.DV26])" office:value-type="float" office:value="-1279">
            <text:p>-1279</text:p>
          </table:table-cell>
          <table:table-cell table:style-name="ce8" table:formula="of:=IF([Original.DB26] = &quot;&quot;;&quot;&quot;;[Original.DB26]+[Original.DW26])" office:value-type="float" office:value="-1268">
            <text:p>-1268</text:p>
          </table:table-cell>
          <table:table-cell table:style-name="ce8" table:formula="of:=IF([Original.DC26] = &quot;&quot;;&quot;&quot;;[Original.DC26])" office:value-type="float" office:value="-1300">
            <text:p>-1300</text:p>
          </table:table-cell>
          <table:table-cell table:style-name="ce8" table:formula="of:=IF([Original.DD26] = &quot;&quot;;&quot;&quot;;[Original.DD26]+[Original.DR26])" office:value-type="float" office:value="-1646">
            <text:p>-1646</text:p>
          </table:table-cell>
          <table:table-cell table:style-name="ce8" table:formula="of:=IF([Original.DE26] = &quot;&quot;;&quot;&quot;;[Original.DE26]+[Original.DS26])" office:value-type="float" office:value="-1645">
            <text:p>-1645</text:p>
          </table:table-cell>
          <table:table-cell table:style-name="ce8" table:formula="of:=IF([Original.DF26] = &quot;&quot;;&quot;&quot;;[Original.DF26]+[Original.DT26])" office:value-type="float" office:value="-1643">
            <text:p>-1643</text:p>
          </table:table-cell>
          <table:table-cell table:style-name="ce8" table:formula="of:=IF([Original.DG26] = &quot;&quot;;&quot;&quot;;[Original.DG26]+[Original.DU26])" office:value-type="float" office:value="-1639">
            <text:p>-1639</text:p>
          </table:table-cell>
          <table:table-cell table:style-name="ce8" table:formula="of:=IF([Original.DH26] = &quot;&quot;;&quot;&quot;;[Original.DH26]+[Original.DV26])" office:value-type="float" office:value="-1629">
            <text:p>-1629</text:p>
          </table:table-cell>
          <table:table-cell table:style-name="ce8" table:formula="of:=IF([Original.DI26] = &quot;&quot;;&quot;&quot;;[Original.DI26]+[Original.DW26])" office:value-type="float" office:value="-1618">
            <text:p>-1618</text:p>
          </table:table-cell>
          <table:table-cell table:style-name="ce8" table:formula="of:=IF([Original.DJ26] = &quot;&quot;;&quot;&quot;;[Original.DJ26])" office:value-type="float" office:value="-1650">
            <text:p>-1650</text:p>
          </table:table-cell>
          <table:table-cell table:style-name="ce8" table:formula="of:=IF([Original.DK26] = &quot;&quot;;&quot;&quot;;[Original.DK26]+[Original.DR26])" office:value-type="float" office:value="-2096">
            <text:p>-2096</text:p>
          </table:table-cell>
          <table:table-cell table:style-name="ce8" table:formula="of:=IF([Original.DL26] = &quot;&quot;;&quot;&quot;;[Original.DL26]+[Original.DS26])" office:value-type="float" office:value="-2095">
            <text:p>-2095</text:p>
          </table:table-cell>
          <table:table-cell table:style-name="ce8" table:formula="of:=IF([Original.DM26] = &quot;&quot;;&quot;&quot;;[Original.DM26]+[Original.DT26])" office:value-type="float" office:value="-2093">
            <text:p>-2093</text:p>
          </table:table-cell>
          <table:table-cell table:style-name="ce8" table:formula="of:=IF([Original.DN26] = &quot;&quot;;&quot;&quot;;[Original.DN26]+[Original.DU26])" office:value-type="float" office:value="-2089">
            <text:p>-2089</text:p>
          </table:table-cell>
          <table:table-cell table:style-name="ce8" table:formula="of:=IF([Original.DO26] = &quot;&quot;;&quot;&quot;;[Original.DO26]+[Original.DV26])" office:value-type="float" office:value="-2079">
            <text:p>-2079</text:p>
          </table:table-cell>
          <table:table-cell table:style-name="ce8" table:formula="of:=IF([Original.DP26] = &quot;&quot;;&quot;&quot;;[Original.DP26]+[Original.DW26])" office:value-type="float" office:value="-2068">
            <text:p>-2068</text:p>
          </table:table-cell>
          <table:table-cell table:style-name="ce17" table:formula="of:=IF([Original.DQ26] = &quot;&quot;;&quot;&quot;;[Original.DQ26])" office:value-type="float" office:value="-2100">
            <text:p>-2100</text:p>
          </table:table-cell>
          <table:table-cell table:number-columns-repeated="820"/>
        </table:table-row>
        <table:table-row table:style-name="ro1">
          <table:table-cell table:style-name="ce21" table:formula="of:=IF([Original.A27] = &quot;&quot;;&quot;&quot;;[Original.A27])" office:value-type="float" office:value="450">
            <text:p>450</text:p>
          </table:table-cell>
          <table:table-cell table:style-name="ce8" table:formula="of:=IF([Original.B27] = &quot;&quot;;&quot;&quot;;[Original.B27])" office:value-type="float" office:value="1500">
            <text:p>1500</text:p>
          </table:table-cell>
          <table:table-cell table:style-name="ce8" table:formula="of:=IF([Original.C27] = &quot;&quot;;&quot;&quot;;[Original.C27])" office:value-type="float" office:value="760">
            <text:p>760</text:p>
          </table:table-cell>
          <table:table-cell table:style-name="ce8" table:formula="of:=IF([Original.D27] = &quot;&quot;;&quot;&quot;;[Original.D27])" office:value-type="float" office:value="440">
            <text:p>440</text:p>
          </table:table-cell>
          <table:table-cell table:style-name="ce8" table:formula="of:=IF([Original.E27] = &quot;&quot;;&quot;&quot;;[Original.E27])" office:value-type="string" office:string-value="u">
            <text:p>u</text:p>
          </table:table-cell>
          <table:table-cell table:style-name="ce8" table:formula="of:=IF([Original.F27] = &quot;&quot;;&quot;&quot;;[Original.F27])" office:value-type="float" office:value="230">
            <text:p>230</text:p>
          </table:table-cell>
          <table:table-cell table:style-name="ce8" table:formula="of:=IF([Original.G27] = &quot;&quot;;&quot;&quot;;[Original.G27])" office:value-type="float" office:value="135">
            <text:p>135</text:p>
          </table:table-cell>
          <table:table-cell table:style-name="ce8" table:formula="of:=IF([Original.H27] = &quot;&quot;;&quot;&quot;;[Original.H27])" office:value-type="string" office:string-value="u">
            <text:p>u</text:p>
          </table:table-cell>
          <table:table-cell table:style-name="ce8" table:formula="of:=IF([Original.I27] = &quot;&quot;;&quot;&quot;;[Original.I27])" office:value-type="float" office:value="68">
            <text:p>68</text:p>
          </table:table-cell>
          <table:table-cell table:style-name="ce8" table:formula="of:=IF([Original.J27] = &quot;&quot;;&quot;&quot;;[Original.J27])" office:value-type="string" office:string-value="u">
            <text:p>u</text:p>
          </table:table-cell>
          <table:table-cell table:style-name="ce8" table:formula="of:=IF([Original.K27] = &quot;&quot;;&quot;&quot;;[Original.K27])" office:value-type="float" office:value="20">
            <text:p>20</text:p>
          </table:table-cell>
          <table:table-cell table:style-name="ce8" table:formula="of:=IF([Original.L27] = &quot;&quot;;&quot;&quot;;[Original.L27])" office:value-type="float" office:value="0">
            <text:p>0</text:p>
          </table:table-cell>
          <table:table-cell table:style-name="ce8" table:formula="of:=IF([Original.M27] = &quot;&quot;;&quot;&quot;;[Original.M27])" office:value-type="string" office:string-value="JS">
            <text:p>JS</text:p>
          </table:table-cell>
          <table:table-cell table:style-name="ce8" table:formula="of:=IF([Original.N27] = &quot;&quot;;&quot;&quot;;[Original.N27])" office:value-type="float" office:value="33">
            <text:p>33</text:p>
          </table:table-cell>
          <table:table-cell table:style-name="ce8" table:formula="of:=IF([Original.O27] = &quot;&quot;;&quot;&quot;;[Original.O27])" office:value-type="float" office:value="43">
            <text:p>43</text:p>
          </table:table-cell>
          <table:table-cell table:style-name="ce8" table:formula="of:=IF([Original.P27] = &quot;&quot;;&quot;&quot;;[Original.P27])" office:value-type="float" office:value="66">
            <text:p>66</text:p>
          </table:table-cell>
          <table:table-cell table:style-name="ce8" table:formula="of:=IF([Original.Q27] = &quot;&quot;;&quot;&quot;;[Original.Q27]+[Original.DR27])" office:value-type="float" office:value="0">
            <text:p>0</text:p>
          </table:table-cell>
          <table:table-cell table:style-name="ce8" table:formula="of:=IF([Original.R27] = &quot;&quot;;&quot;&quot;;[Original.R27]+[Original.DS27])" office:value-type="float" office:value="0">
            <text:p>0</text:p>
          </table:table-cell>
          <table:table-cell table:style-name="ce8" table:formula="of:=IF([Original.S27] = &quot;&quot;;&quot;&quot;;[Original.S27]+[Original.DT27])" office:value-type="float" office:value="2">
            <text:p>2</text:p>
          </table:table-cell>
          <table:table-cell table:style-name="ce8" table:formula="of:=IF([Original.T27] = &quot;&quot;;&quot;&quot;;[Original.T27]+[Original.DU27])" office:value-type="float" office:value="8">
            <text:p>8</text:p>
          </table:table-cell>
          <table:table-cell table:style-name="ce8" table:formula="of:=IF([Original.U27] = &quot;&quot;;&quot;&quot;;[Original.U27]+[Original.DV27])" office:value-type="float" office:value="18">
            <text:p>18</text:p>
          </table:table-cell>
          <table:table-cell table:style-name="ce8" table:formula="of:=IF([Original.V27] = &quot;&quot;;&quot;&quot;;[Original.V27]+[Original.DW27])" office:value-type="float" office:value="29">
            <text:p>29</text:p>
          </table:table-cell>
          <table:table-cell table:style-name="ce8" table:formula="of:=IF([Original.W27] = &quot;&quot;;&quot;&quot;;[Original.W27])" office:value-type="string" office:string-value="u">
            <text:p>u</text:p>
          </table:table-cell>
          <table:table-cell table:style-name="ce8" table:formula="of:=IF([Original.X27] = &quot;&quot;;&quot;&quot;;[Original.X27]+[Original.DR27])" office:value-type="float" office:value="-18">
            <text:p>-18</text:p>
          </table:table-cell>
          <table:table-cell table:style-name="ce8" table:formula="of:=IF([Original.Y27] = &quot;&quot;;&quot;&quot;;[Original.Y27]+[Original.DS27])" office:value-type="float" office:value="-18">
            <text:p>-18</text:p>
          </table:table-cell>
          <table:table-cell table:style-name="ce8" table:formula="of:=IF([Original.Z27] = &quot;&quot;;&quot;&quot;;[Original.Z27]+[Original.DT27])" office:value-type="float" office:value="-16">
            <text:p>-16</text:p>
          </table:table-cell>
          <table:table-cell table:style-name="ce8" table:formula="of:=IF([Original.AA27] = &quot;&quot;;&quot;&quot;;[Original.AA27]+[Original.DU27])" office:value-type="float" office:value="-10">
            <text:p>-10</text:p>
          </table:table-cell>
          <table:table-cell table:style-name="ce8" table:formula="of:=IF([Original.AB27] = &quot;&quot;;&quot;&quot;;[Original.AB27]+[Original.DV27])" office:value-type="float" office:value="0">
            <text:p>0</text:p>
          </table:table-cell>
          <table:table-cell table:style-name="ce8" table:formula="of:=IF([Original.AC27] = &quot;&quot;;&quot;&quot;;[Original.AC27]+[Original.DW27])" office:value-type="float" office:value="11">
            <text:p>11</text:p>
          </table:table-cell>
          <table:table-cell table:style-name="ce8" table:formula="of:=IF([Original.AD27] = &quot;&quot;;&quot;&quot;;[Original.AD27])" office:value-type="float" office:value="-23">
            <text:p>-23</text:p>
          </table:table-cell>
          <table:table-cell table:style-name="ce8" table:formula="of:=IF([Original.AE27] = &quot;&quot;;&quot;&quot;;[Original.AE27]+[Original.DR27])" office:value-type="float" office:value="-35">
            <text:p>-35</text:p>
          </table:table-cell>
          <table:table-cell table:style-name="ce8" table:formula="of:=IF([Original.AF27] = &quot;&quot;;&quot;&quot;;[Original.AF27]+[Original.DS27])" office:value-type="float" office:value="-35">
            <text:p>-35</text:p>
          </table:table-cell>
          <table:table-cell table:style-name="ce8" table:formula="of:=IF([Original.AG27] = &quot;&quot;;&quot;&quot;;[Original.AG27]+[Original.DT27])" office:value-type="float" office:value="-33">
            <text:p>-33</text:p>
          </table:table-cell>
          <table:table-cell table:style-name="ce8" table:formula="of:=IF([Original.AH27] = &quot;&quot;;&quot;&quot;;[Original.AH27]+[Original.DU27])" office:value-type="float" office:value="-27">
            <text:p>-27</text:p>
          </table:table-cell>
          <table:table-cell table:style-name="ce8" table:formula="of:=IF([Original.AI27] = &quot;&quot;;&quot;&quot;;[Original.AI27]+[Original.DV27])" office:value-type="float" office:value="-17">
            <text:p>-17</text:p>
          </table:table-cell>
          <table:table-cell table:style-name="ce8" table:formula="of:=IF([Original.AJ27] = &quot;&quot;;&quot;&quot;;[Original.AJ27]+[Original.DW27])" office:value-type="float" office:value="-6">
            <text:p>-6</text:p>
          </table:table-cell>
          <table:table-cell table:style-name="ce8" table:formula="of:=IF([Original.AK27] = &quot;&quot;;&quot;&quot;;[Original.AK27])" office:value-type="float" office:value="0">
            <text:p>0</text:p>
          </table:table-cell>
          <table:table-cell table:style-name="ce8" table:formula="of:=IF([Original.AL27] = &quot;&quot;;&quot;&quot;;[Original.AL27]+[Original.DR27])" office:value-type="float" office:value="-63">
            <text:p>-63</text:p>
          </table:table-cell>
          <table:table-cell table:style-name="ce8" table:formula="of:=IF([Original.AM27] = &quot;&quot;;&quot;&quot;;[Original.AM27]+[Original.DS27])" office:value-type="float" office:value="-63">
            <text:p>-63</text:p>
          </table:table-cell>
          <table:table-cell table:style-name="ce8" table:formula="of:=IF([Original.AN27] = &quot;&quot;;&quot;&quot;;[Original.AN27]+[Original.DT27])" office:value-type="float" office:value="-61">
            <text:p>-61</text:p>
          </table:table-cell>
          <table:table-cell table:style-name="ce8" table:formula="of:=IF([Original.AO27] = &quot;&quot;;&quot;&quot;;[Original.AO27]+[Original.DU27])" office:value-type="float" office:value="-55">
            <text:p>-55</text:p>
          </table:table-cell>
          <table:table-cell table:style-name="ce8" table:formula="of:=IF([Original.AP27] = &quot;&quot;;&quot;&quot;;[Original.AP27]+[Original.DV27])" office:value-type="float" office:value="-45">
            <text:p>-45</text:p>
          </table:table-cell>
          <table:table-cell table:style-name="ce8" table:formula="of:=IF([Original.AQ27] = &quot;&quot;;&quot;&quot;;[Original.AQ27]+[Original.DW27])" office:value-type="float" office:value="-34">
            <text:p>-34</text:p>
          </table:table-cell>
          <table:table-cell table:style-name="ce8" table:formula="of:=IF([Original.AR27] = &quot;&quot;;&quot;&quot;;[Original.AR27])" office:value-type="float" office:value="-68">
            <text:p>-68</text:p>
          </table:table-cell>
          <table:table-cell table:style-name="ce8" table:formula="of:=IF([Original.AS27] = &quot;&quot;;&quot;&quot;;[Original.AS27]+[Original.DR27])" office:value-type="float" office:value="-121">
            <text:p>-121</text:p>
          </table:table-cell>
          <table:table-cell table:style-name="ce8" table:formula="of:=IF([Original.AT27] = &quot;&quot;;&quot;&quot;;[Original.AT27]+[Original.DS27])" office:value-type="float" office:value="-121">
            <text:p>-121</text:p>
          </table:table-cell>
          <table:table-cell table:style-name="ce8" table:formula="of:=IF([Original.AU27] = &quot;&quot;;&quot;&quot;;[Original.AU27]+[Original.DT27])" office:value-type="float" office:value="-119">
            <text:p>-119</text:p>
          </table:table-cell>
          <table:table-cell table:style-name="ce8" table:formula="of:=IF([Original.AV27] = &quot;&quot;;&quot;&quot;;[Original.AV27]+[Original.DU27])" office:value-type="float" office:value="-113">
            <text:p>-113</text:p>
          </table:table-cell>
          <table:table-cell table:style-name="ce8" table:formula="of:=IF([Original.AW27] = &quot;&quot;;&quot;&quot;;[Original.AW27]+[Original.DV27])" office:value-type="float" office:value="-103">
            <text:p>-103</text:p>
          </table:table-cell>
          <table:table-cell table:style-name="ce8" table:formula="of:=IF([Original.AX27] = &quot;&quot;;&quot;&quot;;[Original.AX27]+[Original.DW27])" office:value-type="float" office:value="-92">
            <text:p>-92</text:p>
          </table:table-cell>
          <table:table-cell table:style-name="ce8" table:formula="of:=IF([Original.AY27] = &quot;&quot;;&quot;&quot;;[Original.AY27])" office:value-type="float" office:value="-126">
            <text:p>-126</text:p>
          </table:table-cell>
          <table:table-cell table:style-name="ce8" table:formula="of:=IF([Original.AZ27] = &quot;&quot;;&quot;&quot;;[Original.AZ27]+[Original.DR27])" office:value-type="float" office:value="-227">
            <text:p>-227</text:p>
          </table:table-cell>
          <table:table-cell table:style-name="ce8" table:formula="of:=IF([Original.BA27] = &quot;&quot;;&quot;&quot;;[Original.BA27]+[Original.DS27])" office:value-type="float" office:value="-227">
            <text:p>-227</text:p>
          </table:table-cell>
          <table:table-cell table:style-name="ce8" table:formula="of:=IF([Original.BB27] = &quot;&quot;;&quot;&quot;;[Original.BB27]+[Original.DT27])" office:value-type="float" office:value="-225">
            <text:p>-225</text:p>
          </table:table-cell>
          <table:table-cell table:style-name="ce8" table:formula="of:=IF([Original.BC27] = &quot;&quot;;&quot;&quot;;[Original.BC27]+[Original.DU27])" office:value-type="float" office:value="-219">
            <text:p>-219</text:p>
          </table:table-cell>
          <table:table-cell table:style-name="ce8" table:formula="of:=IF([Original.BD27] = &quot;&quot;;&quot;&quot;;[Original.BD27]+[Original.DV27])" office:value-type="float" office:value="-209">
            <text:p>-209</text:p>
          </table:table-cell>
          <table:table-cell table:style-name="ce8" table:formula="of:=IF([Original.BE27] = &quot;&quot;;&quot;&quot;;[Original.BE27]+[Original.DW27])" office:value-type="float" office:value="-198">
            <text:p>-198</text:p>
          </table:table-cell>
          <table:table-cell table:style-name="ce8" table:formula="of:=IF([Original.BF27] = &quot;&quot;;&quot;&quot;;[Original.BF27])" office:value-type="float" office:value="-232">
            <text:p>-232</text:p>
          </table:table-cell>
          <table:table-cell table:style-name="ce8" table:formula="of:=IF([Original.BG27] = &quot;&quot;;&quot;&quot;;[Original.BG27]+[Original.DR27])" office:value-type="float" office:value="-325">
            <text:p>-325</text:p>
          </table:table-cell>
          <table:table-cell table:style-name="ce8" table:formula="of:=IF([Original.BH27] = &quot;&quot;;&quot;&quot;;[Original.BH27]+[Original.DS27])" office:value-type="float" office:value="-325">
            <text:p>-325</text:p>
          </table:table-cell>
          <table:table-cell table:style-name="ce8" table:formula="of:=IF([Original.BI27] = &quot;&quot;;&quot;&quot;;[Original.BI27]+[Original.DT27])" office:value-type="float" office:value="-323">
            <text:p>-323</text:p>
          </table:table-cell>
          <table:table-cell table:style-name="ce8" table:formula="of:=IF([Original.BJ27] = &quot;&quot;;&quot;&quot;;[Original.BJ27]+[Original.DU27])" office:value-type="float" office:value="-317">
            <text:p>-317</text:p>
          </table:table-cell>
          <table:table-cell table:style-name="ce8" table:formula="of:=IF([Original.BK27] = &quot;&quot;;&quot;&quot;;[Original.BK27]+[Original.DV27])" office:value-type="float" office:value="-307">
            <text:p>-307</text:p>
          </table:table-cell>
          <table:table-cell table:style-name="ce8" table:formula="of:=IF([Original.BL27] = &quot;&quot;;&quot;&quot;;[Original.BL27]+[Original.DW27])" office:value-type="float" office:value="-296">
            <text:p>-296</text:p>
          </table:table-cell>
          <table:table-cell table:style-name="ce8" table:formula="of:=IF([Original.BM27] = &quot;&quot;;&quot;&quot;;[Original.BM27])" office:value-type="float" office:value="-330">
            <text:p>-330</text:p>
          </table:table-cell>
          <table:table-cell table:style-name="ce8" table:formula="of:=IF([Original.BN27] = &quot;&quot;;&quot;&quot;;[Original.BN27]+[Original.DR27])" office:value-type="float" office:value="-485">
            <text:p>-485</text:p>
          </table:table-cell>
          <table:table-cell table:style-name="ce8" table:formula="of:=IF([Original.BO27] = &quot;&quot;;&quot;&quot;;[Original.BO27]+[Original.DS27])" office:value-type="float" office:value="-485">
            <text:p>-485</text:p>
          </table:table-cell>
          <table:table-cell table:style-name="ce8" table:formula="of:=IF([Original.BP27] = &quot;&quot;;&quot;&quot;;[Original.BP27]+[Original.DT27])" office:value-type="float" office:value="-483">
            <text:p>-483</text:p>
          </table:table-cell>
          <table:table-cell table:style-name="ce8" table:formula="of:=IF([Original.BQ27] = &quot;&quot;;&quot;&quot;;[Original.BQ27]+[Original.DU27])" office:value-type="float" office:value="-477">
            <text:p>-477</text:p>
          </table:table-cell>
          <table:table-cell table:style-name="ce8" table:formula="of:=IF([Original.BR27] = &quot;&quot;;&quot;&quot;;[Original.BR27]+[Original.DV27])" office:value-type="float" office:value="-467">
            <text:p>-467</text:p>
          </table:table-cell>
          <table:table-cell table:style-name="ce8" table:formula="of:=IF([Original.BS27] = &quot;&quot;;&quot;&quot;;[Original.BS27]+[Original.DW27])" office:value-type="float" office:value="-456">
            <text:p>-456</text:p>
          </table:table-cell>
          <table:table-cell table:style-name="ce8" table:formula="of:=IF([Original.BT27] = &quot;&quot;;&quot;&quot;;[Original.BT27])" office:value-type="float" office:value="-490">
            <text:p>-490</text:p>
          </table:table-cell>
          <table:table-cell table:style-name="ce8" table:formula="of:=IF([Original.BU27] = &quot;&quot;;&quot;&quot;;[Original.BU27]+[Original.DR27])" office:value-type="float" office:value="-590">
            <text:p>-590</text:p>
          </table:table-cell>
          <table:table-cell table:style-name="ce8" table:formula="of:=IF([Original.BV27] = &quot;&quot;;&quot;&quot;;[Original.BV27]+[Original.DS27])" office:value-type="float" office:value="-590">
            <text:p>-590</text:p>
          </table:table-cell>
          <table:table-cell table:style-name="ce8" table:formula="of:=IF([Original.BW27] = &quot;&quot;;&quot;&quot;;[Original.BW27]+[Original.DT27])" office:value-type="float" office:value="-588">
            <text:p>-588</text:p>
          </table:table-cell>
          <table:table-cell table:style-name="ce8" table:formula="of:=IF([Original.BX27] = &quot;&quot;;&quot;&quot;;[Original.BX27]+[Original.DU27])" office:value-type="float" office:value="-582">
            <text:p>-582</text:p>
          </table:table-cell>
          <table:table-cell table:style-name="ce8" table:formula="of:=IF([Original.BY27] = &quot;&quot;;&quot;&quot;;[Original.BY27]+[Original.DV27])" office:value-type="float" office:value="-572">
            <text:p>-572</text:p>
          </table:table-cell>
          <table:table-cell table:style-name="ce8" table:formula="of:=IF([Original.BZ27] = &quot;&quot;;&quot;&quot;;[Original.BZ27]+[Original.DW27])" office:value-type="float" office:value="-561">
            <text:p>-561</text:p>
          </table:table-cell>
          <table:table-cell table:style-name="ce8" table:formula="of:=IF([Original.CA27] = &quot;&quot;;&quot;&quot;;[Original.CA27])" office:value-type="float" office:value="-595">
            <text:p>-595</text:p>
          </table:table-cell>
          <table:table-cell table:style-name="ce8" table:formula="of:=IF([Original.CB27] = &quot;&quot;;&quot;&quot;;[Original.CB27]+[Original.DR27])" office:value-type="float" office:value="-735">
            <text:p>-735</text:p>
          </table:table-cell>
          <table:table-cell table:style-name="ce8" table:formula="of:=IF([Original.CC27] = &quot;&quot;;&quot;&quot;;[Original.CC27]+[Original.DS27])" office:value-type="float" office:value="-735">
            <text:p>-735</text:p>
          </table:table-cell>
          <table:table-cell table:style-name="ce8" table:formula="of:=IF([Original.CD27] = &quot;&quot;;&quot;&quot;;[Original.CD27]+[Original.DT27])" office:value-type="float" office:value="-733">
            <text:p>-733</text:p>
          </table:table-cell>
          <table:table-cell table:style-name="ce8" table:formula="of:=IF([Original.CE27] = &quot;&quot;;&quot;&quot;;[Original.CE27]+[Original.DU27])" office:value-type="float" office:value="-727">
            <text:p>-727</text:p>
          </table:table-cell>
          <table:table-cell table:style-name="ce8" table:formula="of:=IF([Original.CF27] = &quot;&quot;;&quot;&quot;;[Original.CF27]+[Original.DV27])" office:value-type="float" office:value="-717">
            <text:p>-717</text:p>
          </table:table-cell>
          <table:table-cell table:style-name="ce8" table:formula="of:=IF([Original.CG27] = &quot;&quot;;&quot;&quot;;[Original.CG27]+[Original.DW27])" office:value-type="float" office:value="-706">
            <text:p>-706</text:p>
          </table:table-cell>
          <table:table-cell table:style-name="ce8" table:formula="of:=IF([Original.CH27] = &quot;&quot;;&quot;&quot;;[Original.CH27])" office:value-type="float" office:value="-740">
            <text:p>-740</text:p>
          </table:table-cell>
          <table:table-cell table:style-name="ce8" table:formula="of:=IF([Original.CI27] = &quot;&quot;;&quot;&quot;;[Original.CI27]+[Original.DR27])" office:value-type="float" office:value="-915">
            <text:p>-915</text:p>
          </table:table-cell>
          <table:table-cell table:style-name="ce8" table:formula="of:=IF([Original.CJ27] = &quot;&quot;;&quot;&quot;;[Original.CJ27]+[Original.DS27])" office:value-type="float" office:value="-915">
            <text:p>-915</text:p>
          </table:table-cell>
          <table:table-cell table:style-name="ce8" table:formula="of:=IF([Original.CK27] = &quot;&quot;;&quot;&quot;;[Original.CK27]+[Original.DT27])" office:value-type="float" office:value="-913">
            <text:p>-913</text:p>
          </table:table-cell>
          <table:table-cell table:style-name="ce8" table:formula="of:=IF([Original.CL27] = &quot;&quot;;&quot;&quot;;[Original.CL27]+[Original.DU27])" office:value-type="float" office:value="-907">
            <text:p>-907</text:p>
          </table:table-cell>
          <table:table-cell table:style-name="ce8" table:formula="of:=IF([Original.CM27] = &quot;&quot;;&quot;&quot;;[Original.CM27]+[Original.DV27])" office:value-type="float" office:value="-897">
            <text:p>-897</text:p>
          </table:table-cell>
          <table:table-cell table:style-name="ce8" table:formula="of:=IF([Original.CN27] = &quot;&quot;;&quot;&quot;;[Original.CN27]+[Original.DW27])" office:value-type="float" office:value="-886">
            <text:p>-886</text:p>
          </table:table-cell>
          <table:table-cell table:style-name="ce8" table:formula="of:=IF([Original.CO27] = &quot;&quot;;&quot;&quot;;[Original.CO27])" office:value-type="float" office:value="-920">
            <text:p>-920</text:p>
          </table:table-cell>
          <table:table-cell table:style-name="ce8" table:formula="of:=IF([Original.CP27] = &quot;&quot;;&quot;&quot;;[Original.CP27]+[Original.DR27])" office:value-type="float" office:value="-1095">
            <text:p>-1095</text:p>
          </table:table-cell>
          <table:table-cell table:style-name="ce8" table:formula="of:=IF([Original.CQ27] = &quot;&quot;;&quot;&quot;;[Original.CQ27]+[Original.DS27])" office:value-type="float" office:value="-1095">
            <text:p>-1095</text:p>
          </table:table-cell>
          <table:table-cell table:style-name="ce8" table:formula="of:=IF([Original.CR27] = &quot;&quot;;&quot;&quot;;[Original.CR27]+[Original.DT27])" office:value-type="float" office:value="-1093">
            <text:p>-1093</text:p>
          </table:table-cell>
          <table:table-cell table:style-name="ce8" table:formula="of:=IF([Original.CS27] = &quot;&quot;;&quot;&quot;;[Original.CS27]+[Original.DU27])" office:value-type="float" office:value="-1087">
            <text:p>-1087</text:p>
          </table:table-cell>
          <table:table-cell table:style-name="ce8" table:formula="of:=IF([Original.CT27] = &quot;&quot;;&quot;&quot;;[Original.CT27]+[Original.DV27])" office:value-type="float" office:value="-1077">
            <text:p>-1077</text:p>
          </table:table-cell>
          <table:table-cell table:style-name="ce8" table:formula="of:=IF([Original.CU27] = &quot;&quot;;&quot;&quot;;[Original.CU27]+[Original.DW27])" office:value-type="float" office:value="-1066">
            <text:p>-1066</text:p>
          </table:table-cell>
          <table:table-cell table:style-name="ce8" table:formula="of:=IF([Original.CV27] = &quot;&quot;;&quot;&quot;;[Original.CV27])" office:value-type="float" office:value="-1100">
            <text:p>-1100</text:p>
          </table:table-cell>
          <table:table-cell table:style-name="ce8" table:formula="of:=IF([Original.CW27] = &quot;&quot;;&quot;&quot;;[Original.CW27]+[Original.DR27])" office:value-type="float" office:value="-1445">
            <text:p>-1445</text:p>
          </table:table-cell>
          <table:table-cell table:style-name="ce8" table:formula="of:=IF([Original.CX27] = &quot;&quot;;&quot;&quot;;[Original.CX27]+[Original.DS27])" office:value-type="float" office:value="-1445">
            <text:p>-1445</text:p>
          </table:table-cell>
          <table:table-cell table:style-name="ce8" table:formula="of:=IF([Original.CY27] = &quot;&quot;;&quot;&quot;;[Original.CY27]+[Original.DT27])" office:value-type="float" office:value="-1443">
            <text:p>-1443</text:p>
          </table:table-cell>
          <table:table-cell table:style-name="ce8" table:formula="of:=IF([Original.CZ27] = &quot;&quot;;&quot;&quot;;[Original.CZ27]+[Original.DU27])" office:value-type="float" office:value="-1437">
            <text:p>-1437</text:p>
          </table:table-cell>
          <table:table-cell table:style-name="ce8" table:formula="of:=IF([Original.DA27] = &quot;&quot;;&quot;&quot;;[Original.DA27]+[Original.DV27])" office:value-type="float" office:value="-1427">
            <text:p>-1427</text:p>
          </table:table-cell>
          <table:table-cell table:style-name="ce8" table:formula="of:=IF([Original.DB27] = &quot;&quot;;&quot;&quot;;[Original.DB27]+[Original.DW27])" office:value-type="float" office:value="-1416">
            <text:p>-1416</text:p>
          </table:table-cell>
          <table:table-cell table:style-name="ce8" table:formula="of:=IF([Original.DC27] = &quot;&quot;;&quot;&quot;;[Original.DC27])" office:value-type="float" office:value="-1450">
            <text:p>-1450</text:p>
          </table:table-cell>
          <table:table-cell table:style-name="ce8" table:formula="of:=IF([Original.DD27] = &quot;&quot;;&quot;&quot;;[Original.DD27]+[Original.DR27])" office:value-type="float" office:value="-1845">
            <text:p>-1845</text:p>
          </table:table-cell>
          <table:table-cell table:style-name="ce8" table:formula="of:=IF([Original.DE27] = &quot;&quot;;&quot;&quot;;[Original.DE27]+[Original.DS27])" office:value-type="float" office:value="-1845">
            <text:p>-1845</text:p>
          </table:table-cell>
          <table:table-cell table:style-name="ce8" table:formula="of:=IF([Original.DF27] = &quot;&quot;;&quot;&quot;;[Original.DF27]+[Original.DT27])" office:value-type="float" office:value="-1843">
            <text:p>-1843</text:p>
          </table:table-cell>
          <table:table-cell table:style-name="ce8" table:formula="of:=IF([Original.DG27] = &quot;&quot;;&quot;&quot;;[Original.DG27]+[Original.DU27])" office:value-type="float" office:value="-1837">
            <text:p>-1837</text:p>
          </table:table-cell>
          <table:table-cell table:style-name="ce8" table:formula="of:=IF([Original.DH27] = &quot;&quot;;&quot;&quot;;[Original.DH27]+[Original.DV27])" office:value-type="float" office:value="-1827">
            <text:p>-1827</text:p>
          </table:table-cell>
          <table:table-cell table:style-name="ce8" table:formula="of:=IF([Original.DI27] = &quot;&quot;;&quot;&quot;;[Original.DI27]+[Original.DW27])" office:value-type="float" office:value="-1816">
            <text:p>-1816</text:p>
          </table:table-cell>
          <table:table-cell table:style-name="ce8" table:formula="of:=IF([Original.DJ27] = &quot;&quot;;&quot;&quot;;[Original.DJ27])" office:value-type="float" office:value="-1850">
            <text:p>-1850</text:p>
          </table:table-cell>
          <table:table-cell table:style-name="ce8" table:formula="of:=IF([Original.DK27] = &quot;&quot;;&quot;&quot;;[Original.DK27]+[Original.DR27])" office:value-type="float" office:value="-2395">
            <text:p>-2395</text:p>
          </table:table-cell>
          <table:table-cell table:style-name="ce8" table:formula="of:=IF([Original.DL27] = &quot;&quot;;&quot;&quot;;[Original.DL27]+[Original.DS27])" office:value-type="float" office:value="-2395">
            <text:p>-2395</text:p>
          </table:table-cell>
          <table:table-cell table:style-name="ce8" table:formula="of:=IF([Original.DM27] = &quot;&quot;;&quot;&quot;;[Original.DM27]+[Original.DT27])" office:value-type="float" office:value="-2393">
            <text:p>-2393</text:p>
          </table:table-cell>
          <table:table-cell table:style-name="ce8" table:formula="of:=IF([Original.DN27] = &quot;&quot;;&quot;&quot;;[Original.DN27]+[Original.DU27])" office:value-type="float" office:value="-2387">
            <text:p>-2387</text:p>
          </table:table-cell>
          <table:table-cell table:style-name="ce8" table:formula="of:=IF([Original.DO27] = &quot;&quot;;&quot;&quot;;[Original.DO27]+[Original.DV27])" office:value-type="float" office:value="-2377">
            <text:p>-2377</text:p>
          </table:table-cell>
          <table:table-cell table:style-name="ce8" table:formula="of:=IF([Original.DP27] = &quot;&quot;;&quot;&quot;;[Original.DP27]+[Original.DW27])" office:value-type="float" office:value="-2366">
            <text:p>-2366</text:p>
          </table:table-cell>
          <table:table-cell table:style-name="ce17" table:formula="of:=IF([Original.DQ27] = &quot;&quot;;&quot;&quot;;[Original.DQ27])" office:value-type="float" office:value="-2400">
            <text:p>-2400</text:p>
          </table:table-cell>
          <table:table-cell table:number-columns-repeated="820"/>
        </table:table-row>
        <table:table-row table:style-name="ro1">
          <table:table-cell table:style-name="ce21" table:formula="of:=IF([Original.A28] = &quot;&quot;;&quot;&quot;;[Original.A28])" office:value-type="float" office:value="500">
            <text:p>500</text:p>
          </table:table-cell>
          <table:table-cell table:style-name="ce8" table:formula="of:=IF([Original.B28] = &quot;&quot;;&quot;&quot;;[Original.B28])" office:value-type="float" office:value="1650">
            <text:p>1650</text:p>
          </table:table-cell>
          <table:table-cell table:style-name="ce8" table:formula="of:=IF([Original.C28] = &quot;&quot;;&quot;&quot;;[Original.C28])" office:value-type="float" office:value="840">
            <text:p>840</text:p>
          </table:table-cell>
          <table:table-cell table:style-name="ce8" table:formula="of:=IF([Original.D28] = &quot;&quot;;&quot;&quot;;[Original.D28])" office:value-type="float" office:value="480">
            <text:p>480</text:p>
          </table:table-cell>
          <table:table-cell table:style-name="ce8" table:formula="of:=IF([Original.E28] = &quot;&quot;;&quot;&quot;;[Original.E28])" office:value-type="string" office:string-value="u">
            <text:p>u</text:p>
          </table:table-cell>
          <table:table-cell table:style-name="ce8" table:formula="of:=IF([Original.F28] = &quot;&quot;;&quot;&quot;;[Original.F28])" office:value-type="float" office:value="230">
            <text:p>230</text:p>
          </table:table-cell>
          <table:table-cell table:style-name="ce8" table:formula="of:=IF([Original.G28] = &quot;&quot;;&quot;&quot;;[Original.G28])" office:value-type="float" office:value="135">
            <text:p>135</text:p>
          </table:table-cell>
          <table:table-cell table:style-name="ce8" table:formula="of:=IF([Original.H28] = &quot;&quot;;&quot;&quot;;[Original.H28])" office:value-type="string" office:string-value="u">
            <text:p>u</text:p>
          </table:table-cell>
          <table:table-cell table:style-name="ce8" table:formula="of:=IF([Original.I28] = &quot;&quot;;&quot;&quot;;[Original.I28])" office:value-type="float" office:value="68">
            <text:p>68</text:p>
          </table:table-cell>
          <table:table-cell table:style-name="ce8" table:formula="of:=IF([Original.J28] = &quot;&quot;;&quot;&quot;;[Original.J28])" office:value-type="string" office:string-value="u">
            <text:p>u</text:p>
          </table:table-cell>
          <table:table-cell table:style-name="ce8" table:formula="of:=IF([Original.K28] = &quot;&quot;;&quot;&quot;;[Original.K28])" office:value-type="float" office:value="20">
            <text:p>20</text:p>
          </table:table-cell>
          <table:table-cell table:style-name="ce8" table:formula="of:=IF([Original.L28] = &quot;&quot;;&quot;&quot;;[Original.L28])" office:value-type="float" office:value="0">
            <text:p>0</text:p>
          </table:table-cell>
          <table:table-cell table:style-name="ce8" table:formula="of:=IF([Original.M28] = &quot;&quot;;&quot;&quot;;[Original.M28])" office:value-type="string" office:string-value="JS">
            <text:p>JS</text:p>
          </table:table-cell>
          <table:table-cell table:style-name="ce8" table:formula="of:=IF([Original.N28] = &quot;&quot;;&quot;&quot;;[Original.N28])" office:value-type="float" office:value="33">
            <text:p>33</text:p>
          </table:table-cell>
          <table:table-cell table:style-name="ce8" table:formula="of:=IF([Original.O28] = &quot;&quot;;&quot;&quot;;[Original.O28])" office:value-type="float" office:value="43">
            <text:p>43</text:p>
          </table:table-cell>
          <table:table-cell table:style-name="ce8" table:formula="of:=IF([Original.P28] = &quot;&quot;;&quot;&quot;;[Original.P28])" office:value-type="float" office:value="66">
            <text:p>66</text:p>
          </table:table-cell>
          <table:table-cell table:style-name="ce8" table:formula="of:=IF([Original.Q28] = &quot;&quot;;&quot;&quot;;[Original.Q28]+[Original.DR28])" office:value-type="float" office:value="0">
            <text:p>0</text:p>
          </table:table-cell>
          <table:table-cell table:style-name="ce8" table:formula="of:=IF([Original.R28] = &quot;&quot;;&quot;&quot;;[Original.R28]+[Original.DS28])" office:value-type="float" office:value="0">
            <text:p>0</text:p>
          </table:table-cell>
          <table:table-cell table:style-name="ce8" table:formula="of:=IF([Original.S28] = &quot;&quot;;&quot;&quot;;[Original.S28]+[Original.DT28])" office:value-type="float" office:value="2">
            <text:p>2</text:p>
          </table:table-cell>
          <table:table-cell table:style-name="ce8" table:formula="of:=IF([Original.T28] = &quot;&quot;;&quot;&quot;;[Original.T28]+[Original.DU28])" office:value-type="float" office:value="8">
            <text:p>8</text:p>
          </table:table-cell>
          <table:table-cell table:style-name="ce8" table:formula="of:=IF([Original.U28] = &quot;&quot;;&quot;&quot;;[Original.U28]+[Original.DV28])" office:value-type="float" office:value="18">
            <text:p>18</text:p>
          </table:table-cell>
          <table:table-cell table:style-name="ce8" table:formula="of:=IF([Original.V28] = &quot;&quot;;&quot;&quot;;[Original.V28]+[Original.DW28])" office:value-type="float" office:value="29">
            <text:p>29</text:p>
          </table:table-cell>
          <table:table-cell table:style-name="ce8" table:formula="of:=IF([Original.W28] = &quot;&quot;;&quot;&quot;;[Original.W28])" office:value-type="string" office:string-value="u">
            <text:p>u</text:p>
          </table:table-cell>
          <table:table-cell table:style-name="ce8" table:formula="of:=IF([Original.X28] = &quot;&quot;;&quot;&quot;;[Original.X28]+[Original.DR28])" office:value-type="float" office:value="-18">
            <text:p>-18</text:p>
          </table:table-cell>
          <table:table-cell table:style-name="ce8" table:formula="of:=IF([Original.Y28] = &quot;&quot;;&quot;&quot;;[Original.Y28]+[Original.DS28])" office:value-type="float" office:value="-18">
            <text:p>-18</text:p>
          </table:table-cell>
          <table:table-cell table:style-name="ce8" table:formula="of:=IF([Original.Z28] = &quot;&quot;;&quot;&quot;;[Original.Z28]+[Original.DT28])" office:value-type="float" office:value="-16">
            <text:p>-16</text:p>
          </table:table-cell>
          <table:table-cell table:style-name="ce8" table:formula="of:=IF([Original.AA28] = &quot;&quot;;&quot;&quot;;[Original.AA28]+[Original.DU28])" office:value-type="float" office:value="-10">
            <text:p>-10</text:p>
          </table:table-cell>
          <table:table-cell table:style-name="ce8" table:formula="of:=IF([Original.AB28] = &quot;&quot;;&quot;&quot;;[Original.AB28]+[Original.DV28])" office:value-type="float" office:value="0">
            <text:p>0</text:p>
          </table:table-cell>
          <table:table-cell table:style-name="ce8" table:formula="of:=IF([Original.AC28] = &quot;&quot;;&quot;&quot;;[Original.AC28]+[Original.DW28])" office:value-type="float" office:value="11">
            <text:p>11</text:p>
          </table:table-cell>
          <table:table-cell table:style-name="ce8" table:formula="of:=IF([Original.AD28] = &quot;&quot;;&quot;&quot;;[Original.AD28])" office:value-type="float" office:value="-23">
            <text:p>-23</text:p>
          </table:table-cell>
          <table:table-cell table:style-name="ce8" table:formula="of:=IF([Original.AE28] = &quot;&quot;;&quot;&quot;;[Original.AE28]+[Original.DR28])" office:value-type="float" office:value="-35">
            <text:p>-35</text:p>
          </table:table-cell>
          <table:table-cell table:style-name="ce8" table:formula="of:=IF([Original.AF28] = &quot;&quot;;&quot;&quot;;[Original.AF28]+[Original.DS28])" office:value-type="float" office:value="-35">
            <text:p>-35</text:p>
          </table:table-cell>
          <table:table-cell table:style-name="ce8" table:formula="of:=IF([Original.AG28] = &quot;&quot;;&quot;&quot;;[Original.AG28]+[Original.DT28])" office:value-type="float" office:value="-33">
            <text:p>-33</text:p>
          </table:table-cell>
          <table:table-cell table:style-name="ce8" table:formula="of:=IF([Original.AH28] = &quot;&quot;;&quot;&quot;;[Original.AH28]+[Original.DU28])" office:value-type="float" office:value="-27">
            <text:p>-27</text:p>
          </table:table-cell>
          <table:table-cell table:style-name="ce8" table:formula="of:=IF([Original.AI28] = &quot;&quot;;&quot;&quot;;[Original.AI28]+[Original.DV28])" office:value-type="float" office:value="-17">
            <text:p>-17</text:p>
          </table:table-cell>
          <table:table-cell table:style-name="ce8" table:formula="of:=IF([Original.AJ28] = &quot;&quot;;&quot;&quot;;[Original.AJ28]+[Original.DW28])" office:value-type="float" office:value="-6">
            <text:p>-6</text:p>
          </table:table-cell>
          <table:table-cell table:style-name="ce8" table:formula="of:=IF([Original.AK28] = &quot;&quot;;&quot;&quot;;[Original.AK28])" office:value-type="float" office:value="0">
            <text:p>0</text:p>
          </table:table-cell>
          <table:table-cell table:style-name="ce8" table:formula="of:=IF([Original.AL28] = &quot;&quot;;&quot;&quot;;[Original.AL28]+[Original.DR28])" office:value-type="float" office:value="-63">
            <text:p>-63</text:p>
          </table:table-cell>
          <table:table-cell table:style-name="ce8" table:formula="of:=IF([Original.AM28] = &quot;&quot;;&quot;&quot;;[Original.AM28]+[Original.DS28])" office:value-type="float" office:value="-63">
            <text:p>-63</text:p>
          </table:table-cell>
          <table:table-cell table:style-name="ce8" table:formula="of:=IF([Original.AN28] = &quot;&quot;;&quot;&quot;;[Original.AN28]+[Original.DT28])" office:value-type="float" office:value="-61">
            <text:p>-61</text:p>
          </table:table-cell>
          <table:table-cell table:style-name="ce8" table:formula="of:=IF([Original.AO28] = &quot;&quot;;&quot;&quot;;[Original.AO28]+[Original.DU28])" office:value-type="float" office:value="-55">
            <text:p>-55</text:p>
          </table:table-cell>
          <table:table-cell table:style-name="ce8" table:formula="of:=IF([Original.AP28] = &quot;&quot;;&quot;&quot;;[Original.AP28]+[Original.DV28])" office:value-type="float" office:value="-45">
            <text:p>-45</text:p>
          </table:table-cell>
          <table:table-cell table:style-name="ce8" table:formula="of:=IF([Original.AQ28] = &quot;&quot;;&quot;&quot;;[Original.AQ28]+[Original.DW28])" office:value-type="float" office:value="-34">
            <text:p>-34</text:p>
          </table:table-cell>
          <table:table-cell table:style-name="ce8" table:formula="of:=IF([Original.AR28] = &quot;&quot;;&quot;&quot;;[Original.AR28])" office:value-type="float" office:value="-68">
            <text:p>-68</text:p>
          </table:table-cell>
          <table:table-cell table:style-name="ce8" table:formula="of:=IF([Original.AS28] = &quot;&quot;;&quot;&quot;;[Original.AS28]+[Original.DR28])" office:value-type="float" office:value="-127">
            <text:p>-127</text:p>
          </table:table-cell>
          <table:table-cell table:style-name="ce8" table:formula="of:=IF([Original.AT28] = &quot;&quot;;&quot;&quot;;[Original.AT28]+[Original.DS28])" office:value-type="float" office:value="-127">
            <text:p>-127</text:p>
          </table:table-cell>
          <table:table-cell table:style-name="ce8" table:formula="of:=IF([Original.AU28] = &quot;&quot;;&quot;&quot;;[Original.AU28]+[Original.DT28])" office:value-type="float" office:value="-125">
            <text:p>-125</text:p>
          </table:table-cell>
          <table:table-cell table:style-name="ce8" table:formula="of:=IF([Original.AV28] = &quot;&quot;;&quot;&quot;;[Original.AV28]+[Original.DU28])" office:value-type="float" office:value="-119">
            <text:p>-119</text:p>
          </table:table-cell>
          <table:table-cell table:style-name="ce8" table:formula="of:=IF([Original.AW28] = &quot;&quot;;&quot;&quot;;[Original.AW28]+[Original.DV28])" office:value-type="float" office:value="-109">
            <text:p>-109</text:p>
          </table:table-cell>
          <table:table-cell table:style-name="ce8" table:formula="of:=IF([Original.AX28] = &quot;&quot;;&quot;&quot;;[Original.AX28]+[Original.DW28])" office:value-type="float" office:value="-98">
            <text:p>-98</text:p>
          </table:table-cell>
          <table:table-cell table:style-name="ce8" table:formula="of:=IF([Original.AY28] = &quot;&quot;;&quot;&quot;;[Original.AY28])" office:value-type="float" office:value="-132">
            <text:p>-132</text:p>
          </table:table-cell>
          <table:table-cell table:style-name="ce8" table:formula="of:=IF([Original.AZ28] = &quot;&quot;;&quot;&quot;;[Original.AZ28]+[Original.DR28])" office:value-type="float" office:value="-247">
            <text:p>-247</text:p>
          </table:table-cell>
          <table:table-cell table:style-name="ce8" table:formula="of:=IF([Original.BA28] = &quot;&quot;;&quot;&quot;;[Original.BA28]+[Original.DS28])" office:value-type="float" office:value="-247">
            <text:p>-247</text:p>
          </table:table-cell>
          <table:table-cell table:style-name="ce8" table:formula="of:=IF([Original.BB28] = &quot;&quot;;&quot;&quot;;[Original.BB28]+[Original.DT28])" office:value-type="float" office:value="-245">
            <text:p>-245</text:p>
          </table:table-cell>
          <table:table-cell table:style-name="ce8" table:formula="of:=IF([Original.BC28] = &quot;&quot;;&quot;&quot;;[Original.BC28]+[Original.DU28])" office:value-type="float" office:value="-239">
            <text:p>-239</text:p>
          </table:table-cell>
          <table:table-cell table:style-name="ce8" table:formula="of:=IF([Original.BD28] = &quot;&quot;;&quot;&quot;;[Original.BD28]+[Original.DV28])" office:value-type="float" office:value="-229">
            <text:p>-229</text:p>
          </table:table-cell>
          <table:table-cell table:style-name="ce8" table:formula="of:=IF([Original.BE28] = &quot;&quot;;&quot;&quot;;[Original.BE28]+[Original.DW28])" office:value-type="float" office:value="-218">
            <text:p>-218</text:p>
          </table:table-cell>
          <table:table-cell table:style-name="ce8" table:formula="of:=IF([Original.BF28] = &quot;&quot;;&quot;&quot;;[Original.BF28])" office:value-type="float" office:value="-252">
            <text:p>-252</text:p>
          </table:table-cell>
          <table:table-cell table:style-name="ce8" table:formula="of:=IF([Original.BG28] = &quot;&quot;;&quot;&quot;;[Original.BG28]+[Original.DR28])" office:value-type="float" office:value="-355">
            <text:p>-355</text:p>
          </table:table-cell>
          <table:table-cell table:style-name="ce8" table:formula="of:=IF([Original.BH28] = &quot;&quot;;&quot;&quot;;[Original.BH28]+[Original.DS28])" office:value-type="float" office:value="-355">
            <text:p>-355</text:p>
          </table:table-cell>
          <table:table-cell table:style-name="ce8" table:formula="of:=IF([Original.BI28] = &quot;&quot;;&quot;&quot;;[Original.BI28]+[Original.DT28])" office:value-type="float" office:value="-353">
            <text:p>-353</text:p>
          </table:table-cell>
          <table:table-cell table:style-name="ce8" table:formula="of:=IF([Original.BJ28] = &quot;&quot;;&quot;&quot;;[Original.BJ28]+[Original.DU28])" office:value-type="float" office:value="-347">
            <text:p>-347</text:p>
          </table:table-cell>
          <table:table-cell table:style-name="ce8" table:formula="of:=IF([Original.BK28] = &quot;&quot;;&quot;&quot;;[Original.BK28]+[Original.DV28])" office:value-type="float" office:value="-337">
            <text:p>-337</text:p>
          </table:table-cell>
          <table:table-cell table:style-name="ce8" table:formula="of:=IF([Original.BL28] = &quot;&quot;;&quot;&quot;;[Original.BL28]+[Original.DW28])" office:value-type="float" office:value="-326">
            <text:p>-326</text:p>
          </table:table-cell>
          <table:table-cell table:style-name="ce8" table:formula="of:=IF([Original.BM28] = &quot;&quot;;&quot;&quot;;[Original.BM28])" office:value-type="float" office:value="-360">
            <text:p>-360</text:p>
          </table:table-cell>
          <table:table-cell table:style-name="ce8" table:formula="of:=IF([Original.BN28] = &quot;&quot;;&quot;&quot;;[Original.BN28]+[Original.DR28])" office:value-type="float" office:value="-535">
            <text:p>-535</text:p>
          </table:table-cell>
          <table:table-cell table:style-name="ce8" table:formula="of:=IF([Original.BO28] = &quot;&quot;;&quot;&quot;;[Original.BO28]+[Original.DS28])" office:value-type="float" office:value="-535">
            <text:p>-535</text:p>
          </table:table-cell>
          <table:table-cell table:style-name="ce8" table:formula="of:=IF([Original.BP28] = &quot;&quot;;&quot;&quot;;[Original.BP28]+[Original.DT28])" office:value-type="float" office:value="-533">
            <text:p>-533</text:p>
          </table:table-cell>
          <table:table-cell table:style-name="ce8" table:formula="of:=IF([Original.BQ28] = &quot;&quot;;&quot;&quot;;[Original.BQ28]+[Original.DU28])" office:value-type="float" office:value="-527">
            <text:p>-527</text:p>
          </table:table-cell>
          <table:table-cell table:style-name="ce8" table:formula="of:=IF([Original.BR28] = &quot;&quot;;&quot;&quot;;[Original.BR28]+[Original.DV28])" office:value-type="float" office:value="-517">
            <text:p>-517</text:p>
          </table:table-cell>
          <table:table-cell table:style-name="ce8" table:formula="of:=IF([Original.BS28] = &quot;&quot;;&quot;&quot;;[Original.BS28]+[Original.DW28])" office:value-type="float" office:value="-506">
            <text:p>-506</text:p>
          </table:table-cell>
          <table:table-cell table:style-name="ce8" table:formula="of:=IF([Original.BT28] = &quot;&quot;;&quot;&quot;;[Original.BT28])" office:value-type="float" office:value="-540">
            <text:p>-540</text:p>
          </table:table-cell>
          <table:table-cell table:style-name="ce8" table:formula="of:=IF([Original.BU28] = &quot;&quot;;&quot;&quot;;[Original.BU28]+[Original.DR28])" office:value-type="float" office:value="-655">
            <text:p>-655</text:p>
          </table:table-cell>
          <table:table-cell table:style-name="ce8" table:formula="of:=IF([Original.BV28] = &quot;&quot;;&quot;&quot;;[Original.BV28]+[Original.DS28])" office:value-type="float" office:value="-655">
            <text:p>-655</text:p>
          </table:table-cell>
          <table:table-cell table:style-name="ce8" table:formula="of:=IF([Original.BW28] = &quot;&quot;;&quot;&quot;;[Original.BW28]+[Original.DT28])" office:value-type="float" office:value="-653">
            <text:p>-653</text:p>
          </table:table-cell>
          <table:table-cell table:style-name="ce8" table:formula="of:=IF([Original.BX28] = &quot;&quot;;&quot;&quot;;[Original.BX28]+[Original.DU28])" office:value-type="float" office:value="-647">
            <text:p>-647</text:p>
          </table:table-cell>
          <table:table-cell table:style-name="ce8" table:formula="of:=IF([Original.BY28] = &quot;&quot;;&quot;&quot;;[Original.BY28]+[Original.DV28])" office:value-type="float" office:value="-637">
            <text:p>-637</text:p>
          </table:table-cell>
          <table:table-cell table:style-name="ce8" table:formula="of:=IF([Original.BZ28] = &quot;&quot;;&quot;&quot;;[Original.BZ28]+[Original.DW28])" office:value-type="float" office:value="-626">
            <text:p>-626</text:p>
          </table:table-cell>
          <table:table-cell table:style-name="ce8" table:formula="of:=IF([Original.CA28] = &quot;&quot;;&quot;&quot;;[Original.CA28])" office:value-type="float" office:value="-660">
            <text:p>-660</text:p>
          </table:table-cell>
          <table:table-cell table:style-name="ce8" table:formula="of:=IF([Original.CB28] = &quot;&quot;;&quot;&quot;;[Original.CB28]+[Original.DR28])" office:value-type="float" office:value="-815">
            <text:p>-815</text:p>
          </table:table-cell>
          <table:table-cell table:style-name="ce8" table:formula="of:=IF([Original.CC28] = &quot;&quot;;&quot;&quot;;[Original.CC28]+[Original.DS28])" office:value-type="float" office:value="-815">
            <text:p>-815</text:p>
          </table:table-cell>
          <table:table-cell table:style-name="ce8" table:formula="of:=IF([Original.CD28] = &quot;&quot;;&quot;&quot;;[Original.CD28]+[Original.DT28])" office:value-type="float" office:value="-813">
            <text:p>-813</text:p>
          </table:table-cell>
          <table:table-cell table:style-name="ce8" table:formula="of:=IF([Original.CE28] = &quot;&quot;;&quot;&quot;;[Original.CE28]+[Original.DU28])" office:value-type="float" office:value="-807">
            <text:p>-807</text:p>
          </table:table-cell>
          <table:table-cell table:style-name="ce8" table:formula="of:=IF([Original.CF28] = &quot;&quot;;&quot;&quot;;[Original.CF28]+[Original.DV28])" office:value-type="float" office:value="-797">
            <text:p>-797</text:p>
          </table:table-cell>
          <table:table-cell table:style-name="ce8" table:formula="of:=IF([Original.CG28] = &quot;&quot;;&quot;&quot;;[Original.CG28]+[Original.DW28])" office:value-type="float" office:value="-786">
            <text:p>-786</text:p>
          </table:table-cell>
          <table:table-cell table:style-name="ce8" table:formula="of:=IF([Original.CH28] = &quot;&quot;;&quot;&quot;;[Original.CH28])" office:value-type="float" office:value="-820">
            <text:p>-820</text:p>
          </table:table-cell>
          <table:table-cell table:style-name="ce8" table:formula="of:=IF([Original.CI28] = &quot;&quot;;&quot;&quot;;[Original.CI28]+[Original.DR28])" office:value-type="float" office:value="-995">
            <text:p>-995</text:p>
          </table:table-cell>
          <table:table-cell table:style-name="ce8" table:formula="of:=IF([Original.CJ28] = &quot;&quot;;&quot;&quot;;[Original.CJ28]+[Original.DS28])" office:value-type="float" office:value="-995">
            <text:p>-995</text:p>
          </table:table-cell>
          <table:table-cell table:style-name="ce8" table:formula="of:=IF([Original.CK28] = &quot;&quot;;&quot;&quot;;[Original.CK28]+[Original.DT28])" office:value-type="float" office:value="-993">
            <text:p>-993</text:p>
          </table:table-cell>
          <table:table-cell table:style-name="ce8" table:formula="of:=IF([Original.CL28] = &quot;&quot;;&quot;&quot;;[Original.CL28]+[Original.DU28])" office:value-type="float" office:value="-987">
            <text:p>-987</text:p>
          </table:table-cell>
          <table:table-cell table:style-name="ce8" table:formula="of:=IF([Original.CM28] = &quot;&quot;;&quot;&quot;;[Original.CM28]+[Original.DV28])" office:value-type="float" office:value="-977">
            <text:p>-977</text:p>
          </table:table-cell>
          <table:table-cell table:style-name="ce8" table:formula="of:=IF([Original.CN28] = &quot;&quot;;&quot;&quot;;[Original.CN28]+[Original.DW28])" office:value-type="float" office:value="-966">
            <text:p>-966</text:p>
          </table:table-cell>
          <table:table-cell table:style-name="ce8" table:formula="of:=IF([Original.CO28] = &quot;&quot;;&quot;&quot;;[Original.CO28])" office:value-type="float" office:value="-1000">
            <text:p>-1000</text:p>
          </table:table-cell>
          <table:table-cell table:style-name="ce8" table:formula="of:=IF([Original.CP28] = &quot;&quot;;&quot;&quot;;[Original.CP28]+[Original.DR28])" office:value-type="float" office:value="-1245">
            <text:p>-1245</text:p>
          </table:table-cell>
          <table:table-cell table:style-name="ce8" table:formula="of:=IF([Original.CQ28] = &quot;&quot;;&quot;&quot;;[Original.CQ28]+[Original.DS28])" office:value-type="float" office:value="-1245">
            <text:p>-1245</text:p>
          </table:table-cell>
          <table:table-cell table:style-name="ce8" table:formula="of:=IF([Original.CR28] = &quot;&quot;;&quot;&quot;;[Original.CR28]+[Original.DT28])" office:value-type="float" office:value="-1243">
            <text:p>-1243</text:p>
          </table:table-cell>
          <table:table-cell table:style-name="ce8" table:formula="of:=IF([Original.CS28] = &quot;&quot;;&quot;&quot;;[Original.CS28]+[Original.DU28])" office:value-type="float" office:value="-1237">
            <text:p>-1237</text:p>
          </table:table-cell>
          <table:table-cell table:style-name="ce8" table:formula="of:=IF([Original.CT28] = &quot;&quot;;&quot;&quot;;[Original.CT28]+[Original.DV28])" office:value-type="float" office:value="-1227">
            <text:p>-1227</text:p>
          </table:table-cell>
          <table:table-cell table:style-name="ce8" table:formula="of:=IF([Original.CU28] = &quot;&quot;;&quot;&quot;;[Original.CU28]+[Original.DW28])" office:value-type="float" office:value="-1216">
            <text:p>-1216</text:p>
          </table:table-cell>
          <table:table-cell table:style-name="ce8" table:formula="of:=IF([Original.CV28] = &quot;&quot;;&quot;&quot;;[Original.CV28])" office:value-type="float" office:value="-1250">
            <text:p>-1250</text:p>
          </table:table-cell>
          <table:table-cell table:style-name="ce8" table:formula="of:=IF([Original.CW28] = &quot;&quot;;&quot;&quot;;[Original.CW28]+[Original.DR28])" office:value-type="float" office:value="-1595">
            <text:p>-1595</text:p>
          </table:table-cell>
          <table:table-cell table:style-name="ce8" table:formula="of:=IF([Original.CX28] = &quot;&quot;;&quot;&quot;;[Original.CX28]+[Original.DS28])" office:value-type="float" office:value="-1595">
            <text:p>-1595</text:p>
          </table:table-cell>
          <table:table-cell table:style-name="ce8" table:formula="of:=IF([Original.CY28] = &quot;&quot;;&quot;&quot;;[Original.CY28]+[Original.DT28])" office:value-type="float" office:value="-1593">
            <text:p>-1593</text:p>
          </table:table-cell>
          <table:table-cell table:style-name="ce8" table:formula="of:=IF([Original.CZ28] = &quot;&quot;;&quot;&quot;;[Original.CZ28]+[Original.DU28])" office:value-type="float" office:value="-1587">
            <text:p>-1587</text:p>
          </table:table-cell>
          <table:table-cell table:style-name="ce8" table:formula="of:=IF([Original.DA28] = &quot;&quot;;&quot;&quot;;[Original.DA28]+[Original.DV28])" office:value-type="float" office:value="-1577">
            <text:p>-1577</text:p>
          </table:table-cell>
          <table:table-cell table:style-name="ce8" table:formula="of:=IF([Original.DB28] = &quot;&quot;;&quot;&quot;;[Original.DB28]+[Original.DW28])" office:value-type="float" office:value="-1566">
            <text:p>-1566</text:p>
          </table:table-cell>
          <table:table-cell table:style-name="ce8" table:formula="of:=IF([Original.DC28] = &quot;&quot;;&quot;&quot;;[Original.DC28])" office:value-type="float" office:value="-1600">
            <text:p>-1600</text:p>
          </table:table-cell>
          <table:table-cell table:style-name="ce8" table:formula="of:=IF([Original.DD28] = &quot;&quot;;&quot;&quot;;[Original.DD28]+[Original.DR28])" office:value-type="float" office:value="-2095">
            <text:p>-2095</text:p>
          </table:table-cell>
          <table:table-cell table:style-name="ce8" table:formula="of:=IF([Original.DE28] = &quot;&quot;;&quot;&quot;;[Original.DE28]+[Original.DS28])" office:value-type="float" office:value="-2095">
            <text:p>-2095</text:p>
          </table:table-cell>
          <table:table-cell table:style-name="ce8" table:formula="of:=IF([Original.DF28] = &quot;&quot;;&quot;&quot;;[Original.DF28]+[Original.DT28])" office:value-type="float" office:value="-2093">
            <text:p>-2093</text:p>
          </table:table-cell>
          <table:table-cell table:style-name="ce8" table:formula="of:=IF([Original.DG28] = &quot;&quot;;&quot;&quot;;[Original.DG28]+[Original.DU28])" office:value-type="float" office:value="-2087">
            <text:p>-2087</text:p>
          </table:table-cell>
          <table:table-cell table:style-name="ce8" table:formula="of:=IF([Original.DH28] = &quot;&quot;;&quot;&quot;;[Original.DH28]+[Original.DV28])" office:value-type="float" office:value="-2077">
            <text:p>-2077</text:p>
          </table:table-cell>
          <table:table-cell table:style-name="ce8" table:formula="of:=IF([Original.DI28] = &quot;&quot;;&quot;&quot;;[Original.DI28]+[Original.DW28])" office:value-type="float" office:value="-2066">
            <text:p>-2066</text:p>
          </table:table-cell>
          <table:table-cell table:style-name="ce8" table:formula="of:=IF([Original.DJ28] = &quot;&quot;;&quot;&quot;;[Original.DJ28])" office:value-type="float" office:value="-2100">
            <text:p>-2100</text:p>
          </table:table-cell>
          <table:table-cell table:style-name="ce8" table:formula="of:=IF([Original.DK28] = &quot;&quot;;&quot;&quot;;[Original.DK28]+[Original.DR28])" office:value-type="float" office:value="-2595">
            <text:p>-2595</text:p>
          </table:table-cell>
          <table:table-cell table:style-name="ce8" table:formula="of:=IF([Original.DL28] = &quot;&quot;;&quot;&quot;;[Original.DL28]+[Original.DS28])" office:value-type="float" office:value="-2595">
            <text:p>-2595</text:p>
          </table:table-cell>
          <table:table-cell table:style-name="ce8" table:formula="of:=IF([Original.DM28] = &quot;&quot;;&quot;&quot;;[Original.DM28]+[Original.DT28])" office:value-type="float" office:value="-2593">
            <text:p>-2593</text:p>
          </table:table-cell>
          <table:table-cell table:style-name="ce8" table:formula="of:=IF([Original.DN28] = &quot;&quot;;&quot;&quot;;[Original.DN28]+[Original.DU28])" office:value-type="float" office:value="-2587">
            <text:p>-2587</text:p>
          </table:table-cell>
          <table:table-cell table:style-name="ce8" table:formula="of:=IF([Original.DO28] = &quot;&quot;;&quot;&quot;;[Original.DO28]+[Original.DV28])" office:value-type="float" office:value="-2577">
            <text:p>-2577</text:p>
          </table:table-cell>
          <table:table-cell table:style-name="ce8" table:formula="of:=IF([Original.DP28] = &quot;&quot;;&quot;&quot;;[Original.DP28]+[Original.DW28])" office:value-type="float" office:value="-2566">
            <text:p>-2566</text:p>
          </table:table-cell>
          <table:table-cell table:style-name="ce17" table:formula="of:=IF([Original.DQ28] = &quot;&quot;;&quot;&quot;;[Original.DQ28])" office:value-type="float" office:value="-2600">
            <text:p>-2600</text:p>
          </table:table-cell>
          <table:table-cell table:number-columns-repeated="820"/>
        </table:table-row>
        <table:table-row table:style-name="ro1">
          <table:table-cell table:style-name="ce21" table:formula="of:=IF([Original.A29] = &quot;&quot;;&quot;&quot;;[Original.A29])" office:value-type="float" office:value="560">
            <text:p>560</text:p>
          </table:table-cell>
          <table:table-cell table:style-name="ce8" table:formula="of:=IF([Original.B29] = &quot;&quot;;&quot;&quot;;[Original.B29])" office:value-type="string" office:string-value="u">
            <text:p>u</text:p>
          </table:table-cell>
          <table:table-cell table:style-name="ce8" table:formula="of:=IF([Original.C29] = &quot;&quot;;&quot;&quot;;[Original.C29])" office:value-type="string" office:string-value="u">
            <text:p>u</text:p>
          </table:table-cell>
          <table:table-cell table:style-name="ce8" table:formula="of:=IF([Original.D29] = &quot;&quot;;&quot;&quot;;[Original.D29])" office:value-type="string" office:string-value="u">
            <text:p>u</text:p>
          </table:table-cell>
          <table:table-cell table:style-name="ce8" table:formula="of:=IF([Original.E29] = &quot;&quot;;&quot;&quot;;[Original.E29])" office:value-type="string" office:string-value="u">
            <text:p>u</text:p>
          </table:table-cell>
          <table:table-cell table:style-name="ce8" table:formula="of:=IF([Original.F29] = &quot;&quot;;&quot;&quot;;[Original.F29])" office:value-type="float" office:value="260">
            <text:p>260</text:p>
          </table:table-cell>
          <table:table-cell table:style-name="ce8" table:formula="of:=IF([Original.G29] = &quot;&quot;;&quot;&quot;;[Original.G29])" office:value-type="float" office:value="145">
            <text:p>145</text:p>
          </table:table-cell>
          <table:table-cell table:style-name="ce8" table:formula="of:=IF([Original.H29] = &quot;&quot;;&quot;&quot;;[Original.H29])" office:value-type="string" office:string-value="u">
            <text:p>u</text:p>
          </table:table-cell>
          <table:table-cell table:style-name="ce8" table:formula="of:=IF([Original.I29] = &quot;&quot;;&quot;&quot;;[Original.I29])" office:value-type="float" office:value="76">
            <text:p>76</text:p>
          </table:table-cell>
          <table:table-cell table:style-name="ce8" table:formula="of:=IF([Original.J29] = &quot;&quot;;&quot;&quot;;[Original.J29])" office:value-type="string" office:string-value="u">
            <text:p>u</text:p>
          </table:table-cell>
          <table:table-cell table:style-name="ce8" table:formula="of:=IF([Original.K29] = &quot;&quot;;&quot;&quot;;[Original.K29])" office:value-type="float" office:value="22">
            <text:p>22</text:p>
          </table:table-cell>
          <table:table-cell table:style-name="ce8" table:formula="of:=IF([Original.L29] = &quot;&quot;;&quot;&quot;;[Original.L29])" office:value-type="float" office:value="0">
            <text:p>0</text:p>
          </table:table-cell>
          <table:table-cell table:style-name="ce8" table:formula="of:=IF([Original.M29] = &quot;&quot;;&quot;&quot;;[Original.M29])" office:value-type="string" office:string-value="JS">
            <text:p>JS</text:p>
          </table:table-cell>
          <table:table-cell table:style-name="ce8" table:formula="of:=IF([Original.N29] = &quot;&quot;;&quot;&quot;;[Original.N29])" office:value-type="string" office:string-value="u">
            <text:p>u</text:p>
          </table:table-cell>
          <table:table-cell table:style-name="ce8" table:formula="of:=IF([Original.O29] = &quot;&quot;;&quot;&quot;;[Original.O29])" office:value-type="string" office:string-value="u">
            <text:p>u</text:p>
          </table:table-cell>
          <table:table-cell table:style-name="ce8" table:formula="of:=IF([Original.P29] = &quot;&quot;;&quot;&quot;;[Original.P29])" office:value-type="string" office:string-value="u">
            <text:p>u</text:p>
          </table:table-cell>
          <table:table-cell table:style-name="ce8" table:formula="of:=IF([Original.Q29] = &quot;&quot;;&quot;&quot;;[Original.Q29]+[Original.DR29])" office:value-type="float" office:value="0">
            <text:p>0</text:p>
          </table:table-cell>
          <table:table-cell table:style-name="ce8" table:formula="of:=IF([Original.R29] = &quot;&quot;;&quot;&quot;;[Original.R29]+[Original.DS29])" office:value-type="float" office:value="0">
            <text:p>0</text:p>
          </table:table-cell>
          <table:table-cell table:style-name="ce8" table:formula="of:=IF([Original.S29] = &quot;&quot;;&quot;&quot;;[Original.S29]+[Original.DT29])" office:value-type="float" office:value="0">
            <text:p>0</text:p>
          </table:table-cell>
          <table:table-cell table:style-name="ce8" table:formula="of:=IF([Original.T29] = &quot;&quot;;&quot;&quot;;[Original.T29]+[Original.DU29])" office:value-type="float" office:value="0">
            <text:p>0</text:p>
          </table:table-cell>
          <table:table-cell table:style-name="ce8" table:formula="of:=IF([Original.U29] = &quot;&quot;;&quot;&quot;;[Original.U29]+[Original.DV29])" office:value-type="float" office:value="0">
            <text:p>0</text:p>
          </table:table-cell>
          <table:table-cell table:style-name="ce8" table:formula="of:=IF([Original.V29] = &quot;&quot;;&quot;&quot;;[Original.V29]+[Original.DW29])" office:value-type="float" office:value="0">
            <text:p>0</text:p>
          </table:table-cell>
          <table:table-cell table:style-name="ce8" table:formula="of:=IF([Original.W29] = &quot;&quot;;&quot;&quot;;[Original.W29])" office:value-type="string" office:string-value="u">
            <text:p>u</text:p>
          </table:table-cell>
          <table:table-cell table:style-name="ce8" table:formula="of:=IF([Original.X29] = &quot;&quot;;&quot;&quot;;[Original.X29]+[Original.DR29])" office:value-type="float" office:value="-26">
            <text:p>-26</text:p>
          </table:table-cell>
          <table:table-cell table:style-name="ce8" table:formula="of:=IF([Original.Y29] = &quot;&quot;;&quot;&quot;;[Original.Y29]+[Original.DS29])" office:value-type="float" office:value="-26">
            <text:p>-26</text:p>
          </table:table-cell>
          <table:table-cell table:style-name="ce8" table:formula="of:=IF([Original.Z29] = &quot;&quot;;&quot;&quot;;[Original.Z29]+[Original.DT29])" office:value-type="float" office:value="-26">
            <text:p>-26</text:p>
          </table:table-cell>
          <table:table-cell table:style-name="ce8" table:formula="of:=IF([Original.AA29] = &quot;&quot;;&quot;&quot;;[Original.AA29]+[Original.DU29])" office:value-type="float" office:value="-26">
            <text:p>-26</text:p>
          </table:table-cell>
          <table:table-cell table:style-name="ce8" table:formula="of:=IF([Original.AB29] = &quot;&quot;;&quot;&quot;;[Original.AB29]+[Original.DV29])" office:value-type="float" office:value="-26">
            <text:p>-26</text:p>
          </table:table-cell>
          <table:table-cell table:style-name="ce8" table:formula="of:=IF([Original.AC29] = &quot;&quot;;&quot;&quot;;[Original.AC29]+[Original.DW29])" office:value-type="float" office:value="-26">
            <text:p>-26</text:p>
          </table:table-cell>
          <table:table-cell table:style-name="ce8" table:formula="of:=IF([Original.AD29] = &quot;&quot;;&quot;&quot;;[Original.AD29])" office:value-type="float" office:value="-26">
            <text:p>-26</text:p>
          </table:table-cell>
          <table:table-cell table:style-name="ce8" table:formula="of:=IF([Original.AE29] = &quot;&quot;;&quot;&quot;;[Original.AE29]+[Original.DR29])" office:value-type="float" office:value="-44">
            <text:p>-44</text:p>
          </table:table-cell>
          <table:table-cell table:style-name="ce8" table:formula="of:=IF([Original.AF29] = &quot;&quot;;&quot;&quot;;[Original.AF29]+[Original.DS29])" office:value-type="float" office:value="-44">
            <text:p>-44</text:p>
          </table:table-cell>
          <table:table-cell table:style-name="ce8" table:formula="of:=IF([Original.AG29] = &quot;&quot;;&quot;&quot;;[Original.AG29]+[Original.DT29])" office:value-type="float" office:value="-44">
            <text:p>-44</text:p>
          </table:table-cell>
          <table:table-cell table:style-name="ce8" table:formula="of:=IF([Original.AH29] = &quot;&quot;;&quot;&quot;;[Original.AH29]+[Original.DU29])" office:value-type="float" office:value="-44">
            <text:p>-44</text:p>
          </table:table-cell>
          <table:table-cell table:style-name="ce8" table:formula="of:=IF([Original.AI29] = &quot;&quot;;&quot;&quot;;[Original.AI29]+[Original.DV29])" office:value-type="float" office:value="-44">
            <text:p>-44</text:p>
          </table:table-cell>
          <table:table-cell table:style-name="ce8" table:formula="of:=IF([Original.AJ29] = &quot;&quot;;&quot;&quot;;[Original.AJ29]+[Original.DW29])" office:value-type="float" office:value="-44">
            <text:p>-44</text:p>
          </table:table-cell>
          <table:table-cell table:style-name="ce8" table:formula="of:=IF([Original.AK29] = &quot;&quot;;&quot;&quot;;[Original.AK29])" office:value-type="float" office:value="-44">
            <text:p>-44</text:p>
          </table:table-cell>
          <table:table-cell table:style-name="ce8" table:formula="of:=IF([Original.AL29] = &quot;&quot;;&quot;&quot;;[Original.AL29]+[Original.DR29])" office:value-type="float" office:value="-78">
            <text:p>-78</text:p>
          </table:table-cell>
          <table:table-cell table:style-name="ce8" table:formula="of:=IF([Original.AM29] = &quot;&quot;;&quot;&quot;;[Original.AM29]+[Original.DS29])" office:value-type="float" office:value="-78">
            <text:p>-78</text:p>
          </table:table-cell>
          <table:table-cell table:style-name="ce8" table:formula="of:=IF([Original.AN29] = &quot;&quot;;&quot;&quot;;[Original.AN29]+[Original.DT29])" office:value-type="float" office:value="-78">
            <text:p>-78</text:p>
          </table:table-cell>
          <table:table-cell table:style-name="ce8" table:formula="of:=IF([Original.AO29] = &quot;&quot;;&quot;&quot;;[Original.AO29]+[Original.DU29])" office:value-type="float" office:value="-78">
            <text:p>-78</text:p>
          </table:table-cell>
          <table:table-cell table:style-name="ce8" table:formula="of:=IF([Original.AP29] = &quot;&quot;;&quot;&quot;;[Original.AP29]+[Original.DV29])" office:value-type="float" office:value="-78">
            <text:p>-78</text:p>
          </table:table-cell>
          <table:table-cell table:style-name="ce8" table:formula="of:=IF([Original.AQ29] = &quot;&quot;;&quot;&quot;;[Original.AQ29]+[Original.DW29])" office:value-type="float" office:value="-78">
            <text:p>-78</text:p>
          </table:table-cell>
          <table:table-cell table:style-name="ce8" table:formula="of:=IF([Original.AR29] = &quot;&quot;;&quot;&quot;;[Original.AR29])" office:value-type="float" office:value="-78">
            <text:p>-78</text:p>
          </table:table-cell>
          <table:table-cell table:style-name="ce8" table:formula="of:=IF([Original.AS29] = &quot;&quot;;&quot;&quot;;[Original.AS29]+[Original.DR29])" office:value-type="float" office:value="-150">
            <text:p>-150</text:p>
          </table:table-cell>
          <table:table-cell table:style-name="ce8" table:formula="of:=IF([Original.AT29] = &quot;&quot;;&quot;&quot;;[Original.AT29]+[Original.DS29])" office:value-type="float" office:value="-150">
            <text:p>-150</text:p>
          </table:table-cell>
          <table:table-cell table:style-name="ce8" table:formula="of:=IF([Original.AU29] = &quot;&quot;;&quot;&quot;;[Original.AU29]+[Original.DT29])" office:value-type="float" office:value="-150">
            <text:p>-150</text:p>
          </table:table-cell>
          <table:table-cell table:style-name="ce8" table:formula="of:=IF([Original.AV29] = &quot;&quot;;&quot;&quot;;[Original.AV29]+[Original.DU29])" office:value-type="float" office:value="-150">
            <text:p>-150</text:p>
          </table:table-cell>
          <table:table-cell table:style-name="ce8" table:formula="of:=IF([Original.AW29] = &quot;&quot;;&quot;&quot;;[Original.AW29]+[Original.DV29])" office:value-type="float" office:value="-150">
            <text:p>-150</text:p>
          </table:table-cell>
          <table:table-cell table:style-name="ce8" table:formula="of:=IF([Original.AX29] = &quot;&quot;;&quot;&quot;;[Original.AX29]+[Original.DW29])" office:value-type="float" office:value="-150">
            <text:p>-150</text:p>
          </table:table-cell>
          <table:table-cell table:style-name="ce8" table:formula="of:=IF([Original.AY29] = &quot;&quot;;&quot;&quot;;[Original.AY29])" office:value-type="float" office:value="-150">
            <text:p>-150</text:p>
          </table:table-cell>
          <table:table-cell table:style-name="ce8" table:formula="of:=IF([Original.AZ29] = &quot;&quot;;&quot;&quot;;[Original.AZ29]+[Original.DR29])" office:value-type="float" office:value="-280">
            <text:p>-280</text:p>
          </table:table-cell>
          <table:table-cell table:style-name="ce8" table:formula="of:=IF([Original.BA29] = &quot;&quot;;&quot;&quot;;[Original.BA29]+[Original.DS29])" office:value-type="float" office:value="-280">
            <text:p>-280</text:p>
          </table:table-cell>
          <table:table-cell table:style-name="ce8" table:formula="of:=IF([Original.BB29] = &quot;&quot;;&quot;&quot;;[Original.BB29]+[Original.DT29])" office:value-type="float" office:value="-280">
            <text:p>-280</text:p>
          </table:table-cell>
          <table:table-cell table:style-name="ce8" table:formula="of:=IF([Original.BC29] = &quot;&quot;;&quot;&quot;;[Original.BC29]+[Original.DU29])" office:value-type="float" office:value="-280">
            <text:p>-280</text:p>
          </table:table-cell>
          <table:table-cell table:style-name="ce8" table:formula="of:=IF([Original.BD29] = &quot;&quot;;&quot;&quot;;[Original.BD29]+[Original.DV29])" office:value-type="float" office:value="-280">
            <text:p>-280</text:p>
          </table:table-cell>
          <table:table-cell table:style-name="ce8" table:formula="of:=IF([Original.BE29] = &quot;&quot;;&quot;&quot;;[Original.BE29]+[Original.DW29])" office:value-type="float" office:value="-280">
            <text:p>-280</text:p>
          </table:table-cell>
          <table:table-cell table:style-name="ce8" table:formula="of:=IF([Original.BF29] = &quot;&quot;;&quot;&quot;;[Original.BF29])" office:value-type="float" office:value="-280">
            <text:p>-280</text:p>
          </table:table-cell>
          <table:table-cell table:style-name="ce8" table:formula="of:=IF([Original.BG29] = &quot;&quot;;&quot;&quot;;[Original.BG29]+[Original.DR29])" office:value-type="float" office:value="-400">
            <text:p>-400</text:p>
          </table:table-cell>
          <table:table-cell table:style-name="ce8" table:formula="of:=IF([Original.BH29] = &quot;&quot;;&quot;&quot;;[Original.BH29]+[Original.DS29])" office:value-type="float" office:value="-400">
            <text:p>-400</text:p>
          </table:table-cell>
          <table:table-cell table:style-name="ce8" table:formula="of:=IF([Original.BI29] = &quot;&quot;;&quot;&quot;;[Original.BI29]+[Original.DT29])" office:value-type="float" office:value="-400">
            <text:p>-400</text:p>
          </table:table-cell>
          <table:table-cell table:style-name="ce8" table:formula="of:=IF([Original.BJ29] = &quot;&quot;;&quot;&quot;;[Original.BJ29]+[Original.DU29])" office:value-type="float" office:value="-400">
            <text:p>-400</text:p>
          </table:table-cell>
          <table:table-cell table:style-name="ce8" table:formula="of:=IF([Original.BK29] = &quot;&quot;;&quot;&quot;;[Original.BK29]+[Original.DV29])" office:value-type="float" office:value="-400">
            <text:p>-400</text:p>
          </table:table-cell>
          <table:table-cell table:style-name="ce8" table:formula="of:=IF([Original.BL29] = &quot;&quot;;&quot;&quot;;[Original.BL29]+[Original.DW29])" office:value-type="float" office:value="-400">
            <text:p>-400</text:p>
          </table:table-cell>
          <table:table-cell table:style-name="ce8" table:formula="of:=IF([Original.BM29] = &quot;&quot;;&quot;&quot;;[Original.BM29])" office:value-type="float" office:value="-400">
            <text:p>-400</text:p>
          </table:table-cell>
          <table:table-cell table:style-name="ce8" table:formula="of:=IF([Original.BN29] = &quot;&quot;;&quot;&quot;;[Original.BN29]+[Original.DR29])" office:value-type="float" office:value="-600">
            <text:p>-600</text:p>
          </table:table-cell>
          <table:table-cell table:style-name="ce8" table:formula="of:=IF([Original.BO29] = &quot;&quot;;&quot;&quot;;[Original.BO29]+[Original.DS29])" office:value-type="float" office:value="-600">
            <text:p>-600</text:p>
          </table:table-cell>
          <table:table-cell table:style-name="ce8" table:formula="of:=IF([Original.BP29] = &quot;&quot;;&quot;&quot;;[Original.BP29]+[Original.DT29])" office:value-type="float" office:value="-600">
            <text:p>-600</text:p>
          </table:table-cell>
          <table:table-cell table:style-name="ce8" table:formula="of:=IF([Original.BQ29] = &quot;&quot;;&quot;&quot;;[Original.BQ29]+[Original.DU29])" office:value-type="float" office:value="-600">
            <text:p>-600</text:p>
          </table:table-cell>
          <table:table-cell table:style-name="ce8" table:formula="of:=IF([Original.BR29] = &quot;&quot;;&quot;&quot;;[Original.BR29]+[Original.DV29])" office:value-type="float" office:value="-600">
            <text:p>-600</text:p>
          </table:table-cell>
          <table:table-cell table:style-name="ce8" table:formula="of:=IF([Original.BS29] = &quot;&quot;;&quot;&quot;;[Original.BS29]+[Original.DW29])" office:value-type="float" office:value="-600">
            <text:p>-600</text:p>
          </table:table-cell>
          <table:table-cell table:style-name="ce8" table:formula="of:=IF([Original.BT29] = &quot;&quot;;&quot;&quot;;[Original.BT29])" office:value-type="float" office:value="-600">
            <text:p>-600</text:p>
          </table:table-cell>
          <table:table-cell table:style-name="ce8" table:formula="of:=IF([Original.BU29] = &quot;&quot;;&quot;&quot;;[Original.BU29])" office:value-type="string" office:string-value="u">
            <text:p>u</text:p>
          </table:table-cell>
          <table:table-cell table:style-name="ce8" table:formula="of:=IF([Original.BV29] = &quot;&quot;;&quot;&quot;;[Original.BV29])" office:value-type="string" office:string-value="u">
            <text:p>u</text:p>
          </table:table-cell>
          <table:table-cell table:style-name="ce8" table:formula="of:=IF([Original.BW29] = &quot;&quot;;&quot;&quot;;[Original.BW29])" office:value-type="string" office:string-value="u">
            <text:p>u</text:p>
          </table:table-cell>
          <table:table-cell table:style-name="ce8" table:formula="of:=IF([Original.BX29] = &quot;&quot;;&quot;&quot;;[Original.BX29])" office:value-type="string" office:string-value="u">
            <text:p>u</text:p>
          </table:table-cell>
          <table:table-cell table:style-name="ce8" table:formula="of:=IF([Original.BY29] = &quot;&quot;;&quot;&quot;;[Original.BY29])" office:value-type="string" office:string-value="u">
            <text:p>u</text:p>
          </table:table-cell>
          <table:table-cell table:style-name="ce8" table:formula="of:=IF([Original.BZ29] = &quot;&quot;;&quot;&quot;;[Original.BZ29])" office:value-type="string" office:string-value="u">
            <text:p>u</text:p>
          </table:table-cell>
          <table:table-cell table:style-name="ce8" table:formula="of:=IF([Original.CA29] = &quot;&quot;;&quot;&quot;;[Original.CA29])" office:value-type="string" office:string-value="u">
            <text:p>u</text:p>
          </table:table-cell>
          <table:table-cell table:style-name="ce8" table:formula="of:=IF([Original.CB29] = &quot;&quot;;&quot;&quot;;[Original.CB29])" office:value-type="string" office:string-value="u">
            <text:p>u</text:p>
          </table:table-cell>
          <table:table-cell table:style-name="ce8" table:formula="of:=IF([Original.CC29] = &quot;&quot;;&quot;&quot;;[Original.CC29])" office:value-type="string" office:string-value="u">
            <text:p>u</text:p>
          </table:table-cell>
          <table:table-cell table:style-name="ce8" table:formula="of:=IF([Original.CD29] = &quot;&quot;;&quot;&quot;;[Original.CD29])" office:value-type="string" office:string-value="u">
            <text:p>u</text:p>
          </table:table-cell>
          <table:table-cell table:style-name="ce8" table:formula="of:=IF([Original.CE29] = &quot;&quot;;&quot;&quot;;[Original.CE29])" office:value-type="string" office:string-value="u">
            <text:p>u</text:p>
          </table:table-cell>
          <table:table-cell table:style-name="ce8" table:formula="of:=IF([Original.CF29] = &quot;&quot;;&quot;&quot;;[Original.CF29])" office:value-type="string" office:string-value="u">
            <text:p>u</text:p>
          </table:table-cell>
          <table:table-cell table:style-name="ce8" table:formula="of:=IF([Original.CG29] = &quot;&quot;;&quot;&quot;;[Original.CG29])" office:value-type="string" office:string-value="u">
            <text:p>u</text:p>
          </table:table-cell>
          <table:table-cell table:style-name="ce8" table:formula="of:=IF([Original.CH29] = &quot;&quot;;&quot;&quot;;[Original.CH29])" office:value-type="string" office:string-value="u">
            <text:p>u</text:p>
          </table:table-cell>
          <table:table-cell table:style-name="ce8" table:formula="of:=IF([Original.CI29] = &quot;&quot;;&quot;&quot;;[Original.CI29])" office:value-type="string" office:string-value="u">
            <text:p>u</text:p>
          </table:table-cell>
          <table:table-cell table:style-name="ce8" table:formula="of:=IF([Original.CJ29] = &quot;&quot;;&quot;&quot;;[Original.CJ29])" office:value-type="string" office:string-value="u">
            <text:p>u</text:p>
          </table:table-cell>
          <table:table-cell table:style-name="ce8" table:formula="of:=IF([Original.CK29] = &quot;&quot;;&quot;&quot;;[Original.CK29])" office:value-type="string" office:string-value="u">
            <text:p>u</text:p>
          </table:table-cell>
          <table:table-cell table:style-name="ce8" table:formula="of:=IF([Original.CL29] = &quot;&quot;;&quot;&quot;;[Original.CL29])" office:value-type="string" office:string-value="u">
            <text:p>u</text:p>
          </table:table-cell>
          <table:table-cell table:style-name="ce8" table:formula="of:=IF([Original.CM29] = &quot;&quot;;&quot;&quot;;[Original.CM29])" office:value-type="string" office:string-value="u">
            <text:p>u</text:p>
          </table:table-cell>
          <table:table-cell table:style-name="ce8" table:formula="of:=IF([Original.CN29] = &quot;&quot;;&quot;&quot;;[Original.CN29])" office:value-type="string" office:string-value="u">
            <text:p>u</text:p>
          </table:table-cell>
          <table:table-cell table:style-name="ce8" table:formula="of:=IF([Original.CO29] = &quot;&quot;;&quot;&quot;;[Original.CO29])" office:value-type="string" office:string-value="u">
            <text:p>u</text:p>
          </table:table-cell>
          <table:table-cell table:style-name="ce8" table:formula="of:=IF([Original.CP29] = &quot;&quot;;&quot;&quot;;[Original.CP29])" office:value-type="string" office:string-value="u">
            <text:p>u</text:p>
          </table:table-cell>
          <table:table-cell table:style-name="ce8" table:formula="of:=IF([Original.CQ29] = &quot;&quot;;&quot;&quot;;[Original.CQ29])" office:value-type="string" office:string-value="u">
            <text:p>u</text:p>
          </table:table-cell>
          <table:table-cell table:style-name="ce8" table:formula="of:=IF([Original.CR29] = &quot;&quot;;&quot;&quot;;[Original.CR29])" office:value-type="string" office:string-value="u">
            <text:p>u</text:p>
          </table:table-cell>
          <table:table-cell table:style-name="ce8" table:formula="of:=IF([Original.CS29] = &quot;&quot;;&quot;&quot;;[Original.CS29])" office:value-type="string" office:string-value="u">
            <text:p>u</text:p>
          </table:table-cell>
          <table:table-cell table:style-name="ce8" table:formula="of:=IF([Original.CT29] = &quot;&quot;;&quot;&quot;;[Original.CT29])" office:value-type="string" office:string-value="u">
            <text:p>u</text:p>
          </table:table-cell>
          <table:table-cell table:style-name="ce8" table:formula="of:=IF([Original.CU29] = &quot;&quot;;&quot;&quot;;[Original.CU29])" office:value-type="string" office:string-value="u">
            <text:p>u</text:p>
          </table:table-cell>
          <table:table-cell table:style-name="ce8" table:formula="of:=IF([Original.CV29] = &quot;&quot;;&quot;&quot;;[Original.CV29])" office:value-type="string" office:string-value="u">
            <text:p>u</text:p>
          </table:table-cell>
          <table:table-cell table:style-name="ce8" table:formula="of:=IF([Original.CW29] = &quot;&quot;;&quot;&quot;;[Original.CW29])" office:value-type="string" office:string-value="u">
            <text:p>u</text:p>
          </table:table-cell>
          <table:table-cell table:style-name="ce8" table:formula="of:=IF([Original.CX29] = &quot;&quot;;&quot;&quot;;[Original.CX29])" office:value-type="string" office:string-value="u">
            <text:p>u</text:p>
          </table:table-cell>
          <table:table-cell table:style-name="ce8" table:formula="of:=IF([Original.CY29] = &quot;&quot;;&quot;&quot;;[Original.CY29])" office:value-type="string" office:string-value="u">
            <text:p>u</text:p>
          </table:table-cell>
          <table:table-cell table:style-name="ce8" table:formula="of:=IF([Original.CZ29] = &quot;&quot;;&quot;&quot;;[Original.CZ29])" office:value-type="string" office:string-value="u">
            <text:p>u</text:p>
          </table:table-cell>
          <table:table-cell table:style-name="ce8" table:formula="of:=IF([Original.DA29] = &quot;&quot;;&quot;&quot;;[Original.DA29])" office:value-type="string" office:string-value="u">
            <text:p>u</text:p>
          </table:table-cell>
          <table:table-cell table:style-name="ce8" table:formula="of:=IF([Original.DB29] = &quot;&quot;;&quot;&quot;;[Original.DB29])" office:value-type="string" office:string-value="u">
            <text:p>u</text:p>
          </table:table-cell>
          <table:table-cell table:style-name="ce8" table:formula="of:=IF([Original.DC29] = &quot;&quot;;&quot;&quot;;[Original.DC29])" office:value-type="string" office:string-value="u">
            <text:p>u</text:p>
          </table:table-cell>
          <table:table-cell table:style-name="ce8" table:formula="of:=IF([Original.DD29] = &quot;&quot;;&quot;&quot;;[Original.DD29])" office:value-type="string" office:string-value="u">
            <text:p>u</text:p>
          </table:table-cell>
          <table:table-cell table:style-name="ce8" table:formula="of:=IF([Original.DE29] = &quot;&quot;;&quot;&quot;;[Original.DE29])" office:value-type="string" office:string-value="u">
            <text:p>u</text:p>
          </table:table-cell>
          <table:table-cell table:style-name="ce8" table:formula="of:=IF([Original.DF29] = &quot;&quot;;&quot;&quot;;[Original.DF29])" office:value-type="string" office:string-value="u">
            <text:p>u</text:p>
          </table:table-cell>
          <table:table-cell table:style-name="ce8" table:formula="of:=IF([Original.DG29] = &quot;&quot;;&quot;&quot;;[Original.DG29])" office:value-type="string" office:string-value="u">
            <text:p>u</text:p>
          </table:table-cell>
          <table:table-cell table:style-name="ce8" table:formula="of:=IF([Original.DH29] = &quot;&quot;;&quot;&quot;;[Original.DH29])" office:value-type="string" office:string-value="u">
            <text:p>u</text:p>
          </table:table-cell>
          <table:table-cell table:style-name="ce8" table:formula="of:=IF([Original.DI29] = &quot;&quot;;&quot;&quot;;[Original.DI29])" office:value-type="string" office:string-value="u">
            <text:p>u</text:p>
          </table:table-cell>
          <table:table-cell table:style-name="ce8" table:formula="of:=IF([Original.DJ29] = &quot;&quot;;&quot;&quot;;[Original.DJ29])" office:value-type="string" office:string-value="u">
            <text:p>u</text:p>
          </table:table-cell>
          <table:table-cell table:style-name="ce8" table:formula="of:=IF([Original.DK29] = &quot;&quot;;&quot;&quot;;[Original.DK29])" office:value-type="string" office:string-value="u">
            <text:p>u</text:p>
          </table:table-cell>
          <table:table-cell table:style-name="ce8" table:formula="of:=IF([Original.DL29] = &quot;&quot;;&quot;&quot;;[Original.DL29])" office:value-type="string" office:string-value="u">
            <text:p>u</text:p>
          </table:table-cell>
          <table:table-cell table:style-name="ce8" table:formula="of:=IF([Original.DM29] = &quot;&quot;;&quot;&quot;;[Original.DM29])" office:value-type="string" office:string-value="u">
            <text:p>u</text:p>
          </table:table-cell>
          <table:table-cell table:style-name="ce8" table:formula="of:=IF([Original.DN29] = &quot;&quot;;&quot;&quot;;[Original.DN29])" office:value-type="string" office:string-value="u">
            <text:p>u</text:p>
          </table:table-cell>
          <table:table-cell table:style-name="ce8" table:formula="of:=IF([Original.DO29] = &quot;&quot;;&quot;&quot;;[Original.DO29])" office:value-type="string" office:string-value="u">
            <text:p>u</text:p>
          </table:table-cell>
          <table:table-cell table:style-name="ce8" table:formula="of:=IF([Original.DP29] = &quot;&quot;;&quot;&quot;;[Original.DP29])" office:value-type="string" office:string-value="u">
            <text:p>u</text:p>
          </table:table-cell>
          <table:table-cell table:style-name="ce17" table:formula="of:=IF([Original.DQ29] = &quot;&quot;;&quot;&quot;;[Original.DQ29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0] = &quot;&quot;;&quot;&quot;;[Original.A30])" office:value-type="float" office:value="630">
            <text:p>630</text:p>
          </table:table-cell>
          <table:table-cell table:style-name="ce8" table:formula="of:=IF([Original.B30] = &quot;&quot;;&quot;&quot;;[Original.B30])" office:value-type="string" office:string-value="u">
            <text:p>u</text:p>
          </table:table-cell>
          <table:table-cell table:style-name="ce8" table:formula="of:=IF([Original.C30] = &quot;&quot;;&quot;&quot;;[Original.C30])" office:value-type="string" office:string-value="u">
            <text:p>u</text:p>
          </table:table-cell>
          <table:table-cell table:style-name="ce8" table:formula="of:=IF([Original.D30] = &quot;&quot;;&quot;&quot;;[Original.D30])" office:value-type="string" office:string-value="u">
            <text:p>u</text:p>
          </table:table-cell>
          <table:table-cell table:style-name="ce8" table:formula="of:=IF([Original.E30] = &quot;&quot;;&quot;&quot;;[Original.E30])" office:value-type="string" office:string-value="u">
            <text:p>u</text:p>
          </table:table-cell>
          <table:table-cell table:style-name="ce8" table:formula="of:=IF([Original.F30] = &quot;&quot;;&quot;&quot;;[Original.F30])" office:value-type="float" office:value="260">
            <text:p>260</text:p>
          </table:table-cell>
          <table:table-cell table:style-name="ce8" table:formula="of:=IF([Original.G30] = &quot;&quot;;&quot;&quot;;[Original.G30])" office:value-type="float" office:value="145">
            <text:p>145</text:p>
          </table:table-cell>
          <table:table-cell table:style-name="ce8" table:formula="of:=IF([Original.H30] = &quot;&quot;;&quot;&quot;;[Original.H30])" office:value-type="string" office:string-value="u">
            <text:p>u</text:p>
          </table:table-cell>
          <table:table-cell table:style-name="ce8" table:formula="of:=IF([Original.I30] = &quot;&quot;;&quot;&quot;;[Original.I30])" office:value-type="float" office:value="76">
            <text:p>76</text:p>
          </table:table-cell>
          <table:table-cell table:style-name="ce8" table:formula="of:=IF([Original.J30] = &quot;&quot;;&quot;&quot;;[Original.J30])" office:value-type="string" office:string-value="u">
            <text:p>u</text:p>
          </table:table-cell>
          <table:table-cell table:style-name="ce8" table:formula="of:=IF([Original.K30] = &quot;&quot;;&quot;&quot;;[Original.K30])" office:value-type="float" office:value="22">
            <text:p>22</text:p>
          </table:table-cell>
          <table:table-cell table:style-name="ce8" table:formula="of:=IF([Original.L30] = &quot;&quot;;&quot;&quot;;[Original.L30])" office:value-type="float" office:value="0">
            <text:p>0</text:p>
          </table:table-cell>
          <table:table-cell table:style-name="ce8" table:formula="of:=IF([Original.M30] = &quot;&quot;;&quot;&quot;;[Original.M30])" office:value-type="string" office:string-value="JS">
            <text:p>JS</text:p>
          </table:table-cell>
          <table:table-cell table:style-name="ce8" table:formula="of:=IF([Original.N30] = &quot;&quot;;&quot;&quot;;[Original.N30])" office:value-type="string" office:string-value="u">
            <text:p>u</text:p>
          </table:table-cell>
          <table:table-cell table:style-name="ce8" table:formula="of:=IF([Original.O30] = &quot;&quot;;&quot;&quot;;[Original.O30])" office:value-type="string" office:string-value="u">
            <text:p>u</text:p>
          </table:table-cell>
          <table:table-cell table:style-name="ce8" table:formula="of:=IF([Original.P30] = &quot;&quot;;&quot;&quot;;[Original.P30])" office:value-type="string" office:string-value="u">
            <text:p>u</text:p>
          </table:table-cell>
          <table:table-cell table:style-name="ce8" table:formula="of:=IF([Original.Q30] = &quot;&quot;;&quot;&quot;;[Original.Q30]+[Original.DR30])" office:value-type="float" office:value="0">
            <text:p>0</text:p>
          </table:table-cell>
          <table:table-cell table:style-name="ce8" table:formula="of:=IF([Original.R30] = &quot;&quot;;&quot;&quot;;[Original.R30]+[Original.DS30])" office:value-type="float" office:value="0">
            <text:p>0</text:p>
          </table:table-cell>
          <table:table-cell table:style-name="ce8" table:formula="of:=IF([Original.S30] = &quot;&quot;;&quot;&quot;;[Original.S30]+[Original.DT30])" office:value-type="float" office:value="0">
            <text:p>0</text:p>
          </table:table-cell>
          <table:table-cell table:style-name="ce8" table:formula="of:=IF([Original.T30] = &quot;&quot;;&quot;&quot;;[Original.T30]+[Original.DU30])" office:value-type="float" office:value="0">
            <text:p>0</text:p>
          </table:table-cell>
          <table:table-cell table:style-name="ce8" table:formula="of:=IF([Original.U30] = &quot;&quot;;&quot;&quot;;[Original.U30]+[Original.DV30])" office:value-type="float" office:value="0">
            <text:p>0</text:p>
          </table:table-cell>
          <table:table-cell table:style-name="ce8" table:formula="of:=IF([Original.V30] = &quot;&quot;;&quot;&quot;;[Original.V30]+[Original.DW30])" office:value-type="float" office:value="0">
            <text:p>0</text:p>
          </table:table-cell>
          <table:table-cell table:style-name="ce8" table:formula="of:=IF([Original.W30] = &quot;&quot;;&quot;&quot;;[Original.W30])" office:value-type="string" office:string-value="u">
            <text:p>u</text:p>
          </table:table-cell>
          <table:table-cell table:style-name="ce8" table:formula="of:=IF([Original.X30] = &quot;&quot;;&quot;&quot;;[Original.X30]+[Original.DR30])" office:value-type="float" office:value="-26">
            <text:p>-26</text:p>
          </table:table-cell>
          <table:table-cell table:style-name="ce8" table:formula="of:=IF([Original.Y30] = &quot;&quot;;&quot;&quot;;[Original.Y30]+[Original.DS30])" office:value-type="float" office:value="-26">
            <text:p>-26</text:p>
          </table:table-cell>
          <table:table-cell table:style-name="ce8" table:formula="of:=IF([Original.Z30] = &quot;&quot;;&quot;&quot;;[Original.Z30]+[Original.DT30])" office:value-type="float" office:value="-26">
            <text:p>-26</text:p>
          </table:table-cell>
          <table:table-cell table:style-name="ce8" table:formula="of:=IF([Original.AA30] = &quot;&quot;;&quot;&quot;;[Original.AA30]+[Original.DU30])" office:value-type="float" office:value="-26">
            <text:p>-26</text:p>
          </table:table-cell>
          <table:table-cell table:style-name="ce8" table:formula="of:=IF([Original.AB30] = &quot;&quot;;&quot;&quot;;[Original.AB30]+[Original.DV30])" office:value-type="float" office:value="-26">
            <text:p>-26</text:p>
          </table:table-cell>
          <table:table-cell table:style-name="ce8" table:formula="of:=IF([Original.AC30] = &quot;&quot;;&quot;&quot;;[Original.AC30]+[Original.DW30])" office:value-type="float" office:value="-26">
            <text:p>-26</text:p>
          </table:table-cell>
          <table:table-cell table:style-name="ce8" table:formula="of:=IF([Original.AD30] = &quot;&quot;;&quot;&quot;;[Original.AD30])" office:value-type="float" office:value="-26">
            <text:p>-26</text:p>
          </table:table-cell>
          <table:table-cell table:style-name="ce8" table:formula="of:=IF([Original.AE30] = &quot;&quot;;&quot;&quot;;[Original.AE30]+[Original.DR30])" office:value-type="float" office:value="-44">
            <text:p>-44</text:p>
          </table:table-cell>
          <table:table-cell table:style-name="ce8" table:formula="of:=IF([Original.AF30] = &quot;&quot;;&quot;&quot;;[Original.AF30]+[Original.DS30])" office:value-type="float" office:value="-44">
            <text:p>-44</text:p>
          </table:table-cell>
          <table:table-cell table:style-name="ce8" table:formula="of:=IF([Original.AG30] = &quot;&quot;;&quot;&quot;;[Original.AG30]+[Original.DT30])" office:value-type="float" office:value="-44">
            <text:p>-44</text:p>
          </table:table-cell>
          <table:table-cell table:style-name="ce8" table:formula="of:=IF([Original.AH30] = &quot;&quot;;&quot;&quot;;[Original.AH30]+[Original.DU30])" office:value-type="float" office:value="-44">
            <text:p>-44</text:p>
          </table:table-cell>
          <table:table-cell table:style-name="ce8" table:formula="of:=IF([Original.AI30] = &quot;&quot;;&quot;&quot;;[Original.AI30]+[Original.DV30])" office:value-type="float" office:value="-44">
            <text:p>-44</text:p>
          </table:table-cell>
          <table:table-cell table:style-name="ce8" table:formula="of:=IF([Original.AJ30] = &quot;&quot;;&quot;&quot;;[Original.AJ30]+[Original.DW30])" office:value-type="float" office:value="-44">
            <text:p>-44</text:p>
          </table:table-cell>
          <table:table-cell table:style-name="ce8" table:formula="of:=IF([Original.AK30] = &quot;&quot;;&quot;&quot;;[Original.AK30])" office:value-type="float" office:value="-44">
            <text:p>-44</text:p>
          </table:table-cell>
          <table:table-cell table:style-name="ce8" table:formula="of:=IF([Original.AL30] = &quot;&quot;;&quot;&quot;;[Original.AL30]+[Original.DR30])" office:value-type="float" office:value="-78">
            <text:p>-78</text:p>
          </table:table-cell>
          <table:table-cell table:style-name="ce8" table:formula="of:=IF([Original.AM30] = &quot;&quot;;&quot;&quot;;[Original.AM30]+[Original.DS30])" office:value-type="float" office:value="-78">
            <text:p>-78</text:p>
          </table:table-cell>
          <table:table-cell table:style-name="ce8" table:formula="of:=IF([Original.AN30] = &quot;&quot;;&quot;&quot;;[Original.AN30]+[Original.DT30])" office:value-type="float" office:value="-78">
            <text:p>-78</text:p>
          </table:table-cell>
          <table:table-cell table:style-name="ce8" table:formula="of:=IF([Original.AO30] = &quot;&quot;;&quot;&quot;;[Original.AO30]+[Original.DU30])" office:value-type="float" office:value="-78">
            <text:p>-78</text:p>
          </table:table-cell>
          <table:table-cell table:style-name="ce8" table:formula="of:=IF([Original.AP30] = &quot;&quot;;&quot;&quot;;[Original.AP30]+[Original.DV30])" office:value-type="float" office:value="-78">
            <text:p>-78</text:p>
          </table:table-cell>
          <table:table-cell table:style-name="ce8" table:formula="of:=IF([Original.AQ30] = &quot;&quot;;&quot;&quot;;[Original.AQ30]+[Original.DW30])" office:value-type="float" office:value="-78">
            <text:p>-78</text:p>
          </table:table-cell>
          <table:table-cell table:style-name="ce8" table:formula="of:=IF([Original.AR30] = &quot;&quot;;&quot;&quot;;[Original.AR30])" office:value-type="float" office:value="-78">
            <text:p>-78</text:p>
          </table:table-cell>
          <table:table-cell table:style-name="ce8" table:formula="of:=IF([Original.AS30] = &quot;&quot;;&quot;&quot;;[Original.AS30]+[Original.DR30])" office:value-type="float" office:value="-155">
            <text:p>-155</text:p>
          </table:table-cell>
          <table:table-cell table:style-name="ce8" table:formula="of:=IF([Original.AT30] = &quot;&quot;;&quot;&quot;;[Original.AT30]+[Original.DS30])" office:value-type="float" office:value="-155">
            <text:p>-155</text:p>
          </table:table-cell>
          <table:table-cell table:style-name="ce8" table:formula="of:=IF([Original.AU30] = &quot;&quot;;&quot;&quot;;[Original.AU30]+[Original.DT30])" office:value-type="float" office:value="-155">
            <text:p>-155</text:p>
          </table:table-cell>
          <table:table-cell table:style-name="ce8" table:formula="of:=IF([Original.AV30] = &quot;&quot;;&quot;&quot;;[Original.AV30]+[Original.DU30])" office:value-type="float" office:value="-155">
            <text:p>-155</text:p>
          </table:table-cell>
          <table:table-cell table:style-name="ce8" table:formula="of:=IF([Original.AW30] = &quot;&quot;;&quot;&quot;;[Original.AW30]+[Original.DV30])" office:value-type="float" office:value="-155">
            <text:p>-155</text:p>
          </table:table-cell>
          <table:table-cell table:style-name="ce8" table:formula="of:=IF([Original.AX30] = &quot;&quot;;&quot;&quot;;[Original.AX30]+[Original.DW30])" office:value-type="float" office:value="-155">
            <text:p>-155</text:p>
          </table:table-cell>
          <table:table-cell table:style-name="ce8" table:formula="of:=IF([Original.AY30] = &quot;&quot;;&quot;&quot;;[Original.AY30])" office:value-type="float" office:value="-155">
            <text:p>-155</text:p>
          </table:table-cell>
          <table:table-cell table:style-name="ce8" table:formula="of:=IF([Original.AZ30] = &quot;&quot;;&quot;&quot;;[Original.AZ30]+[Original.DR30])" office:value-type="float" office:value="-310">
            <text:p>-310</text:p>
          </table:table-cell>
          <table:table-cell table:style-name="ce8" table:formula="of:=IF([Original.BA30] = &quot;&quot;;&quot;&quot;;[Original.BA30]+[Original.DS30])" office:value-type="float" office:value="-310">
            <text:p>-310</text:p>
          </table:table-cell>
          <table:table-cell table:style-name="ce8" table:formula="of:=IF([Original.BB30] = &quot;&quot;;&quot;&quot;;[Original.BB30]+[Original.DT30])" office:value-type="float" office:value="-310">
            <text:p>-310</text:p>
          </table:table-cell>
          <table:table-cell table:style-name="ce8" table:formula="of:=IF([Original.BC30] = &quot;&quot;;&quot;&quot;;[Original.BC30]+[Original.DU30])" office:value-type="float" office:value="-310">
            <text:p>-310</text:p>
          </table:table-cell>
          <table:table-cell table:style-name="ce8" table:formula="of:=IF([Original.BD30] = &quot;&quot;;&quot;&quot;;[Original.BD30]+[Original.DV30])" office:value-type="float" office:value="-310">
            <text:p>-310</text:p>
          </table:table-cell>
          <table:table-cell table:style-name="ce8" table:formula="of:=IF([Original.BE30] = &quot;&quot;;&quot;&quot;;[Original.BE30]+[Original.DW30])" office:value-type="float" office:value="-310">
            <text:p>-310</text:p>
          </table:table-cell>
          <table:table-cell table:style-name="ce8" table:formula="of:=IF([Original.BF30] = &quot;&quot;;&quot;&quot;;[Original.BF30])" office:value-type="float" office:value="-310">
            <text:p>-310</text:p>
          </table:table-cell>
          <table:table-cell table:style-name="ce8" table:formula="of:=IF([Original.BG30] = &quot;&quot;;&quot;&quot;;[Original.BG30]+[Original.DR30])" office:value-type="float" office:value="-450">
            <text:p>-450</text:p>
          </table:table-cell>
          <table:table-cell table:style-name="ce8" table:formula="of:=IF([Original.BH30] = &quot;&quot;;&quot;&quot;;[Original.BH30]+[Original.DS30])" office:value-type="float" office:value="-450">
            <text:p>-450</text:p>
          </table:table-cell>
          <table:table-cell table:style-name="ce8" table:formula="of:=IF([Original.BI30] = &quot;&quot;;&quot;&quot;;[Original.BI30]+[Original.DT30])" office:value-type="float" office:value="-450">
            <text:p>-450</text:p>
          </table:table-cell>
          <table:table-cell table:style-name="ce8" table:formula="of:=IF([Original.BJ30] = &quot;&quot;;&quot;&quot;;[Original.BJ30]+[Original.DU30])" office:value-type="float" office:value="-450">
            <text:p>-450</text:p>
          </table:table-cell>
          <table:table-cell table:style-name="ce8" table:formula="of:=IF([Original.BK30] = &quot;&quot;;&quot;&quot;;[Original.BK30]+[Original.DV30])" office:value-type="float" office:value="-450">
            <text:p>-450</text:p>
          </table:table-cell>
          <table:table-cell table:style-name="ce8" table:formula="of:=IF([Original.BL30] = &quot;&quot;;&quot;&quot;;[Original.BL30]+[Original.DW30])" office:value-type="float" office:value="-450">
            <text:p>-450</text:p>
          </table:table-cell>
          <table:table-cell table:style-name="ce8" table:formula="of:=IF([Original.BM30] = &quot;&quot;;&quot;&quot;;[Original.BM30])" office:value-type="float" office:value="-450">
            <text:p>-450</text:p>
          </table:table-cell>
          <table:table-cell table:style-name="ce8" table:formula="of:=IF([Original.BN30] = &quot;&quot;;&quot;&quot;;[Original.BN30]+[Original.DR30])" office:value-type="float" office:value="-660">
            <text:p>-660</text:p>
          </table:table-cell>
          <table:table-cell table:style-name="ce8" table:formula="of:=IF([Original.BO30] = &quot;&quot;;&quot;&quot;;[Original.BO30]+[Original.DS30])" office:value-type="float" office:value="-660">
            <text:p>-660</text:p>
          </table:table-cell>
          <table:table-cell table:style-name="ce8" table:formula="of:=IF([Original.BP30] = &quot;&quot;;&quot;&quot;;[Original.BP30]+[Original.DT30])" office:value-type="float" office:value="-660">
            <text:p>-660</text:p>
          </table:table-cell>
          <table:table-cell table:style-name="ce8" table:formula="of:=IF([Original.BQ30] = &quot;&quot;;&quot;&quot;;[Original.BQ30]+[Original.DU30])" office:value-type="float" office:value="-660">
            <text:p>-660</text:p>
          </table:table-cell>
          <table:table-cell table:style-name="ce8" table:formula="of:=IF([Original.BR30] = &quot;&quot;;&quot;&quot;;[Original.BR30]+[Original.DV30])" office:value-type="float" office:value="-660">
            <text:p>-660</text:p>
          </table:table-cell>
          <table:table-cell table:style-name="ce8" table:formula="of:=IF([Original.BS30] = &quot;&quot;;&quot;&quot;;[Original.BS30]+[Original.DW30])" office:value-type="float" office:value="-660">
            <text:p>-660</text:p>
          </table:table-cell>
          <table:table-cell table:style-name="ce8" table:formula="of:=IF([Original.BT30] = &quot;&quot;;&quot;&quot;;[Original.BT30])" office:value-type="float" office:value="-660">
            <text:p>-660</text:p>
          </table:table-cell>
          <table:table-cell table:style-name="ce8" table:formula="of:=IF([Original.BU30] = &quot;&quot;;&quot;&quot;;[Original.BU30])" office:value-type="string" office:string-value="u">
            <text:p>u</text:p>
          </table:table-cell>
          <table:table-cell table:style-name="ce8" table:formula="of:=IF([Original.BV30] = &quot;&quot;;&quot;&quot;;[Original.BV30])" office:value-type="string" office:string-value="u">
            <text:p>u</text:p>
          </table:table-cell>
          <table:table-cell table:style-name="ce8" table:formula="of:=IF([Original.BW30] = &quot;&quot;;&quot;&quot;;[Original.BW30])" office:value-type="string" office:string-value="u">
            <text:p>u</text:p>
          </table:table-cell>
          <table:table-cell table:style-name="ce8" table:formula="of:=IF([Original.BX30] = &quot;&quot;;&quot;&quot;;[Original.BX30])" office:value-type="string" office:string-value="u">
            <text:p>u</text:p>
          </table:table-cell>
          <table:table-cell table:style-name="ce8" table:formula="of:=IF([Original.BY30] = &quot;&quot;;&quot;&quot;;[Original.BY30])" office:value-type="string" office:string-value="u">
            <text:p>u</text:p>
          </table:table-cell>
          <table:table-cell table:style-name="ce8" table:formula="of:=IF([Original.BZ30] = &quot;&quot;;&quot;&quot;;[Original.BZ30])" office:value-type="string" office:string-value="u">
            <text:p>u</text:p>
          </table:table-cell>
          <table:table-cell table:style-name="ce8" table:formula="of:=IF([Original.CA30] = &quot;&quot;;&quot;&quot;;[Original.CA30])" office:value-type="string" office:string-value="u">
            <text:p>u</text:p>
          </table:table-cell>
          <table:table-cell table:style-name="ce8" table:formula="of:=IF([Original.CB30] = &quot;&quot;;&quot;&quot;;[Original.CB30])" office:value-type="string" office:string-value="u">
            <text:p>u</text:p>
          </table:table-cell>
          <table:table-cell table:style-name="ce8" table:formula="of:=IF([Original.CC30] = &quot;&quot;;&quot;&quot;;[Original.CC30])" office:value-type="string" office:string-value="u">
            <text:p>u</text:p>
          </table:table-cell>
          <table:table-cell table:style-name="ce8" table:formula="of:=IF([Original.CD30] = &quot;&quot;;&quot;&quot;;[Original.CD30])" office:value-type="string" office:string-value="u">
            <text:p>u</text:p>
          </table:table-cell>
          <table:table-cell table:style-name="ce8" table:formula="of:=IF([Original.CE30] = &quot;&quot;;&quot;&quot;;[Original.CE30])" office:value-type="string" office:string-value="u">
            <text:p>u</text:p>
          </table:table-cell>
          <table:table-cell table:style-name="ce8" table:formula="of:=IF([Original.CF30] = &quot;&quot;;&quot;&quot;;[Original.CF30])" office:value-type="string" office:string-value="u">
            <text:p>u</text:p>
          </table:table-cell>
          <table:table-cell table:style-name="ce8" table:formula="of:=IF([Original.CG30] = &quot;&quot;;&quot;&quot;;[Original.CG30])" office:value-type="string" office:string-value="u">
            <text:p>u</text:p>
          </table:table-cell>
          <table:table-cell table:style-name="ce8" table:formula="of:=IF([Original.CH30] = &quot;&quot;;&quot;&quot;;[Original.CH30])" office:value-type="string" office:string-value="u">
            <text:p>u</text:p>
          </table:table-cell>
          <table:table-cell table:style-name="ce8" table:formula="of:=IF([Original.CI30] = &quot;&quot;;&quot;&quot;;[Original.CI30])" office:value-type="string" office:string-value="u">
            <text:p>u</text:p>
          </table:table-cell>
          <table:table-cell table:style-name="ce8" table:formula="of:=IF([Original.CJ30] = &quot;&quot;;&quot;&quot;;[Original.CJ30])" office:value-type="string" office:string-value="u">
            <text:p>u</text:p>
          </table:table-cell>
          <table:table-cell table:style-name="ce8" table:formula="of:=IF([Original.CK30] = &quot;&quot;;&quot;&quot;;[Original.CK30])" office:value-type="string" office:string-value="u">
            <text:p>u</text:p>
          </table:table-cell>
          <table:table-cell table:style-name="ce8" table:formula="of:=IF([Original.CL30] = &quot;&quot;;&quot;&quot;;[Original.CL30])" office:value-type="string" office:string-value="u">
            <text:p>u</text:p>
          </table:table-cell>
          <table:table-cell table:style-name="ce8" table:formula="of:=IF([Original.CM30] = &quot;&quot;;&quot;&quot;;[Original.CM30])" office:value-type="string" office:string-value="u">
            <text:p>u</text:p>
          </table:table-cell>
          <table:table-cell table:style-name="ce8" table:formula="of:=IF([Original.CN30] = &quot;&quot;;&quot;&quot;;[Original.CN30])" office:value-type="string" office:string-value="u">
            <text:p>u</text:p>
          </table:table-cell>
          <table:table-cell table:style-name="ce8" table:formula="of:=IF([Original.CO30] = &quot;&quot;;&quot;&quot;;[Original.CO30])" office:value-type="string" office:string-value="u">
            <text:p>u</text:p>
          </table:table-cell>
          <table:table-cell table:style-name="ce8" table:formula="of:=IF([Original.CP30] = &quot;&quot;;&quot;&quot;;[Original.CP30])" office:value-type="string" office:string-value="u">
            <text:p>u</text:p>
          </table:table-cell>
          <table:table-cell table:style-name="ce8" table:formula="of:=IF([Original.CQ30] = &quot;&quot;;&quot;&quot;;[Original.CQ30])" office:value-type="string" office:string-value="u">
            <text:p>u</text:p>
          </table:table-cell>
          <table:table-cell table:style-name="ce8" table:formula="of:=IF([Original.CR30] = &quot;&quot;;&quot;&quot;;[Original.CR30])" office:value-type="string" office:string-value="u">
            <text:p>u</text:p>
          </table:table-cell>
          <table:table-cell table:style-name="ce8" table:formula="of:=IF([Original.CS30] = &quot;&quot;;&quot;&quot;;[Original.CS30])" office:value-type="string" office:string-value="u">
            <text:p>u</text:p>
          </table:table-cell>
          <table:table-cell table:style-name="ce8" table:formula="of:=IF([Original.CT30] = &quot;&quot;;&quot;&quot;;[Original.CT30])" office:value-type="string" office:string-value="u">
            <text:p>u</text:p>
          </table:table-cell>
          <table:table-cell table:style-name="ce8" table:formula="of:=IF([Original.CU30] = &quot;&quot;;&quot;&quot;;[Original.CU30])" office:value-type="string" office:string-value="u">
            <text:p>u</text:p>
          </table:table-cell>
          <table:table-cell table:style-name="ce8" table:formula="of:=IF([Original.CV30] = &quot;&quot;;&quot;&quot;;[Original.CV30])" office:value-type="string" office:string-value="u">
            <text:p>u</text:p>
          </table:table-cell>
          <table:table-cell table:style-name="ce8" table:formula="of:=IF([Original.CW30] = &quot;&quot;;&quot;&quot;;[Original.CW30])" office:value-type="string" office:string-value="u">
            <text:p>u</text:p>
          </table:table-cell>
          <table:table-cell table:style-name="ce8" table:formula="of:=IF([Original.CX30] = &quot;&quot;;&quot;&quot;;[Original.CX30])" office:value-type="string" office:string-value="u">
            <text:p>u</text:p>
          </table:table-cell>
          <table:table-cell table:style-name="ce8" table:formula="of:=IF([Original.CY30] = &quot;&quot;;&quot;&quot;;[Original.CY30])" office:value-type="string" office:string-value="u">
            <text:p>u</text:p>
          </table:table-cell>
          <table:table-cell table:style-name="ce8" table:formula="of:=IF([Original.CZ30] = &quot;&quot;;&quot;&quot;;[Original.CZ30])" office:value-type="string" office:string-value="u">
            <text:p>u</text:p>
          </table:table-cell>
          <table:table-cell table:style-name="ce8" table:formula="of:=IF([Original.DA30] = &quot;&quot;;&quot;&quot;;[Original.DA30])" office:value-type="string" office:string-value="u">
            <text:p>u</text:p>
          </table:table-cell>
          <table:table-cell table:style-name="ce8" table:formula="of:=IF([Original.DB30] = &quot;&quot;;&quot;&quot;;[Original.DB30])" office:value-type="string" office:string-value="u">
            <text:p>u</text:p>
          </table:table-cell>
          <table:table-cell table:style-name="ce8" table:formula="of:=IF([Original.DC30] = &quot;&quot;;&quot;&quot;;[Original.DC30])" office:value-type="string" office:string-value="u">
            <text:p>u</text:p>
          </table:table-cell>
          <table:table-cell table:style-name="ce8" table:formula="of:=IF([Original.DD30] = &quot;&quot;;&quot;&quot;;[Original.DD30])" office:value-type="string" office:string-value="u">
            <text:p>u</text:p>
          </table:table-cell>
          <table:table-cell table:style-name="ce8" table:formula="of:=IF([Original.DE30] = &quot;&quot;;&quot;&quot;;[Original.DE30])" office:value-type="string" office:string-value="u">
            <text:p>u</text:p>
          </table:table-cell>
          <table:table-cell table:style-name="ce8" table:formula="of:=IF([Original.DF30] = &quot;&quot;;&quot;&quot;;[Original.DF30])" office:value-type="string" office:string-value="u">
            <text:p>u</text:p>
          </table:table-cell>
          <table:table-cell table:style-name="ce8" table:formula="of:=IF([Original.DG30] = &quot;&quot;;&quot;&quot;;[Original.DG30])" office:value-type="string" office:string-value="u">
            <text:p>u</text:p>
          </table:table-cell>
          <table:table-cell table:style-name="ce8" table:formula="of:=IF([Original.DH30] = &quot;&quot;;&quot;&quot;;[Original.DH30])" office:value-type="string" office:string-value="u">
            <text:p>u</text:p>
          </table:table-cell>
          <table:table-cell table:style-name="ce8" table:formula="of:=IF([Original.DI30] = &quot;&quot;;&quot;&quot;;[Original.DI30])" office:value-type="string" office:string-value="u">
            <text:p>u</text:p>
          </table:table-cell>
          <table:table-cell table:style-name="ce8" table:formula="of:=IF([Original.DJ30] = &quot;&quot;;&quot;&quot;;[Original.DJ30])" office:value-type="string" office:string-value="u">
            <text:p>u</text:p>
          </table:table-cell>
          <table:table-cell table:style-name="ce8" table:formula="of:=IF([Original.DK30] = &quot;&quot;;&quot;&quot;;[Original.DK30])" office:value-type="string" office:string-value="u">
            <text:p>u</text:p>
          </table:table-cell>
          <table:table-cell table:style-name="ce8" table:formula="of:=IF([Original.DL30] = &quot;&quot;;&quot;&quot;;[Original.DL30])" office:value-type="string" office:string-value="u">
            <text:p>u</text:p>
          </table:table-cell>
          <table:table-cell table:style-name="ce8" table:formula="of:=IF([Original.DM30] = &quot;&quot;;&quot;&quot;;[Original.DM30])" office:value-type="string" office:string-value="u">
            <text:p>u</text:p>
          </table:table-cell>
          <table:table-cell table:style-name="ce8" table:formula="of:=IF([Original.DN30] = &quot;&quot;;&quot;&quot;;[Original.DN30])" office:value-type="string" office:string-value="u">
            <text:p>u</text:p>
          </table:table-cell>
          <table:table-cell table:style-name="ce8" table:formula="of:=IF([Original.DO30] = &quot;&quot;;&quot;&quot;;[Original.DO30])" office:value-type="string" office:string-value="u">
            <text:p>u</text:p>
          </table:table-cell>
          <table:table-cell table:style-name="ce8" table:formula="of:=IF([Original.DP30] = &quot;&quot;;&quot;&quot;;[Original.DP30])" office:value-type="string" office:string-value="u">
            <text:p>u</text:p>
          </table:table-cell>
          <table:table-cell table:style-name="ce17" table:formula="of:=IF([Original.DQ30] = &quot;&quot;;&quot;&quot;;[Original.DQ30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1] = &quot;&quot;;&quot;&quot;;[Original.A31])" office:value-type="float" office:value="710">
            <text:p>710</text:p>
          </table:table-cell>
          <table:table-cell table:style-name="ce8" table:formula="of:=IF([Original.B31] = &quot;&quot;;&quot;&quot;;[Original.B31])" office:value-type="string" office:string-value="u">
            <text:p>u</text:p>
          </table:table-cell>
          <table:table-cell table:style-name="ce8" table:formula="of:=IF([Original.C31] = &quot;&quot;;&quot;&quot;;[Original.C31])" office:value-type="string" office:string-value="u">
            <text:p>u</text:p>
          </table:table-cell>
          <table:table-cell table:style-name="ce8" table:formula="of:=IF([Original.D31] = &quot;&quot;;&quot;&quot;;[Original.D31])" office:value-type="string" office:string-value="u">
            <text:p>u</text:p>
          </table:table-cell>
          <table:table-cell table:style-name="ce8" table:formula="of:=IF([Original.E31] = &quot;&quot;;&quot;&quot;;[Original.E31])" office:value-type="string" office:string-value="u">
            <text:p>u</text:p>
          </table:table-cell>
          <table:table-cell table:style-name="ce8" table:formula="of:=IF([Original.F31] = &quot;&quot;;&quot;&quot;;[Original.F31])" office:value-type="float" office:value="290">
            <text:p>290</text:p>
          </table:table-cell>
          <table:table-cell table:style-name="ce8" table:formula="of:=IF([Original.G31] = &quot;&quot;;&quot;&quot;;[Original.G31])" office:value-type="float" office:value="160">
            <text:p>160</text:p>
          </table:table-cell>
          <table:table-cell table:style-name="ce8" table:formula="of:=IF([Original.H31] = &quot;&quot;;&quot;&quot;;[Original.H31])" office:value-type="string" office:string-value="u">
            <text:p>u</text:p>
          </table:table-cell>
          <table:table-cell table:style-name="ce8" table:formula="of:=IF([Original.I31] = &quot;&quot;;&quot;&quot;;[Original.I31])" office:value-type="float" office:value="80">
            <text:p>80</text:p>
          </table:table-cell>
          <table:table-cell table:style-name="ce8" table:formula="of:=IF([Original.J31] = &quot;&quot;;&quot;&quot;;[Original.J31])" office:value-type="string" office:string-value="u">
            <text:p>u</text:p>
          </table:table-cell>
          <table:table-cell table:style-name="ce8" table:formula="of:=IF([Original.K31] = &quot;&quot;;&quot;&quot;;[Original.K31])" office:value-type="float" office:value="24">
            <text:p>24</text:p>
          </table:table-cell>
          <table:table-cell table:style-name="ce8" table:formula="of:=IF([Original.L31] = &quot;&quot;;&quot;&quot;;[Original.L31])" office:value-type="float" office:value="0">
            <text:p>0</text:p>
          </table:table-cell>
          <table:table-cell table:style-name="ce8" table:formula="of:=IF([Original.M31] = &quot;&quot;;&quot;&quot;;[Original.M31])" office:value-type="string" office:string-value="JS">
            <text:p>JS</text:p>
          </table:table-cell>
          <table:table-cell table:style-name="ce8" table:formula="of:=IF([Original.N31] = &quot;&quot;;&quot;&quot;;[Original.N31])" office:value-type="string" office:string-value="u">
            <text:p>u</text:p>
          </table:table-cell>
          <table:table-cell table:style-name="ce8" table:formula="of:=IF([Original.O31] = &quot;&quot;;&quot;&quot;;[Original.O31])" office:value-type="string" office:string-value="u">
            <text:p>u</text:p>
          </table:table-cell>
          <table:table-cell table:style-name="ce8" table:formula="of:=IF([Original.P31] = &quot;&quot;;&quot;&quot;;[Original.P31])" office:value-type="string" office:string-value="u">
            <text:p>u</text:p>
          </table:table-cell>
          <table:table-cell table:style-name="ce8" table:formula="of:=IF([Original.Q31] = &quot;&quot;;&quot;&quot;;[Original.Q31]+[Original.DR31])" office:value-type="float" office:value="0">
            <text:p>0</text:p>
          </table:table-cell>
          <table:table-cell table:style-name="ce8" table:formula="of:=IF([Original.R31] = &quot;&quot;;&quot;&quot;;[Original.R31]+[Original.DS31])" office:value-type="float" office:value="0">
            <text:p>0</text:p>
          </table:table-cell>
          <table:table-cell table:style-name="ce8" table:formula="of:=IF([Original.S31] = &quot;&quot;;&quot;&quot;;[Original.S31]+[Original.DT31])" office:value-type="float" office:value="0">
            <text:p>0</text:p>
          </table:table-cell>
          <table:table-cell table:style-name="ce8" table:formula="of:=IF([Original.T31] = &quot;&quot;;&quot;&quot;;[Original.T31]+[Original.DU31])" office:value-type="float" office:value="0">
            <text:p>0</text:p>
          </table:table-cell>
          <table:table-cell table:style-name="ce8" table:formula="of:=IF([Original.U31] = &quot;&quot;;&quot;&quot;;[Original.U31]+[Original.DV31])" office:value-type="float" office:value="0">
            <text:p>0</text:p>
          </table:table-cell>
          <table:table-cell table:style-name="ce8" table:formula="of:=IF([Original.V31] = &quot;&quot;;&quot;&quot;;[Original.V31]+[Original.DW31])" office:value-type="float" office:value="0">
            <text:p>0</text:p>
          </table:table-cell>
          <table:table-cell table:style-name="ce8" table:formula="of:=IF([Original.W31] = &quot;&quot;;&quot;&quot;;[Original.W31])" office:value-type="string" office:string-value="u">
            <text:p>u</text:p>
          </table:table-cell>
          <table:table-cell table:style-name="ce8" table:formula="of:=IF([Original.X31] = &quot;&quot;;&quot;&quot;;[Original.X31]+[Original.DR31])" office:value-type="float" office:value="-30">
            <text:p>-30</text:p>
          </table:table-cell>
          <table:table-cell table:style-name="ce8" table:formula="of:=IF([Original.Y31] = &quot;&quot;;&quot;&quot;;[Original.Y31]+[Original.DS31])" office:value-type="float" office:value="-30">
            <text:p>-30</text:p>
          </table:table-cell>
          <table:table-cell table:style-name="ce8" table:formula="of:=IF([Original.Z31] = &quot;&quot;;&quot;&quot;;[Original.Z31]+[Original.DT31])" office:value-type="float" office:value="-30">
            <text:p>-30</text:p>
          </table:table-cell>
          <table:table-cell table:style-name="ce8" table:formula="of:=IF([Original.AA31] = &quot;&quot;;&quot;&quot;;[Original.AA31]+[Original.DU31])" office:value-type="float" office:value="-30">
            <text:p>-30</text:p>
          </table:table-cell>
          <table:table-cell table:style-name="ce8" table:formula="of:=IF([Original.AB31] = &quot;&quot;;&quot;&quot;;[Original.AB31]+[Original.DV31])" office:value-type="float" office:value="-30">
            <text:p>-30</text:p>
          </table:table-cell>
          <table:table-cell table:style-name="ce8" table:formula="of:=IF([Original.AC31] = &quot;&quot;;&quot;&quot;;[Original.AC31]+[Original.DW31])" office:value-type="float" office:value="-30">
            <text:p>-30</text:p>
          </table:table-cell>
          <table:table-cell table:style-name="ce8" table:formula="of:=IF([Original.AD31] = &quot;&quot;;&quot;&quot;;[Original.AD31])" office:value-type="float" office:value="-30">
            <text:p>-30</text:p>
          </table:table-cell>
          <table:table-cell table:style-name="ce8" table:formula="of:=IF([Original.AE31] = &quot;&quot;;&quot;&quot;;[Original.AE31]+[Original.DR31])" office:value-type="float" office:value="-50">
            <text:p>-50</text:p>
          </table:table-cell>
          <table:table-cell table:style-name="ce8" table:formula="of:=IF([Original.AF31] = &quot;&quot;;&quot;&quot;;[Original.AF31]+[Original.DS31])" office:value-type="float" office:value="-50">
            <text:p>-50</text:p>
          </table:table-cell>
          <table:table-cell table:style-name="ce8" table:formula="of:=IF([Original.AG31] = &quot;&quot;;&quot;&quot;;[Original.AG31]+[Original.DT31])" office:value-type="float" office:value="-50">
            <text:p>-50</text:p>
          </table:table-cell>
          <table:table-cell table:style-name="ce8" table:formula="of:=IF([Original.AH31] = &quot;&quot;;&quot;&quot;;[Original.AH31]+[Original.DU31])" office:value-type="float" office:value="-50">
            <text:p>-50</text:p>
          </table:table-cell>
          <table:table-cell table:style-name="ce8" table:formula="of:=IF([Original.AI31] = &quot;&quot;;&quot;&quot;;[Original.AI31]+[Original.DV31])" office:value-type="float" office:value="-50">
            <text:p>-50</text:p>
          </table:table-cell>
          <table:table-cell table:style-name="ce8" table:formula="of:=IF([Original.AJ31] = &quot;&quot;;&quot;&quot;;[Original.AJ31]+[Original.DW31])" office:value-type="float" office:value="-50">
            <text:p>-50</text:p>
          </table:table-cell>
          <table:table-cell table:style-name="ce8" table:formula="of:=IF([Original.AK31] = &quot;&quot;;&quot;&quot;;[Original.AK31])" office:value-type="float" office:value="-50">
            <text:p>-50</text:p>
          </table:table-cell>
          <table:table-cell table:style-name="ce8" table:formula="of:=IF([Original.AL31] = &quot;&quot;;&quot;&quot;;[Original.AL31]+[Original.DR31])" office:value-type="float" office:value="-88">
            <text:p>-88</text:p>
          </table:table-cell>
          <table:table-cell table:style-name="ce8" table:formula="of:=IF([Original.AM31] = &quot;&quot;;&quot;&quot;;[Original.AM31]+[Original.DS31])" office:value-type="float" office:value="-88">
            <text:p>-88</text:p>
          </table:table-cell>
          <table:table-cell table:style-name="ce8" table:formula="of:=IF([Original.AN31] = &quot;&quot;;&quot;&quot;;[Original.AN31]+[Original.DT31])" office:value-type="float" office:value="-88">
            <text:p>-88</text:p>
          </table:table-cell>
          <table:table-cell table:style-name="ce8" table:formula="of:=IF([Original.AO31] = &quot;&quot;;&quot;&quot;;[Original.AO31]+[Original.DU31])" office:value-type="float" office:value="-88">
            <text:p>-88</text:p>
          </table:table-cell>
          <table:table-cell table:style-name="ce8" table:formula="of:=IF([Original.AP31] = &quot;&quot;;&quot;&quot;;[Original.AP31]+[Original.DV31])" office:value-type="float" office:value="-88">
            <text:p>-88</text:p>
          </table:table-cell>
          <table:table-cell table:style-name="ce8" table:formula="of:=IF([Original.AQ31] = &quot;&quot;;&quot;&quot;;[Original.AQ31]+[Original.DW31])" office:value-type="float" office:value="-88">
            <text:p>-88</text:p>
          </table:table-cell>
          <table:table-cell table:style-name="ce8" table:formula="of:=IF([Original.AR31] = &quot;&quot;;&quot;&quot;;[Original.AR31])" office:value-type="float" office:value="-88">
            <text:p>-88</text:p>
          </table:table-cell>
          <table:table-cell table:style-name="ce8" table:formula="of:=IF([Original.AS31] = &quot;&quot;;&quot;&quot;;[Original.AS31]+[Original.DR31])" office:value-type="float" office:value="-175">
            <text:p>-175</text:p>
          </table:table-cell>
          <table:table-cell table:style-name="ce8" table:formula="of:=IF([Original.AT31] = &quot;&quot;;&quot;&quot;;[Original.AT31]+[Original.DS31])" office:value-type="float" office:value="-175">
            <text:p>-175</text:p>
          </table:table-cell>
          <table:table-cell table:style-name="ce8" table:formula="of:=IF([Original.AU31] = &quot;&quot;;&quot;&quot;;[Original.AU31]+[Original.DT31])" office:value-type="float" office:value="-175">
            <text:p>-175</text:p>
          </table:table-cell>
          <table:table-cell table:style-name="ce8" table:formula="of:=IF([Original.AV31] = &quot;&quot;;&quot;&quot;;[Original.AV31]+[Original.DU31])" office:value-type="float" office:value="-175">
            <text:p>-175</text:p>
          </table:table-cell>
          <table:table-cell table:style-name="ce8" table:formula="of:=IF([Original.AW31] = &quot;&quot;;&quot;&quot;;[Original.AW31]+[Original.DV31])" office:value-type="float" office:value="-175">
            <text:p>-175</text:p>
          </table:table-cell>
          <table:table-cell table:style-name="ce8" table:formula="of:=IF([Original.AX31] = &quot;&quot;;&quot;&quot;;[Original.AX31]+[Original.DW31])" office:value-type="float" office:value="-175">
            <text:p>-175</text:p>
          </table:table-cell>
          <table:table-cell table:style-name="ce8" table:formula="of:=IF([Original.AY31] = &quot;&quot;;&quot;&quot;;[Original.AY31])" office:value-type="float" office:value="-175">
            <text:p>-175</text:p>
          </table:table-cell>
          <table:table-cell table:style-name="ce8" table:formula="of:=IF([Original.AZ31] = &quot;&quot;;&quot;&quot;;[Original.AZ31]+[Original.DR31])" office:value-type="float" office:value="-340">
            <text:p>-340</text:p>
          </table:table-cell>
          <table:table-cell table:style-name="ce8" table:formula="of:=IF([Original.BA31] = &quot;&quot;;&quot;&quot;;[Original.BA31]+[Original.DS31])" office:value-type="float" office:value="-340">
            <text:p>-340</text:p>
          </table:table-cell>
          <table:table-cell table:style-name="ce8" table:formula="of:=IF([Original.BB31] = &quot;&quot;;&quot;&quot;;[Original.BB31]+[Original.DT31])" office:value-type="float" office:value="-340">
            <text:p>-340</text:p>
          </table:table-cell>
          <table:table-cell table:style-name="ce8" table:formula="of:=IF([Original.BC31] = &quot;&quot;;&quot;&quot;;[Original.BC31]+[Original.DU31])" office:value-type="float" office:value="-340">
            <text:p>-340</text:p>
          </table:table-cell>
          <table:table-cell table:style-name="ce8" table:formula="of:=IF([Original.BD31] = &quot;&quot;;&quot;&quot;;[Original.BD31]+[Original.DV31])" office:value-type="float" office:value="-340">
            <text:p>-340</text:p>
          </table:table-cell>
          <table:table-cell table:style-name="ce8" table:formula="of:=IF([Original.BE31] = &quot;&quot;;&quot;&quot;;[Original.BE31]+[Original.DW31])" office:value-type="float" office:value="-340">
            <text:p>-340</text:p>
          </table:table-cell>
          <table:table-cell table:style-name="ce8" table:formula="of:=IF([Original.BF31] = &quot;&quot;;&quot;&quot;;[Original.BF31])" office:value-type="float" office:value="-340">
            <text:p>-340</text:p>
          </table:table-cell>
          <table:table-cell table:style-name="ce8" table:formula="of:=IF([Original.BG31] = &quot;&quot;;&quot;&quot;;[Original.BG31]+[Original.DR31])" office:value-type="float" office:value="-500">
            <text:p>-500</text:p>
          </table:table-cell>
          <table:table-cell table:style-name="ce8" table:formula="of:=IF([Original.BH31] = &quot;&quot;;&quot;&quot;;[Original.BH31]+[Original.DS31])" office:value-type="float" office:value="-500">
            <text:p>-500</text:p>
          </table:table-cell>
          <table:table-cell table:style-name="ce8" table:formula="of:=IF([Original.BI31] = &quot;&quot;;&quot;&quot;;[Original.BI31]+[Original.DT31])" office:value-type="float" office:value="-500">
            <text:p>-500</text:p>
          </table:table-cell>
          <table:table-cell table:style-name="ce8" table:formula="of:=IF([Original.BJ31] = &quot;&quot;;&quot;&quot;;[Original.BJ31]+[Original.DU31])" office:value-type="float" office:value="-500">
            <text:p>-500</text:p>
          </table:table-cell>
          <table:table-cell table:style-name="ce8" table:formula="of:=IF([Original.BK31] = &quot;&quot;;&quot;&quot;;[Original.BK31]+[Original.DV31])" office:value-type="float" office:value="-500">
            <text:p>-500</text:p>
          </table:table-cell>
          <table:table-cell table:style-name="ce8" table:formula="of:=IF([Original.BL31] = &quot;&quot;;&quot;&quot;;[Original.BL31]+[Original.DW31])" office:value-type="float" office:value="-500">
            <text:p>-500</text:p>
          </table:table-cell>
          <table:table-cell table:style-name="ce8" table:formula="of:=IF([Original.BM31] = &quot;&quot;;&quot;&quot;;[Original.BM31])" office:value-type="float" office:value="-500">
            <text:p>-500</text:p>
          </table:table-cell>
          <table:table-cell table:style-name="ce8" table:formula="of:=IF([Original.BN31] = &quot;&quot;;&quot;&quot;;[Original.BN31]+[Original.DR31])" office:value-type="float" office:value="-740">
            <text:p>-740</text:p>
          </table:table-cell>
          <table:table-cell table:style-name="ce8" table:formula="of:=IF([Original.BO31] = &quot;&quot;;&quot;&quot;;[Original.BO31]+[Original.DS31])" office:value-type="float" office:value="-740">
            <text:p>-740</text:p>
          </table:table-cell>
          <table:table-cell table:style-name="ce8" table:formula="of:=IF([Original.BP31] = &quot;&quot;;&quot;&quot;;[Original.BP31]+[Original.DT31])" office:value-type="float" office:value="-740">
            <text:p>-740</text:p>
          </table:table-cell>
          <table:table-cell table:style-name="ce8" table:formula="of:=IF([Original.BQ31] = &quot;&quot;;&quot;&quot;;[Original.BQ31]+[Original.DU31])" office:value-type="float" office:value="-740">
            <text:p>-740</text:p>
          </table:table-cell>
          <table:table-cell table:style-name="ce8" table:formula="of:=IF([Original.BR31] = &quot;&quot;;&quot;&quot;;[Original.BR31]+[Original.DV31])" office:value-type="float" office:value="-740">
            <text:p>-740</text:p>
          </table:table-cell>
          <table:table-cell table:style-name="ce8" table:formula="of:=IF([Original.BS31] = &quot;&quot;;&quot;&quot;;[Original.BS31]+[Original.DW31])" office:value-type="float" office:value="-740">
            <text:p>-740</text:p>
          </table:table-cell>
          <table:table-cell table:style-name="ce8" table:formula="of:=IF([Original.BT31] = &quot;&quot;;&quot;&quot;;[Original.BT31])" office:value-type="float" office:value="-740">
            <text:p>-740</text:p>
          </table:table-cell>
          <table:table-cell table:style-name="ce8" table:formula="of:=IF([Original.BU31] = &quot;&quot;;&quot;&quot;;[Original.BU31])" office:value-type="string" office:string-value="u">
            <text:p>u</text:p>
          </table:table-cell>
          <table:table-cell table:style-name="ce8" table:formula="of:=IF([Original.BV31] = &quot;&quot;;&quot;&quot;;[Original.BV31])" office:value-type="string" office:string-value="u">
            <text:p>u</text:p>
          </table:table-cell>
          <table:table-cell table:style-name="ce8" table:formula="of:=IF([Original.BW31] = &quot;&quot;;&quot;&quot;;[Original.BW31])" office:value-type="string" office:string-value="u">
            <text:p>u</text:p>
          </table:table-cell>
          <table:table-cell table:style-name="ce8" table:formula="of:=IF([Original.BX31] = &quot;&quot;;&quot;&quot;;[Original.BX31])" office:value-type="string" office:string-value="u">
            <text:p>u</text:p>
          </table:table-cell>
          <table:table-cell table:style-name="ce8" table:formula="of:=IF([Original.BY31] = &quot;&quot;;&quot;&quot;;[Original.BY31])" office:value-type="string" office:string-value="u">
            <text:p>u</text:p>
          </table:table-cell>
          <table:table-cell table:style-name="ce8" table:formula="of:=IF([Original.BZ31] = &quot;&quot;;&quot;&quot;;[Original.BZ31])" office:value-type="string" office:string-value="u">
            <text:p>u</text:p>
          </table:table-cell>
          <table:table-cell table:style-name="ce8" table:formula="of:=IF([Original.CA31] = &quot;&quot;;&quot;&quot;;[Original.CA31])" office:value-type="string" office:string-value="u">
            <text:p>u</text:p>
          </table:table-cell>
          <table:table-cell table:style-name="ce8" table:formula="of:=IF([Original.CB31] = &quot;&quot;;&quot;&quot;;[Original.CB31])" office:value-type="string" office:string-value="u">
            <text:p>u</text:p>
          </table:table-cell>
          <table:table-cell table:style-name="ce8" table:formula="of:=IF([Original.CC31] = &quot;&quot;;&quot;&quot;;[Original.CC31])" office:value-type="string" office:string-value="u">
            <text:p>u</text:p>
          </table:table-cell>
          <table:table-cell table:style-name="ce8" table:formula="of:=IF([Original.CD31] = &quot;&quot;;&quot;&quot;;[Original.CD31])" office:value-type="string" office:string-value="u">
            <text:p>u</text:p>
          </table:table-cell>
          <table:table-cell table:style-name="ce8" table:formula="of:=IF([Original.CE31] = &quot;&quot;;&quot;&quot;;[Original.CE31])" office:value-type="string" office:string-value="u">
            <text:p>u</text:p>
          </table:table-cell>
          <table:table-cell table:style-name="ce8" table:formula="of:=IF([Original.CF31] = &quot;&quot;;&quot;&quot;;[Original.CF31])" office:value-type="string" office:string-value="u">
            <text:p>u</text:p>
          </table:table-cell>
          <table:table-cell table:style-name="ce8" table:formula="of:=IF([Original.CG31] = &quot;&quot;;&quot;&quot;;[Original.CG31])" office:value-type="string" office:string-value="u">
            <text:p>u</text:p>
          </table:table-cell>
          <table:table-cell table:style-name="ce8" table:formula="of:=IF([Original.CH31] = &quot;&quot;;&quot;&quot;;[Original.CH31])" office:value-type="string" office:string-value="u">
            <text:p>u</text:p>
          </table:table-cell>
          <table:table-cell table:style-name="ce8" table:formula="of:=IF([Original.CI31] = &quot;&quot;;&quot;&quot;;[Original.CI31])" office:value-type="string" office:string-value="u">
            <text:p>u</text:p>
          </table:table-cell>
          <table:table-cell table:style-name="ce8" table:formula="of:=IF([Original.CJ31] = &quot;&quot;;&quot;&quot;;[Original.CJ31])" office:value-type="string" office:string-value="u">
            <text:p>u</text:p>
          </table:table-cell>
          <table:table-cell table:style-name="ce8" table:formula="of:=IF([Original.CK31] = &quot;&quot;;&quot;&quot;;[Original.CK31])" office:value-type="string" office:string-value="u">
            <text:p>u</text:p>
          </table:table-cell>
          <table:table-cell table:style-name="ce8" table:formula="of:=IF([Original.CL31] = &quot;&quot;;&quot;&quot;;[Original.CL31])" office:value-type="string" office:string-value="u">
            <text:p>u</text:p>
          </table:table-cell>
          <table:table-cell table:style-name="ce8" table:formula="of:=IF([Original.CM31] = &quot;&quot;;&quot;&quot;;[Original.CM31])" office:value-type="string" office:string-value="u">
            <text:p>u</text:p>
          </table:table-cell>
          <table:table-cell table:style-name="ce8" table:formula="of:=IF([Original.CN31] = &quot;&quot;;&quot;&quot;;[Original.CN31])" office:value-type="string" office:string-value="u">
            <text:p>u</text:p>
          </table:table-cell>
          <table:table-cell table:style-name="ce8" table:formula="of:=IF([Original.CO31] = &quot;&quot;;&quot;&quot;;[Original.CO31])" office:value-type="string" office:string-value="u">
            <text:p>u</text:p>
          </table:table-cell>
          <table:table-cell table:style-name="ce8" table:formula="of:=IF([Original.CP31] = &quot;&quot;;&quot;&quot;;[Original.CP31])" office:value-type="string" office:string-value="u">
            <text:p>u</text:p>
          </table:table-cell>
          <table:table-cell table:style-name="ce8" table:formula="of:=IF([Original.CQ31] = &quot;&quot;;&quot;&quot;;[Original.CQ31])" office:value-type="string" office:string-value="u">
            <text:p>u</text:p>
          </table:table-cell>
          <table:table-cell table:style-name="ce8" table:formula="of:=IF([Original.CR31] = &quot;&quot;;&quot;&quot;;[Original.CR31])" office:value-type="string" office:string-value="u">
            <text:p>u</text:p>
          </table:table-cell>
          <table:table-cell table:style-name="ce8" table:formula="of:=IF([Original.CS31] = &quot;&quot;;&quot;&quot;;[Original.CS31])" office:value-type="string" office:string-value="u">
            <text:p>u</text:p>
          </table:table-cell>
          <table:table-cell table:style-name="ce8" table:formula="of:=IF([Original.CT31] = &quot;&quot;;&quot;&quot;;[Original.CT31])" office:value-type="string" office:string-value="u">
            <text:p>u</text:p>
          </table:table-cell>
          <table:table-cell table:style-name="ce8" table:formula="of:=IF([Original.CU31] = &quot;&quot;;&quot;&quot;;[Original.CU31])" office:value-type="string" office:string-value="u">
            <text:p>u</text:p>
          </table:table-cell>
          <table:table-cell table:style-name="ce8" table:formula="of:=IF([Original.CV31] = &quot;&quot;;&quot;&quot;;[Original.CV31])" office:value-type="string" office:string-value="u">
            <text:p>u</text:p>
          </table:table-cell>
          <table:table-cell table:style-name="ce8" table:formula="of:=IF([Original.CW31] = &quot;&quot;;&quot;&quot;;[Original.CW31])" office:value-type="string" office:string-value="u">
            <text:p>u</text:p>
          </table:table-cell>
          <table:table-cell table:style-name="ce8" table:formula="of:=IF([Original.CX31] = &quot;&quot;;&quot;&quot;;[Original.CX31])" office:value-type="string" office:string-value="u">
            <text:p>u</text:p>
          </table:table-cell>
          <table:table-cell table:style-name="ce8" table:formula="of:=IF([Original.CY31] = &quot;&quot;;&quot;&quot;;[Original.CY31])" office:value-type="string" office:string-value="u">
            <text:p>u</text:p>
          </table:table-cell>
          <table:table-cell table:style-name="ce8" table:formula="of:=IF([Original.CZ31] = &quot;&quot;;&quot;&quot;;[Original.CZ31])" office:value-type="string" office:string-value="u">
            <text:p>u</text:p>
          </table:table-cell>
          <table:table-cell table:style-name="ce8" table:formula="of:=IF([Original.DA31] = &quot;&quot;;&quot;&quot;;[Original.DA31])" office:value-type="string" office:string-value="u">
            <text:p>u</text:p>
          </table:table-cell>
          <table:table-cell table:style-name="ce8" table:formula="of:=IF([Original.DB31] = &quot;&quot;;&quot;&quot;;[Original.DB31])" office:value-type="string" office:string-value="u">
            <text:p>u</text:p>
          </table:table-cell>
          <table:table-cell table:style-name="ce8" table:formula="of:=IF([Original.DC31] = &quot;&quot;;&quot;&quot;;[Original.DC31])" office:value-type="string" office:string-value="u">
            <text:p>u</text:p>
          </table:table-cell>
          <table:table-cell table:style-name="ce8" table:formula="of:=IF([Original.DD31] = &quot;&quot;;&quot;&quot;;[Original.DD31])" office:value-type="string" office:string-value="u">
            <text:p>u</text:p>
          </table:table-cell>
          <table:table-cell table:style-name="ce8" table:formula="of:=IF([Original.DE31] = &quot;&quot;;&quot;&quot;;[Original.DE31])" office:value-type="string" office:string-value="u">
            <text:p>u</text:p>
          </table:table-cell>
          <table:table-cell table:style-name="ce8" table:formula="of:=IF([Original.DF31] = &quot;&quot;;&quot;&quot;;[Original.DF31])" office:value-type="string" office:string-value="u">
            <text:p>u</text:p>
          </table:table-cell>
          <table:table-cell table:style-name="ce8" table:formula="of:=IF([Original.DG31] = &quot;&quot;;&quot;&quot;;[Original.DG31])" office:value-type="string" office:string-value="u">
            <text:p>u</text:p>
          </table:table-cell>
          <table:table-cell table:style-name="ce8" table:formula="of:=IF([Original.DH31] = &quot;&quot;;&quot;&quot;;[Original.DH31])" office:value-type="string" office:string-value="u">
            <text:p>u</text:p>
          </table:table-cell>
          <table:table-cell table:style-name="ce8" table:formula="of:=IF([Original.DI31] = &quot;&quot;;&quot;&quot;;[Original.DI31])" office:value-type="string" office:string-value="u">
            <text:p>u</text:p>
          </table:table-cell>
          <table:table-cell table:style-name="ce8" table:formula="of:=IF([Original.DJ31] = &quot;&quot;;&quot;&quot;;[Original.DJ31])" office:value-type="string" office:string-value="u">
            <text:p>u</text:p>
          </table:table-cell>
          <table:table-cell table:style-name="ce8" table:formula="of:=IF([Original.DK31] = &quot;&quot;;&quot;&quot;;[Original.DK31])" office:value-type="string" office:string-value="u">
            <text:p>u</text:p>
          </table:table-cell>
          <table:table-cell table:style-name="ce8" table:formula="of:=IF([Original.DL31] = &quot;&quot;;&quot;&quot;;[Original.DL31])" office:value-type="string" office:string-value="u">
            <text:p>u</text:p>
          </table:table-cell>
          <table:table-cell table:style-name="ce8" table:formula="of:=IF([Original.DM31] = &quot;&quot;;&quot;&quot;;[Original.DM31])" office:value-type="string" office:string-value="u">
            <text:p>u</text:p>
          </table:table-cell>
          <table:table-cell table:style-name="ce8" table:formula="of:=IF([Original.DN31] = &quot;&quot;;&quot;&quot;;[Original.DN31])" office:value-type="string" office:string-value="u">
            <text:p>u</text:p>
          </table:table-cell>
          <table:table-cell table:style-name="ce8" table:formula="of:=IF([Original.DO31] = &quot;&quot;;&quot;&quot;;[Original.DO31])" office:value-type="string" office:string-value="u">
            <text:p>u</text:p>
          </table:table-cell>
          <table:table-cell table:style-name="ce8" table:formula="of:=IF([Original.DP31] = &quot;&quot;;&quot;&quot;;[Original.DP31])" office:value-type="string" office:string-value="u">
            <text:p>u</text:p>
          </table:table-cell>
          <table:table-cell table:style-name="ce17" table:formula="of:=IF([Original.DQ31] = &quot;&quot;;&quot;&quot;;[Original.DQ31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2] = &quot;&quot;;&quot;&quot;;[Original.A32])" office:value-type="float" office:value="800">
            <text:p>800</text:p>
          </table:table-cell>
          <table:table-cell table:style-name="ce8" table:formula="of:=IF([Original.B32] = &quot;&quot;;&quot;&quot;;[Original.B32])" office:value-type="string" office:string-value="u">
            <text:p>u</text:p>
          </table:table-cell>
          <table:table-cell table:style-name="ce8" table:formula="of:=IF([Original.C32] = &quot;&quot;;&quot;&quot;;[Original.C32])" office:value-type="string" office:string-value="u">
            <text:p>u</text:p>
          </table:table-cell>
          <table:table-cell table:style-name="ce8" table:formula="of:=IF([Original.D32] = &quot;&quot;;&quot;&quot;;[Original.D32])" office:value-type="string" office:string-value="u">
            <text:p>u</text:p>
          </table:table-cell>
          <table:table-cell table:style-name="ce8" table:formula="of:=IF([Original.E32] = &quot;&quot;;&quot;&quot;;[Original.E32])" office:value-type="string" office:string-value="u">
            <text:p>u</text:p>
          </table:table-cell>
          <table:table-cell table:style-name="ce8" table:formula="of:=IF([Original.F32] = &quot;&quot;;&quot;&quot;;[Original.F32])" office:value-type="float" office:value="290">
            <text:p>290</text:p>
          </table:table-cell>
          <table:table-cell table:style-name="ce8" table:formula="of:=IF([Original.G32] = &quot;&quot;;&quot;&quot;;[Original.G32])" office:value-type="float" office:value="160">
            <text:p>160</text:p>
          </table:table-cell>
          <table:table-cell table:style-name="ce8" table:formula="of:=IF([Original.H32] = &quot;&quot;;&quot;&quot;;[Original.H32])" office:value-type="string" office:string-value="u">
            <text:p>u</text:p>
          </table:table-cell>
          <table:table-cell table:style-name="ce8" table:formula="of:=IF([Original.I32] = &quot;&quot;;&quot;&quot;;[Original.I32])" office:value-type="float" office:value="80">
            <text:p>80</text:p>
          </table:table-cell>
          <table:table-cell table:style-name="ce8" table:formula="of:=IF([Original.J32] = &quot;&quot;;&quot;&quot;;[Original.J32])" office:value-type="string" office:string-value="u">
            <text:p>u</text:p>
          </table:table-cell>
          <table:table-cell table:style-name="ce8" table:formula="of:=IF([Original.K32] = &quot;&quot;;&quot;&quot;;[Original.K32])" office:value-type="float" office:value="24">
            <text:p>24</text:p>
          </table:table-cell>
          <table:table-cell table:style-name="ce8" table:formula="of:=IF([Original.L32] = &quot;&quot;;&quot;&quot;;[Original.L32])" office:value-type="float" office:value="0">
            <text:p>0</text:p>
          </table:table-cell>
          <table:table-cell table:style-name="ce8" table:formula="of:=IF([Original.M32] = &quot;&quot;;&quot;&quot;;[Original.M32])" office:value-type="string" office:string-value="JS">
            <text:p>JS</text:p>
          </table:table-cell>
          <table:table-cell table:style-name="ce8" table:formula="of:=IF([Original.N32] = &quot;&quot;;&quot;&quot;;[Original.N32])" office:value-type="string" office:string-value="u">
            <text:p>u</text:p>
          </table:table-cell>
          <table:table-cell table:style-name="ce8" table:formula="of:=IF([Original.O32] = &quot;&quot;;&quot;&quot;;[Original.O32])" office:value-type="string" office:string-value="u">
            <text:p>u</text:p>
          </table:table-cell>
          <table:table-cell table:style-name="ce8" table:formula="of:=IF([Original.P32] = &quot;&quot;;&quot;&quot;;[Original.P32])" office:value-type="string" office:string-value="u">
            <text:p>u</text:p>
          </table:table-cell>
          <table:table-cell table:style-name="ce8" table:formula="of:=IF([Original.Q32] = &quot;&quot;;&quot;&quot;;[Original.Q32]+[Original.DR32])" office:value-type="float" office:value="0">
            <text:p>0</text:p>
          </table:table-cell>
          <table:table-cell table:style-name="ce8" table:formula="of:=IF([Original.R32] = &quot;&quot;;&quot;&quot;;[Original.R32]+[Original.DS32])" office:value-type="float" office:value="0">
            <text:p>0</text:p>
          </table:table-cell>
          <table:table-cell table:style-name="ce8" table:formula="of:=IF([Original.S32] = &quot;&quot;;&quot;&quot;;[Original.S32]+[Original.DT32])" office:value-type="float" office:value="0">
            <text:p>0</text:p>
          </table:table-cell>
          <table:table-cell table:style-name="ce8" table:formula="of:=IF([Original.T32] = &quot;&quot;;&quot;&quot;;[Original.T32]+[Original.DU32])" office:value-type="float" office:value="0">
            <text:p>0</text:p>
          </table:table-cell>
          <table:table-cell table:style-name="ce8" table:formula="of:=IF([Original.U32] = &quot;&quot;;&quot;&quot;;[Original.U32]+[Original.DV32])" office:value-type="float" office:value="0">
            <text:p>0</text:p>
          </table:table-cell>
          <table:table-cell table:style-name="ce8" table:formula="of:=IF([Original.V32] = &quot;&quot;;&quot;&quot;;[Original.V32]+[Original.DW32])" office:value-type="float" office:value="0">
            <text:p>0</text:p>
          </table:table-cell>
          <table:table-cell table:style-name="ce8" table:formula="of:=IF([Original.W32] = &quot;&quot;;&quot;&quot;;[Original.W32])" office:value-type="string" office:string-value="u">
            <text:p>u</text:p>
          </table:table-cell>
          <table:table-cell table:style-name="ce8" table:formula="of:=IF([Original.X32] = &quot;&quot;;&quot;&quot;;[Original.X32]+[Original.DR32])" office:value-type="float" office:value="-30">
            <text:p>-30</text:p>
          </table:table-cell>
          <table:table-cell table:style-name="ce8" table:formula="of:=IF([Original.Y32] = &quot;&quot;;&quot;&quot;;[Original.Y32]+[Original.DS32])" office:value-type="float" office:value="-30">
            <text:p>-30</text:p>
          </table:table-cell>
          <table:table-cell table:style-name="ce8" table:formula="of:=IF([Original.Z32] = &quot;&quot;;&quot;&quot;;[Original.Z32]+[Original.DT32])" office:value-type="float" office:value="-30">
            <text:p>-30</text:p>
          </table:table-cell>
          <table:table-cell table:style-name="ce8" table:formula="of:=IF([Original.AA32] = &quot;&quot;;&quot;&quot;;[Original.AA32]+[Original.DU32])" office:value-type="float" office:value="-30">
            <text:p>-30</text:p>
          </table:table-cell>
          <table:table-cell table:style-name="ce8" table:formula="of:=IF([Original.AB32] = &quot;&quot;;&quot;&quot;;[Original.AB32]+[Original.DV32])" office:value-type="float" office:value="-30">
            <text:p>-30</text:p>
          </table:table-cell>
          <table:table-cell table:style-name="ce8" table:formula="of:=IF([Original.AC32] = &quot;&quot;;&quot;&quot;;[Original.AC32]+[Original.DW32])" office:value-type="float" office:value="-30">
            <text:p>-30</text:p>
          </table:table-cell>
          <table:table-cell table:style-name="ce8" table:formula="of:=IF([Original.AD32] = &quot;&quot;;&quot;&quot;;[Original.AD32])" office:value-type="float" office:value="-30">
            <text:p>-30</text:p>
          </table:table-cell>
          <table:table-cell table:style-name="ce8" table:formula="of:=IF([Original.AE32] = &quot;&quot;;&quot;&quot;;[Original.AE32]+[Original.DR32])" office:value-type="float" office:value="-50">
            <text:p>-50</text:p>
          </table:table-cell>
          <table:table-cell table:style-name="ce8" table:formula="of:=IF([Original.AF32] = &quot;&quot;;&quot;&quot;;[Original.AF32]+[Original.DS32])" office:value-type="float" office:value="-50">
            <text:p>-50</text:p>
          </table:table-cell>
          <table:table-cell table:style-name="ce8" table:formula="of:=IF([Original.AG32] = &quot;&quot;;&quot;&quot;;[Original.AG32]+[Original.DT32])" office:value-type="float" office:value="-50">
            <text:p>-50</text:p>
          </table:table-cell>
          <table:table-cell table:style-name="ce8" table:formula="of:=IF([Original.AH32] = &quot;&quot;;&quot;&quot;;[Original.AH32]+[Original.DU32])" office:value-type="float" office:value="-50">
            <text:p>-50</text:p>
          </table:table-cell>
          <table:table-cell table:style-name="ce8" table:formula="of:=IF([Original.AI32] = &quot;&quot;;&quot;&quot;;[Original.AI32]+[Original.DV32])" office:value-type="float" office:value="-50">
            <text:p>-50</text:p>
          </table:table-cell>
          <table:table-cell table:style-name="ce8" table:formula="of:=IF([Original.AJ32] = &quot;&quot;;&quot;&quot;;[Original.AJ32]+[Original.DW32])" office:value-type="float" office:value="-50">
            <text:p>-50</text:p>
          </table:table-cell>
          <table:table-cell table:style-name="ce8" table:formula="of:=IF([Original.AK32] = &quot;&quot;;&quot;&quot;;[Original.AK32])" office:value-type="float" office:value="-50">
            <text:p>-50</text:p>
          </table:table-cell>
          <table:table-cell table:style-name="ce8" table:formula="of:=IF([Original.AL32] = &quot;&quot;;&quot;&quot;;[Original.AL32]+[Original.DR32])" office:value-type="float" office:value="-88">
            <text:p>-88</text:p>
          </table:table-cell>
          <table:table-cell table:style-name="ce8" table:formula="of:=IF([Original.AM32] = &quot;&quot;;&quot;&quot;;[Original.AM32]+[Original.DS32])" office:value-type="float" office:value="-88">
            <text:p>-88</text:p>
          </table:table-cell>
          <table:table-cell table:style-name="ce8" table:formula="of:=IF([Original.AN32] = &quot;&quot;;&quot;&quot;;[Original.AN32]+[Original.DT32])" office:value-type="float" office:value="-88">
            <text:p>-88</text:p>
          </table:table-cell>
          <table:table-cell table:style-name="ce8" table:formula="of:=IF([Original.AO32] = &quot;&quot;;&quot;&quot;;[Original.AO32]+[Original.DU32])" office:value-type="float" office:value="-88">
            <text:p>-88</text:p>
          </table:table-cell>
          <table:table-cell table:style-name="ce8" table:formula="of:=IF([Original.AP32] = &quot;&quot;;&quot;&quot;;[Original.AP32]+[Original.DV32])" office:value-type="float" office:value="-88">
            <text:p>-88</text:p>
          </table:table-cell>
          <table:table-cell table:style-name="ce8" table:formula="of:=IF([Original.AQ32] = &quot;&quot;;&quot;&quot;;[Original.AQ32]+[Original.DW32])" office:value-type="float" office:value="-88">
            <text:p>-88</text:p>
          </table:table-cell>
          <table:table-cell table:style-name="ce8" table:formula="of:=IF([Original.AR32] = &quot;&quot;;&quot;&quot;;[Original.AR32])" office:value-type="float" office:value="-88">
            <text:p>-88</text:p>
          </table:table-cell>
          <table:table-cell table:style-name="ce8" table:formula="of:=IF([Original.AS32] = &quot;&quot;;&quot;&quot;;[Original.AS32]+[Original.DR32])" office:value-type="float" office:value="-185">
            <text:p>-185</text:p>
          </table:table-cell>
          <table:table-cell table:style-name="ce8" table:formula="of:=IF([Original.AT32] = &quot;&quot;;&quot;&quot;;[Original.AT32]+[Original.DS32])" office:value-type="float" office:value="-185">
            <text:p>-185</text:p>
          </table:table-cell>
          <table:table-cell table:style-name="ce8" table:formula="of:=IF([Original.AU32] = &quot;&quot;;&quot;&quot;;[Original.AU32]+[Original.DT32])" office:value-type="float" office:value="-185">
            <text:p>-185</text:p>
          </table:table-cell>
          <table:table-cell table:style-name="ce8" table:formula="of:=IF([Original.AV32] = &quot;&quot;;&quot;&quot;;[Original.AV32]+[Original.DU32])" office:value-type="float" office:value="-185">
            <text:p>-185</text:p>
          </table:table-cell>
          <table:table-cell table:style-name="ce8" table:formula="of:=IF([Original.AW32] = &quot;&quot;;&quot;&quot;;[Original.AW32]+[Original.DV32])" office:value-type="float" office:value="-185">
            <text:p>-185</text:p>
          </table:table-cell>
          <table:table-cell table:style-name="ce8" table:formula="of:=IF([Original.AX32] = &quot;&quot;;&quot;&quot;;[Original.AX32]+[Original.DW32])" office:value-type="float" office:value="-185">
            <text:p>-185</text:p>
          </table:table-cell>
          <table:table-cell table:style-name="ce8" table:formula="of:=IF([Original.AY32] = &quot;&quot;;&quot;&quot;;[Original.AY32])" office:value-type="float" office:value="-185">
            <text:p>-185</text:p>
          </table:table-cell>
          <table:table-cell table:style-name="ce8" table:formula="of:=IF([Original.AZ32] = &quot;&quot;;&quot;&quot;;[Original.AZ32]+[Original.DR32])" office:value-type="float" office:value="-380">
            <text:p>-380</text:p>
          </table:table-cell>
          <table:table-cell table:style-name="ce8" table:formula="of:=IF([Original.BA32] = &quot;&quot;;&quot;&quot;;[Original.BA32]+[Original.DS32])" office:value-type="float" office:value="-380">
            <text:p>-380</text:p>
          </table:table-cell>
          <table:table-cell table:style-name="ce8" table:formula="of:=IF([Original.BB32] = &quot;&quot;;&quot;&quot;;[Original.BB32]+[Original.DT32])" office:value-type="float" office:value="-380">
            <text:p>-380</text:p>
          </table:table-cell>
          <table:table-cell table:style-name="ce8" table:formula="of:=IF([Original.BC32] = &quot;&quot;;&quot;&quot;;[Original.BC32]+[Original.DU32])" office:value-type="float" office:value="-380">
            <text:p>-380</text:p>
          </table:table-cell>
          <table:table-cell table:style-name="ce8" table:formula="of:=IF([Original.BD32] = &quot;&quot;;&quot;&quot;;[Original.BD32]+[Original.DV32])" office:value-type="float" office:value="-380">
            <text:p>-380</text:p>
          </table:table-cell>
          <table:table-cell table:style-name="ce8" table:formula="of:=IF([Original.BE32] = &quot;&quot;;&quot;&quot;;[Original.BE32]+[Original.DW32])" office:value-type="float" office:value="-380">
            <text:p>-380</text:p>
          </table:table-cell>
          <table:table-cell table:style-name="ce8" table:formula="of:=IF([Original.BF32] = &quot;&quot;;&quot;&quot;;[Original.BF32])" office:value-type="float" office:value="-380">
            <text:p>-380</text:p>
          </table:table-cell>
          <table:table-cell table:style-name="ce8" table:formula="of:=IF([Original.BG32] = &quot;&quot;;&quot;&quot;;[Original.BG32]+[Original.DR32])" office:value-type="float" office:value="-560">
            <text:p>-560</text:p>
          </table:table-cell>
          <table:table-cell table:style-name="ce8" table:formula="of:=IF([Original.BH32] = &quot;&quot;;&quot;&quot;;[Original.BH32]+[Original.DS32])" office:value-type="float" office:value="-560">
            <text:p>-560</text:p>
          </table:table-cell>
          <table:table-cell table:style-name="ce8" table:formula="of:=IF([Original.BI32] = &quot;&quot;;&quot;&quot;;[Original.BI32]+[Original.DT32])" office:value-type="float" office:value="-560">
            <text:p>-560</text:p>
          </table:table-cell>
          <table:table-cell table:style-name="ce8" table:formula="of:=IF([Original.BJ32] = &quot;&quot;;&quot;&quot;;[Original.BJ32]+[Original.DU32])" office:value-type="float" office:value="-560">
            <text:p>-560</text:p>
          </table:table-cell>
          <table:table-cell table:style-name="ce8" table:formula="of:=IF([Original.BK32] = &quot;&quot;;&quot;&quot;;[Original.BK32]+[Original.DV32])" office:value-type="float" office:value="-560">
            <text:p>-560</text:p>
          </table:table-cell>
          <table:table-cell table:style-name="ce8" table:formula="of:=IF([Original.BL32] = &quot;&quot;;&quot;&quot;;[Original.BL32]+[Original.DW32])" office:value-type="float" office:value="-560">
            <text:p>-560</text:p>
          </table:table-cell>
          <table:table-cell table:style-name="ce8" table:formula="of:=IF([Original.BM32] = &quot;&quot;;&quot;&quot;;[Original.BM32])" office:value-type="float" office:value="-560">
            <text:p>-560</text:p>
          </table:table-cell>
          <table:table-cell table:style-name="ce8" table:formula="of:=IF([Original.BN32] = &quot;&quot;;&quot;&quot;;[Original.BN32]+[Original.DR32])" office:value-type="float" office:value="-840">
            <text:p>-840</text:p>
          </table:table-cell>
          <table:table-cell table:style-name="ce8" table:formula="of:=IF([Original.BO32] = &quot;&quot;;&quot;&quot;;[Original.BO32]+[Original.DS32])" office:value-type="float" office:value="-840">
            <text:p>-840</text:p>
          </table:table-cell>
          <table:table-cell table:style-name="ce8" table:formula="of:=IF([Original.BP32] = &quot;&quot;;&quot;&quot;;[Original.BP32]+[Original.DT32])" office:value-type="float" office:value="-840">
            <text:p>-840</text:p>
          </table:table-cell>
          <table:table-cell table:style-name="ce8" table:formula="of:=IF([Original.BQ32] = &quot;&quot;;&quot;&quot;;[Original.BQ32]+[Original.DU32])" office:value-type="float" office:value="-840">
            <text:p>-840</text:p>
          </table:table-cell>
          <table:table-cell table:style-name="ce8" table:formula="of:=IF([Original.BR32] = &quot;&quot;;&quot;&quot;;[Original.BR32]+[Original.DV32])" office:value-type="float" office:value="-840">
            <text:p>-840</text:p>
          </table:table-cell>
          <table:table-cell table:style-name="ce8" table:formula="of:=IF([Original.BS32] = &quot;&quot;;&quot;&quot;;[Original.BS32]+[Original.DW32])" office:value-type="float" office:value="-840">
            <text:p>-840</text:p>
          </table:table-cell>
          <table:table-cell table:style-name="ce8" table:formula="of:=IF([Original.BT32] = &quot;&quot;;&quot;&quot;;[Original.BT32])" office:value-type="float" office:value="-840">
            <text:p>-840</text:p>
          </table:table-cell>
          <table:table-cell table:style-name="ce8" table:formula="of:=IF([Original.BU32] = &quot;&quot;;&quot;&quot;;[Original.BU32])" office:value-type="string" office:string-value="u">
            <text:p>u</text:p>
          </table:table-cell>
          <table:table-cell table:style-name="ce8" table:formula="of:=IF([Original.BV32] = &quot;&quot;;&quot;&quot;;[Original.BV32])" office:value-type="string" office:string-value="u">
            <text:p>u</text:p>
          </table:table-cell>
          <table:table-cell table:style-name="ce8" table:formula="of:=IF([Original.BW32] = &quot;&quot;;&quot;&quot;;[Original.BW32])" office:value-type="string" office:string-value="u">
            <text:p>u</text:p>
          </table:table-cell>
          <table:table-cell table:style-name="ce8" table:formula="of:=IF([Original.BX32] = &quot;&quot;;&quot;&quot;;[Original.BX32])" office:value-type="string" office:string-value="u">
            <text:p>u</text:p>
          </table:table-cell>
          <table:table-cell table:style-name="ce8" table:formula="of:=IF([Original.BY32] = &quot;&quot;;&quot;&quot;;[Original.BY32])" office:value-type="string" office:string-value="u">
            <text:p>u</text:p>
          </table:table-cell>
          <table:table-cell table:style-name="ce8" table:formula="of:=IF([Original.BZ32] = &quot;&quot;;&quot;&quot;;[Original.BZ32])" office:value-type="string" office:string-value="u">
            <text:p>u</text:p>
          </table:table-cell>
          <table:table-cell table:style-name="ce8" table:formula="of:=IF([Original.CA32] = &quot;&quot;;&quot;&quot;;[Original.CA32])" office:value-type="string" office:string-value="u">
            <text:p>u</text:p>
          </table:table-cell>
          <table:table-cell table:style-name="ce8" table:formula="of:=IF([Original.CB32] = &quot;&quot;;&quot;&quot;;[Original.CB32])" office:value-type="string" office:string-value="u">
            <text:p>u</text:p>
          </table:table-cell>
          <table:table-cell table:style-name="ce8" table:formula="of:=IF([Original.CC32] = &quot;&quot;;&quot;&quot;;[Original.CC32])" office:value-type="string" office:string-value="u">
            <text:p>u</text:p>
          </table:table-cell>
          <table:table-cell table:style-name="ce8" table:formula="of:=IF([Original.CD32] = &quot;&quot;;&quot;&quot;;[Original.CD32])" office:value-type="string" office:string-value="u">
            <text:p>u</text:p>
          </table:table-cell>
          <table:table-cell table:style-name="ce8" table:formula="of:=IF([Original.CE32] = &quot;&quot;;&quot;&quot;;[Original.CE32])" office:value-type="string" office:string-value="u">
            <text:p>u</text:p>
          </table:table-cell>
          <table:table-cell table:style-name="ce8" table:formula="of:=IF([Original.CF32] = &quot;&quot;;&quot;&quot;;[Original.CF32])" office:value-type="string" office:string-value="u">
            <text:p>u</text:p>
          </table:table-cell>
          <table:table-cell table:style-name="ce8" table:formula="of:=IF([Original.CG32] = &quot;&quot;;&quot;&quot;;[Original.CG32])" office:value-type="string" office:string-value="u">
            <text:p>u</text:p>
          </table:table-cell>
          <table:table-cell table:style-name="ce8" table:formula="of:=IF([Original.CH32] = &quot;&quot;;&quot;&quot;;[Original.CH32])" office:value-type="string" office:string-value="u">
            <text:p>u</text:p>
          </table:table-cell>
          <table:table-cell table:style-name="ce8" table:formula="of:=IF([Original.CI32] = &quot;&quot;;&quot;&quot;;[Original.CI32])" office:value-type="string" office:string-value="u">
            <text:p>u</text:p>
          </table:table-cell>
          <table:table-cell table:style-name="ce8" table:formula="of:=IF([Original.CJ32] = &quot;&quot;;&quot;&quot;;[Original.CJ32])" office:value-type="string" office:string-value="u">
            <text:p>u</text:p>
          </table:table-cell>
          <table:table-cell table:style-name="ce8" table:formula="of:=IF([Original.CK32] = &quot;&quot;;&quot;&quot;;[Original.CK32])" office:value-type="string" office:string-value="u">
            <text:p>u</text:p>
          </table:table-cell>
          <table:table-cell table:style-name="ce8" table:formula="of:=IF([Original.CL32] = &quot;&quot;;&quot;&quot;;[Original.CL32])" office:value-type="string" office:string-value="u">
            <text:p>u</text:p>
          </table:table-cell>
          <table:table-cell table:style-name="ce8" table:formula="of:=IF([Original.CM32] = &quot;&quot;;&quot;&quot;;[Original.CM32])" office:value-type="string" office:string-value="u">
            <text:p>u</text:p>
          </table:table-cell>
          <table:table-cell table:style-name="ce8" table:formula="of:=IF([Original.CN32] = &quot;&quot;;&quot;&quot;;[Original.CN32])" office:value-type="string" office:string-value="u">
            <text:p>u</text:p>
          </table:table-cell>
          <table:table-cell table:style-name="ce8" table:formula="of:=IF([Original.CO32] = &quot;&quot;;&quot;&quot;;[Original.CO32])" office:value-type="string" office:string-value="u">
            <text:p>u</text:p>
          </table:table-cell>
          <table:table-cell table:style-name="ce8" table:formula="of:=IF([Original.CP32] = &quot;&quot;;&quot;&quot;;[Original.CP32])" office:value-type="string" office:string-value="u">
            <text:p>u</text:p>
          </table:table-cell>
          <table:table-cell table:style-name="ce8" table:formula="of:=IF([Original.CQ32] = &quot;&quot;;&quot;&quot;;[Original.CQ32])" office:value-type="string" office:string-value="u">
            <text:p>u</text:p>
          </table:table-cell>
          <table:table-cell table:style-name="ce8" table:formula="of:=IF([Original.CR32] = &quot;&quot;;&quot;&quot;;[Original.CR32])" office:value-type="string" office:string-value="u">
            <text:p>u</text:p>
          </table:table-cell>
          <table:table-cell table:style-name="ce8" table:formula="of:=IF([Original.CS32] = &quot;&quot;;&quot;&quot;;[Original.CS32])" office:value-type="string" office:string-value="u">
            <text:p>u</text:p>
          </table:table-cell>
          <table:table-cell table:style-name="ce8" table:formula="of:=IF([Original.CT32] = &quot;&quot;;&quot;&quot;;[Original.CT32])" office:value-type="string" office:string-value="u">
            <text:p>u</text:p>
          </table:table-cell>
          <table:table-cell table:style-name="ce8" table:formula="of:=IF([Original.CU32] = &quot;&quot;;&quot;&quot;;[Original.CU32])" office:value-type="string" office:string-value="u">
            <text:p>u</text:p>
          </table:table-cell>
          <table:table-cell table:style-name="ce8" table:formula="of:=IF([Original.CV32] = &quot;&quot;;&quot;&quot;;[Original.CV32])" office:value-type="string" office:string-value="u">
            <text:p>u</text:p>
          </table:table-cell>
          <table:table-cell table:style-name="ce8" table:formula="of:=IF([Original.CW32] = &quot;&quot;;&quot;&quot;;[Original.CW32])" office:value-type="string" office:string-value="u">
            <text:p>u</text:p>
          </table:table-cell>
          <table:table-cell table:style-name="ce8" table:formula="of:=IF([Original.CX32] = &quot;&quot;;&quot;&quot;;[Original.CX32])" office:value-type="string" office:string-value="u">
            <text:p>u</text:p>
          </table:table-cell>
          <table:table-cell table:style-name="ce8" table:formula="of:=IF([Original.CY32] = &quot;&quot;;&quot;&quot;;[Original.CY32])" office:value-type="string" office:string-value="u">
            <text:p>u</text:p>
          </table:table-cell>
          <table:table-cell table:style-name="ce8" table:formula="of:=IF([Original.CZ32] = &quot;&quot;;&quot;&quot;;[Original.CZ32])" office:value-type="string" office:string-value="u">
            <text:p>u</text:p>
          </table:table-cell>
          <table:table-cell table:style-name="ce8" table:formula="of:=IF([Original.DA32] = &quot;&quot;;&quot;&quot;;[Original.DA32])" office:value-type="string" office:string-value="u">
            <text:p>u</text:p>
          </table:table-cell>
          <table:table-cell table:style-name="ce8" table:formula="of:=IF([Original.DB32] = &quot;&quot;;&quot;&quot;;[Original.DB32])" office:value-type="string" office:string-value="u">
            <text:p>u</text:p>
          </table:table-cell>
          <table:table-cell table:style-name="ce8" table:formula="of:=IF([Original.DC32] = &quot;&quot;;&quot;&quot;;[Original.DC32])" office:value-type="string" office:string-value="u">
            <text:p>u</text:p>
          </table:table-cell>
          <table:table-cell table:style-name="ce8" table:formula="of:=IF([Original.DD32] = &quot;&quot;;&quot;&quot;;[Original.DD32])" office:value-type="string" office:string-value="u">
            <text:p>u</text:p>
          </table:table-cell>
          <table:table-cell table:style-name="ce8" table:formula="of:=IF([Original.DE32] = &quot;&quot;;&quot;&quot;;[Original.DE32])" office:value-type="string" office:string-value="u">
            <text:p>u</text:p>
          </table:table-cell>
          <table:table-cell table:style-name="ce8" table:formula="of:=IF([Original.DF32] = &quot;&quot;;&quot;&quot;;[Original.DF32])" office:value-type="string" office:string-value="u">
            <text:p>u</text:p>
          </table:table-cell>
          <table:table-cell table:style-name="ce8" table:formula="of:=IF([Original.DG32] = &quot;&quot;;&quot;&quot;;[Original.DG32])" office:value-type="string" office:string-value="u">
            <text:p>u</text:p>
          </table:table-cell>
          <table:table-cell table:style-name="ce8" table:formula="of:=IF([Original.DH32] = &quot;&quot;;&quot;&quot;;[Original.DH32])" office:value-type="string" office:string-value="u">
            <text:p>u</text:p>
          </table:table-cell>
          <table:table-cell table:style-name="ce8" table:formula="of:=IF([Original.DI32] = &quot;&quot;;&quot;&quot;;[Original.DI32])" office:value-type="string" office:string-value="u">
            <text:p>u</text:p>
          </table:table-cell>
          <table:table-cell table:style-name="ce8" table:formula="of:=IF([Original.DJ32] = &quot;&quot;;&quot;&quot;;[Original.DJ32])" office:value-type="string" office:string-value="u">
            <text:p>u</text:p>
          </table:table-cell>
          <table:table-cell table:style-name="ce8" table:formula="of:=IF([Original.DK32] = &quot;&quot;;&quot;&quot;;[Original.DK32])" office:value-type="string" office:string-value="u">
            <text:p>u</text:p>
          </table:table-cell>
          <table:table-cell table:style-name="ce8" table:formula="of:=IF([Original.DL32] = &quot;&quot;;&quot;&quot;;[Original.DL32])" office:value-type="string" office:string-value="u">
            <text:p>u</text:p>
          </table:table-cell>
          <table:table-cell table:style-name="ce8" table:formula="of:=IF([Original.DM32] = &quot;&quot;;&quot;&quot;;[Original.DM32])" office:value-type="string" office:string-value="u">
            <text:p>u</text:p>
          </table:table-cell>
          <table:table-cell table:style-name="ce8" table:formula="of:=IF([Original.DN32] = &quot;&quot;;&quot;&quot;;[Original.DN32])" office:value-type="string" office:string-value="u">
            <text:p>u</text:p>
          </table:table-cell>
          <table:table-cell table:style-name="ce8" table:formula="of:=IF([Original.DO32] = &quot;&quot;;&quot;&quot;;[Original.DO32])" office:value-type="string" office:string-value="u">
            <text:p>u</text:p>
          </table:table-cell>
          <table:table-cell table:style-name="ce8" table:formula="of:=IF([Original.DP32] = &quot;&quot;;&quot;&quot;;[Original.DP32])" office:value-type="string" office:string-value="u">
            <text:p>u</text:p>
          </table:table-cell>
          <table:table-cell table:style-name="ce17" table:formula="of:=IF([Original.DQ32] = &quot;&quot;;&quot;&quot;;[Original.DQ32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3] = &quot;&quot;;&quot;&quot;;[Original.A33])" office:value-type="float" office:value="900">
            <text:p>900</text:p>
          </table:table-cell>
          <table:table-cell table:style-name="ce8" table:formula="of:=IF([Original.B33] = &quot;&quot;;&quot;&quot;;[Original.B33])" office:value-type="string" office:string-value="u">
            <text:p>u</text:p>
          </table:table-cell>
          <table:table-cell table:style-name="ce8" table:formula="of:=IF([Original.C33] = &quot;&quot;;&quot;&quot;;[Original.C33])" office:value-type="string" office:string-value="u">
            <text:p>u</text:p>
          </table:table-cell>
          <table:table-cell table:style-name="ce8" table:formula="of:=IF([Original.D33] = &quot;&quot;;&quot;&quot;;[Original.D33])" office:value-type="string" office:string-value="u">
            <text:p>u</text:p>
          </table:table-cell>
          <table:table-cell table:style-name="ce8" table:formula="of:=IF([Original.E33] = &quot;&quot;;&quot;&quot;;[Original.E33])" office:value-type="string" office:string-value="u">
            <text:p>u</text:p>
          </table:table-cell>
          <table:table-cell table:style-name="ce8" table:formula="of:=IF([Original.F33] = &quot;&quot;;&quot;&quot;;[Original.F33])" office:value-type="float" office:value="320">
            <text:p>320</text:p>
          </table:table-cell>
          <table:table-cell table:style-name="ce8" table:formula="of:=IF([Original.G33] = &quot;&quot;;&quot;&quot;;[Original.G33])" office:value-type="float" office:value="170">
            <text:p>170</text:p>
          </table:table-cell>
          <table:table-cell table:style-name="ce8" table:formula="of:=IF([Original.H33] = &quot;&quot;;&quot;&quot;;[Original.H33])" office:value-type="string" office:string-value="u">
            <text:p>u</text:p>
          </table:table-cell>
          <table:table-cell table:style-name="ce8" table:formula="of:=IF([Original.I33] = &quot;&quot;;&quot;&quot;;[Original.I33])" office:value-type="float" office:value="86">
            <text:p>86</text:p>
          </table:table-cell>
          <table:table-cell table:style-name="ce8" table:formula="of:=IF([Original.J33] = &quot;&quot;;&quot;&quot;;[Original.J33])" office:value-type="string" office:string-value="u">
            <text:p>u</text:p>
          </table:table-cell>
          <table:table-cell table:style-name="ce8" table:formula="of:=IF([Original.K33] = &quot;&quot;;&quot;&quot;;[Original.K33])" office:value-type="float" office:value="26">
            <text:p>26</text:p>
          </table:table-cell>
          <table:table-cell table:style-name="ce8" table:formula="of:=IF([Original.L33] = &quot;&quot;;&quot;&quot;;[Original.L33])" office:value-type="float" office:value="0">
            <text:p>0</text:p>
          </table:table-cell>
          <table:table-cell table:style-name="ce8" table:formula="of:=IF([Original.M33] = &quot;&quot;;&quot;&quot;;[Original.M33])" office:value-type="string" office:string-value="JS">
            <text:p>JS</text:p>
          </table:table-cell>
          <table:table-cell table:style-name="ce8" table:formula="of:=IF([Original.N33] = &quot;&quot;;&quot;&quot;;[Original.N33])" office:value-type="string" office:string-value="u">
            <text:p>u</text:p>
          </table:table-cell>
          <table:table-cell table:style-name="ce8" table:formula="of:=IF([Original.O33] = &quot;&quot;;&quot;&quot;;[Original.O33])" office:value-type="string" office:string-value="u">
            <text:p>u</text:p>
          </table:table-cell>
          <table:table-cell table:style-name="ce8" table:formula="of:=IF([Original.P33] = &quot;&quot;;&quot;&quot;;[Original.P33])" office:value-type="string" office:string-value="u">
            <text:p>u</text:p>
          </table:table-cell>
          <table:table-cell table:style-name="ce8" table:formula="of:=IF([Original.Q33] = &quot;&quot;;&quot;&quot;;[Original.Q33]+[Original.DR33])" office:value-type="float" office:value="0">
            <text:p>0</text:p>
          </table:table-cell>
          <table:table-cell table:style-name="ce8" table:formula="of:=IF([Original.R33] = &quot;&quot;;&quot;&quot;;[Original.R33]+[Original.DS33])" office:value-type="float" office:value="0">
            <text:p>0</text:p>
          </table:table-cell>
          <table:table-cell table:style-name="ce8" table:formula="of:=IF([Original.S33] = &quot;&quot;;&quot;&quot;;[Original.S33]+[Original.DT33])" office:value-type="float" office:value="0">
            <text:p>0</text:p>
          </table:table-cell>
          <table:table-cell table:style-name="ce8" table:formula="of:=IF([Original.T33] = &quot;&quot;;&quot;&quot;;[Original.T33]+[Original.DU33])" office:value-type="float" office:value="0">
            <text:p>0</text:p>
          </table:table-cell>
          <table:table-cell table:style-name="ce8" table:formula="of:=IF([Original.U33] = &quot;&quot;;&quot;&quot;;[Original.U33]+[Original.DV33])" office:value-type="float" office:value="0">
            <text:p>0</text:p>
          </table:table-cell>
          <table:table-cell table:style-name="ce8" table:formula="of:=IF([Original.V33] = &quot;&quot;;&quot;&quot;;[Original.V33]+[Original.DW33])" office:value-type="float" office:value="0">
            <text:p>0</text:p>
          </table:table-cell>
          <table:table-cell table:style-name="ce8" table:formula="of:=IF([Original.W33] = &quot;&quot;;&quot;&quot;;[Original.W33])" office:value-type="string" office:string-value="u">
            <text:p>u</text:p>
          </table:table-cell>
          <table:table-cell table:style-name="ce8" table:formula="of:=IF([Original.X33] = &quot;&quot;;&quot;&quot;;[Original.X33]+[Original.DR33])" office:value-type="float" office:value="-34">
            <text:p>-34</text:p>
          </table:table-cell>
          <table:table-cell table:style-name="ce8" table:formula="of:=IF([Original.Y33] = &quot;&quot;;&quot;&quot;;[Original.Y33]+[Original.DS33])" office:value-type="float" office:value="-34">
            <text:p>-34</text:p>
          </table:table-cell>
          <table:table-cell table:style-name="ce8" table:formula="of:=IF([Original.Z33] = &quot;&quot;;&quot;&quot;;[Original.Z33]+[Original.DT33])" office:value-type="float" office:value="-34">
            <text:p>-34</text:p>
          </table:table-cell>
          <table:table-cell table:style-name="ce8" table:formula="of:=IF([Original.AA33] = &quot;&quot;;&quot;&quot;;[Original.AA33]+[Original.DU33])" office:value-type="float" office:value="-34">
            <text:p>-34</text:p>
          </table:table-cell>
          <table:table-cell table:style-name="ce8" table:formula="of:=IF([Original.AB33] = &quot;&quot;;&quot;&quot;;[Original.AB33]+[Original.DV33])" office:value-type="float" office:value="-34">
            <text:p>-34</text:p>
          </table:table-cell>
          <table:table-cell table:style-name="ce8" table:formula="of:=IF([Original.AC33] = &quot;&quot;;&quot;&quot;;[Original.AC33]+[Original.DW33])" office:value-type="float" office:value="-34">
            <text:p>-34</text:p>
          </table:table-cell>
          <table:table-cell table:style-name="ce8" table:formula="of:=IF([Original.AD33] = &quot;&quot;;&quot;&quot;;[Original.AD33])" office:value-type="float" office:value="-34">
            <text:p>-34</text:p>
          </table:table-cell>
          <table:table-cell table:style-name="ce8" table:formula="of:=IF([Original.AE33] = &quot;&quot;;&quot;&quot;;[Original.AE33]+[Original.DR33])" office:value-type="float" office:value="-56">
            <text:p>-56</text:p>
          </table:table-cell>
          <table:table-cell table:style-name="ce8" table:formula="of:=IF([Original.AF33] = &quot;&quot;;&quot;&quot;;[Original.AF33]+[Original.DS33])" office:value-type="float" office:value="-56">
            <text:p>-56</text:p>
          </table:table-cell>
          <table:table-cell table:style-name="ce8" table:formula="of:=IF([Original.AG33] = &quot;&quot;;&quot;&quot;;[Original.AG33]+[Original.DT33])" office:value-type="float" office:value="-56">
            <text:p>-56</text:p>
          </table:table-cell>
          <table:table-cell table:style-name="ce8" table:formula="of:=IF([Original.AH33] = &quot;&quot;;&quot;&quot;;[Original.AH33]+[Original.DU33])" office:value-type="float" office:value="-56">
            <text:p>-56</text:p>
          </table:table-cell>
          <table:table-cell table:style-name="ce8" table:formula="of:=IF([Original.AI33] = &quot;&quot;;&quot;&quot;;[Original.AI33]+[Original.DV33])" office:value-type="float" office:value="-56">
            <text:p>-56</text:p>
          </table:table-cell>
          <table:table-cell table:style-name="ce8" table:formula="of:=IF([Original.AJ33] = &quot;&quot;;&quot;&quot;;[Original.AJ33]+[Original.DW33])" office:value-type="float" office:value="-56">
            <text:p>-56</text:p>
          </table:table-cell>
          <table:table-cell table:style-name="ce8" table:formula="of:=IF([Original.AK33] = &quot;&quot;;&quot;&quot;;[Original.AK33])" office:value-type="float" office:value="-56">
            <text:p>-56</text:p>
          </table:table-cell>
          <table:table-cell table:style-name="ce8" table:formula="of:=IF([Original.AL33] = &quot;&quot;;&quot;&quot;;[Original.AL33]+[Original.DR33])" office:value-type="float" office:value="-100">
            <text:p>-100</text:p>
          </table:table-cell>
          <table:table-cell table:style-name="ce8" table:formula="of:=IF([Original.AM33] = &quot;&quot;;&quot;&quot;;[Original.AM33]+[Original.DS33])" office:value-type="float" office:value="-100">
            <text:p>-100</text:p>
          </table:table-cell>
          <table:table-cell table:style-name="ce8" table:formula="of:=IF([Original.AN33] = &quot;&quot;;&quot;&quot;;[Original.AN33]+[Original.DT33])" office:value-type="float" office:value="-100">
            <text:p>-100</text:p>
          </table:table-cell>
          <table:table-cell table:style-name="ce8" table:formula="of:=IF([Original.AO33] = &quot;&quot;;&quot;&quot;;[Original.AO33]+[Original.DU33])" office:value-type="float" office:value="-100">
            <text:p>-100</text:p>
          </table:table-cell>
          <table:table-cell table:style-name="ce8" table:formula="of:=IF([Original.AP33] = &quot;&quot;;&quot;&quot;;[Original.AP33]+[Original.DV33])" office:value-type="float" office:value="-100">
            <text:p>-100</text:p>
          </table:table-cell>
          <table:table-cell table:style-name="ce8" table:formula="of:=IF([Original.AQ33] = &quot;&quot;;&quot;&quot;;[Original.AQ33]+[Original.DW33])" office:value-type="float" office:value="-100">
            <text:p>-100</text:p>
          </table:table-cell>
          <table:table-cell table:style-name="ce8" table:formula="of:=IF([Original.AR33] = &quot;&quot;;&quot;&quot;;[Original.AR33])" office:value-type="float" office:value="-100">
            <text:p>-100</text:p>
          </table:table-cell>
          <table:table-cell table:style-name="ce8" table:formula="of:=IF([Original.AS33] = &quot;&quot;;&quot;&quot;;[Original.AS33]+[Original.DR33])" office:value-type="float" office:value="-210">
            <text:p>-210</text:p>
          </table:table-cell>
          <table:table-cell table:style-name="ce8" table:formula="of:=IF([Original.AT33] = &quot;&quot;;&quot;&quot;;[Original.AT33]+[Original.DS33])" office:value-type="float" office:value="-210">
            <text:p>-210</text:p>
          </table:table-cell>
          <table:table-cell table:style-name="ce8" table:formula="of:=IF([Original.AU33] = &quot;&quot;;&quot;&quot;;[Original.AU33]+[Original.DT33])" office:value-type="float" office:value="-210">
            <text:p>-210</text:p>
          </table:table-cell>
          <table:table-cell table:style-name="ce8" table:formula="of:=IF([Original.AV33] = &quot;&quot;;&quot;&quot;;[Original.AV33]+[Original.DU33])" office:value-type="float" office:value="-210">
            <text:p>-210</text:p>
          </table:table-cell>
          <table:table-cell table:style-name="ce8" table:formula="of:=IF([Original.AW33] = &quot;&quot;;&quot;&quot;;[Original.AW33]+[Original.DV33])" office:value-type="float" office:value="-210">
            <text:p>-210</text:p>
          </table:table-cell>
          <table:table-cell table:style-name="ce8" table:formula="of:=IF([Original.AX33] = &quot;&quot;;&quot;&quot;;[Original.AX33]+[Original.DW33])" office:value-type="float" office:value="-210">
            <text:p>-210</text:p>
          </table:table-cell>
          <table:table-cell table:style-name="ce8" table:formula="of:=IF([Original.AY33] = &quot;&quot;;&quot;&quot;;[Original.AY33])" office:value-type="float" office:value="-210">
            <text:p>-210</text:p>
          </table:table-cell>
          <table:table-cell table:style-name="ce8" table:formula="of:=IF([Original.AZ33] = &quot;&quot;;&quot;&quot;;[Original.AZ33]+[Original.DR33])" office:value-type="float" office:value="-430">
            <text:p>-430</text:p>
          </table:table-cell>
          <table:table-cell table:style-name="ce8" table:formula="of:=IF([Original.BA33] = &quot;&quot;;&quot;&quot;;[Original.BA33]+[Original.DS33])" office:value-type="float" office:value="-430">
            <text:p>-430</text:p>
          </table:table-cell>
          <table:table-cell table:style-name="ce8" table:formula="of:=IF([Original.BB33] = &quot;&quot;;&quot;&quot;;[Original.BB33]+[Original.DT33])" office:value-type="float" office:value="-430">
            <text:p>-430</text:p>
          </table:table-cell>
          <table:table-cell table:style-name="ce8" table:formula="of:=IF([Original.BC33] = &quot;&quot;;&quot;&quot;;[Original.BC33]+[Original.DU33])" office:value-type="float" office:value="-430">
            <text:p>-430</text:p>
          </table:table-cell>
          <table:table-cell table:style-name="ce8" table:formula="of:=IF([Original.BD33] = &quot;&quot;;&quot;&quot;;[Original.BD33]+[Original.DV33])" office:value-type="float" office:value="-430">
            <text:p>-430</text:p>
          </table:table-cell>
          <table:table-cell table:style-name="ce8" table:formula="of:=IF([Original.BE33] = &quot;&quot;;&quot;&quot;;[Original.BE33]+[Original.DW33])" office:value-type="float" office:value="-430">
            <text:p>-430</text:p>
          </table:table-cell>
          <table:table-cell table:style-name="ce8" table:formula="of:=IF([Original.BF33] = &quot;&quot;;&quot;&quot;;[Original.BF33])" office:value-type="float" office:value="-430">
            <text:p>-430</text:p>
          </table:table-cell>
          <table:table-cell table:style-name="ce8" table:formula="of:=IF([Original.BG33] = &quot;&quot;;&quot;&quot;;[Original.BG33]+[Original.DR33])" office:value-type="float" office:value="-620">
            <text:p>-620</text:p>
          </table:table-cell>
          <table:table-cell table:style-name="ce8" table:formula="of:=IF([Original.BH33] = &quot;&quot;;&quot;&quot;;[Original.BH33]+[Original.DS33])" office:value-type="float" office:value="-620">
            <text:p>-620</text:p>
          </table:table-cell>
          <table:table-cell table:style-name="ce8" table:formula="of:=IF([Original.BI33] = &quot;&quot;;&quot;&quot;;[Original.BI33]+[Original.DT33])" office:value-type="float" office:value="-620">
            <text:p>-620</text:p>
          </table:table-cell>
          <table:table-cell table:style-name="ce8" table:formula="of:=IF([Original.BJ33] = &quot;&quot;;&quot;&quot;;[Original.BJ33]+[Original.DU33])" office:value-type="float" office:value="-620">
            <text:p>-620</text:p>
          </table:table-cell>
          <table:table-cell table:style-name="ce8" table:formula="of:=IF([Original.BK33] = &quot;&quot;;&quot;&quot;;[Original.BK33]+[Original.DV33])" office:value-type="float" office:value="-620">
            <text:p>-620</text:p>
          </table:table-cell>
          <table:table-cell table:style-name="ce8" table:formula="of:=IF([Original.BL33] = &quot;&quot;;&quot;&quot;;[Original.BL33]+[Original.DW33])" office:value-type="float" office:value="-620">
            <text:p>-620</text:p>
          </table:table-cell>
          <table:table-cell table:style-name="ce8" table:formula="of:=IF([Original.BM33] = &quot;&quot;;&quot;&quot;;[Original.BM33])" office:value-type="float" office:value="-620">
            <text:p>-620</text:p>
          </table:table-cell>
          <table:table-cell table:style-name="ce8" table:formula="of:=IF([Original.BN33] = &quot;&quot;;&quot;&quot;;[Original.BN33]+[Original.DR33])" office:value-type="float" office:value="-940">
            <text:p>-940</text:p>
          </table:table-cell>
          <table:table-cell table:style-name="ce8" table:formula="of:=IF([Original.BO33] = &quot;&quot;;&quot;&quot;;[Original.BO33]+[Original.DS33])" office:value-type="float" office:value="-940">
            <text:p>-940</text:p>
          </table:table-cell>
          <table:table-cell table:style-name="ce8" table:formula="of:=IF([Original.BP33] = &quot;&quot;;&quot;&quot;;[Original.BP33]+[Original.DT33])" office:value-type="float" office:value="-940">
            <text:p>-940</text:p>
          </table:table-cell>
          <table:table-cell table:style-name="ce8" table:formula="of:=IF([Original.BQ33] = &quot;&quot;;&quot;&quot;;[Original.BQ33]+[Original.DU33])" office:value-type="float" office:value="-940">
            <text:p>-940</text:p>
          </table:table-cell>
          <table:table-cell table:style-name="ce8" table:formula="of:=IF([Original.BR33] = &quot;&quot;;&quot;&quot;;[Original.BR33]+[Original.DV33])" office:value-type="float" office:value="-940">
            <text:p>-940</text:p>
          </table:table-cell>
          <table:table-cell table:style-name="ce8" table:formula="of:=IF([Original.BS33] = &quot;&quot;;&quot;&quot;;[Original.BS33]+[Original.DW33])" office:value-type="float" office:value="-940">
            <text:p>-940</text:p>
          </table:table-cell>
          <table:table-cell table:style-name="ce8" table:formula="of:=IF([Original.BT33] = &quot;&quot;;&quot;&quot;;[Original.BT33])" office:value-type="float" office:value="-940">
            <text:p>-940</text:p>
          </table:table-cell>
          <table:table-cell table:style-name="ce8" table:formula="of:=IF([Original.BU33] = &quot;&quot;;&quot;&quot;;[Original.BU33])" office:value-type="string" office:string-value="u">
            <text:p>u</text:p>
          </table:table-cell>
          <table:table-cell table:style-name="ce8" table:formula="of:=IF([Original.BV33] = &quot;&quot;;&quot;&quot;;[Original.BV33])" office:value-type="string" office:string-value="u">
            <text:p>u</text:p>
          </table:table-cell>
          <table:table-cell table:style-name="ce8" table:formula="of:=IF([Original.BW33] = &quot;&quot;;&quot;&quot;;[Original.BW33])" office:value-type="string" office:string-value="u">
            <text:p>u</text:p>
          </table:table-cell>
          <table:table-cell table:style-name="ce8" table:formula="of:=IF([Original.BX33] = &quot;&quot;;&quot;&quot;;[Original.BX33])" office:value-type="string" office:string-value="u">
            <text:p>u</text:p>
          </table:table-cell>
          <table:table-cell table:style-name="ce8" table:formula="of:=IF([Original.BY33] = &quot;&quot;;&quot;&quot;;[Original.BY33])" office:value-type="string" office:string-value="u">
            <text:p>u</text:p>
          </table:table-cell>
          <table:table-cell table:style-name="ce8" table:formula="of:=IF([Original.BZ33] = &quot;&quot;;&quot;&quot;;[Original.BZ33])" office:value-type="string" office:string-value="u">
            <text:p>u</text:p>
          </table:table-cell>
          <table:table-cell table:style-name="ce8" table:formula="of:=IF([Original.CA33] = &quot;&quot;;&quot;&quot;;[Original.CA33])" office:value-type="string" office:string-value="u">
            <text:p>u</text:p>
          </table:table-cell>
          <table:table-cell table:style-name="ce8" table:formula="of:=IF([Original.CB33] = &quot;&quot;;&quot;&quot;;[Original.CB33])" office:value-type="string" office:string-value="u">
            <text:p>u</text:p>
          </table:table-cell>
          <table:table-cell table:style-name="ce8" table:formula="of:=IF([Original.CC33] = &quot;&quot;;&quot;&quot;;[Original.CC33])" office:value-type="string" office:string-value="u">
            <text:p>u</text:p>
          </table:table-cell>
          <table:table-cell table:style-name="ce8" table:formula="of:=IF([Original.CD33] = &quot;&quot;;&quot;&quot;;[Original.CD33])" office:value-type="string" office:string-value="u">
            <text:p>u</text:p>
          </table:table-cell>
          <table:table-cell table:style-name="ce8" table:formula="of:=IF([Original.CE33] = &quot;&quot;;&quot;&quot;;[Original.CE33])" office:value-type="string" office:string-value="u">
            <text:p>u</text:p>
          </table:table-cell>
          <table:table-cell table:style-name="ce8" table:formula="of:=IF([Original.CF33] = &quot;&quot;;&quot;&quot;;[Original.CF33])" office:value-type="string" office:string-value="u">
            <text:p>u</text:p>
          </table:table-cell>
          <table:table-cell table:style-name="ce8" table:formula="of:=IF([Original.CG33] = &quot;&quot;;&quot;&quot;;[Original.CG33])" office:value-type="string" office:string-value="u">
            <text:p>u</text:p>
          </table:table-cell>
          <table:table-cell table:style-name="ce8" table:formula="of:=IF([Original.CH33] = &quot;&quot;;&quot;&quot;;[Original.CH33])" office:value-type="string" office:string-value="u">
            <text:p>u</text:p>
          </table:table-cell>
          <table:table-cell table:style-name="ce8" table:formula="of:=IF([Original.CI33] = &quot;&quot;;&quot;&quot;;[Original.CI33])" office:value-type="string" office:string-value="u">
            <text:p>u</text:p>
          </table:table-cell>
          <table:table-cell table:style-name="ce8" table:formula="of:=IF([Original.CJ33] = &quot;&quot;;&quot;&quot;;[Original.CJ33])" office:value-type="string" office:string-value="u">
            <text:p>u</text:p>
          </table:table-cell>
          <table:table-cell table:style-name="ce8" table:formula="of:=IF([Original.CK33] = &quot;&quot;;&quot;&quot;;[Original.CK33])" office:value-type="string" office:string-value="u">
            <text:p>u</text:p>
          </table:table-cell>
          <table:table-cell table:style-name="ce8" table:formula="of:=IF([Original.CL33] = &quot;&quot;;&quot;&quot;;[Original.CL33])" office:value-type="string" office:string-value="u">
            <text:p>u</text:p>
          </table:table-cell>
          <table:table-cell table:style-name="ce8" table:formula="of:=IF([Original.CM33] = &quot;&quot;;&quot;&quot;;[Original.CM33])" office:value-type="string" office:string-value="u">
            <text:p>u</text:p>
          </table:table-cell>
          <table:table-cell table:style-name="ce8" table:formula="of:=IF([Original.CN33] = &quot;&quot;;&quot;&quot;;[Original.CN33])" office:value-type="string" office:string-value="u">
            <text:p>u</text:p>
          </table:table-cell>
          <table:table-cell table:style-name="ce8" table:formula="of:=IF([Original.CO33] = &quot;&quot;;&quot;&quot;;[Original.CO33])" office:value-type="string" office:string-value="u">
            <text:p>u</text:p>
          </table:table-cell>
          <table:table-cell table:style-name="ce8" table:formula="of:=IF([Original.CP33] = &quot;&quot;;&quot;&quot;;[Original.CP33])" office:value-type="string" office:string-value="u">
            <text:p>u</text:p>
          </table:table-cell>
          <table:table-cell table:style-name="ce8" table:formula="of:=IF([Original.CQ33] = &quot;&quot;;&quot;&quot;;[Original.CQ33])" office:value-type="string" office:string-value="u">
            <text:p>u</text:p>
          </table:table-cell>
          <table:table-cell table:style-name="ce8" table:formula="of:=IF([Original.CR33] = &quot;&quot;;&quot;&quot;;[Original.CR33])" office:value-type="string" office:string-value="u">
            <text:p>u</text:p>
          </table:table-cell>
          <table:table-cell table:style-name="ce8" table:formula="of:=IF([Original.CS33] = &quot;&quot;;&quot;&quot;;[Original.CS33])" office:value-type="string" office:string-value="u">
            <text:p>u</text:p>
          </table:table-cell>
          <table:table-cell table:style-name="ce8" table:formula="of:=IF([Original.CT33] = &quot;&quot;;&quot;&quot;;[Original.CT33])" office:value-type="string" office:string-value="u">
            <text:p>u</text:p>
          </table:table-cell>
          <table:table-cell table:style-name="ce8" table:formula="of:=IF([Original.CU33] = &quot;&quot;;&quot;&quot;;[Original.CU33])" office:value-type="string" office:string-value="u">
            <text:p>u</text:p>
          </table:table-cell>
          <table:table-cell table:style-name="ce8" table:formula="of:=IF([Original.CV33] = &quot;&quot;;&quot;&quot;;[Original.CV33])" office:value-type="string" office:string-value="u">
            <text:p>u</text:p>
          </table:table-cell>
          <table:table-cell table:style-name="ce8" table:formula="of:=IF([Original.CW33] = &quot;&quot;;&quot;&quot;;[Original.CW33])" office:value-type="string" office:string-value="u">
            <text:p>u</text:p>
          </table:table-cell>
          <table:table-cell table:style-name="ce8" table:formula="of:=IF([Original.CX33] = &quot;&quot;;&quot;&quot;;[Original.CX33])" office:value-type="string" office:string-value="u">
            <text:p>u</text:p>
          </table:table-cell>
          <table:table-cell table:style-name="ce8" table:formula="of:=IF([Original.CY33] = &quot;&quot;;&quot;&quot;;[Original.CY33])" office:value-type="string" office:string-value="u">
            <text:p>u</text:p>
          </table:table-cell>
          <table:table-cell table:style-name="ce8" table:formula="of:=IF([Original.CZ33] = &quot;&quot;;&quot;&quot;;[Original.CZ33])" office:value-type="string" office:string-value="u">
            <text:p>u</text:p>
          </table:table-cell>
          <table:table-cell table:style-name="ce8" table:formula="of:=IF([Original.DA33] = &quot;&quot;;&quot;&quot;;[Original.DA33])" office:value-type="string" office:string-value="u">
            <text:p>u</text:p>
          </table:table-cell>
          <table:table-cell table:style-name="ce8" table:formula="of:=IF([Original.DB33] = &quot;&quot;;&quot;&quot;;[Original.DB33])" office:value-type="string" office:string-value="u">
            <text:p>u</text:p>
          </table:table-cell>
          <table:table-cell table:style-name="ce8" table:formula="of:=IF([Original.DC33] = &quot;&quot;;&quot;&quot;;[Original.DC33])" office:value-type="string" office:string-value="u">
            <text:p>u</text:p>
          </table:table-cell>
          <table:table-cell table:style-name="ce8" table:formula="of:=IF([Original.DD33] = &quot;&quot;;&quot;&quot;;[Original.DD33])" office:value-type="string" office:string-value="u">
            <text:p>u</text:p>
          </table:table-cell>
          <table:table-cell table:style-name="ce8" table:formula="of:=IF([Original.DE33] = &quot;&quot;;&quot;&quot;;[Original.DE33])" office:value-type="string" office:string-value="u">
            <text:p>u</text:p>
          </table:table-cell>
          <table:table-cell table:style-name="ce8" table:formula="of:=IF([Original.DF33] = &quot;&quot;;&quot;&quot;;[Original.DF33])" office:value-type="string" office:string-value="u">
            <text:p>u</text:p>
          </table:table-cell>
          <table:table-cell table:style-name="ce8" table:formula="of:=IF([Original.DG33] = &quot;&quot;;&quot;&quot;;[Original.DG33])" office:value-type="string" office:string-value="u">
            <text:p>u</text:p>
          </table:table-cell>
          <table:table-cell table:style-name="ce8" table:formula="of:=IF([Original.DH33] = &quot;&quot;;&quot;&quot;;[Original.DH33])" office:value-type="string" office:string-value="u">
            <text:p>u</text:p>
          </table:table-cell>
          <table:table-cell table:style-name="ce8" table:formula="of:=IF([Original.DI33] = &quot;&quot;;&quot;&quot;;[Original.DI33])" office:value-type="string" office:string-value="u">
            <text:p>u</text:p>
          </table:table-cell>
          <table:table-cell table:style-name="ce8" table:formula="of:=IF([Original.DJ33] = &quot;&quot;;&quot;&quot;;[Original.DJ33])" office:value-type="string" office:string-value="u">
            <text:p>u</text:p>
          </table:table-cell>
          <table:table-cell table:style-name="ce8" table:formula="of:=IF([Original.DK33] = &quot;&quot;;&quot;&quot;;[Original.DK33])" office:value-type="string" office:string-value="u">
            <text:p>u</text:p>
          </table:table-cell>
          <table:table-cell table:style-name="ce8" table:formula="of:=IF([Original.DL33] = &quot;&quot;;&quot;&quot;;[Original.DL33])" office:value-type="string" office:string-value="u">
            <text:p>u</text:p>
          </table:table-cell>
          <table:table-cell table:style-name="ce8" table:formula="of:=IF([Original.DM33] = &quot;&quot;;&quot;&quot;;[Original.DM33])" office:value-type="string" office:string-value="u">
            <text:p>u</text:p>
          </table:table-cell>
          <table:table-cell table:style-name="ce8" table:formula="of:=IF([Original.DN33] = &quot;&quot;;&quot;&quot;;[Original.DN33])" office:value-type="string" office:string-value="u">
            <text:p>u</text:p>
          </table:table-cell>
          <table:table-cell table:style-name="ce8" table:formula="of:=IF([Original.DO33] = &quot;&quot;;&quot;&quot;;[Original.DO33])" office:value-type="string" office:string-value="u">
            <text:p>u</text:p>
          </table:table-cell>
          <table:table-cell table:style-name="ce8" table:formula="of:=IF([Original.DP33] = &quot;&quot;;&quot;&quot;;[Original.DP33])" office:value-type="string" office:string-value="u">
            <text:p>u</text:p>
          </table:table-cell>
          <table:table-cell table:style-name="ce17" table:formula="of:=IF([Original.DQ33] = &quot;&quot;;&quot;&quot;;[Original.DQ33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4] = &quot;&quot;;&quot;&quot;;[Original.A34])" office:value-type="float" office:value="1000">
            <text:p>1000</text:p>
          </table:table-cell>
          <table:table-cell table:style-name="ce8" table:formula="of:=IF([Original.B34] = &quot;&quot;;&quot;&quot;;[Original.B34])" office:value-type="string" office:string-value="u">
            <text:p>u</text:p>
          </table:table-cell>
          <table:table-cell table:style-name="ce8" table:formula="of:=IF([Original.C34] = &quot;&quot;;&quot;&quot;;[Original.C34])" office:value-type="string" office:string-value="u">
            <text:p>u</text:p>
          </table:table-cell>
          <table:table-cell table:style-name="ce8" table:formula="of:=IF([Original.D34] = &quot;&quot;;&quot;&quot;;[Original.D34])" office:value-type="string" office:string-value="u">
            <text:p>u</text:p>
          </table:table-cell>
          <table:table-cell table:style-name="ce8" table:formula="of:=IF([Original.E34] = &quot;&quot;;&quot;&quot;;[Original.E34])" office:value-type="string" office:string-value="u">
            <text:p>u</text:p>
          </table:table-cell>
          <table:table-cell table:style-name="ce8" table:formula="of:=IF([Original.F34] = &quot;&quot;;&quot;&quot;;[Original.F34])" office:value-type="float" office:value="320">
            <text:p>320</text:p>
          </table:table-cell>
          <table:table-cell table:style-name="ce8" table:formula="of:=IF([Original.G34] = &quot;&quot;;&quot;&quot;;[Original.G34])" office:value-type="float" office:value="170">
            <text:p>170</text:p>
          </table:table-cell>
          <table:table-cell table:style-name="ce8" table:formula="of:=IF([Original.H34] = &quot;&quot;;&quot;&quot;;[Original.H34])" office:value-type="string" office:string-value="u">
            <text:p>u</text:p>
          </table:table-cell>
          <table:table-cell table:style-name="ce8" table:formula="of:=IF([Original.I34] = &quot;&quot;;&quot;&quot;;[Original.I34])" office:value-type="float" office:value="86">
            <text:p>86</text:p>
          </table:table-cell>
          <table:table-cell table:style-name="ce8" table:formula="of:=IF([Original.J34] = &quot;&quot;;&quot;&quot;;[Original.J34])" office:value-type="string" office:string-value="u">
            <text:p>u</text:p>
          </table:table-cell>
          <table:table-cell table:style-name="ce8" table:formula="of:=IF([Original.K34] = &quot;&quot;;&quot;&quot;;[Original.K34])" office:value-type="float" office:value="26">
            <text:p>26</text:p>
          </table:table-cell>
          <table:table-cell table:style-name="ce8" table:formula="of:=IF([Original.L34] = &quot;&quot;;&quot;&quot;;[Original.L34])" office:value-type="float" office:value="0">
            <text:p>0</text:p>
          </table:table-cell>
          <table:table-cell table:style-name="ce8" table:formula="of:=IF([Original.M34] = &quot;&quot;;&quot;&quot;;[Original.M34])" office:value-type="string" office:string-value="JS">
            <text:p>JS</text:p>
          </table:table-cell>
          <table:table-cell table:style-name="ce8" table:formula="of:=IF([Original.N34] = &quot;&quot;;&quot;&quot;;[Original.N34])" office:value-type="string" office:string-value="u">
            <text:p>u</text:p>
          </table:table-cell>
          <table:table-cell table:style-name="ce8" table:formula="of:=IF([Original.O34] = &quot;&quot;;&quot;&quot;;[Original.O34])" office:value-type="string" office:string-value="u">
            <text:p>u</text:p>
          </table:table-cell>
          <table:table-cell table:style-name="ce8" table:formula="of:=IF([Original.P34] = &quot;&quot;;&quot;&quot;;[Original.P34])" office:value-type="string" office:string-value="u">
            <text:p>u</text:p>
          </table:table-cell>
          <table:table-cell table:style-name="ce8" table:formula="of:=IF([Original.Q34] = &quot;&quot;;&quot;&quot;;[Original.Q34]+[Original.DR34])" office:value-type="float" office:value="0">
            <text:p>0</text:p>
          </table:table-cell>
          <table:table-cell table:style-name="ce8" table:formula="of:=IF([Original.R34] = &quot;&quot;;&quot;&quot;;[Original.R34]+[Original.DS34])" office:value-type="float" office:value="0">
            <text:p>0</text:p>
          </table:table-cell>
          <table:table-cell table:style-name="ce8" table:formula="of:=IF([Original.S34] = &quot;&quot;;&quot;&quot;;[Original.S34]+[Original.DT34])" office:value-type="float" office:value="0">
            <text:p>0</text:p>
          </table:table-cell>
          <table:table-cell table:style-name="ce8" table:formula="of:=IF([Original.T34] = &quot;&quot;;&quot;&quot;;[Original.T34]+[Original.DU34])" office:value-type="float" office:value="0">
            <text:p>0</text:p>
          </table:table-cell>
          <table:table-cell table:style-name="ce8" table:formula="of:=IF([Original.U34] = &quot;&quot;;&quot;&quot;;[Original.U34]+[Original.DV34])" office:value-type="float" office:value="0">
            <text:p>0</text:p>
          </table:table-cell>
          <table:table-cell table:style-name="ce8" table:formula="of:=IF([Original.V34] = &quot;&quot;;&quot;&quot;;[Original.V34]+[Original.DW34])" office:value-type="float" office:value="0">
            <text:p>0</text:p>
          </table:table-cell>
          <table:table-cell table:style-name="ce8" table:formula="of:=IF([Original.W34] = &quot;&quot;;&quot;&quot;;[Original.W34])" office:value-type="string" office:string-value="u">
            <text:p>u</text:p>
          </table:table-cell>
          <table:table-cell table:style-name="ce8" table:formula="of:=IF([Original.X34] = &quot;&quot;;&quot;&quot;;[Original.X34]+[Original.DR34])" office:value-type="float" office:value="-34">
            <text:p>-34</text:p>
          </table:table-cell>
          <table:table-cell table:style-name="ce8" table:formula="of:=IF([Original.Y34] = &quot;&quot;;&quot;&quot;;[Original.Y34]+[Original.DS34])" office:value-type="float" office:value="-34">
            <text:p>-34</text:p>
          </table:table-cell>
          <table:table-cell table:style-name="ce8" table:formula="of:=IF([Original.Z34] = &quot;&quot;;&quot;&quot;;[Original.Z34]+[Original.DT34])" office:value-type="float" office:value="-34">
            <text:p>-34</text:p>
          </table:table-cell>
          <table:table-cell table:style-name="ce8" table:formula="of:=IF([Original.AA34] = &quot;&quot;;&quot;&quot;;[Original.AA34]+[Original.DU34])" office:value-type="float" office:value="-34">
            <text:p>-34</text:p>
          </table:table-cell>
          <table:table-cell table:style-name="ce8" table:formula="of:=IF([Original.AB34] = &quot;&quot;;&quot;&quot;;[Original.AB34]+[Original.DV34])" office:value-type="float" office:value="-34">
            <text:p>-34</text:p>
          </table:table-cell>
          <table:table-cell table:style-name="ce8" table:formula="of:=IF([Original.AC34] = &quot;&quot;;&quot;&quot;;[Original.AC34]+[Original.DW34])" office:value-type="float" office:value="-34">
            <text:p>-34</text:p>
          </table:table-cell>
          <table:table-cell table:style-name="ce8" table:formula="of:=IF([Original.AD34] = &quot;&quot;;&quot;&quot;;[Original.AD34])" office:value-type="float" office:value="-34">
            <text:p>-34</text:p>
          </table:table-cell>
          <table:table-cell table:style-name="ce8" table:formula="of:=IF([Original.AE34] = &quot;&quot;;&quot;&quot;;[Original.AE34]+[Original.DR34])" office:value-type="float" office:value="-56">
            <text:p>-56</text:p>
          </table:table-cell>
          <table:table-cell table:style-name="ce8" table:formula="of:=IF([Original.AF34] = &quot;&quot;;&quot;&quot;;[Original.AF34]+[Original.DS34])" office:value-type="float" office:value="-56">
            <text:p>-56</text:p>
          </table:table-cell>
          <table:table-cell table:style-name="ce8" table:formula="of:=IF([Original.AG34] = &quot;&quot;;&quot;&quot;;[Original.AG34]+[Original.DT34])" office:value-type="float" office:value="-56">
            <text:p>-56</text:p>
          </table:table-cell>
          <table:table-cell table:style-name="ce8" table:formula="of:=IF([Original.AH34] = &quot;&quot;;&quot;&quot;;[Original.AH34]+[Original.DU34])" office:value-type="float" office:value="-56">
            <text:p>-56</text:p>
          </table:table-cell>
          <table:table-cell table:style-name="ce8" table:formula="of:=IF([Original.AI34] = &quot;&quot;;&quot;&quot;;[Original.AI34]+[Original.DV34])" office:value-type="float" office:value="-56">
            <text:p>-56</text:p>
          </table:table-cell>
          <table:table-cell table:style-name="ce8" table:formula="of:=IF([Original.AJ34] = &quot;&quot;;&quot;&quot;;[Original.AJ34]+[Original.DW34])" office:value-type="float" office:value="-56">
            <text:p>-56</text:p>
          </table:table-cell>
          <table:table-cell table:style-name="ce8" table:formula="of:=IF([Original.AK34] = &quot;&quot;;&quot;&quot;;[Original.AK34])" office:value-type="float" office:value="-56">
            <text:p>-56</text:p>
          </table:table-cell>
          <table:table-cell table:style-name="ce8" table:formula="of:=IF([Original.AL34] = &quot;&quot;;&quot;&quot;;[Original.AL34]+[Original.DR34])" office:value-type="float" office:value="-100">
            <text:p>-100</text:p>
          </table:table-cell>
          <table:table-cell table:style-name="ce8" table:formula="of:=IF([Original.AM34] = &quot;&quot;;&quot;&quot;;[Original.AM34]+[Original.DS34])" office:value-type="float" office:value="-100">
            <text:p>-100</text:p>
          </table:table-cell>
          <table:table-cell table:style-name="ce8" table:formula="of:=IF([Original.AN34] = &quot;&quot;;&quot;&quot;;[Original.AN34]+[Original.DT34])" office:value-type="float" office:value="-100">
            <text:p>-100</text:p>
          </table:table-cell>
          <table:table-cell table:style-name="ce8" table:formula="of:=IF([Original.AO34] = &quot;&quot;;&quot;&quot;;[Original.AO34]+[Original.DU34])" office:value-type="float" office:value="-100">
            <text:p>-100</text:p>
          </table:table-cell>
          <table:table-cell table:style-name="ce8" table:formula="of:=IF([Original.AP34] = &quot;&quot;;&quot;&quot;;[Original.AP34]+[Original.DV34])" office:value-type="float" office:value="-100">
            <text:p>-100</text:p>
          </table:table-cell>
          <table:table-cell table:style-name="ce8" table:formula="of:=IF([Original.AQ34] = &quot;&quot;;&quot;&quot;;[Original.AQ34]+[Original.DW34])" office:value-type="float" office:value="-100">
            <text:p>-100</text:p>
          </table:table-cell>
          <table:table-cell table:style-name="ce8" table:formula="of:=IF([Original.AR34] = &quot;&quot;;&quot;&quot;;[Original.AR34])" office:value-type="float" office:value="-100">
            <text:p>-100</text:p>
          </table:table-cell>
          <table:table-cell table:style-name="ce8" table:formula="of:=IF([Original.AS34] = &quot;&quot;;&quot;&quot;;[Original.AS34]+[Original.DR34])" office:value-type="float" office:value="-220">
            <text:p>-220</text:p>
          </table:table-cell>
          <table:table-cell table:style-name="ce8" table:formula="of:=IF([Original.AT34] = &quot;&quot;;&quot;&quot;;[Original.AT34]+[Original.DS34])" office:value-type="float" office:value="-220">
            <text:p>-220</text:p>
          </table:table-cell>
          <table:table-cell table:style-name="ce8" table:formula="of:=IF([Original.AU34] = &quot;&quot;;&quot;&quot;;[Original.AU34]+[Original.DT34])" office:value-type="float" office:value="-220">
            <text:p>-220</text:p>
          </table:table-cell>
          <table:table-cell table:style-name="ce8" table:formula="of:=IF([Original.AV34] = &quot;&quot;;&quot;&quot;;[Original.AV34]+[Original.DU34])" office:value-type="float" office:value="-220">
            <text:p>-220</text:p>
          </table:table-cell>
          <table:table-cell table:style-name="ce8" table:formula="of:=IF([Original.AW34] = &quot;&quot;;&quot;&quot;;[Original.AW34]+[Original.DV34])" office:value-type="float" office:value="-220">
            <text:p>-220</text:p>
          </table:table-cell>
          <table:table-cell table:style-name="ce8" table:formula="of:=IF([Original.AX34] = &quot;&quot;;&quot;&quot;;[Original.AX34]+[Original.DW34])" office:value-type="float" office:value="-220">
            <text:p>-220</text:p>
          </table:table-cell>
          <table:table-cell table:style-name="ce8" table:formula="of:=IF([Original.AY34] = &quot;&quot;;&quot;&quot;;[Original.AY34])" office:value-type="float" office:value="-220">
            <text:p>-220</text:p>
          </table:table-cell>
          <table:table-cell table:style-name="ce8" table:formula="of:=IF([Original.AZ34] = &quot;&quot;;&quot;&quot;;[Original.AZ34]+[Original.DR34])" office:value-type="float" office:value="-470">
            <text:p>-470</text:p>
          </table:table-cell>
          <table:table-cell table:style-name="ce8" table:formula="of:=IF([Original.BA34] = &quot;&quot;;&quot;&quot;;[Original.BA34]+[Original.DS34])" office:value-type="float" office:value="-470">
            <text:p>-470</text:p>
          </table:table-cell>
          <table:table-cell table:style-name="ce8" table:formula="of:=IF([Original.BB34] = &quot;&quot;;&quot;&quot;;[Original.BB34]+[Original.DT34])" office:value-type="float" office:value="-470">
            <text:p>-470</text:p>
          </table:table-cell>
          <table:table-cell table:style-name="ce8" table:formula="of:=IF([Original.BC34] = &quot;&quot;;&quot;&quot;;[Original.BC34]+[Original.DU34])" office:value-type="float" office:value="-470">
            <text:p>-470</text:p>
          </table:table-cell>
          <table:table-cell table:style-name="ce8" table:formula="of:=IF([Original.BD34] = &quot;&quot;;&quot;&quot;;[Original.BD34]+[Original.DV34])" office:value-type="float" office:value="-470">
            <text:p>-470</text:p>
          </table:table-cell>
          <table:table-cell table:style-name="ce8" table:formula="of:=IF([Original.BE34] = &quot;&quot;;&quot;&quot;;[Original.BE34]+[Original.DW34])" office:value-type="float" office:value="-470">
            <text:p>-470</text:p>
          </table:table-cell>
          <table:table-cell table:style-name="ce8" table:formula="of:=IF([Original.BF34] = &quot;&quot;;&quot;&quot;;[Original.BF34])" office:value-type="float" office:value="-470">
            <text:p>-470</text:p>
          </table:table-cell>
          <table:table-cell table:style-name="ce8" table:formula="of:=IF([Original.BG34] = &quot;&quot;;&quot;&quot;;[Original.BG34]+[Original.DR34])" office:value-type="float" office:value="-680">
            <text:p>-680</text:p>
          </table:table-cell>
          <table:table-cell table:style-name="ce8" table:formula="of:=IF([Original.BH34] = &quot;&quot;;&quot;&quot;;[Original.BH34]+[Original.DS34])" office:value-type="float" office:value="-680">
            <text:p>-680</text:p>
          </table:table-cell>
          <table:table-cell table:style-name="ce8" table:formula="of:=IF([Original.BI34] = &quot;&quot;;&quot;&quot;;[Original.BI34]+[Original.DT34])" office:value-type="float" office:value="-680">
            <text:p>-680</text:p>
          </table:table-cell>
          <table:table-cell table:style-name="ce8" table:formula="of:=IF([Original.BJ34] = &quot;&quot;;&quot;&quot;;[Original.BJ34]+[Original.DU34])" office:value-type="float" office:value="-680">
            <text:p>-680</text:p>
          </table:table-cell>
          <table:table-cell table:style-name="ce8" table:formula="of:=IF([Original.BK34] = &quot;&quot;;&quot;&quot;;[Original.BK34]+[Original.DV34])" office:value-type="float" office:value="-680">
            <text:p>-680</text:p>
          </table:table-cell>
          <table:table-cell table:style-name="ce8" table:formula="of:=IF([Original.BL34] = &quot;&quot;;&quot;&quot;;[Original.BL34]+[Original.DW34])" office:value-type="float" office:value="-680">
            <text:p>-680</text:p>
          </table:table-cell>
          <table:table-cell table:style-name="ce8" table:formula="of:=IF([Original.BM34] = &quot;&quot;;&quot;&quot;;[Original.BM34])" office:value-type="float" office:value="-680">
            <text:p>-680</text:p>
          </table:table-cell>
          <table:table-cell table:style-name="ce8" table:formula="of:=IF([Original.BN34] = &quot;&quot;;&quot;&quot;;[Original.BN34]+[Original.DR34])" office:value-type="float" office:value="-1050">
            <text:p>-1050</text:p>
          </table:table-cell>
          <table:table-cell table:style-name="ce8" table:formula="of:=IF([Original.BO34] = &quot;&quot;;&quot;&quot;;[Original.BO34]+[Original.DS34])" office:value-type="float" office:value="-1050">
            <text:p>-1050</text:p>
          </table:table-cell>
          <table:table-cell table:style-name="ce8" table:formula="of:=IF([Original.BP34] = &quot;&quot;;&quot;&quot;;[Original.BP34]+[Original.DT34])" office:value-type="float" office:value="-1050">
            <text:p>-1050</text:p>
          </table:table-cell>
          <table:table-cell table:style-name="ce8" table:formula="of:=IF([Original.BQ34] = &quot;&quot;;&quot;&quot;;[Original.BQ34]+[Original.DU34])" office:value-type="float" office:value="-1050">
            <text:p>-1050</text:p>
          </table:table-cell>
          <table:table-cell table:style-name="ce8" table:formula="of:=IF([Original.BR34] = &quot;&quot;;&quot;&quot;;[Original.BR34]+[Original.DV34])" office:value-type="float" office:value="-1050">
            <text:p>-1050</text:p>
          </table:table-cell>
          <table:table-cell table:style-name="ce8" table:formula="of:=IF([Original.BS34] = &quot;&quot;;&quot;&quot;;[Original.BS34]+[Original.DW34])" office:value-type="float" office:value="-1050">
            <text:p>-1050</text:p>
          </table:table-cell>
          <table:table-cell table:style-name="ce8" table:formula="of:=IF([Original.BT34] = &quot;&quot;;&quot;&quot;;[Original.BT34])" office:value-type="float" office:value="-1050">
            <text:p>-1050</text:p>
          </table:table-cell>
          <table:table-cell table:style-name="ce8" table:formula="of:=IF([Original.BU34] = &quot;&quot;;&quot;&quot;;[Original.BU34])" office:value-type="string" office:string-value="u">
            <text:p>u</text:p>
          </table:table-cell>
          <table:table-cell table:style-name="ce8" table:formula="of:=IF([Original.BV34] = &quot;&quot;;&quot;&quot;;[Original.BV34])" office:value-type="string" office:string-value="u">
            <text:p>u</text:p>
          </table:table-cell>
          <table:table-cell table:style-name="ce8" table:formula="of:=IF([Original.BW34] = &quot;&quot;;&quot;&quot;;[Original.BW34])" office:value-type="string" office:string-value="u">
            <text:p>u</text:p>
          </table:table-cell>
          <table:table-cell table:style-name="ce8" table:formula="of:=IF([Original.BX34] = &quot;&quot;;&quot;&quot;;[Original.BX34])" office:value-type="string" office:string-value="u">
            <text:p>u</text:p>
          </table:table-cell>
          <table:table-cell table:style-name="ce8" table:formula="of:=IF([Original.BY34] = &quot;&quot;;&quot;&quot;;[Original.BY34])" office:value-type="string" office:string-value="u">
            <text:p>u</text:p>
          </table:table-cell>
          <table:table-cell table:style-name="ce8" table:formula="of:=IF([Original.BZ34] = &quot;&quot;;&quot;&quot;;[Original.BZ34])" office:value-type="string" office:string-value="u">
            <text:p>u</text:p>
          </table:table-cell>
          <table:table-cell table:style-name="ce8" table:formula="of:=IF([Original.CA34] = &quot;&quot;;&quot;&quot;;[Original.CA34])" office:value-type="string" office:string-value="u">
            <text:p>u</text:p>
          </table:table-cell>
          <table:table-cell table:style-name="ce8" table:formula="of:=IF([Original.CB34] = &quot;&quot;;&quot;&quot;;[Original.CB34])" office:value-type="string" office:string-value="u">
            <text:p>u</text:p>
          </table:table-cell>
          <table:table-cell table:style-name="ce8" table:formula="of:=IF([Original.CC34] = &quot;&quot;;&quot;&quot;;[Original.CC34])" office:value-type="string" office:string-value="u">
            <text:p>u</text:p>
          </table:table-cell>
          <table:table-cell table:style-name="ce8" table:formula="of:=IF([Original.CD34] = &quot;&quot;;&quot;&quot;;[Original.CD34])" office:value-type="string" office:string-value="u">
            <text:p>u</text:p>
          </table:table-cell>
          <table:table-cell table:style-name="ce8" table:formula="of:=IF([Original.CE34] = &quot;&quot;;&quot;&quot;;[Original.CE34])" office:value-type="string" office:string-value="u">
            <text:p>u</text:p>
          </table:table-cell>
          <table:table-cell table:style-name="ce8" table:formula="of:=IF([Original.CF34] = &quot;&quot;;&quot;&quot;;[Original.CF34])" office:value-type="string" office:string-value="u">
            <text:p>u</text:p>
          </table:table-cell>
          <table:table-cell table:style-name="ce8" table:formula="of:=IF([Original.CG34] = &quot;&quot;;&quot;&quot;;[Original.CG34])" office:value-type="string" office:string-value="u">
            <text:p>u</text:p>
          </table:table-cell>
          <table:table-cell table:style-name="ce8" table:formula="of:=IF([Original.CH34] = &quot;&quot;;&quot;&quot;;[Original.CH34])" office:value-type="string" office:string-value="u">
            <text:p>u</text:p>
          </table:table-cell>
          <table:table-cell table:style-name="ce8" table:formula="of:=IF([Original.CI34] = &quot;&quot;;&quot;&quot;;[Original.CI34])" office:value-type="string" office:string-value="u">
            <text:p>u</text:p>
          </table:table-cell>
          <table:table-cell table:style-name="ce8" table:formula="of:=IF([Original.CJ34] = &quot;&quot;;&quot;&quot;;[Original.CJ34])" office:value-type="string" office:string-value="u">
            <text:p>u</text:p>
          </table:table-cell>
          <table:table-cell table:style-name="ce8" table:formula="of:=IF([Original.CK34] = &quot;&quot;;&quot;&quot;;[Original.CK34])" office:value-type="string" office:string-value="u">
            <text:p>u</text:p>
          </table:table-cell>
          <table:table-cell table:style-name="ce8" table:formula="of:=IF([Original.CL34] = &quot;&quot;;&quot;&quot;;[Original.CL34])" office:value-type="string" office:string-value="u">
            <text:p>u</text:p>
          </table:table-cell>
          <table:table-cell table:style-name="ce8" table:formula="of:=IF([Original.CM34] = &quot;&quot;;&quot;&quot;;[Original.CM34])" office:value-type="string" office:string-value="u">
            <text:p>u</text:p>
          </table:table-cell>
          <table:table-cell table:style-name="ce8" table:formula="of:=IF([Original.CN34] = &quot;&quot;;&quot;&quot;;[Original.CN34])" office:value-type="string" office:string-value="u">
            <text:p>u</text:p>
          </table:table-cell>
          <table:table-cell table:style-name="ce8" table:formula="of:=IF([Original.CO34] = &quot;&quot;;&quot;&quot;;[Original.CO34])" office:value-type="string" office:string-value="u">
            <text:p>u</text:p>
          </table:table-cell>
          <table:table-cell table:style-name="ce8" table:formula="of:=IF([Original.CP34] = &quot;&quot;;&quot;&quot;;[Original.CP34])" office:value-type="string" office:string-value="u">
            <text:p>u</text:p>
          </table:table-cell>
          <table:table-cell table:style-name="ce8" table:formula="of:=IF([Original.CQ34] = &quot;&quot;;&quot;&quot;;[Original.CQ34])" office:value-type="string" office:string-value="u">
            <text:p>u</text:p>
          </table:table-cell>
          <table:table-cell table:style-name="ce8" table:formula="of:=IF([Original.CR34] = &quot;&quot;;&quot;&quot;;[Original.CR34])" office:value-type="string" office:string-value="u">
            <text:p>u</text:p>
          </table:table-cell>
          <table:table-cell table:style-name="ce8" table:formula="of:=IF([Original.CS34] = &quot;&quot;;&quot;&quot;;[Original.CS34])" office:value-type="string" office:string-value="u">
            <text:p>u</text:p>
          </table:table-cell>
          <table:table-cell table:style-name="ce8" table:formula="of:=IF([Original.CT34] = &quot;&quot;;&quot;&quot;;[Original.CT34])" office:value-type="string" office:string-value="u">
            <text:p>u</text:p>
          </table:table-cell>
          <table:table-cell table:style-name="ce8" table:formula="of:=IF([Original.CU34] = &quot;&quot;;&quot;&quot;;[Original.CU34])" office:value-type="string" office:string-value="u">
            <text:p>u</text:p>
          </table:table-cell>
          <table:table-cell table:style-name="ce8" table:formula="of:=IF([Original.CV34] = &quot;&quot;;&quot;&quot;;[Original.CV34])" office:value-type="string" office:string-value="u">
            <text:p>u</text:p>
          </table:table-cell>
          <table:table-cell table:style-name="ce8" table:formula="of:=IF([Original.CW34] = &quot;&quot;;&quot;&quot;;[Original.CW34])" office:value-type="string" office:string-value="u">
            <text:p>u</text:p>
          </table:table-cell>
          <table:table-cell table:style-name="ce8" table:formula="of:=IF([Original.CX34] = &quot;&quot;;&quot;&quot;;[Original.CX34])" office:value-type="string" office:string-value="u">
            <text:p>u</text:p>
          </table:table-cell>
          <table:table-cell table:style-name="ce8" table:formula="of:=IF([Original.CY34] = &quot;&quot;;&quot;&quot;;[Original.CY34])" office:value-type="string" office:string-value="u">
            <text:p>u</text:p>
          </table:table-cell>
          <table:table-cell table:style-name="ce8" table:formula="of:=IF([Original.CZ34] = &quot;&quot;;&quot;&quot;;[Original.CZ34])" office:value-type="string" office:string-value="u">
            <text:p>u</text:p>
          </table:table-cell>
          <table:table-cell table:style-name="ce8" table:formula="of:=IF([Original.DA34] = &quot;&quot;;&quot;&quot;;[Original.DA34])" office:value-type="string" office:string-value="u">
            <text:p>u</text:p>
          </table:table-cell>
          <table:table-cell table:style-name="ce8" table:formula="of:=IF([Original.DB34] = &quot;&quot;;&quot;&quot;;[Original.DB34])" office:value-type="string" office:string-value="u">
            <text:p>u</text:p>
          </table:table-cell>
          <table:table-cell table:style-name="ce8" table:formula="of:=IF([Original.DC34] = &quot;&quot;;&quot;&quot;;[Original.DC34])" office:value-type="string" office:string-value="u">
            <text:p>u</text:p>
          </table:table-cell>
          <table:table-cell table:style-name="ce8" table:formula="of:=IF([Original.DD34] = &quot;&quot;;&quot;&quot;;[Original.DD34])" office:value-type="string" office:string-value="u">
            <text:p>u</text:p>
          </table:table-cell>
          <table:table-cell table:style-name="ce8" table:formula="of:=IF([Original.DE34] = &quot;&quot;;&quot;&quot;;[Original.DE34])" office:value-type="string" office:string-value="u">
            <text:p>u</text:p>
          </table:table-cell>
          <table:table-cell table:style-name="ce8" table:formula="of:=IF([Original.DF34] = &quot;&quot;;&quot;&quot;;[Original.DF34])" office:value-type="string" office:string-value="u">
            <text:p>u</text:p>
          </table:table-cell>
          <table:table-cell table:style-name="ce8" table:formula="of:=IF([Original.DG34] = &quot;&quot;;&quot;&quot;;[Original.DG34])" office:value-type="string" office:string-value="u">
            <text:p>u</text:p>
          </table:table-cell>
          <table:table-cell table:style-name="ce8" table:formula="of:=IF([Original.DH34] = &quot;&quot;;&quot;&quot;;[Original.DH34])" office:value-type="string" office:string-value="u">
            <text:p>u</text:p>
          </table:table-cell>
          <table:table-cell table:style-name="ce8" table:formula="of:=IF([Original.DI34] = &quot;&quot;;&quot;&quot;;[Original.DI34])" office:value-type="string" office:string-value="u">
            <text:p>u</text:p>
          </table:table-cell>
          <table:table-cell table:style-name="ce8" table:formula="of:=IF([Original.DJ34] = &quot;&quot;;&quot;&quot;;[Original.DJ34])" office:value-type="string" office:string-value="u">
            <text:p>u</text:p>
          </table:table-cell>
          <table:table-cell table:style-name="ce8" table:formula="of:=IF([Original.DK34] = &quot;&quot;;&quot;&quot;;[Original.DK34])" office:value-type="string" office:string-value="u">
            <text:p>u</text:p>
          </table:table-cell>
          <table:table-cell table:style-name="ce8" table:formula="of:=IF([Original.DL34] = &quot;&quot;;&quot;&quot;;[Original.DL34])" office:value-type="string" office:string-value="u">
            <text:p>u</text:p>
          </table:table-cell>
          <table:table-cell table:style-name="ce8" table:formula="of:=IF([Original.DM34] = &quot;&quot;;&quot;&quot;;[Original.DM34])" office:value-type="string" office:string-value="u">
            <text:p>u</text:p>
          </table:table-cell>
          <table:table-cell table:style-name="ce8" table:formula="of:=IF([Original.DN34] = &quot;&quot;;&quot;&quot;;[Original.DN34])" office:value-type="string" office:string-value="u">
            <text:p>u</text:p>
          </table:table-cell>
          <table:table-cell table:style-name="ce8" table:formula="of:=IF([Original.DO34] = &quot;&quot;;&quot;&quot;;[Original.DO34])" office:value-type="string" office:string-value="u">
            <text:p>u</text:p>
          </table:table-cell>
          <table:table-cell table:style-name="ce8" table:formula="of:=IF([Original.DP34] = &quot;&quot;;&quot;&quot;;[Original.DP34])" office:value-type="string" office:string-value="u">
            <text:p>u</text:p>
          </table:table-cell>
          <table:table-cell table:style-name="ce17" table:formula="of:=IF([Original.DQ34] = &quot;&quot;;&quot;&quot;;[Original.DQ34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5] = &quot;&quot;;&quot;&quot;;[Original.A35])" office:value-type="float" office:value="1120">
            <text:p>1120</text:p>
          </table:table-cell>
          <table:table-cell table:style-name="ce8" table:formula="of:=IF([Original.B35] = &quot;&quot;;&quot;&quot;;[Original.B35])" office:value-type="string" office:string-value="u">
            <text:p>u</text:p>
          </table:table-cell>
          <table:table-cell table:style-name="ce8" table:formula="of:=IF([Original.C35] = &quot;&quot;;&quot;&quot;;[Original.C35])" office:value-type="string" office:string-value="u">
            <text:p>u</text:p>
          </table:table-cell>
          <table:table-cell table:style-name="ce8" table:formula="of:=IF([Original.D35] = &quot;&quot;;&quot;&quot;;[Original.D35])" office:value-type="string" office:string-value="u">
            <text:p>u</text:p>
          </table:table-cell>
          <table:table-cell table:style-name="ce8" table:formula="of:=IF([Original.E35] = &quot;&quot;;&quot;&quot;;[Original.E35])" office:value-type="string" office:string-value="u">
            <text:p>u</text:p>
          </table:table-cell>
          <table:table-cell table:style-name="ce8" table:formula="of:=IF([Original.F35] = &quot;&quot;;&quot;&quot;;[Original.F35])" office:value-type="float" office:value="350">
            <text:p>350</text:p>
          </table:table-cell>
          <table:table-cell table:style-name="ce8" table:formula="of:=IF([Original.G35] = &quot;&quot;;&quot;&quot;;[Original.G35])" office:value-type="float" office:value="195">
            <text:p>195</text:p>
          </table:table-cell>
          <table:table-cell table:style-name="ce8" table:formula="of:=IF([Original.H35] = &quot;&quot;;&quot;&quot;;[Original.H35])" office:value-type="string" office:string-value="u">
            <text:p>u</text:p>
          </table:table-cell>
          <table:table-cell table:style-name="ce8" table:formula="of:=IF([Original.I35] = &quot;&quot;;&quot;&quot;;[Original.I35])" office:value-type="float" office:value="98">
            <text:p>98</text:p>
          </table:table-cell>
          <table:table-cell table:style-name="ce8" table:formula="of:=IF([Original.J35] = &quot;&quot;;&quot;&quot;;[Original.J35])" office:value-type="string" office:string-value="u">
            <text:p>u</text:p>
          </table:table-cell>
          <table:table-cell table:style-name="ce8" table:formula="of:=IF([Original.K35] = &quot;&quot;;&quot;&quot;;[Original.K35])" office:value-type="float" office:value="28">
            <text:p>28</text:p>
          </table:table-cell>
          <table:table-cell table:style-name="ce8" table:formula="of:=IF([Original.L35] = &quot;&quot;;&quot;&quot;;[Original.L35])" office:value-type="float" office:value="0">
            <text:p>0</text:p>
          </table:table-cell>
          <table:table-cell table:style-name="ce8" table:formula="of:=IF([Original.M35] = &quot;&quot;;&quot;&quot;;[Original.M35])" office:value-type="string" office:string-value="JS">
            <text:p>JS</text:p>
          </table:table-cell>
          <table:table-cell table:style-name="ce8" table:formula="of:=IF([Original.N35] = &quot;&quot;;&quot;&quot;;[Original.N35])" office:value-type="string" office:string-value="u">
            <text:p>u</text:p>
          </table:table-cell>
          <table:table-cell table:style-name="ce8" table:formula="of:=IF([Original.O35] = &quot;&quot;;&quot;&quot;;[Original.O35])" office:value-type="string" office:string-value="u">
            <text:p>u</text:p>
          </table:table-cell>
          <table:table-cell table:style-name="ce8" table:formula="of:=IF([Original.P35] = &quot;&quot;;&quot;&quot;;[Original.P35])" office:value-type="string" office:string-value="u">
            <text:p>u</text:p>
          </table:table-cell>
          <table:table-cell table:style-name="ce8" table:formula="of:=IF([Original.Q35] = &quot;&quot;;&quot;&quot;;[Original.Q35]+[Original.DR35])" office:value-type="float" office:value="0">
            <text:p>0</text:p>
          </table:table-cell>
          <table:table-cell table:style-name="ce8" table:formula="of:=IF([Original.R35] = &quot;&quot;;&quot;&quot;;[Original.R35]+[Original.DS35])" office:value-type="float" office:value="0">
            <text:p>0</text:p>
          </table:table-cell>
          <table:table-cell table:style-name="ce8" table:formula="of:=IF([Original.S35] = &quot;&quot;;&quot;&quot;;[Original.S35]+[Original.DT35])" office:value-type="float" office:value="0">
            <text:p>0</text:p>
          </table:table-cell>
          <table:table-cell table:style-name="ce8" table:formula="of:=IF([Original.T35] = &quot;&quot;;&quot;&quot;;[Original.T35]+[Original.DU35])" office:value-type="float" office:value="0">
            <text:p>0</text:p>
          </table:table-cell>
          <table:table-cell table:style-name="ce8" table:formula="of:=IF([Original.U35] = &quot;&quot;;&quot;&quot;;[Original.U35]+[Original.DV35])" office:value-type="float" office:value="0">
            <text:p>0</text:p>
          </table:table-cell>
          <table:table-cell table:style-name="ce8" table:formula="of:=IF([Original.V35] = &quot;&quot;;&quot;&quot;;[Original.V35]+[Original.DW35])" office:value-type="float" office:value="0">
            <text:p>0</text:p>
          </table:table-cell>
          <table:table-cell table:style-name="ce8" table:formula="of:=IF([Original.W35] = &quot;&quot;;&quot;&quot;;[Original.W35])" office:value-type="string" office:string-value="u">
            <text:p>u</text:p>
          </table:table-cell>
          <table:table-cell table:style-name="ce8" table:formula="of:=IF([Original.X35] = &quot;&quot;;&quot;&quot;;[Original.X35]+[Original.DR35])" office:value-type="float" office:value="-40">
            <text:p>-40</text:p>
          </table:table-cell>
          <table:table-cell table:style-name="ce8" table:formula="of:=IF([Original.Y35] = &quot;&quot;;&quot;&quot;;[Original.Y35]+[Original.DS35])" office:value-type="float" office:value="-40">
            <text:p>-40</text:p>
          </table:table-cell>
          <table:table-cell table:style-name="ce8" table:formula="of:=IF([Original.Z35] = &quot;&quot;;&quot;&quot;;[Original.Z35]+[Original.DT35])" office:value-type="float" office:value="-40">
            <text:p>-40</text:p>
          </table:table-cell>
          <table:table-cell table:style-name="ce8" table:formula="of:=IF([Original.AA35] = &quot;&quot;;&quot;&quot;;[Original.AA35]+[Original.DU35])" office:value-type="float" office:value="-40">
            <text:p>-40</text:p>
          </table:table-cell>
          <table:table-cell table:style-name="ce8" table:formula="of:=IF([Original.AB35] = &quot;&quot;;&quot;&quot;;[Original.AB35]+[Original.DV35])" office:value-type="float" office:value="-40">
            <text:p>-40</text:p>
          </table:table-cell>
          <table:table-cell table:style-name="ce8" table:formula="of:=IF([Original.AC35] = &quot;&quot;;&quot;&quot;;[Original.AC35]+[Original.DW35])" office:value-type="float" office:value="-40">
            <text:p>-40</text:p>
          </table:table-cell>
          <table:table-cell table:style-name="ce8" table:formula="of:=IF([Original.AD35] = &quot;&quot;;&quot;&quot;;[Original.AD35])" office:value-type="float" office:value="-40">
            <text:p>-40</text:p>
          </table:table-cell>
          <table:table-cell table:style-name="ce8" table:formula="of:=IF([Original.AE35] = &quot;&quot;;&quot;&quot;;[Original.AE35]+[Original.DR35])" office:value-type="float" office:value="-66">
            <text:p>-66</text:p>
          </table:table-cell>
          <table:table-cell table:style-name="ce8" table:formula="of:=IF([Original.AF35] = &quot;&quot;;&quot;&quot;;[Original.AF35]+[Original.DS35])" office:value-type="float" office:value="-66">
            <text:p>-66</text:p>
          </table:table-cell>
          <table:table-cell table:style-name="ce8" table:formula="of:=IF([Original.AG35] = &quot;&quot;;&quot;&quot;;[Original.AG35]+[Original.DT35])" office:value-type="float" office:value="-66">
            <text:p>-66</text:p>
          </table:table-cell>
          <table:table-cell table:style-name="ce8" table:formula="of:=IF([Original.AH35] = &quot;&quot;;&quot;&quot;;[Original.AH35]+[Original.DU35])" office:value-type="float" office:value="-66">
            <text:p>-66</text:p>
          </table:table-cell>
          <table:table-cell table:style-name="ce8" table:formula="of:=IF([Original.AI35] = &quot;&quot;;&quot;&quot;;[Original.AI35]+[Original.DV35])" office:value-type="float" office:value="-66">
            <text:p>-66</text:p>
          </table:table-cell>
          <table:table-cell table:style-name="ce8" table:formula="of:=IF([Original.AJ35] = &quot;&quot;;&quot;&quot;;[Original.AJ35]+[Original.DW35])" office:value-type="float" office:value="-66">
            <text:p>-66</text:p>
          </table:table-cell>
          <table:table-cell table:style-name="ce8" table:formula="of:=IF([Original.AK35] = &quot;&quot;;&quot;&quot;;[Original.AK35])" office:value-type="float" office:value="-66">
            <text:p>-66</text:p>
          </table:table-cell>
          <table:table-cell table:style-name="ce8" table:formula="of:=IF([Original.AL35] = &quot;&quot;;&quot;&quot;;[Original.AL35]+[Original.DR35])" office:value-type="float" office:value="-120">
            <text:p>-120</text:p>
          </table:table-cell>
          <table:table-cell table:style-name="ce8" table:formula="of:=IF([Original.AM35] = &quot;&quot;;&quot;&quot;;[Original.AM35]+[Original.DS35])" office:value-type="float" office:value="-120">
            <text:p>-120</text:p>
          </table:table-cell>
          <table:table-cell table:style-name="ce8" table:formula="of:=IF([Original.AN35] = &quot;&quot;;&quot;&quot;;[Original.AN35]+[Original.DT35])" office:value-type="float" office:value="-120">
            <text:p>-120</text:p>
          </table:table-cell>
          <table:table-cell table:style-name="ce8" table:formula="of:=IF([Original.AO35] = &quot;&quot;;&quot;&quot;;[Original.AO35]+[Original.DU35])" office:value-type="float" office:value="-120">
            <text:p>-120</text:p>
          </table:table-cell>
          <table:table-cell table:style-name="ce8" table:formula="of:=IF([Original.AP35] = &quot;&quot;;&quot;&quot;;[Original.AP35]+[Original.DV35])" office:value-type="float" office:value="-120">
            <text:p>-120</text:p>
          </table:table-cell>
          <table:table-cell table:style-name="ce8" table:formula="of:=IF([Original.AQ35] = &quot;&quot;;&quot;&quot;;[Original.AQ35]+[Original.DW35])" office:value-type="float" office:value="-120">
            <text:p>-120</text:p>
          </table:table-cell>
          <table:table-cell table:style-name="ce8" table:formula="of:=IF([Original.AR35] = &quot;&quot;;&quot;&quot;;[Original.AR35])" office:value-type="float" office:value="-120">
            <text:p>-120</text:p>
          </table:table-cell>
          <table:table-cell table:style-name="ce8" table:formula="of:=IF([Original.AS35] = &quot;&quot;;&quot;&quot;;[Original.AS35]+[Original.DR35])" office:value-type="float" office:value="-250">
            <text:p>-250</text:p>
          </table:table-cell>
          <table:table-cell table:style-name="ce8" table:formula="of:=IF([Original.AT35] = &quot;&quot;;&quot;&quot;;[Original.AT35]+[Original.DS35])" office:value-type="float" office:value="-250">
            <text:p>-250</text:p>
          </table:table-cell>
          <table:table-cell table:style-name="ce8" table:formula="of:=IF([Original.AU35] = &quot;&quot;;&quot;&quot;;[Original.AU35]+[Original.DT35])" office:value-type="float" office:value="-250">
            <text:p>-250</text:p>
          </table:table-cell>
          <table:table-cell table:style-name="ce8" table:formula="of:=IF([Original.AV35] = &quot;&quot;;&quot;&quot;;[Original.AV35]+[Original.DU35])" office:value-type="float" office:value="-250">
            <text:p>-250</text:p>
          </table:table-cell>
          <table:table-cell table:style-name="ce8" table:formula="of:=IF([Original.AW35] = &quot;&quot;;&quot;&quot;;[Original.AW35]+[Original.DV35])" office:value-type="float" office:value="-250">
            <text:p>-250</text:p>
          </table:table-cell>
          <table:table-cell table:style-name="ce8" table:formula="of:=IF([Original.AX35] = &quot;&quot;;&quot;&quot;;[Original.AX35]+[Original.DW35])" office:value-type="float" office:value="-250">
            <text:p>-250</text:p>
          </table:table-cell>
          <table:table-cell table:style-name="ce8" table:formula="of:=IF([Original.AY35] = &quot;&quot;;&quot;&quot;;[Original.AY35])" office:value-type="float" office:value="-250">
            <text:p>-250</text:p>
          </table:table-cell>
          <table:table-cell table:style-name="ce8" table:formula="of:=IF([Original.AZ35] = &quot;&quot;;&quot;&quot;;[Original.AZ35]+[Original.DR35])" office:value-type="float" office:value="-520">
            <text:p>-520</text:p>
          </table:table-cell>
          <table:table-cell table:style-name="ce8" table:formula="of:=IF([Original.BA35] = &quot;&quot;;&quot;&quot;;[Original.BA35]+[Original.DS35])" office:value-type="float" office:value="-520">
            <text:p>-520</text:p>
          </table:table-cell>
          <table:table-cell table:style-name="ce8" table:formula="of:=IF([Original.BB35] = &quot;&quot;;&quot;&quot;;[Original.BB35]+[Original.DT35])" office:value-type="float" office:value="-520">
            <text:p>-520</text:p>
          </table:table-cell>
          <table:table-cell table:style-name="ce8" table:formula="of:=IF([Original.BC35] = &quot;&quot;;&quot;&quot;;[Original.BC35]+[Original.DU35])" office:value-type="float" office:value="-520">
            <text:p>-520</text:p>
          </table:table-cell>
          <table:table-cell table:style-name="ce8" table:formula="of:=IF([Original.BD35] = &quot;&quot;;&quot;&quot;;[Original.BD35]+[Original.DV35])" office:value-type="float" office:value="-520">
            <text:p>-520</text:p>
          </table:table-cell>
          <table:table-cell table:style-name="ce8" table:formula="of:=IF([Original.BE35] = &quot;&quot;;&quot;&quot;;[Original.BE35]+[Original.DW35])" office:value-type="float" office:value="-520">
            <text:p>-520</text:p>
          </table:table-cell>
          <table:table-cell table:style-name="ce8" table:formula="of:=IF([Original.BF35] = &quot;&quot;;&quot;&quot;;[Original.BF35])" office:value-type="float" office:value="-520">
            <text:p>-520</text:p>
          </table:table-cell>
          <table:table-cell table:style-name="ce8" table:formula="of:=IF([Original.BG35] = &quot;&quot;;&quot;&quot;;[Original.BG35]+[Original.DR35])" office:value-type="float" office:value="-780">
            <text:p>-780</text:p>
          </table:table-cell>
          <table:table-cell table:style-name="ce8" table:formula="of:=IF([Original.BH35] = &quot;&quot;;&quot;&quot;;[Original.BH35]+[Original.DS35])" office:value-type="float" office:value="-780">
            <text:p>-780</text:p>
          </table:table-cell>
          <table:table-cell table:style-name="ce8" table:formula="of:=IF([Original.BI35] = &quot;&quot;;&quot;&quot;;[Original.BI35]+[Original.DT35])" office:value-type="float" office:value="-780">
            <text:p>-780</text:p>
          </table:table-cell>
          <table:table-cell table:style-name="ce8" table:formula="of:=IF([Original.BJ35] = &quot;&quot;;&quot;&quot;;[Original.BJ35]+[Original.DU35])" office:value-type="float" office:value="-780">
            <text:p>-780</text:p>
          </table:table-cell>
          <table:table-cell table:style-name="ce8" table:formula="of:=IF([Original.BK35] = &quot;&quot;;&quot;&quot;;[Original.BK35]+[Original.DV35])" office:value-type="float" office:value="-780">
            <text:p>-780</text:p>
          </table:table-cell>
          <table:table-cell table:style-name="ce8" table:formula="of:=IF([Original.BL35] = &quot;&quot;;&quot;&quot;;[Original.BL35]+[Original.DW35])" office:value-type="float" office:value="-780">
            <text:p>-780</text:p>
          </table:table-cell>
          <table:table-cell table:style-name="ce8" table:formula="of:=IF([Original.BM35] = &quot;&quot;;&quot;&quot;;[Original.BM35])" office:value-type="float" office:value="-780">
            <text:p>-780</text:p>
          </table:table-cell>
          <table:table-cell table:style-name="ce8" table:formula="of:=IF([Original.BN35] = &quot;&quot;;&quot;&quot;;[Original.BN35]+[Original.DR35])" office:value-type="float" office:value="-1150">
            <text:p>-1150</text:p>
          </table:table-cell>
          <table:table-cell table:style-name="ce8" table:formula="of:=IF([Original.BO35] = &quot;&quot;;&quot;&quot;;[Original.BO35]+[Original.DS35])" office:value-type="float" office:value="-1150">
            <text:p>-1150</text:p>
          </table:table-cell>
          <table:table-cell table:style-name="ce8" table:formula="of:=IF([Original.BP35] = &quot;&quot;;&quot;&quot;;[Original.BP35]+[Original.DT35])" office:value-type="float" office:value="-1150">
            <text:p>-1150</text:p>
          </table:table-cell>
          <table:table-cell table:style-name="ce8" table:formula="of:=IF([Original.BQ35] = &quot;&quot;;&quot;&quot;;[Original.BQ35]+[Original.DU35])" office:value-type="float" office:value="-1150">
            <text:p>-1150</text:p>
          </table:table-cell>
          <table:table-cell table:style-name="ce8" table:formula="of:=IF([Original.BR35] = &quot;&quot;;&quot;&quot;;[Original.BR35]+[Original.DV35])" office:value-type="float" office:value="-1150">
            <text:p>-1150</text:p>
          </table:table-cell>
          <table:table-cell table:style-name="ce8" table:formula="of:=IF([Original.BS35] = &quot;&quot;;&quot;&quot;;[Original.BS35]+[Original.DW35])" office:value-type="float" office:value="-1150">
            <text:p>-1150</text:p>
          </table:table-cell>
          <table:table-cell table:style-name="ce8" table:formula="of:=IF([Original.BT35] = &quot;&quot;;&quot;&quot;;[Original.BT35])" office:value-type="float" office:value="-1150">
            <text:p>-1150</text:p>
          </table:table-cell>
          <table:table-cell table:style-name="ce8" table:formula="of:=IF([Original.BU35] = &quot;&quot;;&quot;&quot;;[Original.BU35])" office:value-type="string" office:string-value="u">
            <text:p>u</text:p>
          </table:table-cell>
          <table:table-cell table:style-name="ce8" table:formula="of:=IF([Original.BV35] = &quot;&quot;;&quot;&quot;;[Original.BV35])" office:value-type="string" office:string-value="u">
            <text:p>u</text:p>
          </table:table-cell>
          <table:table-cell table:style-name="ce8" table:formula="of:=IF([Original.BW35] = &quot;&quot;;&quot;&quot;;[Original.BW35])" office:value-type="string" office:string-value="u">
            <text:p>u</text:p>
          </table:table-cell>
          <table:table-cell table:style-name="ce8" table:formula="of:=IF([Original.BX35] = &quot;&quot;;&quot;&quot;;[Original.BX35])" office:value-type="string" office:string-value="u">
            <text:p>u</text:p>
          </table:table-cell>
          <table:table-cell table:style-name="ce8" table:formula="of:=IF([Original.BY35] = &quot;&quot;;&quot;&quot;;[Original.BY35])" office:value-type="string" office:string-value="u">
            <text:p>u</text:p>
          </table:table-cell>
          <table:table-cell table:style-name="ce8" table:formula="of:=IF([Original.BZ35] = &quot;&quot;;&quot;&quot;;[Original.BZ35])" office:value-type="string" office:string-value="u">
            <text:p>u</text:p>
          </table:table-cell>
          <table:table-cell table:style-name="ce8" table:formula="of:=IF([Original.CA35] = &quot;&quot;;&quot;&quot;;[Original.CA35])" office:value-type="string" office:string-value="u">
            <text:p>u</text:p>
          </table:table-cell>
          <table:table-cell table:style-name="ce8" table:formula="of:=IF([Original.CB35] = &quot;&quot;;&quot;&quot;;[Original.CB35])" office:value-type="string" office:string-value="u">
            <text:p>u</text:p>
          </table:table-cell>
          <table:table-cell table:style-name="ce8" table:formula="of:=IF([Original.CC35] = &quot;&quot;;&quot;&quot;;[Original.CC35])" office:value-type="string" office:string-value="u">
            <text:p>u</text:p>
          </table:table-cell>
          <table:table-cell table:style-name="ce8" table:formula="of:=IF([Original.CD35] = &quot;&quot;;&quot;&quot;;[Original.CD35])" office:value-type="string" office:string-value="u">
            <text:p>u</text:p>
          </table:table-cell>
          <table:table-cell table:style-name="ce8" table:formula="of:=IF([Original.CE35] = &quot;&quot;;&quot;&quot;;[Original.CE35])" office:value-type="string" office:string-value="u">
            <text:p>u</text:p>
          </table:table-cell>
          <table:table-cell table:style-name="ce8" table:formula="of:=IF([Original.CF35] = &quot;&quot;;&quot;&quot;;[Original.CF35])" office:value-type="string" office:string-value="u">
            <text:p>u</text:p>
          </table:table-cell>
          <table:table-cell table:style-name="ce8" table:formula="of:=IF([Original.CG35] = &quot;&quot;;&quot;&quot;;[Original.CG35])" office:value-type="string" office:string-value="u">
            <text:p>u</text:p>
          </table:table-cell>
          <table:table-cell table:style-name="ce8" table:formula="of:=IF([Original.CH35] = &quot;&quot;;&quot;&quot;;[Original.CH35])" office:value-type="string" office:string-value="u">
            <text:p>u</text:p>
          </table:table-cell>
          <table:table-cell table:style-name="ce8" table:formula="of:=IF([Original.CI35] = &quot;&quot;;&quot;&quot;;[Original.CI35])" office:value-type="string" office:string-value="u">
            <text:p>u</text:p>
          </table:table-cell>
          <table:table-cell table:style-name="ce8" table:formula="of:=IF([Original.CJ35] = &quot;&quot;;&quot;&quot;;[Original.CJ35])" office:value-type="string" office:string-value="u">
            <text:p>u</text:p>
          </table:table-cell>
          <table:table-cell table:style-name="ce8" table:formula="of:=IF([Original.CK35] = &quot;&quot;;&quot;&quot;;[Original.CK35])" office:value-type="string" office:string-value="u">
            <text:p>u</text:p>
          </table:table-cell>
          <table:table-cell table:style-name="ce8" table:formula="of:=IF([Original.CL35] = &quot;&quot;;&quot;&quot;;[Original.CL35])" office:value-type="string" office:string-value="u">
            <text:p>u</text:p>
          </table:table-cell>
          <table:table-cell table:style-name="ce8" table:formula="of:=IF([Original.CM35] = &quot;&quot;;&quot;&quot;;[Original.CM35])" office:value-type="string" office:string-value="u">
            <text:p>u</text:p>
          </table:table-cell>
          <table:table-cell table:style-name="ce8" table:formula="of:=IF([Original.CN35] = &quot;&quot;;&quot;&quot;;[Original.CN35])" office:value-type="string" office:string-value="u">
            <text:p>u</text:p>
          </table:table-cell>
          <table:table-cell table:style-name="ce8" table:formula="of:=IF([Original.CO35] = &quot;&quot;;&quot;&quot;;[Original.CO35])" office:value-type="string" office:string-value="u">
            <text:p>u</text:p>
          </table:table-cell>
          <table:table-cell table:style-name="ce8" table:formula="of:=IF([Original.CP35] = &quot;&quot;;&quot;&quot;;[Original.CP35])" office:value-type="string" office:string-value="u">
            <text:p>u</text:p>
          </table:table-cell>
          <table:table-cell table:style-name="ce8" table:formula="of:=IF([Original.CQ35] = &quot;&quot;;&quot;&quot;;[Original.CQ35])" office:value-type="string" office:string-value="u">
            <text:p>u</text:p>
          </table:table-cell>
          <table:table-cell table:style-name="ce8" table:formula="of:=IF([Original.CR35] = &quot;&quot;;&quot;&quot;;[Original.CR35])" office:value-type="string" office:string-value="u">
            <text:p>u</text:p>
          </table:table-cell>
          <table:table-cell table:style-name="ce8" table:formula="of:=IF([Original.CS35] = &quot;&quot;;&quot;&quot;;[Original.CS35])" office:value-type="string" office:string-value="u">
            <text:p>u</text:p>
          </table:table-cell>
          <table:table-cell table:style-name="ce8" table:formula="of:=IF([Original.CT35] = &quot;&quot;;&quot;&quot;;[Original.CT35])" office:value-type="string" office:string-value="u">
            <text:p>u</text:p>
          </table:table-cell>
          <table:table-cell table:style-name="ce8" table:formula="of:=IF([Original.CU35] = &quot;&quot;;&quot;&quot;;[Original.CU35])" office:value-type="string" office:string-value="u">
            <text:p>u</text:p>
          </table:table-cell>
          <table:table-cell table:style-name="ce8" table:formula="of:=IF([Original.CV35] = &quot;&quot;;&quot;&quot;;[Original.CV35])" office:value-type="string" office:string-value="u">
            <text:p>u</text:p>
          </table:table-cell>
          <table:table-cell table:style-name="ce8" table:formula="of:=IF([Original.CW35] = &quot;&quot;;&quot;&quot;;[Original.CW35])" office:value-type="string" office:string-value="u">
            <text:p>u</text:p>
          </table:table-cell>
          <table:table-cell table:style-name="ce8" table:formula="of:=IF([Original.CX35] = &quot;&quot;;&quot;&quot;;[Original.CX35])" office:value-type="string" office:string-value="u">
            <text:p>u</text:p>
          </table:table-cell>
          <table:table-cell table:style-name="ce8" table:formula="of:=IF([Original.CY35] = &quot;&quot;;&quot;&quot;;[Original.CY35])" office:value-type="string" office:string-value="u">
            <text:p>u</text:p>
          </table:table-cell>
          <table:table-cell table:style-name="ce8" table:formula="of:=IF([Original.CZ35] = &quot;&quot;;&quot;&quot;;[Original.CZ35])" office:value-type="string" office:string-value="u">
            <text:p>u</text:p>
          </table:table-cell>
          <table:table-cell table:style-name="ce8" table:formula="of:=IF([Original.DA35] = &quot;&quot;;&quot;&quot;;[Original.DA35])" office:value-type="string" office:string-value="u">
            <text:p>u</text:p>
          </table:table-cell>
          <table:table-cell table:style-name="ce8" table:formula="of:=IF([Original.DB35] = &quot;&quot;;&quot;&quot;;[Original.DB35])" office:value-type="string" office:string-value="u">
            <text:p>u</text:p>
          </table:table-cell>
          <table:table-cell table:style-name="ce8" table:formula="of:=IF([Original.DC35] = &quot;&quot;;&quot;&quot;;[Original.DC35])" office:value-type="string" office:string-value="u">
            <text:p>u</text:p>
          </table:table-cell>
          <table:table-cell table:style-name="ce8" table:formula="of:=IF([Original.DD35] = &quot;&quot;;&quot;&quot;;[Original.DD35])" office:value-type="string" office:string-value="u">
            <text:p>u</text:p>
          </table:table-cell>
          <table:table-cell table:style-name="ce8" table:formula="of:=IF([Original.DE35] = &quot;&quot;;&quot;&quot;;[Original.DE35])" office:value-type="string" office:string-value="u">
            <text:p>u</text:p>
          </table:table-cell>
          <table:table-cell table:style-name="ce8" table:formula="of:=IF([Original.DF35] = &quot;&quot;;&quot;&quot;;[Original.DF35])" office:value-type="string" office:string-value="u">
            <text:p>u</text:p>
          </table:table-cell>
          <table:table-cell table:style-name="ce8" table:formula="of:=IF([Original.DG35] = &quot;&quot;;&quot;&quot;;[Original.DG35])" office:value-type="string" office:string-value="u">
            <text:p>u</text:p>
          </table:table-cell>
          <table:table-cell table:style-name="ce8" table:formula="of:=IF([Original.DH35] = &quot;&quot;;&quot;&quot;;[Original.DH35])" office:value-type="string" office:string-value="u">
            <text:p>u</text:p>
          </table:table-cell>
          <table:table-cell table:style-name="ce8" table:formula="of:=IF([Original.DI35] = &quot;&quot;;&quot;&quot;;[Original.DI35])" office:value-type="string" office:string-value="u">
            <text:p>u</text:p>
          </table:table-cell>
          <table:table-cell table:style-name="ce8" table:formula="of:=IF([Original.DJ35] = &quot;&quot;;&quot;&quot;;[Original.DJ35])" office:value-type="string" office:string-value="u">
            <text:p>u</text:p>
          </table:table-cell>
          <table:table-cell table:style-name="ce8" table:formula="of:=IF([Original.DK35] = &quot;&quot;;&quot;&quot;;[Original.DK35])" office:value-type="string" office:string-value="u">
            <text:p>u</text:p>
          </table:table-cell>
          <table:table-cell table:style-name="ce8" table:formula="of:=IF([Original.DL35] = &quot;&quot;;&quot;&quot;;[Original.DL35])" office:value-type="string" office:string-value="u">
            <text:p>u</text:p>
          </table:table-cell>
          <table:table-cell table:style-name="ce8" table:formula="of:=IF([Original.DM35] = &quot;&quot;;&quot;&quot;;[Original.DM35])" office:value-type="string" office:string-value="u">
            <text:p>u</text:p>
          </table:table-cell>
          <table:table-cell table:style-name="ce8" table:formula="of:=IF([Original.DN35] = &quot;&quot;;&quot;&quot;;[Original.DN35])" office:value-type="string" office:string-value="u">
            <text:p>u</text:p>
          </table:table-cell>
          <table:table-cell table:style-name="ce8" table:formula="of:=IF([Original.DO35] = &quot;&quot;;&quot;&quot;;[Original.DO35])" office:value-type="string" office:string-value="u">
            <text:p>u</text:p>
          </table:table-cell>
          <table:table-cell table:style-name="ce8" table:formula="of:=IF([Original.DP35] = &quot;&quot;;&quot;&quot;;[Original.DP35])" office:value-type="string" office:string-value="u">
            <text:p>u</text:p>
          </table:table-cell>
          <table:table-cell table:style-name="ce17" table:formula="of:=IF([Original.DQ35] = &quot;&quot;;&quot;&quot;;[Original.DQ35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6] = &quot;&quot;;&quot;&quot;;[Original.A36])" office:value-type="float" office:value="1250">
            <text:p>1250</text:p>
          </table:table-cell>
          <table:table-cell table:style-name="ce8" table:formula="of:=IF([Original.B36] = &quot;&quot;;&quot;&quot;;[Original.B36])" office:value-type="string" office:string-value="u">
            <text:p>u</text:p>
          </table:table-cell>
          <table:table-cell table:style-name="ce8" table:formula="of:=IF([Original.C36] = &quot;&quot;;&quot;&quot;;[Original.C36])" office:value-type="string" office:string-value="u">
            <text:p>u</text:p>
          </table:table-cell>
          <table:table-cell table:style-name="ce8" table:formula="of:=IF([Original.D36] = &quot;&quot;;&quot;&quot;;[Original.D36])" office:value-type="string" office:string-value="u">
            <text:p>u</text:p>
          </table:table-cell>
          <table:table-cell table:style-name="ce8" table:formula="of:=IF([Original.E36] = &quot;&quot;;&quot;&quot;;[Original.E36])" office:value-type="string" office:string-value="u">
            <text:p>u</text:p>
          </table:table-cell>
          <table:table-cell table:style-name="ce8" table:formula="of:=IF([Original.F36] = &quot;&quot;;&quot;&quot;;[Original.F36])" office:value-type="float" office:value="350">
            <text:p>350</text:p>
          </table:table-cell>
          <table:table-cell table:style-name="ce8" table:formula="of:=IF([Original.G36] = &quot;&quot;;&quot;&quot;;[Original.G36])" office:value-type="float" office:value="195">
            <text:p>195</text:p>
          </table:table-cell>
          <table:table-cell table:style-name="ce8" table:formula="of:=IF([Original.H36] = &quot;&quot;;&quot;&quot;;[Original.H36])" office:value-type="string" office:string-value="u">
            <text:p>u</text:p>
          </table:table-cell>
          <table:table-cell table:style-name="ce8" table:formula="of:=IF([Original.I36] = &quot;&quot;;&quot;&quot;;[Original.I36])" office:value-type="float" office:value="98">
            <text:p>98</text:p>
          </table:table-cell>
          <table:table-cell table:style-name="ce8" table:formula="of:=IF([Original.J36] = &quot;&quot;;&quot;&quot;;[Original.J36])" office:value-type="string" office:string-value="u">
            <text:p>u</text:p>
          </table:table-cell>
          <table:table-cell table:style-name="ce8" table:formula="of:=IF([Original.K36] = &quot;&quot;;&quot;&quot;;[Original.K36])" office:value-type="float" office:value="28">
            <text:p>28</text:p>
          </table:table-cell>
          <table:table-cell table:style-name="ce8" table:formula="of:=IF([Original.L36] = &quot;&quot;;&quot;&quot;;[Original.L36])" office:value-type="float" office:value="0">
            <text:p>0</text:p>
          </table:table-cell>
          <table:table-cell table:style-name="ce8" table:formula="of:=IF([Original.M36] = &quot;&quot;;&quot;&quot;;[Original.M36])" office:value-type="string" office:string-value="JS">
            <text:p>JS</text:p>
          </table:table-cell>
          <table:table-cell table:style-name="ce8" table:formula="of:=IF([Original.N36] = &quot;&quot;;&quot;&quot;;[Original.N36])" office:value-type="string" office:string-value="u">
            <text:p>u</text:p>
          </table:table-cell>
          <table:table-cell table:style-name="ce8" table:formula="of:=IF([Original.O36] = &quot;&quot;;&quot;&quot;;[Original.O36])" office:value-type="string" office:string-value="u">
            <text:p>u</text:p>
          </table:table-cell>
          <table:table-cell table:style-name="ce8" table:formula="of:=IF([Original.P36] = &quot;&quot;;&quot;&quot;;[Original.P36])" office:value-type="string" office:string-value="u">
            <text:p>u</text:p>
          </table:table-cell>
          <table:table-cell table:style-name="ce8" table:formula="of:=IF([Original.Q36] = &quot;&quot;;&quot;&quot;;[Original.Q36]+[Original.DR36])" office:value-type="float" office:value="0">
            <text:p>0</text:p>
          </table:table-cell>
          <table:table-cell table:style-name="ce8" table:formula="of:=IF([Original.R36] = &quot;&quot;;&quot;&quot;;[Original.R36]+[Original.DS36])" office:value-type="float" office:value="0">
            <text:p>0</text:p>
          </table:table-cell>
          <table:table-cell table:style-name="ce8" table:formula="of:=IF([Original.S36] = &quot;&quot;;&quot;&quot;;[Original.S36]+[Original.DT36])" office:value-type="float" office:value="0">
            <text:p>0</text:p>
          </table:table-cell>
          <table:table-cell table:style-name="ce8" table:formula="of:=IF([Original.T36] = &quot;&quot;;&quot;&quot;;[Original.T36]+[Original.DU36])" office:value-type="float" office:value="0">
            <text:p>0</text:p>
          </table:table-cell>
          <table:table-cell table:style-name="ce8" table:formula="of:=IF([Original.U36] = &quot;&quot;;&quot;&quot;;[Original.U36]+[Original.DV36])" office:value-type="float" office:value="0">
            <text:p>0</text:p>
          </table:table-cell>
          <table:table-cell table:style-name="ce8" table:formula="of:=IF([Original.V36] = &quot;&quot;;&quot;&quot;;[Original.V36]+[Original.DW36])" office:value-type="float" office:value="0">
            <text:p>0</text:p>
          </table:table-cell>
          <table:table-cell table:style-name="ce8" table:formula="of:=IF([Original.W36] = &quot;&quot;;&quot;&quot;;[Original.W36])" office:value-type="string" office:string-value="u">
            <text:p>u</text:p>
          </table:table-cell>
          <table:table-cell table:style-name="ce8" table:formula="of:=IF([Original.X36] = &quot;&quot;;&quot;&quot;;[Original.X36]+[Original.DR36])" office:value-type="float" office:value="-40">
            <text:p>-40</text:p>
          </table:table-cell>
          <table:table-cell table:style-name="ce8" table:formula="of:=IF([Original.Y36] = &quot;&quot;;&quot;&quot;;[Original.Y36]+[Original.DS36])" office:value-type="float" office:value="-40">
            <text:p>-40</text:p>
          </table:table-cell>
          <table:table-cell table:style-name="ce8" table:formula="of:=IF([Original.Z36] = &quot;&quot;;&quot;&quot;;[Original.Z36]+[Original.DT36])" office:value-type="float" office:value="-40">
            <text:p>-40</text:p>
          </table:table-cell>
          <table:table-cell table:style-name="ce8" table:formula="of:=IF([Original.AA36] = &quot;&quot;;&quot;&quot;;[Original.AA36]+[Original.DU36])" office:value-type="float" office:value="-40">
            <text:p>-40</text:p>
          </table:table-cell>
          <table:table-cell table:style-name="ce8" table:formula="of:=IF([Original.AB36] = &quot;&quot;;&quot;&quot;;[Original.AB36]+[Original.DV36])" office:value-type="float" office:value="-40">
            <text:p>-40</text:p>
          </table:table-cell>
          <table:table-cell table:style-name="ce8" table:formula="of:=IF([Original.AC36] = &quot;&quot;;&quot;&quot;;[Original.AC36]+[Original.DW36])" office:value-type="float" office:value="-40">
            <text:p>-40</text:p>
          </table:table-cell>
          <table:table-cell table:style-name="ce8" table:formula="of:=IF([Original.AD36] = &quot;&quot;;&quot;&quot;;[Original.AD36])" office:value-type="float" office:value="-40">
            <text:p>-40</text:p>
          </table:table-cell>
          <table:table-cell table:style-name="ce8" table:formula="of:=IF([Original.AE36] = &quot;&quot;;&quot;&quot;;[Original.AE36]+[Original.DR36])" office:value-type="float" office:value="-66">
            <text:p>-66</text:p>
          </table:table-cell>
          <table:table-cell table:style-name="ce8" table:formula="of:=IF([Original.AF36] = &quot;&quot;;&quot;&quot;;[Original.AF36]+[Original.DS36])" office:value-type="float" office:value="-66">
            <text:p>-66</text:p>
          </table:table-cell>
          <table:table-cell table:style-name="ce8" table:formula="of:=IF([Original.AG36] = &quot;&quot;;&quot;&quot;;[Original.AG36]+[Original.DT36])" office:value-type="float" office:value="-66">
            <text:p>-66</text:p>
          </table:table-cell>
          <table:table-cell table:style-name="ce8" table:formula="of:=IF([Original.AH36] = &quot;&quot;;&quot;&quot;;[Original.AH36]+[Original.DU36])" office:value-type="float" office:value="-66">
            <text:p>-66</text:p>
          </table:table-cell>
          <table:table-cell table:style-name="ce8" table:formula="of:=IF([Original.AI36] = &quot;&quot;;&quot;&quot;;[Original.AI36]+[Original.DV36])" office:value-type="float" office:value="-66">
            <text:p>-66</text:p>
          </table:table-cell>
          <table:table-cell table:style-name="ce8" table:formula="of:=IF([Original.AJ36] = &quot;&quot;;&quot;&quot;;[Original.AJ36]+[Original.DW36])" office:value-type="float" office:value="-66">
            <text:p>-66</text:p>
          </table:table-cell>
          <table:table-cell table:style-name="ce8" table:formula="of:=IF([Original.AK36] = &quot;&quot;;&quot;&quot;;[Original.AK36])" office:value-type="float" office:value="-66">
            <text:p>-66</text:p>
          </table:table-cell>
          <table:table-cell table:style-name="ce8" table:formula="of:=IF([Original.AL36] = &quot;&quot;;&quot;&quot;;[Original.AL36]+[Original.DR36])" office:value-type="float" office:value="-120">
            <text:p>-120</text:p>
          </table:table-cell>
          <table:table-cell table:style-name="ce8" table:formula="of:=IF([Original.AM36] = &quot;&quot;;&quot;&quot;;[Original.AM36]+[Original.DS36])" office:value-type="float" office:value="-120">
            <text:p>-120</text:p>
          </table:table-cell>
          <table:table-cell table:style-name="ce8" table:formula="of:=IF([Original.AN36] = &quot;&quot;;&quot;&quot;;[Original.AN36]+[Original.DT36])" office:value-type="float" office:value="-120">
            <text:p>-120</text:p>
          </table:table-cell>
          <table:table-cell table:style-name="ce8" table:formula="of:=IF([Original.AO36] = &quot;&quot;;&quot;&quot;;[Original.AO36]+[Original.DU36])" office:value-type="float" office:value="-120">
            <text:p>-120</text:p>
          </table:table-cell>
          <table:table-cell table:style-name="ce8" table:formula="of:=IF([Original.AP36] = &quot;&quot;;&quot;&quot;;[Original.AP36]+[Original.DV36])" office:value-type="float" office:value="-120">
            <text:p>-120</text:p>
          </table:table-cell>
          <table:table-cell table:style-name="ce8" table:formula="of:=IF([Original.AQ36] = &quot;&quot;;&quot;&quot;;[Original.AQ36]+[Original.DW36])" office:value-type="float" office:value="-120">
            <text:p>-120</text:p>
          </table:table-cell>
          <table:table-cell table:style-name="ce8" table:formula="of:=IF([Original.AR36] = &quot;&quot;;&quot;&quot;;[Original.AR36])" office:value-type="float" office:value="-120">
            <text:p>-120</text:p>
          </table:table-cell>
          <table:table-cell table:style-name="ce8" table:formula="of:=IF([Original.AS36] = &quot;&quot;;&quot;&quot;;[Original.AS36]+[Original.DR36])" office:value-type="float" office:value="-260">
            <text:p>-260</text:p>
          </table:table-cell>
          <table:table-cell table:style-name="ce8" table:formula="of:=IF([Original.AT36] = &quot;&quot;;&quot;&quot;;[Original.AT36]+[Original.DS36])" office:value-type="float" office:value="-260">
            <text:p>-260</text:p>
          </table:table-cell>
          <table:table-cell table:style-name="ce8" table:formula="of:=IF([Original.AU36] = &quot;&quot;;&quot;&quot;;[Original.AU36]+[Original.DT36])" office:value-type="float" office:value="-260">
            <text:p>-260</text:p>
          </table:table-cell>
          <table:table-cell table:style-name="ce8" table:formula="of:=IF([Original.AV36] = &quot;&quot;;&quot;&quot;;[Original.AV36]+[Original.DU36])" office:value-type="float" office:value="-260">
            <text:p>-260</text:p>
          </table:table-cell>
          <table:table-cell table:style-name="ce8" table:formula="of:=IF([Original.AW36] = &quot;&quot;;&quot;&quot;;[Original.AW36]+[Original.DV36])" office:value-type="float" office:value="-260">
            <text:p>-260</text:p>
          </table:table-cell>
          <table:table-cell table:style-name="ce8" table:formula="of:=IF([Original.AX36] = &quot;&quot;;&quot;&quot;;[Original.AX36]+[Original.DW36])" office:value-type="float" office:value="-260">
            <text:p>-260</text:p>
          </table:table-cell>
          <table:table-cell table:style-name="ce8" table:formula="of:=IF([Original.AY36] = &quot;&quot;;&quot;&quot;;[Original.AY36])" office:value-type="float" office:value="-260">
            <text:p>-260</text:p>
          </table:table-cell>
          <table:table-cell table:style-name="ce8" table:formula="of:=IF([Original.AZ36] = &quot;&quot;;&quot;&quot;;[Original.AZ36]+[Original.DR36])" office:value-type="float" office:value="-580">
            <text:p>-580</text:p>
          </table:table-cell>
          <table:table-cell table:style-name="ce8" table:formula="of:=IF([Original.BA36] = &quot;&quot;;&quot;&quot;;[Original.BA36]+[Original.DS36])" office:value-type="float" office:value="-580">
            <text:p>-580</text:p>
          </table:table-cell>
          <table:table-cell table:style-name="ce8" table:formula="of:=IF([Original.BB36] = &quot;&quot;;&quot;&quot;;[Original.BB36]+[Original.DT36])" office:value-type="float" office:value="-580">
            <text:p>-580</text:p>
          </table:table-cell>
          <table:table-cell table:style-name="ce8" table:formula="of:=IF([Original.BC36] = &quot;&quot;;&quot;&quot;;[Original.BC36]+[Original.DU36])" office:value-type="float" office:value="-580">
            <text:p>-580</text:p>
          </table:table-cell>
          <table:table-cell table:style-name="ce8" table:formula="of:=IF([Original.BD36] = &quot;&quot;;&quot;&quot;;[Original.BD36]+[Original.DV36])" office:value-type="float" office:value="-580">
            <text:p>-580</text:p>
          </table:table-cell>
          <table:table-cell table:style-name="ce8" table:formula="of:=IF([Original.BE36] = &quot;&quot;;&quot;&quot;;[Original.BE36]+[Original.DW36])" office:value-type="float" office:value="-580">
            <text:p>-580</text:p>
          </table:table-cell>
          <table:table-cell table:style-name="ce8" table:formula="of:=IF([Original.BF36] = &quot;&quot;;&quot;&quot;;[Original.BF36])" office:value-type="float" office:value="-580">
            <text:p>-580</text:p>
          </table:table-cell>
          <table:table-cell table:style-name="ce8" table:formula="of:=IF([Original.BG36] = &quot;&quot;;&quot;&quot;;[Original.BG36]+[Original.DR36])" office:value-type="float" office:value="-840">
            <text:p>-840</text:p>
          </table:table-cell>
          <table:table-cell table:style-name="ce8" table:formula="of:=IF([Original.BH36] = &quot;&quot;;&quot;&quot;;[Original.BH36]+[Original.DS36])" office:value-type="float" office:value="-840">
            <text:p>-840</text:p>
          </table:table-cell>
          <table:table-cell table:style-name="ce8" table:formula="of:=IF([Original.BI36] = &quot;&quot;;&quot;&quot;;[Original.BI36]+[Original.DT36])" office:value-type="float" office:value="-840">
            <text:p>-840</text:p>
          </table:table-cell>
          <table:table-cell table:style-name="ce8" table:formula="of:=IF([Original.BJ36] = &quot;&quot;;&quot;&quot;;[Original.BJ36]+[Original.DU36])" office:value-type="float" office:value="-840">
            <text:p>-840</text:p>
          </table:table-cell>
          <table:table-cell table:style-name="ce8" table:formula="of:=IF([Original.BK36] = &quot;&quot;;&quot;&quot;;[Original.BK36]+[Original.DV36])" office:value-type="float" office:value="-840">
            <text:p>-840</text:p>
          </table:table-cell>
          <table:table-cell table:style-name="ce8" table:formula="of:=IF([Original.BL36] = &quot;&quot;;&quot;&quot;;[Original.BL36]+[Original.DW36])" office:value-type="float" office:value="-840">
            <text:p>-840</text:p>
          </table:table-cell>
          <table:table-cell table:style-name="ce8" table:formula="of:=IF([Original.BM36] = &quot;&quot;;&quot;&quot;;[Original.BM36])" office:value-type="float" office:value="-840">
            <text:p>-840</text:p>
          </table:table-cell>
          <table:table-cell table:style-name="ce8" table:formula="of:=IF([Original.BN36] = &quot;&quot;;&quot;&quot;;[Original.BN36]+[Original.DR36])" office:value-type="float" office:value="-1300">
            <text:p>-1300</text:p>
          </table:table-cell>
          <table:table-cell table:style-name="ce8" table:formula="of:=IF([Original.BO36] = &quot;&quot;;&quot;&quot;;[Original.BO36]+[Original.DS36])" office:value-type="float" office:value="-1300">
            <text:p>-1300</text:p>
          </table:table-cell>
          <table:table-cell table:style-name="ce8" table:formula="of:=IF([Original.BP36] = &quot;&quot;;&quot;&quot;;[Original.BP36]+[Original.DT36])" office:value-type="float" office:value="-1300">
            <text:p>-1300</text:p>
          </table:table-cell>
          <table:table-cell table:style-name="ce8" table:formula="of:=IF([Original.BQ36] = &quot;&quot;;&quot;&quot;;[Original.BQ36]+[Original.DU36])" office:value-type="float" office:value="-1300">
            <text:p>-1300</text:p>
          </table:table-cell>
          <table:table-cell table:style-name="ce8" table:formula="of:=IF([Original.BR36] = &quot;&quot;;&quot;&quot;;[Original.BR36]+[Original.DV36])" office:value-type="float" office:value="-1300">
            <text:p>-1300</text:p>
          </table:table-cell>
          <table:table-cell table:style-name="ce8" table:formula="of:=IF([Original.BS36] = &quot;&quot;;&quot;&quot;;[Original.BS36]+[Original.DW36])" office:value-type="float" office:value="-1300">
            <text:p>-1300</text:p>
          </table:table-cell>
          <table:table-cell table:style-name="ce8" table:formula="of:=IF([Original.BT36] = &quot;&quot;;&quot;&quot;;[Original.BT36])" office:value-type="float" office:value="-1300">
            <text:p>-1300</text:p>
          </table:table-cell>
          <table:table-cell table:style-name="ce8" table:formula="of:=IF([Original.BU36] = &quot;&quot;;&quot;&quot;;[Original.BU36])" office:value-type="string" office:string-value="u">
            <text:p>u</text:p>
          </table:table-cell>
          <table:table-cell table:style-name="ce8" table:formula="of:=IF([Original.BV36] = &quot;&quot;;&quot;&quot;;[Original.BV36])" office:value-type="string" office:string-value="u">
            <text:p>u</text:p>
          </table:table-cell>
          <table:table-cell table:style-name="ce8" table:formula="of:=IF([Original.BW36] = &quot;&quot;;&quot;&quot;;[Original.BW36])" office:value-type="string" office:string-value="u">
            <text:p>u</text:p>
          </table:table-cell>
          <table:table-cell table:style-name="ce8" table:formula="of:=IF([Original.BX36] = &quot;&quot;;&quot;&quot;;[Original.BX36])" office:value-type="string" office:string-value="u">
            <text:p>u</text:p>
          </table:table-cell>
          <table:table-cell table:style-name="ce8" table:formula="of:=IF([Original.BY36] = &quot;&quot;;&quot;&quot;;[Original.BY36])" office:value-type="string" office:string-value="u">
            <text:p>u</text:p>
          </table:table-cell>
          <table:table-cell table:style-name="ce8" table:formula="of:=IF([Original.BZ36] = &quot;&quot;;&quot;&quot;;[Original.BZ36])" office:value-type="string" office:string-value="u">
            <text:p>u</text:p>
          </table:table-cell>
          <table:table-cell table:style-name="ce8" table:formula="of:=IF([Original.CA36] = &quot;&quot;;&quot;&quot;;[Original.CA36])" office:value-type="string" office:string-value="u">
            <text:p>u</text:p>
          </table:table-cell>
          <table:table-cell table:style-name="ce8" table:formula="of:=IF([Original.CB36] = &quot;&quot;;&quot;&quot;;[Original.CB36])" office:value-type="string" office:string-value="u">
            <text:p>u</text:p>
          </table:table-cell>
          <table:table-cell table:style-name="ce8" table:formula="of:=IF([Original.CC36] = &quot;&quot;;&quot;&quot;;[Original.CC36])" office:value-type="string" office:string-value="u">
            <text:p>u</text:p>
          </table:table-cell>
          <table:table-cell table:style-name="ce8" table:formula="of:=IF([Original.CD36] = &quot;&quot;;&quot;&quot;;[Original.CD36])" office:value-type="string" office:string-value="u">
            <text:p>u</text:p>
          </table:table-cell>
          <table:table-cell table:style-name="ce8" table:formula="of:=IF([Original.CE36] = &quot;&quot;;&quot;&quot;;[Original.CE36])" office:value-type="string" office:string-value="u">
            <text:p>u</text:p>
          </table:table-cell>
          <table:table-cell table:style-name="ce8" table:formula="of:=IF([Original.CF36] = &quot;&quot;;&quot;&quot;;[Original.CF36])" office:value-type="string" office:string-value="u">
            <text:p>u</text:p>
          </table:table-cell>
          <table:table-cell table:style-name="ce8" table:formula="of:=IF([Original.CG36] = &quot;&quot;;&quot;&quot;;[Original.CG36])" office:value-type="string" office:string-value="u">
            <text:p>u</text:p>
          </table:table-cell>
          <table:table-cell table:style-name="ce8" table:formula="of:=IF([Original.CH36] = &quot;&quot;;&quot;&quot;;[Original.CH36])" office:value-type="string" office:string-value="u">
            <text:p>u</text:p>
          </table:table-cell>
          <table:table-cell table:style-name="ce8" table:formula="of:=IF([Original.CI36] = &quot;&quot;;&quot;&quot;;[Original.CI36])" office:value-type="string" office:string-value="u">
            <text:p>u</text:p>
          </table:table-cell>
          <table:table-cell table:style-name="ce8" table:formula="of:=IF([Original.CJ36] = &quot;&quot;;&quot;&quot;;[Original.CJ36])" office:value-type="string" office:string-value="u">
            <text:p>u</text:p>
          </table:table-cell>
          <table:table-cell table:style-name="ce8" table:formula="of:=IF([Original.CK36] = &quot;&quot;;&quot;&quot;;[Original.CK36])" office:value-type="string" office:string-value="u">
            <text:p>u</text:p>
          </table:table-cell>
          <table:table-cell table:style-name="ce8" table:formula="of:=IF([Original.CL36] = &quot;&quot;;&quot;&quot;;[Original.CL36])" office:value-type="string" office:string-value="u">
            <text:p>u</text:p>
          </table:table-cell>
          <table:table-cell table:style-name="ce8" table:formula="of:=IF([Original.CM36] = &quot;&quot;;&quot;&quot;;[Original.CM36])" office:value-type="string" office:string-value="u">
            <text:p>u</text:p>
          </table:table-cell>
          <table:table-cell table:style-name="ce8" table:formula="of:=IF([Original.CN36] = &quot;&quot;;&quot;&quot;;[Original.CN36])" office:value-type="string" office:string-value="u">
            <text:p>u</text:p>
          </table:table-cell>
          <table:table-cell table:style-name="ce8" table:formula="of:=IF([Original.CO36] = &quot;&quot;;&quot;&quot;;[Original.CO36])" office:value-type="string" office:string-value="u">
            <text:p>u</text:p>
          </table:table-cell>
          <table:table-cell table:style-name="ce8" table:formula="of:=IF([Original.CP36] = &quot;&quot;;&quot;&quot;;[Original.CP36])" office:value-type="string" office:string-value="u">
            <text:p>u</text:p>
          </table:table-cell>
          <table:table-cell table:style-name="ce8" table:formula="of:=IF([Original.CQ36] = &quot;&quot;;&quot;&quot;;[Original.CQ36])" office:value-type="string" office:string-value="u">
            <text:p>u</text:p>
          </table:table-cell>
          <table:table-cell table:style-name="ce8" table:formula="of:=IF([Original.CR36] = &quot;&quot;;&quot;&quot;;[Original.CR36])" office:value-type="string" office:string-value="u">
            <text:p>u</text:p>
          </table:table-cell>
          <table:table-cell table:style-name="ce8" table:formula="of:=IF([Original.CS36] = &quot;&quot;;&quot;&quot;;[Original.CS36])" office:value-type="string" office:string-value="u">
            <text:p>u</text:p>
          </table:table-cell>
          <table:table-cell table:style-name="ce8" table:formula="of:=IF([Original.CT36] = &quot;&quot;;&quot;&quot;;[Original.CT36])" office:value-type="string" office:string-value="u">
            <text:p>u</text:p>
          </table:table-cell>
          <table:table-cell table:style-name="ce8" table:formula="of:=IF([Original.CU36] = &quot;&quot;;&quot;&quot;;[Original.CU36])" office:value-type="string" office:string-value="u">
            <text:p>u</text:p>
          </table:table-cell>
          <table:table-cell table:style-name="ce8" table:formula="of:=IF([Original.CV36] = &quot;&quot;;&quot;&quot;;[Original.CV36])" office:value-type="string" office:string-value="u">
            <text:p>u</text:p>
          </table:table-cell>
          <table:table-cell table:style-name="ce8" table:formula="of:=IF([Original.CW36] = &quot;&quot;;&quot;&quot;;[Original.CW36])" office:value-type="string" office:string-value="u">
            <text:p>u</text:p>
          </table:table-cell>
          <table:table-cell table:style-name="ce8" table:formula="of:=IF([Original.CX36] = &quot;&quot;;&quot;&quot;;[Original.CX36])" office:value-type="string" office:string-value="u">
            <text:p>u</text:p>
          </table:table-cell>
          <table:table-cell table:style-name="ce8" table:formula="of:=IF([Original.CY36] = &quot;&quot;;&quot;&quot;;[Original.CY36])" office:value-type="string" office:string-value="u">
            <text:p>u</text:p>
          </table:table-cell>
          <table:table-cell table:style-name="ce8" table:formula="of:=IF([Original.CZ36] = &quot;&quot;;&quot;&quot;;[Original.CZ36])" office:value-type="string" office:string-value="u">
            <text:p>u</text:p>
          </table:table-cell>
          <table:table-cell table:style-name="ce8" table:formula="of:=IF([Original.DA36] = &quot;&quot;;&quot;&quot;;[Original.DA36])" office:value-type="string" office:string-value="u">
            <text:p>u</text:p>
          </table:table-cell>
          <table:table-cell table:style-name="ce8" table:formula="of:=IF([Original.DB36] = &quot;&quot;;&quot;&quot;;[Original.DB36])" office:value-type="string" office:string-value="u">
            <text:p>u</text:p>
          </table:table-cell>
          <table:table-cell table:style-name="ce8" table:formula="of:=IF([Original.DC36] = &quot;&quot;;&quot;&quot;;[Original.DC36])" office:value-type="string" office:string-value="u">
            <text:p>u</text:p>
          </table:table-cell>
          <table:table-cell table:style-name="ce8" table:formula="of:=IF([Original.DD36] = &quot;&quot;;&quot;&quot;;[Original.DD36])" office:value-type="string" office:string-value="u">
            <text:p>u</text:p>
          </table:table-cell>
          <table:table-cell table:style-name="ce8" table:formula="of:=IF([Original.DE36] = &quot;&quot;;&quot;&quot;;[Original.DE36])" office:value-type="string" office:string-value="u">
            <text:p>u</text:p>
          </table:table-cell>
          <table:table-cell table:style-name="ce8" table:formula="of:=IF([Original.DF36] = &quot;&quot;;&quot;&quot;;[Original.DF36])" office:value-type="string" office:string-value="u">
            <text:p>u</text:p>
          </table:table-cell>
          <table:table-cell table:style-name="ce8" table:formula="of:=IF([Original.DG36] = &quot;&quot;;&quot;&quot;;[Original.DG36])" office:value-type="string" office:string-value="u">
            <text:p>u</text:p>
          </table:table-cell>
          <table:table-cell table:style-name="ce8" table:formula="of:=IF([Original.DH36] = &quot;&quot;;&quot;&quot;;[Original.DH36])" office:value-type="string" office:string-value="u">
            <text:p>u</text:p>
          </table:table-cell>
          <table:table-cell table:style-name="ce8" table:formula="of:=IF([Original.DI36] = &quot;&quot;;&quot;&quot;;[Original.DI36])" office:value-type="string" office:string-value="u">
            <text:p>u</text:p>
          </table:table-cell>
          <table:table-cell table:style-name="ce8" table:formula="of:=IF([Original.DJ36] = &quot;&quot;;&quot;&quot;;[Original.DJ36])" office:value-type="string" office:string-value="u">
            <text:p>u</text:p>
          </table:table-cell>
          <table:table-cell table:style-name="ce8" table:formula="of:=IF([Original.DK36] = &quot;&quot;;&quot;&quot;;[Original.DK36])" office:value-type="string" office:string-value="u">
            <text:p>u</text:p>
          </table:table-cell>
          <table:table-cell table:style-name="ce8" table:formula="of:=IF([Original.DL36] = &quot;&quot;;&quot;&quot;;[Original.DL36])" office:value-type="string" office:string-value="u">
            <text:p>u</text:p>
          </table:table-cell>
          <table:table-cell table:style-name="ce8" table:formula="of:=IF([Original.DM36] = &quot;&quot;;&quot;&quot;;[Original.DM36])" office:value-type="string" office:string-value="u">
            <text:p>u</text:p>
          </table:table-cell>
          <table:table-cell table:style-name="ce8" table:formula="of:=IF([Original.DN36] = &quot;&quot;;&quot;&quot;;[Original.DN36])" office:value-type="string" office:string-value="u">
            <text:p>u</text:p>
          </table:table-cell>
          <table:table-cell table:style-name="ce8" table:formula="of:=IF([Original.DO36] = &quot;&quot;;&quot;&quot;;[Original.DO36])" office:value-type="string" office:string-value="u">
            <text:p>u</text:p>
          </table:table-cell>
          <table:table-cell table:style-name="ce8" table:formula="of:=IF([Original.DP36] = &quot;&quot;;&quot;&quot;;[Original.DP36])" office:value-type="string" office:string-value="u">
            <text:p>u</text:p>
          </table:table-cell>
          <table:table-cell table:style-name="ce17" table:formula="of:=IF([Original.DQ36] = &quot;&quot;;&quot;&quot;;[Original.DQ36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7] = &quot;&quot;;&quot;&quot;;[Original.A37])" office:value-type="float" office:value="1400">
            <text:p>1400</text:p>
          </table:table-cell>
          <table:table-cell table:style-name="ce8" table:formula="of:=IF([Original.B37] = &quot;&quot;;&quot;&quot;;[Original.B37])" office:value-type="string" office:string-value="u">
            <text:p>u</text:p>
          </table:table-cell>
          <table:table-cell table:style-name="ce8" table:formula="of:=IF([Original.C37] = &quot;&quot;;&quot;&quot;;[Original.C37])" office:value-type="string" office:string-value="u">
            <text:p>u</text:p>
          </table:table-cell>
          <table:table-cell table:style-name="ce8" table:formula="of:=IF([Original.D37] = &quot;&quot;;&quot;&quot;;[Original.D37])" office:value-type="string" office:string-value="u">
            <text:p>u</text:p>
          </table:table-cell>
          <table:table-cell table:style-name="ce8" table:formula="of:=IF([Original.E37] = &quot;&quot;;&quot;&quot;;[Original.E37])" office:value-type="string" office:string-value="u">
            <text:p>u</text:p>
          </table:table-cell>
          <table:table-cell table:style-name="ce8" table:formula="of:=IF([Original.F37] = &quot;&quot;;&quot;&quot;;[Original.F37])" office:value-type="float" office:value="390">
            <text:p>390</text:p>
          </table:table-cell>
          <table:table-cell table:style-name="ce8" table:formula="of:=IF([Original.G37] = &quot;&quot;;&quot;&quot;;[Original.G37])" office:value-type="float" office:value="220">
            <text:p>220</text:p>
          </table:table-cell>
          <table:table-cell table:style-name="ce8" table:formula="of:=IF([Original.H37] = &quot;&quot;;&quot;&quot;;[Original.H37])" office:value-type="string" office:string-value="u">
            <text:p>u</text:p>
          </table:table-cell>
          <table:table-cell table:style-name="ce8" table:formula="of:=IF([Original.I37] = &quot;&quot;;&quot;&quot;;[Original.I37])" office:value-type="float" office:value="110">
            <text:p>110</text:p>
          </table:table-cell>
          <table:table-cell table:style-name="ce8" table:formula="of:=IF([Original.J37] = &quot;&quot;;&quot;&quot;;[Original.J37])" office:value-type="string" office:string-value="u">
            <text:p>u</text:p>
          </table:table-cell>
          <table:table-cell table:style-name="ce8" table:formula="of:=IF([Original.K37] = &quot;&quot;;&quot;&quot;;[Original.K37])" office:value-type="float" office:value="30">
            <text:p>30</text:p>
          </table:table-cell>
          <table:table-cell table:style-name="ce8" table:formula="of:=IF([Original.L37] = &quot;&quot;;&quot;&quot;;[Original.L37])" office:value-type="float" office:value="0">
            <text:p>0</text:p>
          </table:table-cell>
          <table:table-cell table:style-name="ce8" table:formula="of:=IF([Original.M37] = &quot;&quot;;&quot;&quot;;[Original.M37])" office:value-type="string" office:string-value="JS">
            <text:p>JS</text:p>
          </table:table-cell>
          <table:table-cell table:style-name="ce8" table:formula="of:=IF([Original.N37] = &quot;&quot;;&quot;&quot;;[Original.N37])" office:value-type="string" office:string-value="u">
            <text:p>u</text:p>
          </table:table-cell>
          <table:table-cell table:style-name="ce8" table:formula="of:=IF([Original.O37] = &quot;&quot;;&quot;&quot;;[Original.O37])" office:value-type="string" office:string-value="u">
            <text:p>u</text:p>
          </table:table-cell>
          <table:table-cell table:style-name="ce8" table:formula="of:=IF([Original.P37] = &quot;&quot;;&quot;&quot;;[Original.P37])" office:value-type="string" office:string-value="u">
            <text:p>u</text:p>
          </table:table-cell>
          <table:table-cell table:style-name="ce8" table:formula="of:=IF([Original.Q37] = &quot;&quot;;&quot;&quot;;[Original.Q37]+[Original.DR37])" office:value-type="float" office:value="0">
            <text:p>0</text:p>
          </table:table-cell>
          <table:table-cell table:style-name="ce8" table:formula="of:=IF([Original.R37] = &quot;&quot;;&quot;&quot;;[Original.R37]+[Original.DS37])" office:value-type="float" office:value="0">
            <text:p>0</text:p>
          </table:table-cell>
          <table:table-cell table:style-name="ce8" table:formula="of:=IF([Original.S37] = &quot;&quot;;&quot;&quot;;[Original.S37]+[Original.DT37])" office:value-type="float" office:value="0">
            <text:p>0</text:p>
          </table:table-cell>
          <table:table-cell table:style-name="ce8" table:formula="of:=IF([Original.T37] = &quot;&quot;;&quot;&quot;;[Original.T37]+[Original.DU37])" office:value-type="float" office:value="0">
            <text:p>0</text:p>
          </table:table-cell>
          <table:table-cell table:style-name="ce8" table:formula="of:=IF([Original.U37] = &quot;&quot;;&quot;&quot;;[Original.U37]+[Original.DV37])" office:value-type="float" office:value="0">
            <text:p>0</text:p>
          </table:table-cell>
          <table:table-cell table:style-name="ce8" table:formula="of:=IF([Original.V37] = &quot;&quot;;&quot;&quot;;[Original.V37]+[Original.DW37])" office:value-type="float" office:value="0">
            <text:p>0</text:p>
          </table:table-cell>
          <table:table-cell table:style-name="ce8" table:formula="of:=IF([Original.W37] = &quot;&quot;;&quot;&quot;;[Original.W37])" office:value-type="string" office:string-value="u">
            <text:p>u</text:p>
          </table:table-cell>
          <table:table-cell table:style-name="ce8" table:formula="of:=IF([Original.X37] = &quot;&quot;;&quot;&quot;;[Original.X37]+[Original.DR37])" office:value-type="float" office:value="-48">
            <text:p>-48</text:p>
          </table:table-cell>
          <table:table-cell table:style-name="ce8" table:formula="of:=IF([Original.Y37] = &quot;&quot;;&quot;&quot;;[Original.Y37]+[Original.DS37])" office:value-type="float" office:value="-48">
            <text:p>-48</text:p>
          </table:table-cell>
          <table:table-cell table:style-name="ce8" table:formula="of:=IF([Original.Z37] = &quot;&quot;;&quot;&quot;;[Original.Z37]+[Original.DT37])" office:value-type="float" office:value="-48">
            <text:p>-48</text:p>
          </table:table-cell>
          <table:table-cell table:style-name="ce8" table:formula="of:=IF([Original.AA37] = &quot;&quot;;&quot;&quot;;[Original.AA37]+[Original.DU37])" office:value-type="float" office:value="-48">
            <text:p>-48</text:p>
          </table:table-cell>
          <table:table-cell table:style-name="ce8" table:formula="of:=IF([Original.AB37] = &quot;&quot;;&quot;&quot;;[Original.AB37]+[Original.DV37])" office:value-type="float" office:value="-48">
            <text:p>-48</text:p>
          </table:table-cell>
          <table:table-cell table:style-name="ce8" table:formula="of:=IF([Original.AC37] = &quot;&quot;;&quot;&quot;;[Original.AC37]+[Original.DW37])" office:value-type="float" office:value="-48">
            <text:p>-48</text:p>
          </table:table-cell>
          <table:table-cell table:style-name="ce8" table:formula="of:=IF([Original.AD37] = &quot;&quot;;&quot;&quot;;[Original.AD37])" office:value-type="float" office:value="-48">
            <text:p>-48</text:p>
          </table:table-cell>
          <table:table-cell table:style-name="ce8" table:formula="of:=IF([Original.AE37] = &quot;&quot;;&quot;&quot;;[Original.AE37]+[Original.DR37])" office:value-type="float" office:value="-78">
            <text:p>-78</text:p>
          </table:table-cell>
          <table:table-cell table:style-name="ce8" table:formula="of:=IF([Original.AF37] = &quot;&quot;;&quot;&quot;;[Original.AF37]+[Original.DS37])" office:value-type="float" office:value="-78">
            <text:p>-78</text:p>
          </table:table-cell>
          <table:table-cell table:style-name="ce8" table:formula="of:=IF([Original.AG37] = &quot;&quot;;&quot;&quot;;[Original.AG37]+[Original.DT37])" office:value-type="float" office:value="-78">
            <text:p>-78</text:p>
          </table:table-cell>
          <table:table-cell table:style-name="ce8" table:formula="of:=IF([Original.AH37] = &quot;&quot;;&quot;&quot;;[Original.AH37]+[Original.DU37])" office:value-type="float" office:value="-78">
            <text:p>-78</text:p>
          </table:table-cell>
          <table:table-cell table:style-name="ce8" table:formula="of:=IF([Original.AI37] = &quot;&quot;;&quot;&quot;;[Original.AI37]+[Original.DV37])" office:value-type="float" office:value="-78">
            <text:p>-78</text:p>
          </table:table-cell>
          <table:table-cell table:style-name="ce8" table:formula="of:=IF([Original.AJ37] = &quot;&quot;;&quot;&quot;;[Original.AJ37]+[Original.DW37])" office:value-type="float" office:value="-78">
            <text:p>-78</text:p>
          </table:table-cell>
          <table:table-cell table:style-name="ce8" table:formula="of:=IF([Original.AK37] = &quot;&quot;;&quot;&quot;;[Original.AK37])" office:value-type="float" office:value="-78">
            <text:p>-78</text:p>
          </table:table-cell>
          <table:table-cell table:style-name="ce8" table:formula="of:=IF([Original.AL37] = &quot;&quot;;&quot;&quot;;[Original.AL37]+[Original.DR37])" office:value-type="float" office:value="-140">
            <text:p>-140</text:p>
          </table:table-cell>
          <table:table-cell table:style-name="ce8" table:formula="of:=IF([Original.AM37] = &quot;&quot;;&quot;&quot;;[Original.AM37]+[Original.DS37])" office:value-type="float" office:value="-140">
            <text:p>-140</text:p>
          </table:table-cell>
          <table:table-cell table:style-name="ce8" table:formula="of:=IF([Original.AN37] = &quot;&quot;;&quot;&quot;;[Original.AN37]+[Original.DT37])" office:value-type="float" office:value="-140">
            <text:p>-140</text:p>
          </table:table-cell>
          <table:table-cell table:style-name="ce8" table:formula="of:=IF([Original.AO37] = &quot;&quot;;&quot;&quot;;[Original.AO37]+[Original.DU37])" office:value-type="float" office:value="-140">
            <text:p>-140</text:p>
          </table:table-cell>
          <table:table-cell table:style-name="ce8" table:formula="of:=IF([Original.AP37] = &quot;&quot;;&quot;&quot;;[Original.AP37]+[Original.DV37])" office:value-type="float" office:value="-140">
            <text:p>-140</text:p>
          </table:table-cell>
          <table:table-cell table:style-name="ce8" table:formula="of:=IF([Original.AQ37] = &quot;&quot;;&quot;&quot;;[Original.AQ37]+[Original.DW37])" office:value-type="float" office:value="-140">
            <text:p>-140</text:p>
          </table:table-cell>
          <table:table-cell table:style-name="ce8" table:formula="of:=IF([Original.AR37] = &quot;&quot;;&quot;&quot;;[Original.AR37])" office:value-type="float" office:value="-140">
            <text:p>-140</text:p>
          </table:table-cell>
          <table:table-cell table:style-name="ce8" table:formula="of:=IF([Original.AS37] = &quot;&quot;;&quot;&quot;;[Original.AS37]+[Original.DR37])" office:value-type="float" office:value="-300">
            <text:p>-300</text:p>
          </table:table-cell>
          <table:table-cell table:style-name="ce8" table:formula="of:=IF([Original.AT37] = &quot;&quot;;&quot;&quot;;[Original.AT37]+[Original.DS37])" office:value-type="float" office:value="-300">
            <text:p>-300</text:p>
          </table:table-cell>
          <table:table-cell table:style-name="ce8" table:formula="of:=IF([Original.AU37] = &quot;&quot;;&quot;&quot;;[Original.AU37]+[Original.DT37])" office:value-type="float" office:value="-300">
            <text:p>-300</text:p>
          </table:table-cell>
          <table:table-cell table:style-name="ce8" table:formula="of:=IF([Original.AV37] = &quot;&quot;;&quot;&quot;;[Original.AV37]+[Original.DU37])" office:value-type="float" office:value="-300">
            <text:p>-300</text:p>
          </table:table-cell>
          <table:table-cell table:style-name="ce8" table:formula="of:=IF([Original.AW37] = &quot;&quot;;&quot;&quot;;[Original.AW37]+[Original.DV37])" office:value-type="float" office:value="-300">
            <text:p>-300</text:p>
          </table:table-cell>
          <table:table-cell table:style-name="ce8" table:formula="of:=IF([Original.AX37] = &quot;&quot;;&quot;&quot;;[Original.AX37]+[Original.DW37])" office:value-type="float" office:value="-300">
            <text:p>-300</text:p>
          </table:table-cell>
          <table:table-cell table:style-name="ce8" table:formula="of:=IF([Original.AY37] = &quot;&quot;;&quot;&quot;;[Original.AY37])" office:value-type="float" office:value="-300">
            <text:p>-300</text:p>
          </table:table-cell>
          <table:table-cell table:style-name="ce8" table:formula="of:=IF([Original.AZ37] = &quot;&quot;;&quot;&quot;;[Original.AZ37]+[Original.DR37])" office:value-type="float" office:value="-640">
            <text:p>-640</text:p>
          </table:table-cell>
          <table:table-cell table:style-name="ce8" table:formula="of:=IF([Original.BA37] = &quot;&quot;;&quot;&quot;;[Original.BA37]+[Original.DS37])" office:value-type="float" office:value="-640">
            <text:p>-640</text:p>
          </table:table-cell>
          <table:table-cell table:style-name="ce8" table:formula="of:=IF([Original.BB37] = &quot;&quot;;&quot;&quot;;[Original.BB37]+[Original.DT37])" office:value-type="float" office:value="-640">
            <text:p>-640</text:p>
          </table:table-cell>
          <table:table-cell table:style-name="ce8" table:formula="of:=IF([Original.BC37] = &quot;&quot;;&quot;&quot;;[Original.BC37]+[Original.DU37])" office:value-type="float" office:value="-640">
            <text:p>-640</text:p>
          </table:table-cell>
          <table:table-cell table:style-name="ce8" table:formula="of:=IF([Original.BD37] = &quot;&quot;;&quot;&quot;;[Original.BD37]+[Original.DV37])" office:value-type="float" office:value="-640">
            <text:p>-640</text:p>
          </table:table-cell>
          <table:table-cell table:style-name="ce8" table:formula="of:=IF([Original.BE37] = &quot;&quot;;&quot;&quot;;[Original.BE37]+[Original.DW37])" office:value-type="float" office:value="-640">
            <text:p>-640</text:p>
          </table:table-cell>
          <table:table-cell table:style-name="ce8" table:formula="of:=IF([Original.BF37] = &quot;&quot;;&quot;&quot;;[Original.BF37])" office:value-type="float" office:value="-640">
            <text:p>-640</text:p>
          </table:table-cell>
          <table:table-cell table:style-name="ce8" table:formula="of:=IF([Original.BG37] = &quot;&quot;;&quot;&quot;;[Original.BG37]+[Original.DR37])" office:value-type="float" office:value="-960">
            <text:p>-960</text:p>
          </table:table-cell>
          <table:table-cell table:style-name="ce8" table:formula="of:=IF([Original.BH37] = &quot;&quot;;&quot;&quot;;[Original.BH37]+[Original.DS37])" office:value-type="float" office:value="-960">
            <text:p>-960</text:p>
          </table:table-cell>
          <table:table-cell table:style-name="ce8" table:formula="of:=IF([Original.BI37] = &quot;&quot;;&quot;&quot;;[Original.BI37]+[Original.DT37])" office:value-type="float" office:value="-960">
            <text:p>-960</text:p>
          </table:table-cell>
          <table:table-cell table:style-name="ce8" table:formula="of:=IF([Original.BJ37] = &quot;&quot;;&quot;&quot;;[Original.BJ37]+[Original.DU37])" office:value-type="float" office:value="-960">
            <text:p>-960</text:p>
          </table:table-cell>
          <table:table-cell table:style-name="ce8" table:formula="of:=IF([Original.BK37] = &quot;&quot;;&quot;&quot;;[Original.BK37]+[Original.DV37])" office:value-type="float" office:value="-960">
            <text:p>-960</text:p>
          </table:table-cell>
          <table:table-cell table:style-name="ce8" table:formula="of:=IF([Original.BL37] = &quot;&quot;;&quot;&quot;;[Original.BL37]+[Original.DW37])" office:value-type="float" office:value="-960">
            <text:p>-960</text:p>
          </table:table-cell>
          <table:table-cell table:style-name="ce8" table:formula="of:=IF([Original.BM37] = &quot;&quot;;&quot;&quot;;[Original.BM37])" office:value-type="float" office:value="-960">
            <text:p>-960</text:p>
          </table:table-cell>
          <table:table-cell table:style-name="ce8" table:formula="of:=IF([Original.BN37] = &quot;&quot;;&quot;&quot;;[Original.BN37]+[Original.DR37])" office:value-type="float" office:value="-1450">
            <text:p>-1450</text:p>
          </table:table-cell>
          <table:table-cell table:style-name="ce8" table:formula="of:=IF([Original.BO37] = &quot;&quot;;&quot;&quot;;[Original.BO37]+[Original.DS37])" office:value-type="float" office:value="-1450">
            <text:p>-1450</text:p>
          </table:table-cell>
          <table:table-cell table:style-name="ce8" table:formula="of:=IF([Original.BP37] = &quot;&quot;;&quot;&quot;;[Original.BP37]+[Original.DT37])" office:value-type="float" office:value="-1450">
            <text:p>-1450</text:p>
          </table:table-cell>
          <table:table-cell table:style-name="ce8" table:formula="of:=IF([Original.BQ37] = &quot;&quot;;&quot;&quot;;[Original.BQ37]+[Original.DU37])" office:value-type="float" office:value="-1450">
            <text:p>-1450</text:p>
          </table:table-cell>
          <table:table-cell table:style-name="ce8" table:formula="of:=IF([Original.BR37] = &quot;&quot;;&quot;&quot;;[Original.BR37]+[Original.DV37])" office:value-type="float" office:value="-1450">
            <text:p>-1450</text:p>
          </table:table-cell>
          <table:table-cell table:style-name="ce8" table:formula="of:=IF([Original.BS37] = &quot;&quot;;&quot;&quot;;[Original.BS37]+[Original.DW37])" office:value-type="float" office:value="-1450">
            <text:p>-1450</text:p>
          </table:table-cell>
          <table:table-cell table:style-name="ce8" table:formula="of:=IF([Original.BT37] = &quot;&quot;;&quot;&quot;;[Original.BT37])" office:value-type="float" office:value="-1450">
            <text:p>-1450</text:p>
          </table:table-cell>
          <table:table-cell table:style-name="ce8" table:formula="of:=IF([Original.BU37] = &quot;&quot;;&quot;&quot;;[Original.BU37])" office:value-type="string" office:string-value="u">
            <text:p>u</text:p>
          </table:table-cell>
          <table:table-cell table:style-name="ce8" table:formula="of:=IF([Original.BV37] = &quot;&quot;;&quot;&quot;;[Original.BV37])" office:value-type="string" office:string-value="u">
            <text:p>u</text:p>
          </table:table-cell>
          <table:table-cell table:style-name="ce8" table:formula="of:=IF([Original.BW37] = &quot;&quot;;&quot;&quot;;[Original.BW37])" office:value-type="string" office:string-value="u">
            <text:p>u</text:p>
          </table:table-cell>
          <table:table-cell table:style-name="ce8" table:formula="of:=IF([Original.BX37] = &quot;&quot;;&quot;&quot;;[Original.BX37])" office:value-type="string" office:string-value="u">
            <text:p>u</text:p>
          </table:table-cell>
          <table:table-cell table:style-name="ce8" table:formula="of:=IF([Original.BY37] = &quot;&quot;;&quot;&quot;;[Original.BY37])" office:value-type="string" office:string-value="u">
            <text:p>u</text:p>
          </table:table-cell>
          <table:table-cell table:style-name="ce8" table:formula="of:=IF([Original.BZ37] = &quot;&quot;;&quot;&quot;;[Original.BZ37])" office:value-type="string" office:string-value="u">
            <text:p>u</text:p>
          </table:table-cell>
          <table:table-cell table:style-name="ce8" table:formula="of:=IF([Original.CA37] = &quot;&quot;;&quot;&quot;;[Original.CA37])" office:value-type="string" office:string-value="u">
            <text:p>u</text:p>
          </table:table-cell>
          <table:table-cell table:style-name="ce8" table:formula="of:=IF([Original.CB37] = &quot;&quot;;&quot;&quot;;[Original.CB37])" office:value-type="string" office:string-value="u">
            <text:p>u</text:p>
          </table:table-cell>
          <table:table-cell table:style-name="ce8" table:formula="of:=IF([Original.CC37] = &quot;&quot;;&quot;&quot;;[Original.CC37])" office:value-type="string" office:string-value="u">
            <text:p>u</text:p>
          </table:table-cell>
          <table:table-cell table:style-name="ce8" table:formula="of:=IF([Original.CD37] = &quot;&quot;;&quot;&quot;;[Original.CD37])" office:value-type="string" office:string-value="u">
            <text:p>u</text:p>
          </table:table-cell>
          <table:table-cell table:style-name="ce8" table:formula="of:=IF([Original.CE37] = &quot;&quot;;&quot;&quot;;[Original.CE37])" office:value-type="string" office:string-value="u">
            <text:p>u</text:p>
          </table:table-cell>
          <table:table-cell table:style-name="ce8" table:formula="of:=IF([Original.CF37] = &quot;&quot;;&quot;&quot;;[Original.CF37])" office:value-type="string" office:string-value="u">
            <text:p>u</text:p>
          </table:table-cell>
          <table:table-cell table:style-name="ce8" table:formula="of:=IF([Original.CG37] = &quot;&quot;;&quot;&quot;;[Original.CG37])" office:value-type="string" office:string-value="u">
            <text:p>u</text:p>
          </table:table-cell>
          <table:table-cell table:style-name="ce8" table:formula="of:=IF([Original.CH37] = &quot;&quot;;&quot;&quot;;[Original.CH37])" office:value-type="string" office:string-value="u">
            <text:p>u</text:p>
          </table:table-cell>
          <table:table-cell table:style-name="ce8" table:formula="of:=IF([Original.CI37] = &quot;&quot;;&quot;&quot;;[Original.CI37])" office:value-type="string" office:string-value="u">
            <text:p>u</text:p>
          </table:table-cell>
          <table:table-cell table:style-name="ce8" table:formula="of:=IF([Original.CJ37] = &quot;&quot;;&quot;&quot;;[Original.CJ37])" office:value-type="string" office:string-value="u">
            <text:p>u</text:p>
          </table:table-cell>
          <table:table-cell table:style-name="ce8" table:formula="of:=IF([Original.CK37] = &quot;&quot;;&quot;&quot;;[Original.CK37])" office:value-type="string" office:string-value="u">
            <text:p>u</text:p>
          </table:table-cell>
          <table:table-cell table:style-name="ce8" table:formula="of:=IF([Original.CL37] = &quot;&quot;;&quot;&quot;;[Original.CL37])" office:value-type="string" office:string-value="u">
            <text:p>u</text:p>
          </table:table-cell>
          <table:table-cell table:style-name="ce8" table:formula="of:=IF([Original.CM37] = &quot;&quot;;&quot;&quot;;[Original.CM37])" office:value-type="string" office:string-value="u">
            <text:p>u</text:p>
          </table:table-cell>
          <table:table-cell table:style-name="ce8" table:formula="of:=IF([Original.CN37] = &quot;&quot;;&quot;&quot;;[Original.CN37])" office:value-type="string" office:string-value="u">
            <text:p>u</text:p>
          </table:table-cell>
          <table:table-cell table:style-name="ce8" table:formula="of:=IF([Original.CO37] = &quot;&quot;;&quot;&quot;;[Original.CO37])" office:value-type="string" office:string-value="u">
            <text:p>u</text:p>
          </table:table-cell>
          <table:table-cell table:style-name="ce8" table:formula="of:=IF([Original.CP37] = &quot;&quot;;&quot;&quot;;[Original.CP37])" office:value-type="string" office:string-value="u">
            <text:p>u</text:p>
          </table:table-cell>
          <table:table-cell table:style-name="ce8" table:formula="of:=IF([Original.CQ37] = &quot;&quot;;&quot;&quot;;[Original.CQ37])" office:value-type="string" office:string-value="u">
            <text:p>u</text:p>
          </table:table-cell>
          <table:table-cell table:style-name="ce8" table:formula="of:=IF([Original.CR37] = &quot;&quot;;&quot;&quot;;[Original.CR37])" office:value-type="string" office:string-value="u">
            <text:p>u</text:p>
          </table:table-cell>
          <table:table-cell table:style-name="ce8" table:formula="of:=IF([Original.CS37] = &quot;&quot;;&quot;&quot;;[Original.CS37])" office:value-type="string" office:string-value="u">
            <text:p>u</text:p>
          </table:table-cell>
          <table:table-cell table:style-name="ce8" table:formula="of:=IF([Original.CT37] = &quot;&quot;;&quot;&quot;;[Original.CT37])" office:value-type="string" office:string-value="u">
            <text:p>u</text:p>
          </table:table-cell>
          <table:table-cell table:style-name="ce8" table:formula="of:=IF([Original.CU37] = &quot;&quot;;&quot;&quot;;[Original.CU37])" office:value-type="string" office:string-value="u">
            <text:p>u</text:p>
          </table:table-cell>
          <table:table-cell table:style-name="ce8" table:formula="of:=IF([Original.CV37] = &quot;&quot;;&quot;&quot;;[Original.CV37])" office:value-type="string" office:string-value="u">
            <text:p>u</text:p>
          </table:table-cell>
          <table:table-cell table:style-name="ce8" table:formula="of:=IF([Original.CW37] = &quot;&quot;;&quot;&quot;;[Original.CW37])" office:value-type="string" office:string-value="u">
            <text:p>u</text:p>
          </table:table-cell>
          <table:table-cell table:style-name="ce8" table:formula="of:=IF([Original.CX37] = &quot;&quot;;&quot;&quot;;[Original.CX37])" office:value-type="string" office:string-value="u">
            <text:p>u</text:p>
          </table:table-cell>
          <table:table-cell table:style-name="ce8" table:formula="of:=IF([Original.CY37] = &quot;&quot;;&quot;&quot;;[Original.CY37])" office:value-type="string" office:string-value="u">
            <text:p>u</text:p>
          </table:table-cell>
          <table:table-cell table:style-name="ce8" table:formula="of:=IF([Original.CZ37] = &quot;&quot;;&quot;&quot;;[Original.CZ37])" office:value-type="string" office:string-value="u">
            <text:p>u</text:p>
          </table:table-cell>
          <table:table-cell table:style-name="ce8" table:formula="of:=IF([Original.DA37] = &quot;&quot;;&quot;&quot;;[Original.DA37])" office:value-type="string" office:string-value="u">
            <text:p>u</text:p>
          </table:table-cell>
          <table:table-cell table:style-name="ce8" table:formula="of:=IF([Original.DB37] = &quot;&quot;;&quot;&quot;;[Original.DB37])" office:value-type="string" office:string-value="u">
            <text:p>u</text:p>
          </table:table-cell>
          <table:table-cell table:style-name="ce8" table:formula="of:=IF([Original.DC37] = &quot;&quot;;&quot;&quot;;[Original.DC37])" office:value-type="string" office:string-value="u">
            <text:p>u</text:p>
          </table:table-cell>
          <table:table-cell table:style-name="ce8" table:formula="of:=IF([Original.DD37] = &quot;&quot;;&quot;&quot;;[Original.DD37])" office:value-type="string" office:string-value="u">
            <text:p>u</text:p>
          </table:table-cell>
          <table:table-cell table:style-name="ce8" table:formula="of:=IF([Original.DE37] = &quot;&quot;;&quot;&quot;;[Original.DE37])" office:value-type="string" office:string-value="u">
            <text:p>u</text:p>
          </table:table-cell>
          <table:table-cell table:style-name="ce8" table:formula="of:=IF([Original.DF37] = &quot;&quot;;&quot;&quot;;[Original.DF37])" office:value-type="string" office:string-value="u">
            <text:p>u</text:p>
          </table:table-cell>
          <table:table-cell table:style-name="ce8" table:formula="of:=IF([Original.DG37] = &quot;&quot;;&quot;&quot;;[Original.DG37])" office:value-type="string" office:string-value="u">
            <text:p>u</text:p>
          </table:table-cell>
          <table:table-cell table:style-name="ce8" table:formula="of:=IF([Original.DH37] = &quot;&quot;;&quot;&quot;;[Original.DH37])" office:value-type="string" office:string-value="u">
            <text:p>u</text:p>
          </table:table-cell>
          <table:table-cell table:style-name="ce8" table:formula="of:=IF([Original.DI37] = &quot;&quot;;&quot;&quot;;[Original.DI37])" office:value-type="string" office:string-value="u">
            <text:p>u</text:p>
          </table:table-cell>
          <table:table-cell table:style-name="ce8" table:formula="of:=IF([Original.DJ37] = &quot;&quot;;&quot;&quot;;[Original.DJ37])" office:value-type="string" office:string-value="u">
            <text:p>u</text:p>
          </table:table-cell>
          <table:table-cell table:style-name="ce8" table:formula="of:=IF([Original.DK37] = &quot;&quot;;&quot;&quot;;[Original.DK37])" office:value-type="string" office:string-value="u">
            <text:p>u</text:p>
          </table:table-cell>
          <table:table-cell table:style-name="ce8" table:formula="of:=IF([Original.DL37] = &quot;&quot;;&quot;&quot;;[Original.DL37])" office:value-type="string" office:string-value="u">
            <text:p>u</text:p>
          </table:table-cell>
          <table:table-cell table:style-name="ce8" table:formula="of:=IF([Original.DM37] = &quot;&quot;;&quot;&quot;;[Original.DM37])" office:value-type="string" office:string-value="u">
            <text:p>u</text:p>
          </table:table-cell>
          <table:table-cell table:style-name="ce8" table:formula="of:=IF([Original.DN37] = &quot;&quot;;&quot;&quot;;[Original.DN37])" office:value-type="string" office:string-value="u">
            <text:p>u</text:p>
          </table:table-cell>
          <table:table-cell table:style-name="ce8" table:formula="of:=IF([Original.DO37] = &quot;&quot;;&quot;&quot;;[Original.DO37])" office:value-type="string" office:string-value="u">
            <text:p>u</text:p>
          </table:table-cell>
          <table:table-cell table:style-name="ce8" table:formula="of:=IF([Original.DP37] = &quot;&quot;;&quot;&quot;;[Original.DP37])" office:value-type="string" office:string-value="u">
            <text:p>u</text:p>
          </table:table-cell>
          <table:table-cell table:style-name="ce17" table:formula="of:=IF([Original.DQ37] = &quot;&quot;;&quot;&quot;;[Original.DQ37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8] = &quot;&quot;;&quot;&quot;;[Original.A38])" office:value-type="float" office:value="1600">
            <text:p>1600</text:p>
          </table:table-cell>
          <table:table-cell table:style-name="ce8" table:formula="of:=IF([Original.B38] = &quot;&quot;;&quot;&quot;;[Original.B38])" office:value-type="string" office:string-value="u">
            <text:p>u</text:p>
          </table:table-cell>
          <table:table-cell table:style-name="ce8" table:formula="of:=IF([Original.C38] = &quot;&quot;;&quot;&quot;;[Original.C38])" office:value-type="string" office:string-value="u">
            <text:p>u</text:p>
          </table:table-cell>
          <table:table-cell table:style-name="ce8" table:formula="of:=IF([Original.D38] = &quot;&quot;;&quot;&quot;;[Original.D38])" office:value-type="string" office:string-value="u">
            <text:p>u</text:p>
          </table:table-cell>
          <table:table-cell table:style-name="ce8" table:formula="of:=IF([Original.E38] = &quot;&quot;;&quot;&quot;;[Original.E38])" office:value-type="string" office:string-value="u">
            <text:p>u</text:p>
          </table:table-cell>
          <table:table-cell table:style-name="ce8" table:formula="of:=IF([Original.F38] = &quot;&quot;;&quot;&quot;;[Original.F38])" office:value-type="float" office:value="390">
            <text:p>390</text:p>
          </table:table-cell>
          <table:table-cell table:style-name="ce8" table:formula="of:=IF([Original.G38] = &quot;&quot;;&quot;&quot;;[Original.G38])" office:value-type="float" office:value="220">
            <text:p>220</text:p>
          </table:table-cell>
          <table:table-cell table:style-name="ce8" table:formula="of:=IF([Original.H38] = &quot;&quot;;&quot;&quot;;[Original.H38])" office:value-type="string" office:string-value="u">
            <text:p>u</text:p>
          </table:table-cell>
          <table:table-cell table:style-name="ce8" table:formula="of:=IF([Original.I38] = &quot;&quot;;&quot;&quot;;[Original.I38])" office:value-type="float" office:value="110">
            <text:p>110</text:p>
          </table:table-cell>
          <table:table-cell table:style-name="ce8" table:formula="of:=IF([Original.J38] = &quot;&quot;;&quot;&quot;;[Original.J38])" office:value-type="string" office:string-value="u">
            <text:p>u</text:p>
          </table:table-cell>
          <table:table-cell table:style-name="ce8" table:formula="of:=IF([Original.K38] = &quot;&quot;;&quot;&quot;;[Original.K38])" office:value-type="float" office:value="30">
            <text:p>30</text:p>
          </table:table-cell>
          <table:table-cell table:style-name="ce8" table:formula="of:=IF([Original.L38] = &quot;&quot;;&quot;&quot;;[Original.L38])" office:value-type="float" office:value="0">
            <text:p>0</text:p>
          </table:table-cell>
          <table:table-cell table:style-name="ce8" table:formula="of:=IF([Original.M38] = &quot;&quot;;&quot;&quot;;[Original.M38])" office:value-type="string" office:string-value="JS">
            <text:p>JS</text:p>
          </table:table-cell>
          <table:table-cell table:style-name="ce8" table:formula="of:=IF([Original.N38] = &quot;&quot;;&quot;&quot;;[Original.N38])" office:value-type="string" office:string-value="u">
            <text:p>u</text:p>
          </table:table-cell>
          <table:table-cell table:style-name="ce8" table:formula="of:=IF([Original.O38] = &quot;&quot;;&quot;&quot;;[Original.O38])" office:value-type="string" office:string-value="u">
            <text:p>u</text:p>
          </table:table-cell>
          <table:table-cell table:style-name="ce8" table:formula="of:=IF([Original.P38] = &quot;&quot;;&quot;&quot;;[Original.P38])" office:value-type="string" office:string-value="u">
            <text:p>u</text:p>
          </table:table-cell>
          <table:table-cell table:style-name="ce8" table:formula="of:=IF([Original.Q38] = &quot;&quot;;&quot;&quot;;[Original.Q38]+[Original.DR38])" office:value-type="float" office:value="0">
            <text:p>0</text:p>
          </table:table-cell>
          <table:table-cell table:style-name="ce8" table:formula="of:=IF([Original.R38] = &quot;&quot;;&quot;&quot;;[Original.R38]+[Original.DS38])" office:value-type="float" office:value="0">
            <text:p>0</text:p>
          </table:table-cell>
          <table:table-cell table:style-name="ce8" table:formula="of:=IF([Original.S38] = &quot;&quot;;&quot;&quot;;[Original.S38]+[Original.DT38])" office:value-type="float" office:value="0">
            <text:p>0</text:p>
          </table:table-cell>
          <table:table-cell table:style-name="ce8" table:formula="of:=IF([Original.T38] = &quot;&quot;;&quot;&quot;;[Original.T38]+[Original.DU38])" office:value-type="float" office:value="0">
            <text:p>0</text:p>
          </table:table-cell>
          <table:table-cell table:style-name="ce8" table:formula="of:=IF([Original.U38] = &quot;&quot;;&quot;&quot;;[Original.U38]+[Original.DV38])" office:value-type="float" office:value="0">
            <text:p>0</text:p>
          </table:table-cell>
          <table:table-cell table:style-name="ce8" table:formula="of:=IF([Original.V38] = &quot;&quot;;&quot;&quot;;[Original.V38]+[Original.DW38])" office:value-type="float" office:value="0">
            <text:p>0</text:p>
          </table:table-cell>
          <table:table-cell table:style-name="ce8" table:formula="of:=IF([Original.W38] = &quot;&quot;;&quot;&quot;;[Original.W38])" office:value-type="string" office:string-value="u">
            <text:p>u</text:p>
          </table:table-cell>
          <table:table-cell table:style-name="ce8" table:formula="of:=IF([Original.X38] = &quot;&quot;;&quot;&quot;;[Original.X38]+[Original.DR38])" office:value-type="float" office:value="-48">
            <text:p>-48</text:p>
          </table:table-cell>
          <table:table-cell table:style-name="ce8" table:formula="of:=IF([Original.Y38] = &quot;&quot;;&quot;&quot;;[Original.Y38]+[Original.DS38])" office:value-type="float" office:value="-48">
            <text:p>-48</text:p>
          </table:table-cell>
          <table:table-cell table:style-name="ce8" table:formula="of:=IF([Original.Z38] = &quot;&quot;;&quot;&quot;;[Original.Z38]+[Original.DT38])" office:value-type="float" office:value="-48">
            <text:p>-48</text:p>
          </table:table-cell>
          <table:table-cell table:style-name="ce8" table:formula="of:=IF([Original.AA38] = &quot;&quot;;&quot;&quot;;[Original.AA38]+[Original.DU38])" office:value-type="float" office:value="-48">
            <text:p>-48</text:p>
          </table:table-cell>
          <table:table-cell table:style-name="ce8" table:formula="of:=IF([Original.AB38] = &quot;&quot;;&quot;&quot;;[Original.AB38]+[Original.DV38])" office:value-type="float" office:value="-48">
            <text:p>-48</text:p>
          </table:table-cell>
          <table:table-cell table:style-name="ce8" table:formula="of:=IF([Original.AC38] = &quot;&quot;;&quot;&quot;;[Original.AC38]+[Original.DW38])" office:value-type="float" office:value="-48">
            <text:p>-48</text:p>
          </table:table-cell>
          <table:table-cell table:style-name="ce8" table:formula="of:=IF([Original.AD38] = &quot;&quot;;&quot;&quot;;[Original.AD38])" office:value-type="float" office:value="-48">
            <text:p>-48</text:p>
          </table:table-cell>
          <table:table-cell table:style-name="ce8" table:formula="of:=IF([Original.AE38] = &quot;&quot;;&quot;&quot;;[Original.AE38]+[Original.DR38])" office:value-type="float" office:value="-78">
            <text:p>-78</text:p>
          </table:table-cell>
          <table:table-cell table:style-name="ce8" table:formula="of:=IF([Original.AF38] = &quot;&quot;;&quot;&quot;;[Original.AF38]+[Original.DS38])" office:value-type="float" office:value="-78">
            <text:p>-78</text:p>
          </table:table-cell>
          <table:table-cell table:style-name="ce8" table:formula="of:=IF([Original.AG38] = &quot;&quot;;&quot;&quot;;[Original.AG38]+[Original.DT38])" office:value-type="float" office:value="-78">
            <text:p>-78</text:p>
          </table:table-cell>
          <table:table-cell table:style-name="ce8" table:formula="of:=IF([Original.AH38] = &quot;&quot;;&quot;&quot;;[Original.AH38]+[Original.DU38])" office:value-type="float" office:value="-78">
            <text:p>-78</text:p>
          </table:table-cell>
          <table:table-cell table:style-name="ce8" table:formula="of:=IF([Original.AI38] = &quot;&quot;;&quot;&quot;;[Original.AI38]+[Original.DV38])" office:value-type="float" office:value="-78">
            <text:p>-78</text:p>
          </table:table-cell>
          <table:table-cell table:style-name="ce8" table:formula="of:=IF([Original.AJ38] = &quot;&quot;;&quot;&quot;;[Original.AJ38]+[Original.DW38])" office:value-type="float" office:value="-78">
            <text:p>-78</text:p>
          </table:table-cell>
          <table:table-cell table:style-name="ce8" table:formula="of:=IF([Original.AK38] = &quot;&quot;;&quot;&quot;;[Original.AK38])" office:value-type="float" office:value="-78">
            <text:p>-78</text:p>
          </table:table-cell>
          <table:table-cell table:style-name="ce8" table:formula="of:=IF([Original.AL38] = &quot;&quot;;&quot;&quot;;[Original.AL38]+[Original.DR38])" office:value-type="float" office:value="-140">
            <text:p>-140</text:p>
          </table:table-cell>
          <table:table-cell table:style-name="ce8" table:formula="of:=IF([Original.AM38] = &quot;&quot;;&quot;&quot;;[Original.AM38]+[Original.DS38])" office:value-type="float" office:value="-140">
            <text:p>-140</text:p>
          </table:table-cell>
          <table:table-cell table:style-name="ce8" table:formula="of:=IF([Original.AN38] = &quot;&quot;;&quot;&quot;;[Original.AN38]+[Original.DT38])" office:value-type="float" office:value="-140">
            <text:p>-140</text:p>
          </table:table-cell>
          <table:table-cell table:style-name="ce8" table:formula="of:=IF([Original.AO38] = &quot;&quot;;&quot;&quot;;[Original.AO38]+[Original.DU38])" office:value-type="float" office:value="-140">
            <text:p>-140</text:p>
          </table:table-cell>
          <table:table-cell table:style-name="ce8" table:formula="of:=IF([Original.AP38] = &quot;&quot;;&quot;&quot;;[Original.AP38]+[Original.DV38])" office:value-type="float" office:value="-140">
            <text:p>-140</text:p>
          </table:table-cell>
          <table:table-cell table:style-name="ce8" table:formula="of:=IF([Original.AQ38] = &quot;&quot;;&quot;&quot;;[Original.AQ38]+[Original.DW38])" office:value-type="float" office:value="-140">
            <text:p>-140</text:p>
          </table:table-cell>
          <table:table-cell table:style-name="ce8" table:formula="of:=IF([Original.AR38] = &quot;&quot;;&quot;&quot;;[Original.AR38])" office:value-type="float" office:value="-140">
            <text:p>-140</text:p>
          </table:table-cell>
          <table:table-cell table:style-name="ce8" table:formula="of:=IF([Original.AS38] = &quot;&quot;;&quot;&quot;;[Original.AS38]+[Original.DR38])" office:value-type="float" office:value="-330">
            <text:p>-330</text:p>
          </table:table-cell>
          <table:table-cell table:style-name="ce8" table:formula="of:=IF([Original.AT38] = &quot;&quot;;&quot;&quot;;[Original.AT38]+[Original.DS38])" office:value-type="float" office:value="-330">
            <text:p>-330</text:p>
          </table:table-cell>
          <table:table-cell table:style-name="ce8" table:formula="of:=IF([Original.AU38] = &quot;&quot;;&quot;&quot;;[Original.AU38]+[Original.DT38])" office:value-type="float" office:value="-330">
            <text:p>-330</text:p>
          </table:table-cell>
          <table:table-cell table:style-name="ce8" table:formula="of:=IF([Original.AV38] = &quot;&quot;;&quot;&quot;;[Original.AV38]+[Original.DU38])" office:value-type="float" office:value="-330">
            <text:p>-330</text:p>
          </table:table-cell>
          <table:table-cell table:style-name="ce8" table:formula="of:=IF([Original.AW38] = &quot;&quot;;&quot;&quot;;[Original.AW38]+[Original.DV38])" office:value-type="float" office:value="-330">
            <text:p>-330</text:p>
          </table:table-cell>
          <table:table-cell table:style-name="ce8" table:formula="of:=IF([Original.AX38] = &quot;&quot;;&quot;&quot;;[Original.AX38]+[Original.DW38])" office:value-type="float" office:value="-330">
            <text:p>-330</text:p>
          </table:table-cell>
          <table:table-cell table:style-name="ce8" table:formula="of:=IF([Original.AY38] = &quot;&quot;;&quot;&quot;;[Original.AY38])" office:value-type="float" office:value="-330">
            <text:p>-330</text:p>
          </table:table-cell>
          <table:table-cell table:style-name="ce8" table:formula="of:=IF([Original.AZ38] = &quot;&quot;;&quot;&quot;;[Original.AZ38]+[Original.DR38])" office:value-type="float" office:value="-720">
            <text:p>-720</text:p>
          </table:table-cell>
          <table:table-cell table:style-name="ce8" table:formula="of:=IF([Original.BA38] = &quot;&quot;;&quot;&quot;;[Original.BA38]+[Original.DS38])" office:value-type="float" office:value="-720">
            <text:p>-720</text:p>
          </table:table-cell>
          <table:table-cell table:style-name="ce8" table:formula="of:=IF([Original.BB38] = &quot;&quot;;&quot;&quot;;[Original.BB38]+[Original.DT38])" office:value-type="float" office:value="-720">
            <text:p>-720</text:p>
          </table:table-cell>
          <table:table-cell table:style-name="ce8" table:formula="of:=IF([Original.BC38] = &quot;&quot;;&quot;&quot;;[Original.BC38]+[Original.DU38])" office:value-type="float" office:value="-720">
            <text:p>-720</text:p>
          </table:table-cell>
          <table:table-cell table:style-name="ce8" table:formula="of:=IF([Original.BD38] = &quot;&quot;;&quot;&quot;;[Original.BD38]+[Original.DV38])" office:value-type="float" office:value="-720">
            <text:p>-720</text:p>
          </table:table-cell>
          <table:table-cell table:style-name="ce8" table:formula="of:=IF([Original.BE38] = &quot;&quot;;&quot;&quot;;[Original.BE38]+[Original.DW38])" office:value-type="float" office:value="-720">
            <text:p>-720</text:p>
          </table:table-cell>
          <table:table-cell table:style-name="ce8" table:formula="of:=IF([Original.BF38] = &quot;&quot;;&quot;&quot;;[Original.BF38])" office:value-type="float" office:value="-720">
            <text:p>-720</text:p>
          </table:table-cell>
          <table:table-cell table:style-name="ce8" table:formula="of:=IF([Original.BG38] = &quot;&quot;;&quot;&quot;;[Original.BG38]+[Original.DR38])" office:value-type="float" office:value="-1050">
            <text:p>-1050</text:p>
          </table:table-cell>
          <table:table-cell table:style-name="ce8" table:formula="of:=IF([Original.BH38] = &quot;&quot;;&quot;&quot;;[Original.BH38]+[Original.DS38])" office:value-type="float" office:value="-1050">
            <text:p>-1050</text:p>
          </table:table-cell>
          <table:table-cell table:style-name="ce8" table:formula="of:=IF([Original.BI38] = &quot;&quot;;&quot;&quot;;[Original.BI38]+[Original.DT38])" office:value-type="float" office:value="-1050">
            <text:p>-1050</text:p>
          </table:table-cell>
          <table:table-cell table:style-name="ce8" table:formula="of:=IF([Original.BJ38] = &quot;&quot;;&quot;&quot;;[Original.BJ38]+[Original.DU38])" office:value-type="float" office:value="-1050">
            <text:p>-1050</text:p>
          </table:table-cell>
          <table:table-cell table:style-name="ce8" table:formula="of:=IF([Original.BK38] = &quot;&quot;;&quot;&quot;;[Original.BK38]+[Original.DV38])" office:value-type="float" office:value="-1050">
            <text:p>-1050</text:p>
          </table:table-cell>
          <table:table-cell table:style-name="ce8" table:formula="of:=IF([Original.BL38] = &quot;&quot;;&quot;&quot;;[Original.BL38]+[Original.DW38])" office:value-type="float" office:value="-1050">
            <text:p>-1050</text:p>
          </table:table-cell>
          <table:table-cell table:style-name="ce8" table:formula="of:=IF([Original.BM38] = &quot;&quot;;&quot;&quot;;[Original.BM38])" office:value-type="float" office:value="-1050">
            <text:p>-1050</text:p>
          </table:table-cell>
          <table:table-cell table:style-name="ce8" table:formula="of:=IF([Original.BN38] = &quot;&quot;;&quot;&quot;;[Original.BN38]+[Original.DR38])" office:value-type="float" office:value="-1600">
            <text:p>-1600</text:p>
          </table:table-cell>
          <table:table-cell table:style-name="ce8" table:formula="of:=IF([Original.BO38] = &quot;&quot;;&quot;&quot;;[Original.BO38]+[Original.DS38])" office:value-type="float" office:value="-1600">
            <text:p>-1600</text:p>
          </table:table-cell>
          <table:table-cell table:style-name="ce8" table:formula="of:=IF([Original.BP38] = &quot;&quot;;&quot;&quot;;[Original.BP38]+[Original.DT38])" office:value-type="float" office:value="-1600">
            <text:p>-1600</text:p>
          </table:table-cell>
          <table:table-cell table:style-name="ce8" table:formula="of:=IF([Original.BQ38] = &quot;&quot;;&quot;&quot;;[Original.BQ38]+[Original.DU38])" office:value-type="float" office:value="-1600">
            <text:p>-1600</text:p>
          </table:table-cell>
          <table:table-cell table:style-name="ce8" table:formula="of:=IF([Original.BR38] = &quot;&quot;;&quot;&quot;;[Original.BR38]+[Original.DV38])" office:value-type="float" office:value="-1600">
            <text:p>-1600</text:p>
          </table:table-cell>
          <table:table-cell table:style-name="ce8" table:formula="of:=IF([Original.BS38] = &quot;&quot;;&quot;&quot;;[Original.BS38]+[Original.DW38])" office:value-type="float" office:value="-1600">
            <text:p>-1600</text:p>
          </table:table-cell>
          <table:table-cell table:style-name="ce8" table:formula="of:=IF([Original.BT38] = &quot;&quot;;&quot;&quot;;[Original.BT38])" office:value-type="float" office:value="-1600">
            <text:p>-1600</text:p>
          </table:table-cell>
          <table:table-cell table:style-name="ce8" table:formula="of:=IF([Original.BU38] = &quot;&quot;;&quot;&quot;;[Original.BU38])" office:value-type="string" office:string-value="u">
            <text:p>u</text:p>
          </table:table-cell>
          <table:table-cell table:style-name="ce8" table:formula="of:=IF([Original.BV38] = &quot;&quot;;&quot;&quot;;[Original.BV38])" office:value-type="string" office:string-value="u">
            <text:p>u</text:p>
          </table:table-cell>
          <table:table-cell table:style-name="ce8" table:formula="of:=IF([Original.BW38] = &quot;&quot;;&quot;&quot;;[Original.BW38])" office:value-type="string" office:string-value="u">
            <text:p>u</text:p>
          </table:table-cell>
          <table:table-cell table:style-name="ce8" table:formula="of:=IF([Original.BX38] = &quot;&quot;;&quot;&quot;;[Original.BX38])" office:value-type="string" office:string-value="u">
            <text:p>u</text:p>
          </table:table-cell>
          <table:table-cell table:style-name="ce8" table:formula="of:=IF([Original.BY38] = &quot;&quot;;&quot;&quot;;[Original.BY38])" office:value-type="string" office:string-value="u">
            <text:p>u</text:p>
          </table:table-cell>
          <table:table-cell table:style-name="ce8" table:formula="of:=IF([Original.BZ38] = &quot;&quot;;&quot;&quot;;[Original.BZ38])" office:value-type="string" office:string-value="u">
            <text:p>u</text:p>
          </table:table-cell>
          <table:table-cell table:style-name="ce8" table:formula="of:=IF([Original.CA38] = &quot;&quot;;&quot;&quot;;[Original.CA38])" office:value-type="string" office:string-value="u">
            <text:p>u</text:p>
          </table:table-cell>
          <table:table-cell table:style-name="ce8" table:formula="of:=IF([Original.CB38] = &quot;&quot;;&quot;&quot;;[Original.CB38])" office:value-type="string" office:string-value="u">
            <text:p>u</text:p>
          </table:table-cell>
          <table:table-cell table:style-name="ce8" table:formula="of:=IF([Original.CC38] = &quot;&quot;;&quot;&quot;;[Original.CC38])" office:value-type="string" office:string-value="u">
            <text:p>u</text:p>
          </table:table-cell>
          <table:table-cell table:style-name="ce8" table:formula="of:=IF([Original.CD38] = &quot;&quot;;&quot;&quot;;[Original.CD38])" office:value-type="string" office:string-value="u">
            <text:p>u</text:p>
          </table:table-cell>
          <table:table-cell table:style-name="ce8" table:formula="of:=IF([Original.CE38] = &quot;&quot;;&quot;&quot;;[Original.CE38])" office:value-type="string" office:string-value="u">
            <text:p>u</text:p>
          </table:table-cell>
          <table:table-cell table:style-name="ce8" table:formula="of:=IF([Original.CF38] = &quot;&quot;;&quot;&quot;;[Original.CF38])" office:value-type="string" office:string-value="u">
            <text:p>u</text:p>
          </table:table-cell>
          <table:table-cell table:style-name="ce8" table:formula="of:=IF([Original.CG38] = &quot;&quot;;&quot;&quot;;[Original.CG38])" office:value-type="string" office:string-value="u">
            <text:p>u</text:p>
          </table:table-cell>
          <table:table-cell table:style-name="ce8" table:formula="of:=IF([Original.CH38] = &quot;&quot;;&quot;&quot;;[Original.CH38])" office:value-type="string" office:string-value="u">
            <text:p>u</text:p>
          </table:table-cell>
          <table:table-cell table:style-name="ce8" table:formula="of:=IF([Original.CI38] = &quot;&quot;;&quot;&quot;;[Original.CI38])" office:value-type="string" office:string-value="u">
            <text:p>u</text:p>
          </table:table-cell>
          <table:table-cell table:style-name="ce8" table:formula="of:=IF([Original.CJ38] = &quot;&quot;;&quot;&quot;;[Original.CJ38])" office:value-type="string" office:string-value="u">
            <text:p>u</text:p>
          </table:table-cell>
          <table:table-cell table:style-name="ce8" table:formula="of:=IF([Original.CK38] = &quot;&quot;;&quot;&quot;;[Original.CK38])" office:value-type="string" office:string-value="u">
            <text:p>u</text:p>
          </table:table-cell>
          <table:table-cell table:style-name="ce8" table:formula="of:=IF([Original.CL38] = &quot;&quot;;&quot;&quot;;[Original.CL38])" office:value-type="string" office:string-value="u">
            <text:p>u</text:p>
          </table:table-cell>
          <table:table-cell table:style-name="ce8" table:formula="of:=IF([Original.CM38] = &quot;&quot;;&quot;&quot;;[Original.CM38])" office:value-type="string" office:string-value="u">
            <text:p>u</text:p>
          </table:table-cell>
          <table:table-cell table:style-name="ce8" table:formula="of:=IF([Original.CN38] = &quot;&quot;;&quot;&quot;;[Original.CN38])" office:value-type="string" office:string-value="u">
            <text:p>u</text:p>
          </table:table-cell>
          <table:table-cell table:style-name="ce8" table:formula="of:=IF([Original.CO38] = &quot;&quot;;&quot;&quot;;[Original.CO38])" office:value-type="string" office:string-value="u">
            <text:p>u</text:p>
          </table:table-cell>
          <table:table-cell table:style-name="ce8" table:formula="of:=IF([Original.CP38] = &quot;&quot;;&quot;&quot;;[Original.CP38])" office:value-type="string" office:string-value="u">
            <text:p>u</text:p>
          </table:table-cell>
          <table:table-cell table:style-name="ce8" table:formula="of:=IF([Original.CQ38] = &quot;&quot;;&quot;&quot;;[Original.CQ38])" office:value-type="string" office:string-value="u">
            <text:p>u</text:p>
          </table:table-cell>
          <table:table-cell table:style-name="ce8" table:formula="of:=IF([Original.CR38] = &quot;&quot;;&quot;&quot;;[Original.CR38])" office:value-type="string" office:string-value="u">
            <text:p>u</text:p>
          </table:table-cell>
          <table:table-cell table:style-name="ce8" table:formula="of:=IF([Original.CS38] = &quot;&quot;;&quot;&quot;;[Original.CS38])" office:value-type="string" office:string-value="u">
            <text:p>u</text:p>
          </table:table-cell>
          <table:table-cell table:style-name="ce8" table:formula="of:=IF([Original.CT38] = &quot;&quot;;&quot;&quot;;[Original.CT38])" office:value-type="string" office:string-value="u">
            <text:p>u</text:p>
          </table:table-cell>
          <table:table-cell table:style-name="ce8" table:formula="of:=IF([Original.CU38] = &quot;&quot;;&quot;&quot;;[Original.CU38])" office:value-type="string" office:string-value="u">
            <text:p>u</text:p>
          </table:table-cell>
          <table:table-cell table:style-name="ce8" table:formula="of:=IF([Original.CV38] = &quot;&quot;;&quot;&quot;;[Original.CV38])" office:value-type="string" office:string-value="u">
            <text:p>u</text:p>
          </table:table-cell>
          <table:table-cell table:style-name="ce8" table:formula="of:=IF([Original.CW38] = &quot;&quot;;&quot;&quot;;[Original.CW38])" office:value-type="string" office:string-value="u">
            <text:p>u</text:p>
          </table:table-cell>
          <table:table-cell table:style-name="ce8" table:formula="of:=IF([Original.CX38] = &quot;&quot;;&quot;&quot;;[Original.CX38])" office:value-type="string" office:string-value="u">
            <text:p>u</text:p>
          </table:table-cell>
          <table:table-cell table:style-name="ce8" table:formula="of:=IF([Original.CY38] = &quot;&quot;;&quot;&quot;;[Original.CY38])" office:value-type="string" office:string-value="u">
            <text:p>u</text:p>
          </table:table-cell>
          <table:table-cell table:style-name="ce8" table:formula="of:=IF([Original.CZ38] = &quot;&quot;;&quot;&quot;;[Original.CZ38])" office:value-type="string" office:string-value="u">
            <text:p>u</text:p>
          </table:table-cell>
          <table:table-cell table:style-name="ce8" table:formula="of:=IF([Original.DA38] = &quot;&quot;;&quot;&quot;;[Original.DA38])" office:value-type="string" office:string-value="u">
            <text:p>u</text:p>
          </table:table-cell>
          <table:table-cell table:style-name="ce8" table:formula="of:=IF([Original.DB38] = &quot;&quot;;&quot;&quot;;[Original.DB38])" office:value-type="string" office:string-value="u">
            <text:p>u</text:p>
          </table:table-cell>
          <table:table-cell table:style-name="ce8" table:formula="of:=IF([Original.DC38] = &quot;&quot;;&quot;&quot;;[Original.DC38])" office:value-type="string" office:string-value="u">
            <text:p>u</text:p>
          </table:table-cell>
          <table:table-cell table:style-name="ce8" table:formula="of:=IF([Original.DD38] = &quot;&quot;;&quot;&quot;;[Original.DD38])" office:value-type="string" office:string-value="u">
            <text:p>u</text:p>
          </table:table-cell>
          <table:table-cell table:style-name="ce8" table:formula="of:=IF([Original.DE38] = &quot;&quot;;&quot;&quot;;[Original.DE38])" office:value-type="string" office:string-value="u">
            <text:p>u</text:p>
          </table:table-cell>
          <table:table-cell table:style-name="ce8" table:formula="of:=IF([Original.DF38] = &quot;&quot;;&quot;&quot;;[Original.DF38])" office:value-type="string" office:string-value="u">
            <text:p>u</text:p>
          </table:table-cell>
          <table:table-cell table:style-name="ce8" table:formula="of:=IF([Original.DG38] = &quot;&quot;;&quot;&quot;;[Original.DG38])" office:value-type="string" office:string-value="u">
            <text:p>u</text:p>
          </table:table-cell>
          <table:table-cell table:style-name="ce8" table:formula="of:=IF([Original.DH38] = &quot;&quot;;&quot;&quot;;[Original.DH38])" office:value-type="string" office:string-value="u">
            <text:p>u</text:p>
          </table:table-cell>
          <table:table-cell table:style-name="ce8" table:formula="of:=IF([Original.DI38] = &quot;&quot;;&quot;&quot;;[Original.DI38])" office:value-type="string" office:string-value="u">
            <text:p>u</text:p>
          </table:table-cell>
          <table:table-cell table:style-name="ce8" table:formula="of:=IF([Original.DJ38] = &quot;&quot;;&quot;&quot;;[Original.DJ38])" office:value-type="string" office:string-value="u">
            <text:p>u</text:p>
          </table:table-cell>
          <table:table-cell table:style-name="ce8" table:formula="of:=IF([Original.DK38] = &quot;&quot;;&quot;&quot;;[Original.DK38])" office:value-type="string" office:string-value="u">
            <text:p>u</text:p>
          </table:table-cell>
          <table:table-cell table:style-name="ce8" table:formula="of:=IF([Original.DL38] = &quot;&quot;;&quot;&quot;;[Original.DL38])" office:value-type="string" office:string-value="u">
            <text:p>u</text:p>
          </table:table-cell>
          <table:table-cell table:style-name="ce8" table:formula="of:=IF([Original.DM38] = &quot;&quot;;&quot;&quot;;[Original.DM38])" office:value-type="string" office:string-value="u">
            <text:p>u</text:p>
          </table:table-cell>
          <table:table-cell table:style-name="ce8" table:formula="of:=IF([Original.DN38] = &quot;&quot;;&quot;&quot;;[Original.DN38])" office:value-type="string" office:string-value="u">
            <text:p>u</text:p>
          </table:table-cell>
          <table:table-cell table:style-name="ce8" table:formula="of:=IF([Original.DO38] = &quot;&quot;;&quot;&quot;;[Original.DO38])" office:value-type="string" office:string-value="u">
            <text:p>u</text:p>
          </table:table-cell>
          <table:table-cell table:style-name="ce8" table:formula="of:=IF([Original.DP38] = &quot;&quot;;&quot;&quot;;[Original.DP38])" office:value-type="string" office:string-value="u">
            <text:p>u</text:p>
          </table:table-cell>
          <table:table-cell table:style-name="ce17" table:formula="of:=IF([Original.DQ38] = &quot;&quot;;&quot;&quot;;[Original.DQ38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39] = &quot;&quot;;&quot;&quot;;[Original.A39])" office:value-type="float" office:value="1800">
            <text:p>1800</text:p>
          </table:table-cell>
          <table:table-cell table:style-name="ce8" table:formula="of:=IF([Original.B39] = &quot;&quot;;&quot;&quot;;[Original.B39])" office:value-type="string" office:string-value="u">
            <text:p>u</text:p>
          </table:table-cell>
          <table:table-cell table:style-name="ce8" table:formula="of:=IF([Original.C39] = &quot;&quot;;&quot;&quot;;[Original.C39])" office:value-type="string" office:string-value="u">
            <text:p>u</text:p>
          </table:table-cell>
          <table:table-cell table:style-name="ce8" table:formula="of:=IF([Original.D39] = &quot;&quot;;&quot;&quot;;[Original.D39])" office:value-type="string" office:string-value="u">
            <text:p>u</text:p>
          </table:table-cell>
          <table:table-cell table:style-name="ce8" table:formula="of:=IF([Original.E39] = &quot;&quot;;&quot;&quot;;[Original.E39])" office:value-type="string" office:string-value="u">
            <text:p>u</text:p>
          </table:table-cell>
          <table:table-cell table:style-name="ce8" table:formula="of:=IF([Original.F39] = &quot;&quot;;&quot;&quot;;[Original.F39])" office:value-type="float" office:value="430">
            <text:p>430</text:p>
          </table:table-cell>
          <table:table-cell table:style-name="ce8" table:formula="of:=IF([Original.G39] = &quot;&quot;;&quot;&quot;;[Original.G39])" office:value-type="float" office:value="240">
            <text:p>240</text:p>
          </table:table-cell>
          <table:table-cell table:style-name="ce8" table:formula="of:=IF([Original.H39] = &quot;&quot;;&quot;&quot;;[Original.H39])" office:value-type="string" office:string-value="u">
            <text:p>u</text:p>
          </table:table-cell>
          <table:table-cell table:style-name="ce8" table:formula="of:=IF([Original.I39] = &quot;&quot;;&quot;&quot;;[Original.I39])" office:value-type="float" office:value="120">
            <text:p>120</text:p>
          </table:table-cell>
          <table:table-cell table:style-name="ce8" table:formula="of:=IF([Original.J39] = &quot;&quot;;&quot;&quot;;[Original.J39])" office:value-type="string" office:string-value="u">
            <text:p>u</text:p>
          </table:table-cell>
          <table:table-cell table:style-name="ce8" table:formula="of:=IF([Original.K39] = &quot;&quot;;&quot;&quot;;[Original.K39])" office:value-type="float" office:value="32">
            <text:p>32</text:p>
          </table:table-cell>
          <table:table-cell table:style-name="ce8" table:formula="of:=IF([Original.L39] = &quot;&quot;;&quot;&quot;;[Original.L39])" office:value-type="float" office:value="0">
            <text:p>0</text:p>
          </table:table-cell>
          <table:table-cell table:style-name="ce8" table:formula="of:=IF([Original.M39] = &quot;&quot;;&quot;&quot;;[Original.M39])" office:value-type="string" office:string-value="JS">
            <text:p>JS</text:p>
          </table:table-cell>
          <table:table-cell table:style-name="ce8" table:formula="of:=IF([Original.N39] = &quot;&quot;;&quot;&quot;;[Original.N39])" office:value-type="string" office:string-value="u">
            <text:p>u</text:p>
          </table:table-cell>
          <table:table-cell table:style-name="ce8" table:formula="of:=IF([Original.O39] = &quot;&quot;;&quot;&quot;;[Original.O39])" office:value-type="string" office:string-value="u">
            <text:p>u</text:p>
          </table:table-cell>
          <table:table-cell table:style-name="ce8" table:formula="of:=IF([Original.P39] = &quot;&quot;;&quot;&quot;;[Original.P39])" office:value-type="string" office:string-value="u">
            <text:p>u</text:p>
          </table:table-cell>
          <table:table-cell table:style-name="ce8" table:formula="of:=IF([Original.Q39] = &quot;&quot;;&quot;&quot;;[Original.Q39]+[Original.DR39])" office:value-type="float" office:value="0">
            <text:p>0</text:p>
          </table:table-cell>
          <table:table-cell table:style-name="ce8" table:formula="of:=IF([Original.R39] = &quot;&quot;;&quot;&quot;;[Original.R39]+[Original.DS39])" office:value-type="float" office:value="0">
            <text:p>0</text:p>
          </table:table-cell>
          <table:table-cell table:style-name="ce8" table:formula="of:=IF([Original.S39] = &quot;&quot;;&quot;&quot;;[Original.S39]+[Original.DT39])" office:value-type="float" office:value="0">
            <text:p>0</text:p>
          </table:table-cell>
          <table:table-cell table:style-name="ce8" table:formula="of:=IF([Original.T39] = &quot;&quot;;&quot;&quot;;[Original.T39]+[Original.DU39])" office:value-type="float" office:value="0">
            <text:p>0</text:p>
          </table:table-cell>
          <table:table-cell table:style-name="ce8" table:formula="of:=IF([Original.U39] = &quot;&quot;;&quot;&quot;;[Original.U39]+[Original.DV39])" office:value-type="float" office:value="0">
            <text:p>0</text:p>
          </table:table-cell>
          <table:table-cell table:style-name="ce8" table:formula="of:=IF([Original.V39] = &quot;&quot;;&quot;&quot;;[Original.V39]+[Original.DW39])" office:value-type="float" office:value="0">
            <text:p>0</text:p>
          </table:table-cell>
          <table:table-cell table:style-name="ce8" table:formula="of:=IF([Original.W39] = &quot;&quot;;&quot;&quot;;[Original.W39])" office:value-type="string" office:string-value="u">
            <text:p>u</text:p>
          </table:table-cell>
          <table:table-cell table:style-name="ce8" table:formula="of:=IF([Original.X39] = &quot;&quot;;&quot;&quot;;[Original.X39]+[Original.DR39])" office:value-type="float" office:value="-58">
            <text:p>-58</text:p>
          </table:table-cell>
          <table:table-cell table:style-name="ce8" table:formula="of:=IF([Original.Y39] = &quot;&quot;;&quot;&quot;;[Original.Y39]+[Original.DS39])" office:value-type="float" office:value="-58">
            <text:p>-58</text:p>
          </table:table-cell>
          <table:table-cell table:style-name="ce8" table:formula="of:=IF([Original.Z39] = &quot;&quot;;&quot;&quot;;[Original.Z39]+[Original.DT39])" office:value-type="float" office:value="-58">
            <text:p>-58</text:p>
          </table:table-cell>
          <table:table-cell table:style-name="ce8" table:formula="of:=IF([Original.AA39] = &quot;&quot;;&quot;&quot;;[Original.AA39]+[Original.DU39])" office:value-type="float" office:value="-58">
            <text:p>-58</text:p>
          </table:table-cell>
          <table:table-cell table:style-name="ce8" table:formula="of:=IF([Original.AB39] = &quot;&quot;;&quot;&quot;;[Original.AB39]+[Original.DV39])" office:value-type="float" office:value="-58">
            <text:p>-58</text:p>
          </table:table-cell>
          <table:table-cell table:style-name="ce8" table:formula="of:=IF([Original.AC39] = &quot;&quot;;&quot;&quot;;[Original.AC39]+[Original.DW39])" office:value-type="float" office:value="-58">
            <text:p>-58</text:p>
          </table:table-cell>
          <table:table-cell table:style-name="ce8" table:formula="of:=IF([Original.AD39] = &quot;&quot;;&quot;&quot;;[Original.AD39])" office:value-type="float" office:value="-58">
            <text:p>-58</text:p>
          </table:table-cell>
          <table:table-cell table:style-name="ce8" table:formula="of:=IF([Original.AE39] = &quot;&quot;;&quot;&quot;;[Original.AE39]+[Original.DR39])" office:value-type="float" office:value="-92">
            <text:p>-92</text:p>
          </table:table-cell>
          <table:table-cell table:style-name="ce8" table:formula="of:=IF([Original.AF39] = &quot;&quot;;&quot;&quot;;[Original.AF39]+[Original.DS39])" office:value-type="float" office:value="-92">
            <text:p>-92</text:p>
          </table:table-cell>
          <table:table-cell table:style-name="ce8" table:formula="of:=IF([Original.AG39] = &quot;&quot;;&quot;&quot;;[Original.AG39]+[Original.DT39])" office:value-type="float" office:value="-92">
            <text:p>-92</text:p>
          </table:table-cell>
          <table:table-cell table:style-name="ce8" table:formula="of:=IF([Original.AH39] = &quot;&quot;;&quot;&quot;;[Original.AH39]+[Original.DU39])" office:value-type="float" office:value="-92">
            <text:p>-92</text:p>
          </table:table-cell>
          <table:table-cell table:style-name="ce8" table:formula="of:=IF([Original.AI39] = &quot;&quot;;&quot;&quot;;[Original.AI39]+[Original.DV39])" office:value-type="float" office:value="-92">
            <text:p>-92</text:p>
          </table:table-cell>
          <table:table-cell table:style-name="ce8" table:formula="of:=IF([Original.AJ39] = &quot;&quot;;&quot;&quot;;[Original.AJ39]+[Original.DW39])" office:value-type="float" office:value="-92">
            <text:p>-92</text:p>
          </table:table-cell>
          <table:table-cell table:style-name="ce8" table:formula="of:=IF([Original.AK39] = &quot;&quot;;&quot;&quot;;[Original.AK39])" office:value-type="float" office:value="-92">
            <text:p>-92</text:p>
          </table:table-cell>
          <table:table-cell table:style-name="ce8" table:formula="of:=IF([Original.AL39] = &quot;&quot;;&quot;&quot;;[Original.AL39]+[Original.DR39])" office:value-type="float" office:value="-170">
            <text:p>-170</text:p>
          </table:table-cell>
          <table:table-cell table:style-name="ce8" table:formula="of:=IF([Original.AM39] = &quot;&quot;;&quot;&quot;;[Original.AM39]+[Original.DS39])" office:value-type="float" office:value="-170">
            <text:p>-170</text:p>
          </table:table-cell>
          <table:table-cell table:style-name="ce8" table:formula="of:=IF([Original.AN39] = &quot;&quot;;&quot;&quot;;[Original.AN39]+[Original.DT39])" office:value-type="float" office:value="-170">
            <text:p>-170</text:p>
          </table:table-cell>
          <table:table-cell table:style-name="ce8" table:formula="of:=IF([Original.AO39] = &quot;&quot;;&quot;&quot;;[Original.AO39]+[Original.DU39])" office:value-type="float" office:value="-170">
            <text:p>-170</text:p>
          </table:table-cell>
          <table:table-cell table:style-name="ce8" table:formula="of:=IF([Original.AP39] = &quot;&quot;;&quot;&quot;;[Original.AP39]+[Original.DV39])" office:value-type="float" office:value="-170">
            <text:p>-170</text:p>
          </table:table-cell>
          <table:table-cell table:style-name="ce8" table:formula="of:=IF([Original.AQ39] = &quot;&quot;;&quot;&quot;;[Original.AQ39]+[Original.DW39])" office:value-type="float" office:value="-170">
            <text:p>-170</text:p>
          </table:table-cell>
          <table:table-cell table:style-name="ce8" table:formula="of:=IF([Original.AR39] = &quot;&quot;;&quot;&quot;;[Original.AR39])" office:value-type="float" office:value="-170">
            <text:p>-170</text:p>
          </table:table-cell>
          <table:table-cell table:style-name="ce8" table:formula="of:=IF([Original.AS39] = &quot;&quot;;&quot;&quot;;[Original.AS39]+[Original.DR39])" office:value-type="float" office:value="-370">
            <text:p>-370</text:p>
          </table:table-cell>
          <table:table-cell table:style-name="ce8" table:formula="of:=IF([Original.AT39] = &quot;&quot;;&quot;&quot;;[Original.AT39]+[Original.DS39])" office:value-type="float" office:value="-370">
            <text:p>-370</text:p>
          </table:table-cell>
          <table:table-cell table:style-name="ce8" table:formula="of:=IF([Original.AU39] = &quot;&quot;;&quot;&quot;;[Original.AU39]+[Original.DT39])" office:value-type="float" office:value="-370">
            <text:p>-370</text:p>
          </table:table-cell>
          <table:table-cell table:style-name="ce8" table:formula="of:=IF([Original.AV39] = &quot;&quot;;&quot;&quot;;[Original.AV39]+[Original.DU39])" office:value-type="float" office:value="-370">
            <text:p>-370</text:p>
          </table:table-cell>
          <table:table-cell table:style-name="ce8" table:formula="of:=IF([Original.AW39] = &quot;&quot;;&quot;&quot;;[Original.AW39]+[Original.DV39])" office:value-type="float" office:value="-370">
            <text:p>-370</text:p>
          </table:table-cell>
          <table:table-cell table:style-name="ce8" table:formula="of:=IF([Original.AX39] = &quot;&quot;;&quot;&quot;;[Original.AX39]+[Original.DW39])" office:value-type="float" office:value="-370">
            <text:p>-370</text:p>
          </table:table-cell>
          <table:table-cell table:style-name="ce8" table:formula="of:=IF([Original.AY39] = &quot;&quot;;&quot;&quot;;[Original.AY39])" office:value-type="float" office:value="-370">
            <text:p>-370</text:p>
          </table:table-cell>
          <table:table-cell table:style-name="ce8" table:formula="of:=IF([Original.AZ39] = &quot;&quot;;&quot;&quot;;[Original.AZ39]+[Original.DR39])" office:value-type="float" office:value="-820">
            <text:p>-820</text:p>
          </table:table-cell>
          <table:table-cell table:style-name="ce8" table:formula="of:=IF([Original.BA39] = &quot;&quot;;&quot;&quot;;[Original.BA39]+[Original.DS39])" office:value-type="float" office:value="-820">
            <text:p>-820</text:p>
          </table:table-cell>
          <table:table-cell table:style-name="ce8" table:formula="of:=IF([Original.BB39] = &quot;&quot;;&quot;&quot;;[Original.BB39]+[Original.DT39])" office:value-type="float" office:value="-820">
            <text:p>-820</text:p>
          </table:table-cell>
          <table:table-cell table:style-name="ce8" table:formula="of:=IF([Original.BC39] = &quot;&quot;;&quot;&quot;;[Original.BC39]+[Original.DU39])" office:value-type="float" office:value="-820">
            <text:p>-820</text:p>
          </table:table-cell>
          <table:table-cell table:style-name="ce8" table:formula="of:=IF([Original.BD39] = &quot;&quot;;&quot;&quot;;[Original.BD39]+[Original.DV39])" office:value-type="float" office:value="-820">
            <text:p>-820</text:p>
          </table:table-cell>
          <table:table-cell table:style-name="ce8" table:formula="of:=IF([Original.BE39] = &quot;&quot;;&quot;&quot;;[Original.BE39]+[Original.DW39])" office:value-type="float" office:value="-820">
            <text:p>-820</text:p>
          </table:table-cell>
          <table:table-cell table:style-name="ce8" table:formula="of:=IF([Original.BF39] = &quot;&quot;;&quot;&quot;;[Original.BF39])" office:value-type="float" office:value="-820">
            <text:p>-820</text:p>
          </table:table-cell>
          <table:table-cell table:style-name="ce8" table:formula="of:=IF([Original.BG39] = &quot;&quot;;&quot;&quot;;[Original.BG39]+[Original.DR39])" office:value-type="float" office:value="-1200">
            <text:p>-1200</text:p>
          </table:table-cell>
          <table:table-cell table:style-name="ce8" table:formula="of:=IF([Original.BH39] = &quot;&quot;;&quot;&quot;;[Original.BH39]+[Original.DS39])" office:value-type="float" office:value="-1200">
            <text:p>-1200</text:p>
          </table:table-cell>
          <table:table-cell table:style-name="ce8" table:formula="of:=IF([Original.BI39] = &quot;&quot;;&quot;&quot;;[Original.BI39]+[Original.DT39])" office:value-type="float" office:value="-1200">
            <text:p>-1200</text:p>
          </table:table-cell>
          <table:table-cell table:style-name="ce8" table:formula="of:=IF([Original.BJ39] = &quot;&quot;;&quot;&quot;;[Original.BJ39]+[Original.DU39])" office:value-type="float" office:value="-1200">
            <text:p>-1200</text:p>
          </table:table-cell>
          <table:table-cell table:style-name="ce8" table:formula="of:=IF([Original.BK39] = &quot;&quot;;&quot;&quot;;[Original.BK39]+[Original.DV39])" office:value-type="float" office:value="-1200">
            <text:p>-1200</text:p>
          </table:table-cell>
          <table:table-cell table:style-name="ce8" table:formula="of:=IF([Original.BL39] = &quot;&quot;;&quot;&quot;;[Original.BL39]+[Original.DW39])" office:value-type="float" office:value="-1200">
            <text:p>-1200</text:p>
          </table:table-cell>
          <table:table-cell table:style-name="ce8" table:formula="of:=IF([Original.BM39] = &quot;&quot;;&quot;&quot;;[Original.BM39])" office:value-type="float" office:value="-1200">
            <text:p>-1200</text:p>
          </table:table-cell>
          <table:table-cell table:style-name="ce8" table:formula="of:=IF([Original.BN39] = &quot;&quot;;&quot;&quot;;[Original.BN39]+[Original.DR39])" office:value-type="float" office:value="-1850">
            <text:p>-1850</text:p>
          </table:table-cell>
          <table:table-cell table:style-name="ce8" table:formula="of:=IF([Original.BO39] = &quot;&quot;;&quot;&quot;;[Original.BO39]+[Original.DS39])" office:value-type="float" office:value="-1850">
            <text:p>-1850</text:p>
          </table:table-cell>
          <table:table-cell table:style-name="ce8" table:formula="of:=IF([Original.BP39] = &quot;&quot;;&quot;&quot;;[Original.BP39]+[Original.DT39])" office:value-type="float" office:value="-1850">
            <text:p>-1850</text:p>
          </table:table-cell>
          <table:table-cell table:style-name="ce8" table:formula="of:=IF([Original.BQ39] = &quot;&quot;;&quot;&quot;;[Original.BQ39]+[Original.DU39])" office:value-type="float" office:value="-1850">
            <text:p>-1850</text:p>
          </table:table-cell>
          <table:table-cell table:style-name="ce8" table:formula="of:=IF([Original.BR39] = &quot;&quot;;&quot;&quot;;[Original.BR39]+[Original.DV39])" office:value-type="float" office:value="-1850">
            <text:p>-1850</text:p>
          </table:table-cell>
          <table:table-cell table:style-name="ce8" table:formula="of:=IF([Original.BS39] = &quot;&quot;;&quot;&quot;;[Original.BS39]+[Original.DW39])" office:value-type="float" office:value="-1850">
            <text:p>-1850</text:p>
          </table:table-cell>
          <table:table-cell table:style-name="ce8" table:formula="of:=IF([Original.BT39] = &quot;&quot;;&quot;&quot;;[Original.BT39])" office:value-type="float" office:value="-1850">
            <text:p>-1850</text:p>
          </table:table-cell>
          <table:table-cell table:style-name="ce8" table:formula="of:=IF([Original.BU39] = &quot;&quot;;&quot;&quot;;[Original.BU39])" office:value-type="string" office:string-value="u">
            <text:p>u</text:p>
          </table:table-cell>
          <table:table-cell table:style-name="ce8" table:formula="of:=IF([Original.BV39] = &quot;&quot;;&quot;&quot;;[Original.BV39])" office:value-type="string" office:string-value="u">
            <text:p>u</text:p>
          </table:table-cell>
          <table:table-cell table:style-name="ce8" table:formula="of:=IF([Original.BW39] = &quot;&quot;;&quot;&quot;;[Original.BW39])" office:value-type="string" office:string-value="u">
            <text:p>u</text:p>
          </table:table-cell>
          <table:table-cell table:style-name="ce8" table:formula="of:=IF([Original.BX39] = &quot;&quot;;&quot;&quot;;[Original.BX39])" office:value-type="string" office:string-value="u">
            <text:p>u</text:p>
          </table:table-cell>
          <table:table-cell table:style-name="ce8" table:formula="of:=IF([Original.BY39] = &quot;&quot;;&quot;&quot;;[Original.BY39])" office:value-type="string" office:string-value="u">
            <text:p>u</text:p>
          </table:table-cell>
          <table:table-cell table:style-name="ce8" table:formula="of:=IF([Original.BZ39] = &quot;&quot;;&quot;&quot;;[Original.BZ39])" office:value-type="string" office:string-value="u">
            <text:p>u</text:p>
          </table:table-cell>
          <table:table-cell table:style-name="ce8" table:formula="of:=IF([Original.CA39] = &quot;&quot;;&quot;&quot;;[Original.CA39])" office:value-type="string" office:string-value="u">
            <text:p>u</text:p>
          </table:table-cell>
          <table:table-cell table:style-name="ce8" table:formula="of:=IF([Original.CB39] = &quot;&quot;;&quot;&quot;;[Original.CB39])" office:value-type="string" office:string-value="u">
            <text:p>u</text:p>
          </table:table-cell>
          <table:table-cell table:style-name="ce8" table:formula="of:=IF([Original.CC39] = &quot;&quot;;&quot;&quot;;[Original.CC39])" office:value-type="string" office:string-value="u">
            <text:p>u</text:p>
          </table:table-cell>
          <table:table-cell table:style-name="ce8" table:formula="of:=IF([Original.CD39] = &quot;&quot;;&quot;&quot;;[Original.CD39])" office:value-type="string" office:string-value="u">
            <text:p>u</text:p>
          </table:table-cell>
          <table:table-cell table:style-name="ce8" table:formula="of:=IF([Original.CE39] = &quot;&quot;;&quot;&quot;;[Original.CE39])" office:value-type="string" office:string-value="u">
            <text:p>u</text:p>
          </table:table-cell>
          <table:table-cell table:style-name="ce8" table:formula="of:=IF([Original.CF39] = &quot;&quot;;&quot;&quot;;[Original.CF39])" office:value-type="string" office:string-value="u">
            <text:p>u</text:p>
          </table:table-cell>
          <table:table-cell table:style-name="ce8" table:formula="of:=IF([Original.CG39] = &quot;&quot;;&quot;&quot;;[Original.CG39])" office:value-type="string" office:string-value="u">
            <text:p>u</text:p>
          </table:table-cell>
          <table:table-cell table:style-name="ce8" table:formula="of:=IF([Original.CH39] = &quot;&quot;;&quot;&quot;;[Original.CH39])" office:value-type="string" office:string-value="u">
            <text:p>u</text:p>
          </table:table-cell>
          <table:table-cell table:style-name="ce8" table:formula="of:=IF([Original.CI39] = &quot;&quot;;&quot;&quot;;[Original.CI39])" office:value-type="string" office:string-value="u">
            <text:p>u</text:p>
          </table:table-cell>
          <table:table-cell table:style-name="ce8" table:formula="of:=IF([Original.CJ39] = &quot;&quot;;&quot;&quot;;[Original.CJ39])" office:value-type="string" office:string-value="u">
            <text:p>u</text:p>
          </table:table-cell>
          <table:table-cell table:style-name="ce8" table:formula="of:=IF([Original.CK39] = &quot;&quot;;&quot;&quot;;[Original.CK39])" office:value-type="string" office:string-value="u">
            <text:p>u</text:p>
          </table:table-cell>
          <table:table-cell table:style-name="ce8" table:formula="of:=IF([Original.CL39] = &quot;&quot;;&quot;&quot;;[Original.CL39])" office:value-type="string" office:string-value="u">
            <text:p>u</text:p>
          </table:table-cell>
          <table:table-cell table:style-name="ce8" table:formula="of:=IF([Original.CM39] = &quot;&quot;;&quot;&quot;;[Original.CM39])" office:value-type="string" office:string-value="u">
            <text:p>u</text:p>
          </table:table-cell>
          <table:table-cell table:style-name="ce8" table:formula="of:=IF([Original.CN39] = &quot;&quot;;&quot;&quot;;[Original.CN39])" office:value-type="string" office:string-value="u">
            <text:p>u</text:p>
          </table:table-cell>
          <table:table-cell table:style-name="ce8" table:formula="of:=IF([Original.CO39] = &quot;&quot;;&quot;&quot;;[Original.CO39])" office:value-type="string" office:string-value="u">
            <text:p>u</text:p>
          </table:table-cell>
          <table:table-cell table:style-name="ce8" table:formula="of:=IF([Original.CP39] = &quot;&quot;;&quot;&quot;;[Original.CP39])" office:value-type="string" office:string-value="u">
            <text:p>u</text:p>
          </table:table-cell>
          <table:table-cell table:style-name="ce8" table:formula="of:=IF([Original.CQ39] = &quot;&quot;;&quot;&quot;;[Original.CQ39])" office:value-type="string" office:string-value="u">
            <text:p>u</text:p>
          </table:table-cell>
          <table:table-cell table:style-name="ce8" table:formula="of:=IF([Original.CR39] = &quot;&quot;;&quot;&quot;;[Original.CR39])" office:value-type="string" office:string-value="u">
            <text:p>u</text:p>
          </table:table-cell>
          <table:table-cell table:style-name="ce8" table:formula="of:=IF([Original.CS39] = &quot;&quot;;&quot;&quot;;[Original.CS39])" office:value-type="string" office:string-value="u">
            <text:p>u</text:p>
          </table:table-cell>
          <table:table-cell table:style-name="ce8" table:formula="of:=IF([Original.CT39] = &quot;&quot;;&quot;&quot;;[Original.CT39])" office:value-type="string" office:string-value="u">
            <text:p>u</text:p>
          </table:table-cell>
          <table:table-cell table:style-name="ce8" table:formula="of:=IF([Original.CU39] = &quot;&quot;;&quot;&quot;;[Original.CU39])" office:value-type="string" office:string-value="u">
            <text:p>u</text:p>
          </table:table-cell>
          <table:table-cell table:style-name="ce8" table:formula="of:=IF([Original.CV39] = &quot;&quot;;&quot;&quot;;[Original.CV39])" office:value-type="string" office:string-value="u">
            <text:p>u</text:p>
          </table:table-cell>
          <table:table-cell table:style-name="ce8" table:formula="of:=IF([Original.CW39] = &quot;&quot;;&quot;&quot;;[Original.CW39])" office:value-type="string" office:string-value="u">
            <text:p>u</text:p>
          </table:table-cell>
          <table:table-cell table:style-name="ce8" table:formula="of:=IF([Original.CX39] = &quot;&quot;;&quot;&quot;;[Original.CX39])" office:value-type="string" office:string-value="u">
            <text:p>u</text:p>
          </table:table-cell>
          <table:table-cell table:style-name="ce8" table:formula="of:=IF([Original.CY39] = &quot;&quot;;&quot;&quot;;[Original.CY39])" office:value-type="string" office:string-value="u">
            <text:p>u</text:p>
          </table:table-cell>
          <table:table-cell table:style-name="ce8" table:formula="of:=IF([Original.CZ39] = &quot;&quot;;&quot;&quot;;[Original.CZ39])" office:value-type="string" office:string-value="u">
            <text:p>u</text:p>
          </table:table-cell>
          <table:table-cell table:style-name="ce8" table:formula="of:=IF([Original.DA39] = &quot;&quot;;&quot;&quot;;[Original.DA39])" office:value-type="string" office:string-value="u">
            <text:p>u</text:p>
          </table:table-cell>
          <table:table-cell table:style-name="ce8" table:formula="of:=IF([Original.DB39] = &quot;&quot;;&quot;&quot;;[Original.DB39])" office:value-type="string" office:string-value="u">
            <text:p>u</text:p>
          </table:table-cell>
          <table:table-cell table:style-name="ce8" table:formula="of:=IF([Original.DC39] = &quot;&quot;;&quot;&quot;;[Original.DC39])" office:value-type="string" office:string-value="u">
            <text:p>u</text:p>
          </table:table-cell>
          <table:table-cell table:style-name="ce8" table:formula="of:=IF([Original.DD39] = &quot;&quot;;&quot;&quot;;[Original.DD39])" office:value-type="string" office:string-value="u">
            <text:p>u</text:p>
          </table:table-cell>
          <table:table-cell table:style-name="ce8" table:formula="of:=IF([Original.DE39] = &quot;&quot;;&quot;&quot;;[Original.DE39])" office:value-type="string" office:string-value="u">
            <text:p>u</text:p>
          </table:table-cell>
          <table:table-cell table:style-name="ce8" table:formula="of:=IF([Original.DF39] = &quot;&quot;;&quot;&quot;;[Original.DF39])" office:value-type="string" office:string-value="u">
            <text:p>u</text:p>
          </table:table-cell>
          <table:table-cell table:style-name="ce8" table:formula="of:=IF([Original.DG39] = &quot;&quot;;&quot;&quot;;[Original.DG39])" office:value-type="string" office:string-value="u">
            <text:p>u</text:p>
          </table:table-cell>
          <table:table-cell table:style-name="ce8" table:formula="of:=IF([Original.DH39] = &quot;&quot;;&quot;&quot;;[Original.DH39])" office:value-type="string" office:string-value="u">
            <text:p>u</text:p>
          </table:table-cell>
          <table:table-cell table:style-name="ce8" table:formula="of:=IF([Original.DI39] = &quot;&quot;;&quot;&quot;;[Original.DI39])" office:value-type="string" office:string-value="u">
            <text:p>u</text:p>
          </table:table-cell>
          <table:table-cell table:style-name="ce8" table:formula="of:=IF([Original.DJ39] = &quot;&quot;;&quot;&quot;;[Original.DJ39])" office:value-type="string" office:string-value="u">
            <text:p>u</text:p>
          </table:table-cell>
          <table:table-cell table:style-name="ce8" table:formula="of:=IF([Original.DK39] = &quot;&quot;;&quot;&quot;;[Original.DK39])" office:value-type="string" office:string-value="u">
            <text:p>u</text:p>
          </table:table-cell>
          <table:table-cell table:style-name="ce8" table:formula="of:=IF([Original.DL39] = &quot;&quot;;&quot;&quot;;[Original.DL39])" office:value-type="string" office:string-value="u">
            <text:p>u</text:p>
          </table:table-cell>
          <table:table-cell table:style-name="ce8" table:formula="of:=IF([Original.DM39] = &quot;&quot;;&quot;&quot;;[Original.DM39])" office:value-type="string" office:string-value="u">
            <text:p>u</text:p>
          </table:table-cell>
          <table:table-cell table:style-name="ce8" table:formula="of:=IF([Original.DN39] = &quot;&quot;;&quot;&quot;;[Original.DN39])" office:value-type="string" office:string-value="u">
            <text:p>u</text:p>
          </table:table-cell>
          <table:table-cell table:style-name="ce8" table:formula="of:=IF([Original.DO39] = &quot;&quot;;&quot;&quot;;[Original.DO39])" office:value-type="string" office:string-value="u">
            <text:p>u</text:p>
          </table:table-cell>
          <table:table-cell table:style-name="ce8" table:formula="of:=IF([Original.DP39] = &quot;&quot;;&quot;&quot;;[Original.DP39])" office:value-type="string" office:string-value="u">
            <text:p>u</text:p>
          </table:table-cell>
          <table:table-cell table:style-name="ce17" table:formula="of:=IF([Original.DQ39] = &quot;&quot;;&quot;&quot;;[Original.DQ39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40] = &quot;&quot;;&quot;&quot;;[Original.A40])" office:value-type="float" office:value="2000">
            <text:p>2000</text:p>
          </table:table-cell>
          <table:table-cell table:style-name="ce8" table:formula="of:=IF([Original.B40] = &quot;&quot;;&quot;&quot;;[Original.B40])" office:value-type="string" office:string-value="u">
            <text:p>u</text:p>
          </table:table-cell>
          <table:table-cell table:style-name="ce8" table:formula="of:=IF([Original.C40] = &quot;&quot;;&quot;&quot;;[Original.C40])" office:value-type="string" office:string-value="u">
            <text:p>u</text:p>
          </table:table-cell>
          <table:table-cell table:style-name="ce8" table:formula="of:=IF([Original.D40] = &quot;&quot;;&quot;&quot;;[Original.D40])" office:value-type="string" office:string-value="u">
            <text:p>u</text:p>
          </table:table-cell>
          <table:table-cell table:style-name="ce8" table:formula="of:=IF([Original.E40] = &quot;&quot;;&quot;&quot;;[Original.E40])" office:value-type="string" office:string-value="u">
            <text:p>u</text:p>
          </table:table-cell>
          <table:table-cell table:style-name="ce8" table:formula="of:=IF([Original.F40] = &quot;&quot;;&quot;&quot;;[Original.F40])" office:value-type="float" office:value="430">
            <text:p>430</text:p>
          </table:table-cell>
          <table:table-cell table:style-name="ce8" table:formula="of:=IF([Original.G40] = &quot;&quot;;&quot;&quot;;[Original.G40])" office:value-type="float" office:value="240">
            <text:p>240</text:p>
          </table:table-cell>
          <table:table-cell table:style-name="ce8" table:formula="of:=IF([Original.H40] = &quot;&quot;;&quot;&quot;;[Original.H40])" office:value-type="string" office:string-value="u">
            <text:p>u</text:p>
          </table:table-cell>
          <table:table-cell table:style-name="ce8" table:formula="of:=IF([Original.I40] = &quot;&quot;;&quot;&quot;;[Original.I40])" office:value-type="float" office:value="120">
            <text:p>120</text:p>
          </table:table-cell>
          <table:table-cell table:style-name="ce8" table:formula="of:=IF([Original.J40] = &quot;&quot;;&quot;&quot;;[Original.J40])" office:value-type="string" office:string-value="u">
            <text:p>u</text:p>
          </table:table-cell>
          <table:table-cell table:style-name="ce8" table:formula="of:=IF([Original.K40] = &quot;&quot;;&quot;&quot;;[Original.K40])" office:value-type="float" office:value="32">
            <text:p>32</text:p>
          </table:table-cell>
          <table:table-cell table:style-name="ce8" table:formula="of:=IF([Original.L40] = &quot;&quot;;&quot;&quot;;[Original.L40])" office:value-type="float" office:value="0">
            <text:p>0</text:p>
          </table:table-cell>
          <table:table-cell table:style-name="ce8" table:formula="of:=IF([Original.M40] = &quot;&quot;;&quot;&quot;;[Original.M40])" office:value-type="string" office:string-value="JS">
            <text:p>JS</text:p>
          </table:table-cell>
          <table:table-cell table:style-name="ce8" table:formula="of:=IF([Original.N40] = &quot;&quot;;&quot;&quot;;[Original.N40])" office:value-type="string" office:string-value="u">
            <text:p>u</text:p>
          </table:table-cell>
          <table:table-cell table:style-name="ce8" table:formula="of:=IF([Original.O40] = &quot;&quot;;&quot;&quot;;[Original.O40])" office:value-type="string" office:string-value="u">
            <text:p>u</text:p>
          </table:table-cell>
          <table:table-cell table:style-name="ce8" table:formula="of:=IF([Original.P40] = &quot;&quot;;&quot;&quot;;[Original.P40])" office:value-type="string" office:string-value="u">
            <text:p>u</text:p>
          </table:table-cell>
          <table:table-cell table:style-name="ce8" table:formula="of:=IF([Original.Q40] = &quot;&quot;;&quot;&quot;;[Original.Q40]+[Original.DR40])" office:value-type="float" office:value="0">
            <text:p>0</text:p>
          </table:table-cell>
          <table:table-cell table:style-name="ce8" table:formula="of:=IF([Original.R40] = &quot;&quot;;&quot;&quot;;[Original.R40]+[Original.DS40])" office:value-type="float" office:value="0">
            <text:p>0</text:p>
          </table:table-cell>
          <table:table-cell table:style-name="ce8" table:formula="of:=IF([Original.S40] = &quot;&quot;;&quot;&quot;;[Original.S40]+[Original.DT40])" office:value-type="float" office:value="0">
            <text:p>0</text:p>
          </table:table-cell>
          <table:table-cell table:style-name="ce8" table:formula="of:=IF([Original.T40] = &quot;&quot;;&quot;&quot;;[Original.T40]+[Original.DU40])" office:value-type="float" office:value="0">
            <text:p>0</text:p>
          </table:table-cell>
          <table:table-cell table:style-name="ce8" table:formula="of:=IF([Original.U40] = &quot;&quot;;&quot;&quot;;[Original.U40]+[Original.DV40])" office:value-type="float" office:value="0">
            <text:p>0</text:p>
          </table:table-cell>
          <table:table-cell table:style-name="ce8" table:formula="of:=IF([Original.V40] = &quot;&quot;;&quot;&quot;;[Original.V40]+[Original.DW40])" office:value-type="float" office:value="0">
            <text:p>0</text:p>
          </table:table-cell>
          <table:table-cell table:style-name="ce8" table:formula="of:=IF([Original.W40] = &quot;&quot;;&quot;&quot;;[Original.W40])" office:value-type="string" office:string-value="u">
            <text:p>u</text:p>
          </table:table-cell>
          <table:table-cell table:style-name="ce8" table:formula="of:=IF([Original.X40] = &quot;&quot;;&quot;&quot;;[Original.X40]+[Original.DR40])" office:value-type="float" office:value="-58">
            <text:p>-58</text:p>
          </table:table-cell>
          <table:table-cell table:style-name="ce8" table:formula="of:=IF([Original.Y40] = &quot;&quot;;&quot;&quot;;[Original.Y40]+[Original.DS40])" office:value-type="float" office:value="-58">
            <text:p>-58</text:p>
          </table:table-cell>
          <table:table-cell table:style-name="ce8" table:formula="of:=IF([Original.Z40] = &quot;&quot;;&quot;&quot;;[Original.Z40]+[Original.DT40])" office:value-type="float" office:value="-58">
            <text:p>-58</text:p>
          </table:table-cell>
          <table:table-cell table:style-name="ce8" table:formula="of:=IF([Original.AA40] = &quot;&quot;;&quot;&quot;;[Original.AA40]+[Original.DU40])" office:value-type="float" office:value="-58">
            <text:p>-58</text:p>
          </table:table-cell>
          <table:table-cell table:style-name="ce8" table:formula="of:=IF([Original.AB40] = &quot;&quot;;&quot;&quot;;[Original.AB40]+[Original.DV40])" office:value-type="float" office:value="-58">
            <text:p>-58</text:p>
          </table:table-cell>
          <table:table-cell table:style-name="ce8" table:formula="of:=IF([Original.AC40] = &quot;&quot;;&quot;&quot;;[Original.AC40]+[Original.DW40])" office:value-type="float" office:value="-58">
            <text:p>-58</text:p>
          </table:table-cell>
          <table:table-cell table:style-name="ce8" table:formula="of:=IF([Original.AD40] = &quot;&quot;;&quot;&quot;;[Original.AD40])" office:value-type="float" office:value="-58">
            <text:p>-58</text:p>
          </table:table-cell>
          <table:table-cell table:style-name="ce8" table:formula="of:=IF([Original.AE40] = &quot;&quot;;&quot;&quot;;[Original.AE40]+[Original.DR40])" office:value-type="float" office:value="-92">
            <text:p>-92</text:p>
          </table:table-cell>
          <table:table-cell table:style-name="ce8" table:formula="of:=IF([Original.AF40] = &quot;&quot;;&quot;&quot;;[Original.AF40]+[Original.DS40])" office:value-type="float" office:value="-92">
            <text:p>-92</text:p>
          </table:table-cell>
          <table:table-cell table:style-name="ce8" table:formula="of:=IF([Original.AG40] = &quot;&quot;;&quot;&quot;;[Original.AG40]+[Original.DT40])" office:value-type="float" office:value="-92">
            <text:p>-92</text:p>
          </table:table-cell>
          <table:table-cell table:style-name="ce8" table:formula="of:=IF([Original.AH40] = &quot;&quot;;&quot;&quot;;[Original.AH40]+[Original.DU40])" office:value-type="float" office:value="-92">
            <text:p>-92</text:p>
          </table:table-cell>
          <table:table-cell table:style-name="ce8" table:formula="of:=IF([Original.AI40] = &quot;&quot;;&quot;&quot;;[Original.AI40]+[Original.DV40])" office:value-type="float" office:value="-92">
            <text:p>-92</text:p>
          </table:table-cell>
          <table:table-cell table:style-name="ce8" table:formula="of:=IF([Original.AJ40] = &quot;&quot;;&quot;&quot;;[Original.AJ40]+[Original.DW40])" office:value-type="float" office:value="-92">
            <text:p>-92</text:p>
          </table:table-cell>
          <table:table-cell table:style-name="ce8" table:formula="of:=IF([Original.AK40] = &quot;&quot;;&quot;&quot;;[Original.AK40])" office:value-type="float" office:value="-92">
            <text:p>-92</text:p>
          </table:table-cell>
          <table:table-cell table:style-name="ce8" table:formula="of:=IF([Original.AL40] = &quot;&quot;;&quot;&quot;;[Original.AL40]+[Original.DR40])" office:value-type="float" office:value="-170">
            <text:p>-170</text:p>
          </table:table-cell>
          <table:table-cell table:style-name="ce8" table:formula="of:=IF([Original.AM40] = &quot;&quot;;&quot;&quot;;[Original.AM40]+[Original.DS40])" office:value-type="float" office:value="-170">
            <text:p>-170</text:p>
          </table:table-cell>
          <table:table-cell table:style-name="ce8" table:formula="of:=IF([Original.AN40] = &quot;&quot;;&quot;&quot;;[Original.AN40]+[Original.DT40])" office:value-type="float" office:value="-170">
            <text:p>-170</text:p>
          </table:table-cell>
          <table:table-cell table:style-name="ce8" table:formula="of:=IF([Original.AO40] = &quot;&quot;;&quot;&quot;;[Original.AO40]+[Original.DU40])" office:value-type="float" office:value="-170">
            <text:p>-170</text:p>
          </table:table-cell>
          <table:table-cell table:style-name="ce8" table:formula="of:=IF([Original.AP40] = &quot;&quot;;&quot;&quot;;[Original.AP40]+[Original.DV40])" office:value-type="float" office:value="-170">
            <text:p>-170</text:p>
          </table:table-cell>
          <table:table-cell table:style-name="ce8" table:formula="of:=IF([Original.AQ40] = &quot;&quot;;&quot;&quot;;[Original.AQ40]+[Original.DW40])" office:value-type="float" office:value="-170">
            <text:p>-170</text:p>
          </table:table-cell>
          <table:table-cell table:style-name="ce8" table:formula="of:=IF([Original.AR40] = &quot;&quot;;&quot;&quot;;[Original.AR40])" office:value-type="float" office:value="-170">
            <text:p>-170</text:p>
          </table:table-cell>
          <table:table-cell table:style-name="ce8" table:formula="of:=IF([Original.AS40] = &quot;&quot;;&quot;&quot;;[Original.AS40]+[Original.DR40])" office:value-type="float" office:value="-400">
            <text:p>-400</text:p>
          </table:table-cell>
          <table:table-cell table:style-name="ce8" table:formula="of:=IF([Original.AT40] = &quot;&quot;;&quot;&quot;;[Original.AT40]+[Original.DS40])" office:value-type="float" office:value="-400">
            <text:p>-400</text:p>
          </table:table-cell>
          <table:table-cell table:style-name="ce8" table:formula="of:=IF([Original.AU40] = &quot;&quot;;&quot;&quot;;[Original.AU40]+[Original.DT40])" office:value-type="float" office:value="-400">
            <text:p>-400</text:p>
          </table:table-cell>
          <table:table-cell table:style-name="ce8" table:formula="of:=IF([Original.AV40] = &quot;&quot;;&quot;&quot;;[Original.AV40]+[Original.DU40])" office:value-type="float" office:value="-400">
            <text:p>-400</text:p>
          </table:table-cell>
          <table:table-cell table:style-name="ce8" table:formula="of:=IF([Original.AW40] = &quot;&quot;;&quot;&quot;;[Original.AW40]+[Original.DV40])" office:value-type="float" office:value="-400">
            <text:p>-400</text:p>
          </table:table-cell>
          <table:table-cell table:style-name="ce8" table:formula="of:=IF([Original.AX40] = &quot;&quot;;&quot;&quot;;[Original.AX40]+[Original.DW40])" office:value-type="float" office:value="-400">
            <text:p>-400</text:p>
          </table:table-cell>
          <table:table-cell table:style-name="ce8" table:formula="of:=IF([Original.AY40] = &quot;&quot;;&quot;&quot;;[Original.AY40])" office:value-type="float" office:value="-400">
            <text:p>-400</text:p>
          </table:table-cell>
          <table:table-cell table:style-name="ce8" table:formula="of:=IF([Original.AZ40] = &quot;&quot;;&quot;&quot;;[Original.AZ40]+[Original.DR40])" office:value-type="float" office:value="-920">
            <text:p>-920</text:p>
          </table:table-cell>
          <table:table-cell table:style-name="ce8" table:formula="of:=IF([Original.BA40] = &quot;&quot;;&quot;&quot;;[Original.BA40]+[Original.DS40])" office:value-type="float" office:value="-920">
            <text:p>-920</text:p>
          </table:table-cell>
          <table:table-cell table:style-name="ce8" table:formula="of:=IF([Original.BB40] = &quot;&quot;;&quot;&quot;;[Original.BB40]+[Original.DT40])" office:value-type="float" office:value="-920">
            <text:p>-920</text:p>
          </table:table-cell>
          <table:table-cell table:style-name="ce8" table:formula="of:=IF([Original.BC40] = &quot;&quot;;&quot;&quot;;[Original.BC40]+[Original.DU40])" office:value-type="float" office:value="-920">
            <text:p>-920</text:p>
          </table:table-cell>
          <table:table-cell table:style-name="ce8" table:formula="of:=IF([Original.BD40] = &quot;&quot;;&quot;&quot;;[Original.BD40]+[Original.DV40])" office:value-type="float" office:value="-920">
            <text:p>-920</text:p>
          </table:table-cell>
          <table:table-cell table:style-name="ce8" table:formula="of:=IF([Original.BE40] = &quot;&quot;;&quot;&quot;;[Original.BE40]+[Original.DW40])" office:value-type="float" office:value="-920">
            <text:p>-920</text:p>
          </table:table-cell>
          <table:table-cell table:style-name="ce8" table:formula="of:=IF([Original.BF40] = &quot;&quot;;&quot;&quot;;[Original.BF40])" office:value-type="float" office:value="-920">
            <text:p>-920</text:p>
          </table:table-cell>
          <table:table-cell table:style-name="ce8" table:formula="of:=IF([Original.BG40] = &quot;&quot;;&quot;&quot;;[Original.BG40]+[Original.DR40])" office:value-type="float" office:value="-1350">
            <text:p>-1350</text:p>
          </table:table-cell>
          <table:table-cell table:style-name="ce8" table:formula="of:=IF([Original.BH40] = &quot;&quot;;&quot;&quot;;[Original.BH40]+[Original.DS40])" office:value-type="float" office:value="-1350">
            <text:p>-1350</text:p>
          </table:table-cell>
          <table:table-cell table:style-name="ce8" table:formula="of:=IF([Original.BI40] = &quot;&quot;;&quot;&quot;;[Original.BI40]+[Original.DT40])" office:value-type="float" office:value="-1350">
            <text:p>-1350</text:p>
          </table:table-cell>
          <table:table-cell table:style-name="ce8" table:formula="of:=IF([Original.BJ40] = &quot;&quot;;&quot;&quot;;[Original.BJ40]+[Original.DU40])" office:value-type="float" office:value="-1350">
            <text:p>-1350</text:p>
          </table:table-cell>
          <table:table-cell table:style-name="ce8" table:formula="of:=IF([Original.BK40] = &quot;&quot;;&quot;&quot;;[Original.BK40]+[Original.DV40])" office:value-type="float" office:value="-1350">
            <text:p>-1350</text:p>
          </table:table-cell>
          <table:table-cell table:style-name="ce8" table:formula="of:=IF([Original.BL40] = &quot;&quot;;&quot;&quot;;[Original.BL40]+[Original.DW40])" office:value-type="float" office:value="-1350">
            <text:p>-1350</text:p>
          </table:table-cell>
          <table:table-cell table:style-name="ce8" table:formula="of:=IF([Original.BM40] = &quot;&quot;;&quot;&quot;;[Original.BM40])" office:value-type="float" office:value="-1350">
            <text:p>-1350</text:p>
          </table:table-cell>
          <table:table-cell table:style-name="ce8" table:formula="of:=IF([Original.BN40] = &quot;&quot;;&quot;&quot;;[Original.BN40]+[Original.DR40])" office:value-type="float" office:value="-2000">
            <text:p>-2000</text:p>
          </table:table-cell>
          <table:table-cell table:style-name="ce8" table:formula="of:=IF([Original.BO40] = &quot;&quot;;&quot;&quot;;[Original.BO40]+[Original.DS40])" office:value-type="float" office:value="-2000">
            <text:p>-2000</text:p>
          </table:table-cell>
          <table:table-cell table:style-name="ce8" table:formula="of:=IF([Original.BP40] = &quot;&quot;;&quot;&quot;;[Original.BP40]+[Original.DT40])" office:value-type="float" office:value="-2000">
            <text:p>-2000</text:p>
          </table:table-cell>
          <table:table-cell table:style-name="ce8" table:formula="of:=IF([Original.BQ40] = &quot;&quot;;&quot;&quot;;[Original.BQ40]+[Original.DU40])" office:value-type="float" office:value="-2000">
            <text:p>-2000</text:p>
          </table:table-cell>
          <table:table-cell table:style-name="ce8" table:formula="of:=IF([Original.BR40] = &quot;&quot;;&quot;&quot;;[Original.BR40]+[Original.DV40])" office:value-type="float" office:value="-2000">
            <text:p>-2000</text:p>
          </table:table-cell>
          <table:table-cell table:style-name="ce8" table:formula="of:=IF([Original.BS40] = &quot;&quot;;&quot;&quot;;[Original.BS40]+[Original.DW40])" office:value-type="float" office:value="-2000">
            <text:p>-2000</text:p>
          </table:table-cell>
          <table:table-cell table:style-name="ce8" table:formula="of:=IF([Original.BT40] = &quot;&quot;;&quot;&quot;;[Original.BT40])" office:value-type="float" office:value="-2000">
            <text:p>-2000</text:p>
          </table:table-cell>
          <table:table-cell table:style-name="ce8" table:formula="of:=IF([Original.BU40] = &quot;&quot;;&quot;&quot;;[Original.BU40])" office:value-type="string" office:string-value="u">
            <text:p>u</text:p>
          </table:table-cell>
          <table:table-cell table:style-name="ce8" table:formula="of:=IF([Original.BV40] = &quot;&quot;;&quot;&quot;;[Original.BV40])" office:value-type="string" office:string-value="u">
            <text:p>u</text:p>
          </table:table-cell>
          <table:table-cell table:style-name="ce8" table:formula="of:=IF([Original.BW40] = &quot;&quot;;&quot;&quot;;[Original.BW40])" office:value-type="string" office:string-value="u">
            <text:p>u</text:p>
          </table:table-cell>
          <table:table-cell table:style-name="ce8" table:formula="of:=IF([Original.BX40] = &quot;&quot;;&quot;&quot;;[Original.BX40])" office:value-type="string" office:string-value="u">
            <text:p>u</text:p>
          </table:table-cell>
          <table:table-cell table:style-name="ce8" table:formula="of:=IF([Original.BY40] = &quot;&quot;;&quot;&quot;;[Original.BY40])" office:value-type="string" office:string-value="u">
            <text:p>u</text:p>
          </table:table-cell>
          <table:table-cell table:style-name="ce8" table:formula="of:=IF([Original.BZ40] = &quot;&quot;;&quot;&quot;;[Original.BZ40])" office:value-type="string" office:string-value="u">
            <text:p>u</text:p>
          </table:table-cell>
          <table:table-cell table:style-name="ce8" table:formula="of:=IF([Original.CA40] = &quot;&quot;;&quot;&quot;;[Original.CA40])" office:value-type="string" office:string-value="u">
            <text:p>u</text:p>
          </table:table-cell>
          <table:table-cell table:style-name="ce8" table:formula="of:=IF([Original.CB40] = &quot;&quot;;&quot;&quot;;[Original.CB40])" office:value-type="string" office:string-value="u">
            <text:p>u</text:p>
          </table:table-cell>
          <table:table-cell table:style-name="ce8" table:formula="of:=IF([Original.CC40] = &quot;&quot;;&quot;&quot;;[Original.CC40])" office:value-type="string" office:string-value="u">
            <text:p>u</text:p>
          </table:table-cell>
          <table:table-cell table:style-name="ce8" table:formula="of:=IF([Original.CD40] = &quot;&quot;;&quot;&quot;;[Original.CD40])" office:value-type="string" office:string-value="u">
            <text:p>u</text:p>
          </table:table-cell>
          <table:table-cell table:style-name="ce8" table:formula="of:=IF([Original.CE40] = &quot;&quot;;&quot;&quot;;[Original.CE40])" office:value-type="string" office:string-value="u">
            <text:p>u</text:p>
          </table:table-cell>
          <table:table-cell table:style-name="ce8" table:formula="of:=IF([Original.CF40] = &quot;&quot;;&quot;&quot;;[Original.CF40])" office:value-type="string" office:string-value="u">
            <text:p>u</text:p>
          </table:table-cell>
          <table:table-cell table:style-name="ce8" table:formula="of:=IF([Original.CG40] = &quot;&quot;;&quot;&quot;;[Original.CG40])" office:value-type="string" office:string-value="u">
            <text:p>u</text:p>
          </table:table-cell>
          <table:table-cell table:style-name="ce8" table:formula="of:=IF([Original.CH40] = &quot;&quot;;&quot;&quot;;[Original.CH40])" office:value-type="string" office:string-value="u">
            <text:p>u</text:p>
          </table:table-cell>
          <table:table-cell table:style-name="ce8" table:formula="of:=IF([Original.CI40] = &quot;&quot;;&quot;&quot;;[Original.CI40])" office:value-type="string" office:string-value="u">
            <text:p>u</text:p>
          </table:table-cell>
          <table:table-cell table:style-name="ce8" table:formula="of:=IF([Original.CJ40] = &quot;&quot;;&quot;&quot;;[Original.CJ40])" office:value-type="string" office:string-value="u">
            <text:p>u</text:p>
          </table:table-cell>
          <table:table-cell table:style-name="ce8" table:formula="of:=IF([Original.CK40] = &quot;&quot;;&quot;&quot;;[Original.CK40])" office:value-type="string" office:string-value="u">
            <text:p>u</text:p>
          </table:table-cell>
          <table:table-cell table:style-name="ce8" table:formula="of:=IF([Original.CL40] = &quot;&quot;;&quot;&quot;;[Original.CL40])" office:value-type="string" office:string-value="u">
            <text:p>u</text:p>
          </table:table-cell>
          <table:table-cell table:style-name="ce8" table:formula="of:=IF([Original.CM40] = &quot;&quot;;&quot;&quot;;[Original.CM40])" office:value-type="string" office:string-value="u">
            <text:p>u</text:p>
          </table:table-cell>
          <table:table-cell table:style-name="ce8" table:formula="of:=IF([Original.CN40] = &quot;&quot;;&quot;&quot;;[Original.CN40])" office:value-type="string" office:string-value="u">
            <text:p>u</text:p>
          </table:table-cell>
          <table:table-cell table:style-name="ce8" table:formula="of:=IF([Original.CO40] = &quot;&quot;;&quot;&quot;;[Original.CO40])" office:value-type="string" office:string-value="u">
            <text:p>u</text:p>
          </table:table-cell>
          <table:table-cell table:style-name="ce8" table:formula="of:=IF([Original.CP40] = &quot;&quot;;&quot;&quot;;[Original.CP40])" office:value-type="string" office:string-value="u">
            <text:p>u</text:p>
          </table:table-cell>
          <table:table-cell table:style-name="ce8" table:formula="of:=IF([Original.CQ40] = &quot;&quot;;&quot;&quot;;[Original.CQ40])" office:value-type="string" office:string-value="u">
            <text:p>u</text:p>
          </table:table-cell>
          <table:table-cell table:style-name="ce8" table:formula="of:=IF([Original.CR40] = &quot;&quot;;&quot;&quot;;[Original.CR40])" office:value-type="string" office:string-value="u">
            <text:p>u</text:p>
          </table:table-cell>
          <table:table-cell table:style-name="ce8" table:formula="of:=IF([Original.CS40] = &quot;&quot;;&quot;&quot;;[Original.CS40])" office:value-type="string" office:string-value="u">
            <text:p>u</text:p>
          </table:table-cell>
          <table:table-cell table:style-name="ce8" table:formula="of:=IF([Original.CT40] = &quot;&quot;;&quot;&quot;;[Original.CT40])" office:value-type="string" office:string-value="u">
            <text:p>u</text:p>
          </table:table-cell>
          <table:table-cell table:style-name="ce8" table:formula="of:=IF([Original.CU40] = &quot;&quot;;&quot;&quot;;[Original.CU40])" office:value-type="string" office:string-value="u">
            <text:p>u</text:p>
          </table:table-cell>
          <table:table-cell table:style-name="ce8" table:formula="of:=IF([Original.CV40] = &quot;&quot;;&quot;&quot;;[Original.CV40])" office:value-type="string" office:string-value="u">
            <text:p>u</text:p>
          </table:table-cell>
          <table:table-cell table:style-name="ce8" table:formula="of:=IF([Original.CW40] = &quot;&quot;;&quot;&quot;;[Original.CW40])" office:value-type="string" office:string-value="u">
            <text:p>u</text:p>
          </table:table-cell>
          <table:table-cell table:style-name="ce8" table:formula="of:=IF([Original.CX40] = &quot;&quot;;&quot;&quot;;[Original.CX40])" office:value-type="string" office:string-value="u">
            <text:p>u</text:p>
          </table:table-cell>
          <table:table-cell table:style-name="ce8" table:formula="of:=IF([Original.CY40] = &quot;&quot;;&quot;&quot;;[Original.CY40])" office:value-type="string" office:string-value="u">
            <text:p>u</text:p>
          </table:table-cell>
          <table:table-cell table:style-name="ce8" table:formula="of:=IF([Original.CZ40] = &quot;&quot;;&quot;&quot;;[Original.CZ40])" office:value-type="string" office:string-value="u">
            <text:p>u</text:p>
          </table:table-cell>
          <table:table-cell table:style-name="ce8" table:formula="of:=IF([Original.DA40] = &quot;&quot;;&quot;&quot;;[Original.DA40])" office:value-type="string" office:string-value="u">
            <text:p>u</text:p>
          </table:table-cell>
          <table:table-cell table:style-name="ce8" table:formula="of:=IF([Original.DB40] = &quot;&quot;;&quot;&quot;;[Original.DB40])" office:value-type="string" office:string-value="u">
            <text:p>u</text:p>
          </table:table-cell>
          <table:table-cell table:style-name="ce8" table:formula="of:=IF([Original.DC40] = &quot;&quot;;&quot;&quot;;[Original.DC40])" office:value-type="string" office:string-value="u">
            <text:p>u</text:p>
          </table:table-cell>
          <table:table-cell table:style-name="ce8" table:formula="of:=IF([Original.DD40] = &quot;&quot;;&quot;&quot;;[Original.DD40])" office:value-type="string" office:string-value="u">
            <text:p>u</text:p>
          </table:table-cell>
          <table:table-cell table:style-name="ce8" table:formula="of:=IF([Original.DE40] = &quot;&quot;;&quot;&quot;;[Original.DE40])" office:value-type="string" office:string-value="u">
            <text:p>u</text:p>
          </table:table-cell>
          <table:table-cell table:style-name="ce8" table:formula="of:=IF([Original.DF40] = &quot;&quot;;&quot;&quot;;[Original.DF40])" office:value-type="string" office:string-value="u">
            <text:p>u</text:p>
          </table:table-cell>
          <table:table-cell table:style-name="ce8" table:formula="of:=IF([Original.DG40] = &quot;&quot;;&quot;&quot;;[Original.DG40])" office:value-type="string" office:string-value="u">
            <text:p>u</text:p>
          </table:table-cell>
          <table:table-cell table:style-name="ce8" table:formula="of:=IF([Original.DH40] = &quot;&quot;;&quot;&quot;;[Original.DH40])" office:value-type="string" office:string-value="u">
            <text:p>u</text:p>
          </table:table-cell>
          <table:table-cell table:style-name="ce8" table:formula="of:=IF([Original.DI40] = &quot;&quot;;&quot;&quot;;[Original.DI40])" office:value-type="string" office:string-value="u">
            <text:p>u</text:p>
          </table:table-cell>
          <table:table-cell table:style-name="ce8" table:formula="of:=IF([Original.DJ40] = &quot;&quot;;&quot;&quot;;[Original.DJ40])" office:value-type="string" office:string-value="u">
            <text:p>u</text:p>
          </table:table-cell>
          <table:table-cell table:style-name="ce8" table:formula="of:=IF([Original.DK40] = &quot;&quot;;&quot;&quot;;[Original.DK40])" office:value-type="string" office:string-value="u">
            <text:p>u</text:p>
          </table:table-cell>
          <table:table-cell table:style-name="ce8" table:formula="of:=IF([Original.DL40] = &quot;&quot;;&quot;&quot;;[Original.DL40])" office:value-type="string" office:string-value="u">
            <text:p>u</text:p>
          </table:table-cell>
          <table:table-cell table:style-name="ce8" table:formula="of:=IF([Original.DM40] = &quot;&quot;;&quot;&quot;;[Original.DM40])" office:value-type="string" office:string-value="u">
            <text:p>u</text:p>
          </table:table-cell>
          <table:table-cell table:style-name="ce8" table:formula="of:=IF([Original.DN40] = &quot;&quot;;&quot;&quot;;[Original.DN40])" office:value-type="string" office:string-value="u">
            <text:p>u</text:p>
          </table:table-cell>
          <table:table-cell table:style-name="ce8" table:formula="of:=IF([Original.DO40] = &quot;&quot;;&quot;&quot;;[Original.DO40])" office:value-type="string" office:string-value="u">
            <text:p>u</text:p>
          </table:table-cell>
          <table:table-cell table:style-name="ce8" table:formula="of:=IF([Original.DP40] = &quot;&quot;;&quot;&quot;;[Original.DP40])" office:value-type="string" office:string-value="u">
            <text:p>u</text:p>
          </table:table-cell>
          <table:table-cell table:style-name="ce17" table:formula="of:=IF([Original.DQ40] = &quot;&quot;;&quot;&quot;;[Original.DQ40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41] = &quot;&quot;;&quot;&quot;;[Original.A41])" office:value-type="float" office:value="2240">
            <text:p>2240</text:p>
          </table:table-cell>
          <table:table-cell table:style-name="ce8" table:formula="of:=IF([Original.B41] = &quot;&quot;;&quot;&quot;;[Original.B41])" office:value-type="string" office:string-value="u">
            <text:p>u</text:p>
          </table:table-cell>
          <table:table-cell table:style-name="ce8" table:formula="of:=IF([Original.C41] = &quot;&quot;;&quot;&quot;;[Original.C41])" office:value-type="string" office:string-value="u">
            <text:p>u</text:p>
          </table:table-cell>
          <table:table-cell table:style-name="ce8" table:formula="of:=IF([Original.D41] = &quot;&quot;;&quot;&quot;;[Original.D41])" office:value-type="string" office:string-value="u">
            <text:p>u</text:p>
          </table:table-cell>
          <table:table-cell table:style-name="ce8" table:formula="of:=IF([Original.E41] = &quot;&quot;;&quot;&quot;;[Original.E41])" office:value-type="string" office:string-value="u">
            <text:p>u</text:p>
          </table:table-cell>
          <table:table-cell table:style-name="ce8" table:formula="of:=IF([Original.F41] = &quot;&quot;;&quot;&quot;;[Original.F41])" office:value-type="float" office:value="480">
            <text:p>480</text:p>
          </table:table-cell>
          <table:table-cell table:style-name="ce8" table:formula="of:=IF([Original.G41] = &quot;&quot;;&quot;&quot;;[Original.G41])" office:value-type="float" office:value="260">
            <text:p>260</text:p>
          </table:table-cell>
          <table:table-cell table:style-name="ce8" table:formula="of:=IF([Original.H41] = &quot;&quot;;&quot;&quot;;[Original.H41])" office:value-type="string" office:string-value="u">
            <text:p>u</text:p>
          </table:table-cell>
          <table:table-cell table:style-name="ce8" table:formula="of:=IF([Original.I41] = &quot;&quot;;&quot;&quot;;[Original.I41])" office:value-type="float" office:value="130">
            <text:p>130</text:p>
          </table:table-cell>
          <table:table-cell table:style-name="ce8" table:formula="of:=IF([Original.J41] = &quot;&quot;;&quot;&quot;;[Original.J41])" office:value-type="string" office:string-value="u">
            <text:p>u</text:p>
          </table:table-cell>
          <table:table-cell table:style-name="ce8" table:formula="of:=IF([Original.K41] = &quot;&quot;;&quot;&quot;;[Original.K41])" office:value-type="float" office:value="34">
            <text:p>34</text:p>
          </table:table-cell>
          <table:table-cell table:style-name="ce8" table:formula="of:=IF([Original.L41] = &quot;&quot;;&quot;&quot;;[Original.L41])" office:value-type="float" office:value="0">
            <text:p>0</text:p>
          </table:table-cell>
          <table:table-cell table:style-name="ce8" table:formula="of:=IF([Original.M41] = &quot;&quot;;&quot;&quot;;[Original.M41])" office:value-type="string" office:string-value="JS">
            <text:p>JS</text:p>
          </table:table-cell>
          <table:table-cell table:style-name="ce8" table:formula="of:=IF([Original.N41] = &quot;&quot;;&quot;&quot;;[Original.N41])" office:value-type="string" office:string-value="u">
            <text:p>u</text:p>
          </table:table-cell>
          <table:table-cell table:style-name="ce8" table:formula="of:=IF([Original.O41] = &quot;&quot;;&quot;&quot;;[Original.O41])" office:value-type="string" office:string-value="u">
            <text:p>u</text:p>
          </table:table-cell>
          <table:table-cell table:style-name="ce8" table:formula="of:=IF([Original.P41] = &quot;&quot;;&quot;&quot;;[Original.P41])" office:value-type="string" office:string-value="u">
            <text:p>u</text:p>
          </table:table-cell>
          <table:table-cell table:style-name="ce8" table:formula="of:=IF([Original.Q41] = &quot;&quot;;&quot;&quot;;[Original.Q41]+[Original.DR41])" office:value-type="float" office:value="0">
            <text:p>0</text:p>
          </table:table-cell>
          <table:table-cell table:style-name="ce8" table:formula="of:=IF([Original.R41] = &quot;&quot;;&quot;&quot;;[Original.R41]+[Original.DS41])" office:value-type="float" office:value="0">
            <text:p>0</text:p>
          </table:table-cell>
          <table:table-cell table:style-name="ce8" table:formula="of:=IF([Original.S41] = &quot;&quot;;&quot;&quot;;[Original.S41]+[Original.DT41])" office:value-type="float" office:value="0">
            <text:p>0</text:p>
          </table:table-cell>
          <table:table-cell table:style-name="ce8" table:formula="of:=IF([Original.T41] = &quot;&quot;;&quot;&quot;;[Original.T41]+[Original.DU41])" office:value-type="float" office:value="0">
            <text:p>0</text:p>
          </table:table-cell>
          <table:table-cell table:style-name="ce8" table:formula="of:=IF([Original.U41] = &quot;&quot;;&quot;&quot;;[Original.U41]+[Original.DV41])" office:value-type="float" office:value="0">
            <text:p>0</text:p>
          </table:table-cell>
          <table:table-cell table:style-name="ce8" table:formula="of:=IF([Original.V41] = &quot;&quot;;&quot;&quot;;[Original.V41]+[Original.DW41])" office:value-type="float" office:value="0">
            <text:p>0</text:p>
          </table:table-cell>
          <table:table-cell table:style-name="ce8" table:formula="of:=IF([Original.W41] = &quot;&quot;;&quot;&quot;;[Original.W41])" office:value-type="string" office:string-value="u">
            <text:p>u</text:p>
          </table:table-cell>
          <table:table-cell table:style-name="ce8" table:formula="of:=IF([Original.X41] = &quot;&quot;;&quot;&quot;;[Original.X41]+[Original.DR41])" office:value-type="float" office:value="-68">
            <text:p>-68</text:p>
          </table:table-cell>
          <table:table-cell table:style-name="ce8" table:formula="of:=IF([Original.Y41] = &quot;&quot;;&quot;&quot;;[Original.Y41]+[Original.DS41])" office:value-type="float" office:value="-68">
            <text:p>-68</text:p>
          </table:table-cell>
          <table:table-cell table:style-name="ce8" table:formula="of:=IF([Original.Z41] = &quot;&quot;;&quot;&quot;;[Original.Z41]+[Original.DT41])" office:value-type="float" office:value="-68">
            <text:p>-68</text:p>
          </table:table-cell>
          <table:table-cell table:style-name="ce8" table:formula="of:=IF([Original.AA41] = &quot;&quot;;&quot;&quot;;[Original.AA41]+[Original.DU41])" office:value-type="float" office:value="-68">
            <text:p>-68</text:p>
          </table:table-cell>
          <table:table-cell table:style-name="ce8" table:formula="of:=IF([Original.AB41] = &quot;&quot;;&quot;&quot;;[Original.AB41]+[Original.DV41])" office:value-type="float" office:value="-68">
            <text:p>-68</text:p>
          </table:table-cell>
          <table:table-cell table:style-name="ce8" table:formula="of:=IF([Original.AC41] = &quot;&quot;;&quot;&quot;;[Original.AC41]+[Original.DW41])" office:value-type="float" office:value="-68">
            <text:p>-68</text:p>
          </table:table-cell>
          <table:table-cell table:style-name="ce8" table:formula="of:=IF([Original.AD41] = &quot;&quot;;&quot;&quot;;[Original.AD41])" office:value-type="float" office:value="-68">
            <text:p>-68</text:p>
          </table:table-cell>
          <table:table-cell table:style-name="ce8" table:formula="of:=IF([Original.AE41] = &quot;&quot;;&quot;&quot;;[Original.AE41]+[Original.DR41])" office:value-type="float" office:value="-110">
            <text:p>-110</text:p>
          </table:table-cell>
          <table:table-cell table:style-name="ce8" table:formula="of:=IF([Original.AF41] = &quot;&quot;;&quot;&quot;;[Original.AF41]+[Original.DS41])" office:value-type="float" office:value="-110">
            <text:p>-110</text:p>
          </table:table-cell>
          <table:table-cell table:style-name="ce8" table:formula="of:=IF([Original.AG41] = &quot;&quot;;&quot;&quot;;[Original.AG41]+[Original.DT41])" office:value-type="float" office:value="-110">
            <text:p>-110</text:p>
          </table:table-cell>
          <table:table-cell table:style-name="ce8" table:formula="of:=IF([Original.AH41] = &quot;&quot;;&quot;&quot;;[Original.AH41]+[Original.DU41])" office:value-type="float" office:value="-110">
            <text:p>-110</text:p>
          </table:table-cell>
          <table:table-cell table:style-name="ce8" table:formula="of:=IF([Original.AI41] = &quot;&quot;;&quot;&quot;;[Original.AI41]+[Original.DV41])" office:value-type="float" office:value="-110">
            <text:p>-110</text:p>
          </table:table-cell>
          <table:table-cell table:style-name="ce8" table:formula="of:=IF([Original.AJ41] = &quot;&quot;;&quot;&quot;;[Original.AJ41]+[Original.DW41])" office:value-type="float" office:value="-110">
            <text:p>-110</text:p>
          </table:table-cell>
          <table:table-cell table:style-name="ce8" table:formula="of:=IF([Original.AK41] = &quot;&quot;;&quot;&quot;;[Original.AK41])" office:value-type="float" office:value="-110">
            <text:p>-110</text:p>
          </table:table-cell>
          <table:table-cell table:style-name="ce8" table:formula="of:=IF([Original.AL41] = &quot;&quot;;&quot;&quot;;[Original.AL41]+[Original.DR41])" office:value-type="float" office:value="-195">
            <text:p>-195</text:p>
          </table:table-cell>
          <table:table-cell table:style-name="ce8" table:formula="of:=IF([Original.AM41] = &quot;&quot;;&quot;&quot;;[Original.AM41]+[Original.DS41])" office:value-type="float" office:value="-195">
            <text:p>-195</text:p>
          </table:table-cell>
          <table:table-cell table:style-name="ce8" table:formula="of:=IF([Original.AN41] = &quot;&quot;;&quot;&quot;;[Original.AN41]+[Original.DT41])" office:value-type="float" office:value="-195">
            <text:p>-195</text:p>
          </table:table-cell>
          <table:table-cell table:style-name="ce8" table:formula="of:=IF([Original.AO41] = &quot;&quot;;&quot;&quot;;[Original.AO41]+[Original.DU41])" office:value-type="float" office:value="-195">
            <text:p>-195</text:p>
          </table:table-cell>
          <table:table-cell table:style-name="ce8" table:formula="of:=IF([Original.AP41] = &quot;&quot;;&quot;&quot;;[Original.AP41]+[Original.DV41])" office:value-type="float" office:value="-195">
            <text:p>-195</text:p>
          </table:table-cell>
          <table:table-cell table:style-name="ce8" table:formula="of:=IF([Original.AQ41] = &quot;&quot;;&quot;&quot;;[Original.AQ41]+[Original.DW41])" office:value-type="float" office:value="-195">
            <text:p>-195</text:p>
          </table:table-cell>
          <table:table-cell table:style-name="ce8" table:formula="of:=IF([Original.AR41] = &quot;&quot;;&quot;&quot;;[Original.AR41])" office:value-type="float" office:value="-195">
            <text:p>-195</text:p>
          </table:table-cell>
          <table:table-cell table:style-name="ce8" table:formula="of:=IF([Original.AS41] = &quot;&quot;;&quot;&quot;;[Original.AS41]+[Original.DR41])" office:value-type="float" office:value="-440">
            <text:p>-440</text:p>
          </table:table-cell>
          <table:table-cell table:style-name="ce8" table:formula="of:=IF([Original.AT41] = &quot;&quot;;&quot;&quot;;[Original.AT41]+[Original.DS41])" office:value-type="float" office:value="-440">
            <text:p>-440</text:p>
          </table:table-cell>
          <table:table-cell table:style-name="ce8" table:formula="of:=IF([Original.AU41] = &quot;&quot;;&quot;&quot;;[Original.AU41]+[Original.DT41])" office:value-type="float" office:value="-440">
            <text:p>-440</text:p>
          </table:table-cell>
          <table:table-cell table:style-name="ce8" table:formula="of:=IF([Original.AV41] = &quot;&quot;;&quot;&quot;;[Original.AV41]+[Original.DU41])" office:value-type="float" office:value="-440">
            <text:p>-440</text:p>
          </table:table-cell>
          <table:table-cell table:style-name="ce8" table:formula="of:=IF([Original.AW41] = &quot;&quot;;&quot;&quot;;[Original.AW41]+[Original.DV41])" office:value-type="float" office:value="-440">
            <text:p>-440</text:p>
          </table:table-cell>
          <table:table-cell table:style-name="ce8" table:formula="of:=IF([Original.AX41] = &quot;&quot;;&quot;&quot;;[Original.AX41]+[Original.DW41])" office:value-type="float" office:value="-440">
            <text:p>-440</text:p>
          </table:table-cell>
          <table:table-cell table:style-name="ce8" table:formula="of:=IF([Original.AY41] = &quot;&quot;;&quot;&quot;;[Original.AY41])" office:value-type="float" office:value="-440">
            <text:p>-440</text:p>
          </table:table-cell>
          <table:table-cell table:style-name="ce8" table:formula="of:=IF([Original.AZ41] = &quot;&quot;;&quot;&quot;;[Original.AZ41]+[Original.DR41])" office:value-type="float" office:value="-1000">
            <text:p>-1000</text:p>
          </table:table-cell>
          <table:table-cell table:style-name="ce8" table:formula="of:=IF([Original.BA41] = &quot;&quot;;&quot;&quot;;[Original.BA41]+[Original.DS41])" office:value-type="float" office:value="-1000">
            <text:p>-1000</text:p>
          </table:table-cell>
          <table:table-cell table:style-name="ce8" table:formula="of:=IF([Original.BB41] = &quot;&quot;;&quot;&quot;;[Original.BB41]+[Original.DT41])" office:value-type="float" office:value="-1000">
            <text:p>-1000</text:p>
          </table:table-cell>
          <table:table-cell table:style-name="ce8" table:formula="of:=IF([Original.BC41] = &quot;&quot;;&quot;&quot;;[Original.BC41]+[Original.DU41])" office:value-type="float" office:value="-1000">
            <text:p>-1000</text:p>
          </table:table-cell>
          <table:table-cell table:style-name="ce8" table:formula="of:=IF([Original.BD41] = &quot;&quot;;&quot;&quot;;[Original.BD41]+[Original.DV41])" office:value-type="float" office:value="-1000">
            <text:p>-1000</text:p>
          </table:table-cell>
          <table:table-cell table:style-name="ce8" table:formula="of:=IF([Original.BE41] = &quot;&quot;;&quot;&quot;;[Original.BE41]+[Original.DW41])" office:value-type="float" office:value="-1000">
            <text:p>-1000</text:p>
          </table:table-cell>
          <table:table-cell table:style-name="ce8" table:formula="of:=IF([Original.BF41] = &quot;&quot;;&quot;&quot;;[Original.BF41])" office:value-type="float" office:value="-1000">
            <text:p>-1000</text:p>
          </table:table-cell>
          <table:table-cell table:style-name="ce8" table:formula="of:=IF([Original.BG41] = &quot;&quot;;&quot;&quot;;[Original.BG41]+[Original.DR41])" office:value-type="float" office:value="-1500">
            <text:p>-1500</text:p>
          </table:table-cell>
          <table:table-cell table:style-name="ce8" table:formula="of:=IF([Original.BH41] = &quot;&quot;;&quot;&quot;;[Original.BH41]+[Original.DS41])" office:value-type="float" office:value="-1500">
            <text:p>-1500</text:p>
          </table:table-cell>
          <table:table-cell table:style-name="ce8" table:formula="of:=IF([Original.BI41] = &quot;&quot;;&quot;&quot;;[Original.BI41]+[Original.DT41])" office:value-type="float" office:value="-1500">
            <text:p>-1500</text:p>
          </table:table-cell>
          <table:table-cell table:style-name="ce8" table:formula="of:=IF([Original.BJ41] = &quot;&quot;;&quot;&quot;;[Original.BJ41]+[Original.DU41])" office:value-type="float" office:value="-1500">
            <text:p>-1500</text:p>
          </table:table-cell>
          <table:table-cell table:style-name="ce8" table:formula="of:=IF([Original.BK41] = &quot;&quot;;&quot;&quot;;[Original.BK41]+[Original.DV41])" office:value-type="float" office:value="-1500">
            <text:p>-1500</text:p>
          </table:table-cell>
          <table:table-cell table:style-name="ce8" table:formula="of:=IF([Original.BL41] = &quot;&quot;;&quot;&quot;;[Original.BL41]+[Original.DW41])" office:value-type="float" office:value="-1500">
            <text:p>-1500</text:p>
          </table:table-cell>
          <table:table-cell table:style-name="ce8" table:formula="of:=IF([Original.BM41] = &quot;&quot;;&quot;&quot;;[Original.BM41])" office:value-type="float" office:value="-1500">
            <text:p>-1500</text:p>
          </table:table-cell>
          <table:table-cell table:style-name="ce8" table:formula="of:=IF([Original.BN41] = &quot;&quot;;&quot;&quot;;[Original.BN41]+[Original.DR41])" office:value-type="float" office:value="-2300">
            <text:p>-2300</text:p>
          </table:table-cell>
          <table:table-cell table:style-name="ce8" table:formula="of:=IF([Original.BO41] = &quot;&quot;;&quot;&quot;;[Original.BO41]+[Original.DS41])" office:value-type="float" office:value="-2300">
            <text:p>-2300</text:p>
          </table:table-cell>
          <table:table-cell table:style-name="ce8" table:formula="of:=IF([Original.BP41] = &quot;&quot;;&quot;&quot;;[Original.BP41]+[Original.DT41])" office:value-type="float" office:value="-2300">
            <text:p>-2300</text:p>
          </table:table-cell>
          <table:table-cell table:style-name="ce8" table:formula="of:=IF([Original.BQ41] = &quot;&quot;;&quot;&quot;;[Original.BQ41]+[Original.DU41])" office:value-type="float" office:value="-2300">
            <text:p>-2300</text:p>
          </table:table-cell>
          <table:table-cell table:style-name="ce8" table:formula="of:=IF([Original.BR41] = &quot;&quot;;&quot;&quot;;[Original.BR41]+[Original.DV41])" office:value-type="float" office:value="-2300">
            <text:p>-2300</text:p>
          </table:table-cell>
          <table:table-cell table:style-name="ce8" table:formula="of:=IF([Original.BS41] = &quot;&quot;;&quot;&quot;;[Original.BS41]+[Original.DW41])" office:value-type="float" office:value="-2300">
            <text:p>-2300</text:p>
          </table:table-cell>
          <table:table-cell table:style-name="ce8" table:formula="of:=IF([Original.BT41] = &quot;&quot;;&quot;&quot;;[Original.BT41])" office:value-type="float" office:value="-2300">
            <text:p>-2300</text:p>
          </table:table-cell>
          <table:table-cell table:style-name="ce8" table:formula="of:=IF([Original.BU41] = &quot;&quot;;&quot;&quot;;[Original.BU41])" office:value-type="string" office:string-value="u">
            <text:p>u</text:p>
          </table:table-cell>
          <table:table-cell table:style-name="ce8" table:formula="of:=IF([Original.BV41] = &quot;&quot;;&quot;&quot;;[Original.BV41])" office:value-type="string" office:string-value="u">
            <text:p>u</text:p>
          </table:table-cell>
          <table:table-cell table:style-name="ce8" table:formula="of:=IF([Original.BW41] = &quot;&quot;;&quot;&quot;;[Original.BW41])" office:value-type="string" office:string-value="u">
            <text:p>u</text:p>
          </table:table-cell>
          <table:table-cell table:style-name="ce8" table:formula="of:=IF([Original.BX41] = &quot;&quot;;&quot;&quot;;[Original.BX41])" office:value-type="string" office:string-value="u">
            <text:p>u</text:p>
          </table:table-cell>
          <table:table-cell table:style-name="ce8" table:formula="of:=IF([Original.BY41] = &quot;&quot;;&quot;&quot;;[Original.BY41])" office:value-type="string" office:string-value="u">
            <text:p>u</text:p>
          </table:table-cell>
          <table:table-cell table:style-name="ce8" table:formula="of:=IF([Original.BZ41] = &quot;&quot;;&quot;&quot;;[Original.BZ41])" office:value-type="string" office:string-value="u">
            <text:p>u</text:p>
          </table:table-cell>
          <table:table-cell table:style-name="ce8" table:formula="of:=IF([Original.CA41] = &quot;&quot;;&quot;&quot;;[Original.CA41])" office:value-type="string" office:string-value="u">
            <text:p>u</text:p>
          </table:table-cell>
          <table:table-cell table:style-name="ce8" table:formula="of:=IF([Original.CB41] = &quot;&quot;;&quot;&quot;;[Original.CB41])" office:value-type="string" office:string-value="u">
            <text:p>u</text:p>
          </table:table-cell>
          <table:table-cell table:style-name="ce8" table:formula="of:=IF([Original.CC41] = &quot;&quot;;&quot;&quot;;[Original.CC41])" office:value-type="string" office:string-value="u">
            <text:p>u</text:p>
          </table:table-cell>
          <table:table-cell table:style-name="ce8" table:formula="of:=IF([Original.CD41] = &quot;&quot;;&quot;&quot;;[Original.CD41])" office:value-type="string" office:string-value="u">
            <text:p>u</text:p>
          </table:table-cell>
          <table:table-cell table:style-name="ce8" table:formula="of:=IF([Original.CE41] = &quot;&quot;;&quot;&quot;;[Original.CE41])" office:value-type="string" office:string-value="u">
            <text:p>u</text:p>
          </table:table-cell>
          <table:table-cell table:style-name="ce8" table:formula="of:=IF([Original.CF41] = &quot;&quot;;&quot;&quot;;[Original.CF41])" office:value-type="string" office:string-value="u">
            <text:p>u</text:p>
          </table:table-cell>
          <table:table-cell table:style-name="ce8" table:formula="of:=IF([Original.CG41] = &quot;&quot;;&quot;&quot;;[Original.CG41])" office:value-type="string" office:string-value="u">
            <text:p>u</text:p>
          </table:table-cell>
          <table:table-cell table:style-name="ce8" table:formula="of:=IF([Original.CH41] = &quot;&quot;;&quot;&quot;;[Original.CH41])" office:value-type="string" office:string-value="u">
            <text:p>u</text:p>
          </table:table-cell>
          <table:table-cell table:style-name="ce8" table:formula="of:=IF([Original.CI41] = &quot;&quot;;&quot;&quot;;[Original.CI41])" office:value-type="string" office:string-value="u">
            <text:p>u</text:p>
          </table:table-cell>
          <table:table-cell table:style-name="ce8" table:formula="of:=IF([Original.CJ41] = &quot;&quot;;&quot;&quot;;[Original.CJ41])" office:value-type="string" office:string-value="u">
            <text:p>u</text:p>
          </table:table-cell>
          <table:table-cell table:style-name="ce8" table:formula="of:=IF([Original.CK41] = &quot;&quot;;&quot;&quot;;[Original.CK41])" office:value-type="string" office:string-value="u">
            <text:p>u</text:p>
          </table:table-cell>
          <table:table-cell table:style-name="ce8" table:formula="of:=IF([Original.CL41] = &quot;&quot;;&quot;&quot;;[Original.CL41])" office:value-type="string" office:string-value="u">
            <text:p>u</text:p>
          </table:table-cell>
          <table:table-cell table:style-name="ce8" table:formula="of:=IF([Original.CM41] = &quot;&quot;;&quot;&quot;;[Original.CM41])" office:value-type="string" office:string-value="u">
            <text:p>u</text:p>
          </table:table-cell>
          <table:table-cell table:style-name="ce8" table:formula="of:=IF([Original.CN41] = &quot;&quot;;&quot;&quot;;[Original.CN41])" office:value-type="string" office:string-value="u">
            <text:p>u</text:p>
          </table:table-cell>
          <table:table-cell table:style-name="ce8" table:formula="of:=IF([Original.CO41] = &quot;&quot;;&quot;&quot;;[Original.CO41])" office:value-type="string" office:string-value="u">
            <text:p>u</text:p>
          </table:table-cell>
          <table:table-cell table:style-name="ce8" table:formula="of:=IF([Original.CP41] = &quot;&quot;;&quot;&quot;;[Original.CP41])" office:value-type="string" office:string-value="u">
            <text:p>u</text:p>
          </table:table-cell>
          <table:table-cell table:style-name="ce8" table:formula="of:=IF([Original.CQ41] = &quot;&quot;;&quot;&quot;;[Original.CQ41])" office:value-type="string" office:string-value="u">
            <text:p>u</text:p>
          </table:table-cell>
          <table:table-cell table:style-name="ce8" table:formula="of:=IF([Original.CR41] = &quot;&quot;;&quot;&quot;;[Original.CR41])" office:value-type="string" office:string-value="u">
            <text:p>u</text:p>
          </table:table-cell>
          <table:table-cell table:style-name="ce8" table:formula="of:=IF([Original.CS41] = &quot;&quot;;&quot;&quot;;[Original.CS41])" office:value-type="string" office:string-value="u">
            <text:p>u</text:p>
          </table:table-cell>
          <table:table-cell table:style-name="ce8" table:formula="of:=IF([Original.CT41] = &quot;&quot;;&quot;&quot;;[Original.CT41])" office:value-type="string" office:string-value="u">
            <text:p>u</text:p>
          </table:table-cell>
          <table:table-cell table:style-name="ce8" table:formula="of:=IF([Original.CU41] = &quot;&quot;;&quot;&quot;;[Original.CU41])" office:value-type="string" office:string-value="u">
            <text:p>u</text:p>
          </table:table-cell>
          <table:table-cell table:style-name="ce8" table:formula="of:=IF([Original.CV41] = &quot;&quot;;&quot;&quot;;[Original.CV41])" office:value-type="string" office:string-value="u">
            <text:p>u</text:p>
          </table:table-cell>
          <table:table-cell table:style-name="ce8" table:formula="of:=IF([Original.CW41] = &quot;&quot;;&quot;&quot;;[Original.CW41])" office:value-type="string" office:string-value="u">
            <text:p>u</text:p>
          </table:table-cell>
          <table:table-cell table:style-name="ce8" table:formula="of:=IF([Original.CX41] = &quot;&quot;;&quot;&quot;;[Original.CX41])" office:value-type="string" office:string-value="u">
            <text:p>u</text:p>
          </table:table-cell>
          <table:table-cell table:style-name="ce8" table:formula="of:=IF([Original.CY41] = &quot;&quot;;&quot;&quot;;[Original.CY41])" office:value-type="string" office:string-value="u">
            <text:p>u</text:p>
          </table:table-cell>
          <table:table-cell table:style-name="ce8" table:formula="of:=IF([Original.CZ41] = &quot;&quot;;&quot;&quot;;[Original.CZ41])" office:value-type="string" office:string-value="u">
            <text:p>u</text:p>
          </table:table-cell>
          <table:table-cell table:style-name="ce8" table:formula="of:=IF([Original.DA41] = &quot;&quot;;&quot;&quot;;[Original.DA41])" office:value-type="string" office:string-value="u">
            <text:p>u</text:p>
          </table:table-cell>
          <table:table-cell table:style-name="ce8" table:formula="of:=IF([Original.DB41] = &quot;&quot;;&quot;&quot;;[Original.DB41])" office:value-type="string" office:string-value="u">
            <text:p>u</text:p>
          </table:table-cell>
          <table:table-cell table:style-name="ce8" table:formula="of:=IF([Original.DC41] = &quot;&quot;;&quot;&quot;;[Original.DC41])" office:value-type="string" office:string-value="u">
            <text:p>u</text:p>
          </table:table-cell>
          <table:table-cell table:style-name="ce8" table:formula="of:=IF([Original.DD41] = &quot;&quot;;&quot;&quot;;[Original.DD41])" office:value-type="string" office:string-value="u">
            <text:p>u</text:p>
          </table:table-cell>
          <table:table-cell table:style-name="ce8" table:formula="of:=IF([Original.DE41] = &quot;&quot;;&quot;&quot;;[Original.DE41])" office:value-type="string" office:string-value="u">
            <text:p>u</text:p>
          </table:table-cell>
          <table:table-cell table:style-name="ce8" table:formula="of:=IF([Original.DF41] = &quot;&quot;;&quot;&quot;;[Original.DF41])" office:value-type="string" office:string-value="u">
            <text:p>u</text:p>
          </table:table-cell>
          <table:table-cell table:style-name="ce8" table:formula="of:=IF([Original.DG41] = &quot;&quot;;&quot;&quot;;[Original.DG41])" office:value-type="string" office:string-value="u">
            <text:p>u</text:p>
          </table:table-cell>
          <table:table-cell table:style-name="ce8" table:formula="of:=IF([Original.DH41] = &quot;&quot;;&quot;&quot;;[Original.DH41])" office:value-type="string" office:string-value="u">
            <text:p>u</text:p>
          </table:table-cell>
          <table:table-cell table:style-name="ce8" table:formula="of:=IF([Original.DI41] = &quot;&quot;;&quot;&quot;;[Original.DI41])" office:value-type="string" office:string-value="u">
            <text:p>u</text:p>
          </table:table-cell>
          <table:table-cell table:style-name="ce8" table:formula="of:=IF([Original.DJ41] = &quot;&quot;;&quot;&quot;;[Original.DJ41])" office:value-type="string" office:string-value="u">
            <text:p>u</text:p>
          </table:table-cell>
          <table:table-cell table:style-name="ce8" table:formula="of:=IF([Original.DK41] = &quot;&quot;;&quot;&quot;;[Original.DK41])" office:value-type="string" office:string-value="u">
            <text:p>u</text:p>
          </table:table-cell>
          <table:table-cell table:style-name="ce8" table:formula="of:=IF([Original.DL41] = &quot;&quot;;&quot;&quot;;[Original.DL41])" office:value-type="string" office:string-value="u">
            <text:p>u</text:p>
          </table:table-cell>
          <table:table-cell table:style-name="ce8" table:formula="of:=IF([Original.DM41] = &quot;&quot;;&quot;&quot;;[Original.DM41])" office:value-type="string" office:string-value="u">
            <text:p>u</text:p>
          </table:table-cell>
          <table:table-cell table:style-name="ce8" table:formula="of:=IF([Original.DN41] = &quot;&quot;;&quot;&quot;;[Original.DN41])" office:value-type="string" office:string-value="u">
            <text:p>u</text:p>
          </table:table-cell>
          <table:table-cell table:style-name="ce8" table:formula="of:=IF([Original.DO41] = &quot;&quot;;&quot;&quot;;[Original.DO41])" office:value-type="string" office:string-value="u">
            <text:p>u</text:p>
          </table:table-cell>
          <table:table-cell table:style-name="ce8" table:formula="of:=IF([Original.DP41] = &quot;&quot;;&quot;&quot;;[Original.DP41])" office:value-type="string" office:string-value="u">
            <text:p>u</text:p>
          </table:table-cell>
          <table:table-cell table:style-name="ce17" table:formula="of:=IF([Original.DQ41] = &quot;&quot;;&quot;&quot;;[Original.DQ41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42] = &quot;&quot;;&quot;&quot;;[Original.A42])" office:value-type="float" office:value="2500">
            <text:p>2500</text:p>
          </table:table-cell>
          <table:table-cell table:style-name="ce8" table:formula="of:=IF([Original.B42] = &quot;&quot;;&quot;&quot;;[Original.B42])" office:value-type="string" office:string-value="u">
            <text:p>u</text:p>
          </table:table-cell>
          <table:table-cell table:style-name="ce8" table:formula="of:=IF([Original.C42] = &quot;&quot;;&quot;&quot;;[Original.C42])" office:value-type="string" office:string-value="u">
            <text:p>u</text:p>
          </table:table-cell>
          <table:table-cell table:style-name="ce8" table:formula="of:=IF([Original.D42] = &quot;&quot;;&quot;&quot;;[Original.D42])" office:value-type="string" office:string-value="u">
            <text:p>u</text:p>
          </table:table-cell>
          <table:table-cell table:style-name="ce8" table:formula="of:=IF([Original.E42] = &quot;&quot;;&quot;&quot;;[Original.E42])" office:value-type="string" office:string-value="u">
            <text:p>u</text:p>
          </table:table-cell>
          <table:table-cell table:style-name="ce8" table:formula="of:=IF([Original.F42] = &quot;&quot;;&quot;&quot;;[Original.F42])" office:value-type="float" office:value="480">
            <text:p>480</text:p>
          </table:table-cell>
          <table:table-cell table:style-name="ce8" table:formula="of:=IF([Original.G42] = &quot;&quot;;&quot;&quot;;[Original.G42])" office:value-type="float" office:value="260">
            <text:p>260</text:p>
          </table:table-cell>
          <table:table-cell table:style-name="ce8" table:formula="of:=IF([Original.H42] = &quot;&quot;;&quot;&quot;;[Original.H42])" office:value-type="string" office:string-value="u">
            <text:p>u</text:p>
          </table:table-cell>
          <table:table-cell table:style-name="ce8" table:formula="of:=IF([Original.I42] = &quot;&quot;;&quot;&quot;;[Original.I42])" office:value-type="float" office:value="130">
            <text:p>130</text:p>
          </table:table-cell>
          <table:table-cell table:style-name="ce8" table:formula="of:=IF([Original.J42] = &quot;&quot;;&quot;&quot;;[Original.J42])" office:value-type="string" office:string-value="u">
            <text:p>u</text:p>
          </table:table-cell>
          <table:table-cell table:style-name="ce8" table:formula="of:=IF([Original.K42] = &quot;&quot;;&quot;&quot;;[Original.K42])" office:value-type="float" office:value="34">
            <text:p>34</text:p>
          </table:table-cell>
          <table:table-cell table:style-name="ce8" table:formula="of:=IF([Original.L42] = &quot;&quot;;&quot;&quot;;[Original.L42])" office:value-type="float" office:value="0">
            <text:p>0</text:p>
          </table:table-cell>
          <table:table-cell table:style-name="ce8" table:formula="of:=IF([Original.M42] = &quot;&quot;;&quot;&quot;;[Original.M42])" office:value-type="string" office:string-value="JS">
            <text:p>JS</text:p>
          </table:table-cell>
          <table:table-cell table:style-name="ce8" table:formula="of:=IF([Original.N42] = &quot;&quot;;&quot;&quot;;[Original.N42])" office:value-type="string" office:string-value="u">
            <text:p>u</text:p>
          </table:table-cell>
          <table:table-cell table:style-name="ce8" table:formula="of:=IF([Original.O42] = &quot;&quot;;&quot;&quot;;[Original.O42])" office:value-type="string" office:string-value="u">
            <text:p>u</text:p>
          </table:table-cell>
          <table:table-cell table:style-name="ce8" table:formula="of:=IF([Original.P42] = &quot;&quot;;&quot;&quot;;[Original.P42])" office:value-type="string" office:string-value="u">
            <text:p>u</text:p>
          </table:table-cell>
          <table:table-cell table:style-name="ce8" table:formula="of:=IF([Original.Q42] = &quot;&quot;;&quot;&quot;;[Original.Q42]+[Original.DR42])" office:value-type="float" office:value="0">
            <text:p>0</text:p>
          </table:table-cell>
          <table:table-cell table:style-name="ce8" table:formula="of:=IF([Original.R42] = &quot;&quot;;&quot;&quot;;[Original.R42]+[Original.DS42])" office:value-type="float" office:value="0">
            <text:p>0</text:p>
          </table:table-cell>
          <table:table-cell table:style-name="ce8" table:formula="of:=IF([Original.S42] = &quot;&quot;;&quot;&quot;;[Original.S42]+[Original.DT42])" office:value-type="float" office:value="0">
            <text:p>0</text:p>
          </table:table-cell>
          <table:table-cell table:style-name="ce8" table:formula="of:=IF([Original.T42] = &quot;&quot;;&quot;&quot;;[Original.T42]+[Original.DU42])" office:value-type="float" office:value="0">
            <text:p>0</text:p>
          </table:table-cell>
          <table:table-cell table:style-name="ce8" table:formula="of:=IF([Original.U42] = &quot;&quot;;&quot;&quot;;[Original.U42]+[Original.DV42])" office:value-type="float" office:value="0">
            <text:p>0</text:p>
          </table:table-cell>
          <table:table-cell table:style-name="ce8" table:formula="of:=IF([Original.V42] = &quot;&quot;;&quot;&quot;;[Original.V42]+[Original.DW42])" office:value-type="float" office:value="0">
            <text:p>0</text:p>
          </table:table-cell>
          <table:table-cell table:style-name="ce8" table:formula="of:=IF([Original.W42] = &quot;&quot;;&quot;&quot;;[Original.W42])" office:value-type="string" office:string-value="u">
            <text:p>u</text:p>
          </table:table-cell>
          <table:table-cell table:style-name="ce8" table:formula="of:=IF([Original.X42] = &quot;&quot;;&quot;&quot;;[Original.X42]+[Original.DR42])" office:value-type="float" office:value="-68">
            <text:p>-68</text:p>
          </table:table-cell>
          <table:table-cell table:style-name="ce8" table:formula="of:=IF([Original.Y42] = &quot;&quot;;&quot;&quot;;[Original.Y42]+[Original.DS42])" office:value-type="float" office:value="-68">
            <text:p>-68</text:p>
          </table:table-cell>
          <table:table-cell table:style-name="ce8" table:formula="of:=IF([Original.Z42] = &quot;&quot;;&quot;&quot;;[Original.Z42]+[Original.DT42])" office:value-type="float" office:value="-68">
            <text:p>-68</text:p>
          </table:table-cell>
          <table:table-cell table:style-name="ce8" table:formula="of:=IF([Original.AA42] = &quot;&quot;;&quot;&quot;;[Original.AA42]+[Original.DU42])" office:value-type="float" office:value="-68">
            <text:p>-68</text:p>
          </table:table-cell>
          <table:table-cell table:style-name="ce8" table:formula="of:=IF([Original.AB42] = &quot;&quot;;&quot;&quot;;[Original.AB42]+[Original.DV42])" office:value-type="float" office:value="-68">
            <text:p>-68</text:p>
          </table:table-cell>
          <table:table-cell table:style-name="ce8" table:formula="of:=IF([Original.AC42] = &quot;&quot;;&quot;&quot;;[Original.AC42]+[Original.DW42])" office:value-type="float" office:value="-68">
            <text:p>-68</text:p>
          </table:table-cell>
          <table:table-cell table:style-name="ce8" table:formula="of:=IF([Original.AD42] = &quot;&quot;;&quot;&quot;;[Original.AD42])" office:value-type="float" office:value="-68">
            <text:p>-68</text:p>
          </table:table-cell>
          <table:table-cell table:style-name="ce8" table:formula="of:=IF([Original.AE42] = &quot;&quot;;&quot;&quot;;[Original.AE42]+[Original.DR42])" office:value-type="float" office:value="-110">
            <text:p>-110</text:p>
          </table:table-cell>
          <table:table-cell table:style-name="ce8" table:formula="of:=IF([Original.AF42] = &quot;&quot;;&quot;&quot;;[Original.AF42]+[Original.DS42])" office:value-type="float" office:value="-110">
            <text:p>-110</text:p>
          </table:table-cell>
          <table:table-cell table:style-name="ce8" table:formula="of:=IF([Original.AG42] = &quot;&quot;;&quot;&quot;;[Original.AG42]+[Original.DT42])" office:value-type="float" office:value="-110">
            <text:p>-110</text:p>
          </table:table-cell>
          <table:table-cell table:style-name="ce8" table:formula="of:=IF([Original.AH42] = &quot;&quot;;&quot;&quot;;[Original.AH42]+[Original.DU42])" office:value-type="float" office:value="-110">
            <text:p>-110</text:p>
          </table:table-cell>
          <table:table-cell table:style-name="ce8" table:formula="of:=IF([Original.AI42] = &quot;&quot;;&quot;&quot;;[Original.AI42]+[Original.DV42])" office:value-type="float" office:value="-110">
            <text:p>-110</text:p>
          </table:table-cell>
          <table:table-cell table:style-name="ce8" table:formula="of:=IF([Original.AJ42] = &quot;&quot;;&quot;&quot;;[Original.AJ42]+[Original.DW42])" office:value-type="float" office:value="-110">
            <text:p>-110</text:p>
          </table:table-cell>
          <table:table-cell table:style-name="ce8" table:formula="of:=IF([Original.AK42] = &quot;&quot;;&quot;&quot;;[Original.AK42])" office:value-type="float" office:value="-110">
            <text:p>-110</text:p>
          </table:table-cell>
          <table:table-cell table:style-name="ce8" table:formula="of:=IF([Original.AL42] = &quot;&quot;;&quot;&quot;;[Original.AL42]+[Original.DR42])" office:value-type="float" office:value="-195">
            <text:p>-195</text:p>
          </table:table-cell>
          <table:table-cell table:style-name="ce8" table:formula="of:=IF([Original.AM42] = &quot;&quot;;&quot;&quot;;[Original.AM42]+[Original.DS42])" office:value-type="float" office:value="-195">
            <text:p>-195</text:p>
          </table:table-cell>
          <table:table-cell table:style-name="ce8" table:formula="of:=IF([Original.AN42] = &quot;&quot;;&quot;&quot;;[Original.AN42]+[Original.DT42])" office:value-type="float" office:value="-195">
            <text:p>-195</text:p>
          </table:table-cell>
          <table:table-cell table:style-name="ce8" table:formula="of:=IF([Original.AO42] = &quot;&quot;;&quot;&quot;;[Original.AO42]+[Original.DU42])" office:value-type="float" office:value="-195">
            <text:p>-195</text:p>
          </table:table-cell>
          <table:table-cell table:style-name="ce8" table:formula="of:=IF([Original.AP42] = &quot;&quot;;&quot;&quot;;[Original.AP42]+[Original.DV42])" office:value-type="float" office:value="-195">
            <text:p>-195</text:p>
          </table:table-cell>
          <table:table-cell table:style-name="ce8" table:formula="of:=IF([Original.AQ42] = &quot;&quot;;&quot;&quot;;[Original.AQ42]+[Original.DW42])" office:value-type="float" office:value="-195">
            <text:p>-195</text:p>
          </table:table-cell>
          <table:table-cell table:style-name="ce8" table:formula="of:=IF([Original.AR42] = &quot;&quot;;&quot;&quot;;[Original.AR42])" office:value-type="float" office:value="-195">
            <text:p>-195</text:p>
          </table:table-cell>
          <table:table-cell table:style-name="ce8" table:formula="of:=IF([Original.AS42] = &quot;&quot;;&quot;&quot;;[Original.AS42]+[Original.DR42])" office:value-type="float" office:value="-460">
            <text:p>-460</text:p>
          </table:table-cell>
          <table:table-cell table:style-name="ce8" table:formula="of:=IF([Original.AT42] = &quot;&quot;;&quot;&quot;;[Original.AT42]+[Original.DS42])" office:value-type="float" office:value="-460">
            <text:p>-460</text:p>
          </table:table-cell>
          <table:table-cell table:style-name="ce8" table:formula="of:=IF([Original.AU42] = &quot;&quot;;&quot;&quot;;[Original.AU42]+[Original.DT42])" office:value-type="float" office:value="-460">
            <text:p>-460</text:p>
          </table:table-cell>
          <table:table-cell table:style-name="ce8" table:formula="of:=IF([Original.AV42] = &quot;&quot;;&quot;&quot;;[Original.AV42]+[Original.DU42])" office:value-type="float" office:value="-460">
            <text:p>-460</text:p>
          </table:table-cell>
          <table:table-cell table:style-name="ce8" table:formula="of:=IF([Original.AW42] = &quot;&quot;;&quot;&quot;;[Original.AW42]+[Original.DV42])" office:value-type="float" office:value="-460">
            <text:p>-460</text:p>
          </table:table-cell>
          <table:table-cell table:style-name="ce8" table:formula="of:=IF([Original.AX42] = &quot;&quot;;&quot;&quot;;[Original.AX42]+[Original.DW42])" office:value-type="float" office:value="-460">
            <text:p>-460</text:p>
          </table:table-cell>
          <table:table-cell table:style-name="ce8" table:formula="of:=IF([Original.AY42] = &quot;&quot;;&quot;&quot;;[Original.AY42])" office:value-type="float" office:value="-460">
            <text:p>-460</text:p>
          </table:table-cell>
          <table:table-cell table:style-name="ce8" table:formula="of:=IF([Original.AZ42] = &quot;&quot;;&quot;&quot;;[Original.AZ42]+[Original.DR42])" office:value-type="float" office:value="-1100">
            <text:p>-1100</text:p>
          </table:table-cell>
          <table:table-cell table:style-name="ce8" table:formula="of:=IF([Original.BA42] = &quot;&quot;;&quot;&quot;;[Original.BA42]+[Original.DS42])" office:value-type="float" office:value="-1100">
            <text:p>-1100</text:p>
          </table:table-cell>
          <table:table-cell table:style-name="ce8" table:formula="of:=IF([Original.BB42] = &quot;&quot;;&quot;&quot;;[Original.BB42]+[Original.DT42])" office:value-type="float" office:value="-1100">
            <text:p>-1100</text:p>
          </table:table-cell>
          <table:table-cell table:style-name="ce8" table:formula="of:=IF([Original.BC42] = &quot;&quot;;&quot;&quot;;[Original.BC42]+[Original.DU42])" office:value-type="float" office:value="-1100">
            <text:p>-1100</text:p>
          </table:table-cell>
          <table:table-cell table:style-name="ce8" table:formula="of:=IF([Original.BD42] = &quot;&quot;;&quot;&quot;;[Original.BD42]+[Original.DV42])" office:value-type="float" office:value="-1100">
            <text:p>-1100</text:p>
          </table:table-cell>
          <table:table-cell table:style-name="ce8" table:formula="of:=IF([Original.BE42] = &quot;&quot;;&quot;&quot;;[Original.BE42]+[Original.DW42])" office:value-type="float" office:value="-1100">
            <text:p>-1100</text:p>
          </table:table-cell>
          <table:table-cell table:style-name="ce8" table:formula="of:=IF([Original.BF42] = &quot;&quot;;&quot;&quot;;[Original.BF42])" office:value-type="float" office:value="-1100">
            <text:p>-1100</text:p>
          </table:table-cell>
          <table:table-cell table:style-name="ce8" table:formula="of:=IF([Original.BG42] = &quot;&quot;;&quot;&quot;;[Original.BG42]+[Original.DR42])" office:value-type="float" office:value="-1650">
            <text:p>-1650</text:p>
          </table:table-cell>
          <table:table-cell table:style-name="ce8" table:formula="of:=IF([Original.BH42] = &quot;&quot;;&quot;&quot;;[Original.BH42]+[Original.DS42])" office:value-type="float" office:value="-1650">
            <text:p>-1650</text:p>
          </table:table-cell>
          <table:table-cell table:style-name="ce8" table:formula="of:=IF([Original.BI42] = &quot;&quot;;&quot;&quot;;[Original.BI42]+[Original.DT42])" office:value-type="float" office:value="-1650">
            <text:p>-1650</text:p>
          </table:table-cell>
          <table:table-cell table:style-name="ce8" table:formula="of:=IF([Original.BJ42] = &quot;&quot;;&quot;&quot;;[Original.BJ42]+[Original.DU42])" office:value-type="float" office:value="-1650">
            <text:p>-1650</text:p>
          </table:table-cell>
          <table:table-cell table:style-name="ce8" table:formula="of:=IF([Original.BK42] = &quot;&quot;;&quot;&quot;;[Original.BK42]+[Original.DV42])" office:value-type="float" office:value="-1650">
            <text:p>-1650</text:p>
          </table:table-cell>
          <table:table-cell table:style-name="ce8" table:formula="of:=IF([Original.BL42] = &quot;&quot;;&quot;&quot;;[Original.BL42]+[Original.DW42])" office:value-type="float" office:value="-1650">
            <text:p>-1650</text:p>
          </table:table-cell>
          <table:table-cell table:style-name="ce8" table:formula="of:=IF([Original.BM42] = &quot;&quot;;&quot;&quot;;[Original.BM42])" office:value-type="float" office:value="-1650">
            <text:p>-1650</text:p>
          </table:table-cell>
          <table:table-cell table:style-name="ce8" table:formula="of:=IF([Original.BN42] = &quot;&quot;;&quot;&quot;;[Original.BN42]+[Original.DR42])" office:value-type="float" office:value="-2500">
            <text:p>-2500</text:p>
          </table:table-cell>
          <table:table-cell table:style-name="ce8" table:formula="of:=IF([Original.BO42] = &quot;&quot;;&quot;&quot;;[Original.BO42]+[Original.DS42])" office:value-type="float" office:value="-2500">
            <text:p>-2500</text:p>
          </table:table-cell>
          <table:table-cell table:style-name="ce8" table:formula="of:=IF([Original.BP42] = &quot;&quot;;&quot;&quot;;[Original.BP42]+[Original.DT42])" office:value-type="float" office:value="-2500">
            <text:p>-2500</text:p>
          </table:table-cell>
          <table:table-cell table:style-name="ce8" table:formula="of:=IF([Original.BQ42] = &quot;&quot;;&quot;&quot;;[Original.BQ42]+[Original.DU42])" office:value-type="float" office:value="-2500">
            <text:p>-2500</text:p>
          </table:table-cell>
          <table:table-cell table:style-name="ce8" table:formula="of:=IF([Original.BR42] = &quot;&quot;;&quot;&quot;;[Original.BR42]+[Original.DV42])" office:value-type="float" office:value="-2500">
            <text:p>-2500</text:p>
          </table:table-cell>
          <table:table-cell table:style-name="ce8" table:formula="of:=IF([Original.BS42] = &quot;&quot;;&quot;&quot;;[Original.BS42]+[Original.DW42])" office:value-type="float" office:value="-2500">
            <text:p>-2500</text:p>
          </table:table-cell>
          <table:table-cell table:style-name="ce8" table:formula="of:=IF([Original.BT42] = &quot;&quot;;&quot;&quot;;[Original.BT42])" office:value-type="float" office:value="-2500">
            <text:p>-2500</text:p>
          </table:table-cell>
          <table:table-cell table:style-name="ce8" table:formula="of:=IF([Original.BU42] = &quot;&quot;;&quot;&quot;;[Original.BU42])" office:value-type="string" office:string-value="u">
            <text:p>u</text:p>
          </table:table-cell>
          <table:table-cell table:style-name="ce8" table:formula="of:=IF([Original.BV42] = &quot;&quot;;&quot;&quot;;[Original.BV42])" office:value-type="string" office:string-value="u">
            <text:p>u</text:p>
          </table:table-cell>
          <table:table-cell table:style-name="ce8" table:formula="of:=IF([Original.BW42] = &quot;&quot;;&quot;&quot;;[Original.BW42])" office:value-type="string" office:string-value="u">
            <text:p>u</text:p>
          </table:table-cell>
          <table:table-cell table:style-name="ce8" table:formula="of:=IF([Original.BX42] = &quot;&quot;;&quot;&quot;;[Original.BX42])" office:value-type="string" office:string-value="u">
            <text:p>u</text:p>
          </table:table-cell>
          <table:table-cell table:style-name="ce8" table:formula="of:=IF([Original.BY42] = &quot;&quot;;&quot;&quot;;[Original.BY42])" office:value-type="string" office:string-value="u">
            <text:p>u</text:p>
          </table:table-cell>
          <table:table-cell table:style-name="ce8" table:formula="of:=IF([Original.BZ42] = &quot;&quot;;&quot;&quot;;[Original.BZ42])" office:value-type="string" office:string-value="u">
            <text:p>u</text:p>
          </table:table-cell>
          <table:table-cell table:style-name="ce8" table:formula="of:=IF([Original.CA42] = &quot;&quot;;&quot;&quot;;[Original.CA42])" office:value-type="string" office:string-value="u">
            <text:p>u</text:p>
          </table:table-cell>
          <table:table-cell table:style-name="ce8" table:formula="of:=IF([Original.CB42] = &quot;&quot;;&quot;&quot;;[Original.CB42])" office:value-type="string" office:string-value="u">
            <text:p>u</text:p>
          </table:table-cell>
          <table:table-cell table:style-name="ce8" table:formula="of:=IF([Original.CC42] = &quot;&quot;;&quot;&quot;;[Original.CC42])" office:value-type="string" office:string-value="u">
            <text:p>u</text:p>
          </table:table-cell>
          <table:table-cell table:style-name="ce8" table:formula="of:=IF([Original.CD42] = &quot;&quot;;&quot;&quot;;[Original.CD42])" office:value-type="string" office:string-value="u">
            <text:p>u</text:p>
          </table:table-cell>
          <table:table-cell table:style-name="ce8" table:formula="of:=IF([Original.CE42] = &quot;&quot;;&quot;&quot;;[Original.CE42])" office:value-type="string" office:string-value="u">
            <text:p>u</text:p>
          </table:table-cell>
          <table:table-cell table:style-name="ce8" table:formula="of:=IF([Original.CF42] = &quot;&quot;;&quot;&quot;;[Original.CF42])" office:value-type="string" office:string-value="u">
            <text:p>u</text:p>
          </table:table-cell>
          <table:table-cell table:style-name="ce8" table:formula="of:=IF([Original.CG42] = &quot;&quot;;&quot;&quot;;[Original.CG42])" office:value-type="string" office:string-value="u">
            <text:p>u</text:p>
          </table:table-cell>
          <table:table-cell table:style-name="ce8" table:formula="of:=IF([Original.CH42] = &quot;&quot;;&quot;&quot;;[Original.CH42])" office:value-type="string" office:string-value="u">
            <text:p>u</text:p>
          </table:table-cell>
          <table:table-cell table:style-name="ce8" table:formula="of:=IF([Original.CI42] = &quot;&quot;;&quot;&quot;;[Original.CI42])" office:value-type="string" office:string-value="u">
            <text:p>u</text:p>
          </table:table-cell>
          <table:table-cell table:style-name="ce8" table:formula="of:=IF([Original.CJ42] = &quot;&quot;;&quot;&quot;;[Original.CJ42])" office:value-type="string" office:string-value="u">
            <text:p>u</text:p>
          </table:table-cell>
          <table:table-cell table:style-name="ce8" table:formula="of:=IF([Original.CK42] = &quot;&quot;;&quot;&quot;;[Original.CK42])" office:value-type="string" office:string-value="u">
            <text:p>u</text:p>
          </table:table-cell>
          <table:table-cell table:style-name="ce8" table:formula="of:=IF([Original.CL42] = &quot;&quot;;&quot;&quot;;[Original.CL42])" office:value-type="string" office:string-value="u">
            <text:p>u</text:p>
          </table:table-cell>
          <table:table-cell table:style-name="ce8" table:formula="of:=IF([Original.CM42] = &quot;&quot;;&quot;&quot;;[Original.CM42])" office:value-type="string" office:string-value="u">
            <text:p>u</text:p>
          </table:table-cell>
          <table:table-cell table:style-name="ce8" table:formula="of:=IF([Original.CN42] = &quot;&quot;;&quot;&quot;;[Original.CN42])" office:value-type="string" office:string-value="u">
            <text:p>u</text:p>
          </table:table-cell>
          <table:table-cell table:style-name="ce8" table:formula="of:=IF([Original.CO42] = &quot;&quot;;&quot;&quot;;[Original.CO42])" office:value-type="string" office:string-value="u">
            <text:p>u</text:p>
          </table:table-cell>
          <table:table-cell table:style-name="ce8" table:formula="of:=IF([Original.CP42] = &quot;&quot;;&quot;&quot;;[Original.CP42])" office:value-type="string" office:string-value="u">
            <text:p>u</text:p>
          </table:table-cell>
          <table:table-cell table:style-name="ce8" table:formula="of:=IF([Original.CQ42] = &quot;&quot;;&quot;&quot;;[Original.CQ42])" office:value-type="string" office:string-value="u">
            <text:p>u</text:p>
          </table:table-cell>
          <table:table-cell table:style-name="ce8" table:formula="of:=IF([Original.CR42] = &quot;&quot;;&quot;&quot;;[Original.CR42])" office:value-type="string" office:string-value="u">
            <text:p>u</text:p>
          </table:table-cell>
          <table:table-cell table:style-name="ce8" table:formula="of:=IF([Original.CS42] = &quot;&quot;;&quot;&quot;;[Original.CS42])" office:value-type="string" office:string-value="u">
            <text:p>u</text:p>
          </table:table-cell>
          <table:table-cell table:style-name="ce8" table:formula="of:=IF([Original.CT42] = &quot;&quot;;&quot;&quot;;[Original.CT42])" office:value-type="string" office:string-value="u">
            <text:p>u</text:p>
          </table:table-cell>
          <table:table-cell table:style-name="ce8" table:formula="of:=IF([Original.CU42] = &quot;&quot;;&quot;&quot;;[Original.CU42])" office:value-type="string" office:string-value="u">
            <text:p>u</text:p>
          </table:table-cell>
          <table:table-cell table:style-name="ce8" table:formula="of:=IF([Original.CV42] = &quot;&quot;;&quot;&quot;;[Original.CV42])" office:value-type="string" office:string-value="u">
            <text:p>u</text:p>
          </table:table-cell>
          <table:table-cell table:style-name="ce8" table:formula="of:=IF([Original.CW42] = &quot;&quot;;&quot;&quot;;[Original.CW42])" office:value-type="string" office:string-value="u">
            <text:p>u</text:p>
          </table:table-cell>
          <table:table-cell table:style-name="ce8" table:formula="of:=IF([Original.CX42] = &quot;&quot;;&quot;&quot;;[Original.CX42])" office:value-type="string" office:string-value="u">
            <text:p>u</text:p>
          </table:table-cell>
          <table:table-cell table:style-name="ce8" table:formula="of:=IF([Original.CY42] = &quot;&quot;;&quot;&quot;;[Original.CY42])" office:value-type="string" office:string-value="u">
            <text:p>u</text:p>
          </table:table-cell>
          <table:table-cell table:style-name="ce8" table:formula="of:=IF([Original.CZ42] = &quot;&quot;;&quot;&quot;;[Original.CZ42])" office:value-type="string" office:string-value="u">
            <text:p>u</text:p>
          </table:table-cell>
          <table:table-cell table:style-name="ce8" table:formula="of:=IF([Original.DA42] = &quot;&quot;;&quot;&quot;;[Original.DA42])" office:value-type="string" office:string-value="u">
            <text:p>u</text:p>
          </table:table-cell>
          <table:table-cell table:style-name="ce8" table:formula="of:=IF([Original.DB42] = &quot;&quot;;&quot;&quot;;[Original.DB42])" office:value-type="string" office:string-value="u">
            <text:p>u</text:p>
          </table:table-cell>
          <table:table-cell table:style-name="ce8" table:formula="of:=IF([Original.DC42] = &quot;&quot;;&quot;&quot;;[Original.DC42])" office:value-type="string" office:string-value="u">
            <text:p>u</text:p>
          </table:table-cell>
          <table:table-cell table:style-name="ce8" table:formula="of:=IF([Original.DD42] = &quot;&quot;;&quot;&quot;;[Original.DD42])" office:value-type="string" office:string-value="u">
            <text:p>u</text:p>
          </table:table-cell>
          <table:table-cell table:style-name="ce8" table:formula="of:=IF([Original.DE42] = &quot;&quot;;&quot;&quot;;[Original.DE42])" office:value-type="string" office:string-value="u">
            <text:p>u</text:p>
          </table:table-cell>
          <table:table-cell table:style-name="ce8" table:formula="of:=IF([Original.DF42] = &quot;&quot;;&quot;&quot;;[Original.DF42])" office:value-type="string" office:string-value="u">
            <text:p>u</text:p>
          </table:table-cell>
          <table:table-cell table:style-name="ce8" table:formula="of:=IF([Original.DG42] = &quot;&quot;;&quot;&quot;;[Original.DG42])" office:value-type="string" office:string-value="u">
            <text:p>u</text:p>
          </table:table-cell>
          <table:table-cell table:style-name="ce8" table:formula="of:=IF([Original.DH42] = &quot;&quot;;&quot;&quot;;[Original.DH42])" office:value-type="string" office:string-value="u">
            <text:p>u</text:p>
          </table:table-cell>
          <table:table-cell table:style-name="ce8" table:formula="of:=IF([Original.DI42] = &quot;&quot;;&quot;&quot;;[Original.DI42])" office:value-type="string" office:string-value="u">
            <text:p>u</text:p>
          </table:table-cell>
          <table:table-cell table:style-name="ce8" table:formula="of:=IF([Original.DJ42] = &quot;&quot;;&quot;&quot;;[Original.DJ42])" office:value-type="string" office:string-value="u">
            <text:p>u</text:p>
          </table:table-cell>
          <table:table-cell table:style-name="ce8" table:formula="of:=IF([Original.DK42] = &quot;&quot;;&quot;&quot;;[Original.DK42])" office:value-type="string" office:string-value="u">
            <text:p>u</text:p>
          </table:table-cell>
          <table:table-cell table:style-name="ce8" table:formula="of:=IF([Original.DL42] = &quot;&quot;;&quot;&quot;;[Original.DL42])" office:value-type="string" office:string-value="u">
            <text:p>u</text:p>
          </table:table-cell>
          <table:table-cell table:style-name="ce8" table:formula="of:=IF([Original.DM42] = &quot;&quot;;&quot;&quot;;[Original.DM42])" office:value-type="string" office:string-value="u">
            <text:p>u</text:p>
          </table:table-cell>
          <table:table-cell table:style-name="ce8" table:formula="of:=IF([Original.DN42] = &quot;&quot;;&quot;&quot;;[Original.DN42])" office:value-type="string" office:string-value="u">
            <text:p>u</text:p>
          </table:table-cell>
          <table:table-cell table:style-name="ce8" table:formula="of:=IF([Original.DO42] = &quot;&quot;;&quot;&quot;;[Original.DO42])" office:value-type="string" office:string-value="u">
            <text:p>u</text:p>
          </table:table-cell>
          <table:table-cell table:style-name="ce8" table:formula="of:=IF([Original.DP42] = &quot;&quot;;&quot;&quot;;[Original.DP42])" office:value-type="string" office:string-value="u">
            <text:p>u</text:p>
          </table:table-cell>
          <table:table-cell table:style-name="ce17" table:formula="of:=IF([Original.DQ42] = &quot;&quot;;&quot;&quot;;[Original.DQ42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1" table:formula="of:=IF([Original.A43] = &quot;&quot;;&quot;&quot;;[Original.A43])" office:value-type="float" office:value="2800">
            <text:p>2800</text:p>
          </table:table-cell>
          <table:table-cell table:style-name="ce8" table:formula="of:=IF([Original.B43] = &quot;&quot;;&quot;&quot;;[Original.B43])" office:value-type="string" office:string-value="u">
            <text:p>u</text:p>
          </table:table-cell>
          <table:table-cell table:style-name="ce8" table:formula="of:=IF([Original.C43] = &quot;&quot;;&quot;&quot;;[Original.C43])" office:value-type="string" office:string-value="u">
            <text:p>u</text:p>
          </table:table-cell>
          <table:table-cell table:style-name="ce8" table:formula="of:=IF([Original.D43] = &quot;&quot;;&quot;&quot;;[Original.D43])" office:value-type="string" office:string-value="u">
            <text:p>u</text:p>
          </table:table-cell>
          <table:table-cell table:style-name="ce8" table:formula="of:=IF([Original.E43] = &quot;&quot;;&quot;&quot;;[Original.E43])" office:value-type="string" office:string-value="u">
            <text:p>u</text:p>
          </table:table-cell>
          <table:table-cell table:style-name="ce8" table:formula="of:=IF([Original.F43] = &quot;&quot;;&quot;&quot;;[Original.F43])" office:value-type="float" office:value="520">
            <text:p>520</text:p>
          </table:table-cell>
          <table:table-cell table:style-name="ce8" table:formula="of:=IF([Original.G43] = &quot;&quot;;&quot;&quot;;[Original.G43])" office:value-type="float" office:value="290">
            <text:p>290</text:p>
          </table:table-cell>
          <table:table-cell table:style-name="ce8" table:formula="of:=IF([Original.H43] = &quot;&quot;;&quot;&quot;;[Original.H43])" office:value-type="string" office:string-value="u">
            <text:p>u</text:p>
          </table:table-cell>
          <table:table-cell table:style-name="ce8" table:formula="of:=IF([Original.I43] = &quot;&quot;;&quot;&quot;;[Original.I43])" office:value-type="float" office:value="145">
            <text:p>145</text:p>
          </table:table-cell>
          <table:table-cell table:style-name="ce8" table:formula="of:=IF([Original.J43] = &quot;&quot;;&quot;&quot;;[Original.J43])" office:value-type="string" office:string-value="u">
            <text:p>u</text:p>
          </table:table-cell>
          <table:table-cell table:style-name="ce8" table:formula="of:=IF([Original.K43] = &quot;&quot;;&quot;&quot;;[Original.K43])" office:value-type="float" office:value="38">
            <text:p>38</text:p>
          </table:table-cell>
          <table:table-cell table:style-name="ce8" table:formula="of:=IF([Original.L43] = &quot;&quot;;&quot;&quot;;[Original.L43])" office:value-type="float" office:value="0">
            <text:p>0</text:p>
          </table:table-cell>
          <table:table-cell table:style-name="ce8" table:formula="of:=IF([Original.M43] = &quot;&quot;;&quot;&quot;;[Original.M43])" office:value-type="string" office:string-value="JS">
            <text:p>JS</text:p>
          </table:table-cell>
          <table:table-cell table:style-name="ce8" table:formula="of:=IF([Original.N43] = &quot;&quot;;&quot;&quot;;[Original.N43])" office:value-type="string" office:string-value="u">
            <text:p>u</text:p>
          </table:table-cell>
          <table:table-cell table:style-name="ce8" table:formula="of:=IF([Original.O43] = &quot;&quot;;&quot;&quot;;[Original.O43])" office:value-type="string" office:string-value="u">
            <text:p>u</text:p>
          </table:table-cell>
          <table:table-cell table:style-name="ce8" table:formula="of:=IF([Original.P43] = &quot;&quot;;&quot;&quot;;[Original.P43])" office:value-type="string" office:string-value="u">
            <text:p>u</text:p>
          </table:table-cell>
          <table:table-cell table:style-name="ce8" table:formula="of:=IF([Original.Q43] = &quot;&quot;;&quot;&quot;;[Original.Q43]+[Original.DR43])" office:value-type="float" office:value="0">
            <text:p>0</text:p>
          </table:table-cell>
          <table:table-cell table:style-name="ce8" table:formula="of:=IF([Original.R43] = &quot;&quot;;&quot;&quot;;[Original.R43]+[Original.DS43])" office:value-type="float" office:value="0">
            <text:p>0</text:p>
          </table:table-cell>
          <table:table-cell table:style-name="ce8" table:formula="of:=IF([Original.S43] = &quot;&quot;;&quot;&quot;;[Original.S43]+[Original.DT43])" office:value-type="float" office:value="0">
            <text:p>0</text:p>
          </table:table-cell>
          <table:table-cell table:style-name="ce8" table:formula="of:=IF([Original.T43] = &quot;&quot;;&quot;&quot;;[Original.T43]+[Original.DU43])" office:value-type="float" office:value="0">
            <text:p>0</text:p>
          </table:table-cell>
          <table:table-cell table:style-name="ce8" table:formula="of:=IF([Original.U43] = &quot;&quot;;&quot;&quot;;[Original.U43]+[Original.DV43])" office:value-type="float" office:value="0">
            <text:p>0</text:p>
          </table:table-cell>
          <table:table-cell table:style-name="ce8" table:formula="of:=IF([Original.V43] = &quot;&quot;;&quot;&quot;;[Original.V43]+[Original.DW43])" office:value-type="float" office:value="0">
            <text:p>0</text:p>
          </table:table-cell>
          <table:table-cell table:style-name="ce8" table:formula="of:=IF([Original.W43] = &quot;&quot;;&quot;&quot;;[Original.W43])" office:value-type="string" office:string-value="u">
            <text:p>u</text:p>
          </table:table-cell>
          <table:table-cell table:style-name="ce8" table:formula="of:=IF([Original.X43] = &quot;&quot;;&quot;&quot;;[Original.X43]+[Original.DR43])" office:value-type="float" office:value="-76">
            <text:p>-76</text:p>
          </table:table-cell>
          <table:table-cell table:style-name="ce8" table:formula="of:=IF([Original.Y43] = &quot;&quot;;&quot;&quot;;[Original.Y43]+[Original.DS43])" office:value-type="float" office:value="-76">
            <text:p>-76</text:p>
          </table:table-cell>
          <table:table-cell table:style-name="ce8" table:formula="of:=IF([Original.Z43] = &quot;&quot;;&quot;&quot;;[Original.Z43]+[Original.DT43])" office:value-type="float" office:value="-76">
            <text:p>-76</text:p>
          </table:table-cell>
          <table:table-cell table:style-name="ce8" table:formula="of:=IF([Original.AA43] = &quot;&quot;;&quot;&quot;;[Original.AA43]+[Original.DU43])" office:value-type="float" office:value="-76">
            <text:p>-76</text:p>
          </table:table-cell>
          <table:table-cell table:style-name="ce8" table:formula="of:=IF([Original.AB43] = &quot;&quot;;&quot;&quot;;[Original.AB43]+[Original.DV43])" office:value-type="float" office:value="-76">
            <text:p>-76</text:p>
          </table:table-cell>
          <table:table-cell table:style-name="ce8" table:formula="of:=IF([Original.AC43] = &quot;&quot;;&quot;&quot;;[Original.AC43]+[Original.DW43])" office:value-type="float" office:value="-76">
            <text:p>-76</text:p>
          </table:table-cell>
          <table:table-cell table:style-name="ce8" table:formula="of:=IF([Original.AD43] = &quot;&quot;;&quot;&quot;;[Original.AD43])" office:value-type="float" office:value="-76">
            <text:p>-76</text:p>
          </table:table-cell>
          <table:table-cell table:style-name="ce8" table:formula="of:=IF([Original.AE43] = &quot;&quot;;&quot;&quot;;[Original.AE43]+[Original.DR43])" office:value-type="float" office:value="-135">
            <text:p>-135</text:p>
          </table:table-cell>
          <table:table-cell table:style-name="ce8" table:formula="of:=IF([Original.AF43] = &quot;&quot;;&quot;&quot;;[Original.AF43]+[Original.DS43])" office:value-type="float" office:value="-135">
            <text:p>-135</text:p>
          </table:table-cell>
          <table:table-cell table:style-name="ce8" table:formula="of:=IF([Original.AG43] = &quot;&quot;;&quot;&quot;;[Original.AG43]+[Original.DT43])" office:value-type="float" office:value="-135">
            <text:p>-135</text:p>
          </table:table-cell>
          <table:table-cell table:style-name="ce8" table:formula="of:=IF([Original.AH43] = &quot;&quot;;&quot;&quot;;[Original.AH43]+[Original.DU43])" office:value-type="float" office:value="-135">
            <text:p>-135</text:p>
          </table:table-cell>
          <table:table-cell table:style-name="ce8" table:formula="of:=IF([Original.AI43] = &quot;&quot;;&quot;&quot;;[Original.AI43]+[Original.DV43])" office:value-type="float" office:value="-135">
            <text:p>-135</text:p>
          </table:table-cell>
          <table:table-cell table:style-name="ce8" table:formula="of:=IF([Original.AJ43] = &quot;&quot;;&quot;&quot;;[Original.AJ43]+[Original.DW43])" office:value-type="float" office:value="-135">
            <text:p>-135</text:p>
          </table:table-cell>
          <table:table-cell table:style-name="ce8" table:formula="of:=IF([Original.AK43] = &quot;&quot;;&quot;&quot;;[Original.AK43])" office:value-type="float" office:value="-135">
            <text:p>-135</text:p>
          </table:table-cell>
          <table:table-cell table:style-name="ce8" table:formula="of:=IF([Original.AL43] = &quot;&quot;;&quot;&quot;;[Original.AL43]+[Original.DR43])" office:value-type="float" office:value="-240">
            <text:p>-240</text:p>
          </table:table-cell>
          <table:table-cell table:style-name="ce8" table:formula="of:=IF([Original.AM43] = &quot;&quot;;&quot;&quot;;[Original.AM43]+[Original.DS43])" office:value-type="float" office:value="-240">
            <text:p>-240</text:p>
          </table:table-cell>
          <table:table-cell table:style-name="ce8" table:formula="of:=IF([Original.AN43] = &quot;&quot;;&quot;&quot;;[Original.AN43]+[Original.DT43])" office:value-type="float" office:value="-240">
            <text:p>-240</text:p>
          </table:table-cell>
          <table:table-cell table:style-name="ce8" table:formula="of:=IF([Original.AO43] = &quot;&quot;;&quot;&quot;;[Original.AO43]+[Original.DU43])" office:value-type="float" office:value="-240">
            <text:p>-240</text:p>
          </table:table-cell>
          <table:table-cell table:style-name="ce8" table:formula="of:=IF([Original.AP43] = &quot;&quot;;&quot;&quot;;[Original.AP43]+[Original.DV43])" office:value-type="float" office:value="-240">
            <text:p>-240</text:p>
          </table:table-cell>
          <table:table-cell table:style-name="ce8" table:formula="of:=IF([Original.AQ43] = &quot;&quot;;&quot;&quot;;[Original.AQ43]+[Original.DW43])" office:value-type="float" office:value="-240">
            <text:p>-240</text:p>
          </table:table-cell>
          <table:table-cell table:style-name="ce8" table:formula="of:=IF([Original.AR43] = &quot;&quot;;&quot;&quot;;[Original.AR43])" office:value-type="float" office:value="-240">
            <text:p>-240</text:p>
          </table:table-cell>
          <table:table-cell table:style-name="ce8" table:formula="of:=IF([Original.AS43] = &quot;&quot;;&quot;&quot;;[Original.AS43]+[Original.DR43])" office:value-type="float" office:value="-550">
            <text:p>-550</text:p>
          </table:table-cell>
          <table:table-cell table:style-name="ce8" table:formula="of:=IF([Original.AT43] = &quot;&quot;;&quot;&quot;;[Original.AT43]+[Original.DS43])" office:value-type="float" office:value="-550">
            <text:p>-550</text:p>
          </table:table-cell>
          <table:table-cell table:style-name="ce8" table:formula="of:=IF([Original.AU43] = &quot;&quot;;&quot;&quot;;[Original.AU43]+[Original.DT43])" office:value-type="float" office:value="-550">
            <text:p>-550</text:p>
          </table:table-cell>
          <table:table-cell table:style-name="ce8" table:formula="of:=IF([Original.AV43] = &quot;&quot;;&quot;&quot;;[Original.AV43]+[Original.DU43])" office:value-type="float" office:value="-550">
            <text:p>-550</text:p>
          </table:table-cell>
          <table:table-cell table:style-name="ce8" table:formula="of:=IF([Original.AW43] = &quot;&quot;;&quot;&quot;;[Original.AW43]+[Original.DV43])" office:value-type="float" office:value="-550">
            <text:p>-550</text:p>
          </table:table-cell>
          <table:table-cell table:style-name="ce8" table:formula="of:=IF([Original.AX43] = &quot;&quot;;&quot;&quot;;[Original.AX43]+[Original.DW43])" office:value-type="float" office:value="-550">
            <text:p>-550</text:p>
          </table:table-cell>
          <table:table-cell table:style-name="ce8" table:formula="of:=IF([Original.AY43] = &quot;&quot;;&quot;&quot;;[Original.AY43])" office:value-type="float" office:value="-550">
            <text:p>-550</text:p>
          </table:table-cell>
          <table:table-cell table:style-name="ce8" table:formula="of:=IF([Original.AZ43] = &quot;&quot;;&quot;&quot;;[Original.AZ43]+[Original.DR43])" office:value-type="float" office:value="-1250">
            <text:p>-1250</text:p>
          </table:table-cell>
          <table:table-cell table:style-name="ce8" table:formula="of:=IF([Original.BA43] = &quot;&quot;;&quot;&quot;;[Original.BA43]+[Original.DS43])" office:value-type="float" office:value="-1250">
            <text:p>-1250</text:p>
          </table:table-cell>
          <table:table-cell table:style-name="ce8" table:formula="of:=IF([Original.BB43] = &quot;&quot;;&quot;&quot;;[Original.BB43]+[Original.DT43])" office:value-type="float" office:value="-1250">
            <text:p>-1250</text:p>
          </table:table-cell>
          <table:table-cell table:style-name="ce8" table:formula="of:=IF([Original.BC43] = &quot;&quot;;&quot;&quot;;[Original.BC43]+[Original.DU43])" office:value-type="float" office:value="-1250">
            <text:p>-1250</text:p>
          </table:table-cell>
          <table:table-cell table:style-name="ce8" table:formula="of:=IF([Original.BD43] = &quot;&quot;;&quot;&quot;;[Original.BD43]+[Original.DV43])" office:value-type="float" office:value="-1250">
            <text:p>-1250</text:p>
          </table:table-cell>
          <table:table-cell table:style-name="ce8" table:formula="of:=IF([Original.BE43] = &quot;&quot;;&quot;&quot;;[Original.BE43]+[Original.DW43])" office:value-type="float" office:value="-1250">
            <text:p>-1250</text:p>
          </table:table-cell>
          <table:table-cell table:style-name="ce8" table:formula="of:=IF([Original.BF43] = &quot;&quot;;&quot;&quot;;[Original.BF43])" office:value-type="float" office:value="-1250">
            <text:p>-1250</text:p>
          </table:table-cell>
          <table:table-cell table:style-name="ce8" table:formula="of:=IF([Original.BG43] = &quot;&quot;;&quot;&quot;;[Original.BG43]+[Original.DR43])" office:value-type="float" office:value="-1900">
            <text:p>-1900</text:p>
          </table:table-cell>
          <table:table-cell table:style-name="ce8" table:formula="of:=IF([Original.BH43] = &quot;&quot;;&quot;&quot;;[Original.BH43]+[Original.DS43])" office:value-type="float" office:value="-1900">
            <text:p>-1900</text:p>
          </table:table-cell>
          <table:table-cell table:style-name="ce8" table:formula="of:=IF([Original.BI43] = &quot;&quot;;&quot;&quot;;[Original.BI43]+[Original.DT43])" office:value-type="float" office:value="-1900">
            <text:p>-1900</text:p>
          </table:table-cell>
          <table:table-cell table:style-name="ce8" table:formula="of:=IF([Original.BJ43] = &quot;&quot;;&quot;&quot;;[Original.BJ43]+[Original.DU43])" office:value-type="float" office:value="-1900">
            <text:p>-1900</text:p>
          </table:table-cell>
          <table:table-cell table:style-name="ce8" table:formula="of:=IF([Original.BK43] = &quot;&quot;;&quot;&quot;;[Original.BK43]+[Original.DV43])" office:value-type="float" office:value="-1900">
            <text:p>-1900</text:p>
          </table:table-cell>
          <table:table-cell table:style-name="ce8" table:formula="of:=IF([Original.BL43] = &quot;&quot;;&quot;&quot;;[Original.BL43]+[Original.DW43])" office:value-type="float" office:value="-1900">
            <text:p>-1900</text:p>
          </table:table-cell>
          <table:table-cell table:style-name="ce8" table:formula="of:=IF([Original.BM43] = &quot;&quot;;&quot;&quot;;[Original.BM43])" office:value-type="float" office:value="-1900">
            <text:p>-1900</text:p>
          </table:table-cell>
          <table:table-cell table:style-name="ce8" table:formula="of:=IF([Original.BN43] = &quot;&quot;;&quot;&quot;;[Original.BN43]+[Original.DR43])" office:value-type="float" office:value="-2900">
            <text:p>-2900</text:p>
          </table:table-cell>
          <table:table-cell table:style-name="ce8" table:formula="of:=IF([Original.BO43] = &quot;&quot;;&quot;&quot;;[Original.BO43]+[Original.DS43])" office:value-type="float" office:value="-2900">
            <text:p>-2900</text:p>
          </table:table-cell>
          <table:table-cell table:style-name="ce8" table:formula="of:=IF([Original.BP43] = &quot;&quot;;&quot;&quot;;[Original.BP43]+[Original.DT43])" office:value-type="float" office:value="-2900">
            <text:p>-2900</text:p>
          </table:table-cell>
          <table:table-cell table:style-name="ce8" table:formula="of:=IF([Original.BQ43] = &quot;&quot;;&quot;&quot;;[Original.BQ43]+[Original.DU43])" office:value-type="float" office:value="-2900">
            <text:p>-2900</text:p>
          </table:table-cell>
          <table:table-cell table:style-name="ce8" table:formula="of:=IF([Original.BR43] = &quot;&quot;;&quot;&quot;;[Original.BR43]+[Original.DV43])" office:value-type="float" office:value="-2900">
            <text:p>-2900</text:p>
          </table:table-cell>
          <table:table-cell table:style-name="ce8" table:formula="of:=IF([Original.BS43] = &quot;&quot;;&quot;&quot;;[Original.BS43]+[Original.DW43])" office:value-type="float" office:value="-2900">
            <text:p>-2900</text:p>
          </table:table-cell>
          <table:table-cell table:style-name="ce8" table:formula="of:=IF([Original.BT43] = &quot;&quot;;&quot;&quot;;[Original.BT43])" office:value-type="float" office:value="-2900">
            <text:p>-2900</text:p>
          </table:table-cell>
          <table:table-cell table:style-name="ce8" table:formula="of:=IF([Original.BU43] = &quot;&quot;;&quot;&quot;;[Original.BU43])" office:value-type="string" office:string-value="u">
            <text:p>u</text:p>
          </table:table-cell>
          <table:table-cell table:style-name="ce8" table:formula="of:=IF([Original.BV43] = &quot;&quot;;&quot;&quot;;[Original.BV43])" office:value-type="string" office:string-value="u">
            <text:p>u</text:p>
          </table:table-cell>
          <table:table-cell table:style-name="ce8" table:formula="of:=IF([Original.BW43] = &quot;&quot;;&quot;&quot;;[Original.BW43])" office:value-type="string" office:string-value="u">
            <text:p>u</text:p>
          </table:table-cell>
          <table:table-cell table:style-name="ce8" table:formula="of:=IF([Original.BX43] = &quot;&quot;;&quot;&quot;;[Original.BX43])" office:value-type="string" office:string-value="u">
            <text:p>u</text:p>
          </table:table-cell>
          <table:table-cell table:style-name="ce8" table:formula="of:=IF([Original.BY43] = &quot;&quot;;&quot;&quot;;[Original.BY43])" office:value-type="string" office:string-value="u">
            <text:p>u</text:p>
          </table:table-cell>
          <table:table-cell table:style-name="ce8" table:formula="of:=IF([Original.BZ43] = &quot;&quot;;&quot;&quot;;[Original.BZ43])" office:value-type="string" office:string-value="u">
            <text:p>u</text:p>
          </table:table-cell>
          <table:table-cell table:style-name="ce8" table:formula="of:=IF([Original.CA43] = &quot;&quot;;&quot;&quot;;[Original.CA43])" office:value-type="string" office:string-value="u">
            <text:p>u</text:p>
          </table:table-cell>
          <table:table-cell table:style-name="ce8" table:formula="of:=IF([Original.CB43] = &quot;&quot;;&quot;&quot;;[Original.CB43])" office:value-type="string" office:string-value="u">
            <text:p>u</text:p>
          </table:table-cell>
          <table:table-cell table:style-name="ce8" table:formula="of:=IF([Original.CC43] = &quot;&quot;;&quot;&quot;;[Original.CC43])" office:value-type="string" office:string-value="u">
            <text:p>u</text:p>
          </table:table-cell>
          <table:table-cell table:style-name="ce8" table:formula="of:=IF([Original.CD43] = &quot;&quot;;&quot;&quot;;[Original.CD43])" office:value-type="string" office:string-value="u">
            <text:p>u</text:p>
          </table:table-cell>
          <table:table-cell table:style-name="ce8" table:formula="of:=IF([Original.CE43] = &quot;&quot;;&quot;&quot;;[Original.CE43])" office:value-type="string" office:string-value="u">
            <text:p>u</text:p>
          </table:table-cell>
          <table:table-cell table:style-name="ce8" table:formula="of:=IF([Original.CF43] = &quot;&quot;;&quot;&quot;;[Original.CF43])" office:value-type="string" office:string-value="u">
            <text:p>u</text:p>
          </table:table-cell>
          <table:table-cell table:style-name="ce8" table:formula="of:=IF([Original.CG43] = &quot;&quot;;&quot;&quot;;[Original.CG43])" office:value-type="string" office:string-value="u">
            <text:p>u</text:p>
          </table:table-cell>
          <table:table-cell table:style-name="ce8" table:formula="of:=IF([Original.CH43] = &quot;&quot;;&quot;&quot;;[Original.CH43])" office:value-type="string" office:string-value="u">
            <text:p>u</text:p>
          </table:table-cell>
          <table:table-cell table:style-name="ce8" table:formula="of:=IF([Original.CI43] = &quot;&quot;;&quot;&quot;;[Original.CI43])" office:value-type="string" office:string-value="u">
            <text:p>u</text:p>
          </table:table-cell>
          <table:table-cell table:style-name="ce8" table:formula="of:=IF([Original.CJ43] = &quot;&quot;;&quot;&quot;;[Original.CJ43])" office:value-type="string" office:string-value="u">
            <text:p>u</text:p>
          </table:table-cell>
          <table:table-cell table:style-name="ce8" table:formula="of:=IF([Original.CK43] = &quot;&quot;;&quot;&quot;;[Original.CK43])" office:value-type="string" office:string-value="u">
            <text:p>u</text:p>
          </table:table-cell>
          <table:table-cell table:style-name="ce8" table:formula="of:=IF([Original.CL43] = &quot;&quot;;&quot;&quot;;[Original.CL43])" office:value-type="string" office:string-value="u">
            <text:p>u</text:p>
          </table:table-cell>
          <table:table-cell table:style-name="ce8" table:formula="of:=IF([Original.CM43] = &quot;&quot;;&quot;&quot;;[Original.CM43])" office:value-type="string" office:string-value="u">
            <text:p>u</text:p>
          </table:table-cell>
          <table:table-cell table:style-name="ce8" table:formula="of:=IF([Original.CN43] = &quot;&quot;;&quot;&quot;;[Original.CN43])" office:value-type="string" office:string-value="u">
            <text:p>u</text:p>
          </table:table-cell>
          <table:table-cell table:style-name="ce8" table:formula="of:=IF([Original.CO43] = &quot;&quot;;&quot;&quot;;[Original.CO43])" office:value-type="string" office:string-value="u">
            <text:p>u</text:p>
          </table:table-cell>
          <table:table-cell table:style-name="ce8" table:formula="of:=IF([Original.CP43] = &quot;&quot;;&quot;&quot;;[Original.CP43])" office:value-type="string" office:string-value="u">
            <text:p>u</text:p>
          </table:table-cell>
          <table:table-cell table:style-name="ce8" table:formula="of:=IF([Original.CQ43] = &quot;&quot;;&quot;&quot;;[Original.CQ43])" office:value-type="string" office:string-value="u">
            <text:p>u</text:p>
          </table:table-cell>
          <table:table-cell table:style-name="ce8" table:formula="of:=IF([Original.CR43] = &quot;&quot;;&quot;&quot;;[Original.CR43])" office:value-type="string" office:string-value="u">
            <text:p>u</text:p>
          </table:table-cell>
          <table:table-cell table:style-name="ce8" table:formula="of:=IF([Original.CS43] = &quot;&quot;;&quot;&quot;;[Original.CS43])" office:value-type="string" office:string-value="u">
            <text:p>u</text:p>
          </table:table-cell>
          <table:table-cell table:style-name="ce8" table:formula="of:=IF([Original.CT43] = &quot;&quot;;&quot;&quot;;[Original.CT43])" office:value-type="string" office:string-value="u">
            <text:p>u</text:p>
          </table:table-cell>
          <table:table-cell table:style-name="ce8" table:formula="of:=IF([Original.CU43] = &quot;&quot;;&quot;&quot;;[Original.CU43])" office:value-type="string" office:string-value="u">
            <text:p>u</text:p>
          </table:table-cell>
          <table:table-cell table:style-name="ce8" table:formula="of:=IF([Original.CV43] = &quot;&quot;;&quot;&quot;;[Original.CV43])" office:value-type="string" office:string-value="u">
            <text:p>u</text:p>
          </table:table-cell>
          <table:table-cell table:style-name="ce8" table:formula="of:=IF([Original.CW43] = &quot;&quot;;&quot;&quot;;[Original.CW43])" office:value-type="string" office:string-value="u">
            <text:p>u</text:p>
          </table:table-cell>
          <table:table-cell table:style-name="ce8" table:formula="of:=IF([Original.CX43] = &quot;&quot;;&quot;&quot;;[Original.CX43])" office:value-type="string" office:string-value="u">
            <text:p>u</text:p>
          </table:table-cell>
          <table:table-cell table:style-name="ce8" table:formula="of:=IF([Original.CY43] = &quot;&quot;;&quot;&quot;;[Original.CY43])" office:value-type="string" office:string-value="u">
            <text:p>u</text:p>
          </table:table-cell>
          <table:table-cell table:style-name="ce8" table:formula="of:=IF([Original.CZ43] = &quot;&quot;;&quot;&quot;;[Original.CZ43])" office:value-type="string" office:string-value="u">
            <text:p>u</text:p>
          </table:table-cell>
          <table:table-cell table:style-name="ce8" table:formula="of:=IF([Original.DA43] = &quot;&quot;;&quot;&quot;;[Original.DA43])" office:value-type="string" office:string-value="u">
            <text:p>u</text:p>
          </table:table-cell>
          <table:table-cell table:style-name="ce8" table:formula="of:=IF([Original.DB43] = &quot;&quot;;&quot;&quot;;[Original.DB43])" office:value-type="string" office:string-value="u">
            <text:p>u</text:p>
          </table:table-cell>
          <table:table-cell table:style-name="ce8" table:formula="of:=IF([Original.DC43] = &quot;&quot;;&quot;&quot;;[Original.DC43])" office:value-type="string" office:string-value="u">
            <text:p>u</text:p>
          </table:table-cell>
          <table:table-cell table:style-name="ce8" table:formula="of:=IF([Original.DD43] = &quot;&quot;;&quot;&quot;;[Original.DD43])" office:value-type="string" office:string-value="u">
            <text:p>u</text:p>
          </table:table-cell>
          <table:table-cell table:style-name="ce8" table:formula="of:=IF([Original.DE43] = &quot;&quot;;&quot;&quot;;[Original.DE43])" office:value-type="string" office:string-value="u">
            <text:p>u</text:p>
          </table:table-cell>
          <table:table-cell table:style-name="ce8" table:formula="of:=IF([Original.DF43] = &quot;&quot;;&quot;&quot;;[Original.DF43])" office:value-type="string" office:string-value="u">
            <text:p>u</text:p>
          </table:table-cell>
          <table:table-cell table:style-name="ce8" table:formula="of:=IF([Original.DG43] = &quot;&quot;;&quot;&quot;;[Original.DG43])" office:value-type="string" office:string-value="u">
            <text:p>u</text:p>
          </table:table-cell>
          <table:table-cell table:style-name="ce8" table:formula="of:=IF([Original.DH43] = &quot;&quot;;&quot;&quot;;[Original.DH43])" office:value-type="string" office:string-value="u">
            <text:p>u</text:p>
          </table:table-cell>
          <table:table-cell table:style-name="ce8" table:formula="of:=IF([Original.DI43] = &quot;&quot;;&quot;&quot;;[Original.DI43])" office:value-type="string" office:string-value="u">
            <text:p>u</text:p>
          </table:table-cell>
          <table:table-cell table:style-name="ce8" table:formula="of:=IF([Original.DJ43] = &quot;&quot;;&quot;&quot;;[Original.DJ43])" office:value-type="string" office:string-value="u">
            <text:p>u</text:p>
          </table:table-cell>
          <table:table-cell table:style-name="ce8" table:formula="of:=IF([Original.DK43] = &quot;&quot;;&quot;&quot;;[Original.DK43])" office:value-type="string" office:string-value="u">
            <text:p>u</text:p>
          </table:table-cell>
          <table:table-cell table:style-name="ce8" table:formula="of:=IF([Original.DL43] = &quot;&quot;;&quot;&quot;;[Original.DL43])" office:value-type="string" office:string-value="u">
            <text:p>u</text:p>
          </table:table-cell>
          <table:table-cell table:style-name="ce8" table:formula="of:=IF([Original.DM43] = &quot;&quot;;&quot;&quot;;[Original.DM43])" office:value-type="string" office:string-value="u">
            <text:p>u</text:p>
          </table:table-cell>
          <table:table-cell table:style-name="ce8" table:formula="of:=IF([Original.DN43] = &quot;&quot;;&quot;&quot;;[Original.DN43])" office:value-type="string" office:string-value="u">
            <text:p>u</text:p>
          </table:table-cell>
          <table:table-cell table:style-name="ce8" table:formula="of:=IF([Original.DO43] = &quot;&quot;;&quot;&quot;;[Original.DO43])" office:value-type="string" office:string-value="u">
            <text:p>u</text:p>
          </table:table-cell>
          <table:table-cell table:style-name="ce8" table:formula="of:=IF([Original.DP43] = &quot;&quot;;&quot;&quot;;[Original.DP43])" office:value-type="string" office:string-value="u">
            <text:p>u</text:p>
          </table:table-cell>
          <table:table-cell table:style-name="ce17" table:formula="of:=IF([Original.DQ43] = &quot;&quot;;&quot;&quot;;[Original.DQ43])" office:value-type="string" office:string-value="u">
            <text:p>u</text:p>
          </table:table-cell>
          <table:table-cell table:number-columns-repeated="820"/>
        </table:table-row>
        <table:table-row table:style-name="ro1">
          <table:table-cell table:style-name="ce22" table:formula="of:=IF([Original.A44] = &quot;&quot;;&quot;&quot;;[Original.A44])" office:value-type="float" office:value="3150">
            <text:p>3150</text:p>
          </table:table-cell>
          <table:table-cell table:style-name="ce9" table:formula="of:=IF([Original.B44] = &quot;&quot;;&quot;&quot;;[Original.B44])" office:value-type="string" office:string-value="u">
            <text:p>u</text:p>
          </table:table-cell>
          <table:table-cell table:style-name="ce9" table:formula="of:=IF([Original.C44] = &quot;&quot;;&quot;&quot;;[Original.C44])" office:value-type="string" office:string-value="u">
            <text:p>u</text:p>
          </table:table-cell>
          <table:table-cell table:style-name="ce9" table:formula="of:=IF([Original.D44] = &quot;&quot;;&quot;&quot;;[Original.D44])" office:value-type="string" office:string-value="u">
            <text:p>u</text:p>
          </table:table-cell>
          <table:table-cell table:style-name="ce9" table:formula="of:=IF([Original.E44] = &quot;&quot;;&quot;&quot;;[Original.E44])" office:value-type="string" office:string-value="u">
            <text:p>u</text:p>
          </table:table-cell>
          <table:table-cell table:style-name="ce9" table:formula="of:=IF([Original.F44] = &quot;&quot;;&quot;&quot;;[Original.F44])" office:value-type="float" office:value="520">
            <text:p>520</text:p>
          </table:table-cell>
          <table:table-cell table:style-name="ce9" table:formula="of:=IF([Original.G44] = &quot;&quot;;&quot;&quot;;[Original.G44])" office:value-type="float" office:value="290">
            <text:p>290</text:p>
          </table:table-cell>
          <table:table-cell table:style-name="ce9" table:formula="of:=IF([Original.H44] = &quot;&quot;;&quot;&quot;;[Original.H44])" office:value-type="string" office:string-value="u">
            <text:p>u</text:p>
          </table:table-cell>
          <table:table-cell table:style-name="ce9" table:formula="of:=IF([Original.I44] = &quot;&quot;;&quot;&quot;;[Original.I44])" office:value-type="float" office:value="145">
            <text:p>145</text:p>
          </table:table-cell>
          <table:table-cell table:style-name="ce9" table:formula="of:=IF([Original.J44] = &quot;&quot;;&quot;&quot;;[Original.J44])" office:value-type="string" office:string-value="u">
            <text:p>u</text:p>
          </table:table-cell>
          <table:table-cell table:style-name="ce9" table:formula="of:=IF([Original.K44] = &quot;&quot;;&quot;&quot;;[Original.K44])" office:value-type="float" office:value="38">
            <text:p>38</text:p>
          </table:table-cell>
          <table:table-cell table:style-name="ce9" table:formula="of:=IF([Original.L44] = &quot;&quot;;&quot;&quot;;[Original.L44])" office:value-type="float" office:value="0">
            <text:p>0</text:p>
          </table:table-cell>
          <table:table-cell table:style-name="ce9" table:formula="of:=IF([Original.M44] = &quot;&quot;;&quot;&quot;;[Original.M44])" office:value-type="string" office:string-value="JS">
            <text:p>JS</text:p>
          </table:table-cell>
          <table:table-cell table:style-name="ce9" table:formula="of:=IF([Original.N44] = &quot;&quot;;&quot;&quot;;[Original.N44])" office:value-type="string" office:string-value="u">
            <text:p>u</text:p>
          </table:table-cell>
          <table:table-cell table:style-name="ce9" table:formula="of:=IF([Original.O44] = &quot;&quot;;&quot;&quot;;[Original.O44])" office:value-type="string" office:string-value="u">
            <text:p>u</text:p>
          </table:table-cell>
          <table:table-cell table:style-name="ce9" table:formula="of:=IF([Original.P44] = &quot;&quot;;&quot;&quot;;[Original.P44])" office:value-type="string" office:string-value="u">
            <text:p>u</text:p>
          </table:table-cell>
          <table:table-cell table:style-name="ce9" table:formula="of:=IF([Original.Q44] = &quot;&quot;;&quot;&quot;;[Original.Q44]+[Original.DR44])" office:value-type="float" office:value="0">
            <text:p>0</text:p>
          </table:table-cell>
          <table:table-cell table:style-name="ce9" table:formula="of:=IF([Original.R44] = &quot;&quot;;&quot;&quot;;[Original.R44]+[Original.DS44])" office:value-type="float" office:value="0">
            <text:p>0</text:p>
          </table:table-cell>
          <table:table-cell table:style-name="ce9" table:formula="of:=IF([Original.S44] = &quot;&quot;;&quot;&quot;;[Original.S44]+[Original.DT44])" office:value-type="float" office:value="0">
            <text:p>0</text:p>
          </table:table-cell>
          <table:table-cell table:style-name="ce9" table:formula="of:=IF([Original.T44] = &quot;&quot;;&quot;&quot;;[Original.T44]+[Original.DU44])" office:value-type="float" office:value="0">
            <text:p>0</text:p>
          </table:table-cell>
          <table:table-cell table:style-name="ce9" table:formula="of:=IF([Original.U44] = &quot;&quot;;&quot;&quot;;[Original.U44]+[Original.DV44])" office:value-type="float" office:value="0">
            <text:p>0</text:p>
          </table:table-cell>
          <table:table-cell table:style-name="ce9" table:formula="of:=IF([Original.V44] = &quot;&quot;;&quot;&quot;;[Original.V44]+[Original.DW44])" office:value-type="float" office:value="0">
            <text:p>0</text:p>
          </table:table-cell>
          <table:table-cell table:style-name="ce9" table:formula="of:=IF([Original.W44] = &quot;&quot;;&quot;&quot;;[Original.W44])" office:value-type="string" office:string-value="u">
            <text:p>u</text:p>
          </table:table-cell>
          <table:table-cell table:style-name="ce9" table:formula="of:=IF([Original.X44] = &quot;&quot;;&quot;&quot;;[Original.X44]+[Original.DR44])" office:value-type="float" office:value="-76">
            <text:p>-76</text:p>
          </table:table-cell>
          <table:table-cell table:style-name="ce9" table:formula="of:=IF([Original.Y44] = &quot;&quot;;&quot;&quot;;[Original.Y44]+[Original.DS44])" office:value-type="float" office:value="-76">
            <text:p>-76</text:p>
          </table:table-cell>
          <table:table-cell table:style-name="ce9" table:formula="of:=IF([Original.Z44] = &quot;&quot;;&quot;&quot;;[Original.Z44]+[Original.DT44])" office:value-type="float" office:value="-76">
            <text:p>-76</text:p>
          </table:table-cell>
          <table:table-cell table:style-name="ce9" table:formula="of:=IF([Original.AA44] = &quot;&quot;;&quot;&quot;;[Original.AA44]+[Original.DU44])" office:value-type="float" office:value="-76">
            <text:p>-76</text:p>
          </table:table-cell>
          <table:table-cell table:style-name="ce9" table:formula="of:=IF([Original.AB44] = &quot;&quot;;&quot;&quot;;[Original.AB44]+[Original.DV44])" office:value-type="float" office:value="-76">
            <text:p>-76</text:p>
          </table:table-cell>
          <table:table-cell table:style-name="ce9" table:formula="of:=IF([Original.AC44] = &quot;&quot;;&quot;&quot;;[Original.AC44]+[Original.DW44])" office:value-type="float" office:value="-76">
            <text:p>-76</text:p>
          </table:table-cell>
          <table:table-cell table:style-name="ce9" table:formula="of:=IF([Original.AD44] = &quot;&quot;;&quot;&quot;;[Original.AD44])" office:value-type="float" office:value="-76">
            <text:p>-76</text:p>
          </table:table-cell>
          <table:table-cell table:style-name="ce9" table:formula="of:=IF([Original.AE44] = &quot;&quot;;&quot;&quot;;[Original.AE44]+[Original.DR44])" office:value-type="float" office:value="-135">
            <text:p>-135</text:p>
          </table:table-cell>
          <table:table-cell table:style-name="ce9" table:formula="of:=IF([Original.AF44] = &quot;&quot;;&quot;&quot;;[Original.AF44]+[Original.DS44])" office:value-type="float" office:value="-135">
            <text:p>-135</text:p>
          </table:table-cell>
          <table:table-cell table:style-name="ce9" table:formula="of:=IF([Original.AG44] = &quot;&quot;;&quot;&quot;;[Original.AG44]+[Original.DT44])" office:value-type="float" office:value="-135">
            <text:p>-135</text:p>
          </table:table-cell>
          <table:table-cell table:style-name="ce9" table:formula="of:=IF([Original.AH44] = &quot;&quot;;&quot;&quot;;[Original.AH44]+[Original.DU44])" office:value-type="float" office:value="-135">
            <text:p>-135</text:p>
          </table:table-cell>
          <table:table-cell table:style-name="ce9" table:formula="of:=IF([Original.AI44] = &quot;&quot;;&quot;&quot;;[Original.AI44]+[Original.DV44])" office:value-type="float" office:value="-135">
            <text:p>-135</text:p>
          </table:table-cell>
          <table:table-cell table:style-name="ce9" table:formula="of:=IF([Original.AJ44] = &quot;&quot;;&quot;&quot;;[Original.AJ44]+[Original.DW44])" office:value-type="float" office:value="-135">
            <text:p>-135</text:p>
          </table:table-cell>
          <table:table-cell table:style-name="ce9" table:formula="of:=IF([Original.AK44] = &quot;&quot;;&quot;&quot;;[Original.AK44])" office:value-type="float" office:value="-135">
            <text:p>-135</text:p>
          </table:table-cell>
          <table:table-cell table:style-name="ce9" table:formula="of:=IF([Original.AL44] = &quot;&quot;;&quot;&quot;;[Original.AL44]+[Original.DR44])" office:value-type="float" office:value="-240">
            <text:p>-240</text:p>
          </table:table-cell>
          <table:table-cell table:style-name="ce9" table:formula="of:=IF([Original.AM44] = &quot;&quot;;&quot;&quot;;[Original.AM44]+[Original.DS44])" office:value-type="float" office:value="-240">
            <text:p>-240</text:p>
          </table:table-cell>
          <table:table-cell table:style-name="ce9" table:formula="of:=IF([Original.AN44] = &quot;&quot;;&quot;&quot;;[Original.AN44]+[Original.DT44])" office:value-type="float" office:value="-240">
            <text:p>-240</text:p>
          </table:table-cell>
          <table:table-cell table:style-name="ce9" table:formula="of:=IF([Original.AO44] = &quot;&quot;;&quot;&quot;;[Original.AO44]+[Original.DU44])" office:value-type="float" office:value="-240">
            <text:p>-240</text:p>
          </table:table-cell>
          <table:table-cell table:style-name="ce9" table:formula="of:=IF([Original.AP44] = &quot;&quot;;&quot;&quot;;[Original.AP44]+[Original.DV44])" office:value-type="float" office:value="-240">
            <text:p>-240</text:p>
          </table:table-cell>
          <table:table-cell table:style-name="ce9" table:formula="of:=IF([Original.AQ44] = &quot;&quot;;&quot;&quot;;[Original.AQ44]+[Original.DW44])" office:value-type="float" office:value="-240">
            <text:p>-240</text:p>
          </table:table-cell>
          <table:table-cell table:style-name="ce9" table:formula="of:=IF([Original.AR44] = &quot;&quot;;&quot;&quot;;[Original.AR44])" office:value-type="float" office:value="-240">
            <text:p>-240</text:p>
          </table:table-cell>
          <table:table-cell table:style-name="ce9" table:formula="of:=IF([Original.AS44] = &quot;&quot;;&quot;&quot;;[Original.AS44]+[Original.DR44])" office:value-type="float" office:value="-580">
            <text:p>-580</text:p>
          </table:table-cell>
          <table:table-cell table:style-name="ce9" table:formula="of:=IF([Original.AT44] = &quot;&quot;;&quot;&quot;;[Original.AT44]+[Original.DS44])" office:value-type="float" office:value="-580">
            <text:p>-580</text:p>
          </table:table-cell>
          <table:table-cell table:style-name="ce9" table:formula="of:=IF([Original.AU44] = &quot;&quot;;&quot;&quot;;[Original.AU44]+[Original.DT44])" office:value-type="float" office:value="-580">
            <text:p>-580</text:p>
          </table:table-cell>
          <table:table-cell table:style-name="ce9" table:formula="of:=IF([Original.AV44] = &quot;&quot;;&quot;&quot;;[Original.AV44]+[Original.DU44])" office:value-type="float" office:value="-580">
            <text:p>-580</text:p>
          </table:table-cell>
          <table:table-cell table:style-name="ce9" table:formula="of:=IF([Original.AW44] = &quot;&quot;;&quot;&quot;;[Original.AW44]+[Original.DV44])" office:value-type="float" office:value="-580">
            <text:p>-580</text:p>
          </table:table-cell>
          <table:table-cell table:style-name="ce9" table:formula="of:=IF([Original.AX44] = &quot;&quot;;&quot;&quot;;[Original.AX44]+[Original.DW44])" office:value-type="float" office:value="-580">
            <text:p>-580</text:p>
          </table:table-cell>
          <table:table-cell table:style-name="ce9" table:formula="of:=IF([Original.AY44] = &quot;&quot;;&quot;&quot;;[Original.AY44])" office:value-type="float" office:value="-580">
            <text:p>-580</text:p>
          </table:table-cell>
          <table:table-cell table:style-name="ce9" table:formula="of:=IF([Original.AZ44] = &quot;&quot;;&quot;&quot;;[Original.AZ44]+[Original.DR44])" office:value-type="float" office:value="-1400">
            <text:p>-1400</text:p>
          </table:table-cell>
          <table:table-cell table:style-name="ce9" table:formula="of:=IF([Original.BA44] = &quot;&quot;;&quot;&quot;;[Original.BA44]+[Original.DS44])" office:value-type="float" office:value="-1400">
            <text:p>-1400</text:p>
          </table:table-cell>
          <table:table-cell table:style-name="ce9" table:formula="of:=IF([Original.BB44] = &quot;&quot;;&quot;&quot;;[Original.BB44]+[Original.DT44])" office:value-type="float" office:value="-1400">
            <text:p>-1400</text:p>
          </table:table-cell>
          <table:table-cell table:style-name="ce9" table:formula="of:=IF([Original.BC44] = &quot;&quot;;&quot;&quot;;[Original.BC44]+[Original.DU44])" office:value-type="float" office:value="-1400">
            <text:p>-1400</text:p>
          </table:table-cell>
          <table:table-cell table:style-name="ce9" table:formula="of:=IF([Original.BD44] = &quot;&quot;;&quot;&quot;;[Original.BD44]+[Original.DV44])" office:value-type="float" office:value="-1400">
            <text:p>-1400</text:p>
          </table:table-cell>
          <table:table-cell table:style-name="ce9" table:formula="of:=IF([Original.BE44] = &quot;&quot;;&quot;&quot;;[Original.BE44]+[Original.DW44])" office:value-type="float" office:value="-1400">
            <text:p>-1400</text:p>
          </table:table-cell>
          <table:table-cell table:style-name="ce9" table:formula="of:=IF([Original.BF44] = &quot;&quot;;&quot;&quot;;[Original.BF44])" office:value-type="float" office:value="-1400">
            <text:p>-1400</text:p>
          </table:table-cell>
          <table:table-cell table:style-name="ce9" table:formula="of:=IF([Original.BG44] = &quot;&quot;;&quot;&quot;;[Original.BG44]+[Original.DR44])" office:value-type="float" office:value="-2100">
            <text:p>-2100</text:p>
          </table:table-cell>
          <table:table-cell table:style-name="ce9" table:formula="of:=IF([Original.BH44] = &quot;&quot;;&quot;&quot;;[Original.BH44]+[Original.DS44])" office:value-type="float" office:value="-2100">
            <text:p>-2100</text:p>
          </table:table-cell>
          <table:table-cell table:style-name="ce9" table:formula="of:=IF([Original.BI44] = &quot;&quot;;&quot;&quot;;[Original.BI44]+[Original.DT44])" office:value-type="float" office:value="-2100">
            <text:p>-2100</text:p>
          </table:table-cell>
          <table:table-cell table:style-name="ce9" table:formula="of:=IF([Original.BJ44] = &quot;&quot;;&quot;&quot;;[Original.BJ44]+[Original.DU44])" office:value-type="float" office:value="-2100">
            <text:p>-2100</text:p>
          </table:table-cell>
          <table:table-cell table:style-name="ce9" table:formula="of:=IF([Original.BK44] = &quot;&quot;;&quot;&quot;;[Original.BK44]+[Original.DV44])" office:value-type="float" office:value="-2100">
            <text:p>-2100</text:p>
          </table:table-cell>
          <table:table-cell table:style-name="ce9" table:formula="of:=IF([Original.BL44] = &quot;&quot;;&quot;&quot;;[Original.BL44]+[Original.DW44])" office:value-type="float" office:value="-2100">
            <text:p>-2100</text:p>
          </table:table-cell>
          <table:table-cell table:style-name="ce9" table:formula="of:=IF([Original.BM44] = &quot;&quot;;&quot;&quot;;[Original.BM44])" office:value-type="float" office:value="-2100">
            <text:p>-2100</text:p>
          </table:table-cell>
          <table:table-cell table:style-name="ce9" table:formula="of:=IF([Original.BN44] = &quot;&quot;;&quot;&quot;;[Original.BN44]+[Original.DR44])" office:value-type="float" office:value="-3200">
            <text:p>-3200</text:p>
          </table:table-cell>
          <table:table-cell table:style-name="ce9" table:formula="of:=IF([Original.BO44] = &quot;&quot;;&quot;&quot;;[Original.BO44]+[Original.DS44])" office:value-type="float" office:value="-3200">
            <text:p>-3200</text:p>
          </table:table-cell>
          <table:table-cell table:style-name="ce9" table:formula="of:=IF([Original.BP44] = &quot;&quot;;&quot;&quot;;[Original.BP44]+[Original.DT44])" office:value-type="float" office:value="-3200">
            <text:p>-3200</text:p>
          </table:table-cell>
          <table:table-cell table:style-name="ce9" table:formula="of:=IF([Original.BQ44] = &quot;&quot;;&quot;&quot;;[Original.BQ44]+[Original.DU44])" office:value-type="float" office:value="-3200">
            <text:p>-3200</text:p>
          </table:table-cell>
          <table:table-cell table:style-name="ce9" table:formula="of:=IF([Original.BR44] = &quot;&quot;;&quot;&quot;;[Original.BR44]+[Original.DV44])" office:value-type="float" office:value="-3200">
            <text:p>-3200</text:p>
          </table:table-cell>
          <table:table-cell table:style-name="ce9" table:formula="of:=IF([Original.BS44] = &quot;&quot;;&quot;&quot;;[Original.BS44]+[Original.DW44])" office:value-type="float" office:value="-3200">
            <text:p>-3200</text:p>
          </table:table-cell>
          <table:table-cell table:style-name="ce9" table:formula="of:=IF([Original.BT44] = &quot;&quot;;&quot;&quot;;[Original.BT44])" office:value-type="float" office:value="-3200">
            <text:p>-3200</text:p>
          </table:table-cell>
          <table:table-cell table:style-name="ce9" table:formula="of:=IF([Original.BU44] = &quot;&quot;;&quot;&quot;;[Original.BU44])" office:value-type="string" office:string-value="u">
            <text:p>u</text:p>
          </table:table-cell>
          <table:table-cell table:style-name="ce9" table:formula="of:=IF([Original.BV44] = &quot;&quot;;&quot;&quot;;[Original.BV44])" office:value-type="string" office:string-value="u">
            <text:p>u</text:p>
          </table:table-cell>
          <table:table-cell table:style-name="ce9" table:formula="of:=IF([Original.BW44] = &quot;&quot;;&quot;&quot;;[Original.BW44])" office:value-type="string" office:string-value="u">
            <text:p>u</text:p>
          </table:table-cell>
          <table:table-cell table:style-name="ce9" table:formula="of:=IF([Original.BX44] = &quot;&quot;;&quot;&quot;;[Original.BX44])" office:value-type="string" office:string-value="u">
            <text:p>u</text:p>
          </table:table-cell>
          <table:table-cell table:style-name="ce9" table:formula="of:=IF([Original.BY44] = &quot;&quot;;&quot;&quot;;[Original.BY44])" office:value-type="string" office:string-value="u">
            <text:p>u</text:p>
          </table:table-cell>
          <table:table-cell table:style-name="ce9" table:formula="of:=IF([Original.BZ44] = &quot;&quot;;&quot;&quot;;[Original.BZ44])" office:value-type="string" office:string-value="u">
            <text:p>u</text:p>
          </table:table-cell>
          <table:table-cell table:style-name="ce9" table:formula="of:=IF([Original.CA44] = &quot;&quot;;&quot;&quot;;[Original.CA44])" office:value-type="string" office:string-value="u">
            <text:p>u</text:p>
          </table:table-cell>
          <table:table-cell table:style-name="ce9" table:formula="of:=IF([Original.CB44] = &quot;&quot;;&quot;&quot;;[Original.CB44])" office:value-type="string" office:string-value="u">
            <text:p>u</text:p>
          </table:table-cell>
          <table:table-cell table:style-name="ce9" table:formula="of:=IF([Original.CC44] = &quot;&quot;;&quot;&quot;;[Original.CC44])" office:value-type="string" office:string-value="u">
            <text:p>u</text:p>
          </table:table-cell>
          <table:table-cell table:style-name="ce9" table:formula="of:=IF([Original.CD44] = &quot;&quot;;&quot;&quot;;[Original.CD44])" office:value-type="string" office:string-value="u">
            <text:p>u</text:p>
          </table:table-cell>
          <table:table-cell table:style-name="ce9" table:formula="of:=IF([Original.CE44] = &quot;&quot;;&quot;&quot;;[Original.CE44])" office:value-type="string" office:string-value="u">
            <text:p>u</text:p>
          </table:table-cell>
          <table:table-cell table:style-name="ce9" table:formula="of:=IF([Original.CF44] = &quot;&quot;;&quot;&quot;;[Original.CF44])" office:value-type="string" office:string-value="u">
            <text:p>u</text:p>
          </table:table-cell>
          <table:table-cell table:style-name="ce9" table:formula="of:=IF([Original.CG44] = &quot;&quot;;&quot;&quot;;[Original.CG44])" office:value-type="string" office:string-value="u">
            <text:p>u</text:p>
          </table:table-cell>
          <table:table-cell table:style-name="ce9" table:formula="of:=IF([Original.CH44] = &quot;&quot;;&quot;&quot;;[Original.CH44])" office:value-type="string" office:string-value="u">
            <text:p>u</text:p>
          </table:table-cell>
          <table:table-cell table:style-name="ce9" table:formula="of:=IF([Original.CI44] = &quot;&quot;;&quot;&quot;;[Original.CI44])" office:value-type="string" office:string-value="u">
            <text:p>u</text:p>
          </table:table-cell>
          <table:table-cell table:style-name="ce9" table:formula="of:=IF([Original.CJ44] = &quot;&quot;;&quot;&quot;;[Original.CJ44])" office:value-type="string" office:string-value="u">
            <text:p>u</text:p>
          </table:table-cell>
          <table:table-cell table:style-name="ce9" table:formula="of:=IF([Original.CK44] = &quot;&quot;;&quot;&quot;;[Original.CK44])" office:value-type="string" office:string-value="u">
            <text:p>u</text:p>
          </table:table-cell>
          <table:table-cell table:style-name="ce9" table:formula="of:=IF([Original.CL44] = &quot;&quot;;&quot;&quot;;[Original.CL44])" office:value-type="string" office:string-value="u">
            <text:p>u</text:p>
          </table:table-cell>
          <table:table-cell table:style-name="ce9" table:formula="of:=IF([Original.CM44] = &quot;&quot;;&quot;&quot;;[Original.CM44])" office:value-type="string" office:string-value="u">
            <text:p>u</text:p>
          </table:table-cell>
          <table:table-cell table:style-name="ce9" table:formula="of:=IF([Original.CN44] = &quot;&quot;;&quot;&quot;;[Original.CN44])" office:value-type="string" office:string-value="u">
            <text:p>u</text:p>
          </table:table-cell>
          <table:table-cell table:style-name="ce9" table:formula="of:=IF([Original.CO44] = &quot;&quot;;&quot;&quot;;[Original.CO44])" office:value-type="string" office:string-value="u">
            <text:p>u</text:p>
          </table:table-cell>
          <table:table-cell table:style-name="ce9" table:formula="of:=IF([Original.CP44] = &quot;&quot;;&quot;&quot;;[Original.CP44])" office:value-type="string" office:string-value="u">
            <text:p>u</text:p>
          </table:table-cell>
          <table:table-cell table:style-name="ce9" table:formula="of:=IF([Original.CQ44] = &quot;&quot;;&quot;&quot;;[Original.CQ44])" office:value-type="string" office:string-value="u">
            <text:p>u</text:p>
          </table:table-cell>
          <table:table-cell table:style-name="ce9" table:formula="of:=IF([Original.CR44] = &quot;&quot;;&quot;&quot;;[Original.CR44])" office:value-type="string" office:string-value="u">
            <text:p>u</text:p>
          </table:table-cell>
          <table:table-cell table:style-name="ce9" table:formula="of:=IF([Original.CS44] = &quot;&quot;;&quot;&quot;;[Original.CS44])" office:value-type="string" office:string-value="u">
            <text:p>u</text:p>
          </table:table-cell>
          <table:table-cell table:style-name="ce9" table:formula="of:=IF([Original.CT44] = &quot;&quot;;&quot;&quot;;[Original.CT44])" office:value-type="string" office:string-value="u">
            <text:p>u</text:p>
          </table:table-cell>
          <table:table-cell table:style-name="ce9" table:formula="of:=IF([Original.CU44] = &quot;&quot;;&quot;&quot;;[Original.CU44])" office:value-type="string" office:string-value="u">
            <text:p>u</text:p>
          </table:table-cell>
          <table:table-cell table:style-name="ce9" table:formula="of:=IF([Original.CV44] = &quot;&quot;;&quot;&quot;;[Original.CV44])" office:value-type="string" office:string-value="u">
            <text:p>u</text:p>
          </table:table-cell>
          <table:table-cell table:style-name="ce9" table:formula="of:=IF([Original.CW44] = &quot;&quot;;&quot;&quot;;[Original.CW44])" office:value-type="string" office:string-value="u">
            <text:p>u</text:p>
          </table:table-cell>
          <table:table-cell table:style-name="ce9" table:formula="of:=IF([Original.CX44] = &quot;&quot;;&quot;&quot;;[Original.CX44])" office:value-type="string" office:string-value="u">
            <text:p>u</text:p>
          </table:table-cell>
          <table:table-cell table:style-name="ce9" table:formula="of:=IF([Original.CY44] = &quot;&quot;;&quot;&quot;;[Original.CY44])" office:value-type="string" office:string-value="u">
            <text:p>u</text:p>
          </table:table-cell>
          <table:table-cell table:style-name="ce9" table:formula="of:=IF([Original.CZ44] = &quot;&quot;;&quot;&quot;;[Original.CZ44])" office:value-type="string" office:string-value="u">
            <text:p>u</text:p>
          </table:table-cell>
          <table:table-cell table:style-name="ce9" table:formula="of:=IF([Original.DA44] = &quot;&quot;;&quot;&quot;;[Original.DA44])" office:value-type="string" office:string-value="u">
            <text:p>u</text:p>
          </table:table-cell>
          <table:table-cell table:style-name="ce9" table:formula="of:=IF([Original.DB44] = &quot;&quot;;&quot;&quot;;[Original.DB44])" office:value-type="string" office:string-value="u">
            <text:p>u</text:p>
          </table:table-cell>
          <table:table-cell table:style-name="ce9" table:formula="of:=IF([Original.DC44] = &quot;&quot;;&quot;&quot;;[Original.DC44])" office:value-type="string" office:string-value="u">
            <text:p>u</text:p>
          </table:table-cell>
          <table:table-cell table:style-name="ce9" table:formula="of:=IF([Original.DD44] = &quot;&quot;;&quot;&quot;;[Original.DD44])" office:value-type="string" office:string-value="u">
            <text:p>u</text:p>
          </table:table-cell>
          <table:table-cell table:style-name="ce9" table:formula="of:=IF([Original.DE44] = &quot;&quot;;&quot;&quot;;[Original.DE44])" office:value-type="string" office:string-value="u">
            <text:p>u</text:p>
          </table:table-cell>
          <table:table-cell table:style-name="ce9" table:formula="of:=IF([Original.DF44] = &quot;&quot;;&quot;&quot;;[Original.DF44])" office:value-type="string" office:string-value="u">
            <text:p>u</text:p>
          </table:table-cell>
          <table:table-cell table:style-name="ce9" table:formula="of:=IF([Original.DG44] = &quot;&quot;;&quot;&quot;;[Original.DG44])" office:value-type="string" office:string-value="u">
            <text:p>u</text:p>
          </table:table-cell>
          <table:table-cell table:style-name="ce9" table:formula="of:=IF([Original.DH44] = &quot;&quot;;&quot;&quot;;[Original.DH44])" office:value-type="string" office:string-value="u">
            <text:p>u</text:p>
          </table:table-cell>
          <table:table-cell table:style-name="ce9" table:formula="of:=IF([Original.DI44] = &quot;&quot;;&quot;&quot;;[Original.DI44])" office:value-type="string" office:string-value="u">
            <text:p>u</text:p>
          </table:table-cell>
          <table:table-cell table:style-name="ce9" table:formula="of:=IF([Original.DJ44] = &quot;&quot;;&quot;&quot;;[Original.DJ44])" office:value-type="string" office:string-value="u">
            <text:p>u</text:p>
          </table:table-cell>
          <table:table-cell table:style-name="ce9" table:formula="of:=IF([Original.DK44] = &quot;&quot;;&quot;&quot;;[Original.DK44])" office:value-type="string" office:string-value="u">
            <text:p>u</text:p>
          </table:table-cell>
          <table:table-cell table:style-name="ce9" table:formula="of:=IF([Original.DL44] = &quot;&quot;;&quot;&quot;;[Original.DL44])" office:value-type="string" office:string-value="u">
            <text:p>u</text:p>
          </table:table-cell>
          <table:table-cell table:style-name="ce9" table:formula="of:=IF([Original.DM44] = &quot;&quot;;&quot;&quot;;[Original.DM44])" office:value-type="string" office:string-value="u">
            <text:p>u</text:p>
          </table:table-cell>
          <table:table-cell table:style-name="ce9" table:formula="of:=IF([Original.DN44] = &quot;&quot;;&quot;&quot;;[Original.DN44])" office:value-type="string" office:string-value="u">
            <text:p>u</text:p>
          </table:table-cell>
          <table:table-cell table:style-name="ce9" table:formula="of:=IF([Original.DO44] = &quot;&quot;;&quot;&quot;;[Original.DO44])" office:value-type="string" office:string-value="u">
            <text:p>u</text:p>
          </table:table-cell>
          <table:table-cell table:style-name="ce9" table:formula="of:=IF([Original.DP44] = &quot;&quot;;&quot;&quot;;[Original.DP44])" office:value-type="string" office:string-value="u">
            <text:p>u</text:p>
          </table:table-cell>
          <table:table-cell table:style-name="ce18" table:formula="of:=IF([Original.DQ44] = &quot;&quot;;&quot;&quot;;[Original.DQ44])" office:value-type="string" office:string-value="u">
            <text:p>u</text:p>
          </table:table-cell>
          <table:table-cell table:number-columns-repeated="820"/>
        </table:table-row>
        <table:table-row table:style-name="ro1" table:number-rows-repeated="65491">
          <table:table-cell table:number-columns-repeated="941"/>
        </table:table-row>
        <table:table-row table:style-name="ro1">
          <table:table-cell table:number-columns-repeated="9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.05.2010</text:date>, <text:time>21:15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5T11:53:36</meta:creation-date>
    <dc:date>2010-05-25T21:15:42</dc:date>
    <meta:editing-duration>PT07H58M26S</meta:editing-duration>
    <meta:editing-cycles>6</meta:editing-cycles>
    <meta:generator>OpenOffice.org/3.2$Unix OpenOffice.org_project/320m12$Build-9483</meta:generator>
    <meta:document-statistic meta:table-count="2" meta:cell-count="10912" meta:object-count="0"/>
  </office:meta>
</office:document-meta>
</file>